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11.7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6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(280, 75445)</text:p>
          </table:table-cell>
          <table:table-cell office:value-type="string" calcext:value-type="string">
            <text:p>(568, 39715)</text:p>
          </table:table-cell>
          <table:table-cell office:value-type="string" calcext:value-type="string">
            <text:p>(840, 58732)</text:p>
          </table:table-cell>
          <table:table-cell office:value-type="string" calcext:value-type="string">
            <text:p>(1200, 1509)</text:p>
          </table:table-cell>
          <table:table-cell office:value-type="string" calcext:value-type="string">
            <text:p>(4442, 34345)</text:p>
          </table:table-cell>
          <table:table-cell office:value-type="string" calcext:value-type="string">
            <text:p>(6610, 56520)</text:p>
          </table:table-cell>
          <table:table-cell office:value-type="string" calcext:value-type="string">
            <text:p>(6774, 10555)</text:p>
          </table:table-cell>
          <table:table-cell office:value-type="string" calcext:value-type="string">
            <text:p>(9861, 87560)</text:p>
          </table:table-cell>
          <table:table-cell office:value-type="string" calcext:value-type="string">
            <text:p>(13012, 23566)</text:p>
          </table:table-cell>
          <table:table-cell office:value-type="string" calcext:value-type="string">
            <text:p>(13952, 96764)</text:p>
          </table:table-cell>
          <table:table-cell office:value-type="string" calcext:value-type="string">
            <text:p>(16290, 55428)</text:p>
          </table:table-cell>
          <table:table-cell office:value-type="string" calcext:value-type="string">
            <text:p>(16836, 45789)</text:p>
          </table:table-cell>
          <table:table-cell office:value-type="string" calcext:value-type="string">
            <text:p>(19260, 42824)</text:p>
          </table:table-cell>
          <table:table-cell office:value-type="string" calcext:value-type="string">
            <text:p>(21068, 80078)</text:p>
          </table:table-cell>
          <table:table-cell office:value-type="string" calcext:value-type="string">
            <text:p>(21755, 68305)</text:p>
          </table:table-cell>
          <table:table-cell office:value-type="string" calcext:value-type="string">
            <text:p>(21952, 90347)</text:p>
          </table:table-cell>
          <table:table-cell office:value-type="string" calcext:value-type="string">
            <text:p>(21995, 91303)</text:p>
          </table:table-cell>
          <table:table-cell office:value-type="string" calcext:value-type="string">
            <text:p>(22128, 30219)</text:p>
          </table:table-cell>
          <table:table-cell office:value-type="string" calcext:value-type="string">
            <text:p>(23673, 40113)</text:p>
          </table:table-cell>
          <table:table-cell office:value-type="string" calcext:value-type="string">
            <text:p>(24197, 73180)</text:p>
          </table:table-cell>
          <table:table-cell office:value-type="string" calcext:value-type="string">
            <text:p>(24497, 12191)</text:p>
          </table:table-cell>
          <table:table-cell office:value-type="string" calcext:value-type="string">
            <text:p>(25124, 68013)</text:p>
          </table:table-cell>
          <table:table-cell office:value-type="string" calcext:value-type="string">
            <text:p>(25919, 88243)</text:p>
          </table:table-cell>
          <table:table-cell office:value-type="string" calcext:value-type="string">
            <text:p>(26574, 83066)</text:p>
          </table:table-cell>
          <table:table-cell office:value-type="string" calcext:value-type="string">
            <text:p>(26929, 96181)</text:p>
          </table:table-cell>
          <table:table-cell office:value-type="string" calcext:value-type="string">
            <text:p>(28312, 8089)</text:p>
          </table:table-cell>
          <table:table-cell office:value-type="string" calcext:value-type="string">
            <text:p>(28480, 36173)</text:p>
          </table:table-cell>
          <table:table-cell office:value-type="string" calcext:value-type="string">
            <text:p>(28741, 25856)</text:p>
          </table:table-cell>
          <table:table-cell office:value-type="string" calcext:value-type="string">
            <text:p>(31244, 41344)</text:p>
          </table:table-cell>
          <table:table-cell office:value-type="string" calcext:value-type="string">
            <text:p>(32574, 86831)</text:p>
          </table:table-cell>
          <table:table-cell office:value-type="string" calcext:value-type="string">
            <text:p>(33391, 94980)</text:p>
          </table:table-cell>
          <table:table-cell office:value-type="string" calcext:value-type="string">
            <text:p>(34759, 6281)</text:p>
          </table:table-cell>
          <table:table-cell office:value-type="string" calcext:value-type="string">
            <text:p>(34761, 49966)</text:p>
          </table:table-cell>
          <table:table-cell office:value-type="string" calcext:value-type="string">
            <text:p>(35000, 33183)</text:p>
          </table:table-cell>
          <table:table-cell office:value-type="string" calcext:value-type="string">
            <text:p>(36368, 61109)</text:p>
          </table:table-cell>
          <table:table-cell office:value-type="string" calcext:value-type="string">
            <text:p>(36532, 65935)</text:p>
          </table:table-cell>
          <table:table-cell office:value-type="string" calcext:value-type="string">
            <text:p>(37747, 1246)</text:p>
          </table:table-cell>
          <table:table-cell office:value-type="string" calcext:value-type="string">
            <text:p>(38318, 96749)</text:p>
          </table:table-cell>
          <table:table-cell office:value-type="string" calcext:value-type="string">
            <text:p>(39114, 10791)</text:p>
          </table:table-cell>
          <table:table-cell office:value-type="string" calcext:value-type="string">
            <text:p>(39123, 245)</text:p>
          </table:table-cell>
          <table:table-cell office:value-type="string" calcext:value-type="string">
            <text:p>(39233, 78346)</text:p>
          </table:table-cell>
          <table:table-cell office:value-type="string" calcext:value-type="string">
            <text:p>(39950, 38301)</text:p>
          </table:table-cell>
          <table:table-cell office:value-type="string" calcext:value-type="string">
            <text:p>(42040, 87491)</text:p>
          </table:table-cell>
          <table:table-cell office:value-type="string" calcext:value-type="string">
            <text:p>(42499, 35352)</text:p>
          </table:table-cell>
          <table:table-cell office:value-type="string" calcext:value-type="string">
            <text:p>(42650, 29666)</text:p>
          </table:table-cell>
          <table:table-cell office:value-type="string" calcext:value-type="string">
            <text:p>(44698, 67123)</text:p>
          </table:table-cell>
          <table:table-cell office:value-type="string" calcext:value-type="string">
            <text:p>(46285, 91328)</text:p>
          </table:table-cell>
          <table:table-cell office:value-type="string" calcext:value-type="string">
            <text:p>(47264, 46982)</text:p>
          </table:table-cell>
          <table:table-cell office:value-type="string" calcext:value-type="string">
            <text:p>(49188, 42373)</text:p>
          </table:table-cell>
          <table:table-cell office:value-type="string" calcext:value-type="string">
            <text:p>(51863, 88562)</text:p>
          </table:table-cell>
          <table:table-cell office:value-type="string" calcext:value-type="string">
            <text:p>(52980, 2206)</text:p>
          </table:table-cell>
          <table:table-cell office:value-type="string" calcext:value-type="string">
            <text:p>(53258, 80936)</text:p>
          </table:table-cell>
          <table:table-cell office:value-type="string" calcext:value-type="string">
            <text:p>(55459, 82104)</text:p>
          </table:table-cell>
          <table:table-cell office:value-type="string" calcext:value-type="string">
            <text:p>(55600, 16543)</text:p>
          </table:table-cell>
          <table:table-cell office:value-type="string" calcext:value-type="string">
            <text:p>(55794, 10570)</text:p>
          </table:table-cell>
          <table:table-cell office:value-type="string" calcext:value-type="string">
            <text:p>(56185, 77356)</text:p>
          </table:table-cell>
          <table:table-cell office:value-type="string" calcext:value-type="string">
            <text:p>(56246, 88233)</text:p>
          </table:table-cell>
          <table:table-cell office:value-type="string" calcext:value-type="string">
            <text:p>(58228, 59419)</text:p>
          </table:table-cell>
          <table:table-cell office:value-type="string" calcext:value-type="string">
            <text:p>(59457, 55740)</text:p>
          </table:table-cell>
          <table:table-cell office:value-type="string" calcext:value-type="string">
            <text:p>(60201, 4781)</text:p>
          </table:table-cell>
          <table:table-cell office:value-type="string" calcext:value-type="string">
            <text:p>(62256, 61422)</text:p>
          </table:table-cell>
          <table:table-cell office:value-type="string" calcext:value-type="string">
            <text:p>(64735, 38324)</text:p>
          </table:table-cell>
          <table:table-cell office:value-type="string" calcext:value-type="string">
            <text:p>(64889, 8567)</text:p>
          </table:table-cell>
          <table:table-cell office:value-type="string" calcext:value-type="string">
            <text:p>(65032, 26084)</text:p>
          </table:table-cell>
          <table:table-cell office:value-type="string" calcext:value-type="string">
            <text:p>(65906, 97511)</text:p>
          </table:table-cell>
          <table:table-cell office:value-type="string" calcext:value-type="string">
            <text:p>(66124, 96710)</text:p>
          </table:table-cell>
          <table:table-cell office:value-type="string" calcext:value-type="string">
            <text:p>(69169, 45266)</text:p>
          </table:table-cell>
          <table:table-cell office:value-type="string" calcext:value-type="string">
            <text:p>(71140, 25779)</text:p>
          </table:table-cell>
          <table:table-cell office:value-type="string" calcext:value-type="string">
            <text:p>(71599, 28955)</text:p>
          </table:table-cell>
          <table:table-cell office:value-type="string" calcext:value-type="string">
            <text:p>(71971, 24410)</text:p>
          </table:table-cell>
          <table:table-cell office:value-type="string" calcext:value-type="string">
            <text:p>(72765, 32201)</text:p>
          </table:table-cell>
          <table:table-cell office:value-type="string" calcext:value-type="string">
            <text:p>(73901, 18483)</text:p>
          </table:table-cell>
          <table:table-cell office:value-type="string" calcext:value-type="string">
            <text:p>(75067, 42564)</text:p>
          </table:table-cell>
          <table:table-cell office:value-type="string" calcext:value-type="string">
            <text:p>(75515, 47930)</text:p>
          </table:table-cell>
          <table:table-cell office:value-type="string" calcext:value-type="string">
            <text:p>(76440, 3858)</text:p>
          </table:table-cell>
          <table:table-cell office:value-type="string" calcext:value-type="string">
            <text:p>(77513, 57384)</text:p>
          </table:table-cell>
          <table:table-cell office:value-type="string" calcext:value-type="string">
            <text:p>(79260, 85408)</text:p>
          </table:table-cell>
          <table:table-cell office:value-type="string" calcext:value-type="string">
            <text:p>(80096, 45984)</text:p>
          </table:table-cell>
          <table:table-cell office:value-type="string" calcext:value-type="string">
            <text:p>(80375, 67337)</text:p>
          </table:table-cell>
          <table:table-cell office:value-type="string" calcext:value-type="string">
            <text:p>(81129, 20109)</text:p>
          </table:table-cell>
          <table:table-cell office:value-type="string" calcext:value-type="string">
            <text:p>(81951, 73172)</text:p>
          </table:table-cell>
          <table:table-cell office:value-type="string" calcext:value-type="string">
            <text:p>(83158, 24254)</text:p>
          </table:table-cell>
          <table:table-cell office:value-type="string" calcext:value-type="string">
            <text:p>(84240, 59843)</text:p>
          </table:table-cell>
          <table:table-cell office:value-type="string" calcext:value-type="string">
            <text:p>(84726, 81227)</text:p>
          </table:table-cell>
          <table:table-cell office:value-type="string" calcext:value-type="string">
            <text:p>(84834, 9731)</text:p>
          </table:table-cell>
          <table:table-cell office:value-type="string" calcext:value-type="string">
            <text:p>(86339, 20056)</text:p>
          </table:table-cell>
          <table:table-cell office:value-type="string" calcext:value-type="string">
            <text:p>(86840, 64432)</text:p>
          </table:table-cell>
          <table:table-cell office:value-type="string" calcext:value-type="string">
            <text:p>(87133, 57885)</text:p>
          </table:table-cell>
          <table:table-cell office:value-type="string" calcext:value-type="string">
            <text:p>(87393, 65465)</text:p>
          </table:table-cell>
          <table:table-cell office:value-type="string" calcext:value-type="string">
            <text:p>(87397, 47268)</text:p>
          </table:table-cell>
          <table:table-cell office:value-type="string" calcext:value-type="string">
            <text:p>(87836, 98681)</text:p>
          </table:table-cell>
          <table:table-cell office:value-type="string" calcext:value-type="string">
            <text:p>(88839, 65447)</text:p>
          </table:table-cell>
          <table:table-cell office:value-type="string" calcext:value-type="string">
            <text:p>(90509, 76834)</text:p>
          </table:table-cell>
          <table:table-cell office:value-type="string" calcext:value-type="string">
            <text:p>(91573, 59050)</text:p>
          </table:table-cell>
          <table:table-cell office:value-type="string" calcext:value-type="string">
            <text:p>(93207, 79919)</text:p>
          </table:table-cell>
          <table:table-cell office:value-type="string" calcext:value-type="string">
            <text:p>(93237, 99312)</text:p>
          </table:table-cell>
          <table:table-cell office:value-type="string" calcext:value-type="string">
            <text:p>(93702, 34352)</text:p>
          </table:table-cell>
          <table:table-cell office:value-type="string" calcext:value-type="string">
            <text:p>(96226, 91336)</text:p>
          </table:table-cell>
          <table:table-cell office:value-type="string" calcext:value-type="string">
            <text:p>(96578, 40974)</text:p>
          </table:table-cell>
          <table:table-cell office:value-type="string" calcext:value-type="string">
            <text:p>(99723, 2331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693, 71717)</text:p>
          </table:table-cell>
          <table:table-cell office:value-type="float" office:value="19720553" calcext:value-type="float">
            <text:p>19720553</text:p>
          </table:table-cell>
          <table:table-cell office:value-type="float" office:value="1028643629" calcext:value-type="float">
            <text:p>1028643629</text:p>
          </table:table-cell>
          <table:table-cell office:value-type="float" office:value="172043834" calcext:value-type="float">
            <text:p>172043834</text:p>
          </table:table-cell>
          <table:table-cell office:value-type="float" office:value="4931392313" calcext:value-type="float">
            <text:p>4931392313</text:p>
          </table:table-cell>
          <table:table-cell office:value-type="float" office:value="1399725385" calcext:value-type="float">
            <text:p>1399725385</text:p>
          </table:table-cell>
          <table:table-cell office:value-type="float" office:value="246291698" calcext:value-type="float">
            <text:p>246291698</text:p>
          </table:table-cell>
          <table:table-cell office:value-type="float" office:value="3757444805" calcext:value-type="float">
            <text:p>3757444805</text:p>
          </table:table-cell>
          <table:table-cell office:value-type="float" office:value="302380873" calcext:value-type="float">
            <text:p>302380873</text:p>
          </table:table-cell>
          <table:table-cell office:value-type="float" office:value="2425000562" calcext:value-type="float">
            <text:p>2425000562</text:p>
          </table:table-cell>
          <table:table-cell office:value-type="float" office:value="754117290" calcext:value-type="float">
            <text:p>754117290</text:p>
          </table:table-cell>
          <table:table-cell office:value-type="float" office:value="450209930" calcext:value-type="float">
            <text:p>450209930</text:p>
          </table:table-cell>
          <table:table-cell office:value-type="float" office:value="872285633" calcext:value-type="float">
            <text:p>872285633</text:p>
          </table:table-cell>
          <table:table-cell office:value-type="float" office:value="1109270938" calcext:value-type="float">
            <text:p>1109270938</text:p>
          </table:table-cell>
          <table:table-cell office:value-type="float" office:value="407546946" calcext:value-type="float">
            <text:p>407546946</text:p>
          </table:table-cell>
          <table:table-cell office:value-type="float" office:value="375001588" calcext:value-type="float">
            <text:p>375001588</text:p>
          </table:table-cell>
          <table:table-cell office:value-type="float" office:value="717985981" calcext:value-type="float">
            <text:p>717985981</text:p>
          </table:table-cell>
          <table:table-cell office:value-type="float" office:value="756178600" calcext:value-type="float">
            <text:p>756178600</text:p>
          </table:table-cell>
          <table:table-cell office:value-type="float" office:value="2099803229" calcext:value-type="float">
            <text:p>2099803229</text:p>
          </table:table-cell>
          <table:table-cell office:value-type="float" office:value="1438973216" calcext:value-type="float">
            <text:p>1438973216</text:p>
          </table:table-cell>
          <table:table-cell office:value-type="float" office:value="464562385" calcext:value-type="float">
            <text:p>464562385</text:p>
          </table:table-cell>
          <table:table-cell office:value-type="float" office:value="4018759092" calcext:value-type="float">
            <text:p>4018759092</text:p>
          </table:table-cell>
          <table:table-cell office:value-type="float" office:value="516869377" calcext:value-type="float">
            <text:p>516869377</text:p>
          </table:table-cell>
          <table:table-cell office:value-type="float" office:value="812555752" calcext:value-type="float">
            <text:p>812555752</text:p>
          </table:table-cell>
          <table:table-cell office:value-type="float" office:value="699101962" calcext:value-type="float">
            <text:p>699101962</text:p>
          </table:table-cell>
          <table:table-cell office:value-type="float" office:value="1185870992" calcext:value-type="float">
            <text:p>1185870992</text:p>
          </table:table-cell>
          <table:table-cell office:value-type="float" office:value="4704855545" calcext:value-type="float">
            <text:p>4704855545</text:p>
          </table:table-cell>
          <table:table-cell office:value-type="float" office:value="1928345305" calcext:value-type="float">
            <text:p>1928345305</text:p>
          </table:table-cell>
          <table:table-cell office:value-type="float" office:value="2781729625" calcext:value-type="float">
            <text:p>2781729625</text:p>
          </table:table-cell>
          <table:table-cell office:value-type="float" office:value="1737678730" calcext:value-type="float">
            <text:p>1737678730</text:p>
          </table:table-cell>
          <table:table-cell office:value-type="float" office:value="1121307157" calcext:value-type="float">
            <text:p>1121307157</text:p>
          </table:table-cell>
          <table:table-cell office:value-type="float" office:value="1483534373" calcext:value-type="float">
            <text:p>1483534373</text:p>
          </table:table-cell>
          <table:table-cell office:value-type="float" office:value="5310098452" calcext:value-type="float">
            <text:p>5310098452</text:p>
          </table:table-cell>
          <table:table-cell office:value-type="float" office:value="1501462625" calcext:value-type="float">
            <text:p>1501462625</text:p>
          </table:table-cell>
          <table:table-cell office:value-type="float" office:value="2528611405" calcext:value-type="float">
            <text:p>2528611405</text:p>
          </table:table-cell>
          <table:table-cell office:value-type="float" office:value="1246535289" calcext:value-type="float">
            <text:p>1246535289</text:p>
          </table:table-cell>
          <table:table-cell office:value-type="float" office:value="1178509445" calcext:value-type="float">
            <text:p>1178509445</text:p>
          </table:table-cell>
          <table:table-cell office:value-type="float" office:value="6194944757" calcext:value-type="float">
            <text:p>6194944757</text:p>
          </table:table-cell>
          <table:table-cell office:value-type="float" office:value="1895741649" calcext:value-type="float">
            <text:p>1895741649</text:p>
          </table:table-cell>
          <table:table-cell office:value-type="float" office:value="5038466717" calcext:value-type="float">
            <text:p>5038466717</text:p>
          </table:table-cell>
          <table:table-cell office:value-type="float" office:value="6435391684" calcext:value-type="float">
            <text:p>6435391684</text:p>
          </table:table-cell>
          <table:table-cell office:value-type="float" office:value="1379115241" calcext:value-type="float">
            <text:p>1379115241</text:p>
          </table:table-cell>
          <table:table-cell office:value-type="float" office:value="2504713105" calcext:value-type="float">
            <text:p>2504713105</text:p>
          </table:table-cell>
          <table:table-cell office:value-type="float" office:value="1797005485" calcext:value-type="float">
            <text:p>1797005485</text:p>
          </table:table-cell>
          <table:table-cell office:value-type="float" office:value="2906930861" calcext:value-type="float">
            <text:p>2906930861</text:p>
          </table:table-cell>
          <table:table-cell office:value-type="float" office:value="3364848450" calcext:value-type="float">
            <text:p>3364848450</text:p>
          </table:table-cell>
          <table:table-cell office:value-type="float" office:value="1785524861" calcext:value-type="float">
            <text:p>1785524861</text:p>
          </table:table-cell>
          <table:table-cell office:value-type="float" office:value="2284853785" calcext:value-type="float">
            <text:p>2284853785</text:p>
          </table:table-cell>
          <table:table-cell office:value-type="float" office:value="2598394266" calcext:value-type="float">
            <text:p>2598394266</text:p>
          </table:table-cell>
          <table:table-cell office:value-type="float" office:value="3022855361" calcext:value-type="float">
            <text:p>3022855361</text:p>
          </table:table-cell>
          <table:table-cell office:value-type="float" office:value="2701442925" calcext:value-type="float">
            <text:p>2701442925</text:p>
          </table:table-cell>
          <table:table-cell office:value-type="float" office:value="7360561490" calcext:value-type="float">
            <text:p>7360561490</text:p>
          </table:table-cell>
          <table:table-cell office:value-type="float" office:value="2641809186" calcext:value-type="float">
            <text:p>2641809186</text:p>
          </table:table-cell>
          <table:table-cell office:value-type="float" office:value="2892140525" calcext:value-type="float">
            <text:p>2892140525</text:p>
          </table:table-cell>
          <table:table-cell office:value-type="float" office:value="5843320925" calcext:value-type="float">
            <text:p>5843320925</text:p>
          </table:table-cell>
          <table:table-cell office:value-type="float" office:value="6558671810" calcext:value-type="float">
            <text:p>6558671810</text:p>
          </table:table-cell>
          <table:table-cell office:value-type="float" office:value="2893192385" calcext:value-type="float">
            <text:p>2893192385</text:p>
          </table:table-cell>
          <table:table-cell office:value-type="float" office:value="3140702065" calcext:value-type="float">
            <text:p>3140702065</text:p>
          </table:table-cell>
          <table:table-cell office:value-type="float" office:value="3235377029" calcext:value-type="float">
            <text:p>3235377029</text:p>
          </table:table-cell>
          <table:table-cell office:value-type="float" office:value="3477416225" calcext:value-type="float">
            <text:p>3477416225</text:p>
          </table:table-cell>
          <table:table-cell office:value-type="float" office:value="7787598160" calcext:value-type="float">
            <text:p>7787598160</text:p>
          </table:table-cell>
          <table:table-cell office:value-type="float" office:value="3653737994" calcext:value-type="float">
            <text:p>3653737994</text:p>
          </table:table-cell>
          <table:table-cell office:value-type="float" office:value="4964302213" calcext:value-type="float">
            <text:p>4964302213</text:p>
          </table:table-cell>
          <table:table-cell office:value-type="float" office:value="7856264916" calcext:value-type="float">
            <text:p>7856264916</text:p>
          </table:table-cell>
          <table:table-cell office:value-type="float" office:value="5968521610" calcext:value-type="float">
            <text:p>5968521610</text:p>
          </table:table-cell>
          <table:table-cell office:value-type="float" office:value="4661213805" calcext:value-type="float">
            <text:p>4661213805</text:p>
          </table:table-cell>
          <table:table-cell office:value-type="float" office:value="4648141810" calcext:value-type="float">
            <text:p>4648141810</text:p>
          </table:table-cell>
          <table:table-cell office:value-type="float" office:value="5118713977" calcext:value-type="float">
            <text:p>5118713977</text:p>
          </table:table-cell>
          <table:table-cell office:value-type="float" office:value="6795291653" calcext:value-type="float">
            <text:p>6795291653</text:p>
          </table:table-cell>
          <table:table-cell office:value-type="float" office:value="6576625480" calcext:value-type="float">
            <text:p>6576625480</text:p>
          </table:table-cell>
          <table:table-cell office:value-type="float" office:value="7037393533" calcext:value-type="float">
            <text:p>7037393533</text:p>
          </table:table-cell>
          <table:table-cell office:value-type="float" office:value="6471599440" calcext:value-type="float">
            <text:p>6471599440</text:p>
          </table:table-cell>
          <table:table-cell office:value-type="float" office:value="7904438020" calcext:value-type="float">
            <text:p>7904438020</text:p>
          </table:table-cell>
          <table:table-cell office:value-type="float" office:value="6087893285" calcext:value-type="float">
            <text:p>6087893285</text:p>
          </table:table-cell>
          <table:table-cell office:value-type="float" office:value="5868865053" calcext:value-type="float">
            <text:p>5868865053</text:p>
          </table:table-cell>
          <table:table-cell office:value-type="float" office:value="10043463890" calcext:value-type="float">
            <text:p>10043463890</text:p>
          </table:table-cell>
          <table:table-cell office:value-type="float" office:value="5803467289" calcext:value-type="float">
            <text:p>5803467289</text:p>
          </table:table-cell>
          <table:table-cell office:value-type="float" office:value="6049948970" calcext:value-type="float">
            <text:p>6049948970</text:p>
          </table:table-cell>
          <table:table-cell office:value-type="float" office:value="6653411698" calcext:value-type="float">
            <text:p>6653411698</text:p>
          </table:table-cell>
          <table:table-cell office:value-type="float" office:value="6053677524" calcext:value-type="float">
            <text:p>6053677524</text:p>
          </table:table-cell>
          <table:table-cell office:value-type="float" office:value="8815591760" calcext:value-type="float">
            <text:p>8815591760</text:p>
          </table:table-cell>
          <table:table-cell office:value-type="float" office:value="6283947589" calcext:value-type="float">
            <text:p>6283947589</text:p>
          </table:table-cell>
          <table:table-cell office:value-type="float" office:value="8727352594" calcext:value-type="float">
            <text:p>8727352594</text:p>
          </table:table-cell>
          <table:table-cell office:value-type="float" office:value="6790905085" calcext:value-type="float">
            <text:p>6790905085</text:p>
          </table:table-cell>
          <table:table-cell office:value-type="float" office:value="6819853189" calcext:value-type="float">
            <text:p>6819853189</text:p>
          </table:table-cell>
          <table:table-cell office:value-type="float" office:value="10589408077" calcext:value-type="float">
            <text:p>10589408077</text:p>
          </table:table-cell>
          <table:table-cell office:value-type="float" office:value="9665512237" calcext:value-type="float">
            <text:p>9665512237</text:p>
          </table:table-cell>
          <table:table-cell office:value-type="float" office:value="7133788834" calcext:value-type="float">
            <text:p>7133788834</text:p>
          </table:table-cell>
          <table:table-cell office:value-type="float" office:value="7321437824" calcext:value-type="float">
            <text:p>7321437824</text:p>
          </table:table-cell>
          <table:table-cell office:value-type="float" office:value="7213177504" calcext:value-type="float">
            <text:p>7213177504</text:p>
          </table:table-cell>
          <table:table-cell office:value-type="float" office:value="7772521217" calcext:value-type="float">
            <text:p>7772521217</text:p>
          </table:table-cell>
          <table:table-cell office:value-type="float" office:value="7976387745" calcext:value-type="float">
            <text:p>7976387745</text:p>
          </table:table-cell>
          <table:table-cell office:value-type="float" office:value="7460446216" calcext:value-type="float">
            <text:p>7460446216</text:p>
          </table:table-cell>
          <table:table-cell office:value-type="float" office:value="7737833545" calcext:value-type="float">
            <text:p>7737833545</text:p>
          </table:table-cell>
          <table:table-cell office:value-type="float" office:value="8060107289" calcext:value-type="float">
            <text:p>8060107289</text:p>
          </table:table-cell>
          <table:table-cell office:value-type="float" office:value="8260057000" calcext:value-type="float">
            <text:p>8260057000</text:p>
          </table:table-cell>
          <table:table-cell office:value-type="float" office:value="8959699961" calcext:value-type="float">
            <text:p>8959699961</text:p>
          </table:table-cell>
          <table:table-cell office:value-type="float" office:value="9678781306" calcext:value-type="float">
            <text:p>9678781306</text:p>
          </table:table-cell>
          <table:table-cell office:value-type="float" office:value="9133327250" calcext:value-type="float">
            <text:p>9133327250</text:p>
          </table:table-cell>
          <table:table-cell office:value-type="float" office:value="9759525274" calcext:value-type="float">
            <text:p>9759525274</text:p>
          </table:table-cell>
          <table:table-cell office:value-type="float" office:value="11757671309" calcext:value-type="float">
            <text:p>11757671309</text:p>
          </table:table-cell>
          <table:table-cell office:value-type="string" calcext:value-type="string">
            <text:p><text:s/></text:p>
          </table:table-cell>
          <table:table-cell table:formula="of:=MIN([.B2:.CW2])" office:value-type="float" office:value="19720553" calcext:value-type="float">
            <text:p>19720553</text:p>
          </table:table-cell>
        </table:table-row>
        <table:table-row table:style-name="ro1">
          <table:table-cell office:value-type="string" calcext:value-type="string">
            <text:p>(3082, 66347)</text:p>
          </table:table-cell>
          <table:table-cell office:value-type="float" office:value="90624808" calcext:value-type="float">
            <text:p>90624808</text:p>
          </table:table-cell>
          <table:table-cell office:value-type="float" office:value="715583620" calcext:value-type="float">
            <text:p>715583620</text:p>
          </table:table-cell>
          <table:table-cell office:value-type="float" office:value="63014789" calcext:value-type="float">
            <text:p>63014789</text:p>
          </table:table-cell>
          <table:table-cell office:value-type="float" office:value="4207508168" calcext:value-type="float">
            <text:p>4207508168</text:p>
          </table:table-cell>
          <table:table-cell office:value-type="float" office:value="1025977604" calcext:value-type="float">
            <text:p>1025977604</text:p>
          </table:table-cell>
          <table:table-cell office:value-type="float" office:value="109016713" calcext:value-type="float">
            <text:p>109016713</text:p>
          </table:table-cell>
          <table:table-cell office:value-type="float" office:value="3126378128" calcext:value-type="float">
            <text:p>3126378128</text:p>
          </table:table-cell>
          <table:table-cell office:value-type="float" office:value="495946210" calcext:value-type="float">
            <text:p>495946210</text:p>
          </table:table-cell>
          <table:table-cell office:value-type="float" office:value="1928818861" calcext:value-type="float">
            <text:p>1928818861</text:p>
          </table:table-cell>
          <table:table-cell office:value-type="float" office:value="1043350789" calcext:value-type="float">
            <text:p>1043350789</text:p>
          </table:table-cell>
          <table:table-cell office:value-type="float" office:value="293675825" calcext:value-type="float">
            <text:p>293675825</text:p>
          </table:table-cell>
          <table:table-cell office:value-type="float" office:value="611803880" calcext:value-type="float">
            <text:p>611803880</text:p>
          </table:table-cell>
          <table:table-cell office:value-type="float" office:value="815059213" calcext:value-type="float">
            <text:p>815059213</text:p>
          </table:table-cell>
          <table:table-cell office:value-type="float" office:value="512036557" calcext:value-type="float">
            <text:p>512036557</text:p>
          </table:table-cell>
          <table:table-cell office:value-type="float" office:value="352514693" calcext:value-type="float">
            <text:p>352514693</text:p>
          </table:table-cell>
          <table:table-cell office:value-type="float" office:value="932076900" calcext:value-type="float">
            <text:p>932076900</text:p>
          </table:table-cell>
          <table:table-cell office:value-type="float" office:value="980503505" calcext:value-type="float">
            <text:p>980503505</text:p>
          </table:table-cell>
          <table:table-cell office:value-type="float" office:value="1667982500" calcext:value-type="float">
            <text:p>1667982500</text:p>
          </table:table-cell>
          <table:table-cell office:value-type="float" office:value="1112212037" calcext:value-type="float">
            <text:p>1112212037</text:p>
          </table:table-cell>
          <table:table-cell office:value-type="float" office:value="492533114" calcext:value-type="float">
            <text:p>492533114</text:p>
          </table:table-cell>
          <table:table-cell office:value-type="float" office:value="3391474561" calcext:value-type="float">
            <text:p>3391474561</text:p>
          </table:table-cell>
          <table:table-cell office:value-type="float" office:value="488625320" calcext:value-type="float">
            <text:p>488625320</text:p>
          </table:table-cell>
          <table:table-cell office:value-type="float" office:value="1000963385" calcext:value-type="float">
            <text:p>1000963385</text:p>
          </table:table-cell>
          <table:table-cell office:value-type="float" office:value="831399025" calcext:value-type="float">
            <text:p>831399025</text:p>
          </table:table-cell>
          <table:table-cell office:value-type="float" office:value="1458746965" calcext:value-type="float">
            <text:p>1458746965</text:p>
          </table:table-cell>
          <table:table-cell office:value-type="float" office:value="4030547464" calcext:value-type="float">
            <text:p>4030547464</text:p>
          </table:table-cell>
          <table:table-cell office:value-type="float" office:value="1555528680" calcext:value-type="float">
            <text:p>1555528680</text:p>
          </table:table-cell>
          <table:table-cell office:value-type="float" office:value="2297905362" calcext:value-type="float">
            <text:p>2297905362</text:p>
          </table:table-cell>
          <table:table-cell office:value-type="float" office:value="1418248253" calcext:value-type="float">
            <text:p>1418248253</text:p>
          </table:table-cell>
          <table:table-cell office:value-type="float" office:value="1289372320" calcext:value-type="float">
            <text:p>1289372320</text:p>
          </table:table-cell>
          <table:table-cell office:value-type="float" office:value="1738484170" calcext:value-type="float">
            <text:p>1738484170</text:p>
          </table:table-cell>
          <table:table-cell office:value-type="float" office:value="4611356685" calcext:value-type="float">
            <text:p>4611356685</text:p>
          </table:table-cell>
          <table:table-cell office:value-type="float" office:value="1271896202" calcext:value-type="float">
            <text:p>1271896202</text:p>
          </table:table-cell>
          <table:table-cell office:value-type="float" office:value="2118609620" calcext:value-type="float">
            <text:p>2118609620</text:p>
          </table:table-cell>
          <table:table-cell office:value-type="float" office:value="1135394440" calcext:value-type="float">
            <text:p>1135394440</text:p>
          </table:table-cell>
          <table:table-cell office:value-type="float" office:value="1119072244" calcext:value-type="float">
            <text:p>1119072244</text:p>
          </table:table-cell>
          <table:table-cell office:value-type="float" office:value="5439802426" calcext:value-type="float">
            <text:p>5439802426</text:p>
          </table:table-cell>
          <table:table-cell office:value-type="float" office:value="2165857300" calcext:value-type="float">
            <text:p>2165857300</text:p>
          </table:table-cell>
          <table:table-cell office:value-type="float" office:value="4384774160" calcext:value-type="float">
            <text:p>4384774160</text:p>
          </table:table-cell>
          <table:table-cell office:value-type="float" office:value="5668428085" calcext:value-type="float">
            <text:p>5668428085</text:p>
          </table:table-cell>
          <table:table-cell office:value-type="float" office:value="1450870802" calcext:value-type="float">
            <text:p>1450870802</text:p>
          </table:table-cell>
          <table:table-cell office:value-type="float" office:value="2145827540" calcext:value-type="float">
            <text:p>2145827540</text:p>
          </table:table-cell>
          <table:table-cell office:value-type="float" office:value="1964794500" calcext:value-type="float">
            <text:p>1964794500</text:p>
          </table:table-cell>
          <table:table-cell office:value-type="float" office:value="2514389914" calcext:value-type="float">
            <text:p>2514389914</text:p>
          </table:table-cell>
          <table:table-cell office:value-type="float" office:value="2911122385" calcext:value-type="float">
            <text:p>2911122385</text:p>
          </table:table-cell>
          <table:table-cell office:value-type="float" office:value="1732493632" calcext:value-type="float">
            <text:p>1732493632</text:p>
          </table:table-cell>
          <table:table-cell office:value-type="float" office:value="2490549570" calcext:value-type="float">
            <text:p>2490549570</text:p>
          </table:table-cell>
          <table:table-cell office:value-type="float" office:value="2327052349" calcext:value-type="float">
            <text:p>2327052349</text:p>
          </table:table-cell>
          <table:table-cell office:value-type="float" office:value="2700515912" calcext:value-type="float">
            <text:p>2700515912</text:p>
          </table:table-cell>
          <table:table-cell office:value-type="float" office:value="2873092186" calcext:value-type="float">
            <text:p>2873092186</text:p>
          </table:table-cell>
          <table:table-cell office:value-type="float" office:value="6603878285" calcext:value-type="float">
            <text:p>6603878285</text:p>
          </table:table-cell>
          <table:table-cell office:value-type="float" office:value="2730469897" calcext:value-type="float">
            <text:p>2730469897</text:p>
          </table:table-cell>
          <table:table-cell office:value-type="float" office:value="2991633178" calcext:value-type="float">
            <text:p>2991633178</text:p>
          </table:table-cell>
          <table:table-cell office:value-type="float" office:value="5238578740" calcext:value-type="float">
            <text:p>5238578740</text:p>
          </table:table-cell>
          <table:table-cell office:value-type="float" office:value="5889628673" calcext:value-type="float">
            <text:p>5889628673</text:p>
          </table:table-cell>
          <table:table-cell office:value-type="float" office:value="2941126690" calcext:value-type="float">
            <text:p>2941126690</text:p>
          </table:table-cell>
          <table:table-cell office:value-type="float" office:value="3305407892" calcext:value-type="float">
            <text:p>3305407892</text:p>
          </table:table-cell>
          <table:table-cell office:value-type="float" office:value="3089078500" calcext:value-type="float">
            <text:p>3089078500</text:p>
          </table:table-cell>
          <table:table-cell office:value-type="float" office:value="3290649074" calcext:value-type="float">
            <text:p>3290649074</text:p>
          </table:table-cell>
          <table:table-cell office:value-type="float" office:value="7052952517" calcext:value-type="float">
            <text:p>7052952517</text:p>
          </table:table-cell>
          <table:table-cell office:value-type="float" office:value="3525817901" calcext:value-type="float">
            <text:p>3525817901</text:p>
          </table:table-cell>
          <table:table-cell office:value-type="float" office:value="4586380938" calcext:value-type="float">
            <text:p>4586380938</text:p>
          </table:table-cell>
          <table:table-cell office:value-type="float" office:value="7158633649" calcext:value-type="float">
            <text:p>7158633649</text:p>
          </table:table-cell>
          <table:table-cell office:value-type="float" office:value="5458911669" calcext:value-type="float">
            <text:p>5458911669</text:p>
          </table:table-cell>
          <table:table-cell office:value-type="float" office:value="4918049872" calcext:value-type="float">
            <text:p>4918049872</text:p>
          </table:table-cell>
          <table:table-cell office:value-type="float" office:value="4896205533" calcext:value-type="float">
            <text:p>4896205533</text:p>
          </table:table-cell>
          <table:table-cell office:value-type="float" office:value="4811900130" calcext:value-type="float">
            <text:p>4811900130</text:p>
          </table:table-cell>
          <table:table-cell office:value-type="float" office:value="6277653988" calcext:value-type="float">
            <text:p>6277653988</text:p>
          </table:table-cell>
          <table:table-cell office:value-type="float" office:value="6092740953" calcext:value-type="float">
            <text:p>6092740953</text:p>
          </table:table-cell>
          <table:table-cell office:value-type="float" office:value="6504406290" calcext:value-type="float">
            <text:p>6504406290</text:p>
          </table:table-cell>
          <table:table-cell office:value-type="float" office:value="6021669805" calcext:value-type="float">
            <text:p>6021669805</text:p>
          </table:table-cell>
          <table:table-cell office:value-type="float" office:value="7306293257" calcext:value-type="float">
            <text:p>7306293257</text:p>
          </table:table-cell>
          <table:table-cell office:value-type="float" office:value="5747471314" calcext:value-type="float">
            <text:p>5747471314</text:p>
          </table:table-cell>
          <table:table-cell office:value-type="float" office:value="5585725378" calcext:value-type="float">
            <text:p>5585725378</text:p>
          </table:table-cell>
          <table:table-cell office:value-type="float" office:value="9286271285" calcext:value-type="float">
            <text:p>9286271285</text:p>
          </table:table-cell>
          <table:table-cell office:value-type="float" office:value="5620309130" calcext:value-type="float">
            <text:p>5620309130</text:p>
          </table:table-cell>
          <table:table-cell office:value-type="float" office:value="6166409405" calcext:value-type="float">
            <text:p>6166409405</text:p>
          </table:table-cell>
          <table:table-cell office:value-type="float" office:value="6345807965" calcext:value-type="float">
            <text:p>6345807965</text:p>
          </table:table-cell>
          <table:table-cell office:value-type="float" office:value="5975187949" calcext:value-type="float">
            <text:p>5975187949</text:p>
          </table:table-cell>
          <table:table-cell office:value-type="float" office:value="8229286853" calcext:value-type="float">
            <text:p>8229286853</text:p>
          </table:table-cell>
          <table:table-cell office:value-type="float" office:value="6266899786" calcext:value-type="float">
            <text:p>6266899786</text:p>
          </table:table-cell>
          <table:table-cell office:value-type="float" office:value="8183986425" calcext:value-type="float">
            <text:p>8183986425</text:p>
          </table:table-cell>
          <table:table-cell office:value-type="float" office:value="6628922980" calcext:value-type="float">
            <text:p>6628922980</text:p>
          </table:table-cell>
          <table:table-cell office:value-type="float" office:value="6887157136" calcext:value-type="float">
            <text:p>6887157136</text:p>
          </table:table-cell>
          <table:table-cell office:value-type="float" office:value="9888760960" calcext:value-type="float">
            <text:p>9888760960</text:p>
          </table:table-cell>
          <table:table-cell office:value-type="float" office:value="9074584730" calcext:value-type="float">
            <text:p>9074584730</text:p>
          </table:table-cell>
          <table:table-cell office:value-type="float" office:value="7019069789" calcext:value-type="float">
            <text:p>7019069789</text:p>
          </table:table-cell>
          <table:table-cell office:value-type="float" office:value="7136176045" calcext:value-type="float">
            <text:p>7136176045</text:p>
          </table:table-cell>
          <table:table-cell office:value-type="float" office:value="7109122645" calcext:value-type="float">
            <text:p>7109122645</text:p>
          </table:table-cell>
          <table:table-cell office:value-type="float" office:value="7473027466" calcext:value-type="float">
            <text:p>7473027466</text:p>
          </table:table-cell>
          <table:table-cell office:value-type="float" office:value="8228728072" calcext:value-type="float">
            <text:p>8228728072</text:p>
          </table:table-cell>
          <table:table-cell office:value-type="float" office:value="7355073049" calcext:value-type="float">
            <text:p>7355073049</text:p>
          </table:table-cell>
          <table:table-cell office:value-type="float" office:value="7753457498" calcext:value-type="float">
            <text:p>7753457498</text:p>
          </table:table-cell>
          <table:table-cell office:value-type="float" office:value="7883903290" calcext:value-type="float">
            <text:p>7883903290</text:p>
          </table:table-cell>
          <table:table-cell office:value-type="float" office:value="8306714809" calcext:value-type="float">
            <text:p>8306714809</text:p>
          </table:table-cell>
          <table:table-cell office:value-type="float" office:value="9214615250" calcext:value-type="float">
            <text:p>9214615250</text:p>
          </table:table-cell>
          <table:table-cell office:value-type="float" office:value="9235664425" calcext:value-type="float">
            <text:p>9235664425</text:p>
          </table:table-cell>
          <table:table-cell office:value-type="float" office:value="9300254857" calcext:value-type="float">
            <text:p>9300254857</text:p>
          </table:table-cell>
          <table:table-cell office:value-type="float" office:value="9385291145" calcext:value-type="float">
            <text:p>9385291145</text:p>
          </table:table-cell>
          <table:table-cell office:value-type="float" office:value="11191321970" calcext:value-type="float">
            <text:p>11191321970</text:p>
          </table:table-cell>
          <table:table-cell office:value-type="string" calcext:value-type="string">
            <text:p><text:s/></text:p>
          </table:table-cell>
          <table:table-cell table:formula="of:=MIN([.B3:.CW3])" office:value-type="float" office:value="63014789" calcext:value-type="float">
            <text:p>63014789</text:p>
          </table:table-cell>
        </table:table-row>
        <table:table-row table:style-name="ro1">
          <table:table-cell office:value-type="string" calcext:value-type="string">
            <text:p>(5047, 35554)</text:p>
          </table:table-cell>
          <table:table-cell office:value-type="float" office:value="1614016170" calcext:value-type="float">
            <text:p>1614016170</text:p>
          </table:table-cell>
          <table:table-cell office:value-type="float" office:value="37375362" calcext:value-type="float">
            <text:p>37375362</text:p>
          </table:table-cell>
          <table:table-cell office:value-type="float" office:value="554918533" calcext:value-type="float">
            <text:p>554918533</text:p>
          </table:table-cell>
          <table:table-cell office:value-type="float" office:value="1173861434" calcext:value-type="float">
            <text:p>1173861434</text:p>
          </table:table-cell>
          <table:table-cell office:value-type="float" office:value="1827706" calcext:value-type="float">
            <text:p>1827706</text:p>
          </table:table-cell>
          <table:table-cell office:value-type="float" office:value="442016125" calcext:value-type="float">
            <text:p>442016125</text:p>
          </table:table-cell>
          <table:table-cell office:value-type="float" office:value="627932530" calcext:value-type="float">
            <text:p>627932530</text:p>
          </table:table-cell>
          <table:table-cell office:value-type="float" office:value="2727798632" calcext:value-type="float">
            <text:p>2727798632</text:p>
          </table:table-cell>
          <table:table-cell office:value-type="float" office:value="207153369" calcext:value-type="float">
            <text:p>207153369</text:p>
          </table:table-cell>
          <table:table-cell office:value-type="float" office:value="3825963125" calcext:value-type="float">
            <text:p>3825963125</text:p>
          </table:table-cell>
          <table:table-cell office:value-type="float" office:value="521380925" calcext:value-type="float">
            <text:p>521380925</text:p>
          </table:table-cell>
          <table:table-cell office:value-type="float" office:value="243735746" calcext:value-type="float">
            <text:p>243735746</text:p>
          </table:table-cell>
          <table:table-cell office:value-type="float" office:value="254862269" calcext:value-type="float">
            <text:p>254862269</text:p>
          </table:table-cell>
          <table:table-cell office:value-type="float" office:value="2239059017" calcext:value-type="float">
            <text:p>2239059017</text:p>
          </table:table-cell>
          <table:table-cell office:value-type="float" office:value="1351785265" calcext:value-type="float">
            <text:p>1351785265</text:p>
          </table:table-cell>
          <table:table-cell office:value-type="float" office:value="3288051874" calcext:value-type="float">
            <text:p>3288051874</text:p>
          </table:table-cell>
          <table:table-cell office:value-type="float" office:value="3395185705" calcext:value-type="float">
            <text:p>3395185705</text:p>
          </table:table-cell>
          <table:table-cell office:value-type="float" office:value="320222786" calcext:value-type="float">
            <text:p>320222786</text:p>
          </table:table-cell>
          <table:table-cell office:value-type="float" office:value="367712357" calcext:value-type="float">
            <text:p>367712357</text:p>
          </table:table-cell>
          <table:table-cell office:value-type="float" office:value="1782438376" calcext:value-type="float">
            <text:p>1782438376</text:p>
          </table:table-cell>
          <table:table-cell office:value-type="float" office:value="924132269" calcext:value-type="float">
            <text:p>924132269</text:p>
          </table:table-cell>
          <table:table-cell office:value-type="float" office:value="1456672610" calcext:value-type="float">
            <text:p>1456672610</text:p>
          </table:table-cell>
          <table:table-cell office:value-type="float" office:value="3211771105" calcext:value-type="float">
            <text:p>3211771105</text:p>
          </table:table-cell>
          <table:table-cell office:value-type="float" office:value="2720801873" calcext:value-type="float">
            <text:p>2720801873</text:p>
          </table:table-cell>
          <table:table-cell office:value-type="float" office:value="4154455053" calcext:value-type="float">
            <text:p>4154455053</text:p>
          </table:table-cell>
          <table:table-cell office:value-type="float" office:value="1295586450" calcext:value-type="float">
            <text:p>1295586450</text:p>
          </table:table-cell>
          <table:table-cell office:value-type="float" office:value="549488650" calcext:value-type="float">
            <text:p>549488650</text:p>
          </table:table-cell>
          <table:table-cell office:value-type="float" office:value="655456840" calcext:value-type="float">
            <text:p>655456840</text:p>
          </table:table-cell>
          <table:table-cell office:value-type="float" office:value="719806909" calcext:value-type="float">
            <text:p>719806909</text:p>
          </table:table-cell>
          <table:table-cell office:value-type="float" office:value="3387066458" calcext:value-type="float">
            <text:p>3387066458</text:p>
          </table:table-cell>
          <table:table-cell office:value-type="float" office:value="4334831812" calcext:value-type="float">
            <text:p>4334831812</text:p>
          </table:table-cell>
          <table:table-cell office:value-type="float" office:value="1739711473" calcext:value-type="float">
            <text:p>1739711473</text:p>
          </table:table-cell>
          <table:table-cell office:value-type="float" office:value="1090627540" calcext:value-type="float">
            <text:p>1090627540</text:p>
          </table:table-cell>
          <table:table-cell office:value-type="float" office:value="902803850" calcext:value-type="float">
            <text:p>902803850</text:p>
          </table:table-cell>
          <table:table-cell office:value-type="float" office:value="1634063066" calcext:value-type="float">
            <text:p>1634063066</text:p>
          </table:table-cell>
          <table:table-cell office:value-type="float" office:value="1914310386" calcext:value-type="float">
            <text:p>1914310386</text:p>
          </table:table-cell>
          <table:table-cell office:value-type="float" office:value="2246328864" calcext:value-type="float">
            <text:p>2246328864</text:p>
          </table:table-cell>
          <table:table-cell office:value-type="float" office:value="4851787466" calcext:value-type="float">
            <text:p>4851787466</text:p>
          </table:table-cell>
          <table:table-cell office:value-type="float" office:value="1773766658" calcext:value-type="float">
            <text:p>1773766658</text:p>
          </table:table-cell>
          <table:table-cell office:value-type="float" office:value="2407899257" calcext:value-type="float">
            <text:p>2407899257</text:p>
          </table:table-cell>
          <table:table-cell office:value-type="float" office:value="2999837860" calcext:value-type="float">
            <text:p>2999837860</text:p>
          </table:table-cell>
          <table:table-cell office:value-type="float" office:value="1225765418" calcext:value-type="float">
            <text:p>1225765418</text:p>
          </table:table-cell>
          <table:table-cell office:value-type="float" office:value="4065934018" calcext:value-type="float">
            <text:p>4065934018</text:p>
          </table:table-cell>
          <table:table-cell office:value-type="float" office:value="1402693108" calcext:value-type="float">
            <text:p>1402693108</text:p>
          </table:table-cell>
          <table:table-cell office:value-type="float" office:value="1448654153" calcext:value-type="float">
            <text:p>1448654153</text:p>
          </table:table-cell>
          <table:table-cell office:value-type="float" office:value="2568803562" calcext:value-type="float">
            <text:p>2568803562</text:p>
          </table:table-cell>
          <table:table-cell office:value-type="float" office:value="4811311720" calcext:value-type="float">
            <text:p>4811311720</text:p>
          </table:table-cell>
          <table:table-cell office:value-type="float" office:value="1912874273" calcext:value-type="float">
            <text:p>1912874273</text:p>
          </table:table-cell>
          <table:table-cell office:value-type="float" office:value="1994926642" calcext:value-type="float">
            <text:p>1994926642</text:p>
          </table:table-cell>
          <table:table-cell office:value-type="float" office:value="5001585920" calcext:value-type="float">
            <text:p>5001585920</text:p>
          </table:table-cell>
          <table:table-cell office:value-type="float" office:value="3409661593" calcext:value-type="float">
            <text:p>3409661593</text:p>
          </table:table-cell>
          <table:table-cell office:value-type="float" office:value="4383826445" calcext:value-type="float">
            <text:p>4383826445</text:p>
          </table:table-cell>
          <table:table-cell office:value-type="float" office:value="4708272244" calcext:value-type="float">
            <text:p>4708272244</text:p>
          </table:table-cell>
          <table:table-cell office:value-type="float" office:value="2917023930" calcext:value-type="float">
            <text:p>2917023930</text:p>
          </table:table-cell>
          <table:table-cell office:value-type="float" office:value="3199458265" calcext:value-type="float">
            <text:p>3199458265</text:p>
          </table:table-cell>
          <table:table-cell office:value-type="float" office:value="4362502248" calcext:value-type="float">
            <text:p>4362502248</text:p>
          </table:table-cell>
          <table:table-cell office:value-type="float" office:value="5396414642" calcext:value-type="float">
            <text:p>5396414642</text:p>
          </table:table-cell>
          <table:table-cell office:value-type="float" office:value="3397756986" calcext:value-type="float">
            <text:p>3397756986</text:p>
          </table:table-cell>
          <table:table-cell office:value-type="float" office:value="3367922696" calcext:value-type="float">
            <text:p>3367922696</text:p>
          </table:table-cell>
          <table:table-cell office:value-type="float" office:value="3988941245" calcext:value-type="float">
            <text:p>3988941245</text:p>
          </table:table-cell>
          <table:table-cell office:value-type="float" office:value="3942023105" calcext:value-type="float">
            <text:p>3942023105</text:p>
          </table:table-cell>
          <table:table-cell office:value-type="float" office:value="3570330244" calcext:value-type="float">
            <text:p>3570330244</text:p>
          </table:table-cell>
          <table:table-cell office:value-type="float" office:value="4309363133" calcext:value-type="float">
            <text:p>4309363133</text:p>
          </table:table-cell>
          <table:table-cell office:value-type="float" office:value="3687881125" calcext:value-type="float">
            <text:p>3687881125</text:p>
          </table:table-cell>
          <table:table-cell office:value-type="float" office:value="7542487730" calcext:value-type="float">
            <text:p>7542487730</text:p>
          </table:table-cell>
          <table:table-cell office:value-type="float" office:value="7470456265" calcext:value-type="float">
            <text:p>7470456265</text:p>
          </table:table-cell>
          <table:table-cell office:value-type="float" office:value="4205953828" calcext:value-type="float">
            <text:p>4205953828</text:p>
          </table:table-cell>
          <table:table-cell office:value-type="float" office:value="4463835274" calcext:value-type="float">
            <text:p>4463835274</text:p>
          </table:table-cell>
          <table:table-cell office:value-type="float" office:value="4472715505" calcext:value-type="float">
            <text:p>4472715505</text:p>
          </table:table-cell>
          <table:table-cell office:value-type="float" office:value="4603010512" calcext:value-type="float">
            <text:p>4603010512</text:p>
          </table:table-cell>
          <table:table-cell office:value-type="float" office:value="4596970133" calcext:value-type="float">
            <text:p>4596970133</text:p>
          </table:table-cell>
          <table:table-cell office:value-type="float" office:value="5032292357" calcext:value-type="float">
            <text:p>5032292357</text:p>
          </table:table-cell>
          <table:table-cell office:value-type="float" office:value="4951940500" calcext:value-type="float">
            <text:p>4951940500</text:p>
          </table:table-cell>
          <table:table-cell office:value-type="float" office:value="5118904400" calcext:value-type="float">
            <text:p>5118904400</text:p>
          </table:table-cell>
          <table:table-cell office:value-type="float" office:value="6101596865" calcext:value-type="float">
            <text:p>6101596865</text:p>
          </table:table-cell>
          <table:table-cell office:value-type="float" office:value="5727870056" calcext:value-type="float">
            <text:p>5727870056</text:p>
          </table:table-cell>
          <table:table-cell office:value-type="float" office:value="7992990685" calcext:value-type="float">
            <text:p>7992990685</text:p>
          </table:table-cell>
          <table:table-cell office:value-type="float" office:value="5741137301" calcext:value-type="float">
            <text:p>5741137301</text:p>
          </table:table-cell>
          <table:table-cell office:value-type="float" office:value="6684466673" calcext:value-type="float">
            <text:p>6684466673</text:p>
          </table:table-cell>
          <table:table-cell office:value-type="float" office:value="6027018749" calcext:value-type="float">
            <text:p>6027018749</text:p>
          </table:table-cell>
          <table:table-cell office:value-type="float" office:value="7329339140" calcext:value-type="float">
            <text:p>7329339140</text:p>
          </table:table-cell>
          <table:table-cell office:value-type="float" office:value="6229018321" calcext:value-type="float">
            <text:p>6229018321</text:p>
          </table:table-cell>
          <table:table-cell office:value-type="float" office:value="6861486770" calcext:value-type="float">
            <text:p>6861486770</text:p>
          </table:table-cell>
          <table:table-cell office:value-type="float" office:value="8434765970" calcext:value-type="float">
            <text:p>8434765970</text:p>
          </table:table-cell>
          <table:table-cell office:value-type="float" office:value="7032792698" calcext:value-type="float">
            <text:p>7032792698</text:p>
          </table:table-cell>
          <table:table-cell office:value-type="float" office:value="6848577268" calcext:value-type="float">
            <text:p>6848577268</text:p>
          </table:table-cell>
          <table:table-cell office:value-type="float" office:value="7524033733" calcext:value-type="float">
            <text:p>7524033733</text:p>
          </table:table-cell>
          <table:table-cell office:value-type="float" office:value="7236784957" calcext:value-type="float">
            <text:p>7236784957</text:p>
          </table:table-cell>
          <table:table-cell office:value-type="float" office:value="7675531637" calcext:value-type="float">
            <text:p>7675531637</text:p>
          </table:table-cell>
          <table:table-cell office:value-type="float" office:value="6918740296" calcext:value-type="float">
            <text:p>6918740296</text:p>
          </table:table-cell>
          <table:table-cell office:value-type="float" office:value="10839036650" calcext:value-type="float">
            <text:p>10839036650</text:p>
          </table:table-cell>
          <table:table-cell office:value-type="float" office:value="7914690713" calcext:value-type="float">
            <text:p>7914690713</text:p>
          </table:table-cell>
          <table:table-cell office:value-type="float" office:value="9007791844" calcext:value-type="float">
            <text:p>9007791844</text:p>
          </table:table-cell>
          <table:table-cell office:value-type="float" office:value="8038810692" calcext:value-type="float">
            <text:p>8038810692</text:p>
          </table:table-cell>
          <table:table-cell office:value-type="float" office:value="9740438825" calcext:value-type="float">
            <text:p>9740438825</text:p>
          </table:table-cell>
          <table:table-cell office:value-type="float" office:value="11842558664" calcext:value-type="float">
            <text:p>11842558664</text:p>
          </table:table-cell>
          <table:table-cell office:value-type="float" office:value="7861153829" calcext:value-type="float">
            <text:p>7861153829</text:p>
          </table:table-cell>
          <table:table-cell office:value-type="float" office:value="11425241565" calcext:value-type="float">
            <text:p>11425241565</text:p>
          </table:table-cell>
          <table:table-cell office:value-type="float" office:value="8407300361" calcext:value-type="float">
            <text:p>8407300361</text:p>
          </table:table-cell>
          <table:table-cell office:value-type="float" office:value="9113362576" calcext:value-type="float">
            <text:p>9113362576</text:p>
          </table:table-cell>
          <table:table-cell office:value-type="string" calcext:value-type="string">
            <text:p><text:s/></text:p>
          </table:table-cell>
          <table:table-cell table:formula="of:=MIN([.B4:.CW4])" office:value-type="float" office:value="1827706" calcext:value-type="float">
            <text:p>1827706</text:p>
          </table:table-cell>
        </table:table-row>
        <table:table-row table:style-name="ro1">
          <table:table-cell office:value-type="string" calcext:value-type="string">
            <text:p>(5506, 53502)</text:p>
          </table:table-cell>
          <table:table-cell office:value-type="float" office:value="508806325" calcext:value-type="float">
            <text:p>508806325</text:p>
          </table:table-cell>
          <table:table-cell office:value-type="float" office:value="214465213" calcext:value-type="float">
            <text:p>214465213</text:p>
          </table:table-cell>
          <table:table-cell office:value-type="float" office:value="49124456" calcext:value-type="float">
            <text:p>49124456</text:p>
          </table:table-cell>
          <table:table-cell office:value-type="float" office:value="2721813685" calcext:value-type="float">
            <text:p>2721813685</text:p>
          </table:table-cell>
          <table:table-cell office:value-type="float" office:value="368122745" calcext:value-type="float">
            <text:p>368122745</text:p>
          </table:table-cell>
          <table:table-cell office:value-type="float" office:value="10327140" calcext:value-type="float">
            <text:p>10327140</text:p>
          </table:table-cell>
          <table:table-cell office:value-type="float" office:value="1846052633" calcext:value-type="float">
            <text:p>1846052633</text:p>
          </table:table-cell>
          <table:table-cell office:value-type="float" office:value="1178913389" calcext:value-type="float">
            <text:p>1178913389</text:p>
          </table:table-cell>
          <table:table-cell office:value-type="float" office:value="952504132" calcext:value-type="float">
            <text:p>952504132</text:p>
          </table:table-cell>
          <table:table-cell office:value-type="float" office:value="1942935560" calcext:value-type="float">
            <text:p>1942935560</text:p>
          </table:table-cell>
          <table:table-cell office:value-type="float" office:value="120004132" calcext:value-type="float">
            <text:p>120004132</text:p>
          </table:table-cell>
          <table:table-cell office:value-type="float" office:value="187859269" calcext:value-type="float">
            <text:p>187859269</text:p>
          </table:table-cell>
          <table:table-cell office:value-type="float" office:value="303192200" calcext:value-type="float">
            <text:p>303192200</text:p>
          </table:table-cell>
          <table:table-cell office:value-type="float" office:value="948459620" calcext:value-type="float">
            <text:p>948459620</text:p>
          </table:table-cell>
          <table:table-cell office:value-type="float" office:value="483158810" calcext:value-type="float">
            <text:p>483158810</text:p>
          </table:table-cell>
          <table:table-cell office:value-type="float" office:value="1628024941" calcext:value-type="float">
            <text:p>1628024941</text:p>
          </table:table-cell>
          <table:table-cell office:value-type="float" office:value="1700802722" calcext:value-type="float">
            <text:p>1700802722</text:p>
          </table:table-cell>
          <table:table-cell office:value-type="float" office:value="818388973" calcext:value-type="float">
            <text:p>818388973</text:p>
          </table:table-cell>
          <table:table-cell office:value-type="float" office:value="509305210" calcext:value-type="float">
            <text:p>509305210</text:p>
          </table:table-cell>
          <table:table-cell office:value-type="float" office:value="736577165" calcext:value-type="float">
            <text:p>736577165</text:p>
          </table:table-cell>
          <table:table-cell office:value-type="float" office:value="2067256802" calcext:value-type="float">
            <text:p>2067256802</text:p>
          </table:table-cell>
          <table:table-cell office:value-type="float" office:value="595435045" calcext:value-type="float">
            <text:p>595435045</text:p>
          </table:table-cell>
          <table:table-cell office:value-type="float" office:value="1623627650" calcext:value-type="float">
            <text:p>1623627650</text:p>
          </table:table-cell>
          <table:table-cell office:value-type="float" office:value="1317890720" calcext:value-type="float">
            <text:p>1317890720</text:p>
          </table:table-cell>
          <table:table-cell office:value-type="float" office:value="2280441970" calcext:value-type="float">
            <text:p>2280441970</text:p>
          </table:table-cell>
          <table:table-cell office:value-type="float" office:value="2582454205" calcext:value-type="float">
            <text:p>2582454205</text:p>
          </table:table-cell>
          <table:table-cell office:value-type="float" office:value="828098917" calcext:value-type="float">
            <text:p>828098917</text:p>
          </table:table-cell>
          <table:table-cell office:value-type="float" office:value="1304166541" calcext:value-type="float">
            <text:p>1304166541</text:p>
          </table:table-cell>
          <table:table-cell office:value-type="float" office:value="810261608" calcext:value-type="float">
            <text:p>810261608</text:p>
          </table:table-cell>
          <table:table-cell office:value-type="float" office:value="1843498865" calcext:value-type="float">
            <text:p>1843498865</text:p>
          </table:table-cell>
          <table:table-cell office:value-type="float" office:value="2497997709" calcext:value-type="float">
            <text:p>2497997709</text:p>
          </table:table-cell>
          <table:table-cell office:value-type="float" office:value="3085560850" calcext:value-type="float">
            <text:p>3085560850</text:p>
          </table:table-cell>
          <table:table-cell office:value-type="float" office:value="868358321" calcext:value-type="float">
            <text:p>868358321</text:p>
          </table:table-cell>
          <table:table-cell office:value-type="float" office:value="1282757797" calcext:value-type="float">
            <text:p>1282757797</text:p>
          </table:table-cell>
          <table:table-cell office:value-type="float" office:value="1010329493" calcext:value-type="float">
            <text:p>1010329493</text:p>
          </table:table-cell>
          <table:table-cell office:value-type="float" office:value="1117192165" calcext:value-type="float">
            <text:p>1117192165</text:p>
          </table:table-cell>
          <table:table-cell office:value-type="float" office:value="3770171617" calcext:value-type="float">
            <text:p>3770171617</text:p>
          </table:table-cell>
          <table:table-cell office:value-type="float" office:value="2946930353" calcext:value-type="float">
            <text:p>2946930353</text:p>
          </table:table-cell>
          <table:table-cell office:value-type="float" office:value="2953727185" calcext:value-type="float">
            <text:p>2953727185</text:p>
          </table:table-cell>
          <table:table-cell office:value-type="float" office:value="3966410738" calcext:value-type="float">
            <text:p>3966410738</text:p>
          </table:table-cell>
          <table:table-cell office:value-type="float" office:value="1754734865" calcext:value-type="float">
            <text:p>1754734865</text:p>
          </table:table-cell>
          <table:table-cell office:value-type="float" office:value="1417459537" calcext:value-type="float">
            <text:p>1417459537</text:p>
          </table:table-cell>
          <table:table-cell office:value-type="float" office:value="2489985277" calcext:value-type="float">
            <text:p>2489985277</text:p>
          </table:table-cell>
          <table:table-cell office:value-type="float" office:value="1697904549" calcext:value-type="float">
            <text:p>1697904549</text:p>
          </table:table-cell>
          <table:table-cell office:value-type="float" office:value="1947831632" calcext:value-type="float">
            <text:p>1947831632</text:p>
          </table:table-cell>
          <table:table-cell office:value-type="float" office:value="1721544505" calcext:value-type="float">
            <text:p>1721544505</text:p>
          </table:table-cell>
          <table:table-cell office:value-type="float" office:value="3093733117" calcext:value-type="float">
            <text:p>3093733117</text:p>
          </table:table-cell>
          <table:table-cell office:value-type="float" office:value="1786240964" calcext:value-type="float">
            <text:p>1786240964</text:p>
          </table:table-cell>
          <table:table-cell office:value-type="float" office:value="2031971765" calcext:value-type="float">
            <text:p>2031971765</text:p>
          </table:table-cell>
          <table:table-cell office:value-type="float" office:value="3378175049" calcext:value-type="float">
            <text:p>3378175049</text:p>
          </table:table-cell>
          <table:table-cell office:value-type="float" office:value="4885060292" calcext:value-type="float">
            <text:p>4885060292</text:p>
          </table:table-cell>
          <table:table-cell office:value-type="float" office:value="3032877860" calcext:value-type="float">
            <text:p>3032877860</text:p>
          </table:table-cell>
          <table:table-cell office:value-type="float" office:value="3313376613" calcext:value-type="float">
            <text:p>3313376613</text:p>
          </table:table-cell>
          <table:table-cell office:value-type="float" office:value="3875376517" calcext:value-type="float">
            <text:p>3875376517</text:p>
          </table:table-cell>
          <table:table-cell office:value-type="float" office:value="4372039568" calcext:value-type="float">
            <text:p>4372039568</text:p>
          </table:table-cell>
          <table:table-cell office:value-type="float" office:value="3137374357" calcext:value-type="float">
            <text:p>3137374357</text:p>
          </table:table-cell>
          <table:table-cell office:value-type="float" office:value="3780789961" calcext:value-type="float">
            <text:p>3780789961</text:p>
          </table:table-cell>
          <table:table-cell office:value-type="float" office:value="2814620173" calcext:value-type="float">
            <text:p>2814620173</text:p>
          </table:table-cell>
          <table:table-cell office:value-type="float" office:value="2915719045" calcext:value-type="float">
            <text:p>2915719045</text:p>
          </table:table-cell>
          <table:table-cell office:value-type="float" office:value="5365278866" calcext:value-type="float">
            <text:p>5365278866</text:p>
          </table:table-cell>
          <table:table-cell office:value-type="float" office:value="3283288900" calcext:value-type="float">
            <text:p>3283288900</text:p>
          </table:table-cell>
          <table:table-cell office:value-type="float" office:value="3738446125" calcext:value-type="float">
            <text:p>3738446125</text:p>
          </table:table-cell>
          <table:table-cell office:value-type="float" office:value="5545494914" calcext:value-type="float">
            <text:p>5545494914</text:p>
          </table:table-cell>
          <table:table-cell office:value-type="float" office:value="4295091400" calcext:value-type="float">
            <text:p>4295091400</text:p>
          </table:table-cell>
          <table:table-cell office:value-type="float" office:value="5584952081" calcext:value-type="float">
            <text:p>5584952081</text:p>
          </table:table-cell>
          <table:table-cell office:value-type="float" office:value="5541473188" calcext:value-type="float">
            <text:p>5541473188</text:p>
          </table:table-cell>
          <table:table-cell office:value-type="float" office:value="4120809265" calcext:value-type="float">
            <text:p>4120809265</text:p>
          </table:table-cell>
          <table:table-cell office:value-type="float" office:value="5076386685" calcext:value-type="float">
            <text:p>5076386685</text:p>
          </table:table-cell>
          <table:table-cell office:value-type="float" office:value="4970839858" calcext:value-type="float">
            <text:p>4970839858</text:p>
          </table:table-cell>
          <table:table-cell office:value-type="float" office:value="5263940689" calcext:value-type="float">
            <text:p>5263940689</text:p>
          </table:table-cell>
          <table:table-cell office:value-type="float" office:value="4977505682" calcext:value-type="float">
            <text:p>4977505682</text:p>
          </table:table-cell>
          <table:table-cell office:value-type="float" office:value="5904206386" calcext:value-type="float">
            <text:p>5904206386</text:p>
          </table:table-cell>
          <table:table-cell office:value-type="float" office:value="4958372565" calcext:value-type="float">
            <text:p>4958372565</text:p>
          </table:table-cell>
          <table:table-cell office:value-type="float" office:value="4932307265" calcext:value-type="float">
            <text:p>4932307265</text:p>
          </table:table-cell>
          <table:table-cell office:value-type="float" office:value="7496159092" calcext:value-type="float">
            <text:p>7496159092</text:p>
          </table:table-cell>
          <table:table-cell office:value-type="float" office:value="5200077973" calcext:value-type="float">
            <text:p>5200077973</text:p>
          </table:table-cell>
          <table:table-cell office:value-type="float" office:value="6457645352" calcext:value-type="float">
            <text:p>6457645352</text:p>
          </table:table-cell>
          <table:table-cell office:value-type="float" office:value="5620188424" calcext:value-type="float">
            <text:p>5620188424</text:p>
          </table:table-cell>
          <table:table-cell office:value-type="float" office:value="5796774386" calcext:value-type="float">
            <text:p>5796774386</text:p>
          </table:table-cell>
          <table:table-cell office:value-type="float" office:value="6833930578" calcext:value-type="float">
            <text:p>6833930578</text:p>
          </table:table-cell>
          <table:table-cell office:value-type="float" office:value="6230746925" calcext:value-type="float">
            <text:p>6230746925</text:p>
          </table:table-cell>
          <table:table-cell office:value-type="float" office:value="6885278608" calcext:value-type="float">
            <text:p>6885278608</text:p>
          </table:table-cell>
          <table:table-cell office:value-type="float" office:value="6239251037" calcext:value-type="float">
            <text:p>6239251037</text:p>
          </table:table-cell>
          <table:table-cell office:value-type="float" office:value="7044484025" calcext:value-type="float">
            <text:p>7044484025</text:p>
          </table:table-cell>
          <table:table-cell office:value-type="float" office:value="8208832025" calcext:value-type="float">
            <text:p>8208832025</text:p>
          </table:table-cell>
          <table:table-cell office:value-type="float" office:value="7652608805" calcext:value-type="float">
            <text:p>7652608805</text:p>
          </table:table-cell>
          <table:table-cell office:value-type="float" office:value="6734684456" calcext:value-type="float">
            <text:p>6734684456</text:p>
          </table:table-cell>
          <table:table-cell office:value-type="float" office:value="6682177818" calcext:value-type="float">
            <text:p>6682177818</text:p>
          </table:table-cell>
          <table:table-cell office:value-type="float" office:value="6848594138" calcext:value-type="float">
            <text:p>6848594138</text:p>
          </table:table-cell>
          <table:table-cell office:value-type="float" office:value="6744998637" calcext:value-type="float">
            <text:p>6744998637</text:p>
          </table:table-cell>
          <table:table-cell office:value-type="float" office:value="8819370941" calcext:value-type="float">
            <text:p>8819370941</text:p>
          </table:table-cell>
          <table:table-cell office:value-type="float" office:value="7087071914" calcext:value-type="float">
            <text:p>7087071914</text:p>
          </table:table-cell>
          <table:table-cell office:value-type="float" office:value="7769892233" calcext:value-type="float">
            <text:p>7769892233</text:p>
          </table:table-cell>
          <table:table-cell office:value-type="float" office:value="7438308793" calcext:value-type="float">
            <text:p>7438308793</text:p>
          </table:table-cell>
          <table:table-cell office:value-type="float" office:value="8389323290" calcext:value-type="float">
            <text:p>8389323290</text:p>
          </table:table-cell>
          <table:table-cell office:value-type="float" office:value="9795284461" calcext:value-type="float">
            <text:p>9795284461</text:p>
          </table:table-cell>
          <table:table-cell office:value-type="float" office:value="8145256916" calcext:value-type="float">
            <text:p>8145256916</text:p>
          </table:table-cell>
          <table:table-cell office:value-type="float" office:value="9661529956" calcext:value-type="float">
            <text:p>9661529956</text:p>
          </table:table-cell>
          <table:table-cell office:value-type="float" office:value="8451059968" calcext:value-type="float">
            <text:p>8451059968</text:p>
          </table:table-cell>
          <table:table-cell office:value-type="float" office:value="9788158433" calcext:value-type="float">
            <text:p>9788158433</text:p>
          </table:table-cell>
          <table:table-cell office:value-type="string" calcext:value-type="string">
            <text:p><text:s/></text:p>
          </table:table-cell>
          <table:table-cell table:formula="of:=MIN([.B5:.CW5])" office:value-type="float" office:value="10327140" calcext:value-type="float">
            <text:p>10327140</text:p>
          </table:table-cell>
        </table:table-row>
        <table:table-row table:style-name="ro1">
          <table:table-cell office:value-type="string" calcext:value-type="string">
            <text:p>(7064, 72110)</text:p>
          </table:table-cell>
          <table:table-cell office:value-type="float" office:value="57144881" calcext:value-type="float">
            <text:p>57144881</text:p>
          </table:table-cell>
          <table:table-cell office:value-type="float" office:value="1091634041" calcext:value-type="float">
            <text:p>1091634041</text:p>
          </table:table-cell>
          <table:table-cell office:value-type="float" office:value="217709060" calcext:value-type="float">
            <text:p>217709060</text:p>
          </table:table-cell>
          <table:table-cell office:value-type="float" office:value="5018887697" calcext:value-type="float">
            <text:p>5018887697</text:p>
          </table:table-cell>
          <table:table-cell office:value-type="float" office:value="1433070109" calcext:value-type="float">
            <text:p>1433070109</text:p>
          </table:table-cell>
          <table:table-cell office:value-type="float" office:value="243254216" calcext:value-type="float">
            <text:p>243254216</text:p>
          </table:table-cell>
          <table:table-cell office:value-type="float" office:value="3789102125" calcext:value-type="float">
            <text:p>3789102125</text:p>
          </table:table-cell>
          <table:table-cell office:value-type="float" office:value="246525709" calcext:value-type="float">
            <text:p>246525709</text:p>
          </table:table-cell>
          <table:table-cell office:value-type="float" office:value="2391898640" calcext:value-type="float">
            <text:p>2391898640</text:p>
          </table:table-cell>
          <table:table-cell office:value-type="float" office:value="655264260" calcext:value-type="float">
            <text:p>655264260</text:p>
          </table:table-cell>
          <table:table-cell office:value-type="float" office:value="363408200" calcext:value-type="float">
            <text:p>363408200</text:p>
          </table:table-cell>
          <table:table-cell office:value-type="float" office:value="788287025" calcext:value-type="float">
            <text:p>788287025</text:p>
          </table:table-cell>
          <table:table-cell office:value-type="float" office:value="1006412212" calcext:value-type="float">
            <text:p>1006412212</text:p>
          </table:table-cell>
          <table:table-cell office:value-type="float" office:value="259601040" calcext:value-type="float">
            <text:p>259601040</text:p>
          </table:table-cell>
          <table:table-cell office:value-type="float" office:value="230303506" calcext:value-type="float">
            <text:p>230303506</text:p>
          </table:table-cell>
          <table:table-cell office:value-type="float" office:value="554240713" calcext:value-type="float">
            <text:p>554240713</text:p>
          </table:table-cell>
          <table:table-cell office:value-type="float" office:value="591306010" calcext:value-type="float">
            <text:p>591306010</text:p>
          </table:table-cell>
          <table:table-cell office:value-type="float" office:value="1981779977" calcext:value-type="float">
            <text:p>1981779977</text:p>
          </table:table-cell>
          <table:table-cell office:value-type="float" office:value="1299666890" calcext:value-type="float">
            <text:p>1299666890</text:p>
          </table:table-cell>
          <table:table-cell office:value-type="float" office:value="294684589" calcext:value-type="float">
            <text:p>294684589</text:p>
          </table:table-cell>
          <table:table-cell office:value-type="float" office:value="3894196050" calcext:value-type="float">
            <text:p>3894196050</text:p>
          </table:table-cell>
          <table:table-cell office:value-type="float" office:value="342949009" calcext:value-type="float">
            <text:p>342949009</text:p>
          </table:table-cell>
          <table:table-cell office:value-type="float" office:value="615784714" calcext:value-type="float">
            <text:p>615784714</text:p>
          </table:table-cell>
          <table:table-cell office:value-type="float" office:value="500674036" calcext:value-type="float">
            <text:p>500674036</text:p>
          </table:table-cell>
          <table:table-cell office:value-type="float" office:value="974031266" calcext:value-type="float">
            <text:p>974031266</text:p>
          </table:table-cell>
          <table:table-cell office:value-type="float" office:value="4550165945" calcext:value-type="float">
            <text:p>4550165945</text:p>
          </table:table-cell>
          <table:table-cell office:value-type="float" office:value="1750113025" calcext:value-type="float">
            <text:p>1750113025</text:p>
          </table:table-cell>
          <table:table-cell office:value-type="float" office:value="2609324845" calcext:value-type="float">
            <text:p>2609324845</text:p>
          </table:table-cell>
          <table:table-cell office:value-type="float" office:value="1531219156" calcext:value-type="float">
            <text:p>1531219156</text:p>
          </table:table-cell>
          <table:table-cell office:value-type="float" office:value="867467941" calcext:value-type="float">
            <text:p>867467941</text:p>
          </table:table-cell>
          <table:table-cell office:value-type="float" office:value="1216147829" calcext:value-type="float">
            <text:p>1216147829</text:p>
          </table:table-cell>
          <table:table-cell office:value-type="float" office:value="5100470266" calcext:value-type="float">
            <text:p>5100470266</text:p>
          </table:table-cell>
          <table:table-cell office:value-type="float" office:value="1257480545" calcext:value-type="float">
            <text:p>1257480545</text:p>
          </table:table-cell>
          <table:table-cell office:value-type="float" office:value="2295731425" calcext:value-type="float">
            <text:p>2295731425</text:p>
          </table:table-cell>
          <table:table-cell office:value-type="float" office:value="979746417" calcext:value-type="float">
            <text:p>979746417</text:p>
          </table:table-cell>
          <table:table-cell office:value-type="float" office:value="906493649" calcext:value-type="float">
            <text:p>906493649</text:p>
          </table:table-cell>
          <table:table-cell office:value-type="float" office:value="5963152985" calcext:value-type="float">
            <text:p>5963152985</text:p>
          </table:table-cell>
          <table:table-cell office:value-type="float" office:value="1583892837" calcext:value-type="float">
            <text:p>1583892837</text:p>
          </table:table-cell>
          <table:table-cell office:value-type="float" office:value="4787222261" calcext:value-type="float">
            <text:p>4787222261</text:p>
          </table:table-cell>
          <table:table-cell office:value-type="float" office:value="6192357706" calcext:value-type="float">
            <text:p>6192357706</text:p>
          </table:table-cell>
          <table:table-cell office:value-type="float" office:value="1073732257" calcext:value-type="float">
            <text:p>1073732257</text:p>
          </table:table-cell>
          <table:table-cell office:value-type="float" office:value="2224537477" calcext:value-type="float">
            <text:p>2224537477</text:p>
          </table:table-cell>
          <table:table-cell office:value-type="float" office:value="1459895737" calcext:value-type="float">
            <text:p>1459895737</text:p>
          </table:table-cell>
          <table:table-cell office:value-type="float" office:value="2606789789" calcext:value-type="float">
            <text:p>2606789789</text:p>
          </table:table-cell>
          <table:table-cell office:value-type="float" office:value="3067856532" calcext:value-type="float">
            <text:p>3067856532</text:p>
          </table:table-cell>
          <table:table-cell office:value-type="float" office:value="1441188125" calcext:value-type="float">
            <text:p>1441188125</text:p>
          </table:table-cell>
          <table:table-cell office:value-type="float" office:value="1907618365" calcext:value-type="float">
            <text:p>1907618365</text:p>
          </table:table-cell>
          <table:table-cell office:value-type="float" office:value="2247456384" calcext:value-type="float">
            <text:p>2247456384</text:p>
          </table:table-cell>
          <table:table-cell office:value-type="float" office:value="2658720545" calcext:value-type="float">
            <text:p>2658720545</text:p>
          </table:table-cell>
          <table:table-cell office:value-type="float" office:value="2277618705" calcext:value-type="float">
            <text:p>2277618705</text:p>
          </table:table-cell>
          <table:table-cell office:value-type="float" office:value="6994848272" calcext:value-type="float">
            <text:p>6994848272</text:p>
          </table:table-cell>
          <table:table-cell office:value-type="float" office:value="2211783912" calcext:value-type="float">
            <text:p>2211783912</text:p>
          </table:table-cell>
          <table:table-cell office:value-type="float" office:value="2441956061" calcext:value-type="float">
            <text:p>2441956061</text:p>
          </table:table-cell>
          <table:table-cell office:value-type="float" office:value="5443434785" calcext:value-type="float">
            <text:p>5443434785</text:p>
          </table:table-cell>
          <table:table-cell office:value-type="float" office:value="6161784500" calcext:value-type="float">
            <text:p>6161784500</text:p>
          </table:table-cell>
          <table:table-cell office:value-type="float" office:value="2440393157" calcext:value-type="float">
            <text:p>2440393157</text:p>
          </table:table-cell>
          <table:table-cell office:value-type="float" office:value="2678820253" calcext:value-type="float">
            <text:p>2678820253</text:p>
          </table:table-cell>
          <table:table-cell office:value-type="float" office:value="2778816377" calcext:value-type="float">
            <text:p>2778816377</text:p>
          </table:table-cell>
          <table:table-cell office:value-type="float" office:value="3013003349" calcext:value-type="float">
            <text:p>3013003349</text:p>
          </table:table-cell>
          <table:table-cell office:value-type="float" office:value="7356735010" calcext:value-type="float">
            <text:p>7356735010</text:p>
          </table:table-cell>
          <table:table-cell office:value-type="float" office:value="3160390208" calcext:value-type="float">
            <text:p>3160390208</text:p>
          </table:table-cell>
          <table:table-cell office:value-type="float" office:value="4467438037" calcext:value-type="float">
            <text:p>4467438037</text:p>
          </table:table-cell>
          <table:table-cell office:value-type="float" office:value="7381443474" calcext:value-type="float">
            <text:p>7381443474</text:p>
          </table:table-cell>
          <table:table-cell office:value-type="float" office:value="5478681700" calcext:value-type="float">
            <text:p>5478681700</text:p>
          </table:table-cell>
          <table:table-cell office:value-type="float" office:value="4107591765" calcext:value-type="float">
            <text:p>4107591765</text:p>
          </table:table-cell>
          <table:table-cell office:value-type="float" office:value="4093243600" calcext:value-type="float">
            <text:p>4093243600</text:p>
          </table:table-cell>
          <table:table-cell office:value-type="float" office:value="4577631361" calcext:value-type="float">
            <text:p>4577631361</text:p>
          </table:table-cell>
          <table:table-cell office:value-type="float" office:value="6252295337" calcext:value-type="float">
            <text:p>6252295337</text:p>
          </table:table-cell>
          <table:table-cell office:value-type="float" office:value="6027120250" calcext:value-type="float">
            <text:p>6027120250</text:p>
          </table:table-cell>
          <table:table-cell office:value-type="float" office:value="6488208649" calcext:value-type="float">
            <text:p>6488208649</text:p>
          </table:table-cell>
          <table:table-cell office:value-type="float" office:value="5909349682" calcext:value-type="float">
            <text:p>5909349682</text:p>
          </table:table-cell>
          <table:table-cell office:value-type="float" office:value="7343039698" calcext:value-type="float">
            <text:p>7343039698</text:p>
          </table:table-cell>
          <table:table-cell office:value-type="float" office:value="5497374125" calcext:value-type="float">
            <text:p>5497374125</text:p>
          </table:table-cell>
          <table:table-cell office:value-type="float" office:value="5270211801" calcext:value-type="float">
            <text:p>5270211801</text:p>
          </table:table-cell>
          <table:table-cell office:value-type="float" office:value="9471364880" calcext:value-type="float">
            <text:p>9471364880</text:p>
          </table:table-cell>
          <table:table-cell office:value-type="float" office:value="5179916677" calcext:value-type="float">
            <text:p>5179916677</text:p>
          </table:table-cell>
          <table:table-cell office:value-type="float" office:value="5389099220" calcext:value-type="float">
            <text:p>5389099220</text:p>
          </table:table-cell>
          <table:table-cell office:value-type="float" office:value="6016240900" calcext:value-type="float">
            <text:p>6016240900</text:p>
          </table:table-cell>
          <table:table-cell office:value-type="float" office:value="5397284250" calcext:value-type="float">
            <text:p>5397284250</text:p>
          </table:table-cell>
          <table:table-cell office:value-type="float" office:value="8189728226" calcext:value-type="float">
            <text:p>8189728226</text:p>
          </table:table-cell>
          <table:table-cell office:value-type="float" office:value="5609190613" calcext:value-type="float">
            <text:p>5609190613</text:p>
          </table:table-cell>
          <table:table-cell office:value-type="float" office:value="8080493572" calcext:value-type="float">
            <text:p>8080493572</text:p>
          </table:table-cell>
          <table:table-cell office:value-type="float" office:value="6106614265" calcext:value-type="float">
            <text:p>6106614265</text:p>
          </table:table-cell>
          <table:table-cell office:value-type="float" office:value="6114505933" calcext:value-type="float">
            <text:p>6114505933</text:p>
          </table:table-cell>
          <table:table-cell office:value-type="float" office:value="9939312541" calcext:value-type="float">
            <text:p>9939312541</text:p>
          </table:table-cell>
          <table:table-cell office:value-type="float" office:value="8994144541" calcext:value-type="float">
            <text:p>8994144541</text:p>
          </table:table-cell>
          <table:table-cell office:value-type="float" office:value="6423161860" calcext:value-type="float">
            <text:p>6423161860</text:p>
          </table:table-cell>
          <table:table-cell office:value-type="float" office:value="6613395386" calcext:value-type="float">
            <text:p>6613395386</text:p>
          </table:table-cell>
          <table:table-cell office:value-type="float" office:value="6496904266" calcext:value-type="float">
            <text:p>6496904266</text:p>
          </table:table-cell>
          <table:table-cell office:value-type="float" office:value="7070515853" calcext:value-type="float">
            <text:p>7070515853</text:p>
          </table:table-cell>
          <table:table-cell office:value-type="float" office:value="7230134025" calcext:value-type="float">
            <text:p>7230134025</text:p>
          </table:table-cell>
          <table:table-cell office:value-type="float" office:value="6731546194" calcext:value-type="float">
            <text:p>6731546194</text:p>
          </table:table-cell>
          <table:table-cell office:value-type="float" office:value="6985384201" calcext:value-type="float">
            <text:p>6985384201</text:p>
          </table:table-cell>
          <table:table-cell office:value-type="float" office:value="7312334681" calcext:value-type="float">
            <text:p>7312334681</text:p>
          </table:table-cell>
          <table:table-cell office:value-type="float" office:value="7481596930" calcext:value-type="float">
            <text:p>7481596930</text:p>
          </table:table-cell>
          <table:table-cell office:value-type="float" office:value="8165734733" calcext:value-type="float">
            <text:p>8165734733</text:p>
          </table:table-cell>
          <table:table-cell office:value-type="float" office:value="8931809608" calcext:value-type="float">
            <text:p>8931809608</text:p>
          </table:table-cell>
          <table:table-cell office:value-type="float" office:value="8319501320" calcext:value-type="float">
            <text:p>8319501320</text:p>
          </table:table-cell>
          <table:table-cell office:value-type="float" office:value="8982206692" calcext:value-type="float">
            <text:p>8982206692</text:p>
          </table:table-cell>
          <table:table-cell office:value-type="float" office:value="10966739897" calcext:value-type="float">
            <text:p>10966739897</text:p>
          </table:table-cell>
          <table:table-cell office:value-type="string" calcext:value-type="string">
            <text:p><text:s/></text:p>
          </table:table-cell>
          <table:table-cell table:formula="of:=MIN([.B6:.CW6])" office:value-type="float" office:value="57144881" calcext:value-type="float">
            <text:p>57144881</text:p>
          </table:table-cell>
        </table:table-row>
        <table:table-row table:style-name="ro1">
          <table:table-cell office:value-type="string" calcext:value-type="string">
            <text:p>(7404, 83547)</text:p>
          </table:table-cell>
          <table:table-cell office:value-type="float" office:value="116393780" calcext:value-type="float">
            <text:p>116393780</text:p>
          </table:table-cell>
          <table:table-cell office:value-type="float" office:value="1967975120" calcext:value-type="float">
            <text:p>1967975120</text:p>
          </table:table-cell>
          <table:table-cell office:value-type="float" office:value="658870321" calcext:value-type="float">
            <text:p>658870321</text:p>
          </table:table-cell>
          <table:table-cell office:value-type="float" office:value="6768723060" calcext:value-type="float">
            <text:p>6768723060</text:p>
          </table:table-cell>
          <table:table-cell office:value-type="float" office:value="2429610248" calcext:value-type="float">
            <text:p>2429610248</text:p>
          </table:table-cell>
          <table:table-cell office:value-type="float" office:value="731089165" calcext:value-type="float">
            <text:p>731089165</text:p>
          </table:table-cell>
          <table:table-cell office:value-type="float" office:value="5328228964" calcext:value-type="float">
            <text:p>5328228964</text:p>
          </table:table-cell>
          <table:table-cell office:value-type="float" office:value="22141018" calcext:value-type="float">
            <text:p>22141018</text:p>
          </table:table-cell>
          <table:table-cell office:value-type="float" office:value="3629170025" calcext:value-type="float">
            <text:p>3629170025</text:p>
          </table:table-cell>
          <table:table-cell office:value-type="float" office:value="217565393" calcext:value-type="float">
            <text:p>217565393</text:p>
          </table:table-cell>
          <table:table-cell office:value-type="float" office:value="869639157" calcext:value-type="float">
            <text:p>869639157</text:p>
          </table:table-cell>
          <table:table-cell office:value-type="float" office:value="1514629188" calcext:value-type="float">
            <text:p>1514629188</text:p>
          </table:table-cell>
          <table:table-cell office:value-type="float" office:value="1798927465" calcext:value-type="float">
            <text:p>1798927465</text:p>
          </table:table-cell>
          <table:table-cell office:value-type="float" office:value="198738857" calcext:value-type="float">
            <text:p>198738857</text:p>
          </table:table-cell>
          <table:table-cell office:value-type="float" office:value="438269765" calcext:value-type="float">
            <text:p>438269765</text:p>
          </table:table-cell>
          <table:table-cell office:value-type="float" office:value="257884304" calcext:value-type="float">
            <text:p>257884304</text:p>
          </table:table-cell>
          <table:table-cell office:value-type="float" office:value="273052817" calcext:value-type="float">
            <text:p>273052817</text:p>
          </table:table-cell>
          <table:table-cell office:value-type="float" office:value="3060671760" calcext:value-type="float">
            <text:p>3060671760</text:p>
          </table:table-cell>
          <table:table-cell office:value-type="float" office:value="2151192717" calcext:value-type="float">
            <text:p>2151192717</text:p>
          </table:table-cell>
          <table:table-cell office:value-type="float" office:value="389479538" calcext:value-type="float">
            <text:p>389479538</text:p>
          </table:table-cell>
          <table:table-cell office:value-type="float" office:value="5383849385" calcext:value-type="float">
            <text:p>5383849385</text:p>
          </table:table-cell>
          <table:table-cell office:value-type="float" office:value="555303556" calcext:value-type="float">
            <text:p>555303556</text:p>
          </table:table-cell>
          <table:table-cell office:value-type="float" office:value="364857641" calcext:value-type="float">
            <text:p>364857641</text:p>
          </table:table-cell>
          <table:table-cell office:value-type="float" office:value="367720261" calcext:value-type="float">
            <text:p>367720261</text:p>
          </table:table-cell>
          <table:table-cell office:value-type="float" office:value="540843581" calcext:value-type="float">
            <text:p>540843581</text:p>
          </table:table-cell>
          <table:table-cell office:value-type="float" office:value="6131054228" calcext:value-type="float">
            <text:p>6131054228</text:p>
          </table:table-cell>
          <table:table-cell office:value-type="float" office:value="2688493652" calcext:value-type="float">
            <text:p>2688493652</text:p>
          </table:table-cell>
          <table:table-cell office:value-type="float" office:value="3783519050" calcext:value-type="float">
            <text:p>3783519050</text:p>
          </table:table-cell>
          <table:table-cell office:value-type="float" office:value="2349438809" calcext:value-type="float">
            <text:p>2349438809</text:p>
          </table:table-cell>
          <table:table-cell office:value-type="float" office:value="644313556" calcext:value-type="float">
            <text:p>644313556</text:p>
          </table:table-cell>
          <table:table-cell office:value-type="float" office:value="806037658" calcext:value-type="float">
            <text:p>806037658</text:p>
          </table:table-cell>
          <table:table-cell office:value-type="float" office:value="6718330781" calcext:value-type="float">
            <text:p>6718330781</text:p>
          </table:table-cell>
          <table:table-cell office:value-type="float" office:value="1876089010" calcext:value-type="float">
            <text:p>1876089010</text:p>
          </table:table-cell>
          <table:table-cell office:value-type="float" office:value="3298071712" calcext:value-type="float">
            <text:p>3298071712</text:p>
          </table:table-cell>
          <table:table-cell office:value-type="float" office:value="1342377140" calcext:value-type="float">
            <text:p>1342377140</text:p>
          </table:table-cell>
          <table:table-cell office:value-type="float" office:value="1158622928" calcext:value-type="float">
            <text:p>1158622928</text:p>
          </table:table-cell>
          <table:table-cell office:value-type="float" office:value="7694152250" calcext:value-type="float">
            <text:p>7694152250</text:p>
          </table:table-cell>
          <table:table-cell office:value-type="float" office:value="1129968200" calcext:value-type="float">
            <text:p>1129968200</text:p>
          </table:table-cell>
          <table:table-cell office:value-type="float" office:value="6298959636" calcext:value-type="float">
            <text:p>6298959636</text:p>
          </table:table-cell>
          <table:table-cell office:value-type="float" office:value="7945318165" calcext:value-type="float">
            <text:p>7945318165</text:p>
          </table:table-cell>
          <table:table-cell office:value-type="float" office:value="1040135642" calcext:value-type="float">
            <text:p>1040135642</text:p>
          </table:table-cell>
          <table:table-cell office:value-type="float" office:value="3106442632" calcext:value-type="float">
            <text:p>3106442632</text:p>
          </table:table-cell>
          <table:table-cell office:value-type="float" office:value="1215207632" calcext:value-type="float">
            <text:p>1215207632</text:p>
          </table:table-cell>
          <table:table-cell office:value-type="float" office:value="3554417050" calcext:value-type="float">
            <text:p>3554417050</text:p>
          </table:table-cell>
          <table:table-cell office:value-type="float" office:value="4145442677" calcext:value-type="float">
            <text:p>4145442677</text:p>
          </table:table-cell>
          <table:table-cell office:value-type="float" office:value="1660590212" calcext:value-type="float">
            <text:p>1660590212</text:p>
          </table:table-cell>
          <table:table-cell office:value-type="float" office:value="1572276122" calcext:value-type="float">
            <text:p>1572276122</text:p>
          </table:table-cell>
          <table:table-cell office:value-type="float" office:value="2925818825" calcext:value-type="float">
            <text:p>2925818825</text:p>
          </table:table-cell>
          <table:table-cell office:value-type="float" office:value="3441200932" calcext:value-type="float">
            <text:p>3441200932</text:p>
          </table:table-cell>
          <table:table-cell office:value-type="float" office:value="2001752906" calcext:value-type="float">
            <text:p>2001752906</text:p>
          </table:table-cell>
          <table:table-cell office:value-type="float" office:value="8693530057" calcext:value-type="float">
            <text:p>8693530057</text:p>
          </table:table-cell>
          <table:table-cell office:value-type="float" office:value="2109406637" calcext:value-type="float">
            <text:p>2109406637</text:p>
          </table:table-cell>
          <table:table-cell office:value-type="float" office:value="2311365274" calcext:value-type="float">
            <text:p>2311365274</text:p>
          </table:table-cell>
          <table:table-cell office:value-type="float" office:value="6812390432" calcext:value-type="float">
            <text:p>6812390432</text:p>
          </table:table-cell>
          <table:table-cell office:value-type="float" office:value="7667234629" calcext:value-type="float">
            <text:p>7667234629</text:p>
          </table:table-cell>
          <table:table-cell office:value-type="float" office:value="2417914442" calcext:value-type="float">
            <text:p>2417914442</text:p>
          </table:table-cell>
          <table:table-cell office:value-type="float" office:value="2407499560" calcext:value-type="float">
            <text:p>2407499560</text:p>
          </table:table-cell>
          <table:table-cell office:value-type="float" office:value="3165239360" calcext:value-type="float">
            <text:p>3165239360</text:p>
          </table:table-cell>
          <table:table-cell office:value-type="float" office:value="3482744058" calcext:value-type="float">
            <text:p>3482744058</text:p>
          </table:table-cell>
          <table:table-cell office:value-type="float" office:value="8991605965" calcext:value-type="float">
            <text:p>8991605965</text:p>
          </table:table-cell>
          <table:table-cell office:value-type="float" office:value="3498257529" calcext:value-type="float">
            <text:p>3498257529</text:p>
          </table:table-cell>
          <table:table-cell office:value-type="float" office:value="5331963290" calcext:value-type="float">
            <text:p>5331963290</text:p>
          </table:table-cell>
          <table:table-cell office:value-type="float" office:value="8926525625" calcext:value-type="float">
            <text:p>8926525625</text:p>
          </table:table-cell>
          <table:table-cell office:value-type="float" office:value="6622982753" calcext:value-type="float">
            <text:p>6622982753</text:p>
          </table:table-cell>
          <table:table-cell office:value-type="float" office:value="3617477300" calcext:value-type="float">
            <text:p>3617477300</text:p>
          </table:table-cell>
          <table:table-cell office:value-type="float" office:value="3621302969" calcext:value-type="float">
            <text:p>3621302969</text:p>
          </table:table-cell>
          <table:table-cell office:value-type="float" office:value="5280350186" calcext:value-type="float">
            <text:p>5280350186</text:p>
          </table:table-cell>
          <table:table-cell office:value-type="float" office:value="7399419520" calcext:value-type="float">
            <text:p>7399419520</text:p>
          </table:table-cell>
          <table:table-cell office:value-type="float" office:value="7101284489" calcext:value-type="float">
            <text:p>7101284489</text:p>
          </table:table-cell>
          <table:table-cell office:value-type="float" office:value="7666082258" calcext:value-type="float">
            <text:p>7666082258</text:p>
          </table:table-cell>
          <table:table-cell office:value-type="float" office:value="6908472037" calcext:value-type="float">
            <text:p>6908472037</text:p>
          </table:table-cell>
          <table:table-cell office:value-type="float" office:value="8655175105" calcext:value-type="float">
            <text:p>8655175105</text:p>
          </table:table-cell>
          <table:table-cell office:value-type="float" office:value="6257887858" calcext:value-type="float">
            <text:p>6257887858</text:p>
          </table:table-cell>
          <table:table-cell office:value-type="float" office:value="5907679010" calcext:value-type="float">
            <text:p>5907679010</text:p>
          </table:table-cell>
          <table:table-cell office:value-type="float" office:value="11116306017" calcext:value-type="float">
            <text:p>11116306017</text:p>
          </table:table-cell>
          <table:table-cell office:value-type="float" office:value="5599774450" calcext:value-type="float">
            <text:p>5599774450</text:p>
          </table:table-cell>
          <table:table-cell office:value-type="float" office:value="5166748057" calcext:value-type="float">
            <text:p>5166748057</text:p>
          </table:table-cell>
          <table:table-cell office:value-type="float" office:value="6695105833" calcext:value-type="float">
            <text:p>6695105833</text:p>
          </table:table-cell>
          <table:table-cell office:value-type="float" office:value="5587530941" calcext:value-type="float">
            <text:p>5587530941</text:p>
          </table:table-cell>
          <table:table-cell office:value-type="float" office:value="9459755469" calcext:value-type="float">
            <text:p>9459755469</text:p>
          </table:table-cell>
          <table:table-cell office:value-type="float" office:value="5664895834" calcext:value-type="float">
            <text:p>5664895834</text:p>
          </table:table-cell>
          <table:table-cell office:value-type="float" office:value="9254328365" calcext:value-type="float">
            <text:p>9254328365</text:p>
          </table:table-cell>
          <table:table-cell office:value-type="float" office:value="6465650512" calcext:value-type="float">
            <text:p>6465650512</text:p>
          </table:table-cell>
          <table:table-cell office:value-type="float" office:value="5984074084" calcext:value-type="float">
            <text:p>5984074084</text:p>
          </table:table-cell>
          <table:table-cell office:value-type="float" office:value="11444206756" calcext:value-type="float">
            <text:p>11444206756</text:p>
          </table:table-cell>
          <table:table-cell office:value-type="float" office:value="10261841306" calcext:value-type="float">
            <text:p>10261841306</text:p>
          </table:table-cell>
          <table:table-cell office:value-type="float" office:value="6675461321" calcext:value-type="float">
            <text:p>6675461321</text:p>
          </table:table-cell>
          <table:table-cell office:value-type="float" office:value="7015251685" calcext:value-type="float">
            <text:p>7015251685</text:p>
          </table:table-cell>
          <table:table-cell office:value-type="float" office:value="6725198845" calcext:value-type="float">
            <text:p>6725198845</text:p>
          </table:table-cell>
          <table:table-cell office:value-type="float" office:value="7715045890" calcext:value-type="float">
            <text:p>7715045890</text:p>
          </table:table-cell>
          <table:table-cell office:value-type="float" office:value="6698344580" calcext:value-type="float">
            <text:p>6698344580</text:p>
          </table:table-cell>
          <table:table-cell office:value-type="float" office:value="6959269225" calcext:value-type="float">
            <text:p>6959269225</text:p>
          </table:table-cell>
          <table:table-cell office:value-type="float" office:value="6951505394" calcext:value-type="float">
            <text:p>6951505394</text:p>
          </table:table-cell>
          <table:table-cell office:value-type="float" office:value="7684523570" calcext:value-type="float">
            <text:p>7684523570</text:p>
          </table:table-cell>
          <table:table-cell office:value-type="float" office:value="7375317193" calcext:value-type="float">
            <text:p>7375317193</text:p>
          </table:table-cell>
          <table:table-cell office:value-type="float" office:value="7615839114" calcext:value-type="float">
            <text:p>7615839114</text:p>
          </table:table-cell>
          <table:table-cell office:value-type="float" office:value="9867492829" calcext:value-type="float">
            <text:p>9867492829</text:p>
          </table:table-cell>
          <table:table-cell office:value-type="float" office:value="7950016205" calcext:value-type="float">
            <text:p>7950016205</text:p>
          </table:table-cell>
          <table:table-cell office:value-type="float" office:value="9764462605" calcext:value-type="float">
            <text:p>9764462605</text:p>
          </table:table-cell>
          <table:table-cell office:value-type="float" office:value="12150812050" calcext:value-type="float">
            <text:p>12150812050</text:p>
          </table:table-cell>
          <table:table-cell office:value-type="string" calcext:value-type="string">
            <text:p><text:s/></text:p>
          </table:table-cell>
          <table:table-cell table:formula="of:=MIN([.B7:.CW7])" office:value-type="float" office:value="22141018" calcext:value-type="float">
            <text:p>22141018</text:p>
          </table:table-cell>
        </table:table-row>
        <table:table-row table:style-name="ro1">
          <table:table-cell office:value-type="string" calcext:value-type="string">
            <text:p>(7426, 47207)</text:p>
          </table:table-cell>
          <table:table-cell office:value-type="float" office:value="848449960" calcext:value-type="float">
            <text:p>848449960</text:p>
          </table:table-cell>
          <table:table-cell office:value-type="float" office:value="103162228" calcext:value-type="float">
            <text:p>103162228</text:p>
          </table:table-cell>
          <table:table-cell office:value-type="float" office:value="176201021" calcext:value-type="float">
            <text:p>176201021</text:p>
          </table:table-cell>
          <table:table-cell office:value-type="float" office:value="2127070280" calcext:value-type="float">
            <text:p>2127070280</text:p>
          </table:table-cell>
          <table:table-cell office:value-type="float" office:value="174335300" calcext:value-type="float">
            <text:p>174335300</text:p>
          </table:table-cell>
          <table:table-cell office:value-type="float" office:value="87397825" calcext:value-type="float">
            <text:p>87397825</text:p>
          </table:table-cell>
          <table:table-cell office:value-type="float" office:value="1343794208" calcext:value-type="float">
            <text:p>1343794208</text:p>
          </table:table-cell>
          <table:table-cell office:value-type="float" office:value="1634293834" calcext:value-type="float">
            <text:p>1634293834</text:p>
          </table:table-cell>
          <table:table-cell office:value-type="float" office:value="590100277" calcext:value-type="float">
            <text:p>590100277</text:p>
          </table:table-cell>
          <table:table-cell office:value-type="float" office:value="2498484925" calcext:value-type="float">
            <text:p>2498484925</text:p>
          </table:table-cell>
          <table:table-cell office:value-type="float" office:value="146155337" calcext:value-type="float">
            <text:p>146155337</text:p>
          </table:table-cell>
          <table:table-cell office:value-type="float" office:value="90558824" calcext:value-type="float">
            <text:p>90558824</text:p>
          </table:table-cell>
          <table:table-cell office:value-type="float" office:value="159254245" calcext:value-type="float">
            <text:p>159254245</text:p>
          </table:table-cell>
          <table:table-cell office:value-type="float" office:value="1266606805" calcext:value-type="float">
            <text:p>1266606805</text:p>
          </table:table-cell>
          <table:table-cell office:value-type="float" office:value="650445845" calcext:value-type="float">
            <text:p>650445845</text:p>
          </table:table-cell>
          <table:table-cell office:value-type="float" office:value="2072064276" calcext:value-type="float">
            <text:p>2072064276</text:p>
          </table:table-cell>
          <table:table-cell office:value-type="float" office:value="2156712977" calcext:value-type="float">
            <text:p>2156712977</text:p>
          </table:table-cell>
          <table:table-cell office:value-type="float" office:value="504740948" calcext:value-type="float">
            <text:p>504740948</text:p>
          </table:table-cell>
          <table:table-cell office:value-type="float" office:value="314289845" calcext:value-type="float">
            <text:p>314289845</text:p>
          </table:table-cell>
          <table:table-cell office:value-type="float" office:value="955863170" calcext:value-type="float">
            <text:p>955863170</text:p>
          </table:table-cell>
          <table:table-cell office:value-type="float" office:value="1517539297" calcext:value-type="float">
            <text:p>1517539297</text:p>
          </table:table-cell>
          <table:table-cell office:value-type="float" office:value="746108840" calcext:value-type="float">
            <text:p>746108840</text:p>
          </table:table-cell>
          <table:table-cell office:value-type="float" office:value="2025944345" calcext:value-type="float">
            <text:p>2025944345</text:p>
          </table:table-cell>
          <table:table-cell office:value-type="float" office:value="1652513785" calcext:value-type="float">
            <text:p>1652513785</text:p>
          </table:table-cell>
          <table:table-cell office:value-type="float" office:value="2778819685" calcext:value-type="float">
            <text:p>2778819685</text:p>
          </table:table-cell>
          <table:table-cell office:value-type="float" office:value="1966442920" calcext:value-type="float">
            <text:p>1966442920</text:p>
          </table:table-cell>
          <table:table-cell office:value-type="float" office:value="565020072" calcext:value-type="float">
            <text:p>565020072</text:p>
          </table:table-cell>
          <table:table-cell office:value-type="float" office:value="910194426" calcext:value-type="float">
            <text:p>910194426</text:p>
          </table:table-cell>
          <table:table-cell office:value-type="float" office:value="601671893" calcext:value-type="float">
            <text:p>601671893</text:p>
          </table:table-cell>
          <table:table-cell office:value-type="float" office:value="2202483280" calcext:value-type="float">
            <text:p>2202483280</text:p>
          </table:table-cell>
          <table:table-cell office:value-type="float" office:value="2956440754" calcext:value-type="float">
            <text:p>2956440754</text:p>
          </table:table-cell>
          <table:table-cell office:value-type="float" office:value="2422030365" calcext:value-type="float">
            <text:p>2422030365</text:p>
          </table:table-cell>
          <table:table-cell office:value-type="float" office:value="754814306" calcext:value-type="float">
            <text:p>754814306</text:p>
          </table:table-cell>
          <table:table-cell office:value-type="float" office:value="956998052" calcext:value-type="float">
            <text:p>956998052</text:p>
          </table:table-cell>
          <table:table-cell office:value-type="float" office:value="1030904968" calcext:value-type="float">
            <text:p>1030904968</text:p>
          </table:table-cell>
          <table:table-cell office:value-type="float" office:value="1197897220" calcext:value-type="float">
            <text:p>1197897220</text:p>
          </table:table-cell>
          <table:table-cell office:value-type="float" office:value="3031776562" calcext:value-type="float">
            <text:p>3031776562</text:p>
          </table:table-cell>
          <table:table-cell office:value-type="float" office:value="3408725428" calcext:value-type="float">
            <text:p>3408725428</text:p>
          </table:table-cell>
          <table:table-cell office:value-type="float" office:value="2330254400" calcext:value-type="float">
            <text:p>2330254400</text:p>
          </table:table-cell>
          <table:table-cell office:value-type="float" office:value="3210129253" calcext:value-type="float">
            <text:p>3210129253</text:p>
          </table:table-cell>
          <table:table-cell office:value-type="float" office:value="1981322570" calcext:value-type="float">
            <text:p>1981322570</text:p>
          </table:table-cell>
          <table:table-cell office:value-type="float" office:value="1137127412" calcext:value-type="float">
            <text:p>1137127412</text:p>
          </table:table-cell>
          <table:table-cell office:value-type="float" office:value="2820929652" calcext:value-type="float">
            <text:p>2820929652</text:p>
          </table:table-cell>
          <table:table-cell office:value-type="float" office:value="1370656354" calcext:value-type="float">
            <text:p>1370656354</text:p>
          </table:table-cell>
          <table:table-cell office:value-type="float" office:value="1548416857" calcext:value-type="float">
            <text:p>1548416857</text:p>
          </table:table-cell>
          <table:table-cell office:value-type="float" office:value="1785849040" calcext:value-type="float">
            <text:p>1785849040</text:p>
          </table:table-cell>
          <table:table-cell office:value-type="float" office:value="3456684522" calcext:value-type="float">
            <text:p>3456684522</text:p>
          </table:table-cell>
          <table:table-cell office:value-type="float" office:value="1587116869" calcext:value-type="float">
            <text:p>1587116869</text:p>
          </table:table-cell>
          <table:table-cell office:value-type="float" office:value="1767432200" calcext:value-type="float">
            <text:p>1767432200</text:p>
          </table:table-cell>
          <table:table-cell office:value-type="float" office:value="3684882994" calcext:value-type="float">
            <text:p>3684882994</text:p>
          </table:table-cell>
          <table:table-cell office:value-type="float" office:value="4100256917" calcext:value-type="float">
            <text:p>4100256917</text:p>
          </table:table-cell>
          <table:table-cell office:value-type="float" office:value="3238217665" calcext:value-type="float">
            <text:p>3238217665</text:p>
          </table:table-cell>
          <table:table-cell office:value-type="float" office:value="3524969698" calcext:value-type="float">
            <text:p>3524969698</text:p>
          </table:table-cell>
          <table:table-cell office:value-type="float" office:value="3261015172" calcext:value-type="float">
            <text:p>3261015172</text:p>
          </table:table-cell>
          <table:table-cell office:value-type="float" office:value="3681733193" calcext:value-type="float">
            <text:p>3681733193</text:p>
          </table:table-cell>
          <table:table-cell office:value-type="float" office:value="3286402282" calcext:value-type="float">
            <text:p>3286402282</text:p>
          </table:table-cell>
          <table:table-cell office:value-type="float" office:value="4066525076" calcext:value-type="float">
            <text:p>4066525076</text:p>
          </table:table-cell>
          <table:table-cell office:value-type="float" office:value="2729976148" calcext:value-type="float">
            <text:p>2729976148</text:p>
          </table:table-cell>
          <table:table-cell office:value-type="float" office:value="2780037050" calcext:value-type="float">
            <text:p>2780037050</text:p>
          </table:table-cell>
          <table:table-cell office:value-type="float" office:value="4585166101" calcext:value-type="float">
            <text:p>4585166101</text:p>
          </table:table-cell>
          <table:table-cell office:value-type="float" office:value="3208395125" calcext:value-type="float">
            <text:p>3208395125</text:p>
          </table:table-cell>
          <table:table-cell office:value-type="float" office:value="3363229170" calcext:value-type="float">
            <text:p>3363229170</text:p>
          </table:table-cell>
          <table:table-cell office:value-type="float" office:value="4795045969" calcext:value-type="float">
            <text:p>4795045969</text:p>
          </table:table-cell>
          <table:table-cell office:value-type="float" office:value="3764632365" calcext:value-type="float">
            <text:p>3764632365</text:p>
          </table:table-cell>
          <table:table-cell office:value-type="float" office:value="5950402816" calcext:value-type="float">
            <text:p>5950402816</text:p>
          </table:table-cell>
          <table:table-cell office:value-type="float" office:value="5896002213" calcext:value-type="float">
            <text:p>5896002213</text:p>
          </table:table-cell>
          <table:table-cell office:value-type="float" office:value="3815965530" calcext:value-type="float">
            <text:p>3815965530</text:p>
          </table:table-cell>
          <table:table-cell office:value-type="float" office:value="4518632980" calcext:value-type="float">
            <text:p>4518632980</text:p>
          </table:table-cell>
          <table:table-cell office:value-type="float" office:value="4451309433" calcext:value-type="float">
            <text:p>4451309433</text:p>
          </table:table-cell>
          <table:table-cell office:value-type="float" office:value="4685760234" calcext:value-type="float">
            <text:p>4685760234</text:p>
          </table:table-cell>
          <table:table-cell office:value-type="float" office:value="4494364957" calcext:value-type="float">
            <text:p>4494364957</text:p>
          </table:table-cell>
          <table:table-cell office:value-type="float" office:value="5243993801" calcext:value-type="float">
            <text:p>5243993801</text:p>
          </table:table-cell>
          <table:table-cell office:value-type="float" office:value="4596862330" calcext:value-type="float">
            <text:p>4596862330</text:p>
          </table:table-cell>
          <table:table-cell office:value-type="float" office:value="4636634650" calcext:value-type="float">
            <text:p>4636634650</text:p>
          </table:table-cell>
          <table:table-cell office:value-type="float" office:value="6642067997" calcext:value-type="float">
            <text:p>6642067997</text:p>
          </table:table-cell>
          <table:table-cell office:value-type="float" office:value="5015758898" calcext:value-type="float">
            <text:p>5015758898</text:p>
          </table:table-cell>
          <table:table-cell office:value-type="float" office:value="6619439957" calcext:value-type="float">
            <text:p>6619439957</text:p>
          </table:table-cell>
          <table:table-cell office:value-type="float" office:value="5282424629" calcext:value-type="float">
            <text:p>5282424629</text:p>
          </table:table-cell>
          <table:table-cell office:value-type="float" office:value="5726773501" calcext:value-type="float">
            <text:p>5726773501</text:p>
          </table:table-cell>
          <table:table-cell office:value-type="float" office:value="6166433813" calcext:value-type="float">
            <text:p>6166433813</text:p>
          </table:table-cell>
          <table:table-cell office:value-type="float" office:value="6228156850" calcext:value-type="float">
            <text:p>6228156850</text:p>
          </table:table-cell>
          <table:table-cell office:value-type="float" office:value="6262176033" calcext:value-type="float">
            <text:p>6262176033</text:p>
          </table:table-cell>
          <table:table-cell office:value-type="float" office:value="6060059092" calcext:value-type="float">
            <text:p>6060059092</text:p>
          </table:table-cell>
          <table:table-cell office:value-type="float" office:value="7132650400" calcext:value-type="float">
            <text:p>7132650400</text:p>
          </table:table-cell>
          <table:table-cell office:value-type="float" office:value="7396449040" calcext:value-type="float">
            <text:p>7396449040</text:p>
          </table:table-cell>
          <table:table-cell office:value-type="float" office:value="6964438370" calcext:value-type="float">
            <text:p>6964438370</text:p>
          </table:table-cell>
          <table:table-cell office:value-type="float" office:value="6603284021" calcext:value-type="float">
            <text:p>6603284021</text:p>
          </table:table-cell>
          <table:table-cell office:value-type="float" office:value="6467225533" calcext:value-type="float">
            <text:p>6467225533</text:p>
          </table:table-cell>
          <table:table-cell office:value-type="float" office:value="6728075653" calcext:value-type="float">
            <text:p>6728075653</text:p>
          </table:table-cell>
          <table:table-cell office:value-type="float" office:value="6395364562" calcext:value-type="float">
            <text:p>6395364562</text:p>
          </table:table-cell>
          <table:table-cell office:value-type="float" office:value="9115340776" calcext:value-type="float">
            <text:p>9115340776</text:p>
          </table:table-cell>
          <table:table-cell office:value-type="float" office:value="6960774169" calcext:value-type="float">
            <text:p>6960774169</text:p>
          </table:table-cell>
          <table:table-cell office:value-type="float" office:value="7780544018" calcext:value-type="float">
            <text:p>7780544018</text:p>
          </table:table-cell>
          <table:table-cell office:value-type="float" office:value="7220974258" calcext:value-type="float">
            <text:p>7220974258</text:p>
          </table:table-cell>
          <table:table-cell office:value-type="float" office:value="8428454905" calcext:value-type="float">
            <text:p>8428454905</text:p>
          </table:table-cell>
          <table:table-cell office:value-type="float" office:value="10078458746" calcext:value-type="float">
            <text:p>10078458746</text:p>
          </table:table-cell>
          <table:table-cell office:value-type="float" office:value="7608799201" calcext:value-type="float">
            <text:p>7608799201</text:p>
          </table:table-cell>
          <table:table-cell office:value-type="float" office:value="9832808641" calcext:value-type="float">
            <text:p>9832808641</text:p>
          </table:table-cell>
          <table:table-cell office:value-type="float" office:value="7986929393" calcext:value-type="float">
            <text:p>7986929393</text:p>
          </table:table-cell>
          <table:table-cell office:value-type="float" office:value="9089611658" calcext:value-type="float">
            <text:p>9089611658</text:p>
          </table:table-cell>
          <table:table-cell office:value-type="string" calcext:value-type="string">
            <text:p><text:s/></text:p>
          </table:table-cell>
          <table:table-cell table:formula="of:=MIN([.B8:.CW8])" office:value-type="float" office:value="87397825" calcext:value-type="float">
            <text:p>87397825</text:p>
          </table:table-cell>
        </table:table-row>
        <table:table-row table:style-name="ro1">
          <table:table-cell office:value-type="string" calcext:value-type="string">
            <text:p>(8675, 62524)</text:p>
          </table:table-cell>
          <table:table-cell office:value-type="float" office:value="237428266" calcext:value-type="float">
            <text:p>237428266</text:p>
          </table:table-cell>
          <table:table-cell office:value-type="float" office:value="585973930" calcext:value-type="float">
            <text:p>585973930</text:p>
          </table:table-cell>
          <table:table-cell office:value-type="float" office:value="75766489" calcext:value-type="float">
            <text:p>75766489</text:p>
          </table:table-cell>
          <table:table-cell office:value-type="float" office:value="3778705850" calcext:value-type="float">
            <text:p>3778705850</text:p>
          </table:table-cell>
          <table:table-cell office:value-type="float" office:value="811974330" calcext:value-type="float">
            <text:p>811974330</text:p>
          </table:table-cell>
          <table:table-cell office:value-type="float" office:value="40312241" calcext:value-type="float">
            <text:p>40312241</text:p>
          </table:table-cell>
          <table:table-cell office:value-type="float" office:value="2704390762" calcext:value-type="float">
            <text:p>2704390762</text:p>
          </table:table-cell>
          <table:table-cell office:value-type="float" office:value="628207892" calcext:value-type="float">
            <text:p>628207892</text:p>
          </table:table-cell>
          <table:table-cell office:value-type="float" office:value="1536535333" calcext:value-type="float">
            <text:p>1536535333</text:p>
          </table:table-cell>
          <table:table-cell office:value-type="float" office:value="1200224329" calcext:value-type="float">
            <text:p>1200224329</text:p>
          </table:table-cell>
          <table:table-cell office:value-type="float" office:value="108341441" calcext:value-type="float">
            <text:p>108341441</text:p>
          </table:table-cell>
          <table:table-cell office:value-type="float" office:value="346662146" calcext:value-type="float">
            <text:p>346662146</text:p>
          </table:table-cell>
          <table:table-cell office:value-type="float" office:value="500132225" calcext:value-type="float">
            <text:p>500132225</text:p>
          </table:table-cell>
          <table:table-cell office:value-type="float" office:value="461729365" calcext:value-type="float">
            <text:p>461729365</text:p>
          </table:table-cell>
          <table:table-cell office:value-type="float" office:value="204506361" calcext:value-type="float">
            <text:p>204506361</text:p>
          </table:table-cell>
          <table:table-cell office:value-type="float" office:value="950398058" calcext:value-type="float">
            <text:p>950398058</text:p>
          </table:table-cell>
          <table:table-cell office:value-type="float" office:value="1005653241" calcext:value-type="float">
            <text:p>1005653241</text:p>
          </table:table-cell>
          <table:table-cell office:value-type="float" office:value="1224596234" calcext:value-type="float">
            <text:p>1224596234</text:p>
          </table:table-cell>
          <table:table-cell office:value-type="float" office:value="727192925" calcext:value-type="float">
            <text:p>727192925</text:p>
          </table:table-cell>
          <table:table-cell office:value-type="float" office:value="354482820" calcext:value-type="float">
            <text:p>354482820</text:p>
          </table:table-cell>
          <table:table-cell office:value-type="float" office:value="2783746573" calcext:value-type="float">
            <text:p>2783746573</text:p>
          </table:table-cell>
          <table:table-cell office:value-type="float" office:value="300698722" calcext:value-type="float">
            <text:p>300698722</text:p>
          </table:table-cell>
          <table:table-cell office:value-type="float" office:value="958822497" calcext:value-type="float">
            <text:p>958822497</text:p>
          </table:table-cell>
          <table:table-cell office:value-type="float" office:value="742347965" calcext:value-type="float">
            <text:p>742347965</text:p>
          </table:table-cell>
          <table:table-cell office:value-type="float" office:value="1466002165" calcext:value-type="float">
            <text:p>1466002165</text:p>
          </table:table-cell>
          <table:table-cell office:value-type="float" office:value="3348780994" calcext:value-type="float">
            <text:p>3348780994</text:p>
          </table:table-cell>
          <table:table-cell office:value-type="float" office:value="1086613226" calcext:value-type="float">
            <text:p>1086613226</text:p>
          </table:table-cell>
          <table:table-cell office:value-type="float" office:value="1747186580" calcext:value-type="float">
            <text:p>1747186580</text:p>
          </table:table-cell>
          <table:table-cell office:value-type="float" office:value="957952161" calcext:value-type="float">
            <text:p>957952161</text:p>
          </table:table-cell>
          <table:table-cell office:value-type="float" office:value="1161992450" calcext:value-type="float">
            <text:p>1161992450</text:p>
          </table:table-cell>
          <table:table-cell office:value-type="float" office:value="1664272592" calcext:value-type="float">
            <text:p>1664272592</text:p>
          </table:table-cell>
          <table:table-cell office:value-type="float" office:value="3843650105" calcext:value-type="float">
            <text:p>3843650105</text:p>
          </table:table-cell>
          <table:table-cell office:value-type="float" office:value="838182760" calcext:value-type="float">
            <text:p>838182760</text:p>
          </table:table-cell>
          <table:table-cell office:value-type="float" office:value="1553899906" calcext:value-type="float">
            <text:p>1553899906</text:p>
          </table:table-cell>
          <table:table-cell office:value-type="float" office:value="768904474" calcext:value-type="float">
            <text:p>768904474</text:p>
          </table:table-cell>
          <table:table-cell office:value-type="float" office:value="787647370" calcext:value-type="float">
            <text:p>787647370</text:p>
          </table:table-cell>
          <table:table-cell office:value-type="float" office:value="4600174468" calcext:value-type="float">
            <text:p>4600174468</text:p>
          </table:table-cell>
          <table:table-cell office:value-type="float" office:value="2050058074" calcext:value-type="float">
            <text:p>2050058074</text:p>
          </table:table-cell>
          <table:table-cell office:value-type="float" office:value="3602836010" calcext:value-type="float">
            <text:p>3602836010</text:p>
          </table:table-cell>
          <table:table-cell office:value-type="float" office:value="4805754545" calcext:value-type="float">
            <text:p>4805754545</text:p>
          </table:table-cell>
          <table:table-cell office:value-type="float" office:value="1184127048" calcext:value-type="float">
            <text:p>1184127048</text:p>
          </table:table-cell>
          <table:table-cell office:value-type="float" office:value="1564879354" calcext:value-type="float">
            <text:p>1564879354</text:p>
          </table:table-cell>
          <table:table-cell office:value-type="float" office:value="1736574314" calcext:value-type="float">
            <text:p>1736574314</text:p>
          </table:table-cell>
          <table:table-cell office:value-type="float" office:value="1882380560" calcext:value-type="float">
            <text:p>1882380560</text:p>
          </table:table-cell>
          <table:table-cell office:value-type="float" office:value="2233948789" calcext:value-type="float">
            <text:p>2233948789</text:p>
          </table:table-cell>
          <table:table-cell office:value-type="float" office:value="1318807330" calcext:value-type="float">
            <text:p>1318807330</text:p>
          </table:table-cell>
          <table:table-cell office:value-type="float" office:value="2244182516" calcext:value-type="float">
            <text:p>2244182516</text:p>
          </table:table-cell>
          <table:table-cell office:value-type="float" office:value="1730664685" calcext:value-type="float">
            <text:p>1730664685</text:p>
          </table:table-cell>
          <table:table-cell office:value-type="float" office:value="2047365970" calcext:value-type="float">
            <text:p>2047365970</text:p>
          </table:table-cell>
          <table:table-cell office:value-type="float" office:value="2543180788" calcext:value-type="float">
            <text:p>2543180788</text:p>
          </table:table-cell>
          <table:table-cell office:value-type="float" office:value="5601194149" calcext:value-type="float">
            <text:p>5601194149</text:p>
          </table:table-cell>
          <table:table-cell office:value-type="float" office:value="2326645633" calcext:value-type="float">
            <text:p>2326645633</text:p>
          </table:table-cell>
          <table:table-cell office:value-type="float" office:value="2572119056" calcext:value-type="float">
            <text:p>2572119056</text:p>
          </table:table-cell>
          <table:table-cell office:value-type="float" office:value="4316207986" calcext:value-type="float">
            <text:p>4316207986</text:p>
          </table:table-cell>
          <table:table-cell office:value-type="float" office:value="4919418277" calcext:value-type="float">
            <text:p>4919418277</text:p>
          </table:table-cell>
          <table:table-cell office:value-type="float" office:value="2477188324" calcext:value-type="float">
            <text:p>2477188324</text:p>
          </table:table-cell>
          <table:table-cell office:value-type="float" office:value="2923952722" calcext:value-type="float">
            <text:p>2923952722</text:p>
          </table:table-cell>
          <table:table-cell office:value-type="float" office:value="2465140834" calcext:value-type="float">
            <text:p>2465140834</text:p>
          </table:table-cell>
          <table:table-cell office:value-type="float" office:value="2624834180" calcext:value-type="float">
            <text:p>2624834180</text:p>
          </table:table-cell>
          <table:table-cell office:value-type="float" office:value="5989182725" calcext:value-type="float">
            <text:p>5989182725</text:p>
          </table:table-cell>
          <table:table-cell office:value-type="float" office:value="2872137965" calcext:value-type="float">
            <text:p>2872137965</text:p>
          </table:table-cell>
          <table:table-cell office:value-type="float" office:value="3728363600" calcext:value-type="float">
            <text:p>3728363600</text:p>
          </table:table-cell>
          <table:table-cell office:value-type="float" office:value="6071371645" calcext:value-type="float">
            <text:p>6071371645</text:p>
          </table:table-cell>
          <table:table-cell office:value-type="float" office:value="4503985049" calcext:value-type="float">
            <text:p>4503985049</text:p>
          </table:table-cell>
          <table:table-cell office:value-type="float" office:value="4499477530" calcext:value-type="float">
            <text:p>4499477530</text:p>
          </table:table-cell>
          <table:table-cell office:value-type="float" office:value="4469070197" calcext:value-type="float">
            <text:p>4469070197</text:p>
          </table:table-cell>
          <table:table-cell office:value-type="float" office:value="3957362600" calcext:value-type="float">
            <text:p>3957362600</text:p>
          </table:table-cell>
          <table:table-cell office:value-type="float" office:value="5252071250" calcext:value-type="float">
            <text:p>5252071250</text:p>
          </table:table-cell>
          <table:table-cell office:value-type="float" office:value="5086307537" calcext:value-type="float">
            <text:p>5086307537</text:p>
          </table:table-cell>
          <table:table-cell office:value-type="float" office:value="5459060612" calcext:value-type="float">
            <text:p>5459060612</text:p>
          </table:table-cell>
          <table:table-cell office:value-type="float" office:value="5027012429" calcext:value-type="float">
            <text:p>5027012429</text:p>
          </table:table-cell>
          <table:table-cell office:value-type="float" office:value="6194040757" calcext:value-type="float">
            <text:p>6194040757</text:p>
          </table:table-cell>
          <table:table-cell office:value-type="float" office:value="4806299264" calcext:value-type="float">
            <text:p>4806299264</text:p>
          </table:table-cell>
          <table:table-cell office:value-type="float" office:value="4680570436" calcext:value-type="float">
            <text:p>4680570436</text:p>
          </table:table-cell>
          <table:table-cell office:value-type="float" office:value="8033794781" calcext:value-type="float">
            <text:p>8033794781</text:p>
          </table:table-cell>
          <table:table-cell office:value-type="float" office:value="4765089844" calcext:value-type="float">
            <text:p>4765089844</text:p>
          </table:table-cell>
          <table:table-cell office:value-type="float" office:value="5505919681" calcext:value-type="float">
            <text:p>5505919681</text:p>
          </table:table-cell>
          <table:table-cell office:value-type="float" office:value="5374530841" calcext:value-type="float">
            <text:p>5374530841</text:p>
          </table:table-cell>
          <table:table-cell office:value-type="float" office:value="5164054969" calcext:value-type="float">
            <text:p>5164054969</text:p>
          </table:table-cell>
          <table:table-cell office:value-type="float" office:value="7048614341" calcext:value-type="float">
            <text:p>7048614341</text:p>
          </table:table-cell>
          <table:table-cell office:value-type="float" office:value="5482752080" calcext:value-type="float">
            <text:p>5482752080</text:p>
          </table:table-cell>
          <table:table-cell office:value-type="float" office:value="7012310189" calcext:value-type="float">
            <text:p>7012310189</text:p>
          </table:table-cell>
          <table:table-cell office:value-type="float" office:value="5717256986" calcext:value-type="float">
            <text:p>5717256986</text:p>
          </table:table-cell>
          <table:table-cell office:value-type="float" office:value="6133556810" calcext:value-type="float">
            <text:p>6133556810</text:p>
          </table:table-cell>
          <table:table-cell office:value-type="float" office:value="8587294130" calcext:value-type="float">
            <text:p>8587294130</text:p>
          </table:table-cell>
          <table:table-cell office:value-type="float" office:value="7835227920" calcext:value-type="float">
            <text:p>7835227920</text:p>
          </table:table-cell>
          <table:table-cell office:value-type="float" office:value="6113407689" calcext:value-type="float">
            <text:p>6113407689</text:p>
          </table:table-cell>
          <table:table-cell office:value-type="float" office:value="6177178085" calcext:value-type="float">
            <text:p>6177178085</text:p>
          </table:table-cell>
          <table:table-cell office:value-type="float" office:value="6205173005" calcext:value-type="float">
            <text:p>6205173005</text:p>
          </table:table-cell>
          <table:table-cell office:value-type="float" office:value="6429898820" calcext:value-type="float">
            <text:p>6429898820</text:p>
          </table:table-cell>
          <table:table-cell office:value-type="float" office:value="7573792570" calcext:value-type="float">
            <text:p>7573792570</text:p>
          </table:table-cell>
          <table:table-cell office:value-type="float" office:value="6434810825" calcext:value-type="float">
            <text:p>6434810825</text:p>
          </table:table-cell>
          <table:table-cell office:value-type="float" office:value="6901579656" calcext:value-type="float">
            <text:p>6901579656</text:p>
          </table:table-cell>
          <table:table-cell office:value-type="float" office:value="6884147080" calcext:value-type="float">
            <text:p>6884147080</text:p>
          </table:table-cell>
          <table:table-cell office:value-type="float" office:value="7448245049" calcext:value-type="float">
            <text:p>7448245049</text:p>
          </table:table-cell>
          <table:table-cell office:value-type="float" office:value="8504088788" calcext:value-type="float">
            <text:p>8504088788</text:p>
          </table:table-cell>
          <table:table-cell office:value-type="float" office:value="8023252313" calcext:value-type="float">
            <text:p>8023252313</text:p>
          </table:table-cell>
          <table:table-cell office:value-type="float" office:value="8495308945" calcext:value-type="float">
            <text:p>8495308945</text:p>
          </table:table-cell>
          <table:table-cell office:value-type="float" office:value="8191339909" calcext:value-type="float">
            <text:p>8191339909</text:p>
          </table:table-cell>
          <table:table-cell office:value-type="float" office:value="9827162404" calcext:value-type="float">
            <text:p>9827162404</text:p>
          </table:table-cell>
          <table:table-cell office:value-type="string" calcext:value-type="string">
            <text:p><text:s/></text:p>
          </table:table-cell>
          <table:table-cell table:formula="of:=MIN([.B9:.CW9])" office:value-type="float" office:value="40312241" calcext:value-type="float">
            <text:p>40312241</text:p>
          </table:table-cell>
        </table:table-row>
        <table:table-row table:style-name="ro1">
          <table:table-cell office:value-type="string" calcext:value-type="string">
            <text:p>(8910, 50350)</text:p>
          </table:table-cell>
          <table:table-cell office:value-type="float" office:value="704235925" calcext:value-type="float">
            <text:p>704235925</text:p>
          </table:table-cell>
          <table:table-cell office:value-type="float" office:value="182692189" calcext:value-type="float">
            <text:p>182692189</text:p>
          </table:table-cell>
          <table:table-cell office:value-type="float" office:value="135382824" calcext:value-type="float">
            <text:p>135382824</text:p>
          </table:table-cell>
          <table:table-cell office:value-type="float" office:value="2444887381" calcext:value-type="float">
            <text:p>2444887381</text:p>
          </table:table-cell>
          <table:table-cell office:value-type="float" office:value="276123049" calcext:value-type="float">
            <text:p>276123049</text:p>
          </table:table-cell>
          <table:table-cell office:value-type="float" office:value="43358900" calcext:value-type="float">
            <text:p>43358900</text:p>
          </table:table-cell>
          <table:table-cell office:value-type="float" office:value="1588204521" calcext:value-type="float">
            <text:p>1588204521</text:p>
          </table:table-cell>
          <table:table-cell office:value-type="float" office:value="1385488501" calcext:value-type="float">
            <text:p>1385488501</text:p>
          </table:table-cell>
          <table:table-cell office:value-type="float" office:value="734209060" calcext:value-type="float">
            <text:p>734209060</text:p>
          </table:table-cell>
          <table:table-cell office:value-type="float" office:value="2179681160" calcext:value-type="float">
            <text:p>2179681160</text:p>
          </table:table-cell>
          <table:table-cell office:value-type="float" office:value="80250484" calcext:value-type="float">
            <text:p>80250484</text:p>
          </table:table-cell>
          <table:table-cell office:value-type="float" office:value="83624197" calcext:value-type="float">
            <text:p>83624197</text:p>
          </table:table-cell>
          <table:table-cell office:value-type="float" office:value="163763176" calcext:value-type="float">
            <text:p>163763176</text:p>
          </table:table-cell>
          <table:table-cell office:value-type="float" office:value="1031570948" calcext:value-type="float">
            <text:p>1031570948</text:p>
          </table:table-cell>
          <table:table-cell office:value-type="float" office:value="487376050" calcext:value-type="float">
            <text:p>487376050</text:p>
          </table:table-cell>
          <table:table-cell office:value-type="float" office:value="1769853773" calcext:value-type="float">
            <text:p>1769853773</text:p>
          </table:table-cell>
          <table:table-cell office:value-type="float" office:value="1848365434" calcext:value-type="float">
            <text:p>1848365434</text:p>
          </table:table-cell>
          <table:table-cell office:value-type="float" office:value="579972685" calcext:value-type="float">
            <text:p>579972685</text:p>
          </table:table-cell>
          <table:table-cell office:value-type="float" office:value="322742338" calcext:value-type="float">
            <text:p>322742338</text:p>
          </table:table-cell>
          <table:table-cell office:value-type="float" office:value="754901269" calcext:value-type="float">
            <text:p>754901269</text:p>
          </table:table-cell>
          <table:table-cell office:value-type="float" office:value="1699063850" calcext:value-type="float">
            <text:p>1699063850</text:p>
          </table:table-cell>
          <table:table-cell office:value-type="float" office:value="574875365" calcext:value-type="float">
            <text:p>574875365</text:p>
          </table:table-cell>
          <table:table-cell office:value-type="float" office:value="1725185530" calcext:value-type="float">
            <text:p>1725185530</text:p>
          </table:table-cell>
          <table:table-cell office:value-type="float" office:value="1382353552" calcext:value-type="float">
            <text:p>1382353552</text:p>
          </table:table-cell>
          <table:table-cell office:value-type="float" office:value="2425164922" calcext:value-type="float">
            <text:p>2425164922</text:p>
          </table:table-cell>
          <table:table-cell office:value-type="float" office:value="2162429725" calcext:value-type="float">
            <text:p>2162429725</text:p>
          </table:table-cell>
          <table:table-cell office:value-type="float" office:value="583972229" calcext:value-type="float">
            <text:p>583972229</text:p>
          </table:table-cell>
          <table:table-cell office:value-type="float" office:value="993224597" calcext:value-type="float">
            <text:p>993224597</text:p>
          </table:table-cell>
          <table:table-cell office:value-type="float" office:value="579915592" calcext:value-type="float">
            <text:p>579915592</text:p>
          </table:table-cell>
          <table:table-cell office:value-type="float" office:value="1890848257" calcext:value-type="float">
            <text:p>1890848257</text:p>
          </table:table-cell>
          <table:table-cell office:value-type="float" office:value="2591156261" calcext:value-type="float">
            <text:p>2591156261</text:p>
          </table:table-cell>
          <table:table-cell office:value-type="float" office:value="2610247562" calcext:value-type="float">
            <text:p>2610247562</text:p>
          </table:table-cell>
          <table:table-cell office:value-type="float" office:value="668421657" calcext:value-type="float">
            <text:p>668421657</text:p>
          </table:table-cell>
          <table:table-cell office:value-type="float" office:value="975393989" calcext:value-type="float">
            <text:p>975393989</text:p>
          </table:table-cell>
          <table:table-cell office:value-type="float" office:value="869697845" calcext:value-type="float">
            <text:p>869697845</text:p>
          </table:table-cell>
          <table:table-cell office:value-type="float" office:value="1005867109" calcext:value-type="float">
            <text:p>1005867109</text:p>
          </table:table-cell>
          <table:table-cell office:value-type="float" office:value="3242775385" calcext:value-type="float">
            <text:p>3242775385</text:p>
          </table:table-cell>
          <table:table-cell office:value-type="float" office:value="3017697665" calcext:value-type="float">
            <text:p>3017697665</text:p>
          </table:table-cell>
          <table:table-cell office:value-type="float" office:value="2477196097" calcext:value-type="float">
            <text:p>2477196097</text:p>
          </table:table-cell>
          <table:table-cell office:value-type="float" office:value="3423336394" calcext:value-type="float">
            <text:p>3423336394</text:p>
          </table:table-cell>
          <table:table-cell office:value-type="float" office:value="1703260345" calcext:value-type="float">
            <text:p>1703260345</text:p>
          </table:table-cell>
          <table:table-cell office:value-type="float" office:value="1108660001" calcext:value-type="float">
            <text:p>1108660001</text:p>
          </table:table-cell>
          <table:table-cell office:value-type="float" office:value="2477050781" calcext:value-type="float">
            <text:p>2477050781</text:p>
          </table:table-cell>
          <table:table-cell office:value-type="float" office:value="1353160925" calcext:value-type="float">
            <text:p>1353160925</text:p>
          </table:table-cell>
          <table:table-cell office:value-type="float" office:value="1566215456" calcext:value-type="float">
            <text:p>1566215456</text:p>
          </table:table-cell>
          <table:table-cell office:value-type="float" office:value="1562114473" calcext:value-type="float">
            <text:p>1562114473</text:p>
          </table:table-cell>
          <table:table-cell office:value-type="float" office:value="3076087109" calcext:value-type="float">
            <text:p>3076087109</text:p>
          </table:table-cell>
          <table:table-cell office:value-type="float" office:value="1482372740" calcext:value-type="float">
            <text:p>1482372740</text:p>
          </table:table-cell>
          <table:table-cell office:value-type="float" office:value="1685949813" calcext:value-type="float">
            <text:p>1685949813</text:p>
          </table:table-cell>
          <table:table-cell office:value-type="float" office:value="3305117153" calcext:value-type="float">
            <text:p>3305117153</text:p>
          </table:table-cell>
          <table:table-cell office:value-type="float" office:value="4260009636" calcext:value-type="float">
            <text:p>4260009636</text:p>
          </table:table-cell>
          <table:table-cell office:value-type="float" office:value="2902248500" calcext:value-type="float">
            <text:p>2902248500</text:p>
          </table:table-cell>
          <table:table-cell office:value-type="float" office:value="3175125917" calcext:value-type="float">
            <text:p>3175125917</text:p>
          </table:table-cell>
          <table:table-cell office:value-type="float" office:value="3322869349" calcext:value-type="float">
            <text:p>3322869349</text:p>
          </table:table-cell>
          <table:table-cell office:value-type="float" office:value="3780557856" calcext:value-type="float">
            <text:p>3780557856</text:p>
          </table:table-cell>
          <table:table-cell office:value-type="float" office:value="2964249661" calcext:value-type="float">
            <text:p>2964249661</text:p>
          </table:table-cell>
          <table:table-cell office:value-type="float" office:value="3675818585" calcext:value-type="float">
            <text:p>3675818585</text:p>
          </table:table-cell>
          <table:table-cell office:value-type="float" office:value="2514511885" calcext:value-type="float">
            <text:p>2514511885</text:p>
          </table:table-cell>
          <table:table-cell office:value-type="float" office:value="2584051309" calcext:value-type="float">
            <text:p>2584051309</text:p>
          </table:table-cell>
          <table:table-cell office:value-type="float" office:value="4707300442" calcext:value-type="float">
            <text:p>4707300442</text:p>
          </table:table-cell>
          <table:table-cell office:value-type="float" office:value="2968384900" calcext:value-type="float">
            <text:p>2968384900</text:p>
          </table:table-cell>
          <table:table-cell office:value-type="float" office:value="3261055301" calcext:value-type="float">
            <text:p>3261055301</text:p>
          </table:table-cell>
          <table:table-cell office:value-type="float" office:value="4879467530" calcext:value-type="float">
            <text:p>4879467530</text:p>
          </table:table-cell>
          <table:table-cell office:value-type="float" office:value="3738517640" calcext:value-type="float">
            <text:p>3738517640</text:p>
          </table:table-cell>
          <table:table-cell office:value-type="float" office:value="5472703937" calcext:value-type="float">
            <text:p>5472703937</text:p>
          </table:table-cell>
          <table:table-cell office:value-type="float" office:value="5422691396" calcext:value-type="float">
            <text:p>5422691396</text:p>
          </table:table-cell>
          <table:table-cell office:value-type="float" office:value="3656994137" calcext:value-type="float">
            <text:p>3656994137</text:p>
          </table:table-cell>
          <table:table-cell office:value-type="float" office:value="4476306941" calcext:value-type="float">
            <text:p>4476306941</text:p>
          </table:table-cell>
          <table:table-cell office:value-type="float" office:value="4387656746" calcext:value-type="float">
            <text:p>4387656746</text:p>
          </table:table-cell>
          <table:table-cell office:value-type="float" office:value="4649573321" calcext:value-type="float">
            <text:p>4649573321</text:p>
          </table:table-cell>
          <table:table-cell office:value-type="float" office:value="4406847226" calcext:value-type="float">
            <text:p>4406847226</text:p>
          </table:table-cell>
          <table:table-cell office:value-type="float" office:value="5239335770" calcext:value-type="float">
            <text:p>5239335770</text:p>
          </table:table-cell>
          <table:table-cell office:value-type="float" office:value="4437370445" calcext:value-type="float">
            <text:p>4437370445</text:p>
          </table:table-cell>
          <table:table-cell office:value-type="float" office:value="4442082425" calcext:value-type="float">
            <text:p>4442082425</text:p>
          </table:table-cell>
          <table:table-cell office:value-type="float" office:value="6721806964" calcext:value-type="float">
            <text:p>6721806964</text:p>
          </table:table-cell>
          <table:table-cell office:value-type="float" office:value="4755848765" calcext:value-type="float">
            <text:p>4755848765</text:p>
          </table:table-cell>
          <table:table-cell office:value-type="float" office:value="6178185864" calcext:value-type="float">
            <text:p>6178185864</text:p>
          </table:table-cell>
          <table:table-cell office:value-type="float" office:value="5086508552" calcext:value-type="float">
            <text:p>5086508552</text:p>
          </table:table-cell>
          <table:table-cell office:value-type="float" office:value="5395804394" calcext:value-type="float">
            <text:p>5395804394</text:p>
          </table:table-cell>
          <table:table-cell office:value-type="float" office:value="6130102042" calcext:value-type="float">
            <text:p>6130102042</text:p>
          </table:table-cell>
          <table:table-cell office:value-type="float" office:value="5855831365" calcext:value-type="float">
            <text:p>5855831365</text:p>
          </table:table-cell>
          <table:table-cell office:value-type="float" office:value="6193766720" calcext:value-type="float">
            <text:p>6193766720</text:p>
          </table:table-cell>
          <table:table-cell office:value-type="float" office:value="5764725949" calcext:value-type="float">
            <text:p>5764725949</text:p>
          </table:table-cell>
          <table:table-cell office:value-type="float" office:value="6701454985" calcext:value-type="float">
            <text:p>6701454985</text:p>
          </table:table-cell>
          <table:table-cell office:value-type="float" office:value="7414356937" calcext:value-type="float">
            <text:p>7414356937</text:p>
          </table:table-cell>
          <table:table-cell office:value-type="float" office:value="6912976477" calcext:value-type="float">
            <text:p>6912976477</text:p>
          </table:table-cell>
          <table:table-cell office:value-type="float" office:value="6271387624" calcext:value-type="float">
            <text:p>6271387624</text:p>
          </table:table-cell>
          <table:table-cell office:value-type="float" office:value="6175613954" calcext:value-type="float">
            <text:p>6175613954</text:p>
          </table:table-cell>
          <table:table-cell office:value-type="float" office:value="6388044514" calcext:value-type="float">
            <text:p>6388044514</text:p>
          </table:table-cell>
          <table:table-cell office:value-type="float" office:value="6169707893" calcext:value-type="float">
            <text:p>6169707893</text:p>
          </table:table-cell>
          <table:table-cell office:value-type="float" office:value="8565199037" calcext:value-type="float">
            <text:p>8565199037</text:p>
          </table:table-cell>
          <table:table-cell office:value-type="float" office:value="6616564450" calcext:value-type="float">
            <text:p>6616564450</text:p>
          </table:table-cell>
          <table:table-cell office:value-type="float" office:value="7359799057" calcext:value-type="float">
            <text:p>7359799057</text:p>
          </table:table-cell>
          <table:table-cell office:value-type="float" office:value="6908861569" calcext:value-type="float">
            <text:p>6908861569</text:p>
          </table:table-cell>
          <table:table-cell office:value-type="float" office:value="7980309970" calcext:value-type="float">
            <text:p>7980309970</text:p>
          </table:table-cell>
          <table:table-cell office:value-type="float" office:value="9508320373" calcext:value-type="float">
            <text:p>9508320373</text:p>
          </table:table-cell>
          <table:table-cell office:value-type="float" office:value="7445619268" calcext:value-type="float">
            <text:p>7445619268</text:p>
          </table:table-cell>
          <table:table-cell office:value-type="float" office:value="9303936052" calcext:value-type="float">
            <text:p>9303936052</text:p>
          </table:table-cell>
          <table:table-cell office:value-type="float" office:value="7773587600" calcext:value-type="float">
            <text:p>7773587600</text:p>
          </table:table-cell>
          <table:table-cell office:value-type="float" office:value="8977946265" calcext:value-type="float">
            <text:p>8977946265</text:p>
          </table:table-cell>
          <table:table-cell office:value-type="string" calcext:value-type="string">
            <text:p><text:s/></text:p>
          </table:table-cell>
          <table:table-cell table:formula="of:=MIN([.B10:.CW10])" office:value-type="float" office:value="43358900" calcext:value-type="float">
            <text:p>43358900</text:p>
          </table:table-cell>
        </table:table-row>
        <table:table-row table:style-name="ro1">
          <table:table-cell office:value-type="string" calcext:value-type="string">
            <text:p>(9716, 92399)</text:p>
          </table:table-cell>
          <table:table-cell office:value-type="float" office:value="376476212" calcext:value-type="float">
            <text:p>376476212</text:p>
          </table:table-cell>
          <table:table-cell office:value-type="float" office:value="2859289760" calcext:value-type="float">
            <text:p>2859289760</text:p>
          </table:table-cell>
          <table:table-cell office:value-type="float" office:value="1212250265" calcext:value-type="float">
            <text:p>1212250265</text:p>
          </table:table-cell>
          <table:table-cell office:value-type="float" office:value="8333514356" calcext:value-type="float">
            <text:p>8333514356</text:p>
          </table:table-cell>
          <table:table-cell office:value-type="float" office:value="3398081992" calcext:value-type="float">
            <text:p>3398081992</text:p>
          </table:table-cell>
          <table:table-cell office:value-type="float" office:value="1296949877" calcext:value-type="float">
            <text:p>1296949877</text:p>
          </table:table-cell>
          <table:table-cell office:value-type="float" office:value="6707095700" calcext:value-type="float">
            <text:p>6707095700</text:p>
          </table:table-cell>
          <table:table-cell office:value-type="float" office:value="23436946" calcext:value-type="float">
            <text:p>23436946</text:p>
          </table:table-cell>
          <table:table-cell office:value-type="float" office:value="4748845505" calcext:value-type="float">
            <text:p>4748845505</text:p>
          </table:table-cell>
          <table:table-cell office:value-type="float" office:value="36996921" calcext:value-type="float">
            <text:p>36996921</text:p>
          </table:table-cell>
          <table:table-cell office:value-type="float" office:value="1410072317" calcext:value-type="float">
            <text:p>1410072317</text:p>
          </table:table-cell>
          <table:table-cell office:value-type="float" office:value="2223186500" calcext:value-type="float">
            <text:p>2223186500</text:p>
          </table:table-cell>
          <table:table-cell office:value-type="float" office:value="2548768561" calcext:value-type="float">
            <text:p>2548768561</text:p>
          </table:table-cell>
          <table:table-cell office:value-type="float" office:value="280674945" calcext:value-type="float">
            <text:p>280674945</text:p>
          </table:table-cell>
          <table:table-cell office:value-type="float" office:value="725458357" calcext:value-type="float">
            <text:p>725458357</text:p>
          </table:table-cell>
          <table:table-cell office:value-type="float" office:value="153930400" calcext:value-type="float">
            <text:p>153930400</text:p>
          </table:table-cell>
          <table:table-cell office:value-type="float" office:value="151975057" calcext:value-type="float">
            <text:p>151975057</text:p>
          </table:table-cell>
          <table:table-cell office:value-type="float" office:value="4020410144" calcext:value-type="float">
            <text:p>4020410144</text:p>
          </table:table-cell>
          <table:table-cell office:value-type="float" office:value="2928623645" calcext:value-type="float">
            <text:p>2928623645</text:p>
          </table:table-cell>
          <table:table-cell office:value-type="float" office:value="579069322" calcext:value-type="float">
            <text:p>579069322</text:p>
          </table:table-cell>
          <table:table-cell office:value-type="float" office:value="6651801225" calcext:value-type="float">
            <text:p>6651801225</text:p>
          </table:table-cell>
          <table:table-cell office:value-type="float" office:value="832083460" calcext:value-type="float">
            <text:p>832083460</text:p>
          </table:table-cell>
          <table:table-cell office:value-type="float" office:value="279809545" calcext:value-type="float">
            <text:p>279809545</text:p>
          </table:table-cell>
          <table:table-cell office:value-type="float" office:value="371297053" calcext:value-type="float">
            <text:p>371297053</text:p>
          </table:table-cell>
          <table:table-cell office:value-type="float" office:value="310590893" calcext:value-type="float">
            <text:p>310590893</text:p>
          </table:table-cell>
          <table:table-cell office:value-type="float" office:value="7453987316" calcext:value-type="float">
            <text:p>7453987316</text:p>
          </table:table-cell>
          <table:table-cell office:value-type="float" office:value="3513450772" calcext:value-type="float">
            <text:p>3513450772</text:p>
          </table:table-cell>
          <table:table-cell office:value-type="float" office:value="4789921474" calcext:value-type="float">
            <text:p>4789921474</text:p>
          </table:table-cell>
          <table:table-cell office:value-type="float" office:value="3070067809" calcext:value-type="float">
            <text:p>3070067809</text:p>
          </table:table-cell>
          <table:table-cell office:value-type="float" office:value="553490788" calcext:value-type="float">
            <text:p>553490788</text:p>
          </table:table-cell>
          <table:table-cell office:value-type="float" office:value="567167186" calcext:value-type="float">
            <text:p>567167186</text:p>
          </table:table-cell>
          <table:table-cell office:value-type="float" office:value="8043461773" calcext:value-type="float">
            <text:p>8043461773</text:p>
          </table:table-cell>
          <table:table-cell office:value-type="float" office:value="2427811514" calcext:value-type="float">
            <text:p>2427811514</text:p>
          </table:table-cell>
          <table:table-cell office:value-type="float" office:value="4145815312" calcext:value-type="float">
            <text:p>4145815312</text:p>
          </table:table-cell>
          <table:table-cell office:value-type="float" office:value="1689393204" calcext:value-type="float">
            <text:p>1689393204</text:p>
          </table:table-cell>
          <table:table-cell office:value-type="float" office:value="1419441152" calcext:value-type="float">
            <text:p>1419441152</text:p>
          </table:table-cell>
          <table:table-cell office:value-type="float" office:value="9094606370" calcext:value-type="float">
            <text:p>9094606370</text:p>
          </table:table-cell>
          <table:table-cell office:value-type="float" office:value="836996904" calcext:value-type="float">
            <text:p>836996904</text:p>
          </table:table-cell>
          <table:table-cell office:value-type="float" office:value="7524108068" calcext:value-type="float">
            <text:p>7524108068</text:p>
          </table:table-cell>
          <table:table-cell office:value-type="float" office:value="9357131365" calcext:value-type="float">
            <text:p>9357131365</text:p>
          </table:table-cell>
          <table:table-cell office:value-type="float" office:value="1068740098" calcext:value-type="float">
            <text:p>1068740098</text:p>
          </table:table-cell>
          <table:table-cell office:value-type="float" office:value="3840688360" calcext:value-type="float">
            <text:p>3840688360</text:p>
          </table:table-cell>
          <table:table-cell office:value-type="float" office:value="1068929440" calcext:value-type="float">
            <text:p>1068929440</text:p>
          </table:table-cell>
          <table:table-cell office:value-type="float" office:value="4329085298" calcext:value-type="float">
            <text:p>4329085298</text:p>
          </table:table-cell>
          <table:table-cell office:value-type="float" office:value="5020077645" calcext:value-type="float">
            <text:p>5020077645</text:p>
          </table:table-cell>
          <table:table-cell office:value-type="float" office:value="1862616500" calcext:value-type="float">
            <text:p>1862616500</text:p>
          </table:table-cell>
          <table:table-cell office:value-type="float" office:value="1338438802" calcext:value-type="float">
            <text:p>1338438802</text:p>
          </table:table-cell>
          <table:table-cell office:value-type="float" office:value="3472556193" calcext:value-type="float">
            <text:p>3472556193</text:p>
          </table:table-cell>
          <table:table-cell office:value-type="float" office:value="4060639460" calcext:value-type="float">
            <text:p>4060639460</text:p>
          </table:table-cell>
          <table:table-cell office:value-type="float" office:value="1791092178" calcext:value-type="float">
            <text:p>1791092178</text:p>
          </table:table-cell>
          <table:table-cell office:value-type="float" office:value="10006550945" calcext:value-type="float">
            <text:p>10006550945</text:p>
          </table:table-cell>
          <table:table-cell office:value-type="float" office:value="2027306133" calcext:value-type="float">
            <text:p>2027306133</text:p>
          </table:table-cell>
          <table:table-cell office:value-type="float" office:value="2198409074" calcext:value-type="float">
            <text:p>2198409074</text:p>
          </table:table-cell>
          <table:table-cell office:value-type="float" office:value="7859474192" calcext:value-type="float">
            <text:p>7859474192</text:p>
          </table:table-cell>
          <table:table-cell office:value-type="float" office:value="8819167325" calcext:value-type="float">
            <text:p>8819167325</text:p>
          </table:table-cell>
          <table:table-cell office:value-type="float" office:value="2385659810" calcext:value-type="float">
            <text:p>2385659810</text:p>
          </table:table-cell>
          <table:table-cell office:value-type="float" office:value="2182396456" calcext:value-type="float">
            <text:p>2182396456</text:p>
          </table:table-cell>
          <table:table-cell office:value-type="float" office:value="3441094544" calcext:value-type="float">
            <text:p>3441094544</text:p>
          </table:table-cell>
          <table:table-cell office:value-type="float" office:value="3818049362" calcext:value-type="float">
            <text:p>3818049362</text:p>
          </table:table-cell>
          <table:table-cell office:value-type="float" office:value="10225649149" calcext:value-type="float">
            <text:p>10225649149</text:p>
          </table:table-cell>
          <table:table-cell office:value-type="float" office:value="3720026129" calcext:value-type="float">
            <text:p>3720026129</text:p>
          </table:table-cell>
          <table:table-cell office:value-type="float" office:value="5951195986" calcext:value-type="float">
            <text:p>5951195986</text:p>
          </table:table-cell>
          <table:table-cell office:value-type="float" office:value="10071864153" calcext:value-type="float">
            <text:p>10071864153</text:p>
          </table:table-cell>
          <table:table-cell office:value-type="float" office:value="7457539081" calcext:value-type="float">
            <text:p>7457539081</text:p>
          </table:table-cell>
          <table:table-cell office:value-type="float" office:value="3183448644" calcext:value-type="float">
            <text:p>3183448644</text:p>
          </table:table-cell>
          <table:table-cell office:value-type="float" office:value="3200447185" calcext:value-type="float">
            <text:p>3200447185</text:p>
          </table:table-cell>
          <table:table-cell office:value-type="float" office:value="5756178898" calcext:value-type="float">
            <text:p>5756178898</text:p>
          </table:table-cell>
          <table:table-cell office:value-type="float" office:value="8211132176" calcext:value-type="float">
            <text:p>8211132176</text:p>
          </table:table-cell>
          <table:table-cell office:value-type="float" office:value="7854646825" calcext:value-type="float">
            <text:p>7854646825</text:p>
          </table:table-cell>
          <table:table-cell office:value-type="float" office:value="8498189146" calcext:value-type="float">
            <text:p>8498189146</text:p>
          </table:table-cell>
          <table:table-cell office:value-type="float" office:value="7598975605" calcext:value-type="float">
            <text:p>7598975605</text:p>
          </table:table-cell>
          <table:table-cell office:value-type="float" office:value="9583289281" calcext:value-type="float">
            <text:p>9583289281</text:p>
          </table:table-cell>
          <table:table-cell office:value-type="float" office:value="6754280426" calcext:value-type="float">
            <text:p>6754280426</text:p>
          </table:table-cell>
          <table:table-cell office:value-type="float" office:value="6307000362" calcext:value-type="float">
            <text:p>6307000362</text:p>
          </table:table-cell>
          <table:table-cell office:value-type="float" office:value="12291600857" calcext:value-type="float">
            <text:p>12291600857</text:p>
          </table:table-cell>
          <table:table-cell office:value-type="float" office:value="5822483434" calcext:value-type="float">
            <text:p>5822483434</text:p>
          </table:table-cell>
          <table:table-cell office:value-type="float" office:value="4885242017" calcext:value-type="float">
            <text:p>4885242017</text:p>
          </table:table-cell>
          <table:table-cell office:value-type="float" office:value="7107696625" calcext:value-type="float">
            <text:p>7107696625</text:p>
          </table:table-cell>
          <table:table-cell office:value-type="float" office:value="5620798125" calcext:value-type="float">
            <text:p>5620798125</text:p>
          </table:table-cell>
          <table:table-cell office:value-type="float" office:value="10325660669" calcext:value-type="float">
            <text:p>10325660669</text:p>
          </table:table-cell>
          <table:table-cell office:value-type="float" office:value="5587572754" calcext:value-type="float">
            <text:p>5587572754</text:p>
          </table:table-cell>
          <table:table-cell office:value-type="float" office:value="10037468389" calcext:value-type="float">
            <text:p>10037468389</text:p>
          </table:table-cell>
          <table:table-cell office:value-type="float" office:value="6613719712" calcext:value-type="float">
            <text:p>6613719712</text:p>
          </table:table-cell>
          <table:table-cell office:value-type="float" office:value="5751313684" calcext:value-type="float">
            <text:p>5751313684</text:p>
          </table:table-cell>
          <table:table-cell office:value-type="float" office:value="12476712148" calcext:value-type="float">
            <text:p>12476712148</text:p>
          </table:table-cell>
          <table:table-cell office:value-type="float" office:value="11104593778" calcext:value-type="float">
            <text:p>11104593778</text:p>
          </table:table-cell>
          <table:table-cell office:value-type="float" office:value="6730264465" calcext:value-type="float">
            <text:p>6730264465</text:p>
          </table:table-cell>
          <table:table-cell office:value-type="float" office:value="7184608085" calcext:value-type="float">
            <text:p>7184608085</text:p>
          </table:table-cell>
          <table:table-cell office:value-type="float" office:value="6759156685" calcext:value-type="float">
            <text:p>6759156685</text:p>
          </table:table-cell>
          <table:table-cell office:value-type="float" office:value="8071144922" calcext:value-type="float">
            <text:p>8071144922</text:p>
          </table:table-cell>
          <table:table-cell office:value-type="float" office:value="6142197924" calcext:value-type="float">
            <text:p>6142197924</text:p>
          </table:table-cell>
          <table:table-cell office:value-type="float" office:value="6986859433" calcext:value-type="float">
            <text:p>6986859433</text:p>
          </table:table-cell>
          <table:table-cell office:value-type="float" office:value="6769778074" calcext:value-type="float">
            <text:p>6769778074</text:p>
          </table:table-cell>
          <table:table-cell office:value-type="float" office:value="7812724250" calcext:value-type="float">
            <text:p>7812724250</text:p>
          </table:table-cell>
          <table:table-cell office:value-type="float" office:value="7126497481" calcext:value-type="float">
            <text:p>7126497481</text:p>
          </table:table-cell>
          <table:table-cell office:value-type="float" office:value="7023547010" calcext:value-type="float">
            <text:p>7023547010</text:p>
          </table:table-cell>
          <table:table-cell office:value-type="float" office:value="10423102405" calcext:value-type="float">
            <text:p>10423102405</text:p>
          </table:table-cell>
          <table:table-cell office:value-type="float" office:value="7485110069" calcext:value-type="float">
            <text:p>7485110069</text:p>
          </table:table-cell>
          <table:table-cell office:value-type="float" office:value="10189537669" calcext:value-type="float">
            <text:p>10189537669</text:p>
          </table:table-cell>
          <table:table-cell office:value-type="float" office:value="12873997274" calcext:value-type="float">
            <text:p>12873997274</text:p>
          </table:table-cell>
          <table:table-cell office:value-type="string" calcext:value-type="string">
            <text:p><text:s/></text:p>
          </table:table-cell>
          <table:table-cell table:formula="of:=MIN([.B11:.CW11])" office:value-type="float" office:value="23436946" calcext:value-type="float">
            <text:p>23436946</text:p>
          </table:table-cell>
        </table:table-row>
        <table:table-row table:style-name="ro1">
          <table:table-cell office:value-type="string" calcext:value-type="string">
            <text:p>(10694, 19548)</text:p>
          </table:table-cell>
          <table:table-cell office:value-type="float" office:value="3232926005" calcext:value-type="float">
            <text:p>3232926005</text:p>
          </table:table-cell>
          <table:table-cell office:value-type="float" office:value="509243765" calcext:value-type="float">
            <text:p>509243765</text:p>
          </table:table-cell>
          <table:table-cell office:value-type="float" office:value="1632487172" calcext:value-type="float">
            <text:p>1632487172</text:p>
          </table:table-cell>
          <table:table-cell office:value-type="float" office:value="415541557" calcext:value-type="float">
            <text:p>415541557</text:p>
          </table:table-cell>
          <table:table-cell office:value-type="float" office:value="258038713" calcext:value-type="float">
            <text:p>258038713</text:p>
          </table:table-cell>
          <table:table-cell office:value-type="float" office:value="1383607840" calcext:value-type="float">
            <text:p>1383607840</text:p>
          </table:table-cell>
          <table:table-cell office:value-type="float" office:value="96240449" calcext:value-type="float">
            <text:p>96240449</text:p>
          </table:table-cell>
          <table:table-cell office:value-type="float" office:value="4626326033" calcext:value-type="float">
            <text:p>4626326033</text:p>
          </table:table-cell>
          <table:table-cell office:value-type="float" office:value="21517448" calcext:value-type="float">
            <text:p>21517448</text:p>
          </table:table-cell>
          <table:table-cell office:value-type="float" office:value="5972925220" calcext:value-type="float">
            <text:p>5972925220</text:p>
          </table:table-cell>
          <table:table-cell office:value-type="float" office:value="1318689616" calcext:value-type="float">
            <text:p>1318689616</text:p>
          </table:table-cell>
          <table:table-cell office:value-type="float" office:value="726314245" calcext:value-type="float">
            <text:p>726314245</text:p>
          </table:table-cell>
          <table:table-cell office:value-type="float" office:value="615148532" calcext:value-type="float">
            <text:p>615148532</text:p>
          </table:table-cell>
          <table:table-cell office:value-type="float" office:value="3771500776" calcext:value-type="float">
            <text:p>3771500776</text:p>
          </table:table-cell>
          <table:table-cell office:value-type="float" office:value="2499590770" calcext:value-type="float">
            <text:p>2499590770</text:p>
          </table:table-cell>
          <table:table-cell office:value-type="float" office:value="5139240965" calcext:value-type="float">
            <text:p>5139240965</text:p>
          </table:table-cell>
          <table:table-cell office:value-type="float" office:value="5276492626" calcext:value-type="float">
            <text:p>5276492626</text:p>
          </table:table-cell>
          <table:table-cell office:value-type="float" office:value="244606597" calcext:value-type="float">
            <text:p>244606597</text:p>
          </table:table-cell>
          <table:table-cell office:value-type="float" office:value="591373666" calcext:value-type="float">
            <text:p>591373666</text:p>
          </table:table-cell>
          <table:table-cell office:value-type="float" office:value="3058722433" calcext:value-type="float">
            <text:p>3058722433</text:p>
          </table:table-cell>
          <table:table-cell office:value-type="float" office:value="244648258" calcext:value-type="float">
            <text:p>244648258</text:p>
          </table:table-cell>
          <table:table-cell office:value-type="float" office:value="2557081125" calcext:value-type="float">
            <text:p>2557081125</text:p>
          </table:table-cell>
          <table:table-cell office:value-type="float" office:value="4950803650" calcext:value-type="float">
            <text:p>4950803650</text:p>
          </table:table-cell>
          <table:table-cell office:value-type="float" office:value="4286710724" calcext:value-type="float">
            <text:p>4286710724</text:p>
          </table:table-cell>
          <table:table-cell office:value-type="float" office:value="6136191914" calcext:value-type="float">
            <text:p>6136191914</text:p>
          </table:table-cell>
          <table:table-cell office:value-type="float" office:value="441702605" calcext:value-type="float">
            <text:p>441702605</text:p>
          </table:table-cell>
          <table:table-cell office:value-type="float" office:value="592732421" calcext:value-type="float">
            <text:p>592732421</text:p>
          </table:table-cell>
          <table:table-cell office:value-type="float" office:value="365485073" calcext:value-type="float">
            <text:p>365485073</text:p>
          </table:table-cell>
          <table:table-cell office:value-type="float" office:value="897368116" calcext:value-type="float">
            <text:p>897368116</text:p>
          </table:table-cell>
          <table:table-cell office:value-type="float" office:value="5005736489" calcext:value-type="float">
            <text:p>5005736489</text:p>
          </table:table-cell>
          <table:table-cell office:value-type="float" office:value="6205140433" calcext:value-type="float">
            <text:p>6205140433</text:p>
          </table:table-cell>
          <table:table-cell office:value-type="float" office:value="755137514" calcext:value-type="float">
            <text:p>755137514</text:p>
          </table:table-cell>
          <table:table-cell office:value-type="float" office:value="1504475213" calcext:value-type="float">
            <text:p>1504475213</text:p>
          </table:table-cell>
          <table:table-cell office:value-type="float" office:value="776694861" calcext:value-type="float">
            <text:p>776694861</text:p>
          </table:table-cell>
          <table:table-cell office:value-type="float" office:value="2386470997" calcext:value-type="float">
            <text:p>2386470997</text:p>
          </table:table-cell>
          <table:table-cell office:value-type="float" office:value="2819356013" calcext:value-type="float">
            <text:p>2819356013</text:p>
          </table:table-cell>
          <table:table-cell office:value-type="float" office:value="1066828013" calcext:value-type="float">
            <text:p>1066828013</text:p>
          </table:table-cell>
          <table:table-cell office:value-type="float" office:value="6723079777" calcext:value-type="float">
            <text:p>6723079777</text:p>
          </table:table-cell>
          <table:table-cell office:value-type="float" office:value="884381449" calcext:value-type="float">
            <text:p>884381449</text:p>
          </table:table-cell>
          <table:table-cell office:value-type="float" office:value="1180813850" calcext:value-type="float">
            <text:p>1180813850</text:p>
          </table:table-cell>
          <table:table-cell office:value-type="float" office:value="4271679325" calcext:value-type="float">
            <text:p>4271679325</text:p>
          </table:table-cell>
          <table:table-cell office:value-type="float" office:value="1207588545" calcext:value-type="float">
            <text:p>1207588545</text:p>
          </table:table-cell>
          <table:table-cell office:value-type="float" office:value="5598822965" calcext:value-type="float">
            <text:p>5598822965</text:p>
          </table:table-cell>
          <table:table-cell office:value-type="float" office:value="1261324441" calcext:value-type="float">
            <text:p>1261324441</text:p>
          </table:table-cell>
          <table:table-cell office:value-type="float" office:value="1123559860" calcext:value-type="float">
            <text:p>1123559860</text:p>
          </table:table-cell>
          <table:table-cell office:value-type="float" office:value="3419652641" calcext:value-type="float">
            <text:p>3419652641</text:p>
          </table:table-cell>
          <table:table-cell office:value-type="float" office:value="6419087681" calcext:value-type="float">
            <text:p>6419087681</text:p>
          </table:table-cell>
          <table:table-cell office:value-type="float" office:value="2089989256" calcext:value-type="float">
            <text:p>2089989256</text:p>
          </table:table-cell>
          <table:table-cell office:value-type="float" office:value="2002768661" calcext:value-type="float">
            <text:p>2002768661</text:p>
          </table:table-cell>
          <table:table-cell office:value-type="float" office:value="6457818757" calcext:value-type="float">
            <text:p>6457818757</text:p>
          </table:table-cell>
          <table:table-cell office:value-type="float" office:value="2088850760" calcext:value-type="float">
            <text:p>2088850760</text:p>
          </table:table-cell>
          <table:table-cell office:value-type="float" office:value="5580180640" calcext:value-type="float">
            <text:p>5580180640</text:p>
          </table:table-cell>
          <table:table-cell office:value-type="float" office:value="5917158361" calcext:value-type="float">
            <text:p>5917158361</text:p>
          </table:table-cell>
          <table:table-cell office:value-type="float" office:value="2025578861" calcext:value-type="float">
            <text:p>2025578861</text:p>
          </table:table-cell>
          <table:table-cell office:value-type="float" office:value="2114614484" calcext:value-type="float">
            <text:p>2114614484</text:p>
          </table:table-cell>
          <table:table-cell office:value-type="float" office:value="5411195945" calcext:value-type="float">
            <text:p>5411195945</text:p>
          </table:table-cell>
          <table:table-cell office:value-type="float" office:value="6792613929" calcext:value-type="float">
            <text:p>6792613929</text:p>
          </table:table-cell>
          <table:table-cell office:value-type="float" office:value="3849177797" calcext:value-type="float">
            <text:p>3849177797</text:p>
          </table:table-cell>
          <table:table-cell office:value-type="float" office:value="3687691033" calcext:value-type="float">
            <text:p>3687691033</text:p>
          </table:table-cell>
          <table:table-cell office:value-type="float" office:value="2669007338" calcext:value-type="float">
            <text:p>2669007338</text:p>
          </table:table-cell>
          <table:table-cell office:value-type="float" office:value="4412071720" calcext:value-type="float">
            <text:p>4412071720</text:p>
          </table:table-cell>
          <table:table-cell office:value-type="float" office:value="3272967857" calcext:value-type="float">
            <text:p>3272967857</text:p>
          </table:table-cell>
          <table:table-cell office:value-type="float" office:value="3057680386" calcext:value-type="float">
            <text:p>3057680386</text:p>
          </table:table-cell>
          <table:table-cell office:value-type="float" office:value="2995337540" calcext:value-type="float">
            <text:p>2995337540</text:p>
          </table:table-cell>
          <table:table-cell office:value-type="float" office:value="9126594313" calcext:value-type="float">
            <text:p>9126594313</text:p>
          </table:table-cell>
          <table:table-cell office:value-type="float" office:value="9026459144" calcext:value-type="float">
            <text:p>9026459144</text:p>
          </table:table-cell>
          <table:table-cell office:value-type="float" office:value="4080741149" calcext:value-type="float">
            <text:p>4080741149</text:p>
          </table:table-cell>
          <table:table-cell office:value-type="float" office:value="3692544277" calcext:value-type="float">
            <text:p>3692544277</text:p>
          </table:table-cell>
          <table:table-cell office:value-type="float" office:value="3797910674" calcext:value-type="float">
            <text:p>3797910674</text:p>
          </table:table-cell>
          <table:table-cell office:value-type="float" office:value="3778509773" calcext:value-type="float">
            <text:p>3778509773</text:p>
          </table:table-cell>
          <table:table-cell office:value-type="float" office:value="4012907450" calcext:value-type="float">
            <text:p>4012907450</text:p>
          </table:table-cell>
          <table:table-cell office:value-type="float" office:value="3996259074" calcext:value-type="float">
            <text:p>3996259074</text:p>
          </table:table-cell>
          <table:table-cell office:value-type="float" office:value="4673619385" calcext:value-type="float">
            <text:p>4673619385</text:p>
          </table:table-cell>
          <table:table-cell office:value-type="float" office:value="5007299965" calcext:value-type="float">
            <text:p>5007299965</text:p>
          </table:table-cell>
          <table:table-cell office:value-type="float" office:value="4568712616" calcext:value-type="float">
            <text:p>4568712616</text:p>
          </table:table-cell>
          <table:table-cell office:value-type="float" office:value="5896341657" calcext:value-type="float">
            <text:p>5896341657</text:p>
          </table:table-cell>
          <table:table-cell office:value-type="float" office:value="9038835956" calcext:value-type="float">
            <text:p>9038835956</text:p>
          </table:table-cell>
          <table:table-cell office:value-type="float" office:value="5515499700" calcext:value-type="float">
            <text:p>5515499700</text:p>
          </table:table-cell>
          <table:table-cell office:value-type="float" office:value="7139230282" calcext:value-type="float">
            <text:p>7139230282</text:p>
          </table:table-cell>
          <table:table-cell office:value-type="float" office:value="4961403946" calcext:value-type="float">
            <text:p>4961403946</text:p>
          </table:table-cell>
          <table:table-cell office:value-type="float" office:value="7953093425" calcext:value-type="float">
            <text:p>7953093425</text:p>
          </table:table-cell>
          <table:table-cell office:value-type="float" office:value="5273177732" calcext:value-type="float">
            <text:p>5273177732</text:p>
          </table:table-cell>
          <table:table-cell office:value-type="float" office:value="7032701141" calcext:value-type="float">
            <text:p>7032701141</text:p>
          </table:table-cell>
          <table:table-cell office:value-type="float" office:value="9285036065" calcext:value-type="float">
            <text:p>9285036065</text:p>
          </table:table-cell>
          <table:table-cell office:value-type="float" office:value="5593113089" calcext:value-type="float">
            <text:p>5593113089</text:p>
          </table:table-cell>
          <table:table-cell office:value-type="float" office:value="5722424089" calcext:value-type="float">
            <text:p>5722424089</text:p>
          </table:table-cell>
          <table:table-cell office:value-type="float" office:value="7812786772" calcext:value-type="float">
            <text:p>7812786772</text:p>
          </table:table-cell>
          <table:table-cell office:value-type="float" office:value="7312646290" calcext:value-type="float">
            <text:p>7312646290</text:p>
          </table:table-cell>
          <table:table-cell office:value-type="float" office:value="7991107490" calcext:value-type="float">
            <text:p>7991107490</text:p>
          </table:table-cell>
          <table:table-cell office:value-type="float" office:value="6651748609" calcext:value-type="float">
            <text:p>6651748609</text:p>
          </table:table-cell>
          <table:table-cell office:value-type="float" office:value="12212919853" calcext:value-type="float">
            <text:p>12212919853</text:p>
          </table:table-cell>
          <table:table-cell office:value-type="float" office:value="8213359226" calcext:value-type="float">
            <text:p>8213359226</text:p>
          </table:table-cell>
          <table:table-cell office:value-type="float" office:value="9652120021" calcext:value-type="float">
            <text:p>9652120021</text:p>
          </table:table-cell>
          <table:table-cell office:value-type="float" office:value="8101820645" calcext:value-type="float">
            <text:p>8101820645</text:p>
          </table:table-cell>
          <table:table-cell office:value-type="float" office:value="10453052810" calcext:value-type="float">
            <text:p>10453052810</text:p>
          </table:table-cell>
          <table:table-cell office:value-type="float" office:value="13175642545" calcext:value-type="float">
            <text:p>13175642545</text:p>
          </table:table-cell>
          <table:table-cell office:value-type="float" office:value="7109486480" calcext:value-type="float">
            <text:p>7109486480</text:p>
          </table:table-cell>
          <table:table-cell office:value-type="float" office:value="12469239968" calcext:value-type="float">
            <text:p>12469239968</text:p>
          </table:table-cell>
          <table:table-cell office:value-type="float" office:value="7835134932" calcext:value-type="float">
            <text:p>7835134932</text:p>
          </table:table-cell>
          <table:table-cell office:value-type="float" office:value="7940345597" calcext:value-type="float">
            <text:p>7940345597</text:p>
          </table:table-cell>
          <table:table-cell office:value-type="string" calcext:value-type="string">
            <text:p><text:s/></text:p>
          </table:table-cell>
          <table:table-cell table:formula="of:=MIN([.B12:.CW12])" office:value-type="float" office:value="21517448" calcext:value-type="float">
            <text:p>21517448</text:p>
          </table:table-cell>
        </table:table-row>
        <table:table-row table:style-name="ro1">
          <table:table-cell office:value-type="string" calcext:value-type="string">
            <text:p>(11925, 16891)</text:p>
          </table:table-cell>
          <table:table-cell office:value-type="float" office:value="3564176941" calcext:value-type="float">
            <text:p>3564176941</text:p>
          </table:table-cell>
          <table:table-cell office:value-type="float" office:value="649916425" calcext:value-type="float">
            <text:p>649916425</text:p>
          </table:table-cell>
          <table:table-cell office:value-type="float" office:value="1873546506" calcext:value-type="float">
            <text:p>1873546506</text:p>
          </table:table-cell>
          <table:table-cell office:value-type="float" office:value="351631549" calcext:value-type="float">
            <text:p>351631549</text:p>
          </table:table-cell>
          <table:table-cell office:value-type="float" office:value="360637405" calcext:value-type="float">
            <text:p>360637405</text:p>
          </table:table-cell>
          <table:table-cell office:value-type="float" office:value="1598706866" calcext:value-type="float">
            <text:p>1598706866</text:p>
          </table:table-cell>
          <table:table-cell office:value-type="float" office:value="66677697" calcext:value-type="float">
            <text:p>66677697</text:p>
          </table:table-cell>
          <table:table-cell office:value-type="float" office:value="4998367657" calcext:value-type="float">
            <text:p>4998367657</text:p>
          </table:table-cell>
          <table:table-cell office:value-type="float" office:value="45737194" calcext:value-type="float">
            <text:p>45737194</text:p>
          </table:table-cell>
          <table:table-cell office:value-type="float" office:value="6383804858" calcext:value-type="float">
            <text:p>6383804858</text:p>
          </table:table-cell>
          <table:table-cell office:value-type="float" office:value="1504153594" calcext:value-type="float">
            <text:p>1504153594</text:p>
          </table:table-cell>
          <table:table-cell office:value-type="float" office:value="859212325" calcext:value-type="float">
            <text:p>859212325</text:p>
          </table:table-cell>
          <table:table-cell office:value-type="float" office:value="726322714" calcext:value-type="float">
            <text:p>726322714</text:p>
          </table:table-cell>
          <table:table-cell office:value-type="float" office:value="4076191418" calcext:value-type="float">
            <text:p>4076191418</text:p>
          </table:table-cell>
          <table:table-cell office:value-type="float" office:value="2740028296" calcext:value-type="float">
            <text:p>2740028296</text:p>
          </table:table-cell>
          <table:table-cell office:value-type="float" office:value="5496324665" calcext:value-type="float">
            <text:p>5496324665</text:p>
          </table:table-cell>
          <table:table-cell office:value-type="float" office:value="5638550644" calcext:value-type="float">
            <text:p>5638550644</text:p>
          </table:table-cell>
          <table:table-cell office:value-type="float" office:value="281736793" calcext:value-type="float">
            <text:p>281736793</text:p>
          </table:table-cell>
          <table:table-cell office:value-type="float" office:value="677276788" calcext:value-type="float">
            <text:p>677276788</text:p>
          </table:table-cell>
          <table:table-cell office:value-type="float" office:value="3319053505" calcext:value-type="float">
            <text:p>3319053505</text:p>
          </table:table-cell>
          <table:table-cell office:value-type="float" office:value="180145184" calcext:value-type="float">
            <text:p>180145184</text:p>
          </table:table-cell>
          <table:table-cell office:value-type="float" office:value="2787672485" calcext:value-type="float">
            <text:p>2787672485</text:p>
          </table:table-cell>
          <table:table-cell office:value-type="float" office:value="5286939940" calcext:value-type="float">
            <text:p>5286939940</text:p>
          </table:table-cell>
          <table:table-cell office:value-type="float" office:value="4593723826" calcext:value-type="float">
            <text:p>4593723826</text:p>
          </table:table-cell>
          <table:table-cell office:value-type="float" office:value="6512024116" calcext:value-type="float">
            <text:p>6512024116</text:p>
          </table:table-cell>
          <table:table-cell office:value-type="float" office:value="346008973" calcext:value-type="float">
            <text:p>346008973</text:p>
          </table:table-cell>
          <table:table-cell office:value-type="float" office:value="645863549" calcext:value-type="float">
            <text:p>645863549</text:p>
          </table:table-cell>
          <table:table-cell office:value-type="float" office:value="363149081" calcext:value-type="float">
            <text:p>363149081</text:p>
          </table:table-cell>
          <table:table-cell office:value-type="float" office:value="971172970" calcext:value-type="float">
            <text:p>971172970</text:p>
          </table:table-cell>
          <table:table-cell office:value-type="float" office:value="5317984801" calcext:value-type="float">
            <text:p>5317984801</text:p>
          </table:table-cell>
          <table:table-cell office:value-type="float" office:value="6558681077" calcext:value-type="float">
            <text:p>6558681077</text:p>
          </table:table-cell>
          <table:table-cell office:value-type="float" office:value="633963656" calcext:value-type="float">
            <text:p>633963656</text:p>
          </table:table-cell>
          <table:table-cell office:value-type="float" office:value="1615438521" calcext:value-type="float">
            <text:p>1615438521</text:p>
          </table:table-cell>
          <table:table-cell office:value-type="float" office:value="797884889" calcext:value-type="float">
            <text:p>797884889</text:p>
          </table:table-cell>
          <table:table-cell office:value-type="float" office:value="2552691773" calcext:value-type="float">
            <text:p>2552691773</text:p>
          </table:table-cell>
          <table:table-cell office:value-type="float" office:value="3010818385" calcext:value-type="float">
            <text:p>3010818385</text:p>
          </table:table-cell>
          <table:table-cell office:value-type="float" office:value="911541709" calcext:value-type="float">
            <text:p>911541709</text:p>
          </table:table-cell>
          <table:table-cell office:value-type="float" office:value="7073890613" calcext:value-type="float">
            <text:p>7073890613</text:p>
          </table:table-cell>
          <table:table-cell office:value-type="float" office:value="776451721" calcext:value-type="float">
            <text:p>776451721</text:p>
          </table:table-cell>
          <table:table-cell office:value-type="float" office:value="1016820520" calcext:value-type="float">
            <text:p>1016820520</text:p>
          </table:table-cell>
          <table:table-cell office:value-type="float" office:value="4522443889" calcext:value-type="float">
            <text:p>4522443889</text:p>
          </table:table-cell>
          <table:table-cell office:value-type="float" office:value="1243788725" calcext:value-type="float">
            <text:p>1243788725</text:p>
          </table:table-cell>
          <table:table-cell office:value-type="float" office:value="5891273225" calcext:value-type="float">
            <text:p>5891273225</text:p>
          </table:table-cell>
          <table:table-cell office:value-type="float" office:value="1275577997" calcext:value-type="float">
            <text:p>1275577997</text:p>
          </table:table-cell>
          <table:table-cell office:value-type="float" office:value="1107226250" calcext:value-type="float">
            <text:p>1107226250</text:p>
          </table:table-cell>
          <table:table-cell office:value-type="float" office:value="3597323353" calcext:value-type="float">
            <text:p>3597323353</text:p>
          </table:table-cell>
          <table:table-cell office:value-type="float" office:value="6721476569" calcext:value-type="float">
            <text:p>6721476569</text:p>
          </table:table-cell>
          <table:table-cell office:value-type="float" office:value="2154313202" calcext:value-type="float">
            <text:p>2154313202</text:p>
          </table:table-cell>
          <table:table-cell office:value-type="float" office:value="2037863493" calcext:value-type="float">
            <text:p>2037863493</text:p>
          </table:table-cell>
          <table:table-cell office:value-type="float" office:value="6731776085" calcext:value-type="float">
            <text:p>6731776085</text:p>
          </table:table-cell>
          <table:table-cell office:value-type="float" office:value="1901162250" calcext:value-type="float">
            <text:p>1901162250</text:p>
          </table:table-cell>
          <table:table-cell office:value-type="float" office:value="5810178914" calcext:value-type="float">
            <text:p>5810178914</text:p>
          </table:table-cell>
          <table:table-cell office:value-type="float" office:value="6147944525" calcext:value-type="float">
            <text:p>6147944525</text:p>
          </table:table-cell>
          <table:table-cell office:value-type="float" office:value="1907626729" calcext:value-type="float">
            <text:p>1907626729</text:p>
          </table:table-cell>
          <table:table-cell office:value-type="float" office:value="1964444202" calcext:value-type="float">
            <text:p>1964444202</text:p>
          </table:table-cell>
          <table:table-cell office:value-type="float" office:value="5614963825" calcext:value-type="float">
            <text:p>5614963825</text:p>
          </table:table-cell>
          <table:table-cell office:value-type="float" office:value="7054032005" calcext:value-type="float">
            <text:p>7054032005</text:p>
          </table:table-cell>
          <table:table-cell office:value-type="float" office:value="3952598593" calcext:value-type="float">
            <text:p>3952598593</text:p>
          </table:table-cell>
          <table:table-cell office:value-type="float" office:value="3768535825" calcext:value-type="float">
            <text:p>3768535825</text:p>
          </table:table-cell>
          <table:table-cell office:value-type="float" office:value="2477224276" calcext:value-type="float">
            <text:p>2477224276</text:p>
          </table:table-cell>
          <table:table-cell office:value-type="float" office:value="4516219522" calcext:value-type="float">
            <text:p>4516219522</text:p>
          </table:table-cell>
          <table:table-cell office:value-type="float" office:value="3248269589" calcext:value-type="float">
            <text:p>3248269589</text:p>
          </table:table-cell>
          <table:table-cell office:value-type="float" office:value="2874474272" calcext:value-type="float">
            <text:p>2874474272</text:p>
          </table:table-cell>
          <table:table-cell office:value-type="float" office:value="2904864698" calcext:value-type="float">
            <text:p>2904864698</text:p>
          </table:table-cell>
          <table:table-cell office:value-type="float" office:value="9413532761" calcext:value-type="float">
            <text:p>9413532761</text:p>
          </table:table-cell>
          <table:table-cell office:value-type="float" office:value="9308604362" calcext:value-type="float">
            <text:p>9308604362</text:p>
          </table:table-cell>
          <table:table-cell office:value-type="float" office:value="4082016161" calcext:value-type="float">
            <text:p>4082016161</text:p>
          </table:table-cell>
          <table:table-cell office:value-type="float" office:value="3585412769" calcext:value-type="float">
            <text:p>3585412769</text:p>
          </table:table-cell>
          <table:table-cell office:value-type="float" office:value="3706526372" calcext:value-type="float">
            <text:p>3706526372</text:p>
          </table:table-cell>
          <table:table-cell office:value-type="float" office:value="3662057477" calcext:value-type="float">
            <text:p>3662057477</text:p>
          </table:table-cell>
          <table:table-cell office:value-type="float" office:value="3935901700" calcext:value-type="float">
            <text:p>3935901700</text:p>
          </table:table-cell>
          <table:table-cell office:value-type="float" office:value="3843559040" calcext:value-type="float">
            <text:p>3843559040</text:p>
          </table:table-cell>
          <table:table-cell office:value-type="float" office:value="4646015093" calcext:value-type="float">
            <text:p>4646015093</text:p>
          </table:table-cell>
          <table:table-cell office:value-type="float" office:value="5007107621" calcext:value-type="float">
            <text:p>5007107621</text:p>
          </table:table-cell>
          <table:table-cell office:value-type="float" office:value="4332044314" calcext:value-type="float">
            <text:p>4332044314</text:p>
          </table:table-cell>
          <table:table-cell office:value-type="float" office:value="5941468793" calcext:value-type="float">
            <text:p>5941468793</text:p>
          </table:table-cell>
          <table:table-cell office:value-type="float" office:value="9228581514" calcext:value-type="float">
            <text:p>9228581514</text:p>
          </table:table-cell>
          <table:table-cell office:value-type="float" office:value="5493687890" calcext:value-type="float">
            <text:p>5493687890</text:p>
          </table:table-cell>
          <table:table-cell office:value-type="float" office:value="7230201416" calcext:value-type="float">
            <text:p>7230201416</text:p>
          </table:table-cell>
          <table:table-cell office:value-type="float" office:value="4799549140" calcext:value-type="float">
            <text:p>4799549140</text:p>
          </table:table-cell>
          <table:table-cell office:value-type="float" office:value="8071191637" calcext:value-type="float">
            <text:p>8071191637</text:p>
          </table:table-cell>
          <table:table-cell office:value-type="float" office:value="5128354058" calcext:value-type="float">
            <text:p>5128354058</text:p>
          </table:table-cell>
          <table:table-cell office:value-type="float" office:value="7074333529" calcext:value-type="float">
            <text:p>7074333529</text:p>
          </table:table-cell>
          <table:table-cell office:value-type="float" office:value="9439106497" calcext:value-type="float">
            <text:p>9439106497</text:p>
          </table:table-cell>
          <table:table-cell office:value-type="float" office:value="5366987881" calcext:value-type="float">
            <text:p>5366987881</text:p>
          </table:table-cell>
          <table:table-cell office:value-type="float" office:value="5547460621" calcext:value-type="float">
            <text:p>5547460621</text:p>
          </table:table-cell>
          <table:table-cell office:value-type="float" office:value="7872403906" calcext:value-type="float">
            <text:p>7872403906</text:p>
          </table:table-cell>
          <table:table-cell office:value-type="float" office:value="7336751300" calcext:value-type="float">
            <text:p>7336751300</text:p>
          </table:table-cell>
          <table:table-cell office:value-type="float" office:value="8054852500" calcext:value-type="float">
            <text:p>8054852500</text:p>
          </table:table-cell>
          <table:table-cell office:value-type="float" office:value="6618784913" calcext:value-type="float">
            <text:p>6618784913</text:p>
          </table:table-cell>
          <table:table-cell office:value-type="float" office:value="12452084021" calcext:value-type="float">
            <text:p>12452084021</text:p>
          </table:table-cell>
          <table:table-cell office:value-type="float" office:value="8273448532" calcext:value-type="float">
            <text:p>8273448532</text:p>
          </table:table-cell>
          <table:table-cell office:value-type="float" office:value="9768608305" calcext:value-type="float">
            <text:p>9768608305</text:p>
          </table:table-cell>
          <table:table-cell office:value-type="float" office:value="8121185185" calcext:value-type="float">
            <text:p>8121185185</text:p>
          </table:table-cell>
          <table:table-cell office:value-type="float" office:value="10579292308" calcext:value-type="float">
            <text:p>10579292308</text:p>
          </table:table-cell>
          <table:table-cell office:value-type="float" office:value="13404862585" calcext:value-type="float">
            <text:p>13404862585</text:p>
          </table:table-cell>
          <table:table-cell office:value-type="float" office:value="6992364250" calcext:value-type="float">
            <text:p>6992364250</text:p>
          </table:table-cell>
          <table:table-cell office:value-type="float" office:value="12648716626" calcext:value-type="float">
            <text:p>12648716626</text:p>
          </table:table-cell>
          <table:table-cell office:value-type="float" office:value="7746121298" calcext:value-type="float">
            <text:p>7746121298</text:p>
          </table:table-cell>
          <table:table-cell office:value-type="float" office:value="7749743733" calcext:value-type="float">
            <text:p>7749743733</text:p>
          </table:table-cell>
          <table:table-cell office:value-type="string" calcext:value-type="string">
            <text:p><text:s/></text:p>
          </table:table-cell>
          <table:table-cell table:formula="of:=MIN([.B13:.CW13])" office:value-type="float" office:value="45737194" calcext:value-type="float">
            <text:p>45737194</text:p>
          </table:table-cell>
        </table:table-row>
        <table:table-row table:style-name="ro1">
          <table:table-cell office:value-type="string" calcext:value-type="string">
            <text:p>(12665, 97072)</text:p>
          </table:table-cell>
          <table:table-cell office:value-type="float" office:value="621115354" calcext:value-type="float">
            <text:p>621115354</text:p>
          </table:table-cell>
          <table:table-cell office:value-type="float" office:value="3436162858" calcext:value-type="float">
            <text:p>3436162858</text:p>
          </table:table-cell>
          <table:table-cell office:value-type="float" office:value="1609786225" calcext:value-type="float">
            <text:p>1609786225</text:p>
          </table:table-cell>
          <table:table-cell office:value-type="float" office:value="9263733194" calcext:value-type="float">
            <text:p>9263733194</text:p>
          </table:table-cell>
          <table:table-cell office:value-type="float" office:value="4002294258" calcext:value-type="float">
            <text:p>4002294258</text:p>
          </table:table-cell>
          <table:table-cell office:value-type="float" office:value="1681127729" calcext:value-type="float">
            <text:p>1681127729</text:p>
          </table:table-cell>
          <table:table-cell office:value-type="float" office:value="7519895170" calcext:value-type="float">
            <text:p>7519895170</text:p>
          </table:table-cell>
          <table:table-cell office:value-type="float" office:value="98340560" calcext:value-type="float">
            <text:p>98340560</text:p>
          </table:table-cell>
          <table:table-cell office:value-type="float" office:value="5403252445" calcext:value-type="float">
            <text:p>5403252445</text:p>
          </table:table-cell>
          <table:table-cell office:value-type="float" office:value="1751233" calcext:value-type="float">
            <text:p>1751233</text:p>
          </table:table-cell>
          <table:table-cell office:value-type="float" office:value="1747363361" calcext:value-type="float">
            <text:p>1747363361</text:p>
          </table:table-cell>
          <table:table-cell office:value-type="float" office:value="2647343330" calcext:value-type="float">
            <text:p>2647343330</text:p>
          </table:table-cell>
          <table:table-cell office:value-type="float" office:value="2986339529" calcext:value-type="float">
            <text:p>2986339529</text:p>
          </table:table-cell>
          <table:table-cell office:value-type="float" office:value="359406445" calcext:value-type="float">
            <text:p>359406445</text:p>
          </table:table-cell>
          <table:table-cell office:value-type="float" office:value="910168389" calcext:value-type="float">
            <text:p>910168389</text:p>
          </table:table-cell>
          <table:table-cell office:value-type="float" office:value="131473994" calcext:value-type="float">
            <text:p>131473994</text:p>
          </table:table-cell>
          <table:table-cell office:value-type="float" office:value="120330261" calcext:value-type="float">
            <text:p>120330261</text:p>
          </table:table-cell>
          <table:table-cell office:value-type="float" office:value="4558871978" calcext:value-type="float">
            <text:p>4558871978</text:p>
          </table:table-cell>
          <table:table-cell office:value-type="float" office:value="3365503745" calcext:value-type="float">
            <text:p>3365503745</text:p>
          </table:table-cell>
          <table:table-cell office:value-type="float" office:value="703814688" calcext:value-type="float">
            <text:p>703814688</text:p>
          </table:table-cell>
          <table:table-cell office:value-type="float" office:value="7344780385" calcext:value-type="float">
            <text:p>7344780385</text:p>
          </table:table-cell>
          <table:table-cell office:value-type="float" office:value="999652162" calcext:value-type="float">
            <text:p>999652162</text:p>
          </table:table-cell>
          <table:table-cell office:value-type="float" office:value="253619757" calcext:value-type="float">
            <text:p>253619757</text:p>
          </table:table-cell>
          <table:table-cell office:value-type="float" office:value="389628317" calcext:value-type="float">
            <text:p>389628317</text:p>
          </table:table-cell>
          <table:table-cell office:value-type="float" office:value="204255577" calcext:value-type="float">
            <text:p>204255577</text:p>
          </table:table-cell>
          <table:table-cell office:value-type="float" office:value="8162802898" calcext:value-type="float">
            <text:p>8162802898</text:p>
          </table:table-cell>
          <table:table-cell office:value-type="float" office:value="3958802426" calcext:value-type="float">
            <text:p>3958802426</text:p>
          </table:table-cell>
          <table:table-cell office:value-type="float" office:value="5330156432" calcext:value-type="float">
            <text:p>5330156432</text:p>
          </table:table-cell>
          <table:table-cell office:value-type="float" office:value="3450789225" calcext:value-type="float">
            <text:p>3450789225</text:p>
          </table:table-cell>
          <table:table-cell office:value-type="float" office:value="501246362" calcext:value-type="float">
            <text:p>501246362</text:p>
          </table:table-cell>
          <table:table-cell office:value-type="float" office:value="433943540" calcext:value-type="float">
            <text:p>433943540</text:p>
          </table:table-cell>
          <table:table-cell office:value-type="float" office:value="8731150517" calcext:value-type="float">
            <text:p>8731150517</text:p>
          </table:table-cell>
          <table:table-cell office:value-type="float" office:value="2707208452" calcext:value-type="float">
            <text:p>2707208452</text:p>
          </table:table-cell>
          <table:table-cell office:value-type="float" office:value="4580656546" calcext:value-type="float">
            <text:p>4580656546</text:p>
          </table:table-cell>
          <table:table-cell office:value-type="float" office:value="1855169578" calcext:value-type="float">
            <text:p>1855169578</text:p>
          </table:table-cell>
          <table:table-cell office:value-type="float" office:value="1539146458" calcext:value-type="float">
            <text:p>1539146458</text:p>
          </table:table-cell>
          <table:table-cell office:value-type="float" office:value="9811729000" calcext:value-type="float">
            <text:p>9811729000</text:p>
          </table:table-cell>
          <table:table-cell office:value-type="float" office:value="658180738" calcext:value-type="float">
            <text:p>658180738</text:p>
          </table:table-cell>
          <table:table-cell office:value-type="float" office:value="8143960562" calcext:value-type="float">
            <text:p>8143960562</text:p>
          </table:table-cell>
          <table:table-cell office:value-type="float" office:value="10075493693" calcext:value-type="float">
            <text:p>10075493693</text:p>
          </table:table-cell>
          <table:table-cell office:value-type="float" office:value="1056521700" calcext:value-type="float">
            <text:p>1056521700</text:p>
          </table:table-cell>
          <table:table-cell office:value-type="float" office:value="4198501666" calcext:value-type="float">
            <text:p>4198501666</text:p>
          </table:table-cell>
          <table:table-cell office:value-type="float" office:value="954686186" calcext:value-type="float">
            <text:p>954686186</text:p>
          </table:table-cell>
          <table:table-cell office:value-type="float" office:value="4699425956" calcext:value-type="float">
            <text:p>4699425956</text:p>
          </table:table-cell>
          <table:table-cell office:value-type="float" office:value="5442669061" calcext:value-type="float">
            <text:p>5442669061</text:p>
          </table:table-cell>
          <table:table-cell office:value-type="float" office:value="1923055690" calcext:value-type="float">
            <text:p>1923055690</text:p>
          </table:table-cell>
          <table:table-cell office:value-type="float" office:value="1163297936" calcext:value-type="float">
            <text:p>1163297936</text:p>
          </table:table-cell>
          <table:table-cell office:value-type="float" office:value="3706098901" calcext:value-type="float">
            <text:p>3706098901</text:p>
          </table:table-cell>
          <table:table-cell office:value-type="float" office:value="4325910130" calcext:value-type="float">
            <text:p>4325910130</text:p>
          </table:table-cell>
          <table:table-cell office:value-type="float" office:value="1608903304" calcext:value-type="float">
            <text:p>1608903304</text:p>
          </table:table-cell>
          <table:table-cell office:value-type="float" office:value="10624857181" calcext:value-type="float">
            <text:p>10624857181</text:p>
          </table:table-cell>
          <table:table-cell office:value-type="float" office:value="1908162145" calcext:value-type="float">
            <text:p>1908162145</text:p>
          </table:table-cell>
          <table:table-cell office:value-type="float" office:value="2055367460" calcext:value-type="float">
            <text:p>2055367460</text:p>
          </table:table-cell>
          <table:table-cell office:value-type="float" office:value="8328334066" calcext:value-type="float">
            <text:p>8328334066</text:p>
          </table:table-cell>
          <table:table-cell office:value-type="float" office:value="9342706645" calcext:value-type="float">
            <text:p>9342706645</text:p>
          </table:table-cell>
          <table:table-cell office:value-type="float" office:value="2282711056" calcext:value-type="float">
            <text:p>2282711056</text:p>
          </table:table-cell>
          <table:table-cell office:value-type="float" office:value="1977431482" calcext:value-type="float">
            <text:p>1977431482</text:p>
          </table:table-cell>
          <table:table-cell office:value-type="float" office:value="3493735378" calcext:value-type="float">
            <text:p>3493735378</text:p>
          </table:table-cell>
          <table:table-cell office:value-type="float" office:value="3897825488" calcext:value-type="float">
            <text:p>3897825488</text:p>
          </table:table-cell>
          <table:table-cell office:value-type="float" office:value="10777299977" calcext:value-type="float">
            <text:p>10777299977</text:p>
          </table:table-cell>
          <table:table-cell office:value-type="float" office:value="3730189781" calcext:value-type="float">
            <text:p>3730189781</text:p>
          </table:table-cell>
          <table:table-cell office:value-type="float" office:value="6162612404" calcext:value-type="float">
            <text:p>6162612404</text:p>
          </table:table-cell>
          <table:table-cell office:value-type="float" office:value="10560481201" calcext:value-type="float">
            <text:p>10560481201</text:p>
          </table:table-cell>
          <table:table-cell office:value-type="float" office:value="7781598833" calcext:value-type="float">
            <text:p>7781598833</text:p>
          </table:table-cell>
          <table:table-cell office:value-type="float" office:value="2834796802" calcext:value-type="float">
            <text:p>2834796802</text:p>
          </table:table-cell>
          <table:table-cell office:value-type="float" office:value="2857995725" calcext:value-type="float">
            <text:p>2857995725</text:p>
          </table:table-cell>
          <table:table-cell office:value-type="float" office:value="5876563652" calcext:value-type="float">
            <text:p>5876563652</text:p>
          </table:table-cell>
          <table:table-cell office:value-type="float" office:value="8502017474" calcext:value-type="float">
            <text:p>8502017474</text:p>
          </table:table-cell>
          <table:table-cell office:value-type="float" office:value="8113142045" calcext:value-type="float">
            <text:p>8113142045</text:p>
          </table:table-cell>
          <table:table-cell office:value-type="float" office:value="8796967880" calcext:value-type="float">
            <text:p>8796967880</text:p>
          </table:table-cell>
          <table:table-cell office:value-type="float" office:value="7820256641" calcext:value-type="float">
            <text:p>7820256641</text:p>
          </table:table-cell>
          <table:table-cell office:value-type="float" office:value="9926078617" calcext:value-type="float">
            <text:p>9926078617</text:p>
          </table:table-cell>
          <table:table-cell office:value-type="float" office:value="6865131668" calcext:value-type="float">
            <text:p>6865131668</text:p>
          </table:table-cell>
          <table:table-cell office:value-type="float" office:value="6365058664" calcext:value-type="float">
            <text:p>6365058664</text:p>
          </table:table-cell>
          <table:table-cell office:value-type="float" office:value="12756100421" calcext:value-type="float">
            <text:p>12756100421</text:p>
          </table:table-cell>
          <table:table-cell office:value-type="float" office:value="5780400448" calcext:value-type="float">
            <text:p>5780400448</text:p>
          </table:table-cell>
          <table:table-cell office:value-type="float" office:value="4570942921" calcext:value-type="float">
            <text:p>4570942921</text:p>
          </table:table-cell>
          <table:table-cell office:value-type="float" office:value="7156923505" calcext:value-type="float">
            <text:p>7156923505</text:p>
          </table:table-cell>
          <table:table-cell office:value-type="float" office:value="5468814325" calcext:value-type="float">
            <text:p>5468814325</text:p>
          </table:table-cell>
          <table:table-cell office:value-type="float" office:value="10610622665" calcext:value-type="float">
            <text:p>10610622665</text:p>
          </table:table-cell>
          <table:table-cell office:value-type="float" office:value="5371759796" calcext:value-type="float">
            <text:p>5371759796</text:p>
          </table:table-cell>
          <table:table-cell office:value-type="float" office:value="10271724173" calcext:value-type="float">
            <text:p>10271724173</text:p>
          </table:table-cell>
          <table:table-cell office:value-type="float" office:value="6508979066" calcext:value-type="float">
            <text:p>6508979066</text:p>
          </table:table-cell>
          <table:table-cell office:value-type="float" office:value="5443851746" calcext:value-type="float">
            <text:p>5443851746</text:p>
          </table:table-cell>
          <table:table-cell office:value-type="float" office:value="12836814842" calcext:value-type="float">
            <text:p>12836814842</text:p>
          </table:table-cell>
          <table:table-cell office:value-type="float" office:value="11359322532" calcext:value-type="float">
            <text:p>11359322532</text:p>
          </table:table-cell>
          <table:table-cell office:value-type="float" office:value="6567300225" calcext:value-type="float">
            <text:p>6567300225</text:p>
          </table:table-cell>
          <table:table-cell office:value-type="float" office:value="7081103993" calcext:value-type="float">
            <text:p>7081103993</text:p>
          </table:table-cell>
          <table:table-cell office:value-type="float" office:value="6583276433" calcext:value-type="float">
            <text:p>6583276433</text:p>
          </table:table-cell>
          <table:table-cell office:value-type="float" office:value="8065310240" calcext:value-type="float">
            <text:p>8065310240</text:p>
          </table:table-cell>
          <table:table-cell office:value-type="float" office:value="5653268122" calcext:value-type="float">
            <text:p>5653268122</text:p>
          </table:table-cell>
          <table:table-cell office:value-type="float" office:value="6802618901" calcext:value-type="float">
            <text:p>6802618901</text:p>
          </table:table-cell>
          <table:table-cell office:value-type="float" office:value="6469264980" calcext:value-type="float">
            <text:p>6469264980</text:p>
          </table:table-cell>
          <table:table-cell office:value-type="float" office:value="7672144948" calcext:value-type="float">
            <text:p>7672144948</text:p>
          </table:table-cell>
          <table:table-cell office:value-type="float" office:value="6781239173" calcext:value-type="float">
            <text:p>6781239173</text:p>
          </table:table-cell>
          <table:table-cell office:value-type="float" office:value="6496864784" calcext:value-type="float">
            <text:p>6496864784</text:p>
          </table:table-cell>
          <table:table-cell office:value-type="float" office:value="10500793769" calcext:value-type="float">
            <text:p>10500793769</text:p>
          </table:table-cell>
          <table:table-cell office:value-type="float" office:value="7015342417" calcext:value-type="float">
            <text:p>7015342417</text:p>
          </table:table-cell>
          <table:table-cell office:value-type="float" office:value="10188377173" calcext:value-type="float">
            <text:p>10188377173</text:p>
          </table:table-cell>
          <table:table-cell office:value-type="float" office:value="13019337928" calcext:value-type="float">
            <text:p>13019337928</text:p>
          </table:table-cell>
          <table:table-cell office:value-type="string" calcext:value-type="string">
            <text:p><text:s/></text:p>
          </table:table-cell>
          <table:table-cell table:formula="of:=MIN([.B14:.CW14])" office:value-type="float" office:value="1751233" calcext:value-type="float">
            <text:p>1751233</text:p>
          </table:table-cell>
        </table:table-row>
        <table:table-row table:style-name="ro1">
          <table:table-cell office:value-type="string" calcext:value-type="string">
            <text:p>(13585, 84675)</text:p>
          </table:table-cell>
          <table:table-cell office:value-type="float" office:value="262215925" calcext:value-type="float">
            <text:p>262215925</text:p>
          </table:table-cell>
          <table:table-cell office:value-type="float" office:value="2190843889" calcext:value-type="float">
            <text:p>2190843889</text:p>
          </table:table-cell>
          <table:table-cell office:value-type="float" office:value="835474274" calcext:value-type="float">
            <text:p>835474274</text:p>
          </table:table-cell>
          <table:table-cell office:value-type="float" office:value="7069971781" calcext:value-type="float">
            <text:p>7069971781</text:p>
          </table:table-cell>
          <table:table-cell office:value-type="float" office:value="2616703349" calcext:value-type="float">
            <text:p>2616703349</text:p>
          </table:table-cell>
          <table:table-cell office:value-type="float" office:value="841354650" calcext:value-type="float">
            <text:p>841354650</text:p>
          </table:table-cell>
          <table:table-cell office:value-type="float" office:value="5540164121" calcext:value-type="float">
            <text:p>5540164121</text:p>
          </table:table-cell>
          <table:table-cell office:value-type="float" office:value="22191401" calcext:value-type="float">
            <text:p>22191401</text:p>
          </table:table-cell>
          <table:table-cell office:value-type="float" office:value="3734638210" calcext:value-type="float">
            <text:p>3734638210</text:p>
          </table:table-cell>
          <table:table-cell office:value-type="float" office:value="146278610" calcext:value-type="float">
            <text:p>146278610</text:p>
          </table:table-cell>
          <table:table-cell office:value-type="float" office:value="862704034" calcext:value-type="float">
            <text:p>862704034</text:p>
          </table:table-cell>
          <table:table-cell office:value-type="float" office:value="1522689997" calcext:value-type="float">
            <text:p>1522689997</text:p>
          </table:table-cell>
          <table:table-cell office:value-type="float" office:value="1783711826" calcext:value-type="float">
            <text:p>1783711826</text:p>
          </table:table-cell>
          <table:table-cell office:value-type="float" office:value="77127698" calcext:value-type="float">
            <text:p>77127698</text:p>
          </table:table-cell>
          <table:table-cell office:value-type="float" office:value="334725800" calcext:value-type="float">
            <text:p>334725800</text:p>
          </table:table-cell>
          <table:table-cell office:value-type="float" office:value="102178273" calcext:value-type="float">
            <text:p>102178273</text:p>
          </table:table-cell>
          <table:table-cell office:value-type="float" office:value="114658484" calcext:value-type="float">
            <text:p>114658484</text:p>
          </table:table-cell>
          <table:table-cell office:value-type="float" office:value="3038438785" calcext:value-type="float">
            <text:p>3038438785</text:p>
          </table:table-cell>
          <table:table-cell office:value-type="float" office:value="2087539588" calcext:value-type="float">
            <text:p>2087539588</text:p>
          </table:table-cell>
          <table:table-cell office:value-type="float" office:value="244749569" calcext:value-type="float">
            <text:p>244749569</text:p>
          </table:table-cell>
          <table:table-cell office:value-type="float" office:value="5373002000" calcext:value-type="float">
            <text:p>5373002000</text:p>
          </table:table-cell>
          <table:table-cell office:value-type="float" office:value="410770765" calcext:value-type="float">
            <text:p>410770765</text:p>
          </table:table-cell>
          <table:table-cell office:value-type="float" office:value="164858180" calcext:value-type="float">
            <text:p>164858180</text:p>
          </table:table-cell>
          <table:table-cell office:value-type="float" office:value="171303002" calcext:value-type="float">
            <text:p>171303002</text:p>
          </table:table-cell>
          <table:table-cell office:value-type="float" office:value="310450372" calcext:value-type="float">
            <text:p>310450372</text:p>
          </table:table-cell>
          <table:table-cell office:value-type="float" office:value="6082299925" calcext:value-type="float">
            <text:p>6082299925</text:p>
          </table:table-cell>
          <table:table-cell office:value-type="float" office:value="2574305029" calcext:value-type="float">
            <text:p>2574305029</text:p>
          </table:table-cell>
          <table:table-cell office:value-type="float" office:value="3689379097" calcext:value-type="float">
            <text:p>3689379097</text:p>
          </table:table-cell>
          <table:table-cell office:value-type="float" office:value="2189415842" calcext:value-type="float">
            <text:p>2189415842</text:p>
          </table:table-cell>
          <table:table-cell office:value-type="float" office:value="365230457" calcext:value-type="float">
            <text:p>365230457</text:p>
          </table:table-cell>
          <table:table-cell office:value-type="float" office:value="498470661" calcext:value-type="float">
            <text:p>498470661</text:p>
          </table:table-cell>
          <table:table-cell office:value-type="float" office:value="6593957512" calcext:value-type="float">
            <text:p>6593957512</text:p>
          </table:table-cell>
          <table:table-cell office:value-type="float" office:value="1653137657" calcext:value-type="float">
            <text:p>1653137657</text:p>
          </table:table-cell>
          <table:table-cell office:value-type="float" office:value="3110028289" calcext:value-type="float">
            <text:p>3110028289</text:p>
          </table:table-cell>
          <table:table-cell office:value-type="float" office:value="1074421445" calcext:value-type="float">
            <text:p>1074421445</text:p>
          </table:table-cell>
          <table:table-cell office:value-type="float" office:value="877752409" calcext:value-type="float">
            <text:p>877752409</text:p>
          </table:table-cell>
          <table:table-cell office:value-type="float" office:value="7544200285" calcext:value-type="float">
            <text:p>7544200285</text:p>
          </table:table-cell>
          <table:table-cell office:value-type="float" office:value="757502765" calcext:value-type="float">
            <text:p>757502765</text:p>
          </table:table-cell>
          <table:table-cell office:value-type="float" office:value="6110575297" calcext:value-type="float">
            <text:p>6110575297</text:p>
          </table:table-cell>
          <table:table-cell office:value-type="float" office:value="7780614344" calcext:value-type="float">
            <text:p>7780614344</text:p>
          </table:table-cell>
          <table:table-cell office:value-type="float" office:value="697876145" calcext:value-type="float">
            <text:p>697876145</text:p>
          </table:table-cell>
          <table:table-cell office:value-type="float" office:value="2845661101" calcext:value-type="float">
            <text:p>2845661101</text:p>
          </table:table-cell>
          <table:table-cell office:value-type="float" office:value="817616881" calcext:value-type="float">
            <text:p>817616881</text:p>
          </table:table-cell>
          <table:table-cell office:value-type="float" office:value="3268777725" calcext:value-type="float">
            <text:p>3268777725</text:p>
          </table:table-cell>
          <table:table-cell office:value-type="float" office:value="3870764306" calcext:value-type="float">
            <text:p>3870764306</text:p>
          </table:table-cell>
          <table:table-cell office:value-type="float" office:value="1276091473" calcext:value-type="float">
            <text:p>1276091473</text:p>
          </table:table-cell>
          <table:table-cell office:value-type="float" office:value="1113552409" calcext:value-type="float">
            <text:p>1113552409</text:p>
          </table:table-cell>
          <table:table-cell office:value-type="float" office:value="2555037290" calcext:value-type="float">
            <text:p>2555037290</text:p>
          </table:table-cell>
          <table:table-cell office:value-type="float" office:value="3057032813" calcext:value-type="float">
            <text:p>3057032813</text:p>
          </table:table-cell>
          <table:table-cell office:value-type="float" office:value="1480314053" calcext:value-type="float">
            <text:p>1480314053</text:p>
          </table:table-cell>
          <table:table-cell office:value-type="float" office:value="8353101986" calcext:value-type="float">
            <text:p>8353101986</text:p>
          </table:table-cell>
          <table:table-cell office:value-type="float" office:value="1587927050" calcext:value-type="float">
            <text:p>1587927050</text:p>
          </table:table-cell>
          <table:table-cell office:value-type="float" office:value="1760041917" calcext:value-type="float">
            <text:p>1760041917</text:p>
          </table:table-cell>
          <table:table-cell office:value-type="float" office:value="6407229649" calcext:value-type="float">
            <text:p>6407229649</text:p>
          </table:table-cell>
          <table:table-cell office:value-type="float" office:value="7273150706" calcext:value-type="float">
            <text:p>7273150706</text:p>
          </table:table-cell>
          <table:table-cell office:value-type="float" office:value="1868327761" calcext:value-type="float">
            <text:p>1868327761</text:p>
          </table:table-cell>
          <table:table-cell office:value-type="float" office:value="1832620285" calcext:value-type="float">
            <text:p>1832620285</text:p>
          </table:table-cell>
          <table:table-cell office:value-type="float" office:value="2630862985" calcext:value-type="float">
            <text:p>2630862985</text:p>
          </table:table-cell>
          <table:table-cell office:value-type="float" office:value="2941474609" calcext:value-type="float">
            <text:p>2941474609</text:p>
          </table:table-cell>
          <table:table-cell office:value-type="float" office:value="8556102692" calcext:value-type="float">
            <text:p>8556102692</text:p>
          </table:table-cell>
          <table:table-cell office:value-type="float" office:value="2909568250" calcext:value-type="float">
            <text:p>2909568250</text:p>
          </table:table-cell>
          <table:table-cell office:value-type="float" office:value="4764737701" calcext:value-type="float">
            <text:p>4764737701</text:p>
          </table:table-cell>
          <table:table-cell office:value-type="float" office:value="8424528080" calcext:value-type="float">
            <text:p>8424528080</text:p>
          </table:table-cell>
          <table:table-cell office:value-type="float" office:value="6079699090" calcext:value-type="float">
            <text:p>6079699090</text:p>
          </table:table-cell>
          <table:table-cell office:value-type="float" office:value="2902249937" calcext:value-type="float">
            <text:p>2902249937</text:p>
          </table:table-cell>
          <table:table-cell office:value-type="float" office:value="2905187746" calcext:value-type="float">
            <text:p>2905187746</text:p>
          </table:table-cell>
          <table:table-cell office:value-type="float" office:value="4642650337" calcext:value-type="float">
            <text:p>4642650337</text:p>
          </table:table-cell>
          <table:table-cell office:value-type="float" office:value="6781316841" calcext:value-type="float">
            <text:p>6781316841</text:p>
          </table:table-cell>
          <table:table-cell office:value-type="float" office:value="6470342596" calcext:value-type="float">
            <text:p>6470342596</text:p>
          </table:table-cell>
          <table:table-cell office:value-type="float" office:value="7040795221" calcext:value-type="float">
            <text:p>7040795221</text:p>
          </table:table-cell>
          <table:table-cell office:value-type="float" office:value="6255793076" calcext:value-type="float">
            <text:p>6255793076</text:p>
          </table:table-cell>
          <table:table-cell office:value-type="float" office:value="8019400720" calcext:value-type="float">
            <text:p>8019400720</text:p>
          </table:table-cell>
          <table:table-cell office:value-type="float" office:value="5553372645" calcext:value-type="float">
            <text:p>5553372645</text:p>
          </table:table-cell>
          <table:table-cell office:value-type="float" office:value="5185519925" calcext:value-type="float">
            <text:p>5185519925</text:p>
          </table:table-cell>
          <table:table-cell office:value-type="float" office:value="10482138514" calcext:value-type="float">
            <text:p>10482138514</text:p>
          </table:table-cell>
          <table:table-cell office:value-type="float" office:value="4831587865" calcext:value-type="float">
            <text:p>4831587865</text:p>
          </table:table-cell>
          <table:table-cell office:value-type="float" office:value="4313742914" calcext:value-type="float">
            <text:p>4313742914</text:p>
          </table:table-cell>
          <table:table-cell office:value-type="float" office:value="5920706602" calcext:value-type="float">
            <text:p>5920706602</text:p>
          </table:table-cell>
          <table:table-cell office:value-type="float" office:value="4761510344" calcext:value-type="float">
            <text:p>4761510344</text:p>
          </table:table-cell>
          <table:table-cell office:value-type="float" office:value="8730960292" calcext:value-type="float">
            <text:p>8730960292</text:p>
          </table:table-cell>
          <table:table-cell office:value-type="float" office:value="4806228965" calcext:value-type="float">
            <text:p>4806228965</text:p>
          </table:table-cell>
          <table:table-cell office:value-type="float" office:value="8491099570" calcext:value-type="float">
            <text:p>8491099570</text:p>
          </table:table-cell>
          <table:table-cell office:value-type="float" office:value="5608757249" calcext:value-type="float">
            <text:p>5608757249</text:p>
          </table:table-cell>
          <table:table-cell office:value-type="float" office:value="5072930585" calcext:value-type="float">
            <text:p>5072930585</text:p>
          </table:table-cell>
          <table:table-cell office:value-type="float" office:value="10693023137" calcext:value-type="float">
            <text:p>10693023137</text:p>
          </table:table-cell>
          <table:table-cell office:value-type="float" office:value="9468759677" calcext:value-type="float">
            <text:p>9468759677</text:p>
          </table:table-cell>
          <table:table-cell office:value-type="float" office:value="5776074074" calcext:value-type="float">
            <text:p>5776074074</text:p>
          </table:table-cell>
          <table:table-cell office:value-type="float" office:value="6127012404" calcext:value-type="float">
            <text:p>6127012404</text:p>
          </table:table-cell>
          <table:table-cell office:value-type="float" office:value="5816644964" calcext:value-type="float">
            <text:p>5816644964</text:p>
          </table:table-cell>
          <table:table-cell office:value-type="float" office:value="6847494993" calcext:value-type="float">
            <text:p>6847494993</text:p>
          </table:table-cell>
          <table:table-cell office:value-type="float" office:value="5709379037" calcext:value-type="float">
            <text:p>5709379037</text:p>
          </table:table-cell>
          <table:table-cell office:value-type="float" office:value="6032880500" calcext:value-type="float">
            <text:p>6032880500</text:p>
          </table:table-cell>
          <table:table-cell office:value-type="float" office:value="5978783057" calcext:value-type="float">
            <text:p>5978783057</text:p>
          </table:table-cell>
          <table:table-cell office:value-type="float" office:value="6738768769" calcext:value-type="float">
            <text:p>6738768769</text:p>
          </table:table-cell>
          <table:table-cell office:value-type="float" office:value="6362282420" calcext:value-type="float">
            <text:p>6362282420</text:p>
          </table:table-cell>
          <table:table-cell office:value-type="float" office:value="6558682873" calcext:value-type="float">
            <text:p>6558682873</text:p>
          </table:table-cell>
          <table:table-cell office:value-type="float" office:value="8951138018" calcext:value-type="float">
            <text:p>8951138018</text:p>
          </table:table-cell>
          <table:table-cell office:value-type="float" office:value="6873903802" calcext:value-type="float">
            <text:p>6873903802</text:p>
          </table:table-cell>
          <table:table-cell office:value-type="float" office:value="8797615450" calcext:value-type="float">
            <text:p>8797615450</text:p>
          </table:table-cell>
          <table:table-cell office:value-type="float" office:value="11184927365" calcext:value-type="float">
            <text:p>11184927365</text:p>
          </table:table-cell>
          <table:table-cell office:value-type="string" calcext:value-type="string">
            <text:p><text:s/></text:p>
          </table:table-cell>
          <table:table-cell table:formula="of:=MIN([.B15:.CW15])" office:value-type="float" office:value="22191401" calcext:value-type="float">
            <text:p>22191401</text:p>
          </table:table-cell>
        </table:table-row>
        <table:table-row table:style-name="ro1">
          <table:table-cell office:value-type="string" calcext:value-type="string">
            <text:p>(14928, 24626)</text:p>
          </table:table-cell>
          <table:table-cell office:value-type="float" office:value="2797134665" calcext:value-type="float">
            <text:p>2797134665</text:p>
          </table:table-cell>
          <table:table-cell office:value-type="float" office:value="433887521" calcext:value-type="float">
            <text:p>433887521</text:p>
          </table:table-cell>
          <table:table-cell office:value-type="float" office:value="1361690980" calcext:value-type="float">
            <text:p>1361690980</text:p>
          </table:table-cell>
          <table:table-cell office:value-type="float" office:value="722853673" calcext:value-type="float">
            <text:p>722853673</text:p>
          </table:table-cell>
          <table:table-cell office:value-type="float" office:value="204415157" calcext:value-type="float">
            <text:p>204415157</text:p>
          </table:table-cell>
          <table:table-cell office:value-type="float" office:value="1086416360" calcext:value-type="float">
            <text:p>1086416360</text:p>
          </table:table-cell>
          <table:table-cell office:value-type="float" office:value="264480757" calcext:value-type="float">
            <text:p>264480757</text:p>
          </table:table-cell>
          <table:table-cell office:value-type="float" office:value="3986362845" calcext:value-type="float">
            <text:p>3986362845</text:p>
          </table:table-cell>
          <table:table-cell office:value-type="float" office:value="4794656" calcext:value-type="float">
            <text:p>4794656</text:p>
          </table:table-cell>
          <table:table-cell office:value-type="float" office:value="5204843620" calcext:value-type="float">
            <text:p>5204843620</text:p>
          </table:table-cell>
          <table:table-cell office:value-type="float" office:value="950618248" calcext:value-type="float">
            <text:p>950618248</text:p>
          </table:table-cell>
          <table:table-cell office:value-type="float" office:value="451513033" calcext:value-type="float">
            <text:p>451513033</text:p>
          </table:table-cell>
          <table:table-cell office:value-type="float" office:value="349933428" calcext:value-type="float">
            <text:p>349933428</text:p>
          </table:table-cell>
          <table:table-cell office:value-type="float" office:value="3112623904" calcext:value-type="float">
            <text:p>3112623904</text:p>
          </table:table-cell>
          <table:table-cell office:value-type="float" office:value="1954462970" calcext:value-type="float">
            <text:p>1954462970</text:p>
          </table:table-cell>
          <table:table-cell office:value-type="float" office:value="4368586417" calcext:value-type="float">
            <text:p>4368586417</text:p>
          </table:table-cell>
          <table:table-cell office:value-type="float" office:value="4495764818" calcext:value-type="float">
            <text:p>4495764818</text:p>
          </table:table-cell>
          <table:table-cell office:value-type="float" office:value="83121649" calcext:value-type="float">
            <text:p>83121649</text:p>
          </table:table-cell>
          <table:table-cell office:value-type="float" office:value="316322194" calcext:value-type="float">
            <text:p>316322194</text:p>
          </table:table-cell>
          <table:table-cell office:value-type="float" office:value="2443405277" calcext:value-type="float">
            <text:p>2443405277</text:p>
          </table:table-cell>
          <table:table-cell office:value-type="float" office:value="246194986" calcext:value-type="float">
            <text:p>246194986</text:p>
          </table:table-cell>
          <table:table-cell office:value-type="float" office:value="1986390185" calcext:value-type="float">
            <text:p>1986390185</text:p>
          </table:table-cell>
          <table:table-cell office:value-type="float" office:value="4167924770" calcext:value-type="float">
            <text:p>4167924770</text:p>
          </table:table-cell>
          <table:table-cell office:value-type="float" office:value="3550862916" calcext:value-type="float">
            <text:p>3550862916</text:p>
          </table:table-cell>
          <table:table-cell office:value-type="float" office:value="5264142026" calcext:value-type="float">
            <text:p>5264142026</text:p>
          </table:table-cell>
          <table:table-cell office:value-type="float" office:value="452603825" calcext:value-type="float">
            <text:p>452603825</text:p>
          </table:table-cell>
          <table:table-cell office:value-type="float" office:value="316989913" calcext:value-type="float">
            <text:p>316989913</text:p>
          </table:table-cell>
          <table:table-cell office:value-type="float" office:value="192311869" calcext:value-type="float">
            <text:p>192311869</text:p>
          </table:table-cell>
          <table:table-cell office:value-type="float" office:value="545703380" calcext:value-type="float">
            <text:p>545703380</text:p>
          </table:table-cell>
          <table:table-cell office:value-type="float" office:value="4180843341" calcext:value-type="float">
            <text:p>4180843341</text:p>
          </table:table-cell>
          <table:table-cell office:value-type="float" office:value="5290567685" calcext:value-type="float">
            <text:p>5290567685</text:p>
          </table:table-cell>
          <table:table-cell office:value-type="float" office:value="729807586" calcext:value-type="float">
            <text:p>729807586</text:p>
          </table:table-cell>
          <table:table-cell office:value-type="float" office:value="1035463489" calcext:value-type="float">
            <text:p>1035463489</text:p>
          </table:table-cell>
          <table:table-cell office:value-type="float" office:value="476107433" calcext:value-type="float">
            <text:p>476107433</text:p>
          </table:table-cell>
          <table:table-cell office:value-type="float" office:value="1790682889" calcext:value-type="float">
            <text:p>1790682889</text:p>
          </table:table-cell>
          <table:table-cell office:value-type="float" office:value="2173166297" calcext:value-type="float">
            <text:p>2173166297</text:p>
          </table:table-cell>
          <table:table-cell office:value-type="float" office:value="1067331161" calcext:value-type="float">
            <text:p>1067331161</text:p>
          </table:table-cell>
          <table:table-cell office:value-type="float" office:value="5748819229" calcext:value-type="float">
            <text:p>5748819229</text:p>
          </table:table-cell>
          <table:table-cell office:value-type="float" office:value="776369821" calcext:value-type="float">
            <text:p>776369821</text:p>
          </table:table-cell>
          <table:table-cell office:value-type="float" office:value="1179831186" calcext:value-type="float">
            <text:p>1179831186</text:p>
          </table:table-cell>
          <table:table-cell office:value-type="float" office:value="3476571425" calcext:value-type="float">
            <text:p>3476571425</text:p>
          </table:table-cell>
          <table:table-cell office:value-type="float" office:value="813106109" calcext:value-type="float">
            <text:p>813106109</text:p>
          </table:table-cell>
          <table:table-cell office:value-type="float" office:value="4687068769" calcext:value-type="float">
            <text:p>4687068769</text:p>
          </table:table-cell>
          <table:table-cell office:value-type="float" office:value="875207117" calcext:value-type="float">
            <text:p>875207117</text:p>
          </table:table-cell>
          <table:table-cell office:value-type="float" office:value="793910884" calcext:value-type="float">
            <text:p>793910884</text:p>
          </table:table-cell>
          <table:table-cell office:value-type="float" office:value="2692247909" calcext:value-type="float">
            <text:p>2692247909</text:p>
          </table:table-cell>
          <table:table-cell office:value-type="float" office:value="5432418253" calcext:value-type="float">
            <text:p>5432418253</text:p>
          </table:table-cell>
          <table:table-cell office:value-type="float" office:value="1545407632" calcext:value-type="float">
            <text:p>1545407632</text:p>
          </table:table-cell>
          <table:table-cell office:value-type="float" office:value="1488703609" calcext:value-type="float">
            <text:p>1488703609</text:p>
          </table:table-cell>
          <table:table-cell office:value-type="float" office:value="5452006321" calcext:value-type="float">
            <text:p>5452006321</text:p>
          </table:table-cell>
          <table:table-cell office:value-type="float" office:value="1950611104" calcext:value-type="float">
            <text:p>1950611104</text:p>
          </table:table-cell>
          <table:table-cell office:value-type="float" office:value="4640005000" calcext:value-type="float">
            <text:p>4640005000</text:p>
          </table:table-cell>
          <table:table-cell office:value-type="float" office:value="4946482445" calcext:value-type="float">
            <text:p>4946482445</text:p>
          </table:table-cell>
          <table:table-cell office:value-type="float" office:value="1719546473" calcext:value-type="float">
            <text:p>1719546473</text:p>
          </table:table-cell>
          <table:table-cell office:value-type="float" office:value="1867601092" calcext:value-type="float">
            <text:p>1867601092</text:p>
          </table:table-cell>
          <table:table-cell office:value-type="float" office:value="4482592949" calcext:value-type="float">
            <text:p>4482592949</text:p>
          </table:table-cell>
          <table:table-cell office:value-type="float" office:value="5753027573" calcext:value-type="float">
            <text:p>5753027573</text:p>
          </table:table-cell>
          <table:table-cell office:value-type="float" office:value="3085442849" calcext:value-type="float">
            <text:p>3085442849</text:p>
          </table:table-cell>
          <table:table-cell office:value-type="float" office:value="2950912837" calcext:value-type="float">
            <text:p>2950912837</text:p>
          </table:table-cell>
          <table:table-cell office:value-type="float" office:value="2443468554" calcext:value-type="float">
            <text:p>2443468554</text:p>
          </table:table-cell>
          <table:table-cell office:value-type="float" office:value="3593885200" calcext:value-type="float">
            <text:p>3593885200</text:p>
          </table:table-cell>
          <table:table-cell office:value-type="float" office:value="2668372453" calcext:value-type="float">
            <text:p>2668372453</text:p>
          </table:table-cell>
          <table:table-cell office:value-type="float" office:value="2753993002" calcext:value-type="float">
            <text:p>2753993002</text:p>
          </table:table-cell>
          <table:table-cell office:value-type="float" office:value="2512536580" calcext:value-type="float">
            <text:p>2512536580</text:p>
          </table:table-cell>
          <table:table-cell office:value-type="float" office:value="7910979709" calcext:value-type="float">
            <text:p>7910979709</text:p>
          </table:table-cell>
          <table:table-cell office:value-type="float" office:value="7817133472" calcext:value-type="float">
            <text:p>7817133472</text:p>
          </table:table-cell>
          <table:table-cell office:value-type="float" office:value="3368095681" calcext:value-type="float">
            <text:p>3368095681</text:p>
          </table:table-cell>
          <table:table-cell office:value-type="float" office:value="3161118353" calcext:value-type="float">
            <text:p>3161118353</text:p>
          </table:table-cell>
          <table:table-cell office:value-type="float" office:value="3230342482" calcext:value-type="float">
            <text:p>3230342482</text:p>
          </table:table-cell>
          <table:table-cell office:value-type="float" office:value="3253950505" calcext:value-type="float">
            <text:p>3253950505</text:p>
          </table:table-cell>
          <table:table-cell office:value-type="float" office:value="3402499194" calcext:value-type="float">
            <text:p>3402499194</text:p>
          </table:table-cell>
          <table:table-cell office:value-type="float" office:value="3515551178" calcext:value-type="float">
            <text:p>3515551178</text:p>
          </table:table-cell>
          <table:table-cell office:value-type="float" office:value="3938471165" calcext:value-type="float">
            <text:p>3938471165</text:p>
          </table:table-cell>
          <table:table-cell office:value-type="float" office:value="4213860985" calcext:value-type="float">
            <text:p>4213860985</text:p>
          </table:table-cell>
          <table:table-cell office:value-type="float" office:value="4215035968" calcext:value-type="float">
            <text:p>4215035968</text:p>
          </table:table-cell>
          <table:table-cell office:value-type="float" office:value="4989968789" calcext:value-type="float">
            <text:p>4989968789</text:p>
          </table:table-cell>
          <table:table-cell office:value-type="float" office:value="7833057748" calcext:value-type="float">
            <text:p>7833057748</text:p>
          </table:table-cell>
          <table:table-cell office:value-type="float" office:value="4703032388" calcext:value-type="float">
            <text:p>4703032388</text:p>
          </table:table-cell>
          <table:table-cell office:value-type="float" office:value="6107539330" calcext:value-type="float">
            <text:p>6107539330</text:p>
          </table:table-cell>
          <table:table-cell office:value-type="float" office:value="4402975690" calcext:value-type="float">
            <text:p>4402975690</text:p>
          </table:table-cell>
          <table:table-cell office:value-type="float" office:value="6848796645" calcext:value-type="float">
            <text:p>6848796645</text:p>
          </table:table-cell>
          <table:table-cell office:value-type="float" office:value="4655471284" calcext:value-type="float">
            <text:p>4655471284</text:p>
          </table:table-cell>
          <table:table-cell office:value-type="float" office:value="6044390433" calcext:value-type="float">
            <text:p>6044390433</text:p>
          </table:table-cell>
          <table:table-cell office:value-type="float" office:value="8075434005" calcext:value-type="float">
            <text:p>8075434005</text:p>
          </table:table-cell>
          <table:table-cell office:value-type="float" office:value="5108709861" calcext:value-type="float">
            <text:p>5108709861</text:p>
          </table:table-cell>
          <table:table-cell office:value-type="float" office:value="5120415821" calcext:value-type="float">
            <text:p>5120415821</text:p>
          </table:table-cell>
          <table:table-cell office:value-type="float" office:value="6755853380" calcext:value-type="float">
            <text:p>6755853380</text:p>
          </table:table-cell>
          <table:table-cell office:value-type="float" office:value="6319723106" calcext:value-type="float">
            <text:p>6319723106</text:p>
          </table:table-cell>
          <table:table-cell office:value-type="float" office:value="6919000146" calcext:value-type="float">
            <text:p>6919000146</text:p>
          </table:table-cell>
          <table:table-cell office:value-type="float" office:value="5764416125" calcext:value-type="float">
            <text:p>5764416125</text:p>
          </table:table-cell>
          <table:table-cell office:value-type="float" office:value="10799719489" calcext:value-type="float">
            <text:p>10799719489</text:p>
          </table:table-cell>
          <table:table-cell office:value-type="float" office:value="7129189962" calcext:value-type="float">
            <text:p>7129189962</text:p>
          </table:table-cell>
          <table:table-cell office:value-type="float" office:value="8438162825" calcext:value-type="float">
            <text:p>8438162825</text:p>
          </table:table-cell>
          <table:table-cell office:value-type="float" office:value="7059467801" calcext:value-type="float">
            <text:p>7059467801</text:p>
          </table:table-cell>
          <table:table-cell office:value-type="float" office:value="9184917690" calcext:value-type="float">
            <text:p>9184917690</text:p>
          </table:table-cell>
          <table:table-cell office:value-type="float" office:value="11710298077" calcext:value-type="float">
            <text:p>11710298077</text:p>
          </table:table-cell>
          <table:table-cell office:value-type="float" office:value="6299938152" calcext:value-type="float">
            <text:p>6299938152</text:p>
          </table:table-cell>
          <table:table-cell office:value-type="float" office:value="11059588904" calcext:value-type="float">
            <text:p>11059588904</text:p>
          </table:table-cell>
          <table:table-cell office:value-type="float" office:value="6933979604" calcext:value-type="float">
            <text:p>6933979604</text:p>
          </table:table-cell>
          <table:table-cell office:value-type="float" office:value="7191913369" calcext:value-type="float">
            <text:p>7191913369</text:p>
          </table:table-cell>
          <table:table-cell office:value-type="string" calcext:value-type="string">
            <text:p><text:s/></text:p>
          </table:table-cell>
          <table:table-cell table:formula="of:=MIN([.B16:.CW16])" office:value-type="float" office:value="4794656" calcext:value-type="float">
            <text:p>4794656</text:p>
          </table:table-cell>
        </table:table-row>
        <table:table-row table:style-name="ro1">
          <table:table-cell office:value-type="string" calcext:value-type="string">
            <text:p>(15401, 65348)</text:p>
          </table:table-cell>
          <table:table-cell office:value-type="float" office:value="330594050" calcext:value-type="float">
            <text:p>330594050</text:p>
          </table:table-cell>
          <table:table-cell office:value-type="float" office:value="877068578" calcext:value-type="float">
            <text:p>877068578</text:p>
          </table:table-cell>
          <table:table-cell office:value-type="float" office:value="255794177" calcext:value-type="float">
            <text:p>255794177</text:p>
          </table:table-cell>
          <table:table-cell office:value-type="float" office:value="4277086322" calcext:value-type="float">
            <text:p>4277086322</text:p>
          </table:table-cell>
          <table:table-cell office:value-type="float" office:value="1081285690" calcext:value-type="float">
            <text:p>1081285690</text:p>
          </table:table-cell>
          <table:table-cell office:value-type="float" office:value="155215265" calcext:value-type="float">
            <text:p>155215265</text:p>
          </table:table-cell>
          <table:table-cell office:value-type="float" office:value="3076697978" calcext:value-type="float">
            <text:p>3076697978</text:p>
          </table:table-cell>
          <table:table-cell office:value-type="float" office:value="524064544" calcext:value-type="float">
            <text:p>524064544</text:p>
          </table:table-cell>
          <table:table-cell office:value-type="float" office:value="1751442845" calcext:value-type="float">
            <text:p>1751442845</text:p>
          </table:table-cell>
          <table:table-cell office:value-type="float" office:value="989064657" calcext:value-type="float">
            <text:p>989064657</text:p>
          </table:table-cell>
          <table:table-cell office:value-type="float" office:value="99196721" calcext:value-type="float">
            <text:p>99196721</text:p>
          </table:table-cell>
          <table:table-cell office:value-type="float" office:value="384613706" calcext:value-type="float">
            <text:p>384613706</text:p>
          </table:table-cell>
          <table:table-cell office:value-type="float" office:value="522222457" calcext:value-type="float">
            <text:p>522222457</text:p>
          </table:table-cell>
          <table:table-cell office:value-type="float" office:value="249087789" calcext:value-type="float">
            <text:p>249087789</text:p>
          </table:table-cell>
          <table:table-cell office:value-type="float" office:value="49117165" calcext:value-type="float">
            <text:p>49117165</text:p>
          </table:table-cell>
          <table:table-cell office:value-type="float" office:value="667865602" calcext:value-type="float">
            <text:p>667865602</text:p>
          </table:table-cell>
          <table:table-cell office:value-type="float" office:value="717142861" calcext:value-type="float">
            <text:p>717142861</text:p>
          </table:table-cell>
          <table:table-cell office:value-type="float" office:value="1279299170" calcext:value-type="float">
            <text:p>1279299170</text:p>
          </table:table-cell>
          <table:table-cell office:value-type="float" office:value="705231209" calcext:value-type="float">
            <text:p>705231209</text:p>
          </table:table-cell>
          <table:table-cell office:value-type="float" office:value="138709840" calcext:value-type="float">
            <text:p>138709840</text:p>
          </table:table-cell>
          <table:table-cell office:value-type="float" office:value="2908403865" calcext:value-type="float">
            <text:p>2908403865</text:p>
          </table:table-cell>
          <table:table-cell office:value-type="float" office:value="101638954" calcext:value-type="float">
            <text:p>101638954</text:p>
          </table:table-cell>
          <table:table-cell office:value-type="float" office:value="634809349" calcext:value-type="float">
            <text:p>634809349</text:p>
          </table:table-cell>
          <table:table-cell office:value-type="float" office:value="438763453" calcext:value-type="float">
            <text:p>438763453</text:p>
          </table:table-cell>
          <table:table-cell office:value-type="float" office:value="1083568673" calcext:value-type="float">
            <text:p>1083568673</text:p>
          </table:table-cell>
          <table:table-cell office:value-type="float" office:value="3445287002" calcext:value-type="float">
            <text:p>3445287002</text:p>
          </table:table-cell>
          <table:table-cell office:value-type="float" office:value="1022240866" calcext:value-type="float">
            <text:p>1022240866</text:p>
          </table:table-cell>
          <table:table-cell office:value-type="float" office:value="1737573664" calcext:value-type="float">
            <text:p>1737573664</text:p>
          </table:table-cell>
          <table:table-cell office:value-type="float" office:value="827192665" calcext:value-type="float">
            <text:p>827192665</text:p>
          </table:table-cell>
          <table:table-cell office:value-type="float" office:value="756431218" calcext:value-type="float">
            <text:p>756431218</text:p>
          </table:table-cell>
          <table:table-cell office:value-type="float" office:value="1201695524" calcext:value-type="float">
            <text:p>1201695524</text:p>
          </table:table-cell>
          <table:table-cell office:value-type="float" office:value="3863642653" calcext:value-type="float">
            <text:p>3863642653</text:p>
          </table:table-cell>
          <table:table-cell office:value-type="float" office:value="611415524" calcext:value-type="float">
            <text:p>611415524</text:p>
          </table:table-cell>
          <table:table-cell office:value-type="float" office:value="1418708026" calcext:value-type="float">
            <text:p>1418708026</text:p>
          </table:table-cell>
          <table:table-cell office:value-type="float" office:value="457584210" calcext:value-type="float">
            <text:p>457584210</text:p>
          </table:table-cell>
          <table:table-cell office:value-type="float" office:value="446863730" calcext:value-type="float">
            <text:p>446863730</text:p>
          </table:table-cell>
          <table:table-cell office:value-type="float" office:value="4608410120" calcext:value-type="float">
            <text:p>4608410120</text:p>
          </table:table-cell>
          <table:table-cell office:value-type="float" office:value="1511211690" calcext:value-type="float">
            <text:p>1511211690</text:p>
          </table:table-cell>
          <table:table-cell office:value-type="float" office:value="3538772618" calcext:value-type="float">
            <text:p>3538772618</text:p>
          </table:table-cell>
          <table:table-cell office:value-type="float" office:value="4801133893" calcext:value-type="float">
            <text:p>4801133893</text:p>
          </table:table-cell>
          <table:table-cell office:value-type="float" office:value="736912228" calcext:value-type="float">
            <text:p>736912228</text:p>
          </table:table-cell>
          <table:table-cell office:value-type="float" office:value="1334193610" calcext:value-type="float">
            <text:p>1334193610</text:p>
          </table:table-cell>
          <table:table-cell office:value-type="float" office:value="1199948770" calcext:value-type="float">
            <text:p>1199948770</text:p>
          </table:table-cell>
          <table:table-cell office:value-type="float" office:value="1634061620" calcext:value-type="float">
            <text:p>1634061620</text:p>
          </table:table-cell>
          <table:table-cell office:value-type="float" office:value="2015713125" calcext:value-type="float">
            <text:p>2015713125</text:p>
          </table:table-cell>
          <table:table-cell office:value-type="float" office:value="861464834" calcext:value-type="float">
            <text:p>861464834</text:p>
          </table:table-cell>
          <table:table-cell office:value-type="float" office:value="1628781856" calcext:value-type="float">
            <text:p>1628781856</text:p>
          </table:table-cell>
          <table:table-cell office:value-type="float" office:value="1352560725" calcext:value-type="float">
            <text:p>1352560725</text:p>
          </table:table-cell>
          <table:table-cell office:value-type="float" office:value="1669411994" calcext:value-type="float">
            <text:p>1669411994</text:p>
          </table:table-cell>
          <table:table-cell office:value-type="float" office:value="1868367240" calcext:value-type="float">
            <text:p>1868367240</text:p>
          </table:table-cell>
          <table:table-cell office:value-type="float" office:value="5399093405" calcext:value-type="float">
            <text:p>5399093405</text:p>
          </table:table-cell>
          <table:table-cell office:value-type="float" office:value="1676138193" calcext:value-type="float">
            <text:p>1676138193</text:p>
          </table:table-cell>
          <table:table-cell office:value-type="float" office:value="1885406900" calcext:value-type="float">
            <text:p>1885406900</text:p>
          </table:table-cell>
          <table:table-cell office:value-type="float" office:value="3997887626" calcext:value-type="float">
            <text:p>3997887626</text:p>
          </table:table-cell>
          <table:table-cell office:value-type="float" office:value="4632223733" calcext:value-type="float">
            <text:p>4632223733</text:p>
          </table:table-cell>
          <table:table-cell office:value-type="float" office:value="1807526720" calcext:value-type="float">
            <text:p>1807526720</text:p>
          </table:table-cell>
          <table:table-cell office:value-type="float" office:value="2192037250" calcext:value-type="float">
            <text:p>2192037250</text:p>
          </table:table-cell>
          <table:table-cell office:value-type="float" office:value="1869304970" calcext:value-type="float">
            <text:p>1869304970</text:p>
          </table:table-cell>
          <table:table-cell office:value-type="float" office:value="2033244800" calcext:value-type="float">
            <text:p>2033244800</text:p>
          </table:table-cell>
          <table:table-cell office:value-type="float" office:value="5675401489" calcext:value-type="float">
            <text:p>5675401489</text:p>
          </table:table-cell>
          <table:table-cell office:value-type="float" office:value="2210804501" calcext:value-type="float">
            <text:p>2210804501</text:p>
          </table:table-cell>
          <table:table-cell office:value-type="float" office:value="3164140132" calcext:value-type="float">
            <text:p>3164140132</text:p>
          </table:table-cell>
          <table:table-cell office:value-type="float" office:value="5673144105" calcext:value-type="float">
            <text:p>5673144105</text:p>
          </table:table-cell>
          <table:table-cell office:value-type="float" office:value="4004897857" calcext:value-type="float">
            <text:p>4004897857</text:p>
          </table:table-cell>
          <table:table-cell office:value-type="float" office:value="3585213594" calcext:value-type="float">
            <text:p>3585213594</text:p>
          </table:table-cell>
          <table:table-cell office:value-type="float" office:value="3556397773" calcext:value-type="float">
            <text:p>3556397773</text:p>
          </table:table-cell>
          <table:table-cell office:value-type="float" office:value="3294284548" calcext:value-type="float">
            <text:p>3294284548</text:p>
          </table:table-cell>
          <table:table-cell office:value-type="float" office:value="4672541882" calcext:value-type="float">
            <text:p>4672541882</text:p>
          </table:table-cell>
          <table:table-cell office:value-type="float" office:value="4482665653" calcext:value-type="float">
            <text:p>4482665653</text:p>
          </table:table-cell>
          <table:table-cell office:value-type="float" office:value="4876084744" calcext:value-type="float">
            <text:p>4876084744</text:p>
          </table:table-cell>
          <table:table-cell office:value-type="float" office:value="4389352105" calcext:value-type="float">
            <text:p>4389352105</text:p>
          </table:table-cell>
          <table:table-cell office:value-type="float" office:value="5618578225" calcext:value-type="float">
            <text:p>5618578225</text:p>
          </table:table-cell>
          <table:table-cell office:value-type="float" office:value="4079142212" calcext:value-type="float">
            <text:p>4079142212</text:p>
          </table:table-cell>
          <table:table-cell office:value-type="float" office:value="3917079720" calcext:value-type="float">
            <text:p>3917079720</text:p>
          </table:table-cell>
          <table:table-cell office:value-type="float" office:value="7506779621" calcext:value-type="float">
            <text:p>7506779621</text:p>
          </table:table-cell>
          <table:table-cell office:value-type="float" office:value="3921325840" calcext:value-type="float">
            <text:p>3921325840</text:p>
          </table:table-cell>
          <table:table-cell office:value-type="float" office:value="4480375481" calcext:value-type="float">
            <text:p>4480375481</text:p>
          </table:table-cell>
          <table:table-cell office:value-type="float" office:value="4560407521" calcext:value-type="float">
            <text:p>4560407521</text:p>
          </table:table-cell>
          <table:table-cell office:value-type="float" office:value="4225576797" calcext:value-type="float">
            <text:p>4225576797</text:p>
          </table:table-cell>
          <table:table-cell office:value-type="float" office:value="6366737105" calcext:value-type="float">
            <text:p>6366737105</text:p>
          </table:table-cell>
          <table:table-cell office:value-type="float" office:value="4490117476" calcext:value-type="float">
            <text:p>4490117476</text:p>
          </table:table-cell>
          <table:table-cell office:value-type="float" office:value="6279727885" calcext:value-type="float">
            <text:p>6279727885</text:p>
          </table:table-cell>
          <table:table-cell office:value-type="float" office:value="4769112946" calcext:value-type="float">
            <text:p>4769112946</text:p>
          </table:table-cell>
          <table:table-cell office:value-type="float" office:value="5058098266" calcext:value-type="float">
            <text:p>5058098266</text:p>
          </table:table-cell>
          <table:table-cell office:value-type="float" office:value="7914192178" calcext:value-type="float">
            <text:p>7914192178</text:p>
          </table:table-cell>
          <table:table-cell office:value-type="float" office:value="7083565108" calcext:value-type="float">
            <text:p>7083565108</text:p>
          </table:table-cell>
          <table:table-cell office:value-type="float" office:value="5104369777" calcext:value-type="float">
            <text:p>5104369777</text:p>
          </table:table-cell>
          <table:table-cell office:value-type="float" office:value="5201176193" calcext:value-type="float">
            <text:p>5201176193</text:p>
          </table:table-cell>
          <table:table-cell office:value-type="float" office:value="5182861753" calcext:value-type="float">
            <text:p>5182861753</text:p>
          </table:table-cell>
          <table:table-cell office:value-type="float" office:value="5510310416" calcext:value-type="float">
            <text:p>5510310416</text:p>
          </table:table-cell>
          <table:table-cell office:value-type="float" office:value="6357918114" calcext:value-type="float">
            <text:p>6357918114</text:p>
          </table:table-cell>
          <table:table-cell office:value-type="float" office:value="5393149645" calcext:value-type="float">
            <text:p>5393149645</text:p>
          </table:table-cell>
          <table:table-cell office:value-type="float" office:value="5773139860" calcext:value-type="float">
            <text:p>5773139860</text:p>
          </table:table-cell>
          <table:table-cell office:value-type="float" office:value="5841838388" calcext:value-type="float">
            <text:p>5841838388</text:p>
          </table:table-cell>
          <table:table-cell office:value-type="float" office:value="6266087677" calcext:value-type="float">
            <text:p>6266087677</text:p>
          </table:table-cell>
          <table:table-cell office:value-type="float" office:value="7211996192" calcext:value-type="float">
            <text:p>7211996192</text:p>
          </table:table-cell>
          <table:table-cell office:value-type="float" office:value="7091798617" calcext:value-type="float">
            <text:p>7091798617</text:p>
          </table:table-cell>
          <table:table-cell office:value-type="float" office:value="7208056769" calcext:value-type="float">
            <text:p>7208056769</text:p>
          </table:table-cell>
          <table:table-cell office:value-type="float" office:value="7183797205" calcext:value-type="float">
            <text:p>7183797205</text:p>
          </table:table-cell>
          <table:table-cell office:value-type="float" office:value="8877056840" calcext:value-type="float">
            <text:p>8877056840</text:p>
          </table:table-cell>
          <table:table-cell office:value-type="string" calcext:value-type="string">
            <text:p><text:s/></text:p>
          </table:table-cell>
          <table:table-cell table:formula="of:=MIN([.B17:.CW17])" office:value-type="float" office:value="49117165" calcext:value-type="float">
            <text:p>49117165</text:p>
          </table:table-cell>
        </table:table-row>
        <table:table-row table:style-name="ro1">
          <table:table-cell office:value-type="string" calcext:value-type="string">
            <text:p>(16385, 83462)</text:p>
          </table:table-cell>
          <table:table-cell office:value-type="float" office:value="323643314" calcext:value-type="float">
            <text:p>323643314</text:p>
          </table:table-cell>
          <table:table-cell office:value-type="float" office:value="2163977498" calcext:value-type="float">
            <text:p>2163977498</text:p>
          </table:table-cell>
          <table:table-cell office:value-type="float" office:value="853219925" calcext:value-type="float">
            <text:p>853219925</text:p>
          </table:table-cell>
          <table:table-cell office:value-type="float" office:value="6946878434" calcext:value-type="float">
            <text:p>6946878434</text:p>
          </table:table-cell>
          <table:table-cell office:value-type="float" office:value="2555114938" calcext:value-type="float">
            <text:p>2555114938</text:p>
          </table:table-cell>
          <table:table-cell office:value-type="float" office:value="821421989" calcext:value-type="float">
            <text:p>821421989</text:p>
          </table:table-cell>
          <table:table-cell office:value-type="float" office:value="5407801970" calcext:value-type="float">
            <text:p>5407801970</text:p>
          </table:table-cell>
          <table:table-cell office:value-type="float" office:value="59356180" calcext:value-type="float">
            <text:p>59356180</text:p>
          </table:table-cell>
          <table:table-cell office:value-type="float" office:value="3598907945" calcext:value-type="float">
            <text:p>3598907945</text:p>
          </table:table-cell>
          <table:table-cell office:value-type="float" office:value="182862693" calcext:value-type="float">
            <text:p>182862693</text:p>
          </table:table-cell>
          <table:table-cell office:value-type="float" office:value="785914181" calcext:value-type="float">
            <text:p>785914181</text:p>
          </table:table-cell>
          <table:table-cell office:value-type="float" office:value="1419458330" calcext:value-type="float">
            <text:p>1419458330</text:p>
          </table:table-cell>
          <table:table-cell office:value-type="float" office:value="1659712669" calcext:value-type="float">
            <text:p>1659712669</text:p>
          </table:table-cell>
          <table:table-cell office:value-type="float" office:value="33381945" calcext:value-type="float">
            <text:p>33381945</text:p>
          </table:table-cell>
          <table:table-cell office:value-type="float" office:value="258571549" calcext:value-type="float">
            <text:p>258571549</text:p>
          </table:table-cell>
          <table:table-cell office:value-type="float" office:value="78394714" calcext:value-type="float">
            <text:p>78394714</text:p>
          </table:table-cell>
          <table:table-cell office:value-type="float" office:value="92953381" calcext:value-type="float">
            <text:p>92953381</text:p>
          </table:table-cell>
          <table:table-cell office:value-type="float" office:value="2867799098" calcext:value-type="float">
            <text:p>2867799098</text:p>
          </table:table-cell>
          <table:table-cell office:value-type="float" office:value="1932250745" calcext:value-type="float">
            <text:p>1932250745</text:p>
          </table:table-cell>
          <table:table-cell office:value-type="float" office:value="166746868" calcext:value-type="float">
            <text:p>166746868</text:p>
          </table:table-cell>
          <table:table-cell office:value-type="float" office:value="5145359985" calcext:value-type="float">
            <text:p>5145359985</text:p>
          </table:table-cell>
          <table:table-cell office:value-type="float" office:value="315041722" calcext:value-type="float">
            <text:p>315041722</text:p>
          </table:table-cell>
          <table:table-cell office:value-type="float" office:value="113755117" calcext:value-type="float">
            <text:p>113755117</text:p>
          </table:table-cell>
          <table:table-cell office:value-type="float" office:value="103972537" calcext:value-type="float">
            <text:p>103972537</text:p>
          </table:table-cell>
          <table:table-cell office:value-type="float" office:value="272948897" calcext:value-type="float">
            <text:p>272948897</text:p>
          </table:table-cell>
          <table:table-cell office:value-type="float" office:value="5823342458" calcext:value-type="float">
            <text:p>5823342458</text:p>
          </table:table-cell>
          <table:table-cell office:value-type="float" office:value="2382538546" calcext:value-type="float">
            <text:p>2382538546</text:p>
          </table:table-cell>
          <table:table-cell office:value-type="float" office:value="3471121972" calcext:value-type="float">
            <text:p>3471121972</text:p>
          </table:table-cell>
          <table:table-cell office:value-type="float" office:value="1994715805" calcext:value-type="float">
            <text:p>1994715805</text:p>
          </table:table-cell>
          <table:table-cell office:value-type="float" office:value="273433882" calcext:value-type="float">
            <text:p>273433882</text:p>
          </table:table-cell>
          <table:table-cell office:value-type="float" office:value="421868360" calcext:value-type="float">
            <text:p>421868360</text:p>
          </table:table-cell>
          <table:table-cell office:value-type="float" office:value="6294510637" calcext:value-type="float">
            <text:p>6294510637</text:p>
          </table:table-cell>
          <table:table-cell office:value-type="float" office:value="1459659392" calcext:value-type="float">
            <text:p>1459659392</text:p>
          </table:table-cell>
          <table:table-cell office:value-type="float" office:value="2874496066" calcext:value-type="float">
            <text:p>2874496066</text:p>
          </table:table-cell>
          <table:table-cell office:value-type="float" office:value="898976898" calcext:value-type="float">
            <text:p>898976898</text:p>
          </table:table-cell>
          <table:table-cell office:value-type="float" office:value="713097338" calcext:value-type="float">
            <text:p>713097338</text:p>
          </table:table-cell>
          <table:table-cell office:value-type="float" office:value="7215805700" calcext:value-type="float">
            <text:p>7215805700</text:p>
          </table:table-cell>
          <table:table-cell office:value-type="float" office:value="657600858" calcext:value-type="float">
            <text:p>657600858</text:p>
          </table:table-cell>
          <table:table-cell office:value-type="float" office:value="5797681682" calcext:value-type="float">
            <text:p>5797681682</text:p>
          </table:table-cell>
          <table:table-cell office:value-type="float" office:value="7442085733" calcext:value-type="float">
            <text:p>7442085733</text:p>
          </table:table-cell>
          <table:table-cell office:value-type="float" office:value="548204560" calcext:value-type="float">
            <text:p>548204560</text:p>
          </table:table-cell>
          <table:table-cell office:value-type="float" office:value="2594825146" calcext:value-type="float">
            <text:p>2594825146</text:p>
          </table:table-cell>
          <table:table-cell office:value-type="float" office:value="674411866" calcext:value-type="float">
            <text:p>674411866</text:p>
          </table:table-cell>
          <table:table-cell office:value-type="float" office:value="2996513096" calcext:value-type="float">
            <text:p>2996513096</text:p>
          </table:table-cell>
          <table:table-cell office:value-type="float" office:value="3583859841" calcext:value-type="float">
            <text:p>3583859841</text:p>
          </table:table-cell>
          <table:table-cell office:value-type="float" office:value="1068588890" calcext:value-type="float">
            <text:p>1068588890</text:p>
          </table:table-cell>
          <table:table-cell office:value-type="float" office:value="955883956" calcext:value-type="float">
            <text:p>955883956</text:p>
          </table:table-cell>
          <table:table-cell office:value-type="float" office:value="2284303041" calcext:value-type="float">
            <text:p>2284303041</text:p>
          </table:table-cell>
          <table:table-cell office:value-type="float" office:value="2764342730" calcext:value-type="float">
            <text:p>2764342730</text:p>
          </table:table-cell>
          <table:table-cell office:value-type="float" office:value="1284698484" calcext:value-type="float">
            <text:p>1284698484</text:p>
          </table:table-cell>
          <table:table-cell office:value-type="float" office:value="7941731561" calcext:value-type="float">
            <text:p>7941731561</text:p>
          </table:table-cell>
          <table:table-cell office:value-type="float" office:value="1365998805" calcext:value-type="float">
            <text:p>1365998805</text:p>
          </table:table-cell>
          <table:table-cell office:value-type="float" office:value="1528621640" calcext:value-type="float">
            <text:p>1528621640</text:p>
          </table:table-cell>
          <table:table-cell office:value-type="float" office:value="6015968786" calcext:value-type="float">
            <text:p>6015968786</text:p>
          </table:table-cell>
          <table:table-cell office:value-type="float" office:value="6866312945" calcext:value-type="float">
            <text:p>6866312945</text:p>
          </table:table-cell>
          <table:table-cell office:value-type="float" office:value="1621323236" calcext:value-type="float">
            <text:p>1621323236</text:p>
          </table:table-cell>
          <table:table-cell office:value-type="float" office:value="1611661762" calcext:value-type="float">
            <text:p>1611661762</text:p>
          </table:table-cell>
          <table:table-cell office:value-type="float" office:value="2328902498" calcext:value-type="float">
            <text:p>2328902498</text:p>
          </table:table-cell>
          <table:table-cell office:value-type="float" office:value="2623706468" calcext:value-type="float">
            <text:p>2623706468</text:p>
          </table:table-cell>
          <table:table-cell office:value-type="float" office:value="8110541617" calcext:value-type="float">
            <text:p>8110541617</text:p>
          </table:table-cell>
          <table:table-cell office:value-type="float" office:value="2589910241" calcext:value-type="float">
            <text:p>2589910241</text:p>
          </table:table-cell>
          <table:table-cell office:value-type="float" office:value="4375161544" calcext:value-type="float">
            <text:p>4375161544</text:p>
          </table:table-cell>
          <table:table-cell office:value-type="float" office:value="7961899041" calcext:value-type="float">
            <text:p>7961899041</text:p>
          </table:table-cell>
          <table:table-cell office:value-type="float" office:value="5658765493" calcext:value-type="float">
            <text:p>5658765493</text:p>
          </table:table-cell>
          <table:table-cell office:value-type="float" office:value="2649703842" calcext:value-type="float">
            <text:p>2649703842</text:p>
          </table:table-cell>
          <table:table-cell office:value-type="float" office:value="2649477625" calcext:value-type="float">
            <text:p>2649477625</text:p>
          </table:table-cell>
          <table:table-cell office:value-type="float" office:value="4245085072" calcext:value-type="float">
            <text:p>4245085072</text:p>
          </table:table-cell>
          <table:table-cell office:value-type="float" office:value="6325438514" calcext:value-type="float">
            <text:p>6325438514</text:p>
          </table:table-cell>
          <table:table-cell office:value-type="float" office:value="6019598845" calcext:value-type="float">
            <text:p>6019598845</text:p>
          </table:table-cell>
          <table:table-cell office:value-type="float" office:value="6576942100" calcext:value-type="float">
            <text:p>6576942100</text:p>
          </table:table-cell>
          <table:table-cell office:value-type="float" office:value="5806394521" calcext:value-type="float">
            <text:p>5806394521</text:p>
          </table:table-cell>
          <table:table-cell office:value-type="float" office:value="7530360697" calcext:value-type="float">
            <text:p>7530360697</text:p>
          </table:table-cell>
          <table:table-cell office:value-type="float" office:value="5116223528" calcext:value-type="float">
            <text:p>5116223528</text:p>
          </table:table-cell>
          <table:table-cell office:value-type="float" office:value="4758879924" calcext:value-type="float">
            <text:p>4758879924</text:p>
          </table:table-cell>
          <table:table-cell office:value-type="float" office:value="9943399841" calcext:value-type="float">
            <text:p>9943399841</text:p>
          </table:table-cell>
          <table:table-cell office:value-type="float" office:value="4416694468" calcext:value-type="float">
            <text:p>4416694468</text:p>
          </table:table-cell>
          <table:table-cell office:value-type="float" office:value="3957052541" calcext:value-type="float">
            <text:p>3957052541</text:p>
          </table:table-cell>
          <table:table-cell office:value-type="float" office:value="5463692005" calcext:value-type="float">
            <text:p>5463692005</text:p>
          </table:table-cell>
          <table:table-cell office:value-type="float" office:value="4354735725" calcext:value-type="float">
            <text:p>4354735725</text:p>
          </table:table-cell>
          <table:table-cell office:value-type="float" office:value="8205388145" calcext:value-type="float">
            <text:p>8205388145</text:p>
          </table:table-cell>
          <table:table-cell office:value-type="float" office:value="4404784456" calcext:value-type="float">
            <text:p>4404784456</text:p>
          </table:table-cell>
          <table:table-cell office:value-type="float" office:value="7964220793" calcext:value-type="float">
            <text:p>7964220793</text:p>
          </table:table-cell>
          <table:table-cell office:value-type="float" office:value="5162158186" calcext:value-type="float">
            <text:p>5162158186</text:p>
          </table:table-cell>
          <table:table-cell office:value-type="float" office:value="4675487506" calcext:value-type="float">
            <text:p>4675487506</text:p>
          </table:table-cell>
          <table:table-cell office:value-type="float" office:value="10121525962" calcext:value-type="float">
            <text:p>10121525962</text:p>
          </table:table-cell>
          <table:table-cell office:value-type="float" office:value="8913882952" calcext:value-type="float">
            <text:p>8913882952</text:p>
          </table:table-cell>
          <table:table-cell office:value-type="float" office:value="5326047925" calcext:value-type="float">
            <text:p>5326047925</text:p>
          </table:table-cell>
          <table:table-cell office:value-type="float" office:value="5659462433" calcext:value-type="float">
            <text:p>5659462433</text:p>
          </table:table-cell>
          <table:table-cell office:value-type="float" office:value="5366028073" calcext:value-type="float">
            <text:p>5366028073</text:p>
          </table:table-cell>
          <table:table-cell office:value-type="float" office:value="6352709780" calcext:value-type="float">
            <text:p>6352709780</text:p>
          </table:table-cell>
          <table:table-cell office:value-type="float" office:value="5336863362" calcext:value-type="float">
            <text:p>5336863362</text:p>
          </table:table-cell>
          <table:table-cell office:value-type="float" office:value="5574122341" calcext:value-type="float">
            <text:p>5574122341</text:p>
          </table:table-cell>
          <table:table-cell office:value-type="float" office:value="5538297760" calcext:value-type="float">
            <text:p>5538297760</text:p>
          </table:table-cell>
          <table:table-cell office:value-type="float" office:value="6249181088" calcext:value-type="float">
            <text:p>6249181088</text:p>
          </table:table-cell>
          <table:table-cell office:value-type="float" office:value="5914172533" calcext:value-type="float">
            <text:p>5914172533</text:p>
          </table:table-cell>
          <table:table-cell office:value-type="float" office:value="6157452404" calcext:value-type="float">
            <text:p>6157452404</text:p>
          </table:table-cell>
          <table:table-cell office:value-type="float" office:value="8389710589" calcext:value-type="float">
            <text:p>8389710589</text:p>
          </table:table-cell>
          <table:table-cell office:value-type="float" office:value="6436585157" calcext:value-type="float">
            <text:p>6436585157</text:p>
          </table:table-cell>
          <table:table-cell office:value-type="float" office:value="8236147393" calcext:value-type="float">
            <text:p>8236147393</text:p>
          </table:table-cell>
          <table:table-cell office:value-type="float" office:value="10563004148" calcext:value-type="float">
            <text:p>10563004148</text:p>
          </table:table-cell>
          <table:table-cell office:value-type="string" calcext:value-type="string">
            <text:p><text:s/></text:p>
          </table:table-cell>
          <table:table-cell table:formula="of:=MIN([.B18:.CW18])" office:value-type="float" office:value="33381945" calcext:value-type="float">
            <text:p>33381945</text:p>
          </table:table-cell>
        </table:table-row>
        <table:table-row table:style-name="ro1">
          <table:table-cell office:value-type="string" calcext:value-type="string">
            <text:p>(16752, 53066)</text:p>
          </table:table-cell>
          <table:table-cell office:value-type="float" office:value="772146425" calcext:value-type="float">
            <text:p>772146425</text:p>
          </table:table-cell>
          <table:table-cell office:value-type="float" office:value="440171057" calcext:value-type="float">
            <text:p>440171057</text:p>
          </table:table-cell>
          <table:table-cell office:value-type="float" office:value="285295300" calcext:value-type="float">
            <text:p>285295300</text:p>
          </table:table-cell>
          <table:table-cell office:value-type="float" office:value="2899988953" calcext:value-type="float">
            <text:p>2899988953</text:p>
          </table:table-cell>
          <table:table-cell office:value-type="float" office:value="502011941" calcext:value-type="float">
            <text:p>502011941</text:p>
          </table:table-cell>
          <table:table-cell office:value-type="float" office:value="114790280" calcext:value-type="float">
            <text:p>114790280</text:p>
          </table:table-cell>
          <table:table-cell office:value-type="float" office:value="1906745605" calcext:value-type="float">
            <text:p>1906745605</text:p>
          </table:table-cell>
          <table:table-cell office:value-type="float" office:value="1237321917" calcext:value-type="float">
            <text:p>1237321917</text:p>
          </table:table-cell>
          <table:table-cell office:value-type="float" office:value="884237600" calcext:value-type="float">
            <text:p>884237600</text:p>
          </table:table-cell>
          <table:table-cell office:value-type="float" office:value="1917355204" calcext:value-type="float">
            <text:p>1917355204</text:p>
          </table:table-cell>
          <table:table-cell office:value-type="float" office:value="5792488" calcext:value-type="float">
            <text:p>5792488</text:p>
          </table:table-cell>
          <table:table-cell office:value-type="float" office:value="52961785" calcext:value-type="float">
            <text:p>52961785</text:p>
          </table:table-cell>
          <table:table-cell office:value-type="float" office:value="111188628" calcext:value-type="float">
            <text:p>111188628</text:p>
          </table:table-cell>
          <table:table-cell office:value-type="float" office:value="748276000" calcext:value-type="float">
            <text:p>748276000</text:p>
          </table:table-cell>
          <table:table-cell office:value-type="float" office:value="257257130" calcext:value-type="float">
            <text:p>257257130</text:p>
          </table:table-cell>
          <table:table-cell office:value-type="float" office:value="1416912961" calcext:value-type="float">
            <text:p>1416912961</text:p>
          </table:table-cell>
          <table:table-cell office:value-type="float" office:value="1489557218" calcext:value-type="float">
            <text:p>1489557218</text:p>
          </table:table-cell>
          <table:table-cell office:value-type="float" office:value="550886785" calcext:value-type="float">
            <text:p>550886785</text:p>
          </table:table-cell>
          <table:table-cell office:value-type="float" office:value="215680450" calcext:value-type="float">
            <text:p>215680450</text:p>
          </table:table-cell>
          <table:table-cell office:value-type="float" office:value="460001021" calcext:value-type="float">
            <text:p>460001021</text:p>
          </table:table-cell>
          <table:table-cell office:value-type="float" office:value="1730750650" calcext:value-type="float">
            <text:p>1730750650</text:p>
          </table:table-cell>
          <table:table-cell office:value-type="float" office:value="293503193" calcext:value-type="float">
            <text:p>293503193</text:p>
          </table:table-cell>
          <table:table-cell office:value-type="float" office:value="1321455218" calcext:value-type="float">
            <text:p>1321455218</text:p>
          </table:table-cell>
          <table:table-cell office:value-type="float" office:value="996471684" calcext:value-type="float">
            <text:p>996471684</text:p>
          </table:table-cell>
          <table:table-cell office:value-type="float" office:value="1962474554" calcext:value-type="float">
            <text:p>1962474554</text:p>
          </table:table-cell>
          <table:table-cell office:value-type="float" office:value="2156564129" calcext:value-type="float">
            <text:p>2156564129</text:p>
          </table:table-cell>
          <table:table-cell office:value-type="float" office:value="422919433" calcext:value-type="float">
            <text:p>422919433</text:p>
          </table:table-cell>
          <table:table-cell office:value-type="float" office:value="884120221" calcext:value-type="float">
            <text:p>884120221</text:p>
          </table:table-cell>
          <table:table-cell office:value-type="float" office:value="347423348" calcext:value-type="float">
            <text:p>347423348</text:p>
          </table:table-cell>
          <table:table-cell office:value-type="float" office:value="1390410909" calcext:value-type="float">
            <text:p>1390410909</text:p>
          </table:table-cell>
          <table:table-cell office:value-type="float" office:value="2033639717" calcext:value-type="float">
            <text:p>2033639717</text:p>
          </table:table-cell>
          <table:table-cell office:value-type="float" office:value="2513088274" calcext:value-type="float">
            <text:p>2513088274</text:p>
          </table:table-cell>
          <table:table-cell office:value-type="float" office:value="333934081" calcext:value-type="float">
            <text:p>333934081</text:p>
          </table:table-cell>
          <table:table-cell office:value-type="float" office:value="728323193" calcext:value-type="float">
            <text:p>728323193</text:p>
          </table:table-cell>
          <table:table-cell office:value-type="float" office:value="449477305" calcext:value-type="float">
            <text:p>449477305</text:p>
          </table:table-cell>
          <table:table-cell office:value-type="float" office:value="556859561" calcext:value-type="float">
            <text:p>556859561</text:p>
          </table:table-cell>
          <table:table-cell office:value-type="float" office:value="3126102425" calcext:value-type="float">
            <text:p>3126102425</text:p>
          </table:table-cell>
          <table:table-cell office:value-type="float" office:value="2373296845" calcext:value-type="float">
            <text:p>2373296845</text:p>
          </table:table-cell>
          <table:table-cell office:value-type="float" office:value="2287234669" calcext:value-type="float">
            <text:p>2287234669</text:p>
          </table:table-cell>
          <table:table-cell office:value-type="float" office:value="3290519682" calcext:value-type="float">
            <text:p>3290519682</text:p>
          </table:table-cell>
          <table:table-cell office:value-type="float" office:value="1144473761" calcext:value-type="float">
            <text:p>1144473761</text:p>
          </table:table-cell>
          <table:table-cell office:value-type="float" office:value="756152429" calcext:value-type="float">
            <text:p>756152429</text:p>
          </table:table-cell>
          <table:table-cell office:value-type="float" office:value="1824563569" calcext:value-type="float">
            <text:p>1824563569</text:p>
          </table:table-cell>
          <table:table-cell office:value-type="float" office:value="976693805" calcext:value-type="float">
            <text:p>976693805</text:p>
          </table:table-cell>
          <table:table-cell office:value-type="float" office:value="1218266404" calcext:value-type="float">
            <text:p>1218266404</text:p>
          </table:table-cell>
          <table:table-cell office:value-type="float" office:value="978578165" calcext:value-type="float">
            <text:p>978578165</text:p>
          </table:table-cell>
          <table:table-cell office:value-type="float" office:value="2336178733" calcext:value-type="float">
            <text:p>2336178733</text:p>
          </table:table-cell>
          <table:table-cell office:value-type="float" office:value="967997200" calcext:value-type="float">
            <text:p>967997200</text:p>
          </table:table-cell>
          <table:table-cell office:value-type="float" office:value="1166434345" calcext:value-type="float">
            <text:p>1166434345</text:p>
          </table:table-cell>
          <table:table-cell office:value-type="float" office:value="2492748337" calcext:value-type="float">
            <text:p>2492748337</text:p>
          </table:table-cell>
          <table:table-cell office:value-type="float" office:value="3899207584" calcext:value-type="float">
            <text:p>3899207584</text:p>
          </table:table-cell>
          <table:table-cell office:value-type="float" office:value="2109424936" calcext:value-type="float">
            <text:p>2109424936</text:p>
          </table:table-cell>
          <table:table-cell office:value-type="float" office:value="2341437293" calcext:value-type="float">
            <text:p>2341437293</text:p>
          </table:table-cell>
          <table:table-cell office:value-type="float" office:value="2843096633" calcext:value-type="float">
            <text:p>2843096633</text:p>
          </table:table-cell>
          <table:table-cell office:value-type="float" office:value="3330187780" calcext:value-type="float">
            <text:p>3330187780</text:p>
          </table:table-cell>
          <table:table-cell office:value-type="float" office:value="2144965589" calcext:value-type="float">
            <text:p>2144965589</text:p>
          </table:table-cell>
          <table:table-cell office:value-type="float" office:value="2796493925" calcext:value-type="float">
            <text:p>2796493925</text:p>
          </table:table-cell>
          <table:table-cell office:value-type="float" office:value="1760619185" calcext:value-type="float">
            <text:p>1760619185</text:p>
          </table:table-cell>
          <table:table-cell office:value-type="float" office:value="1830867301" calcext:value-type="float">
            <text:p>1830867301</text:p>
          </table:table-cell>
          <table:table-cell office:value-type="float" office:value="4219256826" calcext:value-type="float">
            <text:p>4219256826</text:p>
          </table:table-cell>
          <table:table-cell office:value-type="float" office:value="2140436752" calcext:value-type="float">
            <text:p>2140436752</text:p>
          </table:table-cell>
          <table:table-cell office:value-type="float" office:value="2519694853" calcext:value-type="float">
            <text:p>2519694853</text:p>
          </table:table-cell>
          <table:table-cell office:value-type="float" office:value="4297331770" calcext:value-type="float">
            <text:p>4297331770</text:p>
          </table:table-cell>
          <table:table-cell office:value-type="float" office:value="3058986724" calcext:value-type="float">
            <text:p>3058986724</text:p>
          </table:table-cell>
          <table:table-cell office:value-type="float" office:value="4391473741" calcext:value-type="float">
            <text:p>4391473741</text:p>
          </table:table-cell>
          <table:table-cell office:value-type="float" office:value="4342393120" calcext:value-type="float">
            <text:p>4342393120</text:p>
          </table:table-cell>
          <table:table-cell office:value-type="float" office:value="2808381889" calcext:value-type="float">
            <text:p>2808381889</text:p>
          </table:table-cell>
          <table:table-cell office:value-type="float" office:value="3702634913" calcext:value-type="float">
            <text:p>3702634913</text:p>
          </table:table-cell>
          <table:table-cell office:value-type="float" office:value="3589533730" calcext:value-type="float">
            <text:p>3589533730</text:p>
          </table:table-cell>
          <table:table-cell office:value-type="float" office:value="3870304297" calcext:value-type="float">
            <text:p>3870304297</text:p>
          </table:table-cell>
          <table:table-cell office:value-type="float" office:value="3572804394" calcext:value-type="float">
            <text:p>3572804394</text:p>
          </table:table-cell>
          <table:table-cell office:value-type="float" office:value="4461992090" calcext:value-type="float">
            <text:p>4461992090</text:p>
          </table:table-cell>
          <table:table-cell office:value-type="float" office:value="3510931229" calcext:value-type="float">
            <text:p>3510931229</text:p>
          </table:table-cell>
          <table:table-cell office:value-type="float" office:value="3479468665" calcext:value-type="float">
            <text:p>3479468665</text:p>
          </table:table-cell>
          <table:table-cell office:value-type="float" office:value="5984084608" calcext:value-type="float">
            <text:p>5984084608</text:p>
          </table:table-cell>
          <table:table-cell office:value-type="float" office:value="3710544245" calcext:value-type="float">
            <text:p>3710544245</text:p>
          </table:table-cell>
          <table:table-cell office:value-type="float" office:value="4953255028" calcext:value-type="float">
            <text:p>4953255028</text:p>
          </table:table-cell>
          <table:table-cell office:value-type="float" office:value="4062617060" calcext:value-type="float">
            <text:p>4062617060</text:p>
          </table:table-cell>
          <table:table-cell office:value-type="float" office:value="4251547570" calcext:value-type="float">
            <text:p>4251547570</text:p>
          </table:table-cell>
          <table:table-cell office:value-type="float" office:value="5230561978" calcext:value-type="float">
            <text:p>5230561978</text:p>
          </table:table-cell>
          <table:table-cell office:value-type="float" office:value="4655160837" calcext:value-type="float">
            <text:p>4655160837</text:p>
          </table:table-cell>
          <table:table-cell office:value-type="float" office:value="5239888180" calcext:value-type="float">
            <text:p>5239888180</text:p>
          </table:table-cell>
          <table:table-cell office:value-type="float" office:value="4600557873" calcext:value-type="float">
            <text:p>4600557873</text:p>
          </table:table-cell>
          <table:table-cell office:value-type="float" office:value="5413506597" calcext:value-type="float">
            <text:p>5413506597</text:p>
          </table:table-cell>
          <table:table-cell office:value-type="float" office:value="6513080949" calcext:value-type="float">
            <text:p>6513080949</text:p>
          </table:table-cell>
          <table:table-cell office:value-type="float" office:value="5932010669" calcext:value-type="float">
            <text:p>5932010669</text:p>
          </table:table-cell>
          <table:table-cell office:value-type="float" office:value="5041513700" calcext:value-type="float">
            <text:p>5041513700</text:p>
          </table:table-cell>
          <table:table-cell office:value-type="float" office:value="4976707922" calcext:value-type="float">
            <text:p>4976707922</text:p>
          </table:table-cell>
          <table:table-cell office:value-type="float" office:value="5143886082" calcext:value-type="float">
            <text:p>5143886082</text:p>
          </table:table-cell>
          <table:table-cell office:value-type="float" office:value="5024332829" calcext:value-type="float">
            <text:p>5024332829</text:p>
          </table:table-cell>
          <table:table-cell office:value-type="float" office:value="7133663281" calcext:value-type="float">
            <text:p>7133663281</text:p>
          </table:table-cell>
          <table:table-cell office:value-type="float" office:value="5349824730" calcext:value-type="float">
            <text:p>5349824730</text:p>
          </table:table-cell>
          <table:table-cell office:value-type="float" office:value="6005012873" calcext:value-type="float">
            <text:p>6005012873</text:p>
          </table:table-cell>
          <table:table-cell office:value-type="float" office:value="5633990297" calcext:value-type="float">
            <text:p>5633990297</text:p>
          </table:table-cell>
          <table:table-cell office:value-type="float" office:value="6566450634" calcext:value-type="float">
            <text:p>6566450634</text:p>
          </table:table-cell>
          <table:table-cell office:value-type="float" office:value="7988647741" calcext:value-type="float">
            <text:p>7988647741</text:p>
          </table:table-cell>
          <table:table-cell office:value-type="float" office:value="6271516296" calcext:value-type="float">
            <text:p>6271516296</text:p>
          </table:table-cell>
          <table:table-cell office:value-type="float" office:value="7780709576" calcext:value-type="float">
            <text:p>7780709576</text:p>
          </table:table-cell>
          <table:table-cell office:value-type="float" office:value="6518406740" calcext:value-type="float">
            <text:p>6518406740</text:p>
          </table:table-cell>
          <table:table-cell office:value-type="float" office:value="7769368345" calcext:value-type="float">
            <text:p>7769368345</text:p>
          </table:table-cell>
          <table:table-cell office:value-type="string" calcext:value-type="string">
            <text:p><text:s/></text:p>
          </table:table-cell>
          <table:table-cell table:formula="of:=MIN([.B19:.CW19])" office:value-type="float" office:value="5792488" calcext:value-type="float">
            <text:p>5792488</text:p>
          </table:table-cell>
        </table:table-row>
        <table:table-row table:style-name="ro1">
          <table:table-cell office:value-type="string" calcext:value-type="string">
            <text:p>(18599, 78127)</text:p>
          </table:table-cell>
          <table:table-cell office:value-type="float" office:value="342778885" calcext:value-type="float">
            <text:p>342778885</text:p>
          </table:table-cell>
          <table:table-cell office:value-type="float" office:value="1800598705" calcext:value-type="float">
            <text:p>1800598705</text:p>
          </table:table-cell>
          <table:table-cell office:value-type="float" office:value="691548106" calcext:value-type="float">
            <text:p>691548106</text:p>
          </table:table-cell>
          <table:table-cell office:value-type="float" office:value="6173043125" calcext:value-type="float">
            <text:p>6173043125</text:p>
          </table:table-cell>
          <table:table-cell office:value-type="float" office:value="2117284173" calcext:value-type="float">
            <text:p>2117284173</text:p>
          </table:table-cell>
          <table:table-cell office:value-type="float" office:value="610598570" calcext:value-type="float">
            <text:p>610598570</text:p>
          </table:table-cell>
          <table:table-cell office:value-type="float" office:value="4705805809" calcext:value-type="float">
            <text:p>4705805809</text:p>
          </table:table-cell>
          <table:table-cell office:value-type="float" office:value="165334133" calcext:value-type="float">
            <text:p>165334133</text:p>
          </table:table-cell>
          <table:table-cell office:value-type="float" office:value="3008117290" calcext:value-type="float">
            <text:p>3008117290</text:p>
          </table:table-cell>
          <table:table-cell office:value-type="float" office:value="368932378" calcext:value-type="float">
            <text:p>368932378</text:p>
          </table:table-cell>
          <table:table-cell office:value-type="float" office:value="520576082" calcext:value-type="float">
            <text:p>520576082</text:p>
          </table:table-cell>
          <table:table-cell office:value-type="float" office:value="1048854413" calcext:value-type="float">
            <text:p>1048854413</text:p>
          </table:table-cell>
          <table:table-cell office:value-type="float" office:value="1246738730" calcext:value-type="float">
            <text:p>1246738730</text:p>
          </table:table-cell>
          <table:table-cell office:value-type="float" office:value="9902362" calcext:value-type="float">
            <text:p>9902362</text:p>
          </table:table-cell>
          <table:table-cell office:value-type="float" office:value="106432020" calcext:value-type="float">
            <text:p>106432020</text:p>
          </table:table-cell>
          <table:table-cell office:value-type="float" office:value="160571009" calcext:value-type="float">
            <text:p>160571009</text:p>
          </table:table-cell>
          <table:table-cell office:value-type="float" office:value="185139792" calcext:value-type="float">
            <text:p>185139792</text:p>
          </table:table-cell>
          <table:table-cell office:value-type="float" office:value="2307630305" calcext:value-type="float">
            <text:p>2307630305</text:p>
          </table:table-cell>
          <table:table-cell office:value-type="float" office:value="1470809672" calcext:value-type="float">
            <text:p>1470809672</text:p>
          </table:table-cell>
          <table:table-cell office:value-type="float" office:value="55810413" calcext:value-type="float">
            <text:p>55810413</text:p>
          </table:table-cell>
          <table:table-cell office:value-type="float" office:value="4382342500" calcext:value-type="float">
            <text:p>4382342500</text:p>
          </table:table-cell>
          <table:table-cell office:value-type="float" office:value="144868621" calcext:value-type="float">
            <text:p>144868621</text:p>
          </table:table-cell>
          <table:table-cell office:value-type="float" office:value="155915856" calcext:value-type="float">
            <text:p>155915856</text:p>
          </table:table-cell>
          <table:table-cell office:value-type="float" office:value="87994346" calcext:value-type="float">
            <text:p>87994346</text:p>
          </table:table-cell>
          <table:table-cell office:value-type="float" office:value="395335816" calcext:value-type="float">
            <text:p>395335816</text:p>
          </table:table-cell>
          <table:table-cell office:value-type="float" office:value="4999663813" calcext:value-type="float">
            <text:p>4999663813</text:p>
          </table:table-cell>
          <table:table-cell office:value-type="float" office:value="1857772277" calcext:value-type="float">
            <text:p>1857772277</text:p>
          </table:table-cell>
          <table:table-cell office:value-type="float" office:value="2835117605" calcext:value-type="float">
            <text:p>2835117605</text:p>
          </table:table-cell>
          <table:table-cell office:value-type="float" office:value="1512885114" calcext:value-type="float">
            <text:p>1512885114</text:p>
          </table:table-cell>
          <table:table-cell office:value-type="float" office:value="271060241" calcext:value-type="float">
            <text:p>271060241</text:p>
          </table:table-cell>
          <table:table-cell office:value-type="float" office:value="502826873" calcext:value-type="float">
            <text:p>502826873</text:p>
          </table:table-cell>
          <table:table-cell office:value-type="float" office:value="5422993316" calcext:value-type="float">
            <text:p>5422993316</text:p>
          </table:table-cell>
          <table:table-cell office:value-type="float" office:value="1054252165" calcext:value-type="float">
            <text:p>1054252165</text:p>
          </table:table-cell>
          <table:table-cell office:value-type="float" office:value="2288955937" calcext:value-type="float">
            <text:p>2288955937</text:p>
          </table:table-cell>
          <table:table-cell office:value-type="float" office:value="605349685" calcext:value-type="float">
            <text:p>605349685</text:p>
          </table:table-cell>
          <table:table-cell office:value-type="float" office:value="470237353" calcext:value-type="float">
            <text:p>470237353</text:p>
          </table:table-cell>
          <table:table-cell office:value-type="float" office:value="6277334065" calcext:value-type="float">
            <text:p>6277334065</text:p>
          </table:table-cell>
          <table:table-cell office:value-type="float" office:value="735617845" calcext:value-type="float">
            <text:p>735617845</text:p>
          </table:table-cell>
          <table:table-cell office:value-type="float" office:value="4955002121" calcext:value-type="float">
            <text:p>4955002121</text:p>
          </table:table-cell>
          <table:table-cell office:value-type="float" office:value="6486840500" calcext:value-type="float">
            <text:p>6486840500</text:p>
          </table:table-cell>
          <table:table-cell office:value-type="float" office:value="425809917" calcext:value-type="float">
            <text:p>425809917</text:p>
          </table:table-cell>
          <table:table-cell office:value-type="float" office:value="2041975477" calcext:value-type="float">
            <text:p>2041975477</text:p>
          </table:table-cell>
          <table:table-cell office:value-type="float" office:value="637164977" calcext:value-type="float">
            <text:p>637164977</text:p>
          </table:table-cell>
          <table:table-cell office:value-type="float" office:value="2400910625" calcext:value-type="float">
            <text:p>2400910625</text:p>
          </table:table-cell>
          <table:table-cell office:value-type="float" office:value="2926919122" calcext:value-type="float">
            <text:p>2926919122</text:p>
          </table:table-cell>
          <table:table-cell office:value-type="float" office:value="802245817" calcext:value-type="float">
            <text:p>802245817</text:p>
          </table:table-cell>
          <table:table-cell office:value-type="float" office:value="940780997" calcext:value-type="float">
            <text:p>940780997</text:p>
          </table:table-cell>
          <table:table-cell office:value-type="float" office:value="1791693250" calcext:value-type="float">
            <text:p>1791693250</text:p>
          </table:table-cell>
          <table:table-cell office:value-type="float" office:value="2214035437" calcext:value-type="float">
            <text:p>2214035437</text:p>
          </table:table-cell>
          <table:table-cell office:value-type="float" office:value="1215382921" calcext:value-type="float">
            <text:p>1215382921</text:p>
          </table:table-cell>
          <table:table-cell office:value-type="float" office:value="6946051402" calcext:value-type="float">
            <text:p>6946051402</text:p>
          </table:table-cell>
          <table:table-cell office:value-type="float" office:value="1209136762" calcext:value-type="float">
            <text:p>1209136762</text:p>
          </table:table-cell>
          <table:table-cell office:value-type="float" office:value="1374476129" calcext:value-type="float">
            <text:p>1374476129</text:p>
          </table:table-cell>
          <table:table-cell office:value-type="float" office:value="5161663057" calcext:value-type="float">
            <text:p>5161663057</text:p>
          </table:table-cell>
          <table:table-cell office:value-type="float" office:value="5947416274" calcext:value-type="float">
            <text:p>5947416274</text:p>
          </table:table-cell>
          <table:table-cell office:value-type="float" office:value="1413301837" calcext:value-type="float">
            <text:p>1413301837</text:p>
          </table:table-cell>
          <table:table-cell office:value-type="float" office:value="1519427845" calcext:value-type="float">
            <text:p>1519427845</text:p>
          </table:table-cell>
          <table:table-cell office:value-type="float" office:value="1920446905" calcext:value-type="float">
            <text:p>1920446905</text:p>
          </table:table-cell>
          <table:table-cell office:value-type="float" office:value="2170553933" calcext:value-type="float">
            <text:p>2170553933</text:p>
          </table:table-cell>
          <table:table-cell office:value-type="float" office:value="7110362120" calcext:value-type="float">
            <text:p>7110362120</text:p>
          </table:table-cell>
          <table:table-cell office:value-type="float" office:value="2184990674" calcext:value-type="float">
            <text:p>2184990674</text:p>
          </table:table-cell>
          <table:table-cell office:value-type="float" office:value="3712809305" calcext:value-type="float">
            <text:p>3712809305</text:p>
          </table:table-cell>
          <table:table-cell office:value-type="float" office:value="6981357700" calcext:value-type="float">
            <text:p>6981357700</text:p>
          </table:table-cell>
          <table:table-cell office:value-type="float" office:value="4864497338" calcext:value-type="float">
            <text:p>4864497338</text:p>
          </table:table-cell>
          <table:table-cell office:value-type="float" office:value="2613691705" calcext:value-type="float">
            <text:p>2613691705</text:p>
          </table:table-cell>
          <table:table-cell office:value-type="float" office:value="2603953514" calcext:value-type="float">
            <text:p>2603953514</text:p>
          </table:table-cell>
          <table:table-cell office:value-type="float" office:value="3637170221" calcext:value-type="float">
            <text:p>3637170221</text:p>
          </table:table-cell>
          <table:table-cell office:value-type="float" office:value="5500869785" calcext:value-type="float">
            <text:p>5500869785</text:p>
          </table:table-cell>
          <table:table-cell office:value-type="float" office:value="5226885584" calcext:value-type="float">
            <text:p>5226885584</text:p>
          </table:table-cell>
          <table:table-cell office:value-type="float" office:value="5734086473" calcext:value-type="float">
            <text:p>5734086473</text:p>
          </table:table-cell>
          <table:table-cell office:value-type="float" office:value="5043153032" calcext:value-type="float">
            <text:p>5043153032</text:p>
          </table:table-cell>
          <table:table-cell office:value-type="float" office:value="6615717940" calcext:value-type="float">
            <text:p>6615717940</text:p>
          </table:table-cell>
          <table:table-cell office:value-type="float" office:value="4453361993" calcext:value-type="float">
            <text:p>4453361993</text:p>
          </table:table-cell>
          <table:table-cell office:value-type="float" office:value="4151289865" calcext:value-type="float">
            <text:p>4151289865</text:p>
          </table:table-cell>
          <table:table-cell office:value-type="float" office:value="8861465642" calcext:value-type="float">
            <text:p>8861465642</text:p>
          </table:table-cell>
          <table:table-cell office:value-type="float" office:value="3901131445" calcext:value-type="float">
            <text:p>3901131445</text:p>
          </table:table-cell>
          <table:table-cell office:value-type="float" office:value="3732769882" calcext:value-type="float">
            <text:p>3732769882</text:p>
          </table:table-cell>
          <table:table-cell office:value-type="float" office:value="4815053458" calcext:value-type="float">
            <text:p>4815053458</text:p>
          </table:table-cell>
          <table:table-cell office:value-type="float" office:value="3932698276" calcext:value-type="float">
            <text:p>3932698276</text:p>
          </table:table-cell>
          <table:table-cell office:value-type="float" office:value="7276089224" calcext:value-type="float">
            <text:p>7276089224</text:p>
          </table:table-cell>
          <table:table-cell office:value-type="float" office:value="4038027929" calcext:value-type="float">
            <text:p>4038027929</text:p>
          </table:table-cell>
          <table:table-cell office:value-type="float" office:value="7070164610" calcext:value-type="float">
            <text:p>7070164610</text:p>
          </table:table-cell>
          <table:table-cell office:value-type="float" office:value="4643045537" calcext:value-type="float">
            <text:p>4643045537</text:p>
          </table:table-cell>
          <table:table-cell office:value-type="float" office:value="4382390129" calcext:value-type="float">
            <text:p>4382390129</text:p>
          </table:table-cell>
          <table:table-cell office:value-type="float" office:value="9065088041" calcext:value-type="float">
            <text:p>9065088041</text:p>
          </table:table-cell>
          <table:table-cell office:value-type="float" office:value="7960948641" calcext:value-type="float">
            <text:p>7960948641</text:p>
          </table:table-cell>
          <table:table-cell office:value-type="float" office:value="4844387106" calcext:value-type="float">
            <text:p>4844387106</text:p>
          </table:table-cell>
          <table:table-cell office:value-type="float" office:value="5106647720" calcext:value-type="float">
            <text:p>5106647720</text:p>
          </table:table-cell>
          <table:table-cell office:value-type="float" office:value="4892940680" calcext:value-type="float">
            <text:p>4892940680</text:p>
          </table:table-cell>
          <table:table-cell office:value-type="float" office:value="5685442685" calcext:value-type="float">
            <text:p>5685442685</text:p>
          </table:table-cell>
          <table:table-cell office:value-type="float" office:value="5216229085" calcext:value-type="float">
            <text:p>5216229085</text:p>
          </table:table-cell>
          <table:table-cell office:value-type="float" office:value="5094440000" calcext:value-type="float">
            <text:p>5094440000</text:p>
          </table:table-cell>
          <table:table-cell office:value-type="float" office:value="5172719949" calcext:value-type="float">
            <text:p>5172719949</text:p>
          </table:table-cell>
          <table:table-cell office:value-type="float" office:value="5689136605" calcext:value-type="float">
            <text:p>5689136605</text:p>
          </table:table-cell>
          <table:table-cell office:value-type="float" office:value="5569564928" calcext:value-type="float">
            <text:p>5569564928</text:p>
          </table:table-cell>
          <table:table-cell office:value-type="float" office:value="6019635269" calcext:value-type="float">
            <text:p>6019635269</text:p>
          </table:table-cell>
          <table:table-cell office:value-type="float" office:value="7556711234" calcext:value-type="float">
            <text:p>7556711234</text:p>
          </table:table-cell>
          <table:table-cell office:value-type="float" office:value="6200428810" calcext:value-type="float">
            <text:p>6200428810</text:p>
          </table:table-cell>
          <table:table-cell office:value-type="float" office:value="7461069850" calcext:value-type="float">
            <text:p>7461069850</text:p>
          </table:table-cell>
          <table:table-cell office:value-type="float" office:value="9585568345" calcext:value-type="float">
            <text:p>9585568345</text:p>
          </table:table-cell>
          <table:table-cell office:value-type="string" calcext:value-type="string">
            <text:p><text:s/></text:p>
          </table:table-cell>
          <table:table-cell table:formula="of:=MIN([.B20:.CW20])" office:value-type="float" office:value="9902362" calcext:value-type="float">
            <text:p>9902362</text:p>
          </table:table-cell>
        </table:table-row>
        <table:table-row table:style-name="ro1">
          <table:table-cell office:value-type="string" calcext:value-type="string">
            <text:p>(19069, 43883)</text:p>
          </table:table-cell>
          <table:table-cell office:value-type="float" office:value="1349186365" calcext:value-type="float">
            <text:p>1349186365</text:p>
          </table:table-cell>
          <table:table-cell office:value-type="float" office:value="359659225" calcext:value-type="float">
            <text:p>359659225</text:p>
          </table:table-cell>
          <table:table-cell office:value-type="float" office:value="552789242" calcext:value-type="float">
            <text:p>552789242</text:p>
          </table:table-cell>
          <table:table-cell office:value-type="float" office:value="2114857037" calcext:value-type="float">
            <text:p>2114857037</text:p>
          </table:table-cell>
          <table:table-cell office:value-type="float" office:value="304922573" calcext:value-type="float">
            <text:p>304922573</text:p>
          </table:table-cell>
          <table:table-cell office:value-type="float" office:value="314920450" calcext:value-type="float">
            <text:p>314920450</text:p>
          </table:table-cell>
          <table:table-cell office:value-type="float" office:value="1261922609" calcext:value-type="float">
            <text:p>1261922609</text:p>
          </table:table-cell>
          <table:table-cell office:value-type="float" office:value="1992467593" calcext:value-type="float">
            <text:p>1992467593</text:p>
          </table:table-cell>
          <table:table-cell office:value-type="float" office:value="449467738" calcext:value-type="float">
            <text:p>449467738</text:p>
          </table:table-cell>
          <table:table-cell office:value-type="float" office:value="2822583850" calcext:value-type="float">
            <text:p>2822583850</text:p>
          </table:table-cell>
          <table:table-cell office:value-type="float" office:value="141009866" calcext:value-type="float">
            <text:p>141009866</text:p>
          </table:table-cell>
          <table:table-cell office:value-type="float" office:value="8619125" calcext:value-type="float">
            <text:p>8619125</text:p>
          </table:table-cell>
          <table:table-cell office:value-type="float" office:value="1157962" calcext:value-type="float">
            <text:p>1157962</text:p>
          </table:table-cell>
          <table:table-cell office:value-type="float" office:value="1314074026" calcext:value-type="float">
            <text:p>1314074026</text:p>
          </table:table-cell>
          <table:table-cell office:value-type="float" office:value="603648680" calcext:value-type="float">
            <text:p>603648680</text:p>
          </table:table-cell>
          <table:table-cell office:value-type="float" office:value="2167214985" calcext:value-type="float">
            <text:p>2167214985</text:p>
          </table:table-cell>
          <table:table-cell office:value-type="float" office:value="2257217876" calcext:value-type="float">
            <text:p>2257217876</text:p>
          </table:table-cell>
          <table:table-cell office:value-type="float" office:value="196062377" calcext:value-type="float">
            <text:p>196062377</text:p>
          </table:table-cell>
          <table:table-cell office:value-type="float" office:value="35409716" calcext:value-type="float">
            <text:p>35409716</text:p>
          </table:table-cell>
          <table:table-cell office:value-type="float" office:value="884610593" calcext:value-type="float">
            <text:p>884610593</text:p>
          </table:table-cell>
          <table:table-cell office:value-type="float" office:value="1033846048" calcext:value-type="float">
            <text:p>1033846048</text:p>
          </table:table-cell>
          <table:table-cell office:value-type="float" office:value="618919925" calcext:value-type="float">
            <text:p>618919925</text:p>
          </table:table-cell>
          <table:table-cell office:value-type="float" office:value="2014732100" calcext:value-type="float">
            <text:p>2014732100</text:p>
          </table:table-cell>
          <table:table-cell office:value-type="float" office:value="1591632514" calcext:value-type="float">
            <text:p>1591632514</text:p>
          </table:table-cell>
          <table:table-cell office:value-type="float" office:value="2796860404" calcext:value-type="float">
            <text:p>2796860404</text:p>
          </table:table-cell>
          <table:table-cell office:value-type="float" office:value="1366643485" calcext:value-type="float">
            <text:p>1366643485</text:p>
          </table:table-cell>
          <table:table-cell office:value-type="float" office:value="148011021" calcext:value-type="float">
            <text:p>148011021</text:p>
          </table:table-cell>
          <table:table-cell office:value-type="float" office:value="418520313" calcext:value-type="float">
            <text:p>418520313</text:p>
          </table:table-cell>
          <table:table-cell office:value-type="float" office:value="154677146" calcext:value-type="float">
            <text:p>154677146</text:p>
          </table:table-cell>
          <table:table-cell office:value-type="float" office:value="2026915729" calcext:value-type="float">
            <text:p>2026915729</text:p>
          </table:table-cell>
          <table:table-cell office:value-type="float" office:value="2816023093" calcext:value-type="float">
            <text:p>2816023093</text:p>
          </table:table-cell>
          <table:table-cell office:value-type="float" office:value="1660086504" calcext:value-type="float">
            <text:p>1660086504</text:p>
          </table:table-cell>
          <table:table-cell office:value-type="float" office:value="283241753" calcext:value-type="float">
            <text:p>283241753</text:p>
          </table:table-cell>
          <table:table-cell office:value-type="float" office:value="368286761" calcext:value-type="float">
            <text:p>368286761</text:p>
          </table:table-cell>
          <table:table-cell office:value-type="float" office:value="595990477" calcext:value-type="float">
            <text:p>595990477</text:p>
          </table:table-cell>
          <table:table-cell office:value-type="float" office:value="791247073" calcext:value-type="float">
            <text:p>791247073</text:p>
          </table:table-cell>
          <table:table-cell office:value-type="float" office:value="2166781453" calcext:value-type="float">
            <text:p>2166781453</text:p>
          </table:table-cell>
          <table:table-cell office:value-type="float" office:value="3165337957" calcext:value-type="float">
            <text:p>3165337957</text:p>
          </table:table-cell>
          <table:table-cell office:value-type="float" office:value="1496882489" calcext:value-type="float">
            <text:p>1496882489</text:p>
          </table:table-cell>
          <table:table-cell office:value-type="float" office:value="2306437960" calcext:value-type="float">
            <text:p>2306437960</text:p>
          </table:table-cell>
          <table:table-cell office:value-type="float" office:value="1594285265" calcext:value-type="float">
            <text:p>1594285265</text:p>
          </table:table-cell>
          <table:table-cell office:value-type="float" office:value="467174885" calcext:value-type="float">
            <text:p>467174885</text:p>
          </table:table-cell>
          <table:table-cell office:value-type="float" office:value="2429324505" calcext:value-type="float">
            <text:p>2429324505</text:p>
          </table:table-cell>
          <table:table-cell office:value-type="float" office:value="621742861" calcext:value-type="float">
            <text:p>621742861</text:p>
          </table:table-cell>
          <table:table-cell office:value-type="float" office:value="758186650" calcext:value-type="float">
            <text:p>758186650</text:p>
          </table:table-cell>
          <table:table-cell office:value-type="float" office:value="1196943241" calcext:value-type="float">
            <text:p>1196943241</text:p>
          </table:table-cell>
          <table:table-cell office:value-type="float" office:value="2991738681" calcext:value-type="float">
            <text:p>2991738681</text:p>
          </table:table-cell>
          <table:table-cell office:value-type="float" office:value="804561826" calcext:value-type="float">
            <text:p>804561826</text:p>
          </table:table-cell>
          <table:table-cell office:value-type="float" office:value="909434261" calcext:value-type="float">
            <text:p>909434261</text:p>
          </table:table-cell>
          <table:table-cell office:value-type="float" office:value="3071659477" calcext:value-type="float">
            <text:p>3071659477</text:p>
          </table:table-cell>
          <table:table-cell office:value-type="float" office:value="2886928250" calcext:value-type="float">
            <text:p>2886928250</text:p>
          </table:table-cell>
          <table:table-cell office:value-type="float" office:value="2541812530" calcext:value-type="float">
            <text:p>2541812530</text:p>
          </table:table-cell>
          <table:table-cell office:value-type="float" office:value="2785076941" calcext:value-type="float">
            <text:p>2785076941</text:p>
          </table:table-cell>
          <table:table-cell office:value-type="float" office:value="2081989561" calcext:value-type="float">
            <text:p>2081989561</text:p>
          </table:table-cell>
          <table:table-cell office:value-type="float" office:value="2458481594" calcext:value-type="float">
            <text:p>2458481594</text:p>
          </table:table-cell>
          <table:table-cell office:value-type="float" office:value="2498039185" calcext:value-type="float">
            <text:p>2498039185</text:p>
          </table:table-cell>
          <table:table-cell office:value-type="float" office:value="3349051829" calcext:value-type="float">
            <text:p>3349051829</text:p>
          </table:table-cell>
          <table:table-cell office:value-type="float" office:value="1774794577" calcext:value-type="float">
            <text:p>1774794577</text:p>
          </table:table-cell>
          <table:table-cell office:value-type="float" office:value="1771778993" calcext:value-type="float">
            <text:p>1771778993</text:p>
          </table:table-cell>
          <table:table-cell office:value-type="float" office:value="3220807828" calcext:value-type="float">
            <text:p>3220807828</text:p>
          </table:table-cell>
          <table:table-cell office:value-type="float" office:value="2172733490" calcext:value-type="float">
            <text:p>2172733490</text:p>
          </table:table-cell>
          <table:table-cell office:value-type="float" office:value="2116286037" calcext:value-type="float">
            <text:p>2116286037</text:p>
          </table:table-cell>
          <table:table-cell office:value-type="float" office:value="3346692256" calcext:value-type="float">
            <text:p>3346692256</text:p>
          </table:table-cell>
          <table:table-cell office:value-type="float" office:value="2429401770" calcext:value-type="float">
            <text:p>2429401770</text:p>
          </table:table-cell>
          <table:table-cell office:value-type="float" office:value="5069666953" calcext:value-type="float">
            <text:p>5069666953</text:p>
          </table:table-cell>
          <table:table-cell office:value-type="float" office:value="5004864954" calcext:value-type="float">
            <text:p>5004864954</text:p>
          </table:table-cell>
          <table:table-cell office:value-type="float" office:value="2511922689" calcext:value-type="float">
            <text:p>2511922689</text:p>
          </table:table-cell>
          <table:table-cell office:value-type="float" office:value="3039143857" calcext:value-type="float">
            <text:p>3039143857</text:p>
          </table:table-cell>
          <table:table-cell office:value-type="float" office:value="2982246084" calcext:value-type="float">
            <text:p>2982246084</text:p>
          </table:table-cell>
          <table:table-cell office:value-type="float" office:value="3177819333" calcext:value-type="float">
            <text:p>3177819333</text:p>
          </table:table-cell>
          <table:table-cell office:value-type="float" office:value="3019729540" calcext:value-type="float">
            <text:p>3019729540</text:p>
          </table:table-cell>
          <table:table-cell office:value-type="float" office:value="3651708224" calcext:value-type="float">
            <text:p>3651708224</text:p>
          </table:table-cell>
          <table:table-cell office:value-type="float" office:value="3137515765" calcext:value-type="float">
            <text:p>3137515765</text:p>
          </table:table-cell>
          <table:table-cell office:value-type="float" office:value="3202529125" calcext:value-type="float">
            <text:p>3202529125</text:p>
          </table:table-cell>
          <table:table-cell office:value-type="float" office:value="4893432266" calcext:value-type="float">
            <text:p>4893432266</text:p>
          </table:table-cell>
          <table:table-cell office:value-type="float" office:value="3597978137" calcext:value-type="float">
            <text:p>3597978137</text:p>
          </table:table-cell>
          <table:table-cell office:value-type="float" office:value="5347282106" calcext:value-type="float">
            <text:p>5347282106</text:p>
          </table:table-cell>
          <table:table-cell office:value-type="float" office:value="3728708930" calcext:value-type="float">
            <text:p>3728708930</text:p>
          </table:table-cell>
          <table:table-cell office:value-type="float" office:value="4308515752" calcext:value-type="float">
            <text:p>4308515752</text:p>
          </table:table-cell>
          <table:table-cell office:value-type="float" office:value="4416646676" calcext:value-type="float">
            <text:p>4416646676</text:p>
          </table:table-cell>
          <table:table-cell office:value-type="float" office:value="4811991445" calcext:value-type="float">
            <text:p>4811991445</text:p>
          </table:table-cell>
          <table:table-cell office:value-type="float" office:value="4492697562" calcext:value-type="float">
            <text:p>4492697562</text:p>
          </table:table-cell>
          <table:table-cell office:value-type="float" office:value="4501980841" calcext:value-type="float">
            <text:p>4501980841</text:p>
          </table:table-cell>
          <table:table-cell office:value-type="float" office:value="5705415985" calcext:value-type="float">
            <text:p>5705415985</text:p>
          </table:table-cell>
          <table:table-cell office:value-type="float" office:value="5491394329" calcext:value-type="float">
            <text:p>5491394329</text:p>
          </table:table-cell>
          <table:table-cell office:value-type="float" office:value="5092978829" calcext:value-type="float">
            <text:p>5092978829</text:p>
          </table:table-cell>
          <table:table-cell office:value-type="float" office:value="5015169842" calcext:value-type="float">
            <text:p>5015169842</text:p>
          </table:table-cell>
          <table:table-cell office:value-type="float" office:value="4828764100" calcext:value-type="float">
            <text:p>4828764100</text:p>
          </table:table-cell>
          <table:table-cell office:value-type="float" office:value="5133951700" calcext:value-type="float">
            <text:p>5133951700</text:p>
          </table:table-cell>
          <table:table-cell office:value-type="float" office:value="4680173809" calcext:value-type="float">
            <text:p>4680173809</text:p>
          </table:table-cell>
          <table:table-cell office:value-type="float" office:value="7731721093" calcext:value-type="float">
            <text:p>7731721093</text:p>
          </table:table-cell>
          <table:table-cell office:value-type="float" office:value="5332858996" calcext:value-type="float">
            <text:p>5332858996</text:p>
          </table:table-cell>
          <table:table-cell office:value-type="float" office:value="6189442001" calcext:value-type="float">
            <text:p>6189442001</text:p>
          </table:table-cell>
          <table:table-cell office:value-type="float" office:value="5486867905" calcext:value-type="float">
            <text:p>5486867905</text:p>
          </table:table-cell>
          <table:table-cell office:value-type="float" office:value="6795036340" calcext:value-type="float">
            <text:p>6795036340</text:p>
          </table:table-cell>
          <table:table-cell office:value-type="float" office:value="8573266265" calcext:value-type="float">
            <text:p>8573266265</text:p>
          </table:table-cell>
          <table:table-cell office:value-type="float" office:value="5660924650" calcext:value-type="float">
            <text:p>5660924650</text:p>
          </table:table-cell>
          <table:table-cell office:value-type="float" office:value="8204989858" calcext:value-type="float">
            <text:p>8204989858</text:p>
          </table:table-cell>
          <table:table-cell office:value-type="float" office:value="6016107362" calcext:value-type="float">
            <text:p>6016107362</text:p>
          </table:table-cell>
          <table:table-cell office:value-type="float" office:value="6928151477" calcext:value-type="float">
            <text:p>6928151477</text:p>
          </table:table-cell>
          <table:table-cell office:value-type="string" calcext:value-type="string">
            <text:p><text:s/></text:p>
          </table:table-cell>
          <table:table-cell table:formula="of:=MIN([.B21:.CW21])" office:value-type="float" office:value="1157962" calcext:value-type="float">
            <text:p>1157962</text:p>
          </table:table-cell>
        </table:table-row>
        <table:table-row table:style-name="ro1">
          <table:table-cell office:value-type="string" calcext:value-type="string">
            <text:p>(19082, 9213)</text:p>
          </table:table-cell>
          <table:table-cell office:value-type="float" office:value="4740193028" calcext:value-type="float">
            <text:p>4740193028</text:p>
          </table:table-cell>
          <table:table-cell office:value-type="float" office:value="1273140200" calcext:value-type="float">
            <text:p>1273140200</text:p>
          </table:table-cell>
          <table:table-cell office:value-type="float" office:value="2784901925" calcext:value-type="float">
            <text:p>2784901925</text:p>
          </table:table-cell>
          <table:table-cell office:value-type="float" office:value="379117540" calcext:value-type="float">
            <text:p>379117540</text:p>
          </table:table-cell>
          <table:table-cell office:value-type="float" office:value="845947024" calcext:value-type="float">
            <text:p>845947024</text:p>
          </table:table-cell>
          <table:table-cell office:value-type="float" office:value="2393503033" calcext:value-type="float">
            <text:p>2393503033</text:p>
          </table:table-cell>
          <table:table-cell office:value-type="float" office:value="153287828" calcext:value-type="float">
            <text:p>153287828</text:p>
          </table:table-cell>
          <table:table-cell office:value-type="float" office:value="6223279250" calcext:value-type="float">
            <text:p>6223279250</text:p>
          </table:table-cell>
          <table:table-cell office:value-type="float" office:value="242853509" calcext:value-type="float">
            <text:p>242853509</text:p>
          </table:table-cell>
          <table:table-cell office:value-type="float" office:value="7691494501" calcext:value-type="float">
            <text:p>7691494501</text:p>
          </table:table-cell>
          <table:table-cell office:value-type="float" office:value="2143621489" calcext:value-type="float">
            <text:p>2143621489</text:p>
          </table:table-cell>
          <table:table-cell office:value-type="float" office:value="1342848292" calcext:value-type="float">
            <text:p>1342848292</text:p>
          </table:table-cell>
          <table:table-cell office:value-type="float" office:value="1129731005" calcext:value-type="float">
            <text:p>1129731005</text:p>
          </table:table-cell>
          <table:table-cell office:value-type="float" office:value="5025792421" calcext:value-type="float">
            <text:p>5025792421</text:p>
          </table:table-cell>
          <table:table-cell office:value-type="float" office:value="3499009393" calcext:value-type="float">
            <text:p>3499009393</text:p>
          </table:table-cell>
          <table:table-cell office:value-type="float" office:value="6590962856" calcext:value-type="float">
            <text:p>6590962856</text:p>
          </table:table-cell>
          <table:table-cell office:value-type="float" office:value="6747253669" calcext:value-type="float">
            <text:p>6747253669</text:p>
          </table:table-cell>
          <table:table-cell office:value-type="float" office:value="450530152" calcext:value-type="float">
            <text:p>450530152</text:p>
          </table:table-cell>
          <table:table-cell office:value-type="float" office:value="975887281" calcext:value-type="float">
            <text:p>975887281</text:p>
          </table:table-cell>
          <table:table-cell office:value-type="float" office:value="4117940314" calcext:value-type="float">
            <text:p>4117940314</text:p>
          </table:table-cell>
          <table:table-cell office:value-type="float" office:value="38190709" calcext:value-type="float">
            <text:p>38190709</text:p>
          </table:table-cell>
          <table:table-cell office:value-type="float" office:value="3493945764" calcext:value-type="float">
            <text:p>3493945764</text:p>
          </table:table-cell>
          <table:table-cell office:value-type="float" office:value="6292485469" calcext:value-type="float">
            <text:p>6292485469</text:p>
          </table:table-cell>
          <table:table-cell office:value-type="float" office:value="5510395673" calcext:value-type="float">
            <text:p>5510395673</text:p>
          </table:table-cell>
          <table:table-cell office:value-type="float" office:value="7625008433" calcext:value-type="float">
            <text:p>7625008433</text:p>
          </table:table-cell>
          <table:table-cell office:value-type="float" office:value="86456276" calcext:value-type="float">
            <text:p>86456276</text:p>
          </table:table-cell>
          <table:table-cell office:value-type="float" office:value="815164004" calcext:value-type="float">
            <text:p>815164004</text:p>
          </table:table-cell>
          <table:table-cell office:value-type="float" office:value="370285730" calcext:value-type="float">
            <text:p>370285730</text:p>
          </table:table-cell>
          <table:table-cell office:value-type="float" office:value="1180315405" calcext:value-type="float">
            <text:p>1180315405</text:p>
          </table:table-cell>
          <table:table-cell office:value-type="float" office:value="6206587988" calcext:value-type="float">
            <text:p>6206587988</text:p>
          </table:table-cell>
          <table:table-cell office:value-type="float" office:value="7560725770" calcext:value-type="float">
            <text:p>7560725770</text:p>
          </table:table-cell>
          <table:table-cell office:value-type="float" office:value="254364953" calcext:value-type="float">
            <text:p>254364953</text:p>
          </table:table-cell>
          <table:table-cell office:value-type="float" office:value="1906638050" calcext:value-type="float">
            <text:p>1906638050</text:p>
          </table:table-cell>
          <table:table-cell office:value-type="float" office:value="827943624" calcext:value-type="float">
            <text:p>827943624</text:p>
          </table:table-cell>
          <table:table-cell office:value-type="float" office:value="2992000612" calcext:value-type="float">
            <text:p>2992000612</text:p>
          </table:table-cell>
          <table:table-cell office:value-type="float" office:value="3521887784" calcext:value-type="float">
            <text:p>3521887784</text:p>
          </table:table-cell>
          <table:table-cell office:value-type="float" office:value="411855314" calcext:value-type="float">
            <text:p>411855314</text:p>
          </table:table-cell>
          <table:table-cell office:value-type="float" office:value="8032574992" calcext:value-type="float">
            <text:p>8032574992</text:p>
          </table:table-cell>
          <table:table-cell office:value-type="float" office:value="403771108" calcext:value-type="float">
            <text:p>403771108</text:p>
          </table:table-cell>
          <table:table-cell office:value-type="float" office:value="482066705" calcext:value-type="float">
            <text:p>482066705</text:p>
          </table:table-cell>
          <table:table-cell office:value-type="float" office:value="5185434490" calcext:value-type="float">
            <text:p>5185434490</text:p>
          </table:table-cell>
          <table:table-cell office:value-type="float" office:value="1281585168" calcext:value-type="float">
            <text:p>1281585168</text:p>
          </table:table-cell>
          <table:table-cell office:value-type="float" office:value="6654515048" calcext:value-type="float">
            <text:p>6654515048</text:p>
          </table:table-cell>
          <table:table-cell office:value-type="float" office:value="1231603210" calcext:value-type="float">
            <text:p>1231603210</text:p>
          </table:table-cell>
          <table:table-cell office:value-type="float" office:value="973775833" calcext:value-type="float">
            <text:p>973775833</text:p>
          </table:table-cell>
          <table:table-cell office:value-type="float" office:value="4009747556" calcext:value-type="float">
            <text:p>4009747556</text:p>
          </table:table-cell>
          <table:table-cell office:value-type="float" office:value="7482876434" calcext:value-type="float">
            <text:p>7482876434</text:p>
          </table:table-cell>
          <table:table-cell office:value-type="float" office:value="2220722485" calcext:value-type="float">
            <text:p>2220722485</text:p>
          </table:table-cell>
          <table:table-cell office:value-type="float" office:value="2005956836" calcext:value-type="float">
            <text:p>2005956836</text:p>
          </table:table-cell>
          <table:table-cell office:value-type="float" office:value="7370857762" calcext:value-type="float">
            <text:p>7370857762</text:p>
          </table:table-cell>
          <table:table-cell office:value-type="float" office:value="1198172453" calcext:value-type="float">
            <text:p>1198172453</text:p>
          </table:table-cell>
          <table:table-cell office:value-type="float" office:value="6312187705" calcext:value-type="float">
            <text:p>6312187705</text:p>
          </table:table-cell>
          <table:table-cell office:value-type="float" office:value="6636384010" calcext:value-type="float">
            <text:p>6636384010</text:p>
          </table:table-cell>
          <table:table-cell office:value-type="float" office:value="1387293224" calcext:value-type="float">
            <text:p>1387293224</text:p>
          </table:table-cell>
          <table:table-cell office:value-type="float" office:value="1349612393" calcext:value-type="float">
            <text:p>1349612393</text:p>
          </table:table-cell>
          <table:table-cell office:value-type="float" office:value="6020101058" calcext:value-type="float">
            <text:p>6020101058</text:p>
          </table:table-cell>
          <table:table-cell office:value-type="float" office:value="7625323296" calcext:value-type="float">
            <text:p>7625323296</text:p>
          </table:table-cell>
          <table:table-cell office:value-type="float" office:value="4053051752" calcext:value-type="float">
            <text:p>4053051752</text:p>
          </table:table-cell>
          <table:table-cell office:value-type="float" office:value="3794902354" calcext:value-type="float">
            <text:p>3794902354</text:p>
          </table:table-cell>
          <table:table-cell office:value-type="float" office:value="1710414785" calcext:value-type="float">
            <text:p>1710414785</text:p>
          </table:table-cell>
          <table:table-cell office:value-type="float" office:value="4589773957" calcext:value-type="float">
            <text:p>4589773957</text:p>
          </table:table-cell>
          <table:table-cell office:value-type="float" office:value="2931646730" calcext:value-type="float">
            <text:p>2931646730</text:p>
          </table:table-cell>
          <table:table-cell office:value-type="float" office:value="2098698565" calcext:value-type="float">
            <text:p>2098698565</text:p>
          </table:table-cell>
          <table:table-cell office:value-type="float" office:value="2396033141" calcext:value-type="float">
            <text:p>2396033141</text:p>
          </table:table-cell>
          <table:table-cell office:value-type="float" office:value="9989023780" calcext:value-type="float">
            <text:p>9989023780</text:p>
          </table:table-cell>
          <table:table-cell office:value-type="float" office:value="9868674773" calcext:value-type="float">
            <text:p>9868674773</text:p>
          </table:table-cell>
          <table:table-cell office:value-type="float" office:value="3808526378" calcext:value-type="float">
            <text:p>3808526378</text:p>
          </table:table-cell>
          <table:table-cell office:value-type="float" office:value="2984467720" calcext:value-type="float">
            <text:p>2984467720</text:p>
          </table:table-cell>
          <table:table-cell office:value-type="float" office:value="3147781853" calcext:value-type="float">
            <text:p>3147781853</text:p>
          </table:table-cell>
          <table:table-cell office:value-type="float" office:value="3028195130" calcext:value-type="float">
            <text:p>3028195130</text:p>
          </table:table-cell>
          <table:table-cell office:value-type="float" office:value="3410312633" calcext:value-type="float">
            <text:p>3410312633</text:p>
          </table:table-cell>
          <table:table-cell office:value-type="float" office:value="3091055661" calcext:value-type="float">
            <text:p>3091055661</text:p>
          </table:table-cell>
          <table:table-cell office:value-type="float" office:value="4246609426" calcext:value-type="float">
            <text:p>4246609426</text:p>
          </table:table-cell>
          <table:table-cell office:value-type="float" office:value="4683689578" calcext:value-type="float">
            <text:p>4683689578</text:p>
          </table:table-cell>
          <table:table-cell office:value-type="float" office:value="3318616189" calcext:value-type="float">
            <text:p>3318616189</text:p>
          </table:table-cell>
          <table:table-cell office:value-type="float" office:value="5734627002" calcext:value-type="float">
            <text:p>5734627002</text:p>
          </table:table-cell>
          <table:table-cell office:value-type="float" office:value="9427069709" calcext:value-type="float">
            <text:p>9427069709</text:p>
          </table:table-cell>
          <table:table-cell office:value-type="float" office:value="5074814637" calcext:value-type="float">
            <text:p>5074814637</text:p>
          </table:table-cell>
          <table:table-cell office:value-type="float" office:value="7135231225" calcext:value-type="float">
            <text:p>7135231225</text:p>
          </table:table-cell>
          <table:table-cell office:value-type="float" office:value="3968553025" calcext:value-type="float">
            <text:p>3968553025</text:p>
          </table:table-cell>
          <table:table-cell office:value-type="float" office:value="8043264842" calcext:value-type="float">
            <text:p>8043264842</text:p>
          </table:table-cell>
          <table:table-cell office:value-type="float" office:value="4331965457" calcext:value-type="float">
            <text:p>4331965457</text:p>
          </table:table-cell>
          <table:table-cell office:value-type="float" office:value="6808961864" calcext:value-type="float">
            <text:p>6808961864</text:p>
          </table:table-cell>
          <table:table-cell office:value-type="float" office:value="9495150932" calcext:value-type="float">
            <text:p>9495150932</text:p>
          </table:table-cell>
          <table:table-cell office:value-type="float" office:value="4323593828" calcext:value-type="float">
            <text:p>4323593828</text:p>
          </table:table-cell>
          <table:table-cell office:value-type="float" office:value="4641074698" calcext:value-type="float">
            <text:p>4641074698</text:p>
          </table:table-cell>
          <table:table-cell office:value-type="float" office:value="7640284525" calcext:value-type="float">
            <text:p>7640284525</text:p>
          </table:table-cell>
          <table:table-cell office:value-type="float" office:value="6999902185" calcext:value-type="float">
            <text:p>6999902185</text:p>
          </table:table-cell>
          <table:table-cell office:value-type="float" office:value="7830680225" calcext:value-type="float">
            <text:p>7830680225</text:p>
          </table:table-cell>
          <table:table-cell office:value-type="float" office:value="6115122250" calcext:value-type="float">
            <text:p>6115122250</text:p>
          </table:table-cell>
          <table:table-cell office:value-type="float" office:value="12731635540" calcext:value-type="float">
            <text:p>12731635540</text:p>
          </table:table-cell>
          <table:table-cell office:value-type="float" office:value="8028301805" calcext:value-type="float">
            <text:p>8028301805</text:p>
          </table:table-cell>
          <table:table-cell office:value-type="float" office:value="9674415970" calcext:value-type="float">
            <text:p>9674415970</text:p>
          </table:table-cell>
          <table:table-cell office:value-type="float" office:value="7738671650" calcext:value-type="float">
            <text:p>7738671650</text:p>
          </table:table-cell>
          <table:table-cell office:value-type="float" office:value="10493854061" calcext:value-type="float">
            <text:p>10493854061</text:p>
          </table:table-cell>
          <table:table-cell office:value-type="float" office:value="13616793826" calcext:value-type="float">
            <text:p>13616793826</text:p>
          </table:table-cell>
          <table:table-cell office:value-type="float" office:value="6200113721" calcext:value-type="float">
            <text:p>6200113721</text:p>
          </table:table-cell>
          <table:table-cell office:value-type="float" office:value="12695383865" calcext:value-type="float">
            <text:p>12695383865</text:p>
          </table:table-cell>
          <table:table-cell office:value-type="float" office:value="7014391137" calcext:value-type="float">
            <text:p>7014391137</text:p>
          </table:table-cell>
          <table:table-cell office:value-type="float" office:value="6701809082" calcext:value-type="float">
            <text:p>6701809082</text:p>
          </table:table-cell>
          <table:table-cell office:value-type="string" calcext:value-type="string">
            <text:p><text:s/></text:p>
          </table:table-cell>
          <table:table-cell table:formula="of:=MIN([.B22:.CW22])" office:value-type="float" office:value="38190709" calcext:value-type="float">
            <text:p>38190709</text:p>
          </table:table-cell>
        </table:table-row>
        <table:table-row table:style-name="ro1">
          <table:table-cell office:value-type="string" calcext:value-type="string">
            <text:p>(19850, 96752)</text:p>
          </table:table-cell>
          <table:table-cell office:value-type="float" office:value="836973149" calcext:value-type="float">
            <text:p>836973149</text:p>
          </table:table-cell>
          <table:table-cell office:value-type="float" office:value="3625014893" calcext:value-type="float">
            <text:p>3625014893</text:p>
          </table:table-cell>
          <table:table-cell office:value-type="float" office:value="1806900500" calcext:value-type="float">
            <text:p>1806900500</text:p>
          </table:table-cell>
          <table:table-cell office:value-type="float" office:value="9419051549" calcext:value-type="float">
            <text:p>9419051549</text:p>
          </table:table-cell>
          <table:table-cell office:value-type="float" office:value="4132040113" calcext:value-type="float">
            <text:p>4132040113</text:p>
          </table:table-cell>
          <table:table-cell office:value-type="float" office:value="1793911424" calcext:value-type="float">
            <text:p>1793911424</text:p>
          </table:table-cell>
          <table:table-cell office:value-type="float" office:value="7600904585" calcext:value-type="float">
            <text:p>7600904585</text:p>
          </table:table-cell>
          <table:table-cell office:value-type="float" office:value="184272985" calcext:value-type="float">
            <text:p>184272985</text:p>
          </table:table-cell>
          <table:table-cell office:value-type="float" office:value="5402948840" calcext:value-type="float">
            <text:p>5402948840</text:p>
          </table:table-cell>
          <table:table-cell office:value-type="float" office:value="34786548" calcext:value-type="float">
            <text:p>34786548</text:p>
          </table:table-cell>
          <table:table-cell office:value-type="float" office:value="1720346576" calcext:value-type="float">
            <text:p>1720346576</text:p>
          </table:table-cell>
          <table:table-cell office:value-type="float" office:value="2606311565" calcext:value-type="float">
            <text:p>2606311565</text:p>
          </table:table-cell>
          <table:table-cell office:value-type="float" office:value="2908577284" calcext:value-type="float">
            <text:p>2908577284</text:p>
          </table:table-cell>
          <table:table-cell office:value-type="float" office:value="279505800" calcext:value-type="float">
            <text:p>279505800</text:p>
          </table:table-cell>
          <table:table-cell office:value-type="float" office:value="812860834" calcext:value-type="float">
            <text:p>812860834</text:p>
          </table:table-cell>
          <table:table-cell office:value-type="float" office:value="45442429" calcext:value-type="float">
            <text:p>45442429</text:p>
          </table:table-cell>
          <table:table-cell office:value-type="float" office:value="34292626" calcext:value-type="float">
            <text:p>34292626</text:p>
          </table:table-cell>
          <table:table-cell office:value-type="float" office:value="4431829373" calcext:value-type="float">
            <text:p>4431829373</text:p>
          </table:table-cell>
          <table:table-cell office:value-type="float" office:value="3222591650" calcext:value-type="float">
            <text:p>3222591650</text:p>
          </table:table-cell>
          <table:table-cell office:value-type="float" office:value="574535593" calcext:value-type="float">
            <text:p>574535593</text:p>
          </table:table-cell>
          <table:table-cell office:value-type="float" office:value="7172157330" calcext:value-type="float">
            <text:p>7172157330</text:p>
          </table:table-cell>
          <table:table-cell office:value-type="float" office:value="853745197" calcext:value-type="float">
            <text:p>853745197</text:p>
          </table:table-cell>
          <table:table-cell office:value-type="float" office:value="109235842" calcext:value-type="float">
            <text:p>109235842</text:p>
          </table:table-cell>
          <table:table-cell office:value-type="float" office:value="232518772" calcext:value-type="float">
            <text:p>232518772</text:p>
          </table:table-cell>
          <table:table-cell office:value-type="float" office:value="50438282" calcext:value-type="float">
            <text:p>50438282</text:p>
          </table:table-cell>
          <table:table-cell office:value-type="float" office:value="7932733013" calcext:value-type="float">
            <text:p>7932733013</text:p>
          </table:table-cell>
          <table:table-cell office:value-type="float" office:value="3744292141" calcext:value-type="float">
            <text:p>3744292141</text:p>
          </table:table-cell>
          <table:table-cell office:value-type="float" office:value="5105292697" calcext:value-type="float">
            <text:p>5105292697</text:p>
          </table:table-cell>
          <table:table-cell office:value-type="float" office:value="3199869700" calcext:value-type="float">
            <text:p>3199869700</text:p>
          </table:table-cell>
          <table:table-cell office:value-type="float" office:value="260326417" calcext:value-type="float">
            <text:p>260326417</text:p>
          </table:table-cell>
          <table:table-cell office:value-type="float" office:value="186498665" calcext:value-type="float">
            <text:p>186498665</text:p>
          </table:table-cell>
          <table:table-cell office:value-type="float" office:value="8407280122" calcext:value-type="float">
            <text:p>8407280122</text:p>
          </table:table-cell>
          <table:table-cell office:value-type="float" office:value="2411267717" calcext:value-type="float">
            <text:p>2411267717</text:p>
          </table:table-cell>
          <table:table-cell office:value-type="float" office:value="4270540261" calcext:value-type="float">
            <text:p>4270540261</text:p>
          </table:table-cell>
          <table:table-cell office:value-type="float" office:value="1543267773" calcext:value-type="float">
            <text:p>1543267773</text:p>
          </table:table-cell>
          <table:table-cell office:value-type="float" office:value="1227976613" calcext:value-type="float">
            <text:p>1227976613</text:p>
          </table:table-cell>
          <table:table-cell office:value-type="float" office:value="9441698645" calcext:value-type="float">
            <text:p>9441698645</text:p>
          </table:table-cell>
          <table:table-cell office:value-type="float" office:value="341067033" calcext:value-type="float">
            <text:p>341067033</text:p>
          </table:table-cell>
          <table:table-cell office:value-type="float" office:value="7760395217" calcext:value-type="float">
            <text:p>7760395217</text:p>
          </table:table-cell>
          <table:table-cell office:value-type="float" office:value="9685049578" calcext:value-type="float">
            <text:p>9685049578</text:p>
          </table:table-cell>
          <table:table-cell office:value-type="float" office:value="714481525" calcext:value-type="float">
            <text:p>714481525</text:p>
          </table:table-cell>
          <table:table-cell office:value-type="float" office:value="3820529401" calcext:value-type="float">
            <text:p>3820529401</text:p>
          </table:table-cell>
          <table:table-cell office:value-type="float" office:value="578162221" calcext:value-type="float">
            <text:p>578162221</text:p>
          </table:table-cell>
          <table:table-cell office:value-type="float" office:value="4282937201" calcext:value-type="float">
            <text:p>4282937201</text:p>
          </table:table-cell>
          <table:table-cell office:value-type="float" office:value="5020371396" calcext:value-type="float">
            <text:p>5020371396</text:p>
          </table:table-cell>
          <table:table-cell office:value-type="float" office:value="1495300745" calcext:value-type="float">
            <text:p>1495300745</text:p>
          </table:table-cell>
          <table:table-cell office:value-type="float" office:value="728229001" calcext:value-type="float">
            <text:p>728229001</text:p>
          </table:table-cell>
          <table:table-cell office:value-type="float" office:value="3228580296" calcext:value-type="float">
            <text:p>3228580296</text:p>
          </table:table-cell>
          <table:table-cell office:value-type="float" office:value="3817793885" calcext:value-type="float">
            <text:p>3817793885</text:p>
          </table:table-cell>
          <table:table-cell office:value-type="float" office:value="1091908269" calcext:value-type="float">
            <text:p>1091908269</text:p>
          </table:table-cell>
          <table:table-cell office:value-type="float" office:value="10036543016" calcext:value-type="float">
            <text:p>10036543016</text:p>
          </table:table-cell>
          <table:table-cell office:value-type="float" office:value="1366240320" calcext:value-type="float">
            <text:p>1366240320</text:p>
          </table:table-cell>
          <table:table-cell office:value-type="float" office:value="1482564785" calcext:value-type="float">
            <text:p>1482564785</text:p>
          </table:table-cell>
          <table:table-cell office:value-type="float" office:value="7711546181" calcext:value-type="float">
            <text:p>7711546181</text:p>
          </table:table-cell>
          <table:table-cell office:value-type="float" office:value="8719308260" calcext:value-type="float">
            <text:p>8719308260</text:p>
          </table:table-cell>
          <table:table-cell office:value-type="float" office:value="1696437041" calcext:value-type="float">
            <text:p>1696437041</text:p>
          </table:table-cell>
          <table:table-cell office:value-type="float" office:value="1397242177" calcext:value-type="float">
            <text:p>1397242177</text:p>
          </table:table-cell>
          <table:table-cell office:value-type="float" office:value="2866623773" calcext:value-type="float">
            <text:p>2866623773</text:p>
          </table:table-cell>
          <table:table-cell office:value-type="float" office:value="3250698593" calcext:value-type="float">
            <text:p>3250698593</text:p>
          </table:table-cell>
          <table:table-cell office:value-type="float" office:value="10086868042" calcext:value-type="float">
            <text:p>10086868042</text:p>
          </table:table-cell>
          <table:table-cell office:value-type="float" office:value="3046477736" calcext:value-type="float">
            <text:p>3046477736</text:p>
          </table:table-cell>
          <table:table-cell office:value-type="float" office:value="5428494409" calcext:value-type="float">
            <text:p>5428494409</text:p>
          </table:table-cell>
          <table:table-cell office:value-type="float" office:value="9805105746" calcext:value-type="float">
            <text:p>9805105746</text:p>
          </table:table-cell>
          <table:table-cell office:value-type="float" office:value="7035379348" calcext:value-type="float">
            <text:p>7035379348</text:p>
          </table:table-cell>
          <table:table-cell office:value-type="float" office:value="2121731217" calcext:value-type="float">
            <text:p>2121731217</text:p>
          </table:table-cell>
          <table:table-cell office:value-type="float" office:value="2141284840" calcext:value-type="float">
            <text:p>2141284840</text:p>
          </table:table-cell>
          <table:table-cell office:value-type="float" office:value="5083171957" calcext:value-type="float">
            <text:p>5083171957</text:p>
          </table:table-cell>
          <table:table-cell office:value-type="float" office:value="7667830829" calcext:value-type="float">
            <text:p>7667830829</text:p>
          </table:table-cell>
          <table:table-cell office:value-type="float" office:value="7274392210" calcext:value-type="float">
            <text:p>7274392210</text:p>
          </table:table-cell>
          <table:table-cell office:value-type="float" office:value="7949963605" calcext:value-type="float">
            <text:p>7949963605</text:p>
          </table:table-cell>
          <table:table-cell office:value-type="float" office:value="6966828826" calcext:value-type="float">
            <text:p>6966828826</text:p>
          </table:table-cell>
          <table:table-cell office:value-type="float" office:value="9047546962" calcext:value-type="float">
            <text:p>9047546962</text:p>
          </table:table-cell>
          <table:table-cell office:value-type="float" office:value="5985256433" calcext:value-type="float">
            <text:p>5985256433</text:p>
          </table:table-cell>
          <table:table-cell office:value-type="float" office:value="5482179909" calcext:value-type="float">
            <text:p>5482179909</text:p>
          </table:table-cell>
          <table:table-cell office:value-type="float" office:value="11831723336" calcext:value-type="float">
            <text:p>11831723336</text:p>
          </table:table-cell>
          <table:table-cell office:value-type="float" office:value="4874860993" calcext:value-type="float">
            <text:p>4874860993</text:p>
          </table:table-cell>
          <table:table-cell office:value-type="float" office:value="3658234436" calcext:value-type="float">
            <text:p>3658234436</text:p>
          </table:table-cell>
          <table:table-cell office:value-type="float" office:value="6206970340" calcext:value-type="float">
            <text:p>6206970340</text:p>
          </table:table-cell>
          <table:table-cell office:value-type="float" office:value="4528517850" calcext:value-type="float">
            <text:p>4528517850</text:p>
          </table:table-cell>
          <table:table-cell office:value-type="float" office:value="9629265290" calcext:value-type="float">
            <text:p>9629265290</text:p>
          </table:table-cell>
          <table:table-cell office:value-type="float" office:value="4412550601" calcext:value-type="float">
            <text:p>4412550601</text:p>
          </table:table-cell>
          <table:table-cell office:value-type="float" office:value="9263862868" calcext:value-type="float">
            <text:p>9263862868</text:p>
          </table:table-cell>
          <table:table-cell office:value-type="float" office:value="5508346381" calcext:value-type="float">
            <text:p>5508346381</text:p>
          </table:table-cell>
          <table:table-cell office:value-type="float" office:value="4449921001" calcext:value-type="float">
            <text:p>4449921001</text:p>
          </table:table-cell>
          <table:table-cell office:value-type="float" office:value="11795574697" calcext:value-type="float">
            <text:p>11795574697</text:p>
          </table:table-cell>
          <table:table-cell office:value-type="float" office:value="10303063537" calcext:value-type="float">
            <text:p>10303063537</text:p>
          </table:table-cell>
          <table:table-cell office:value-type="float" office:value="5532242500" calcext:value-type="float">
            <text:p>5532242500</text:p>
          </table:table-cell>
          <table:table-cell office:value-type="float" office:value="6037645778" calcext:value-type="float">
            <text:p>6037645778</text:p>
          </table:table-cell>
          <table:table-cell office:value-type="float" office:value="5540933218" calcext:value-type="float">
            <text:p>5540933218</text:p>
          </table:table-cell>
          <table:table-cell office:value-type="float" office:value="7011263465" calcext:value-type="float">
            <text:p>7011263465</text:p>
          </table:table-cell>
          <table:table-cell office:value-type="float" office:value="4625817237" calcext:value-type="float">
            <text:p>4625817237</text:p>
          </table:table-cell>
          <table:table-cell office:value-type="float" office:value="5739485146" calcext:value-type="float">
            <text:p>5739485146</text:p>
          </table:table-cell>
          <table:table-cell office:value-type="float" office:value="5389421005" calcext:value-type="float">
            <text:p>5389421005</text:p>
          </table:table-cell>
          <table:table-cell office:value-type="float" office:value="6565629533" calcext:value-type="float">
            <text:p>6565629533</text:p>
          </table:table-cell>
          <table:table-cell office:value-type="float" office:value="5664599338" calcext:value-type="float">
            <text:p>5664599338</text:p>
          </table:table-cell>
          <table:table-cell office:value-type="float" office:value="5392205369" calcext:value-type="float">
            <text:p>5392205369</text:p>
          </table:table-cell>
          <table:table-cell office:value-type="float" office:value="9347877904" calcext:value-type="float">
            <text:p>9347877904</text:p>
          </table:table-cell>
          <table:table-cell office:value-type="float" office:value="5862626432" calcext:value-type="float">
            <text:p>5862626432</text:p>
          </table:table-cell>
          <table:table-cell office:value-type="float" office:value="8998371268" calcext:value-type="float">
            <text:p>8998371268</text:p>
          </table:table-cell>
          <table:table-cell office:value-type="float" office:value="11772835973" calcext:value-type="float">
            <text:p>11772835973</text:p>
          </table:table-cell>
          <table:table-cell office:value-type="string" calcext:value-type="string">
            <text:p><text:s/></text:p>
          </table:table-cell>
          <table:table-cell table:formula="of:=MIN([.B23:.CW23])" office:value-type="float" office:value="34292626" calcext:value-type="float">
            <text:p>34292626</text:p>
          </table:table-cell>
        </table:table-row>
        <table:table-row table:style-name="ro1">
          <table:table-cell office:value-type="string" calcext:value-type="string">
            <text:p>(21064, 20686)</text:p>
          </table:table-cell>
          <table:table-cell office:value-type="float" office:value="3430522737" calcext:value-type="float">
            <text:p>3430522737</text:p>
          </table:table-cell>
          <table:table-cell office:value-type="float" office:value="782188857" calcext:value-type="float">
            <text:p>782188857</text:p>
          </table:table-cell>
          <table:table-cell office:value-type="float" office:value="1856508292" calcext:value-type="float">
            <text:p>1856508292</text:p>
          </table:table-cell>
          <table:table-cell office:value-type="float" office:value="762335825" calcext:value-type="float">
            <text:p>762335825</text:p>
          </table:table-cell>
          <table:table-cell office:value-type="float" office:value="462859165" calcext:value-type="float">
            <text:p>462859165</text:p>
          </table:table-cell>
          <table:table-cell office:value-type="float" office:value="1492993672" calcext:value-type="float">
            <text:p>1492993672</text:p>
          </table:table-cell>
          <table:table-cell office:value-type="float" office:value="306841261" calcext:value-type="float">
            <text:p>306841261</text:p>
          </table:table-cell>
          <table:table-cell office:value-type="float" office:value="4597639085" calcext:value-type="float">
            <text:p>4597639085</text:p>
          </table:table-cell>
          <table:table-cell office:value-type="float" office:value="73129104" calcext:value-type="float">
            <text:p>73129104</text:p>
          </table:table-cell>
          <table:table-cell office:value-type="float" office:value="5838442628" calcext:value-type="float">
            <text:p>5838442628</text:p>
          </table:table-cell>
          <table:table-cell office:value-type="float" office:value="1229797640" calcext:value-type="float">
            <text:p>1229797640</text:p>
          </table:table-cell>
          <table:table-cell office:value-type="float" office:value="648036593" calcext:value-type="float">
            <text:p>648036593</text:p>
          </table:table-cell>
          <table:table-cell office:value-type="float" office:value="493345460" calcext:value-type="float">
            <text:p>493345460</text:p>
          </table:table-cell>
          <table:table-cell office:value-type="float" office:value="3527409680" calcext:value-type="float">
            <text:p>3527409680</text:p>
          </table:table-cell>
          <table:table-cell office:value-type="float" office:value="2268046642" calcext:value-type="float">
            <text:p>2268046642</text:p>
          </table:table-cell>
          <table:table-cell office:value-type="float" office:value="4853443465" calcext:value-type="float">
            <text:p>4853443465</text:p>
          </table:table-cell>
          <table:table-cell office:value-type="float" office:value="4987627450" calcext:value-type="float">
            <text:p>4987627450</text:p>
          </table:table-cell>
          <table:table-cell office:value-type="float" office:value="92010185" calcext:value-type="float">
            <text:p>92010185</text:p>
          </table:table-cell>
          <table:table-cell office:value-type="float" office:value="384215210" calcext:value-type="float">
            <text:p>384215210</text:p>
          </table:table-cell>
          <table:table-cell office:value-type="float" office:value="2765435725" calcext:value-type="float">
            <text:p>2765435725</text:p>
          </table:table-cell>
          <table:table-cell office:value-type="float" office:value="83950514" calcext:value-type="float">
            <text:p>83950514</text:p>
          </table:table-cell>
          <table:table-cell office:value-type="float" office:value="2256328529" calcext:value-type="float">
            <text:p>2256328529</text:p>
          </table:table-cell>
          <table:table-cell office:value-type="float" office:value="4587519274" calcext:value-type="float">
            <text:p>4587519274</text:p>
          </table:table-cell>
          <table:table-cell office:value-type="float" office:value="3921624500" calcext:value-type="float">
            <text:p>3921624500</text:p>
          </table:table-cell>
          <table:table-cell office:value-type="float" office:value="5733893250" calcext:value-type="float">
            <text:p>5733893250</text:p>
          </table:table-cell>
          <table:table-cell office:value-type="float" office:value="211217913" calcext:value-type="float">
            <text:p>211217913</text:p>
          </table:table-cell>
          <table:table-cell office:value-type="float" office:value="294844225" calcext:value-type="float">
            <text:p>294844225</text:p>
          </table:table-cell>
          <table:table-cell office:value-type="float" office:value="85665229" calcext:value-type="float">
            <text:p>85665229</text:p>
          </table:table-cell>
          <table:table-cell office:value-type="float" office:value="530385364" calcext:value-type="float">
            <text:p>530385364</text:p>
          </table:table-cell>
          <table:table-cell office:value-type="float" office:value="4507641125" calcext:value-type="float">
            <text:p>4507641125</text:p>
          </table:table-cell>
          <table:table-cell office:value-type="float" office:value="5671553365" calcext:value-type="float">
            <text:p>5671553365</text:p>
          </table:table-cell>
          <table:table-cell office:value-type="float" office:value="395057050" calcext:value-type="float">
            <text:p>395057050</text:p>
          </table:table-cell>
          <table:table-cell office:value-type="float" office:value="1044926209" calcext:value-type="float">
            <text:p>1044926209</text:p>
          </table:table-cell>
          <table:table-cell office:value-type="float" office:value="350387105" calcext:value-type="float">
            <text:p>350387105</text:p>
          </table:table-cell>
          <table:table-cell office:value-type="float" office:value="1868231345" calcext:value-type="float">
            <text:p>1868231345</text:p>
          </table:table-cell>
          <table:table-cell office:value-type="float" office:value="2286731025" calcext:value-type="float">
            <text:p>2286731025</text:p>
          </table:table-cell>
          <table:table-cell office:value-type="float" office:value="656236089" calcext:value-type="float">
            <text:p>656236089</text:p>
          </table:table-cell>
          <table:table-cell office:value-type="float" office:value="6083280485" calcext:value-type="float">
            <text:p>6083280485</text:p>
          </table:table-cell>
          <table:table-cell office:value-type="float" office:value="423713525" calcext:value-type="float">
            <text:p>423713525</text:p>
          </table:table-cell>
          <table:table-cell office:value-type="float" office:value="743961962" calcext:value-type="float">
            <text:p>743961962</text:p>
          </table:table-cell>
          <table:table-cell office:value-type="float" office:value="3654788161" calcext:value-type="float">
            <text:p>3654788161</text:p>
          </table:table-cell>
          <table:table-cell office:value-type="float" office:value="666969221" calcext:value-type="float">
            <text:p>666969221</text:p>
          </table:table-cell>
          <table:table-cell office:value-type="float" office:value="4902900601" calcext:value-type="float">
            <text:p>4902900601</text:p>
          </table:table-cell>
          <table:table-cell office:value-type="float" office:value="674550781" calcext:value-type="float">
            <text:p>674550781</text:p>
          </table:table-cell>
          <table:table-cell office:value-type="float" office:value="546595796" calcext:value-type="float">
            <text:p>546595796</text:p>
          </table:table-cell>
          <table:table-cell office:value-type="float" office:value="2714960925" calcext:value-type="float">
            <text:p>2714960925</text:p>
          </table:table-cell>
          <table:table-cell office:value-type="float" office:value="5626391005" calcext:value-type="float">
            <text:p>5626391005</text:p>
          </table:table-cell>
          <table:table-cell office:value-type="float" office:value="1377919616" calcext:value-type="float">
            <text:p>1377919616</text:p>
          </table:table-cell>
          <table:table-cell office:value-type="float" office:value="1261285345" calcext:value-type="float">
            <text:p>1261285345</text:p>
          </table:table-cell>
          <table:table-cell office:value-type="float" office:value="5555729777" calcext:value-type="float">
            <text:p>5555729777</text:p>
          </table:table-cell>
          <table:table-cell office:value-type="float" office:value="1360141456" calcext:value-type="float">
            <text:p>1360141456</text:p>
          </table:table-cell>
          <table:table-cell office:value-type="float" office:value="4666516136" calcext:value-type="float">
            <text:p>4666516136</text:p>
          </table:table-cell>
          <table:table-cell office:value-type="float" office:value="4955186749" calcext:value-type="float">
            <text:p>4955186749</text:p>
          </table:table-cell>
          <table:table-cell office:value-type="float" office:value="1209899745" calcext:value-type="float">
            <text:p>1209899745</text:p>
          </table:table-cell>
          <table:table-cell office:value-type="float" office:value="1308506356" calcext:value-type="float">
            <text:p>1308506356</text:p>
          </table:table-cell>
          <table:table-cell office:value-type="float" office:value="4444973541" calcext:value-type="float">
            <text:p>4444973541</text:p>
          </table:table-cell>
          <table:table-cell office:value-type="float" office:value="5800370333" calcext:value-type="float">
            <text:p>5800370333</text:p>
          </table:table-cell>
          <table:table-cell office:value-type="float" office:value="2881408185" calcext:value-type="float">
            <text:p>2881408185</text:p>
          </table:table-cell>
          <table:table-cell office:value-type="float" office:value="2702805365" calcext:value-type="float">
            <text:p>2702805365</text:p>
          </table:table-cell>
          <table:table-cell office:value-type="float" office:value="1784673794" calcext:value-type="float">
            <text:p>1784673794</text:p>
          </table:table-cell>
          <table:table-cell office:value-type="float" office:value="3356202560" calcext:value-type="float">
            <text:p>3356202560</text:p>
          </table:table-cell>
          <table:table-cell office:value-type="float" office:value="2218255285" calcext:value-type="float">
            <text:p>2218255285</text:p>
          </table:table-cell>
          <table:table-cell office:value-type="float" office:value="2067500786" calcext:value-type="float">
            <text:p>2067500786</text:p>
          </table:table-cell>
          <table:table-cell office:value-type="float" office:value="1962323428" calcext:value-type="float">
            <text:p>1962323428</text:p>
          </table:table-cell>
          <table:table-cell office:value-type="float" office:value="7912885589" calcext:value-type="float">
            <text:p>7912885589</text:p>
          </table:table-cell>
          <table:table-cell office:value-type="float" office:value="7810052176" calcext:value-type="float">
            <text:p>7810052176</text:p>
          </table:table-cell>
          <table:table-cell office:value-type="float" office:value="2918267425" calcext:value-type="float">
            <text:p>2918267425</text:p>
          </table:table-cell>
          <table:table-cell office:value-type="float" office:value="2533544425" calcext:value-type="float">
            <text:p>2533544425</text:p>
          </table:table-cell>
          <table:table-cell office:value-type="float" office:value="2622162586" calcext:value-type="float">
            <text:p>2622162586</text:p>
          </table:table-cell>
          <table:table-cell office:value-type="float" office:value="2605390825" calcext:value-type="float">
            <text:p>2605390825</text:p>
          </table:table-cell>
          <table:table-cell office:value-type="float" office:value="2805588626" calcext:value-type="float">
            <text:p>2805588626</text:p>
          </table:table-cell>
          <table:table-cell office:value-type="float" office:value="2796601778" calcext:value-type="float">
            <text:p>2796601778</text:p>
          </table:table-cell>
          <table:table-cell office:value-type="float" office:value="3394970893" calcext:value-type="float">
            <text:p>3394970893</text:p>
          </table:table-cell>
          <table:table-cell office:value-type="float" office:value="3707146937" calcext:value-type="float">
            <text:p>3707146937</text:p>
          </table:table-cell>
          <table:table-cell office:value-type="float" office:value="3349682960" calcext:value-type="float">
            <text:p>3349682960</text:p>
          </table:table-cell>
          <table:table-cell office:value-type="float" office:value="4533232805" calcext:value-type="float">
            <text:p>4533232805</text:p>
          </table:table-cell>
          <table:table-cell office:value-type="float" office:value="7575711700" calcext:value-type="float">
            <text:p>7575711700</text:p>
          </table:table-cell>
          <table:table-cell office:value-type="float" office:value="4124765828" calcext:value-type="float">
            <text:p>4124765828</text:p>
          </table:table-cell>
          <table:table-cell office:value-type="float" office:value="5694110522" calcext:value-type="float">
            <text:p>5694110522</text:p>
          </table:table-cell>
          <table:table-cell office:value-type="float" office:value="3608137154" calcext:value-type="float">
            <text:p>3608137154</text:p>
          </table:table-cell>
          <table:table-cell office:value-type="float" office:value="6462006965" calcext:value-type="float">
            <text:p>6462006965</text:p>
          </table:table-cell>
          <table:table-cell office:value-type="float" office:value="3868395460" calcext:value-type="float">
            <text:p>3868395460</text:p>
          </table:table-cell>
          <table:table-cell office:value-type="float" office:value="5524477625" calcext:value-type="float">
            <text:p>5524477625</text:p>
          </table:table-cell>
          <table:table-cell office:value-type="float" office:value="7718062925" calcext:value-type="float">
            <text:p>7718062925</text:p>
          </table:table-cell>
          <table:table-cell office:value-type="float" office:value="4186624925" calcext:value-type="float">
            <text:p>4186624925</text:p>
          </table:table-cell>
          <table:table-cell office:value-type="float" office:value="4261222525" calcext:value-type="float">
            <text:p>4261222525</text:p>
          </table:table-cell>
          <table:table-cell office:value-type="float" office:value="6240194692" calcext:value-type="float">
            <text:p>6240194692</text:p>
          </table:table-cell>
          <table:table-cell office:value-type="float" office:value="5748878362" calcext:value-type="float">
            <text:p>5748878362</text:p>
          </table:table-cell>
          <table:table-cell office:value-type="float" office:value="6404695082" calcext:value-type="float">
            <text:p>6404695082</text:p>
          </table:table-cell>
          <table:table-cell office:value-type="float" office:value="5106669613" calcext:value-type="float">
            <text:p>5106669613</text:p>
          </table:table-cell>
          <table:table-cell office:value-type="float" office:value="10541720009" calcext:value-type="float">
            <text:p>10541720009</text:p>
          </table:table-cell>
          <table:table-cell office:value-type="float" office:value="6596997746" calcext:value-type="float">
            <text:p>6596997746</text:p>
          </table:table-cell>
          <table:table-cell office:value-type="float" office:value="7975205929" calcext:value-type="float">
            <text:p>7975205929</text:p>
          </table:table-cell>
          <table:table-cell office:value-type="float" office:value="6443315577" calcext:value-type="float">
            <text:p>6443315577</text:p>
          </table:table-cell>
          <table:table-cell office:value-type="float" office:value="8713160738" calcext:value-type="float">
            <text:p>8713160738</text:p>
          </table:table-cell>
          <table:table-cell office:value-type="float" office:value="11390989805" calcext:value-type="float">
            <text:p>11390989805</text:p>
          </table:table-cell>
          <table:table-cell office:value-type="float" office:value="5463038600" calcext:value-type="float">
            <text:p>5463038600</text:p>
          </table:table-cell>
          <table:table-cell office:value-type="float" office:value="10640748744" calcext:value-type="float">
            <text:p>10640748744</text:p>
          </table:table-cell>
          <table:table-cell office:value-type="float" office:value="6113967140" calcext:value-type="float">
            <text:p>6113967140</text:p>
          </table:table-cell>
          <table:table-cell office:value-type="float" office:value="6194144665" calcext:value-type="float">
            <text:p>6194144665</text:p>
          </table:table-cell>
          <table:table-cell office:value-type="string" calcext:value-type="string">
            <text:p><text:s/></text:p>
          </table:table-cell>
          <table:table-cell table:formula="of:=MIN([.B24:.CW24])" office:value-type="float" office:value="73129104" calcext:value-type="float">
            <text:p>73129104</text:p>
          </table:table-cell>
        </table:table-row>
        <table:table-row table:style-name="ro1">
          <table:table-cell office:value-type="string" calcext:value-type="string">
            <text:p>(22132, 19604)</text:p>
          </table:table-cell>
          <table:table-cell office:value-type="float" office:value="3595727185" calcext:value-type="float">
            <text:p>3595727185</text:p>
          </table:table-cell>
          <table:table-cell office:value-type="float" office:value="869458417" calcext:value-type="float">
            <text:p>869458417</text:p>
          </table:table-cell>
          <table:table-cell office:value-type="float" office:value="1984349648" calcext:value-type="float">
            <text:p>1984349648</text:p>
          </table:table-cell>
          <table:table-cell office:value-type="float" office:value="765577649" calcext:value-type="float">
            <text:p>765577649</text:p>
          </table:table-cell>
          <table:table-cell office:value-type="float" office:value="530233181" calcext:value-type="float">
            <text:p>530233181</text:p>
          </table:table-cell>
          <table:table-cell office:value-type="float" office:value="1603723540" calcext:value-type="float">
            <text:p>1603723540</text:p>
          </table:table-cell>
          <table:table-cell office:value-type="float" office:value="317752565" calcext:value-type="float">
            <text:p>317752565</text:p>
          </table:table-cell>
          <table:table-cell office:value-type="float" office:value="4768595377" calcext:value-type="float">
            <text:p>4768595377</text:p>
          </table:table-cell>
          <table:table-cell office:value-type="float" office:value="98871844" calcext:value-type="float">
            <text:p>98871844</text:p>
          </table:table-cell>
          <table:table-cell office:value-type="float" office:value="6020578000" calcext:value-type="float">
            <text:p>6020578000</text:p>
          </table:table-cell>
          <table:table-cell office:value-type="float" office:value="1317487940" calcext:value-type="float">
            <text:p>1317487940</text:p>
          </table:table-cell>
          <table:table-cell office:value-type="float" office:value="713701841" calcext:value-type="float">
            <text:p>713701841</text:p>
          </table:table-cell>
          <table:table-cell office:value-type="float" office:value="547416784" calcext:value-type="float">
            <text:p>547416784</text:p>
          </table:table-cell>
          <table:table-cell office:value-type="float" office:value="3658236772" calcext:value-type="float">
            <text:p>3658236772</text:p>
          </table:table-cell>
          <table:table-cell office:value-type="float" office:value="2371929530" calcext:value-type="float">
            <text:p>2371929530</text:p>
          </table:table-cell>
          <table:table-cell office:value-type="float" office:value="5004604449" calcext:value-type="float">
            <text:p>5004604449</text:p>
          </table:table-cell>
          <table:table-cell office:value-type="float" office:value="5140765370" calcext:value-type="float">
            <text:p>5140765370</text:p>
          </table:table-cell>
          <table:table-cell office:value-type="float" office:value="112678241" calcext:value-type="float">
            <text:p>112678241</text:p>
          </table:table-cell>
          <table:table-cell office:value-type="float" office:value="422993762" calcext:value-type="float">
            <text:p>422993762</text:p>
          </table:table-cell>
          <table:table-cell office:value-type="float" office:value="2874652001" calcext:value-type="float">
            <text:p>2874652001</text:p>
          </table:table-cell>
          <table:table-cell office:value-type="float" office:value="60545794" calcext:value-type="float">
            <text:p>60545794</text:p>
          </table:table-cell>
          <table:table-cell office:value-type="float" office:value="2352383345" calcext:value-type="float">
            <text:p>2352383345</text:p>
          </table:table-cell>
          <table:table-cell office:value-type="float" office:value="4725653690" calcext:value-type="float">
            <text:p>4725653690</text:p>
          </table:table-cell>
          <table:table-cell office:value-type="float" office:value="4047156808" calcext:value-type="float">
            <text:p>4047156808</text:p>
          </table:table-cell>
          <table:table-cell office:value-type="float" office:value="5887048138" calcext:value-type="float">
            <text:p>5887048138</text:p>
          </table:table-cell>
          <table:table-cell office:value-type="float" office:value="170787625" calcext:value-type="float">
            <text:p>170787625</text:p>
          </table:table-cell>
          <table:table-cell office:value-type="float" office:value="314828865" calcext:value-type="float">
            <text:p>314828865</text:p>
          </table:table-cell>
          <table:table-cell office:value-type="float" office:value="82766385" calcext:value-type="float">
            <text:p>82766385</text:p>
          </table:table-cell>
          <table:table-cell office:value-type="float" office:value="555656144" calcext:value-type="float">
            <text:p>555656144</text:p>
          </table:table-cell>
          <table:table-cell office:value-type="float" office:value="4628504893" calcext:value-type="float">
            <text:p>4628504893</text:p>
          </table:table-cell>
          <table:table-cell office:value-type="float" office:value="5808306457" calcext:value-type="float">
            <text:p>5808306457</text:p>
          </table:table-cell>
          <table:table-cell office:value-type="float" office:value="336943458" calcext:value-type="float">
            <text:p>336943458</text:p>
          </table:table-cell>
          <table:table-cell office:value-type="float" office:value="1081342685" calcext:value-type="float">
            <text:p>1081342685</text:p>
          </table:table-cell>
          <table:table-cell office:value-type="float" office:value="349974665" calcext:value-type="float">
            <text:p>349974665</text:p>
          </table:table-cell>
          <table:table-cell office:value-type="float" office:value="1925328721" calcext:value-type="float">
            <text:p>1925328721</text:p>
          </table:table-cell>
          <table:table-cell office:value-type="float" office:value="2353921561" calcext:value-type="float">
            <text:p>2353921561</text:p>
          </table:table-cell>
          <table:table-cell office:value-type="float" office:value="580844389" calcext:value-type="float">
            <text:p>580844389</text:p>
          </table:table-cell>
          <table:table-cell office:value-type="float" office:value="6213337621" calcext:value-type="float">
            <text:p>6213337621</text:p>
          </table:table-cell>
          <table:table-cell office:value-type="float" office:value="366057293" calcext:value-type="float">
            <text:p>366057293</text:p>
          </table:table-cell>
          <table:table-cell office:value-type="float" office:value="663464962" calcext:value-type="float">
            <text:p>663464962</text:p>
          </table:table-cell>
          <table:table-cell office:value-type="float" office:value="3743066765" calcext:value-type="float">
            <text:p>3743066765</text:p>
          </table:table-cell>
          <table:table-cell office:value-type="float" office:value="667058933" calcext:value-type="float">
            <text:p>667058933</text:p>
          </table:table-cell>
          <table:table-cell office:value-type="float" office:value="5004973233" calcext:value-type="float">
            <text:p>5004973233</text:p>
          </table:table-cell>
          <table:table-cell office:value-type="float" office:value="662814193" calcext:value-type="float">
            <text:p>662814193</text:p>
          </table:table-cell>
          <table:table-cell office:value-type="float" office:value="522232168" calcext:value-type="float">
            <text:p>522232168</text:p>
          </table:table-cell>
          <table:table-cell office:value-type="float" office:value="2767279717" calcext:value-type="float">
            <text:p>2767279717</text:p>
          </table:table-cell>
          <table:table-cell office:value-type="float" office:value="5727699585" calcext:value-type="float">
            <text:p>5727699585</text:p>
          </table:table-cell>
          <table:table-cell office:value-type="float" office:value="1381172308" calcext:value-type="float">
            <text:p>1381172308</text:p>
          </table:table-cell>
          <table:table-cell office:value-type="float" office:value="1250454497" calcext:value-type="float">
            <text:p>1250454497</text:p>
          </table:table-cell>
          <table:table-cell office:value-type="float" office:value="5639138125" calcext:value-type="float">
            <text:p>5639138125</text:p>
          </table:table-cell>
          <table:table-cell office:value-type="float" office:value="1254289508" calcext:value-type="float">
            <text:p>1254289508</text:p>
          </table:table-cell>
          <table:table-cell office:value-type="float" office:value="4730442100" calcext:value-type="float">
            <text:p>4730442100</text:p>
          </table:table-cell>
          <table:table-cell office:value-type="float" office:value="5016938929" calcext:value-type="float">
            <text:p>5016938929</text:p>
          </table:table-cell>
          <table:table-cell office:value-type="float" office:value="1129476745" calcext:value-type="float">
            <text:p>1129476745</text:p>
          </table:table-cell>
          <table:table-cell office:value-type="float" office:value="1214743400" calcext:value-type="float">
            <text:p>1214743400</text:p>
          </table:table-cell>
          <table:table-cell office:value-type="float" office:value="4494900313" calcext:value-type="float">
            <text:p>4494900313</text:p>
          </table:table-cell>
          <table:table-cell office:value-type="float" office:value="5873704637" calcext:value-type="float">
            <text:p>5873704637</text:p>
          </table:table-cell>
          <table:table-cell office:value-type="float" office:value="2888155441" calcext:value-type="float">
            <text:p>2888155441</text:p>
          </table:table-cell>
          <table:table-cell office:value-type="float" office:value="2698966121" calcext:value-type="float">
            <text:p>2698966121</text:p>
          </table:table-cell>
          <table:table-cell office:value-type="float" office:value="1668970090" calcext:value-type="float">
            <text:p>1668970090</text:p>
          </table:table-cell>
          <table:table-cell office:value-type="float" office:value="3358680500" calcext:value-type="float">
            <text:p>3358680500</text:p>
          </table:table-cell>
          <table:table-cell office:value-type="float" office:value="2165454009" calcext:value-type="float">
            <text:p>2165454009</text:p>
          </table:table-cell>
          <table:table-cell office:value-type="float" office:value="1949976418" calcext:value-type="float">
            <text:p>1949976418</text:p>
          </table:table-cell>
          <table:table-cell office:value-type="float" office:value="1882400400" calcext:value-type="float">
            <text:p>1882400400</text:p>
          </table:table-cell>
          <table:table-cell office:value-type="float" office:value="7985663725" calcext:value-type="float">
            <text:p>7985663725</text:p>
          </table:table-cell>
          <table:table-cell office:value-type="float" office:value="7880631300" calcext:value-type="float">
            <text:p>7880631300</text:p>
          </table:table-cell>
          <table:table-cell office:value-type="float" office:value="2871017613" calcext:value-type="float">
            <text:p>2871017613</text:p>
          </table:table-cell>
          <table:table-cell office:value-type="float" office:value="2439914689" calcext:value-type="float">
            <text:p>2439914689</text:p>
          </table:table-cell>
          <table:table-cell office:value-type="float" office:value="2534425290" calcext:value-type="float">
            <text:p>2534425290</text:p>
          </table:table-cell>
          <table:table-cell office:value-type="float" office:value="2507023557" calcext:value-type="float">
            <text:p>2507023557</text:p>
          </table:table-cell>
          <table:table-cell office:value-type="float" office:value="2722385098" calcext:value-type="float">
            <text:p>2722385098</text:p>
          </table:table-cell>
          <table:table-cell office:value-type="float" office:value="2681286002" calcext:value-type="float">
            <text:p>2681286002</text:p>
          </table:table-cell>
          <table:table-cell office:value-type="float" office:value="3329275825" calcext:value-type="float">
            <text:p>3329275825</text:p>
          </table:table-cell>
          <table:table-cell office:value-type="float" office:value="3652106965" calcext:value-type="float">
            <text:p>3652106965</text:p>
          </table:table-cell>
          <table:table-cell office:value-type="float" office:value="3197295380" calcext:value-type="float">
            <text:p>3197295380</text:p>
          </table:table-cell>
          <table:table-cell office:value-type="float" office:value="4494383561" calcext:value-type="float">
            <text:p>4494383561</text:p>
          </table:table-cell>
          <table:table-cell office:value-type="float" office:value="7593774800" calcext:value-type="float">
            <text:p>7593774800</text:p>
          </table:table-cell>
          <table:table-cell office:value-type="float" office:value="4055729696" calcext:value-type="float">
            <text:p>4055729696</text:p>
          </table:table-cell>
          <table:table-cell office:value-type="float" office:value="5670686338" calcext:value-type="float">
            <text:p>5670686338</text:p>
          </table:table-cell>
          <table:table-cell office:value-type="float" office:value="3480901034" calcext:value-type="float">
            <text:p>3480901034</text:p>
          </table:table-cell>
          <table:table-cell office:value-type="float" office:value="6447843385" calcext:value-type="float">
            <text:p>6447843385</text:p>
          </table:table-cell>
          <table:table-cell office:value-type="float" office:value="3745795176" calcext:value-type="float">
            <text:p>3745795176</text:p>
          </table:table-cell>
          <table:table-cell office:value-type="float" office:value="5476580785" calcext:value-type="float">
            <text:p>5476580785</text:p>
          </table:table-cell>
          <table:table-cell office:value-type="float" office:value="7715402965" calcext:value-type="float">
            <text:p>7715402965</text:p>
          </table:table-cell>
          <table:table-cell office:value-type="float" office:value="4029016933" calcext:value-type="float">
            <text:p>4029016933</text:p>
          </table:table-cell>
          <table:table-cell office:value-type="float" office:value="4122743153" calcext:value-type="float">
            <text:p>4122743153</text:p>
          </table:table-cell>
          <table:table-cell office:value-type="float" office:value="6196674848" calcext:value-type="float">
            <text:p>6196674848</text:p>
          </table:table-cell>
          <table:table-cell office:value-type="float" office:value="5690564962" calcext:value-type="float">
            <text:p>5690564962</text:p>
          </table:table-cell>
          <table:table-cell office:value-type="float" office:value="6362229442" calcext:value-type="float">
            <text:p>6362229442</text:p>
          </table:table-cell>
          <table:table-cell office:value-type="float" office:value="5024817121" calcext:value-type="float">
            <text:p>5024817121</text:p>
          </table:table-cell>
          <table:table-cell office:value-type="float" office:value="10570187545" calcext:value-type="float">
            <text:p>10570187545</text:p>
          </table:table-cell>
          <table:table-cell office:value-type="float" office:value="6551404498" calcext:value-type="float">
            <text:p>6551404498</text:p>
          </table:table-cell>
          <table:table-cell office:value-type="float" office:value="7950687029" calcext:value-type="float">
            <text:p>7950687029</text:p>
          </table:table-cell>
          <table:table-cell office:value-type="float" office:value="6378039397" calcext:value-type="float">
            <text:p>6378039397</text:p>
          </table:table-cell>
          <table:table-cell office:value-type="float" office:value="8689554850" calcext:value-type="float">
            <text:p>8689554850</text:p>
          </table:table-cell>
          <table:table-cell office:value-type="float" office:value="11409286289" calcext:value-type="float">
            <text:p>11409286289</text:p>
          </table:table-cell>
          <table:table-cell office:value-type="float" office:value="5339768404" calcext:value-type="float">
            <text:p>5339768404</text:p>
          </table:table-cell>
          <table:table-cell office:value-type="float" office:value="10635400660" calcext:value-type="float">
            <text:p>10635400660</text:p>
          </table:table-cell>
          <table:table-cell office:value-type="float" office:value="5998883816" calcext:value-type="float">
            <text:p>5998883816</text:p>
          </table:table-cell>
          <table:table-cell office:value-type="float" office:value="6034127381" calcext:value-type="float">
            <text:p>6034127381</text:p>
          </table:table-cell>
          <table:table-cell office:value-type="string" calcext:value-type="string">
            <text:p><text:s/></text:p>
          </table:table-cell>
          <table:table-cell table:formula="of:=MIN([.B25:.CW25])" office:value-type="float" office:value="60545794" calcext:value-type="float">
            <text:p>60545794</text:p>
          </table:table-cell>
        </table:table-row>
        <table:table-row table:style-name="ro1">
          <table:table-cell office:value-type="string" calcext:value-type="string">
            <text:p>(23907, 96643)</text:p>
          </table:table-cell>
          <table:table-cell office:value-type="float" office:value="1007590333" calcext:value-type="float">
            <text:p>1007590333</text:p>
          </table:table-cell>
          <table:table-cell office:value-type="float" office:value="3785506105" calcext:value-type="float">
            <text:p>3785506105</text:p>
          </table:table-cell>
          <table:table-cell office:value-type="float" office:value="1969330410" calcext:value-type="float">
            <text:p>1969330410</text:p>
          </table:table-cell>
          <table:table-cell office:value-type="float" office:value="9566085805" calcext:value-type="float">
            <text:p>9566085805</text:p>
          </table:table-cell>
          <table:table-cell office:value-type="float" office:value="4259927029" calcext:value-type="float">
            <text:p>4259927029</text:p>
          </table:table-cell>
          <table:table-cell office:value-type="float" office:value="1909041338" calcext:value-type="float">
            <text:p>1909041338</text:p>
          </table:table-cell>
          <table:table-cell office:value-type="float" office:value="7704683433" calcext:value-type="float">
            <text:p>7704683433</text:p>
          </table:table-cell>
          <table:table-cell office:value-type="float" office:value="279791005" calcext:value-type="float">
            <text:p>279791005</text:p>
          </table:table-cell>
          <table:table-cell office:value-type="float" office:value="5458948954" calcext:value-type="float">
            <text:p>5458948954</text:p>
          </table:table-cell>
          <table:table-cell office:value-type="float" office:value="99116666" calcext:value-type="float">
            <text:p>99116666</text:p>
          </table:table-cell>
          <table:table-cell office:value-type="float" office:value="1756694914" calcext:value-type="float">
            <text:p>1756694914</text:p>
          </table:table-cell>
          <table:table-cell office:value-type="float" office:value="2636128357" calcext:value-type="float">
            <text:p>2636128357</text:p>
          </table:table-cell>
          <table:table-cell office:value-type="float" office:value="2918079370" calcext:value-type="float">
            <text:p>2918079370</text:p>
          </table:table-cell>
          <table:table-cell office:value-type="float" office:value="282459146" calcext:value-type="float">
            <text:p>282459146</text:p>
          </table:table-cell>
          <table:table-cell office:value-type="float" office:value="807673348" calcext:value-type="float">
            <text:p>807673348</text:p>
          </table:table-cell>
          <table:table-cell office:value-type="float" office:value="43461641" calcext:value-type="float">
            <text:p>43461641</text:p>
          </table:table-cell>
          <table:table-cell office:value-type="float" office:value="32171344" calcext:value-type="float">
            <text:p>32171344</text:p>
          </table:table-cell>
          <table:table-cell office:value-type="float" office:value="4415312617" calcext:value-type="float">
            <text:p>4415312617</text:p>
          </table:table-cell>
          <table:table-cell office:value-type="float" office:value="3195695656" calcext:value-type="float">
            <text:p>3195695656</text:p>
          </table:table-cell>
          <table:table-cell office:value-type="float" office:value="550596469" calcext:value-type="float">
            <text:p>550596469</text:p>
          </table:table-cell>
          <table:table-cell office:value-type="float" office:value="7132488404" calcext:value-type="float">
            <text:p>7132488404</text:p>
          </table:table-cell>
          <table:table-cell office:value-type="float" office:value="821157989" calcext:value-type="float">
            <text:p>821157989</text:p>
          </table:table-cell>
          <table:table-cell office:value-type="float" office:value="74608144" calcext:value-type="float">
            <text:p>74608144</text:p>
          </table:table-cell>
          <table:table-cell office:value-type="float" office:value="191447818" calcext:value-type="float">
            <text:p>191447818</text:p>
          </table:table-cell>
          <table:table-cell office:value-type="float" office:value="9345928" calcext:value-type="float">
            <text:p>9345928</text:p>
          </table:table-cell>
          <table:table-cell office:value-type="float" office:value="7861214941" calcext:value-type="float">
            <text:p>7861214941</text:p>
          </table:table-cell>
          <table:table-cell office:value-type="float" office:value="3677533229" calcext:value-type="float">
            <text:p>3677533229</text:p>
          </table:table-cell>
          <table:table-cell office:value-type="float" office:value="5034166925" calcext:value-type="float">
            <text:p>5034166925</text:p>
          </table:table-cell>
          <table:table-cell office:value-type="float" office:value="3111810970" calcext:value-type="float">
            <text:p>3111810970</text:p>
          </table:table-cell>
          <table:table-cell office:value-type="float" office:value="171392233" calcext:value-type="float">
            <text:p>171392233</text:p>
          </table:table-cell>
          <table:table-cell office:value-type="float" office:value="92711825" calcext:value-type="float">
            <text:p>92711825</text:p>
          </table:table-cell>
          <table:table-cell office:value-type="float" office:value="8283056948" calcext:value-type="float">
            <text:p>8283056948</text:p>
          </table:table-cell>
          <table:table-cell office:value-type="float" office:value="2296551645" calcext:value-type="float">
            <text:p>2296551645</text:p>
          </table:table-cell>
          <table:table-cell office:value-type="float" office:value="4150226249" calcext:value-type="float">
            <text:p>4150226249</text:p>
          </table:table-cell>
          <table:table-cell office:value-type="float" office:value="1417941677" calcext:value-type="float">
            <text:p>1417941677</text:p>
          </table:table-cell>
          <table:table-cell office:value-type="float" office:value="1102371889" calcext:value-type="float">
            <text:p>1102371889</text:p>
          </table:table-cell>
          <table:table-cell office:value-type="float" office:value="9292133209" calcext:value-type="float">
            <text:p>9292133209</text:p>
          </table:table-cell>
          <table:table-cell office:value-type="float" office:value="207688157" calcext:value-type="float">
            <text:p>207688157</text:p>
          </table:table-cell>
          <table:table-cell office:value-type="float" office:value="7601818753" calcext:value-type="float">
            <text:p>7601818753</text:p>
          </table:table-cell>
          <table:table-cell office:value-type="float" office:value="9524101060" calcext:value-type="float">
            <text:p>9524101060</text:p>
          </table:table-cell>
          <table:table-cell office:value-type="float" office:value="569666485" calcext:value-type="float">
            <text:p>569666485</text:p>
          </table:table-cell>
          <table:table-cell office:value-type="float" office:value="3661166813" calcext:value-type="float">
            <text:p>3661166813</text:p>
          </table:table-cell>
          <table:table-cell office:value-type="float" office:value="412564793" calcext:value-type="float">
            <text:p>412564793</text:p>
          </table:table-cell>
          <table:table-cell office:value-type="float" office:value="4102249145" calcext:value-type="float">
            <text:p>4102249145</text:p>
          </table:table-cell>
          <table:table-cell office:value-type="float" office:value="4837218578" calcext:value-type="float">
            <text:p>4837218578</text:p>
          </table:table-cell>
          <table:table-cell office:value-type="float" office:value="1303696081" calcext:value-type="float">
            <text:p>1303696081</text:p>
          </table:table-cell>
          <table:table-cell office:value-type="float" office:value="529024109" calcext:value-type="float">
            <text:p>529024109</text:p>
          </table:table-cell>
          <table:table-cell office:value-type="float" office:value="3011764370" calcext:value-type="float">
            <text:p>3011764370</text:p>
          </table:table-cell>
          <table:table-cell office:value-type="float" office:value="3584361861" calcext:value-type="float">
            <text:p>3584361861</text:p>
          </table:table-cell>
          <table:table-cell office:value-type="float" office:value="846840497" calcext:value-type="float">
            <text:p>846840497</text:p>
          </table:table-cell>
          <table:table-cell office:value-type="float" office:value="9763586298" calcext:value-type="float">
            <text:p>9763586298</text:p>
          </table:table-cell>
          <table:table-cell office:value-type="float" office:value="1108191050" calcext:value-type="float">
            <text:p>1108191050</text:p>
          </table:table-cell>
          <table:table-cell office:value-type="float" office:value="1206911225" calcext:value-type="float">
            <text:p>1206911225</text:p>
          </table:table-cell>
          <table:table-cell office:value-type="float" office:value="7420456249" calcext:value-type="float">
            <text:p>7420456249</text:p>
          </table:table-cell>
          <table:table-cell office:value-type="float" office:value="8425342098" calcext:value-type="float">
            <text:p>8425342098</text:p>
          </table:table-cell>
          <table:table-cell office:value-type="float" office:value="1413857653" calcext:value-type="float">
            <text:p>1413857653</text:p>
          </table:table-cell>
          <table:table-cell office:value-type="float" office:value="1116539021" calcext:value-type="float">
            <text:p>1116539021</text:p>
          </table:table-cell>
          <table:table-cell office:value-type="float" office:value="2563557217" calcext:value-type="float">
            <text:p>2563557217</text:p>
          </table:table-cell>
          <table:table-cell office:value-type="float" office:value="2936857909" calcext:value-type="float">
            <text:p>2936857909</text:p>
          </table:table-cell>
          <table:table-cell office:value-type="float" office:value="9755881480" calcext:value-type="float">
            <text:p>9755881480</text:p>
          </table:table-cell>
          <table:table-cell office:value-type="float" office:value="2711164642" calcext:value-type="float">
            <text:p>2711164642</text:p>
          </table:table-cell>
          <table:table-cell office:value-type="float" office:value="5068031345" calcext:value-type="float">
            <text:p>5068031345</text:p>
          </table:table-cell>
          <table:table-cell office:value-type="float" office:value="9436906100" calcext:value-type="float">
            <text:p>9436906100</text:p>
          </table:table-cell>
          <table:table-cell office:value-type="float" office:value="6669838106" calcext:value-type="float">
            <text:p>6669838106</text:p>
          </table:table-cell>
          <table:table-cell office:value-type="float" office:value="1764669425" calcext:value-type="float">
            <text:p>1764669425</text:p>
          </table:table-cell>
          <table:table-cell office:value-type="float" office:value="1782279578" calcext:value-type="float">
            <text:p>1782279578</text:p>
          </table:table-cell>
          <table:table-cell office:value-type="float" office:value="4688244773" calcext:value-type="float">
            <text:p>4688244773</text:p>
          </table:table-cell>
          <table:table-cell office:value-type="float" office:value="7252662785" calcext:value-type="float">
            <text:p>7252662785</text:p>
          </table:table-cell>
          <table:table-cell office:value-type="float" office:value="6856192208" calcext:value-type="float">
            <text:p>6856192208</text:p>
          </table:table-cell>
          <table:table-cell office:value-type="float" office:value="7527754385" calcext:value-type="float">
            <text:p>7527754385</text:p>
          </table:table-cell>
          <table:table-cell office:value-type="float" office:value="6539875528" calcext:value-type="float">
            <text:p>6539875528</text:p>
          </table:table-cell>
          <table:table-cell office:value-type="float" office:value="8608385636" calcext:value-type="float">
            <text:p>8608385636</text:p>
          </table:table-cell>
          <table:table-cell office:value-type="float" office:value="5541883841" calcext:value-type="float">
            <text:p>5541883841</text:p>
          </table:table-cell>
          <table:table-cell office:value-type="float" office:value="5036342033" calcext:value-type="float">
            <text:p>5036342033</text:p>
          </table:table-cell>
          <table:table-cell office:value-type="float" office:value="11368772314" calcext:value-type="float">
            <text:p>11368772314</text:p>
          </table:table-cell>
          <table:table-cell office:value-type="float" office:value="4414872317" calcext:value-type="float">
            <text:p>4414872317</text:p>
          </table:table-cell>
          <table:table-cell office:value-type="float" office:value="3190179834" calcext:value-type="float">
            <text:p>3190179834</text:p>
          </table:table-cell>
          <table:table-cell office:value-type="float" office:value="5723538002" calcext:value-type="float">
            <text:p>5723538002</text:p>
          </table:table-cell>
          <table:table-cell office:value-type="float" office:value="4047476660" calcext:value-type="float">
            <text:p>4047476660</text:p>
          </table:table-cell>
          <table:table-cell office:value-type="float" office:value="9131810440" calcext:value-type="float">
            <text:p>9131810440</text:p>
          </table:table-cell>
          <table:table-cell office:value-type="float" office:value="3919993777" calcext:value-type="float">
            <text:p>3919993777</text:p>
          </table:table-cell>
          <table:table-cell office:value-type="float" office:value="8750848322" calcext:value-type="float">
            <text:p>8750848322</text:p>
          </table:table-cell>
          <table:table-cell office:value-type="float" office:value="4994310889" calcext:value-type="float">
            <text:p>4994310889</text:p>
          </table:table-cell>
          <table:table-cell office:value-type="float" office:value="3936603817" calcext:value-type="float">
            <text:p>3936603817</text:p>
          </table:table-cell>
          <table:table-cell office:value-type="float" office:value="11265795073" calcext:value-type="float">
            <text:p>11265795073</text:p>
          </table:table-cell>
          <table:table-cell office:value-type="float" office:value="9763323193" calcext:value-type="float">
            <text:p>9763323193</text:p>
          </table:table-cell>
          <table:table-cell office:value-type="float" office:value="4998111010" calcext:value-type="float">
            <text:p>4998111010</text:p>
          </table:table-cell>
          <table:table-cell office:value-type="float" office:value="5499709640" calcext:value-type="float">
            <text:p>5499709640</text:p>
          </table:table-cell>
          <table:table-cell office:value-type="float" office:value="5002539880" calcext:value-type="float">
            <text:p>5002539880</text:p>
          </table:table-cell>
          <table:table-cell office:value-type="float" office:value="6468870725" calcext:value-type="float">
            <text:p>6468870725</text:p>
          </table:table-cell>
          <table:table-cell office:value-type="float" office:value="4091070485" calcext:value-type="float">
            <text:p>4091070485</text:p>
          </table:table-cell>
          <table:table-cell office:value-type="float" office:value="5189355040" calcext:value-type="float">
            <text:p>5189355040</text:p>
          </table:table-cell>
          <table:table-cell office:value-type="float" office:value="4828222885" calcext:value-type="float">
            <text:p>4828222885</text:p>
          </table:table-cell>
          <table:table-cell office:value-type="float" office:value="5991921205" calcext:value-type="float">
            <text:p>5991921205</text:p>
          </table:table-cell>
          <table:table-cell office:value-type="float" office:value="5082182176" calcext:value-type="float">
            <text:p>5082182176</text:p>
          </table:table-cell>
          <table:table-cell office:value-type="float" office:value="4813772461" calcext:value-type="float">
            <text:p>4813772461</text:p>
          </table:table-cell>
          <table:table-cell office:value-type="float" office:value="8751510706" calcext:value-type="float">
            <text:p>8751510706</text:p>
          </table:table-cell>
          <table:table-cell office:value-type="float" office:value="5258202010" calcext:value-type="float">
            <text:p>5258202010</text:p>
          </table:table-cell>
          <table:table-cell office:value-type="float" office:value="8380111802" calcext:value-type="float">
            <text:p>8380111802</text:p>
          </table:table-cell>
          <table:table-cell office:value-type="float" office:value="11125208097" calcext:value-type="float">
            <text:p>11125208097</text:p>
          </table:table-cell>
          <table:table-cell office:value-type="string" calcext:value-type="string">
            <text:p><text:s/></text:p>
          </table:table-cell>
          <table:table-cell table:formula="of:=MIN([.B26:.CW26])" office:value-type="float" office:value="9345928" calcext:value-type="float">
            <text:p>9345928</text:p>
          </table:table-cell>
        </table:table-row>
        <table:table-row table:style-name="ro1">
          <table:table-cell office:value-type="string" calcext:value-type="string">
            <text:p>(24016, 77120)</text:p>
          </table:table-cell>
          <table:table-cell office:value-type="float" office:value="566203321" calcext:value-type="float">
            <text:p>566203321</text:p>
          </table:table-cell>
          <table:table-cell office:value-type="float" office:value="1948942729" calcext:value-type="float">
            <text:p>1948942729</text:p>
          </table:table-cell>
          <table:table-cell office:value-type="float" office:value="875245520" calcext:value-type="float">
            <text:p>875245520</text:p>
          </table:table-cell>
          <table:table-cell office:value-type="float" office:value="6237593177" calcext:value-type="float">
            <text:p>6237593177</text:p>
          </table:table-cell>
          <table:table-cell office:value-type="float" office:value="2212842101" calcext:value-type="float">
            <text:p>2212842101</text:p>
          </table:table-cell>
          <table:table-cell office:value-type="float" office:value="727328836" calcext:value-type="float">
            <text:p>727328836</text:p>
          </table:table-cell>
          <table:table-cell office:value-type="float" office:value="4728185789" calcext:value-type="float">
            <text:p>4728185789</text:p>
          </table:table-cell>
          <table:table-cell office:value-type="float" office:value="309357625" calcext:value-type="float">
            <text:p>309357625</text:p>
          </table:table-cell>
          <table:table-cell office:value-type="float" office:value="2989118932" calcext:value-type="float">
            <text:p>2989118932</text:p>
          </table:table-cell>
          <table:table-cell office:value-type="float" office:value="487170832" calcext:value-type="float">
            <text:p>487170832</text:p>
          </table:table-cell>
          <table:table-cell office:value-type="float" office:value="530233940" calcext:value-type="float">
            <text:p>530233940</text:p>
          </table:table-cell>
          <table:table-cell office:value-type="float" office:value="1033183961" calcext:value-type="float">
            <text:p>1033183961</text:p>
          </table:table-cell>
          <table:table-cell office:value-type="float" office:value="1198835152" calcext:value-type="float">
            <text:p>1198835152</text:p>
          </table:table-cell>
          <table:table-cell office:value-type="float" office:value="17440468" calcext:value-type="float">
            <text:p>17440468</text:p>
          </table:table-cell>
          <table:table-cell office:value-type="float" office:value="82816346" calcext:value-type="float">
            <text:p>82816346</text:p>
          </table:table-cell>
          <table:table-cell office:value-type="float" office:value="179213625" calcext:value-type="float">
            <text:p>179213625</text:p>
          </table:table-cell>
          <table:table-cell office:value-type="float" office:value="205241930" calcext:value-type="float">
            <text:p>205241930</text:p>
          </table:table-cell>
          <table:table-cell office:value-type="float" office:value="2203268345" calcext:value-type="float">
            <text:p>2203268345</text:p>
          </table:table-cell>
          <table:table-cell office:value-type="float" office:value="1369635698" calcext:value-type="float">
            <text:p>1369635698</text:p>
          </table:table-cell>
          <table:table-cell office:value-type="float" office:value="15556361" calcext:value-type="float">
            <text:p>15556361</text:p>
          </table:table-cell>
          <table:table-cell office:value-type="float" office:value="4216006402" calcext:value-type="float">
            <text:p>4216006402</text:p>
          </table:table-cell>
          <table:table-cell office:value-type="float" office:value="84165113" calcext:value-type="float">
            <text:p>84165113</text:p>
          </table:table-cell>
          <table:table-cell office:value-type="float" office:value="127342538" calcext:value-type="float">
            <text:p>127342538</text:p>
          </table:table-cell>
          <table:table-cell office:value-type="float" office:value="41898280" calcext:value-type="float">
            <text:p>41898280</text:p>
          </table:table-cell>
          <table:table-cell office:value-type="float" office:value="371807290" calcext:value-type="float">
            <text:p>371807290</text:p>
          </table:table-cell>
          <table:table-cell office:value-type="float" office:value="4783734577" calcext:value-type="float">
            <text:p>4783734577</text:p>
          </table:table-cell>
          <table:table-cell office:value-type="float" office:value="1696584105" calcext:value-type="float">
            <text:p>1696584105</text:p>
          </table:table-cell>
          <table:table-cell office:value-type="float" office:value="2650323321" calcext:value-type="float">
            <text:p>2650323321</text:p>
          </table:table-cell>
          <table:table-cell office:value-type="float" office:value="1332166160" calcext:value-type="float">
            <text:p>1332166160</text:p>
          </table:table-cell>
          <table:table-cell office:value-type="float" office:value="167542885" calcext:value-type="float">
            <text:p>167542885</text:p>
          </table:table-cell>
          <table:table-cell office:value-type="float" office:value="406870225" calcext:value-type="float">
            <text:p>406870225</text:p>
          </table:table-cell>
          <table:table-cell office:value-type="float" office:value="5133575970" calcext:value-type="float">
            <text:p>5133575970</text:p>
          </table:table-cell>
          <table:table-cell office:value-type="float" office:value="852794741" calcext:value-type="float">
            <text:p>852794741</text:p>
          </table:table-cell>
          <table:table-cell office:value-type="float" office:value="2051108225" calcext:value-type="float">
            <text:p>2051108225</text:p>
          </table:table-cell>
          <table:table-cell office:value-type="float" office:value="408924025" calcext:value-type="float">
            <text:p>408924025</text:p>
          </table:table-cell>
          <table:table-cell office:value-type="float" office:value="281754481" calcext:value-type="float">
            <text:p>281754481</text:p>
          </table:table-cell>
          <table:table-cell office:value-type="float" office:value="5945404237" calcext:value-type="float">
            <text:p>5945404237</text:p>
          </table:table-cell>
          <table:table-cell office:value-type="float" office:value="589844845" calcext:value-type="float">
            <text:p>589844845</text:p>
          </table:table-cell>
          <table:table-cell office:value-type="float" office:value="4627485845" calcext:value-type="float">
            <text:p>4627485845</text:p>
          </table:table-cell>
          <table:table-cell office:value-type="float" office:value="6137987074" calcext:value-type="float">
            <text:p>6137987074</text:p>
          </table:table-cell>
          <table:table-cell office:value-type="float" office:value="233060165" calcext:value-type="float">
            <text:p>233060165</text:p>
          </table:table-cell>
          <table:table-cell office:value-type="float" office:value="1760807117" calcext:value-type="float">
            <text:p>1760807117</text:p>
          </table:table-cell>
          <table:table-cell office:value-type="float" office:value="432422217" calcext:value-type="float">
            <text:p>432422217</text:p>
          </table:table-cell>
          <table:table-cell office:value-type="float" office:value="2086187113" calcext:value-type="float">
            <text:p>2086187113</text:p>
          </table:table-cell>
          <table:table-cell office:value-type="float" office:value="2599108072" calcext:value-type="float">
            <text:p>2599108072</text:p>
          </table:table-cell>
          <table:table-cell office:value-type="float" office:value="527685133" calcext:value-type="float">
            <text:p>527685133</text:p>
          </table:table-cell>
          <table:table-cell office:value-type="float" office:value="697775625" calcext:value-type="float">
            <text:p>697775625</text:p>
          </table:table-cell>
          <table:table-cell office:value-type="float" office:value="1448768548" calcext:value-type="float">
            <text:p>1448768548</text:p>
          </table:table-cell>
          <table:table-cell office:value-type="float" office:value="1840983593" calcext:value-type="float">
            <text:p>1840983593</text:p>
          </table:table-cell>
          <table:table-cell office:value-type="float" office:value="906374773" calcext:value-type="float">
            <text:p>906374773</text:p>
          </table:table-cell>
          <table:table-cell office:value-type="float" office:value="6451020692" calcext:value-type="float">
            <text:p>6451020692</text:p>
          </table:table-cell>
          <table:table-cell office:value-type="float" office:value="869656420" calcext:value-type="float">
            <text:p>869656420</text:p>
          </table:table-cell>
          <table:table-cell office:value-type="float" office:value="1013502505" calcext:value-type="float">
            <text:p>1013502505</text:p>
          </table:table-cell>
          <table:table-cell office:value-type="float" office:value="4667121985" calcext:value-type="float">
            <text:p>4667121985</text:p>
          </table:table-cell>
          <table:table-cell office:value-type="float" office:value="5438743784" calcext:value-type="float">
            <text:p>5438743784</text:p>
          </table:table-cell>
          <table:table-cell office:value-type="float" office:value="1034900257" calcext:value-type="float">
            <text:p>1034900257</text:p>
          </table:table-cell>
          <table:table-cell office:value-type="float" office:value="1162271669" calcext:value-type="float">
            <text:p>1162271669</text:p>
          </table:table-cell>
          <table:table-cell office:value-type="float" office:value="1483786345" calcext:value-type="float">
            <text:p>1483786345</text:p>
          </table:table-cell>
          <table:table-cell office:value-type="float" office:value="1713168881" calcext:value-type="float">
            <text:p>1713168881</text:p>
          </table:table-cell>
          <table:table-cell office:value-type="float" office:value="6542285146" calcext:value-type="float">
            <text:p>6542285146</text:p>
          </table:table-cell>
          <table:table-cell office:value-type="float" office:value="1708724804" calcext:value-type="float">
            <text:p>1708724804</text:p>
          </table:table-cell>
          <table:table-cell office:value-type="float" office:value="3163166577" calcext:value-type="float">
            <text:p>3163166577</text:p>
          </table:table-cell>
          <table:table-cell office:value-type="float" office:value="6370115938" calcext:value-type="float">
            <text:p>6370115938</text:p>
          </table:table-cell>
          <table:table-cell office:value-type="float" office:value="4286985552" calcext:value-type="float">
            <text:p>4286985552</text:p>
          </table:table-cell>
          <table:table-cell office:value-type="float" office:value="2170564981" calcext:value-type="float">
            <text:p>2170564981</text:p>
          </table:table-cell>
          <table:table-cell office:value-type="float" office:value="2156851764" calcext:value-type="float">
            <text:p>2156851764</text:p>
          </table:table-cell>
          <table:table-cell office:value-type="float" office:value="3053470725" calcext:value-type="float">
            <text:p>3053470725</text:p>
          </table:table-cell>
          <table:table-cell office:value-type="float" office:value="4856569657" calcext:value-type="float">
            <text:p>4856569657</text:p>
          </table:table-cell>
          <table:table-cell office:value-type="float" office:value="4584009114" calcext:value-type="float">
            <text:p>4584009114</text:p>
          </table:table-cell>
          <table:table-cell office:value-type="float" office:value="5078026125" calcext:value-type="float">
            <text:p>5078026125</text:p>
          </table:table-cell>
          <table:table-cell office:value-type="float" office:value="4394181562" calcext:value-type="float">
            <text:p>4394181562</text:p>
          </table:table-cell>
          <table:table-cell office:value-type="float" office:value="5926810994" calcext:value-type="float">
            <text:p>5926810994</text:p>
          </table:table-cell>
          <table:table-cell office:value-type="float" office:value="3800321737" calcext:value-type="float">
            <text:p>3800321737</text:p>
          </table:table-cell>
          <table:table-cell office:value-type="float" office:value="3504203101" calcext:value-type="float">
            <text:p>3504203101</text:p>
          </table:table-cell>
          <table:table-cell office:value-type="float" office:value="8115596420" calcext:value-type="float">
            <text:p>8115596420</text:p>
          </table:table-cell>
          <table:table-cell office:value-type="float" office:value="3251438705" calcext:value-type="float">
            <text:p>3251438705</text:p>
          </table:table-cell>
          <table:table-cell office:value-type="float" office:value="3120590480" calcext:value-type="float">
            <text:p>3120590480</text:p>
          </table:table-cell>
          <table:table-cell office:value-type="float" office:value="4114416896" calcext:value-type="float">
            <text:p>4114416896</text:p>
          </table:table-cell>
          <table:table-cell office:value-type="float" office:value="3272043970" calcext:value-type="float">
            <text:p>3272043970</text:p>
          </table:table-cell>
          <table:table-cell office:value-type="float" office:value="6512148890" calcext:value-type="float">
            <text:p>6512148890</text:p>
          </table:table-cell>
          <table:table-cell office:value-type="float" office:value="3372050929" calcext:value-type="float">
            <text:p>3372050929</text:p>
          </table:table-cell>
          <table:table-cell office:value-type="float" office:value="6292590120" calcext:value-type="float">
            <text:p>6292590120</text:p>
          </table:table-cell>
          <table:table-cell office:value-type="float" office:value="3925424905" calcext:value-type="float">
            <text:p>3925424905</text:p>
          </table:table-cell>
          <table:table-cell office:value-type="float" office:value="3702571549" calcext:value-type="float">
            <text:p>3702571549</text:p>
          </table:table-cell>
          <table:table-cell office:value-type="float" office:value="8240106445" calcext:value-type="float">
            <text:p>8240106445</text:p>
          </table:table-cell>
          <table:table-cell office:value-type="float" office:value="7140456425" calcext:value-type="float">
            <text:p>7140456425</text:p>
          </table:table-cell>
          <table:table-cell office:value-type="float" office:value="4107840320" calcext:value-type="float">
            <text:p>4107840320</text:p>
          </table:table-cell>
          <table:table-cell office:value-type="float" office:value="4353740914" calcext:value-type="float">
            <text:p>4353740914</text:p>
          </table:table-cell>
          <table:table-cell office:value-type="float" office:value="4152483154" calcext:value-type="float">
            <text:p>4152483154</text:p>
          </table:table-cell>
          <table:table-cell office:value-type="float" office:value="4908293065" calcext:value-type="float">
            <text:p>4908293065</text:p>
          </table:table-cell>
          <table:table-cell office:value-type="float" office:value="4537869121" calcext:value-type="float">
            <text:p>4537869121</text:p>
          </table:table-cell>
          <table:table-cell office:value-type="float" office:value="4338280258" calcext:value-type="float">
            <text:p>4338280258</text:p>
          </table:table-cell>
          <table:table-cell office:value-type="float" office:value="4421400845" calcext:value-type="float">
            <text:p>4421400845</text:p>
          </table:table-cell>
          <table:table-cell office:value-type="float" office:value="4890473149" calcext:value-type="float">
            <text:p>4890473149</text:p>
          </table:table-cell>
          <table:table-cell office:value-type="float" office:value="4795228882" calcext:value-type="float">
            <text:p>4795228882</text:p>
          </table:table-cell>
          <table:table-cell office:value-type="float" office:value="5284031705" calcext:value-type="float">
            <text:p>5284031705</text:p>
          </table:table-cell>
          <table:table-cell office:value-type="float" office:value="6685240420" calcext:value-type="float">
            <text:p>6685240420</text:p>
          </table:table-cell>
          <table:table-cell office:value-type="float" office:value="5416378756" calcext:value-type="float">
            <text:p>5416378756</text:p>
          </table:table-cell>
          <table:table-cell office:value-type="float" office:value="6571777160" calcext:value-type="float">
            <text:p>6571777160</text:p>
          </table:table-cell>
          <table:table-cell office:value-type="float" office:value="8626635485" calcext:value-type="float">
            <text:p>8626635485</text:p>
          </table:table-cell>
          <table:table-cell office:value-type="string" calcext:value-type="string">
            <text:p><text:s/></text:p>
          </table:table-cell>
          <table:table-cell table:formula="of:=MIN([.B27:.CW27])" office:value-type="float" office:value="15556361" calcext:value-type="float">
            <text:p>15556361</text:p>
          </table:table-cell>
        </table:table-row>
        <table:table-row table:style-name="ro1">
          <table:table-cell office:value-type="string" calcext:value-type="string">
            <text:p>(24846, 5036)</text:p>
          </table:table-cell>
          <table:table-cell office:value-type="float" office:value="5560915637" calcext:value-type="float">
            <text:p>5560915637</text:p>
          </table:table-cell>
          <table:table-cell office:value-type="float" office:value="1792054325" calcext:value-type="float">
            <text:p>1792054325</text:p>
          </table:table-cell>
          <table:table-cell office:value-type="float" office:value="3459548452" calcext:value-type="float">
            <text:p>3459548452</text:p>
          </table:table-cell>
          <table:table-cell office:value-type="float" office:value="571573045" calcext:value-type="float">
            <text:p>571573045</text:p>
          </table:table-cell>
          <table:table-cell office:value-type="float" office:value="1275340697" calcext:value-type="float">
            <text:p>1275340697</text:p>
          </table:table-cell>
          <table:table-cell office:value-type="float" office:value="2983153952" calcext:value-type="float">
            <text:p>2983153952</text:p>
          </table:table-cell>
          <table:table-cell office:value-type="float" office:value="357056545" calcext:value-type="float">
            <text:p>357056545</text:p>
          </table:table-cell>
          <table:table-cell office:value-type="float" office:value="7034760801" calcext:value-type="float">
            <text:p>7034760801</text:p>
          </table:table-cell>
          <table:table-cell office:value-type="float" office:value="483404456" calcext:value-type="float">
            <text:p>483404456</text:p>
          </table:table-cell>
          <table:table-cell office:value-type="float" office:value="8532705220" calcext:value-type="float">
            <text:p>8532705220</text:p>
          </table:table-cell>
          <table:table-cell office:value-type="float" office:value="2612558800" calcext:value-type="float">
            <text:p>2612558800</text:p>
          </table:table-cell>
          <table:table-cell office:value-type="float" office:value="1724967109" calcext:value-type="float">
            <text:p>1724967109</text:p>
          </table:table-cell>
          <table:table-cell office:value-type="float" office:value="1459136340" calcext:value-type="float">
            <text:p>1459136340</text:p>
          </table:table-cell>
          <table:table-cell office:value-type="float" office:value="5645575048" calcext:value-type="float">
            <text:p>5645575048</text:p>
          </table:table-cell>
          <table:table-cell office:value-type="float" office:value="4012520642" calcext:value-type="float">
            <text:p>4012520642</text:p>
          </table:table-cell>
          <table:table-cell office:value-type="float" office:value="7286341957" calcext:value-type="float">
            <text:p>7286341957</text:p>
          </table:table-cell>
          <table:table-cell office:value-type="float" office:value="7450123490" calcext:value-type="float">
            <text:p>7450123490</text:p>
          </table:table-cell>
          <table:table-cell office:value-type="float" office:value="641571013" calcext:value-type="float">
            <text:p>641571013</text:p>
          </table:table-cell>
          <table:table-cell office:value-type="float" office:value="1231771858" calcext:value-type="float">
            <text:p>1231771858</text:p>
          </table:table-cell>
          <table:table-cell office:value-type="float" office:value="4644025937" calcext:value-type="float">
            <text:p>4644025937</text:p>
          </table:table-cell>
          <table:table-cell office:value-type="float" office:value="51315826" calcext:value-type="float">
            <text:p>51315826</text:p>
          </table:table-cell>
          <table:table-cell office:value-type="float" office:value="3966179813" calcext:value-type="float">
            <text:p>3966179813</text:p>
          </table:table-cell>
          <table:table-cell office:value-type="float" office:value="6924556178" calcext:value-type="float">
            <text:p>6924556178</text:p>
          </table:table-cell>
          <table:table-cell office:value-type="float" office:value="6091666884" calcext:value-type="float">
            <text:p>6091666884</text:p>
          </table:table-cell>
          <table:table-cell office:value-type="float" office:value="8311749914" calcext:value-type="float">
            <text:p>8311749914</text:p>
          </table:table-cell>
          <table:table-cell office:value-type="float" office:value="21333965" calcext:value-type="float">
            <text:p>21333965</text:p>
          </table:table-cell>
          <table:table-cell office:value-type="float" office:value="982718725" calcext:value-type="float">
            <text:p>982718725</text:p>
          </table:table-cell>
          <table:table-cell office:value-type="float" office:value="448643425" calcext:value-type="float">
            <text:p>448643425</text:p>
          </table:table-cell>
          <table:table-cell office:value-type="float" office:value="1359205268" calcext:value-type="float">
            <text:p>1359205268</text:p>
          </table:table-cell>
          <table:table-cell office:value-type="float" office:value="6750144009" calcext:value-type="float">
            <text:p>6750144009</text:p>
          </table:table-cell>
          <table:table-cell office:value-type="float" office:value="8162940161" calcext:value-type="float">
            <text:p>8162940161</text:p>
          </table:table-cell>
          <table:table-cell office:value-type="float" office:value="99817594" calcext:value-type="float">
            <text:p>99817594</text:p>
          </table:table-cell>
          <table:table-cell office:value-type="float" office:value="2117012125" calcext:value-type="float">
            <text:p>2117012125</text:p>
          </table:table-cell>
          <table:table-cell office:value-type="float" office:value="895357325" calcext:value-type="float">
            <text:p>895357325</text:p>
          </table:table-cell>
          <table:table-cell office:value-type="float" office:value="3276937813" calcext:value-type="float">
            <text:p>3276937813</text:p>
          </table:table-cell>
          <table:table-cell office:value-type="float" office:value="3845250797" calcext:value-type="float">
            <text:p>3845250797</text:p>
          </table:table-cell>
          <table:table-cell office:value-type="float" office:value="180799901" calcext:value-type="float">
            <text:p>180799901</text:p>
          </table:table-cell>
          <table:table-cell office:value-type="float" office:value="8592769153" calcext:value-type="float">
            <text:p>8592769153</text:p>
          </table:table-cell>
          <table:table-cell office:value-type="float" office:value="236695849" calcext:value-type="float">
            <text:p>236695849</text:p>
          </table:table-cell>
          <table:table-cell office:value-type="float" office:value="226786410" calcext:value-type="float">
            <text:p>226786410</text:p>
          </table:table-cell>
          <table:table-cell office:value-type="float" office:value="5581341869" calcext:value-type="float">
            <text:p>5581341869</text:p>
          </table:table-cell>
          <table:table-cell office:value-type="float" office:value="1334691041" calcext:value-type="float">
            <text:p>1334691041</text:p>
          </table:table-cell>
          <table:table-cell office:value-type="float" office:value="7094460661" calcext:value-type="float">
            <text:p>7094460661</text:p>
          </table:table-cell>
          <table:table-cell office:value-type="float" office:value="1230688265" calcext:value-type="float">
            <text:p>1230688265</text:p>
          </table:table-cell>
          <table:table-cell office:value-type="float" office:value="923619316" calcext:value-type="float">
            <text:p>923619316</text:p>
          </table:table-cell>
          <table:table-cell office:value-type="float" office:value="4248897473" calcext:value-type="float">
            <text:p>4248897473</text:p>
          </table:table-cell>
          <table:table-cell office:value-type="float" office:value="7905939985" calcext:value-type="float">
            <text:p>7905939985</text:p>
          </table:table-cell>
          <table:table-cell office:value-type="float" office:value="2262033640" calcext:value-type="float">
            <text:p>2262033640</text:p>
          </table:table-cell>
          <table:table-cell office:value-type="float" office:value="1986584533" calcext:value-type="float">
            <text:p>1986584533</text:p>
          </table:table-cell>
          <table:table-cell office:value-type="float" office:value="7706510965" calcext:value-type="float">
            <text:p>7706510965</text:p>
          </table:table-cell>
          <table:table-cell office:value-type="float" office:value="799530856" calcext:value-type="float">
            <text:p>799530856</text:p>
          </table:table-cell>
          <table:table-cell office:value-type="float" office:value="6568051744" calcext:value-type="float">
            <text:p>6568051744</text:p>
          </table:table-cell>
          <table:table-cell office:value-type="float" office:value="6876632393" calcext:value-type="float">
            <text:p>6876632393</text:p>
          </table:table-cell>
          <table:table-cell office:value-type="float" office:value="1078219565" calcext:value-type="float">
            <text:p>1078219565</text:p>
          </table:table-cell>
          <table:table-cell office:value-type="float" office:value="988403860" calcext:value-type="float">
            <text:p>988403860</text:p>
          </table:table-cell>
          <table:table-cell office:value-type="float" office:value="6212315321" calcext:value-type="float">
            <text:p>6212315321</text:p>
          </table:table-cell>
          <table:table-cell office:value-type="float" office:value="7907700809" calcext:value-type="float">
            <text:p>7907700809</text:p>
          </table:table-cell>
          <table:table-cell office:value-type="float" office:value="4071868613" calcext:value-type="float">
            <text:p>4071868613</text:p>
          </table:table-cell>
          <table:table-cell office:value-type="float" office:value="3768816937" calcext:value-type="float">
            <text:p>3768816937</text:p>
          </table:table-cell>
          <table:table-cell office:value-type="float" office:value="1250041050" calcext:value-type="float">
            <text:p>1250041050</text:p>
          </table:table-cell>
          <table:table-cell office:value-type="float" office:value="4578889096" calcext:value-type="float">
            <text:p>4578889096</text:p>
          </table:table-cell>
          <table:table-cell office:value-type="float" office:value="2699223265" calcext:value-type="float">
            <text:p>2699223265</text:p>
          </table:table-cell>
          <table:table-cell office:value-type="float" office:value="1615909810" calcext:value-type="float">
            <text:p>1615909810</text:p>
          </table:table-cell>
          <table:table-cell office:value-type="float" office:value="2057932900" calcext:value-type="float">
            <text:p>2057932900</text:p>
          </table:table-cell>
          <table:table-cell office:value-type="float" office:value="10237549225" calcext:value-type="float">
            <text:p>10237549225</text:p>
          </table:table-cell>
          <table:table-cell office:value-type="float" office:value="10107995560" calcext:value-type="float">
            <text:p>10107995560</text:p>
          </table:table-cell>
          <table:table-cell office:value-type="float" office:value="3582981229" calcext:value-type="float">
            <text:p>3582981229</text:p>
          </table:table-cell>
          <table:table-cell office:value-type="float" office:value="2573406485" calcext:value-type="float">
            <text:p>2573406485</text:p>
          </table:table-cell>
          <table:table-cell office:value-type="float" office:value="2757961570" calcext:value-type="float">
            <text:p>2757961570</text:p>
          </table:table-cell>
          <table:table-cell office:value-type="float" office:value="2596117501" calcext:value-type="float">
            <text:p>2596117501</text:p>
          </table:table-cell>
          <table:table-cell office:value-type="float" office:value="3034167786" calcext:value-type="float">
            <text:p>3034167786</text:p>
          </table:table-cell>
          <table:table-cell office:value-type="float" office:value="2587214834" calcext:value-type="float">
            <text:p>2587214834</text:p>
          </table:table-cell>
          <table:table-cell office:value-type="float" office:value="3930499625" calcext:value-type="float">
            <text:p>3930499625</text:p>
          </table:table-cell>
          <table:table-cell office:value-type="float" office:value="4407242797" calcext:value-type="float">
            <text:p>4407242797</text:p>
          </table:table-cell>
          <table:table-cell office:value-type="float" office:value="2663328520" calcext:value-type="float">
            <text:p>2663328520</text:p>
          </table:table-cell>
          <table:table-cell office:value-type="float" office:value="5514125993" calcext:value-type="float">
            <text:p>5514125993</text:p>
          </table:table-cell>
          <table:table-cell office:value-type="float" office:value="9420541780" calcext:value-type="float">
            <text:p>9420541780</text:p>
          </table:table-cell>
          <table:table-cell office:value-type="float" office:value="4729301204" calcext:value-type="float">
            <text:p>4729301204</text:p>
          </table:table-cell>
          <table:table-cell office:value-type="float" office:value="6964884442" calcext:value-type="float">
            <text:p>6964884442</text:p>
          </table:table-cell>
          <table:table-cell office:value-type="float" office:value="3394971418" calcext:value-type="float">
            <text:p>3394971418</text:p>
          </table:table-cell>
          <table:table-cell office:value-type="float" office:value="7903495521" calcext:value-type="float">
            <text:p>7903495521</text:p>
          </table:table-cell>
          <table:table-cell office:value-type="float" office:value="3769620868" calcext:value-type="float">
            <text:p>3769620868</text:p>
          </table:table-cell>
          <table:table-cell office:value-type="float" office:value="6531454485" calcext:value-type="float">
            <text:p>6531454485</text:p>
          </table:table-cell>
          <table:table-cell office:value-type="float" office:value="9390682881" calcext:value-type="float">
            <text:p>9390682881</text:p>
          </table:table-cell>
          <table:table-cell office:value-type="float" office:value="3620603169" calcext:value-type="float">
            <text:p>3620603169</text:p>
          </table:table-cell>
          <table:table-cell office:value-type="float" office:value="4006989449" calcext:value-type="float">
            <text:p>4006989449</text:p>
          </table:table-cell>
          <table:table-cell office:value-type="float" office:value="7371140852" calcext:value-type="float">
            <text:p>7371140852</text:p>
          </table:table-cell>
          <table:table-cell office:value-type="float" office:value="6672687170" calcext:value-type="float">
            <text:p>6672687170</text:p>
          </table:table-cell>
          <table:table-cell office:value-type="float" office:value="7563791250" calcext:value-type="float">
            <text:p>7563791250</text:p>
          </table:table-cell>
          <table:table-cell office:value-type="float" office:value="5696169425" calcext:value-type="float">
            <text:p>5696169425</text:p>
          </table:table-cell>
          <table:table-cell office:value-type="float" office:value="12737126125" calcext:value-type="float">
            <text:p>12737126125</text:p>
          </table:table-cell>
          <table:table-cell office:value-type="float" office:value="7744592970" calcext:value-type="float">
            <text:p>7744592970</text:p>
          </table:table-cell>
          <table:table-cell office:value-type="float" office:value="9466582373" calcext:value-type="float">
            <text:p>9466582373</text:p>
          </table:table-cell>
          <table:table-cell office:value-type="float" office:value="7370004725" calcext:value-type="float">
            <text:p>7370004725</text:p>
          </table:table-cell>
          <table:table-cell office:value-type="float" office:value="10280690010" calcext:value-type="float">
            <text:p>10280690010</text:p>
          </table:table-cell>
          <table:table-cell office:value-type="float" office:value="13565293057" calcext:value-type="float">
            <text:p>13565293057</text:p>
          </table:table-cell>
          <table:table-cell office:value-type="float" office:value="5600576592" calcext:value-type="float">
            <text:p>5600576592</text:p>
          </table:table-cell>
          <table:table-cell office:value-type="float" office:value="12542794400" calcext:value-type="float">
            <text:p>12542794400</text:p>
          </table:table-cell>
          <table:table-cell office:value-type="float" office:value="6437019668" calcext:value-type="float">
            <text:p>6437019668</text:p>
          </table:table-cell>
          <table:table-cell office:value-type="float" office:value="5940650413" calcext:value-type="float">
            <text:p>5940650413</text:p>
          </table:table-cell>
          <table:table-cell office:value-type="string" calcext:value-type="string">
            <text:p><text:s/></text:p>
          </table:table-cell>
          <table:table-cell table:formula="of:=MIN([.B28:.CW28])" office:value-type="float" office:value="21333965" calcext:value-type="float">
            <text:p>21333965</text:p>
          </table:table-cell>
        </table:table-row>
        <table:table-row table:style-name="ro1">
          <table:table-cell office:value-type="string" calcext:value-type="string">
            <text:p>(24979, 50833)</text:p>
          </table:table-cell>
          <table:table-cell office:value-type="float" office:value="1215791145" calcext:value-type="float">
            <text:p>1215791145</text:p>
          </table:table-cell>
          <table:table-cell office:value-type="float" office:value="719506845" calcext:value-type="float">
            <text:p>719506845</text:p>
          </table:table-cell>
          <table:table-cell office:value-type="float" office:value="645085522" calcext:value-type="float">
            <text:p>645085522</text:p>
          </table:table-cell>
          <table:table-cell office:value-type="float" office:value="2998297817" calcext:value-type="float">
            <text:p>2998297817</text:p>
          </table:table-cell>
          <table:table-cell office:value-type="float" office:value="693622513" calcext:value-type="float">
            <text:p>693622513</text:p>
          </table:table-cell>
          <table:table-cell office:value-type="float" office:value="369762130" calcext:value-type="float">
            <text:p>369762130</text:p>
          </table:table-cell>
          <table:table-cell office:value-type="float" office:value="1953739309" calcext:value-type="float">
            <text:p>1953739309</text:p>
          </table:table-cell>
          <table:table-cell office:value-type="float" office:value="1577426453" calcext:value-type="float">
            <text:p>1577426453</text:p>
          </table:table-cell>
          <table:table-cell office:value-type="float" office:value="886698378" calcext:value-type="float">
            <text:p>886698378</text:p>
          </table:table-cell>
          <table:table-cell office:value-type="float" office:value="2231251490" calcext:value-type="float">
            <text:p>2231251490</text:p>
          </table:table-cell>
          <table:table-cell office:value-type="float" office:value="96612746" calcext:value-type="float">
            <text:p>96612746</text:p>
          </table:table-cell>
          <table:table-cell office:value-type="float" office:value="91750385" calcext:value-type="float">
            <text:p>91750385</text:p>
          </table:table-cell>
          <table:table-cell office:value-type="float" office:value="96851042" calcext:value-type="float">
            <text:p>96851042</text:p>
          </table:table-cell>
          <table:table-cell office:value-type="float" office:value="870565946" calcext:value-type="float">
            <text:p>870565946</text:p>
          </table:table-cell>
          <table:table-cell office:value-type="float" office:value="315664960" calcext:value-type="float">
            <text:p>315664960</text:p>
          </table:table-cell>
          <table:table-cell office:value-type="float" office:value="1570518925" calcext:value-type="float">
            <text:p>1570518925</text:p>
          </table:table-cell>
          <table:table-cell office:value-type="float" office:value="1646725156" calcext:value-type="float">
            <text:p>1646725156</text:p>
          </table:table-cell>
          <table:table-cell office:value-type="float" office:value="433065197" calcext:value-type="float">
            <text:p>433065197</text:p>
          </table:table-cell>
          <table:table-cell office:value-type="float" office:value="116624036" calcext:value-type="float">
            <text:p>116624036</text:p>
          </table:table-cell>
          <table:table-cell office:value-type="float" office:value="499999933" calcext:value-type="float">
            <text:p>499999933</text:p>
          </table:table-cell>
          <table:table-cell office:value-type="float" office:value="1493436488" calcext:value-type="float">
            <text:p>1493436488</text:p>
          </table:table-cell>
          <table:table-cell office:value-type="float" office:value="295173425" calcext:value-type="float">
            <text:p>295173425</text:p>
          </table:table-cell>
          <table:table-cell office:value-type="float" office:value="1400391700" calcext:value-type="float">
            <text:p>1400391700</text:p>
          </table:table-cell>
          <table:table-cell office:value-type="float" office:value="1041510314" calcext:value-type="float">
            <text:p>1041510314</text:p>
          </table:table-cell>
          <table:table-cell office:value-type="float" office:value="2060243604" calcext:value-type="float">
            <text:p>2060243604</text:p>
          </table:table-cell>
          <table:table-cell office:value-type="float" office:value="1838158425" calcext:value-type="float">
            <text:p>1838158425</text:p>
          </table:table-cell>
          <table:table-cell office:value-type="float" office:value="227172601" calcext:value-type="float">
            <text:p>227172601</text:p>
          </table:table-cell>
          <table:table-cell office:value-type="float" office:value="638003173" calcext:value-type="float">
            <text:p>638003173</text:p>
          </table:table-cell>
          <table:table-cell office:value-type="float" office:value="129291346" calcext:value-type="float">
            <text:p>129291346</text:p>
          </table:table-cell>
          <table:table-cell office:value-type="float" office:value="1353540029" calcext:value-type="float">
            <text:p>1353540029</text:p>
          </table:table-cell>
          <table:table-cell office:value-type="float" office:value="2019719353" calcext:value-type="float">
            <text:p>2019719353</text:p>
          </table:table-cell>
          <table:table-cell office:value-type="float" office:value="2080529104" calcext:value-type="float">
            <text:p>2080529104</text:p>
          </table:table-cell>
          <table:table-cell office:value-type="float" office:value="96439213" calcext:value-type="float">
            <text:p>96439213</text:p>
          </table:table-cell>
          <table:table-cell office:value-type="float" office:value="411942941" calcext:value-type="float">
            <text:p>411942941</text:p>
          </table:table-cell>
          <table:table-cell office:value-type="float" office:value="235305497" calcext:value-type="float">
            <text:p>235305497</text:p>
          </table:table-cell>
          <table:table-cell office:value-type="float" office:value="361542213" calcext:value-type="float">
            <text:p>361542213</text:p>
          </table:table-cell>
          <table:table-cell office:value-type="float" office:value="2621892393" calcext:value-type="float">
            <text:p>2621892393</text:p>
          </table:table-cell>
          <table:table-cell office:value-type="float" office:value="2286207977" calcext:value-type="float">
            <text:p>2286207977</text:p>
          </table:table-cell>
          <table:table-cell office:value-type="float" office:value="1803159989" calcext:value-type="float">
            <text:p>1803159989</text:p>
          </table:table-cell>
          <table:table-cell office:value-type="float" office:value="2759198480" calcext:value-type="float">
            <text:p>2759198480</text:p>
          </table:table-cell>
          <table:table-cell office:value-type="float" office:value="960141685" calcext:value-type="float">
            <text:p>960141685</text:p>
          </table:table-cell>
          <table:table-cell office:value-type="float" office:value="381181865" calcext:value-type="float">
            <text:p>381181865</text:p>
          </table:table-cell>
          <table:table-cell office:value-type="float" office:value="1634886685" calcext:value-type="float">
            <text:p>1634886685</text:p>
          </table:table-cell>
          <table:table-cell office:value-type="float" office:value="546611761" calcext:value-type="float">
            <text:p>546611761</text:p>
          </table:table-cell>
          <table:table-cell office:value-type="float" office:value="760306130" calcext:value-type="float">
            <text:p>760306130</text:p>
          </table:table-cell>
          <table:table-cell office:value-type="float" office:value="654203061" calcext:value-type="float">
            <text:p>654203061</text:p>
          </table:table-cell>
          <table:table-cell office:value-type="float" office:value="2093790661" calcext:value-type="float">
            <text:p>2093790661</text:p>
          </table:table-cell>
          <table:table-cell office:value-type="float" office:value="511451426" calcext:value-type="float">
            <text:p>511451426</text:p>
          </table:table-cell>
          <table:table-cell office:value-type="float" office:value="657647281" calcext:value-type="float">
            <text:p>657647281</text:p>
          </table:table-cell>
          <table:table-cell office:value-type="float" office:value="2146226897" calcext:value-type="float">
            <text:p>2146226897</text:p>
          </table:table-cell>
          <table:table-cell office:value-type="float" office:value="3148641130" calcext:value-type="float">
            <text:p>3148641130</text:p>
          </table:table-cell>
          <table:table-cell office:value-type="float" office:value="1705892450" calcext:value-type="float">
            <text:p>1705892450</text:p>
          </table:table-cell>
          <table:table-cell office:value-type="float" office:value="1906905841" calcext:value-type="float">
            <text:p>1906905841</text:p>
          </table:table-cell>
          <table:table-cell office:value-type="float" office:value="2113449741" calcext:value-type="float">
            <text:p>2113449741</text:p>
          </table:table-cell>
          <table:table-cell office:value-type="float" office:value="2570673394" calcext:value-type="float">
            <text:p>2570673394</text:p>
          </table:table-cell>
          <table:table-cell office:value-type="float" office:value="1677283965" calcext:value-type="float">
            <text:p>1677283965</text:p>
          </table:table-cell>
          <table:table-cell office:value-type="float" office:value="2376385289" calcext:value-type="float">
            <text:p>2376385289</text:p>
          </table:table-cell>
          <table:table-cell office:value-type="float" office:value="1179215397" calcext:value-type="float">
            <text:p>1179215397</text:p>
          </table:table-cell>
          <table:table-cell office:value-type="float" office:value="1212811133" calcext:value-type="float">
            <text:p>1212811133</text:p>
          </table:table-cell>
          <table:table-cell office:value-type="float" office:value="3361375988" calcext:value-type="float">
            <text:p>3361375988</text:p>
          </table:table-cell>
          <table:table-cell office:value-type="float" office:value="1501701650" calcext:value-type="float">
            <text:p>1501701650</text:p>
          </table:table-cell>
          <table:table-cell office:value-type="float" office:value="1737014617" calcext:value-type="float">
            <text:p>1737014617</text:p>
          </table:table-cell>
          <table:table-cell office:value-type="float" office:value="3379222856" calcext:value-type="float">
            <text:p>3379222856</text:p>
          </table:table-cell>
          <table:table-cell office:value-type="float" office:value="2216755810" calcext:value-type="float">
            <text:p>2216755810</text:p>
          </table:table-cell>
          <table:table-cell office:value-type="float" office:value="3853855013" calcext:value-type="float">
            <text:p>3853855013</text:p>
          </table:table-cell>
          <table:table-cell office:value-type="float" office:value="3797610154" calcext:value-type="float">
            <text:p>3797610154</text:p>
          </table:table-cell>
          <table:table-cell office:value-type="float" office:value="1983747589" calcext:value-type="float">
            <text:p>1983747589</text:p>
          </table:table-cell>
          <table:table-cell office:value-type="float" office:value="2758540837" calcext:value-type="float">
            <text:p>2758540837</text:p>
          </table:table-cell>
          <table:table-cell office:value-type="float" office:value="2652071284" calcext:value-type="float">
            <text:p>2652071284</text:p>
          </table:table-cell>
          <table:table-cell office:value-type="float" office:value="2906422993" calcext:value-type="float">
            <text:p>2906422993</text:p>
          </table:table-cell>
          <table:table-cell office:value-type="float" office:value="2630653220" calcext:value-type="float">
            <text:p>2630653220</text:p>
          </table:table-cell>
          <table:table-cell office:value-type="float" office:value="3439884584" calcext:value-type="float">
            <text:p>3439884584</text:p>
          </table:table-cell>
          <table:table-cell office:value-type="float" office:value="2577184105" calcext:value-type="float">
            <text:p>2577184105</text:p>
          </table:table-cell>
          <table:table-cell office:value-type="float" office:value="2562314705" calcext:value-type="float">
            <text:p>2562314705</text:p>
          </table:table-cell>
          <table:table-cell office:value-type="float" office:value="4854885146" calcext:value-type="float">
            <text:p>4854885146</text:p>
          </table:table-cell>
          <table:table-cell office:value-type="float" office:value="2802736757" calcext:value-type="float">
            <text:p>2802736757</text:p>
          </table:table-cell>
          <table:table-cell office:value-type="float" office:value="4141857586" calcext:value-type="float">
            <text:p>4141857586</text:p>
          </table:table-cell>
          <table:table-cell office:value-type="float" office:value="3061396490" calcext:value-type="float">
            <text:p>3061396490</text:p>
          </table:table-cell>
          <table:table-cell office:value-type="float" office:value="3341098832" calcext:value-type="float">
            <text:p>3341098832</text:p>
          </table:table-cell>
          <table:table-cell office:value-type="float" office:value="4096786676" calcext:value-type="float">
            <text:p>4096786676</text:p>
          </table:table-cell>
          <table:table-cell office:value-type="float" office:value="3744839705" calcext:value-type="float">
            <text:p>3744839705</text:p>
          </table:table-cell>
          <table:table-cell office:value-type="float" office:value="4091239282" calcext:value-type="float">
            <text:p>4091239282</text:p>
          </table:table-cell>
          <table:table-cell office:value-type="float" office:value="3593046221" calcext:value-type="float">
            <text:p>3593046221</text:p>
          </table:table-cell>
          <table:table-cell office:value-type="float" office:value="4493499245" calcext:value-type="float">
            <text:p>4493499245</text:p>
          </table:table-cell>
          <table:table-cell office:value-type="float" office:value="5271995429" calcext:value-type="float">
            <text:p>5271995429</text:p>
          </table:table-cell>
          <table:table-cell office:value-type="float" office:value="4712273329" calcext:value-type="float">
            <text:p>4712273329</text:p>
          </table:table-cell>
          <table:table-cell office:value-type="float" office:value="4011716122" calcext:value-type="float">
            <text:p>4011716122</text:p>
          </table:table-cell>
          <table:table-cell office:value-type="float" office:value="3912850420" calcext:value-type="float">
            <text:p>3912850420</text:p>
          </table:table-cell>
          <table:table-cell office:value-type="float" office:value="4109602820" calcext:value-type="float">
            <text:p>4109602820</text:p>
          </table:table-cell>
          <table:table-cell office:value-type="float" office:value="3908715949" calcext:value-type="float">
            <text:p>3908715949</text:p>
          </table:table-cell>
          <table:table-cell office:value-type="float" office:value="6240433553" calcext:value-type="float">
            <text:p>6240433553</text:p>
          </table:table-cell>
          <table:table-cell office:value-type="float" office:value="4291668596" calcext:value-type="float">
            <text:p>4291668596</text:p>
          </table:table-cell>
          <table:table-cell office:value-type="float" office:value="4970232901" calcext:value-type="float">
            <text:p>4970232901</text:p>
          </table:table-cell>
          <table:table-cell office:value-type="float" office:value="4502279925" calcext:value-type="float">
            <text:p>4502279925</text:p>
          </table:table-cell>
          <table:table-cell office:value-type="float" office:value="5501055380" calcext:value-type="float">
            <text:p>5501055380</text:p>
          </table:table-cell>
          <table:table-cell office:value-type="float" office:value="7009368005" calcext:value-type="float">
            <text:p>7009368005</text:p>
          </table:table-cell>
          <table:table-cell office:value-type="float" office:value="4994474090" calcext:value-type="float">
            <text:p>4994474090</text:p>
          </table:table-cell>
          <table:table-cell office:value-type="float" office:value="6716628018" calcext:value-type="float">
            <text:p>6716628018</text:p>
          </table:table-cell>
          <table:table-cell office:value-type="float" office:value="5223616682" calcext:value-type="float">
            <text:p>5223616682</text:p>
          </table:table-cell>
          <table:table-cell office:value-type="float" office:value="6343960897" calcext:value-type="float">
            <text:p>6343960897</text:p>
          </table:table-cell>
          <table:table-cell office:value-type="string" calcext:value-type="string">
            <text:p><text:s/></text:p>
          </table:table-cell>
          <table:table-cell table:formula="of:=MIN([.B29:.CW29])" office:value-type="float" office:value="91750385" calcext:value-type="float">
            <text:p>91750385</text:p>
          </table:table-cell>
        </table:table-row>
        <table:table-row table:style-name="ro1">
          <table:table-cell office:value-type="string" calcext:value-type="string">
            <text:p>(25780, 20715)</text:p>
          </table:table-cell>
          <table:table-cell office:value-type="float" office:value="3645622900" calcext:value-type="float">
            <text:p>3645622900</text:p>
          </table:table-cell>
          <table:table-cell office:value-type="float" office:value="996644944" calcext:value-type="float">
            <text:p>996644944</text:p>
          </table:table-cell>
          <table:table-cell office:value-type="float" office:value="2067295889" calcext:value-type="float">
            <text:p>2067295889</text:p>
          </table:table-cell>
          <table:table-cell office:value-type="float" office:value="973046836" calcext:value-type="float">
            <text:p>973046836</text:p>
          </table:table-cell>
          <table:table-cell office:value-type="float" office:value="641087144" calcext:value-type="float">
            <text:p>641087144</text:p>
          </table:table-cell>
          <table:table-cell office:value-type="float" office:value="1649486925" calcext:value-type="float">
            <text:p>1649486925</text:p>
          </table:table-cell>
          <table:table-cell office:value-type="float" office:value="464453636" calcext:value-type="float">
            <text:p>464453636</text:p>
          </table:table-cell>
          <table:table-cell office:value-type="float" office:value="4721668586" calcext:value-type="float">
            <text:p>4721668586</text:p>
          </table:table-cell>
          <table:table-cell office:value-type="float" office:value="171150025" calcext:value-type="float">
            <text:p>171150025</text:p>
          </table:table-cell>
          <table:table-cell office:value-type="float" office:value="5923351985" calcext:value-type="float">
            <text:p>5923351985</text:p>
          </table:table-cell>
          <table:table-cell office:value-type="float" office:value="1295052469" calcext:value-type="float">
            <text:p>1295052469</text:p>
          </table:table-cell>
          <table:table-cell office:value-type="float" office:value="708700612" calcext:value-type="float">
            <text:p>708700612</text:p>
          </table:table-cell>
          <table:table-cell office:value-type="float" office:value="531318281" calcext:value-type="float">
            <text:p>531318281</text:p>
          </table:table-cell>
          <table:table-cell office:value-type="float" office:value="3546168713" calcext:value-type="float">
            <text:p>3546168713</text:p>
          </table:table-cell>
          <table:table-cell office:value-type="float" office:value="2281008725" calcext:value-type="float">
            <text:p>2281008725</text:p>
          </table:table-cell>
          <table:table-cell office:value-type="float" office:value="4863269008" calcext:value-type="float">
            <text:p>4863269008</text:p>
          </table:table-cell>
          <table:table-cell office:value-type="float" office:value="4996991969" calcext:value-type="float">
            <text:p>4996991969</text:p>
          </table:table-cell>
          <table:table-cell office:value-type="float" office:value="103663120" calcext:value-type="float">
            <text:p>103663120</text:p>
          </table:table-cell>
          <table:table-cell office:value-type="float" office:value="380721853" calcext:value-type="float">
            <text:p>380721853</text:p>
          </table:table-cell>
          <table:table-cell office:value-type="float" office:value="2755082114" calcext:value-type="float">
            <text:p>2755082114</text:p>
          </table:table-cell>
          <table:table-cell office:value-type="float" office:value="74304665" calcext:value-type="float">
            <text:p>74304665</text:p>
          </table:table-cell>
          <table:table-cell office:value-type="float" office:value="2237531140" calcext:value-type="float">
            <text:p>2237531140</text:p>
          </table:table-cell>
          <table:table-cell office:value-type="float" office:value="4560050105" calcext:value-type="float">
            <text:p>4560050105</text:p>
          </table:table-cell>
          <table:table-cell office:value-type="float" office:value="3888277637" calcext:value-type="float">
            <text:p>3888277637</text:p>
          </table:table-cell>
          <table:table-cell office:value-type="float" office:value="5696437357" calcext:value-type="float">
            <text:p>5696437357</text:p>
          </table:table-cell>
          <table:table-cell office:value-type="float" office:value="165826900" calcext:value-type="float">
            <text:p>165826900</text:p>
          </table:table-cell>
          <table:table-cell office:value-type="float" office:value="246239764" calcext:value-type="float">
            <text:p>246239764</text:p>
          </table:table-cell>
          <table:table-cell office:value-type="float" office:value="35197402" calcext:value-type="float">
            <text:p>35197402</text:p>
          </table:table-cell>
          <table:table-cell office:value-type="float" office:value="455410937" calcext:value-type="float">
            <text:p>455410937</text:p>
          </table:table-cell>
          <table:table-cell office:value-type="float" office:value="4417483892" calcext:value-type="float">
            <text:p>4417483892</text:p>
          </table:table-cell>
          <table:table-cell office:value-type="float" office:value="5573217546" calcext:value-type="float">
            <text:p>5573217546</text:p>
          </table:table-cell>
          <table:table-cell office:value-type="float" office:value="288962797" calcext:value-type="float">
            <text:p>288962797</text:p>
          </table:table-cell>
          <table:table-cell office:value-type="float" office:value="936279362" calcext:value-type="float">
            <text:p>936279362</text:p>
          </table:table-cell>
          <table:table-cell office:value-type="float" office:value="240459424" calcext:value-type="float">
            <text:p>240459424</text:p>
          </table:table-cell>
          <table:table-cell office:value-type="float" office:value="1743780980" calcext:value-type="float">
            <text:p>1743780980</text:p>
          </table:table-cell>
          <table:table-cell office:value-type="float" office:value="2160453904" calcext:value-type="float">
            <text:p>2160453904</text:p>
          </table:table-cell>
          <table:table-cell office:value-type="float" office:value="522251050" calcext:value-type="float">
            <text:p>522251050</text:p>
          </table:table-cell>
          <table:table-cell office:value-type="float" office:value="5938370600" calcext:value-type="float">
            <text:p>5938370600</text:p>
          </table:table-cell>
          <table:table-cell office:value-type="float" office:value="276281332" calcext:value-type="float">
            <text:p>276281332</text:p>
          </table:table-cell>
          <table:table-cell office:value-type="float" office:value="597056549" calcext:value-type="float">
            <text:p>597056549</text:p>
          </table:table-cell>
          <table:table-cell office:value-type="float" office:value="3502315370" calcext:value-type="float">
            <text:p>3502315370</text:p>
          </table:table-cell>
          <table:table-cell office:value-type="float" office:value="510056296" calcext:value-type="float">
            <text:p>510056296</text:p>
          </table:table-cell>
          <table:table-cell office:value-type="float" office:value="4723421776" calcext:value-type="float">
            <text:p>4723421776</text:p>
          </table:table-cell>
          <table:table-cell office:value-type="float" office:value="493766730" calcext:value-type="float">
            <text:p>493766730</text:p>
          </table:table-cell>
          <table:table-cell office:value-type="float" office:value="364717301" calcext:value-type="float">
            <text:p>364717301</text:p>
          </table:table-cell>
          <table:table-cell office:value-type="float" office:value="2511593188" calcext:value-type="float">
            <text:p>2511593188</text:p>
          </table:table-cell>
          <table:table-cell office:value-type="float" office:value="5406650794" calcext:value-type="float">
            <text:p>5406650794</text:p>
          </table:table-cell>
          <table:table-cell office:value-type="float" office:value="1151517545" calcext:value-type="float">
            <text:p>1151517545</text:p>
          </table:table-cell>
          <table:table-cell office:value-type="float" office:value="1017003428" calcext:value-type="float">
            <text:p>1017003428</text:p>
          </table:table-cell>
          <table:table-cell office:value-type="float" office:value="5283538298" calcext:value-type="float">
            <text:p>5283538298</text:p>
          </table:table-cell>
          <table:table-cell office:value-type="float" office:value="1082423081" calcext:value-type="float">
            <text:p>1082423081</text:p>
          </table:table-cell>
          <table:table-cell office:value-type="float" office:value="4381609325" calcext:value-type="float">
            <text:p>4381609325</text:p>
          </table:table-cell>
          <table:table-cell office:value-type="float" office:value="4649452362" calcext:value-type="float">
            <text:p>4649452362</text:p>
          </table:table-cell>
          <table:table-cell office:value-type="float" office:value="906637984" calcext:value-type="float">
            <text:p>906637984</text:p>
          </table:table-cell>
          <table:table-cell office:value-type="float" office:value="1003761221" calcext:value-type="float">
            <text:p>1003761221</text:p>
          </table:table-cell>
          <table:table-cell office:value-type="float" office:value="4132666906" calcext:value-type="float">
            <text:p>4132666906</text:p>
          </table:table-cell>
          <table:table-cell office:value-type="float" office:value="5486857480" calcext:value-type="float">
            <text:p>5486857480</text:p>
          </table:table-cell>
          <table:table-cell office:value-type="float" office:value="2550872320" calcext:value-type="float">
            <text:p>2550872320</text:p>
          </table:table-cell>
          <table:table-cell office:value-type="float" office:value="2360890954" calcext:value-type="float">
            <text:p>2360890954</text:p>
          </table:table-cell>
          <table:table-cell office:value-type="float" office:value="1438697597" calcext:value-type="float">
            <text:p>1438697597</text:p>
          </table:table-cell>
          <table:table-cell office:value-type="float" office:value="2987558425" calcext:value-type="float">
            <text:p>2987558425</text:p>
          </table:table-cell>
          <table:table-cell office:value-type="float" office:value="1827568906" calcext:value-type="float">
            <text:p>1827568906</text:p>
          </table:table-cell>
          <table:table-cell office:value-type="float" office:value="1677087785" calcext:value-type="float">
            <text:p>1677087785</text:p>
          </table:table-cell>
          <table:table-cell office:value-type="float" office:value="1569545665" calcext:value-type="float">
            <text:p>1569545665</text:p>
          </table:table-cell>
          <table:table-cell office:value-type="float" office:value="7507721492" calcext:value-type="float">
            <text:p>7507721492</text:p>
          </table:table-cell>
          <table:table-cell office:value-type="float" office:value="7402878361" calcext:value-type="float">
            <text:p>7402878361</text:p>
          </table:table-cell>
          <table:table-cell office:value-type="float" office:value="2485356922" calcext:value-type="float">
            <text:p>2485356922</text:p>
          </table:table-cell>
          <table:table-cell office:value-type="float" office:value="2083173696" calcext:value-type="float">
            <text:p>2083173696</text:p>
          </table:table-cell>
          <table:table-cell office:value-type="float" office:value="2167278361" calcext:value-type="float">
            <text:p>2167278361</text:p>
          </table:table-cell>
          <table:table-cell office:value-type="float" office:value="2147261506" calcext:value-type="float">
            <text:p>2147261506</text:p>
          </table:table-cell>
          <table:table-cell office:value-type="float" office:value="2339518421" calcext:value-type="float">
            <text:p>2339518421</text:p>
          </table:table-cell>
          <table:table-cell office:value-type="float" office:value="2320612465" calcext:value-type="float">
            <text:p>2320612465</text:p>
          </table:table-cell>
          <table:table-cell office:value-type="float" office:value="2906587170" calcext:value-type="float">
            <text:p>2906587170</text:p>
          </table:table-cell>
          <table:table-cell office:value-type="float" office:value="3214226450" calcext:value-type="float">
            <text:p>3214226450</text:p>
          </table:table-cell>
          <table:table-cell office:value-type="float" office:value="2850594049" calcext:value-type="float">
            <text:p>2850594049</text:p>
          </table:table-cell>
          <table:table-cell office:value-type="float" office:value="4020918850" calcext:value-type="float">
            <text:p>4020918850</text:p>
          </table:table-cell>
          <table:table-cell office:value-type="float" office:value="7045294649" calcext:value-type="float">
            <text:p>7045294649</text:p>
          </table:table-cell>
          <table:table-cell office:value-type="float" office:value="3588750217" calcext:value-type="float">
            <text:p>3588750217</text:p>
          </table:table-cell>
          <table:table-cell office:value-type="float" office:value="5154224909" calcext:value-type="float">
            <text:p>5154224909</text:p>
          </table:table-cell>
          <table:table-cell office:value-type="float" office:value="3063879037" calcext:value-type="float">
            <text:p>3063879037</text:p>
          </table:table-cell>
          <table:table-cell office:value-type="float" office:value="5906918090" calcext:value-type="float">
            <text:p>5906918090</text:p>
          </table:table-cell>
          <table:table-cell office:value-type="float" office:value="3304759405" calcext:value-type="float">
            <text:p>3304759405</text:p>
          </table:table-cell>
          <table:table-cell office:value-type="float" office:value="4948571984" calcext:value-type="float">
            <text:p>4948571984</text:p>
          </table:table-cell>
          <table:table-cell office:value-type="float" office:value="7136333060" calcext:value-type="float">
            <text:p>7136333060</text:p>
          </table:table-cell>
          <table:table-cell office:value-type="float" office:value="3608023172" calcext:value-type="float">
            <text:p>3608023172</text:p>
          </table:table-cell>
          <table:table-cell office:value-type="float" office:value="3667826762" calcext:value-type="float">
            <text:p>3667826762</text:p>
          </table:table-cell>
          <table:table-cell office:value-type="float" office:value="5639499689" calcext:value-type="float">
            <text:p>5639499689</text:p>
          </table:table-cell>
          <table:table-cell office:value-type="float" office:value="5145799509" calcext:value-type="float">
            <text:p>5145799509</text:p>
          </table:table-cell>
          <table:table-cell office:value-type="float" office:value="5798724269" calcext:value-type="float">
            <text:p>5798724269</text:p>
          </table:table-cell>
          <table:table-cell office:value-type="float" office:value="4501716498" calcext:value-type="float">
            <text:p>4501716498</text:p>
          </table:table-cell>
          <table:table-cell office:value-type="float" office:value="9929644292" calcext:value-type="float">
            <text:p>9929644292</text:p>
          </table:table-cell>
          <table:table-cell office:value-type="float" office:value="5977389305" calcext:value-type="float">
            <text:p>5977389305</text:p>
          </table:table-cell>
          <table:table-cell office:value-type="float" office:value="7339185602" calcext:value-type="float">
            <text:p>7339185602</text:p>
          </table:table-cell>
          <table:table-cell office:value-type="float" office:value="5798291074" calcext:value-type="float">
            <text:p>5798291074</text:p>
          </table:table-cell>
          <table:table-cell office:value-type="float" office:value="8051513945" calcext:value-type="float">
            <text:p>8051513945</text:p>
          </table:table-cell>
          <table:table-cell office:value-type="float" office:value="10727935258" calcext:value-type="float">
            <text:p>10727935258</text:p>
          </table:table-cell>
          <table:table-cell office:value-type="float" office:value="4799365853" calcext:value-type="float">
            <text:p>4799365853</text:p>
          </table:table-cell>
          <table:table-cell office:value-type="float" office:value="9949964557" calcext:value-type="float">
            <text:p>9949964557</text:p>
          </table:table-cell>
          <table:table-cell office:value-type="float" office:value="5422783885" calcext:value-type="float">
            <text:p>5422783885</text:p>
          </table:table-cell>
          <table:table-cell office:value-type="float" office:value="5474322050" calcext:value-type="float">
            <text:p>5474322050</text:p>
          </table:table-cell>
          <table:table-cell office:value-type="string" calcext:value-type="string">
            <text:p><text:s/></text:p>
          </table:table-cell>
          <table:table-cell table:formula="of:=MIN([.B30:.CW30])" office:value-type="float" office:value="35197402" calcext:value-type="float">
            <text:p>35197402</text:p>
          </table:table-cell>
        </table:table-row>
        <table:table-row table:style-name="ro1">
          <table:table-cell office:value-type="string" calcext:value-type="string">
            <text:p>(27614, 60264)</text:p>
          </table:table-cell>
          <table:table-cell office:value-type="float" office:value="977610317" calcext:value-type="float">
            <text:p>977610317</text:p>
          </table:table-cell>
          <table:table-cell office:value-type="float" office:value="1153747517" calcext:value-type="float">
            <text:p>1153747517</text:p>
          </table:table-cell>
          <table:table-cell office:value-type="float" office:value="719194100" calcext:value-type="float">
            <text:p>719194100</text:p>
          </table:table-cell>
          <table:table-cell office:value-type="float" office:value="4149849421" calcext:value-type="float">
            <text:p>4149849421</text:p>
          </table:table-cell>
          <table:table-cell office:value-type="float" office:value="1208736145" calcext:value-type="float">
            <text:p>1208736145</text:p>
          </table:table-cell>
          <table:table-cell office:value-type="float" office:value="455185552" calcext:value-type="float">
            <text:p>455185552</text:p>
          </table:table-cell>
          <table:table-cell office:value-type="float" office:value="2905290281" calcext:value-type="float">
            <text:p>2905290281</text:p>
          </table:table-cell>
          <table:table-cell office:value-type="float" office:value="1060240625" calcext:value-type="float">
            <text:p>1060240625</text:p>
          </table:table-cell>
          <table:table-cell office:value-type="float" office:value="1559961608" calcext:value-type="float">
            <text:p>1559961608</text:p>
          </table:table-cell>
          <table:table-cell office:value-type="float" office:value="1518900244" calcext:value-type="float">
            <text:p>1518900244</text:p>
          </table:table-cell>
          <table:table-cell office:value-type="float" office:value="151619872" calcext:value-type="float">
            <text:p>151619872</text:p>
          </table:table-cell>
          <table:table-cell office:value-type="float" office:value="325690909" calcext:value-type="float">
            <text:p>325690909</text:p>
          </table:table-cell>
          <table:table-cell office:value-type="float" office:value="373942916" calcext:value-type="float">
            <text:p>373942916</text:p>
          </table:table-cell>
          <table:table-cell office:value-type="float" office:value="435444712" calcext:value-type="float">
            <text:p>435444712</text:p>
          </table:table-cell>
          <table:table-cell office:value-type="float" office:value="98985562" calcext:value-type="float">
            <text:p>98985562</text:p>
          </table:table-cell>
          <table:table-cell office:value-type="float" office:value="937045133" calcext:value-type="float">
            <text:p>937045133</text:p>
          </table:table-cell>
          <table:table-cell office:value-type="float" office:value="994992682" calcext:value-type="float">
            <text:p>994992682</text:p>
          </table:table-cell>
          <table:table-cell office:value-type="float" office:value="932798221" calcext:value-type="float">
            <text:p>932798221</text:p>
          </table:table-cell>
          <table:table-cell office:value-type="float" office:value="421594282" calcext:value-type="float">
            <text:p>421594282</text:p>
          </table:table-cell>
          <table:table-cell office:value-type="float" office:value="178498945" calcext:value-type="float">
            <text:p>178498945</text:p>
          </table:table-cell>
          <table:table-cell office:value-type="float" office:value="2320729018" calcext:value-type="float">
            <text:p>2320729018</text:p>
          </table:table-cell>
          <table:table-cell office:value-type="float" office:value="66247101" calcext:value-type="float">
            <text:p>66247101</text:p>
          </table:table-cell>
          <table:table-cell office:value-type="float" office:value="785697466" calcext:value-type="float">
            <text:p>785697466</text:p>
          </table:table-cell>
          <table:table-cell office:value-type="float" office:value="521012804" calcext:value-type="float">
            <text:p>521012804</text:p>
          </table:table-cell>
          <table:table-cell office:value-type="float" office:value="1290500114" calcext:value-type="float">
            <text:p>1290500114</text:p>
          </table:table-cell>
          <table:table-cell office:value-type="float" office:value="2722717829" calcext:value-type="float">
            <text:p>2722717829</text:p>
          </table:table-cell>
          <table:table-cell office:value-type="float" office:value="581126237" calcext:value-type="float">
            <text:p>581126237</text:p>
          </table:table-cell>
          <table:table-cell office:value-type="float" office:value="1185180593" calcext:value-type="float">
            <text:p>1185180593</text:p>
          </table:table-cell>
          <table:table-cell office:value-type="float" office:value="371143300" calcext:value-type="float">
            <text:p>371143300</text:p>
          </table:table-cell>
          <table:table-cell office:value-type="float" office:value="730407089" calcext:value-type="float">
            <text:p>730407089</text:p>
          </table:table-cell>
          <table:table-cell office:value-type="float" office:value="1238574385" calcext:value-type="float">
            <text:p>1238574385</text:p>
          </table:table-cell>
          <table:table-cell office:value-type="float" office:value="2965215314" calcext:value-type="float">
            <text:p>2965215314</text:p>
          </table:table-cell>
          <table:table-cell office:value-type="float" office:value="157128413" calcext:value-type="float">
            <text:p>157128413</text:p>
          </table:table-cell>
          <table:table-cell office:value-type="float" office:value="787933557" calcext:value-type="float">
            <text:p>787933557</text:p>
          </table:table-cell>
          <table:table-cell office:value-type="float" office:value="77346541" calcext:value-type="float">
            <text:p>77346541</text:p>
          </table:table-cell>
          <table:table-cell office:value-type="float" office:value="111690965" calcext:value-type="float">
            <text:p>111690965</text:p>
          </table:table-cell>
          <table:table-cell office:value-type="float" office:value="3585802013" calcext:value-type="float">
            <text:p>3585802013</text:p>
          </table:table-cell>
          <table:table-cell office:value-type="float" office:value="1445730841" calcext:value-type="float">
            <text:p>1445730841</text:p>
          </table:table-cell>
          <table:table-cell office:value-type="float" office:value="2579827729" calcext:value-type="float">
            <text:p>2579827729</text:p>
          </table:table-cell>
          <table:table-cell office:value-type="float" office:value="3734737442" calcext:value-type="float">
            <text:p>3734737442</text:p>
          </table:table-cell>
          <table:table-cell office:value-type="float" office:value="461959885" calcext:value-type="float">
            <text:p>461959885</text:p>
          </table:table-cell>
          <table:table-cell office:value-type="float" office:value="634550265" calcext:value-type="float">
            <text:p>634550265</text:p>
          </table:table-cell>
          <table:table-cell office:value-type="float" office:value="949419005" calcext:value-type="float">
            <text:p>949419005</text:p>
          </table:table-cell>
          <table:table-cell office:value-type="float" office:value="842170969" calcext:value-type="float">
            <text:p>842170969</text:p>
          </table:table-cell>
          <table:table-cell office:value-type="float" office:value="1162318900" calcext:value-type="float">
            <text:p>1162318900</text:p>
          </table:table-cell>
          <table:table-cell office:value-type="float" office:value="338908937" calcext:value-type="float">
            <text:p>338908937</text:p>
          </table:table-cell>
          <table:table-cell office:value-type="float" office:value="1313578337" calcext:value-type="float">
            <text:p>1313578337</text:p>
          </table:table-cell>
          <table:table-cell office:value-type="float" office:value="562534024" calcext:value-type="float">
            <text:p>562534024</text:p>
          </table:table-cell>
          <table:table-cell office:value-type="float" office:value="785525357" calcext:value-type="float">
            <text:p>785525357</text:p>
          </table:table-cell>
          <table:table-cell office:value-type="float" office:value="1388790805" calcext:value-type="float">
            <text:p>1388790805</text:p>
          </table:table-cell>
          <table:table-cell office:value-type="float" office:value="4014165320" calcext:value-type="float">
            <text:p>4014165320</text:p>
          </table:table-cell>
          <table:table-cell office:value-type="float" office:value="1084946320" calcext:value-type="float">
            <text:p>1084946320</text:p>
          </table:table-cell>
          <table:table-cell office:value-type="float" office:value="1252329625" calcext:value-type="float">
            <text:p>1252329625</text:p>
          </table:table-cell>
          <table:table-cell office:value-type="float" office:value="2694742037" calcext:value-type="float">
            <text:p>2694742037</text:p>
          </table:table-cell>
          <table:table-cell office:value-type="float" office:value="3263606036" calcext:value-type="float">
            <text:p>3263606036</text:p>
          </table:table-cell>
          <table:table-cell office:value-type="float" office:value="1108438505" calcext:value-type="float">
            <text:p>1108438505</text:p>
          </table:table-cell>
          <table:table-cell office:value-type="float" office:value="1602056385" calcext:value-type="float">
            <text:p>1602056385</text:p>
          </table:table-cell>
          <table:table-cell office:value-type="float" office:value="937931021" calcext:value-type="float">
            <text:p>937931021</text:p>
          </table:table-cell>
          <table:table-cell office:value-type="float" office:value="1034443225" calcext:value-type="float">
            <text:p>1034443225</text:p>
          </table:table-cell>
          <table:table-cell office:value-type="float" office:value="4140275858" calcext:value-type="float">
            <text:p>4140275858</text:p>
          </table:table-cell>
          <table:table-cell office:value-type="float" office:value="1201409128" calcext:value-type="float">
            <text:p>1201409128</text:p>
          </table:table-cell>
          <table:table-cell office:value-type="float" office:value="1859332241" calcext:value-type="float">
            <text:p>1859332241</text:p>
          </table:table-cell>
          <table:table-cell office:value-type="float" office:value="4062005434" calcext:value-type="float">
            <text:p>4062005434</text:p>
          </table:table-cell>
          <table:table-cell office:value-type="float" office:value="2568379124" calcext:value-type="float">
            <text:p>2568379124</text:p>
          </table:table-cell>
          <table:table-cell office:value-type="float" office:value="2853616273" calcext:value-type="float">
            <text:p>2853616273</text:p>
          </table:table-cell>
          <table:table-cell office:value-type="float" office:value="2811331016" calcext:value-type="float">
            <text:p>2811331016</text:p>
          </table:table-cell>
          <table:table-cell office:value-type="float" office:value="1951758029" calcext:value-type="float">
            <text:p>1951758029</text:p>
          </table:table-cell>
          <table:table-cell office:value-type="float" office:value="3083727901" calcext:value-type="float">
            <text:p>3083727901</text:p>
          </table:table-cell>
          <table:table-cell office:value-type="float" office:value="2914933706" calcext:value-type="float">
            <text:p>2914933706</text:p>
          </table:table-cell>
          <table:table-cell office:value-type="float" office:value="3253052765" calcext:value-type="float">
            <text:p>3253052765</text:p>
          </table:table-cell>
          <table:table-cell office:value-type="float" office:value="2826144770" calcext:value-type="float">
            <text:p>2826144770</text:p>
          </table:table-cell>
          <table:table-cell office:value-type="float" office:value="3888138330" calcext:value-type="float">
            <text:p>3888138330</text:p>
          </table:table-cell>
          <table:table-cell office:value-type="float" office:value="2565077209" calcext:value-type="float">
            <text:p>2565077209</text:p>
          </table:table-cell>
          <table:table-cell office:value-type="float" office:value="2446633357" calcext:value-type="float">
            <text:p>2446633357</text:p>
          </table:table-cell>
          <table:table-cell office:value-type="float" office:value="5565615112" calcext:value-type="float">
            <text:p>5565615112</text:p>
          </table:table-cell>
          <table:table-cell office:value-type="float" office:value="2498204601" calcext:value-type="float">
            <text:p>2498204601</text:p>
          </table:table-cell>
          <table:table-cell office:value-type="float" office:value="3299530052" calcext:value-type="float">
            <text:p>3299530052</text:p>
          </table:table-cell>
          <table:table-cell office:value-type="float" office:value="2958278724" calcext:value-type="float">
            <text:p>2958278724</text:p>
          </table:table-cell>
          <table:table-cell office:value-type="float" office:value="2833750450" calcext:value-type="float">
            <text:p>2833750450</text:p>
          </table:table-cell>
          <table:table-cell office:value-type="float" office:value="4476279250" calcext:value-type="float">
            <text:p>4476279250</text:p>
          </table:table-cell>
          <table:table-cell office:value-type="float" office:value="3119126033" calcext:value-type="float">
            <text:p>3119126033</text:p>
          </table:table-cell>
          <table:table-cell office:value-type="float" office:value="4381856036" calcext:value-type="float">
            <text:p>4381856036</text:p>
          </table:table-cell>
          <table:table-cell office:value-type="float" office:value="3206681117" calcext:value-type="float">
            <text:p>3206681117</text:p>
          </table:table-cell>
          <table:table-cell office:value-type="float" office:value="3701227913" calcext:value-type="float">
            <text:p>3701227913</text:p>
          </table:table-cell>
          <table:table-cell office:value-type="float" office:value="5827712489" calcext:value-type="float">
            <text:p>5827712489</text:p>
          </table:table-cell>
          <table:table-cell office:value-type="float" office:value="5065308889" calcext:value-type="float">
            <text:p>5065308889</text:p>
          </table:table-cell>
          <table:table-cell office:value-type="float" office:value="3525091300" calcext:value-type="float">
            <text:p>3525091300</text:p>
          </table:table-cell>
          <table:table-cell office:value-type="float" office:value="3548171002" calcext:value-type="float">
            <text:p>3548171002</text:p>
          </table:table-cell>
          <table:table-cell office:value-type="float" office:value="3600579242" calcext:value-type="float">
            <text:p>3600579242</text:p>
          </table:table-cell>
          <table:table-cell office:value-type="float" office:value="3742903105" calcext:value-type="float">
            <text:p>3742903105</text:p>
          </table:table-cell>
          <table:table-cell office:value-type="float" office:value="5102555173" calcext:value-type="float">
            <text:p>5102555173</text:p>
          </table:table-cell>
          <table:table-cell office:value-type="float" office:value="3775364114" calcext:value-type="float">
            <text:p>3775364114</text:p>
          </table:table-cell>
          <table:table-cell office:value-type="float" office:value="4230345925" calcext:value-type="float">
            <text:p>4230345925</text:p>
          </table:table-cell>
          <table:table-cell office:value-type="float" office:value="4092227477" calcext:value-type="float">
            <text:p>4092227477</text:p>
          </table:table-cell>
          <table:table-cell office:value-type="float" office:value="4688760674" calcext:value-type="float">
            <text:p>4688760674</text:p>
          </table:table-cell>
          <table:table-cell office:value-type="float" office:value="5831124433" calcext:value-type="float">
            <text:p>5831124433</text:p>
          </table:table-cell>
          <table:table-cell office:value-type="float" office:value="5039055488" calcext:value-type="float">
            <text:p>5039055488</text:p>
          </table:table-cell>
          <table:table-cell office:value-type="float" office:value="5673075728" calcext:value-type="float">
            <text:p>5673075728</text:p>
          </table:table-cell>
          <table:table-cell office:value-type="float" office:value="5128137396" calcext:value-type="float">
            <text:p>5128137396</text:p>
          </table:table-cell>
          <table:table-cell office:value-type="float" office:value="6565010381" calcext:value-type="float">
            <text:p>6565010381</text:p>
          </table:table-cell>
          <table:table-cell office:value-type="string" calcext:value-type="string">
            <text:p><text:s/></text:p>
          </table:table-cell>
          <table:table-cell table:formula="of:=MIN([.B31:.CW31])" office:value-type="float" office:value="66247101" calcext:value-type="float">
            <text:p>66247101</text:p>
          </table:table-cell>
        </table:table-row>
        <table:table-row table:style-name="ro1">
          <table:table-cell office:value-type="string" calcext:value-type="string">
            <text:p>(27859, 3290)</text:p>
          </table:table-cell>
          <table:table-cell office:value-type="float" office:value="5966945266" calcext:value-type="float">
            <text:p>5966945266</text:p>
          </table:table-cell>
          <table:table-cell office:value-type="float" office:value="2071579306" calcext:value-type="float">
            <text:p>2071579306</text:p>
          </table:table-cell>
          <table:table-cell office:value-type="float" office:value="3803841725" calcext:value-type="float">
            <text:p>3803841725</text:p>
          </table:table-cell>
          <table:table-cell office:value-type="float" office:value="713874242" calcext:value-type="float">
            <text:p>713874242</text:p>
          </table:table-cell>
          <table:table-cell office:value-type="float" office:value="1512768914" calcext:value-type="float">
            <text:p>1512768914</text:p>
          </table:table-cell>
          <table:table-cell office:value-type="float" office:value="3284952901" calcext:value-type="float">
            <text:p>3284952901</text:p>
          </table:table-cell>
          <table:table-cell office:value-type="float" office:value="497357450" calcext:value-type="float">
            <text:p>497357450</text:p>
          </table:table-cell>
          <table:table-cell office:value-type="float" office:value="7425360904" calcext:value-type="float">
            <text:p>7425360904</text:p>
          </table:table-cell>
          <table:table-cell office:value-type="float" office:value="631549585" calcext:value-type="float">
            <text:p>631549585</text:p>
          </table:table-cell>
          <table:table-cell office:value-type="float" office:value="8930793325" calcext:value-type="float">
            <text:p>8930793325</text:p>
          </table:table-cell>
          <table:table-cell office:value-type="float" office:value="2852212805" calcext:value-type="float">
            <text:p>2852212805</text:p>
          </table:table-cell>
          <table:table-cell office:value-type="float" office:value="1927671530" calcext:value-type="float">
            <text:p>1927671530</text:p>
          </table:table-cell>
          <table:table-cell office:value-type="float" office:value="1636879957" calcext:value-type="float">
            <text:p>1636879957</text:p>
          </table:table-cell>
          <table:table-cell office:value-type="float" office:value="5942514625" calcext:value-type="float">
            <text:p>5942514625</text:p>
          </table:table-cell>
          <table:table-cell office:value-type="float" office:value="4264209041" calcext:value-type="float">
            <text:p>4264209041</text:p>
          </table:table-cell>
          <table:table-cell office:value-type="float" office:value="7613813898" calcext:value-type="float">
            <text:p>7613813898</text:p>
          </table:table-cell>
          <table:table-cell office:value-type="float" office:value="7780674665" calcext:value-type="float">
            <text:p>7780674665</text:p>
          </table:table-cell>
          <table:table-cell office:value-type="float" office:value="758015402" calcext:value-type="float">
            <text:p>758015402</text:p>
          </table:table-cell>
          <table:table-cell office:value-type="float" office:value="1373455925" calcext:value-type="float">
            <text:p>1373455925</text:p>
          </table:table-cell>
          <table:table-cell office:value-type="float" office:value="4898022344" calcext:value-type="float">
            <text:p>4898022344</text:p>
          </table:table-cell>
          <table:table-cell office:value-type="float" office:value="90530845" calcext:value-type="float">
            <text:p>90530845</text:p>
          </table:table-cell>
          <table:table-cell office:value-type="float" office:value="4196546954" calcext:value-type="float">
            <text:p>4196546954</text:p>
          </table:table-cell>
          <table:table-cell office:value-type="float" office:value="7220775809" calcext:value-type="float">
            <text:p>7220775809</text:p>
          </table:table-cell>
          <table:table-cell office:value-type="float" office:value="6365861401" calcext:value-type="float">
            <text:p>6365861401</text:p>
          </table:table-cell>
          <table:table-cell office:value-type="float" office:value="8629602781" calcext:value-type="float">
            <text:p>8629602781</text:p>
          </table:table-cell>
          <table:table-cell office:value-type="float" office:value="23235610" calcext:value-type="float">
            <text:p>23235610</text:p>
          </table:table-cell>
          <table:table-cell office:value-type="float" office:value="1081677330" calcext:value-type="float">
            <text:p>1081677330</text:p>
          </table:table-cell>
          <table:table-cell office:value-type="float" office:value="510002280" calcext:value-type="float">
            <text:p>510002280</text:p>
          </table:table-cell>
          <table:table-cell office:value-type="float" office:value="1459565141" calcext:value-type="float">
            <text:p>1459565141</text:p>
          </table:table-cell>
          <table:table-cell office:value-type="float" office:value="7001329906" calcext:value-type="float">
            <text:p>7001329906</text:p>
          </table:table-cell>
          <table:table-cell office:value-type="float" office:value="8437659124" calcext:value-type="float">
            <text:p>8437659124</text:p>
          </table:table-cell>
          <table:table-cell office:value-type="float" office:value="56556081" calcext:value-type="float">
            <text:p>56556081</text:p>
          </table:table-cell>
          <table:table-cell office:value-type="float" office:value="2226286580" calcext:value-type="float">
            <text:p>2226286580</text:p>
          </table:table-cell>
          <table:table-cell office:value-type="float" office:value="944585330" calcext:value-type="float">
            <text:p>944585330</text:p>
          </table:table-cell>
          <table:table-cell office:value-type="float" office:value="3415439842" calcext:value-type="float">
            <text:p>3415439842</text:p>
          </table:table-cell>
          <table:table-cell office:value-type="float" office:value="3999616954" calcext:value-type="float">
            <text:p>3999616954</text:p>
          </table:table-cell>
          <table:table-cell office:value-type="float" office:value="101950480" calcext:value-type="float">
            <text:p>101950480</text:p>
          </table:table-cell>
          <table:table-cell office:value-type="float" office:value="8843975362" calcext:value-type="float">
            <text:p>8843975362</text:p>
          </table:table-cell>
          <table:table-cell office:value-type="float" office:value="182940026" calcext:value-type="float">
            <text:p>182940026</text:p>
          </table:table-cell>
          <table:table-cell office:value-type="float" office:value="136149721" calcext:value-type="float">
            <text:p>136149721</text:p>
          </table:table-cell>
          <table:table-cell office:value-type="float" office:value="5762771012" calcext:value-type="float">
            <text:p>5762771012</text:p>
          </table:table-cell>
          <table:table-cell office:value-type="float" office:value="1371962402" calcext:value-type="float">
            <text:p>1371962402</text:p>
          </table:table-cell>
          <table:table-cell office:value-type="float" office:value="7290909162" calcext:value-type="float">
            <text:p>7290909162</text:p>
          </table:table-cell>
          <table:table-cell office:value-type="float" office:value="1242301444" calcext:value-type="float">
            <text:p>1242301444</text:p>
          </table:table-cell>
          <table:table-cell office:value-type="float" office:value="914467057" calcext:value-type="float">
            <text:p>914467057</text:p>
          </table:table-cell>
          <table:table-cell office:value-type="float" office:value="4358203810" calcext:value-type="float">
            <text:p>4358203810</text:p>
          </table:table-cell>
          <table:table-cell office:value-type="float" office:value="8090206920" calcext:value-type="float">
            <text:p>8090206920</text:p>
          </table:table-cell>
          <table:table-cell office:value-type="float" office:value="2285544889" calcext:value-type="float">
            <text:p>2285544889</text:p>
          </table:table-cell>
          <table:table-cell office:value-type="float" office:value="1982407130" calcext:value-type="float">
            <text:p>1982407130</text:p>
          </table:table-cell>
          <table:table-cell office:value-type="float" office:value="7847506000" calcext:value-type="float">
            <text:p>7847506000</text:p>
          </table:table-cell>
          <table:table-cell office:value-type="float" office:value="632239697" calcext:value-type="float">
            <text:p>632239697</text:p>
          </table:table-cell>
          <table:table-cell office:value-type="float" office:value="6674010517" calcext:value-type="float">
            <text:p>6674010517</text:p>
          </table:table-cell>
          <table:table-cell office:value-type="float" office:value="6973406596" calcext:value-type="float">
            <text:p>6973406596</text:p>
          </table:table-cell>
          <table:table-cell office:value-type="float" office:value="945205090" calcext:value-type="float">
            <text:p>945205090</text:p>
          </table:table-cell>
          <table:table-cell office:value-type="float" office:value="833362625" calcext:value-type="float">
            <text:p>833362625</text:p>
          </table:table-cell>
          <table:table-cell office:value-type="float" office:value="6288134632" calcext:value-type="float">
            <text:p>6288134632</text:p>
          </table:table-cell>
          <table:table-cell office:value-type="float" office:value="8021135018" calcext:value-type="float">
            <text:p>8021135018</text:p>
          </table:table-cell>
          <table:table-cell office:value-type="float" office:value="4072740802" calcext:value-type="float">
            <text:p>4072740802</text:p>
          </table:table-cell>
          <table:table-cell office:value-type="float" office:value="3749436104" calcext:value-type="float">
            <text:p>3749436104</text:p>
          </table:table-cell>
          <table:table-cell office:value-type="float" office:value="1048228045" calcext:value-type="float">
            <text:p>1048228045</text:p>
          </table:table-cell>
          <table:table-cell office:value-type="float" office:value="4562483033" calcext:value-type="float">
            <text:p>4562483033</text:p>
          </table:table-cell>
          <table:table-cell office:value-type="float" office:value="2587220532" calcext:value-type="float">
            <text:p>2587220532</text:p>
          </table:table-cell>
          <table:table-cell office:value-type="float" office:value="1399067629" calcext:value-type="float">
            <text:p>1399067629</text:p>
          </table:table-cell>
          <table:table-cell office:value-type="float" office:value="1901398365" calcext:value-type="float">
            <text:p>1901398365</text:p>
          </table:table-cell>
          <table:table-cell office:value-type="float" office:value="10325171050" calcext:value-type="float">
            <text:p>10325171050</text:p>
          </table:table-cell>
          <table:table-cell office:value-type="float" office:value="10191506625" calcext:value-type="float">
            <text:p>10191506625</text:p>
          </table:table-cell>
          <table:table-cell office:value-type="float" office:value="3468500676" calcext:value-type="float">
            <text:p>3468500676</text:p>
          </table:table-cell>
          <table:table-cell office:value-type="float" office:value="2379000082" calcext:value-type="float">
            <text:p>2379000082</text:p>
          </table:table-cell>
          <table:table-cell office:value-type="float" office:value="2571879825" calcext:value-type="float">
            <text:p>2571879825</text:p>
          </table:table-cell>
          <table:table-cell office:value-type="float" office:value="2391922944" calcext:value-type="float">
            <text:p>2391922944</text:p>
          </table:table-cell>
          <table:table-cell office:value-type="float" office:value="2852394757" calcext:value-type="float">
            <text:p>2852394757</text:p>
          </table:table-cell>
          <table:table-cell office:value-type="float" office:value="2350693013" calcext:value-type="float">
            <text:p>2350693013</text:p>
          </table:table-cell>
          <table:table-cell office:value-type="float" office:value="3771042340" calcext:value-type="float">
            <text:p>3771042340</text:p>
          </table:table-cell>
          <table:table-cell office:value-type="float" office:value="4263823936" calcext:value-type="float">
            <text:p>4263823936</text:p>
          </table:table-cell>
          <table:table-cell office:value-type="float" office:value="2360436185" calcext:value-type="float">
            <text:p>2360436185</text:p>
          </table:table-cell>
          <table:table-cell office:value-type="float" office:value="5391680552" calcext:value-type="float">
            <text:p>5391680552</text:p>
          </table:table-cell>
          <table:table-cell office:value-type="float" office:value="9385428725" calcext:value-type="float">
            <text:p>9385428725</text:p>
          </table:table-cell>
          <table:table-cell office:value-type="float" office:value="4551481805" calcext:value-type="float">
            <text:p>4551481805</text:p>
          </table:table-cell>
          <table:table-cell office:value-type="float" office:value="6859948465" calcext:value-type="float">
            <text:p>6859948465</text:p>
          </table:table-cell>
          <table:table-cell office:value-type="float" office:value="3120571661" calcext:value-type="float">
            <text:p>3120571661</text:p>
          </table:table-cell>
          <table:table-cell office:value-type="float" office:value="7809438388" calcext:value-type="float">
            <text:p>7809438388</text:p>
          </table:table-cell>
          <table:table-cell office:value-type="float" office:value="3497468697" calcext:value-type="float">
            <text:p>3497468697</text:p>
          </table:table-cell>
          <table:table-cell office:value-type="float" office:value="6377058970" calcext:value-type="float">
            <text:p>6377058970</text:p>
          </table:table-cell>
          <table:table-cell office:value-type="float" office:value="9308031658" calcext:value-type="float">
            <text:p>9308031658</text:p>
          </table:table-cell>
          <table:table-cell office:value-type="float" office:value="3287637106" calcext:value-type="float">
            <text:p>3287637106</text:p>
          </table:table-cell>
          <table:table-cell office:value-type="float" office:value="3701009156" calcext:value-type="float">
            <text:p>3701009156</text:p>
          </table:table-cell>
          <table:table-cell office:value-type="float" office:value="7217102525" calcext:value-type="float">
            <text:p>7217102525</text:p>
          </table:table-cell>
          <table:table-cell office:value-type="float" office:value="6494021101" calcext:value-type="float">
            <text:p>6494021101</text:p>
          </table:table-cell>
          <table:table-cell office:value-type="float" office:value="7410027781" calcext:value-type="float">
            <text:p>7410027781</text:p>
          </table:table-cell>
          <table:table-cell office:value-type="float" office:value="5478837928" calcext:value-type="float">
            <text:p>5478837928</text:p>
          </table:table-cell>
          <table:table-cell office:value-type="float" office:value="12696683410" calcext:value-type="float">
            <text:p>12696683410</text:p>
          </table:table-cell>
          <table:table-cell office:value-type="float" office:value="7582053049" calcext:value-type="float">
            <text:p>7582053049</text:p>
          </table:table-cell>
          <table:table-cell office:value-type="float" office:value="9333742436" calcext:value-type="float">
            <text:p>9333742436</text:p>
          </table:table-cell>
          <table:table-cell office:value-type="float" office:value="7168651396" calcext:value-type="float">
            <text:p>7168651396</text:p>
          </table:table-cell>
          <table:table-cell office:value-type="float" office:value="10142364745" calcext:value-type="float">
            <text:p>10142364745</text:p>
          </table:table-cell>
          <table:table-cell office:value-type="float" office:value="13494507368" calcext:value-type="float">
            <text:p>13494507368</text:p>
          </table:table-cell>
          <table:table-cell office:value-type="float" office:value="5300148493" calcext:value-type="float">
            <text:p>5300148493</text:p>
          </table:table-cell>
          <table:table-cell office:value-type="float" office:value="12426144805" calcext:value-type="float">
            <text:p>12426144805</text:p>
          </table:table-cell>
          <table:table-cell office:value-type="float" office:value="6142384817" calcext:value-type="float">
            <text:p>6142384817</text:p>
          </table:table-cell>
          <table:table-cell office:value-type="float" office:value="5565395072" calcext:value-type="float">
            <text:p>5565395072</text:p>
          </table:table-cell>
          <table:table-cell office:value-type="string" calcext:value-type="string">
            <text:p><text:s/></text:p>
          </table:table-cell>
          <table:table-cell table:formula="of:=MIN([.B32:.CW32])" office:value-type="float" office:value="23235610" calcext:value-type="float">
            <text:p>23235610</text:p>
          </table:table-cell>
        </table:table-row>
        <table:table-row table:style-name="ro1">
          <table:table-cell office:value-type="string" calcext:value-type="string">
            <text:p>(27953, 12111)</text:p>
          </table:table-cell>
          <table:table-cell office:value-type="float" office:value="4776990485" calcext:value-type="float">
            <text:p>4776990485</text:p>
          </table:table-cell>
          <table:table-cell office:value-type="float" office:value="1511919041" calcext:value-type="float">
            <text:p>1511919041</text:p>
          </table:table-cell>
          <table:table-cell office:value-type="float" office:value="2908632410" calcext:value-type="float">
            <text:p>2908632410</text:p>
          </table:table-cell>
          <table:table-cell office:value-type="float" office:value="828125413" calcext:value-type="float">
            <text:p>828125413</text:p>
          </table:table-cell>
          <table:table-cell office:value-type="float" office:value="1047117877" calcext:value-type="float">
            <text:p>1047117877</text:p>
          </table:table-cell>
          <table:table-cell office:value-type="float" office:value="2427682930" calcext:value-type="float">
            <text:p>2427682930</text:p>
          </table:table-cell>
          <table:table-cell office:value-type="float" office:value="450971177" calcext:value-type="float">
            <text:p>450971177</text:p>
          </table:table-cell>
          <table:table-cell office:value-type="float" office:value="6019872065" calcext:value-type="float">
            <text:p>6019872065</text:p>
          </table:table-cell>
          <table:table-cell office:value-type="float" office:value="354450506" calcext:value-type="float">
            <text:p>354450506</text:p>
          </table:table-cell>
          <table:table-cell office:value-type="float" office:value="7362158410" calcext:value-type="float">
            <text:p>7362158410</text:p>
          </table:table-cell>
          <table:table-cell office:value-type="float" office:value="2012388058" calcext:value-type="float">
            <text:p>2012388058</text:p>
          </table:table-cell>
          <table:table-cell office:value-type="float" office:value="1257795373" calcext:value-type="float">
            <text:p>1257795373</text:p>
          </table:table-cell>
          <table:table-cell office:value-type="float" office:value="1018856618" calcext:value-type="float">
            <text:p>1018856618</text:p>
          </table:table-cell>
          <table:table-cell office:value-type="float" office:value="4666916314" calcext:value-type="float">
            <text:p>4666916314</text:p>
          </table:table-cell>
          <table:table-cell office:value-type="float" office:value="3196180840" calcext:value-type="float">
            <text:p>3196180840</text:p>
          </table:table-cell>
          <table:table-cell office:value-type="float" office:value="6156883697" calcext:value-type="float">
            <text:p>6156883697</text:p>
          </table:table-cell>
          <table:table-cell office:value-type="float" office:value="6306870628" calcext:value-type="float">
            <text:p>6306870628</text:p>
          </table:table-cell>
          <table:table-cell office:value-type="float" office:value="361830289" calcext:value-type="float">
            <text:p>361830289</text:p>
          </table:table-cell>
          <table:table-cell office:value-type="float" office:value="802430404" calcext:value-type="float">
            <text:p>802430404</text:p>
          </table:table-cell>
          <table:table-cell office:value-type="float" office:value="3743530297" calcext:value-type="float">
            <text:p>3743530297</text:p>
          </table:table-cell>
          <table:table-cell office:value-type="float" office:value="11950336" calcext:value-type="float">
            <text:p>11950336</text:p>
          </table:table-cell>
          <table:table-cell office:value-type="float" office:value="3133036845" calcext:value-type="float">
            <text:p>3133036845</text:p>
          </table:table-cell>
          <table:table-cell office:value-type="float" office:value="5800218580" calcext:value-type="float">
            <text:p>5800218580</text:p>
          </table:table-cell>
          <table:table-cell office:value-type="float" office:value="5036513666" calcext:value-type="float">
            <text:p>5036513666</text:p>
          </table:table-cell>
          <table:table-cell office:value-type="float" office:value="7068813476" calcext:value-type="float">
            <text:p>7068813476</text:p>
          </table:table-cell>
          <table:table-cell office:value-type="float" office:value="16305365" calcext:value-type="float">
            <text:p>16305365</text:p>
          </table:table-cell>
          <table:table-cell office:value-type="float" office:value="579257573" calcext:value-type="float">
            <text:p>579257573</text:p>
          </table:table-cell>
          <table:table-cell office:value-type="float" office:value="189545969" calcext:value-type="float">
            <text:p>189545969</text:p>
          </table:table-cell>
          <table:table-cell office:value-type="float" office:value="865398970" calcext:value-type="float">
            <text:p>865398970</text:p>
          </table:table-cell>
          <table:table-cell office:value-type="float" office:value="5604432041" calcext:value-type="float">
            <text:p>5604432041</text:p>
          </table:table-cell>
          <table:table-cell office:value-type="float" office:value="6896843005" calcext:value-type="float">
            <text:p>6896843005</text:p>
          </table:table-cell>
          <table:table-cell office:value-type="float" office:value="80310536" calcext:value-type="float">
            <text:p>80310536</text:p>
          </table:table-cell>
          <table:table-cell office:value-type="float" office:value="1479349889" calcext:value-type="float">
            <text:p>1479349889</text:p>
          </table:table-cell>
          <table:table-cell office:value-type="float" office:value="493689393" calcext:value-type="float">
            <text:p>493689393</text:p>
          </table:table-cell>
          <table:table-cell office:value-type="float" office:value="2471616229" calcext:value-type="float">
            <text:p>2471616229</text:p>
          </table:table-cell>
          <table:table-cell office:value-type="float" office:value="2970622217" calcext:value-type="float">
            <text:p>2970622217</text:p>
          </table:table-cell>
          <table:table-cell office:value-type="float" office:value="213970661" calcext:value-type="float">
            <text:p>213970661</text:p>
          </table:table-cell>
          <table:table-cell office:value-type="float" office:value="7271024269" calcext:value-type="float">
            <text:p>7271024269</text:p>
          </table:table-cell>
          <table:table-cell office:value-type="float" office:value="126310321" calcext:value-type="float">
            <text:p>126310321</text:p>
          </table:table-cell>
          <table:table-cell office:value-type="float" office:value="265570856" calcext:value-type="float">
            <text:p>265570856</text:p>
          </table:table-cell>
          <table:table-cell office:value-type="float" office:value="4514313625" calcext:value-type="float">
            <text:p>4514313625</text:p>
          </table:table-cell>
          <table:table-cell office:value-type="float" office:value="829844109" calcext:value-type="float">
            <text:p>829844109</text:p>
          </table:table-cell>
          <table:table-cell office:value-type="float" office:value="5880587969" calcext:value-type="float">
            <text:p>5880587969</text:p>
          </table:table-cell>
          <table:table-cell office:value-type="float" office:value="751730197" calcext:value-type="float">
            <text:p>751730197</text:p>
          </table:table-cell>
          <table:table-cell office:value-type="float" office:value="524179834" calcext:value-type="float">
            <text:p>524179834</text:p>
          </table:table-cell>
          <table:table-cell office:value-type="float" office:value="3306715169" calcext:value-type="float">
            <text:p>3306715169</text:p>
          </table:table-cell>
          <table:table-cell office:value-type="float" office:value="6611395313" calcext:value-type="float">
            <text:p>6611395313</text:p>
          </table:table-cell>
          <table:table-cell office:value-type="float" office:value="1588901362" calcext:value-type="float">
            <text:p>1588901362</text:p>
          </table:table-cell>
          <table:table-cell office:value-type="float" office:value="1366713869" calcext:value-type="float">
            <text:p>1366713869</text:p>
          </table:table-cell>
          <table:table-cell office:value-type="float" office:value="6416443501" calcext:value-type="float">
            <text:p>6416443501</text:p>
          </table:table-cell>
          <table:table-cell office:value-type="float" office:value="724459754" calcext:value-type="float">
            <text:p>724459754</text:p>
          </table:table-cell>
          <table:table-cell office:value-type="float" office:value="5377223650" calcext:value-type="float">
            <text:p>5377223650</text:p>
          </table:table-cell>
          <table:table-cell office:value-type="float" office:value="5655600085" calcext:value-type="float">
            <text:p>5655600085</text:p>
          </table:table-cell>
          <table:table-cell office:value-type="float" office:value="783999233" calcext:value-type="float">
            <text:p>783999233</text:p>
          </table:table-cell>
          <table:table-cell office:value-type="float" office:value="777495962" calcext:value-type="float">
            <text:p>777495962</text:p>
          </table:table-cell>
          <table:table-cell office:value-type="float" office:value="5053955849" calcext:value-type="float">
            <text:p>5053955849</text:p>
          </table:table-cell>
          <table:table-cell office:value-type="float" office:value="6595052733" calcext:value-type="float">
            <text:p>6595052733</text:p>
          </table:table-cell>
          <table:table-cell office:value-type="float" office:value="3154622489" calcext:value-type="float">
            <text:p>3154622489</text:p>
          </table:table-cell>
          <table:table-cell office:value-type="float" office:value="2895991657" calcext:value-type="float">
            <text:p>2895991657</text:p>
          </table:table-cell>
          <table:table-cell office:value-type="float" office:value="1093662404" calcext:value-type="float">
            <text:p>1093662404</text:p>
          </table:table-cell>
          <table:table-cell office:value-type="float" office:value="3608270530" calcext:value-type="float">
            <text:p>3608270530</text:p>
          </table:table-cell>
          <table:table-cell office:value-type="float" office:value="2040036893" calcext:value-type="float">
            <text:p>2040036893</text:p>
          </table:table-cell>
          <table:table-cell office:value-type="float" office:value="1376828032" calcext:value-type="float">
            <text:p>1376828032</text:p>
          </table:table-cell>
          <table:table-cell office:value-type="float" office:value="1570096970" calcext:value-type="float">
            <text:p>1570096970</text:p>
          </table:table-cell>
          <table:table-cell office:value-type="float" office:value="8733590209" calcext:value-type="float">
            <text:p>8733590209</text:p>
          </table:table-cell>
          <table:table-cell office:value-type="float" office:value="8614016042" calcext:value-type="float">
            <text:p>8614016042</text:p>
          </table:table-cell>
          <table:table-cell office:value-type="float" office:value="2798012681" calcext:value-type="float">
            <text:p>2798012681</text:p>
          </table:table-cell>
          <table:table-cell office:value-type="float" office:value="2051931193" calcext:value-type="float">
            <text:p>2051931193</text:p>
          </table:table-cell>
          <table:table-cell office:value-type="float" office:value="2188693652" calcext:value-type="float">
            <text:p>2188693652</text:p>
          </table:table-cell>
          <table:table-cell office:value-type="float" office:value="2088849725" calcext:value-type="float">
            <text:p>2088849725</text:p>
          </table:table-cell>
          <table:table-cell office:value-type="float" office:value="2411723444" calcext:value-type="float">
            <text:p>2411723444</text:p>
          </table:table-cell>
          <table:table-cell office:value-type="float" office:value="2151821088" calcext:value-type="float">
            <text:p>2151821088</text:p>
          </table:table-cell>
          <table:table-cell office:value-type="float" office:value="3147114205" calcext:value-type="float">
            <text:p>3147114205</text:p>
          </table:table-cell>
          <table:table-cell office:value-type="float" office:value="3545144605" calcext:value-type="float">
            <text:p>3545144605</text:p>
          </table:table-cell>
          <table:table-cell office:value-type="float" office:value="2419101178" calcext:value-type="float">
            <text:p>2419101178</text:p>
          </table:table-cell>
          <table:table-cell office:value-type="float" office:value="4505838129" calcext:value-type="float">
            <text:p>4505838129</text:p>
          </table:table-cell>
          <table:table-cell office:value-type="float" office:value="8004858458" calcext:value-type="float">
            <text:p>8004858458</text:p>
          </table:table-cell>
          <table:table-cell office:value-type="float" office:value="3866272578" calcext:value-type="float">
            <text:p>3866272578</text:p>
          </table:table-cell>
          <table:table-cell office:value-type="float" office:value="5797977160" calcext:value-type="float">
            <text:p>5797977160</text:p>
          </table:table-cell>
          <table:table-cell office:value-type="float" office:value="2891654980" calcext:value-type="float">
            <text:p>2891654980</text:p>
          </table:table-cell>
          <table:table-cell office:value-type="float" office:value="6644229725" calcext:value-type="float">
            <text:p>6644229725</text:p>
          </table:table-cell>
          <table:table-cell office:value-type="float" office:value="3195044474" calcext:value-type="float">
            <text:p>3195044474</text:p>
          </table:table-cell>
          <table:table-cell office:value-type="float" office:value="5446570193" calcext:value-type="float">
            <text:p>5446570193</text:p>
          </table:table-cell>
          <table:table-cell office:value-type="float" office:value="8000194985" calcext:value-type="float">
            <text:p>8000194985</text:p>
          </table:table-cell>
          <table:table-cell office:value-type="float" office:value="3241112561" calcext:value-type="float">
            <text:p>3241112561</text:p>
          </table:table-cell>
          <table:table-cell office:value-type="float" office:value="3472048021" calcext:value-type="float">
            <text:p>3472048021</text:p>
          </table:table-cell>
          <table:table-cell office:value-type="float" office:value="6205165810" calcext:value-type="float">
            <text:p>6205165810</text:p>
          </table:table-cell>
          <table:table-cell office:value-type="float" office:value="5597531476" calcext:value-type="float">
            <text:p>5597531476</text:p>
          </table:table-cell>
          <table:table-cell office:value-type="float" office:value="6379762916" calcext:value-type="float">
            <text:p>6379762916</text:p>
          </table:table-cell>
          <table:table-cell office:value-type="float" office:value="4769603785" calcext:value-type="float">
            <text:p>4769603785</text:p>
          </table:table-cell>
          <table:table-cell office:value-type="float" office:value="11080338589" calcext:value-type="float">
            <text:p>11080338589</text:p>
          </table:table-cell>
          <table:table-cell office:value-type="float" office:value="6551833892" calcext:value-type="float">
            <text:p>6551833892</text:p>
          </table:table-cell>
          <table:table-cell office:value-type="float" office:value="8102319865" calcext:value-type="float">
            <text:p>8102319865</text:p>
          </table:table-cell>
          <table:table-cell office:value-type="float" office:value="6250774121" calcext:value-type="float">
            <text:p>6250774121</text:p>
          </table:table-cell>
          <table:table-cell office:value-type="float" office:value="8856009380" calcext:value-type="float">
            <text:p>8856009380</text:p>
          </table:table-cell>
          <table:table-cell office:value-type="float" office:value="11866015057" calcext:value-type="float">
            <text:p>11866015057</text:p>
          </table:table-cell>
          <table:table-cell office:value-type="float" office:value="4817593082" calcext:value-type="float">
            <text:p>4817593082</text:p>
          </table:table-cell>
          <table:table-cell office:value-type="float" office:value="10937803154" calcext:value-type="float">
            <text:p>10937803154</text:p>
          </table:table-cell>
          <table:table-cell office:value-type="float" office:value="5542463394" calcext:value-type="float">
            <text:p>5542463394</text:p>
          </table:table-cell>
          <table:table-cell office:value-type="float" office:value="5276440109" calcext:value-type="float">
            <text:p>5276440109</text:p>
          </table:table-cell>
          <table:table-cell office:value-type="string" calcext:value-type="string">
            <text:p><text:s/></text:p>
          </table:table-cell>
          <table:table-cell table:formula="of:=MIN([.B33:.CW33])" office:value-type="float" office:value="11950336" calcext:value-type="float">
            <text:p>11950336</text:p>
          </table:table-cell>
        </table:table-row>
        <table:table-row table:style-name="ro1">
          <table:table-cell office:value-type="string" calcext:value-type="string">
            <text:p>(29446, 49395)</text:p>
          </table:table-cell>
          <table:table-cell office:value-type="float" office:value="1529258056" calcext:value-type="float">
            <text:p>1529258056</text:p>
          </table:table-cell>
          <table:table-cell office:value-type="float" office:value="927641284" calcext:value-type="float">
            <text:p>927641284</text:p>
          </table:table-cell>
          <table:table-cell office:value-type="float" office:value="905482805" calcext:value-type="float">
            <text:p>905482805</text:p>
          </table:table-cell>
          <table:table-cell office:value-type="float" office:value="3090905512" calcext:value-type="float">
            <text:p>3090905512</text:p>
          </table:table-cell>
          <table:table-cell office:value-type="float" office:value="851702516" calcext:value-type="float">
            <text:p>851702516</text:p>
          </table:table-cell>
          <table:table-cell office:value-type="float" office:value="572248521" calcext:value-type="float">
            <text:p>572248521</text:p>
          </table:table-cell>
          <table:table-cell office:value-type="float" office:value="2022565184" calcext:value-type="float">
            <text:p>2022565184</text:p>
          </table:table-cell>
          <table:table-cell office:value-type="float" office:value="1840139450" calcext:value-type="float">
            <text:p>1840139450</text:p>
          </table:table-cell>
          <table:table-cell office:value-type="float" office:value="937213597" calcext:value-type="float">
            <text:p>937213597</text:p>
          </table:table-cell>
          <table:table-cell office:value-type="float" office:value="2483886197" calcext:value-type="float">
            <text:p>2483886197</text:p>
          </table:table-cell>
          <table:table-cell office:value-type="float" office:value="209477425" calcext:value-type="float">
            <text:p>209477425</text:p>
          </table:table-cell>
          <table:table-cell office:value-type="float" office:value="172015336" calcext:value-type="float">
            <text:p>172015336</text:p>
          </table:table-cell>
          <table:table-cell office:value-type="float" office:value="146932637" calcext:value-type="float">
            <text:p>146932637</text:p>
          </table:table-cell>
          <table:table-cell office:value-type="float" office:value="1011637373" calcext:value-type="float">
            <text:p>1011637373</text:p>
          </table:table-cell>
          <table:table-cell office:value-type="float" office:value="416739581" calcext:value-type="float">
            <text:p>416739581</text:p>
          </table:table-cell>
          <table:table-cell office:value-type="float" office:value="1733226340" calcext:value-type="float">
            <text:p>1733226340</text:p>
          </table:table-cell>
          <table:table-cell office:value-type="float" office:value="1811797865" calcext:value-type="float">
            <text:p>1811797865</text:p>
          </table:table-cell>
          <table:table-cell office:value-type="float" office:value="421272100" calcext:value-type="float">
            <text:p>421272100</text:p>
          </table:table-cell>
          <table:table-cell office:value-type="float" office:value="119483053" calcext:value-type="float">
            <text:p>119483053</text:p>
          </table:table-cell>
          <table:table-cell office:value-type="float" office:value="593278226" calcext:value-type="float">
            <text:p>593278226</text:p>
          </table:table-cell>
          <table:table-cell office:value-type="float" office:value="1408630217" calcext:value-type="float">
            <text:p>1408630217</text:p>
          </table:table-cell>
          <table:table-cell office:value-type="float" office:value="365309608" calcext:value-type="float">
            <text:p>365309608</text:p>
          </table:table-cell>
          <table:table-cell office:value-type="float" office:value="1521606833" calcext:value-type="float">
            <text:p>1521606833</text:p>
          </table:table-cell>
          <table:table-cell office:value-type="float" office:value="1141984625" calcext:value-type="float">
            <text:p>1141984625</text:p>
          </table:table-cell>
          <table:table-cell office:value-type="float" office:value="2195265085" calcext:value-type="float">
            <text:p>2195265085</text:p>
          </table:table-cell>
          <table:table-cell office:value-type="float" office:value="1707471592" calcext:value-type="float">
            <text:p>1707471592</text:p>
          </table:table-cell>
          <table:table-cell office:value-type="float" office:value="175754440" calcext:value-type="float">
            <text:p>175754440</text:p>
          </table:table-cell>
          <table:table-cell office:value-type="float" office:value="554581546" calcext:value-type="float">
            <text:p>554581546</text:p>
          </table:table-cell>
          <table:table-cell office:value-type="float" office:value="68051405" calcext:value-type="float">
            <text:p>68051405</text:p>
          </table:table-cell>
          <table:table-cell office:value-type="float" office:value="1411238480" calcext:value-type="float">
            <text:p>1411238480</text:p>
          </table:table-cell>
          <table:table-cell office:value-type="float" office:value="2093555250" calcext:value-type="float">
            <text:p>2093555250</text:p>
          </table:table-cell>
          <table:table-cell office:value-type="float" office:value="1887044965" calcext:value-type="float">
            <text:p>1887044965</text:p>
          </table:table-cell>
          <table:table-cell office:value-type="float" office:value="28575266" calcext:value-type="float">
            <text:p>28575266</text:p>
          </table:table-cell>
          <table:table-cell office:value-type="float" office:value="293675860" calcext:value-type="float">
            <text:p>293675860</text:p>
          </table:table-cell>
          <table:table-cell office:value-type="float" office:value="185131880" calcext:value-type="float">
            <text:p>185131880</text:p>
          </table:table-cell>
          <table:table-cell office:value-type="float" office:value="323782996" calcext:value-type="float">
            <text:p>323782996</text:p>
          </table:table-cell>
          <table:table-cell office:value-type="float" office:value="2387232802" calcext:value-type="float">
            <text:p>2387232802</text:p>
          </table:table-cell>
          <table:table-cell office:value-type="float" office:value="2321113700" calcext:value-type="float">
            <text:p>2321113700</text:p>
          </table:table-cell>
          <table:table-cell office:value-type="float" office:value="1583739040" calcext:value-type="float">
            <text:p>1583739040</text:p>
          </table:table-cell>
          <table:table-cell office:value-type="float" office:value="2509366829" calcext:value-type="float">
            <text:p>2509366829</text:p>
          </table:table-cell>
          <table:table-cell office:value-type="float" office:value="933945770" calcext:value-type="float">
            <text:p>933945770</text:p>
          </table:table-cell>
          <table:table-cell office:value-type="float" office:value="233410852" calcext:value-type="float">
            <text:p>233410852</text:p>
          </table:table-cell>
          <table:table-cell office:value-type="float" office:value="1609914052" calcext:value-type="float">
            <text:p>1609914052</text:p>
          </table:table-cell>
          <table:table-cell office:value-type="float" office:value="367586658" calcext:value-type="float">
            <text:p>367586658</text:p>
          </table:table-cell>
          <table:table-cell office:value-type="float" office:value="563579057" calcext:value-type="float">
            <text:p>563579057</text:p>
          </table:table-cell>
          <table:table-cell office:value-type="float" office:value="546905488" calcext:value-type="float">
            <text:p>546905488</text:p>
          </table:table-cell>
          <table:table-cell office:value-type="float" office:value="2041928410" calcext:value-type="float">
            <text:p>2041928410</text:p>
          </table:table-cell>
          <table:table-cell office:value-type="float" office:value="323303693" calcext:value-type="float">
            <text:p>323303693</text:p>
          </table:table-cell>
          <table:table-cell office:value-type="float" office:value="439055048" calcext:value-type="float">
            <text:p>439055048</text:p>
          </table:table-cell>
          <table:table-cell office:value-type="float" office:value="2036575778" calcext:value-type="float">
            <text:p>2036575778</text:p>
          </table:table-cell>
          <table:table-cell office:value-type="float" office:value="2780650877" calcext:value-type="float">
            <text:p>2780650877</text:p>
          </table:table-cell>
          <table:table-cell office:value-type="float" office:value="1561846025" calcext:value-type="float">
            <text:p>1561846025</text:p>
          </table:table-cell>
          <table:table-cell office:value-type="float" office:value="1746554850" calcext:value-type="float">
            <text:p>1746554850</text:p>
          </table:table-cell>
          <table:table-cell office:value-type="float" office:value="1763285620" calcext:value-type="float">
            <text:p>1763285620</text:p>
          </table:table-cell>
          <table:table-cell office:value-type="float" office:value="2201597729" calcext:value-type="float">
            <text:p>2201597729</text:p>
          </table:table-cell>
          <table:table-cell office:value-type="float" office:value="1496791642" calcext:value-type="float">
            <text:p>1496791642</text:p>
          </table:table-cell>
          <table:table-cell office:value-type="float" office:value="2226630244" calcext:value-type="float">
            <text:p>2226630244</text:p>
          </table:table-cell>
          <table:table-cell office:value-type="float" office:value="928884100" calcext:value-type="float">
            <text:p>928884100</text:p>
          </table:table-cell>
          <table:table-cell office:value-type="float" office:value="940919146" calcext:value-type="float">
            <text:p>940919146</text:p>
          </table:table-cell>
          <table:table-cell office:value-type="float" office:value="2936279021" calcext:value-type="float">
            <text:p>2936279021</text:p>
          </table:table-cell>
          <table:table-cell office:value-type="float" office:value="1221144829" calcext:value-type="float">
            <text:p>1221144829</text:p>
          </table:table-cell>
          <table:table-cell office:value-type="float" office:value="1367880562" calcext:value-type="float">
            <text:p>1367880562</text:p>
          </table:table-cell>
          <table:table-cell office:value-type="float" office:value="2923131833" calcext:value-type="float">
            <text:p>2923131833</text:p>
          </table:table-cell>
          <table:table-cell office:value-type="float" office:value="1809766117" calcext:value-type="float">
            <text:p>1809766117</text:p>
          </table:table-cell>
          <table:table-cell office:value-type="float" office:value="3644481056" calcext:value-type="float">
            <text:p>3644481056</text:p>
          </table:table-cell>
          <table:table-cell office:value-type="float" office:value="3583984909" calcext:value-type="float">
            <text:p>3583984909</text:p>
          </table:table-cell>
          <table:table-cell office:value-type="float" office:value="1594965370" calcext:value-type="float">
            <text:p>1594965370</text:p>
          </table:table-cell>
          <table:table-cell office:value-type="float" office:value="2296105092" calcext:value-type="float">
            <text:p>2296105092</text:p>
          </table:table-cell>
          <table:table-cell office:value-type="float" office:value="2194669009" calcext:value-type="float">
            <text:p>2194669009</text:p>
          </table:table-cell>
          <table:table-cell office:value-type="float" office:value="2432625850" calcext:value-type="float">
            <text:p>2432625850</text:p>
          </table:table-cell>
          <table:table-cell office:value-type="float" office:value="2172169397" calcext:value-type="float">
            <text:p>2172169397</text:p>
          </table:table-cell>
          <table:table-cell office:value-type="float" office:value="2931798769" calcext:value-type="float">
            <text:p>2931798769</text:p>
          </table:table-cell>
          <table:table-cell office:value-type="float" office:value="2127938202" calcext:value-type="float">
            <text:p>2127938202</text:p>
          </table:table-cell>
          <table:table-cell office:value-type="float" office:value="2124498986" calcext:value-type="float">
            <text:p>2124498986</text:p>
          </table:table-cell>
          <table:table-cell office:value-type="float" office:value="4282054405" calcext:value-type="float">
            <text:p>4282054405</text:p>
          </table:table-cell>
          <table:table-cell office:value-type="float" office:value="2374260610" calcext:value-type="float">
            <text:p>2374260610</text:p>
          </table:table-cell>
          <table:table-cell office:value-type="float" office:value="3778370765" calcext:value-type="float">
            <text:p>3778370765</text:p>
          </table:table-cell>
          <table:table-cell office:value-type="float" office:value="2577057421" calcext:value-type="float">
            <text:p>2577057421</text:p>
          </table:table-cell>
          <table:table-cell office:value-type="float" office:value="2915678405" calcext:value-type="float">
            <text:p>2915678405</text:p>
          </table:table-cell>
          <table:table-cell office:value-type="float" office:value="3528802285" calcext:value-type="float">
            <text:p>3528802285</text:p>
          </table:table-cell>
          <table:table-cell office:value-type="float" office:value="3322120754" calcext:value-type="float">
            <text:p>3322120754</text:p>
          </table:table-cell>
          <table:table-cell office:value-type="float" office:value="3517048825" calcext:value-type="float">
            <text:p>3517048825</text:p>
          </table:table-cell>
          <table:table-cell office:value-type="float" office:value="3111543140" calcext:value-type="float">
            <text:p>3111543140</text:p>
          </table:table-cell>
          <table:table-cell office:value-type="float" office:value="4069154624" calcext:value-type="float">
            <text:p>4069154624</text:p>
          </table:table-cell>
          <table:table-cell office:value-type="float" office:value="4641063440" calcext:value-type="float">
            <text:p>4641063440</text:p>
          </table:table-cell>
          <table:table-cell office:value-type="float" office:value="4097590370" calcext:value-type="float">
            <text:p>4097590370</text:p>
          </table:table-cell>
          <table:table-cell office:value-type="float" office:value="3520182605" calcext:value-type="float">
            <text:p>3520182605</text:p>
          </table:table-cell>
          <table:table-cell office:value-type="float" office:value="3399870069" calcext:value-type="float">
            <text:p>3399870069</text:p>
          </table:table-cell>
          <table:table-cell office:value-type="float" office:value="3616099709" calcext:value-type="float">
            <text:p>3616099709</text:p>
          </table:table-cell>
          <table:table-cell office:value-type="float" office:value="3362842530" calcext:value-type="float">
            <text:p>3362842530</text:p>
          </table:table-cell>
          <table:table-cell office:value-type="float" office:value="5838501896" calcext:value-type="float">
            <text:p>5838501896</text:p>
          </table:table-cell>
          <table:table-cell office:value-type="float" office:value="3785195153" calcext:value-type="float">
            <text:p>3785195153</text:p>
          </table:table-cell>
          <table:table-cell office:value-type="float" office:value="4481588690" calcext:value-type="float">
            <text:p>4481588690</text:p>
          </table:table-cell>
          <table:table-cell office:value-type="float" office:value="3952983154" calcext:value-type="float">
            <text:p>3952983154</text:p>
          </table:table-cell>
          <table:table-cell office:value-type="float" office:value="4997179697" calcext:value-type="float">
            <text:p>4997179697</text:p>
          </table:table-cell>
          <table:table-cell office:value-type="float" office:value="6560998570" calcext:value-type="float">
            <text:p>6560998570</text:p>
          </table:table-cell>
          <table:table-cell office:value-type="float" office:value="4355125385" calcext:value-type="float">
            <text:p>4355125385</text:p>
          </table:table-cell>
          <table:table-cell office:value-type="float" office:value="6218615881" calcext:value-type="float">
            <text:p>6218615881</text:p>
          </table:table-cell>
          <table:table-cell office:value-type="float" office:value="4577618665" calcext:value-type="float">
            <text:p>4577618665</text:p>
          </table:table-cell>
          <table:table-cell office:value-type="float" office:value="5619075290" calcext:value-type="float">
            <text:p>5619075290</text:p>
          </table:table-cell>
          <table:table-cell office:value-type="string" calcext:value-type="string">
            <text:p><text:s/></text:p>
          </table:table-cell>
          <table:table-cell table:formula="of:=MIN([.B34:.CW34])" office:value-type="float" office:value="28575266" calcext:value-type="float">
            <text:p>28575266</text:p>
          </table:table-cell>
        </table:table-row>
        <table:table-row table:style-name="ro1">
          <table:table-cell office:value-type="string" calcext:value-type="string">
            <text:p>(29503, 37728)</text:p>
          </table:table-cell>
          <table:table-cell office:value-type="float" office:value="2276555818" calcext:value-type="float">
            <text:p>2276555818</text:p>
          </table:table-cell>
          <table:table-cell office:value-type="float" office:value="841182394" calcext:value-type="float">
            <text:p>841182394</text:p>
          </table:table-cell>
          <table:table-cell office:value-type="float" office:value="1262735585" calcext:value-type="float">
            <text:p>1262735585</text:p>
          </table:table-cell>
          <table:table-cell office:value-type="float" office:value="2112875770" calcext:value-type="float">
            <text:p>2112875770</text:p>
          </table:table-cell>
          <table:table-cell office:value-type="float" office:value="639498410" calcext:value-type="float">
            <text:p>639498410</text:p>
          </table:table-cell>
          <table:table-cell office:value-type="float" office:value="877228713" calcext:value-type="float">
            <text:p>877228713</text:p>
          </table:table-cell>
          <table:table-cell office:value-type="float" office:value="1254979370" calcext:value-type="float">
            <text:p>1254979370</text:p>
          </table:table-cell>
          <table:table-cell office:value-type="float" office:value="2869036388" calcext:value-type="float">
            <text:p>2869036388</text:p>
          </table:table-cell>
          <table:table-cell office:value-type="float" office:value="472515325" calcext:value-type="float">
            <text:p>472515325</text:p>
          </table:table-cell>
          <table:table-cell office:value-type="float" office:value="3727082897" calcext:value-type="float">
            <text:p>3727082897</text:p>
          </table:table-cell>
          <table:table-cell office:value-type="float" office:value="487873369" calcext:value-type="float">
            <text:p>487873369</text:p>
          </table:table-cell>
          <table:table-cell office:value-type="float" office:value="225432610" calcext:value-type="float">
            <text:p>225432610</text:p>
          </table:table-cell>
          <table:table-cell office:value-type="float" office:value="130888265" calcext:value-type="float">
            <text:p>130888265</text:p>
          </table:table-cell>
          <table:table-cell office:value-type="float" office:value="1864671725" calcext:value-type="float">
            <text:p>1864671725</text:p>
          </table:table-cell>
          <table:table-cell office:value-type="float" office:value="994984433" calcext:value-type="float">
            <text:p>994984433</text:p>
          </table:table-cell>
          <table:table-cell office:value-type="float" office:value="2825776762" calcext:value-type="float">
            <text:p>2825776762</text:p>
          </table:table-cell>
          <table:table-cell office:value-type="float" office:value="2926650689" calcext:value-type="float">
            <text:p>2926650689</text:p>
          </table:table-cell>
          <table:table-cell office:value-type="float" office:value="110775706" calcext:value-type="float">
            <text:p>110775706</text:p>
          </table:table-cell>
          <table:table-cell office:value-type="float" office:value="39677125" calcext:value-type="float">
            <text:p>39677125</text:p>
          </table:table-cell>
          <table:table-cell office:value-type="float" office:value="1284997940" calcext:value-type="float">
            <text:p>1284997940</text:p>
          </table:table-cell>
          <table:table-cell office:value-type="float" office:value="677198405" calcext:value-type="float">
            <text:p>677198405</text:p>
          </table:table-cell>
          <table:table-cell office:value-type="float" office:value="936356866" calcext:value-type="float">
            <text:p>936356866</text:p>
          </table:table-cell>
          <table:table-cell office:value-type="float" office:value="2564610281" calcext:value-type="float">
            <text:p>2564610281</text:p>
          </table:table-cell>
          <table:table-cell office:value-type="float" office:value="2064113285" calcext:value-type="float">
            <text:p>2064113285</text:p>
          </table:table-cell>
          <table:table-cell office:value-type="float" office:value="3423378685" calcext:value-type="float">
            <text:p>3423378685</text:p>
          </table:table-cell>
          <table:table-cell office:value-type="float" office:value="879888802" calcext:value-type="float">
            <text:p>879888802</text:p>
          </table:table-cell>
          <table:table-cell office:value-type="float" office:value="3464554" calcext:value-type="float">
            <text:p>3464554</text:p>
          </table:table-cell>
          <table:table-cell office:value-type="float" office:value="141525028" calcext:value-type="float">
            <text:p>141525028</text:p>
          </table:table-cell>
          <table:table-cell office:value-type="float" office:value="16106537" calcext:value-type="float">
            <text:p>16106537</text:p>
          </table:table-cell>
          <table:table-cell office:value-type="float" office:value="2420535650" calcext:value-type="float">
            <text:p>2420535650</text:p>
          </table:table-cell>
          <table:table-cell office:value-type="float" office:value="3292908048" calcext:value-type="float">
            <text:p>3292908048</text:p>
          </table:table-cell>
          <table:table-cell office:value-type="float" office:value="1016539345" calcext:value-type="float">
            <text:p>1016539345</text:p>
          </table:table-cell>
          <table:table-cell office:value-type="float" office:value="177415208" calcext:value-type="float">
            <text:p>177415208</text:p>
          </table:table-cell>
          <table:table-cell office:value-type="float" office:value="50874034" calcext:value-type="float">
            <text:p>50874034</text:p>
          </table:table-cell>
          <table:table-cell office:value-type="float" office:value="593799386" calcext:value-type="float">
            <text:p>593799386</text:p>
          </table:table-cell>
          <table:table-cell office:value-type="float" office:value="845041690" calcext:value-type="float">
            <text:p>845041690</text:p>
          </table:table-cell>
          <table:table-cell office:value-type="float" office:value="1398899860" calcext:value-type="float">
            <text:p>1398899860</text:p>
          </table:table-cell>
          <table:table-cell office:value-type="float" office:value="3561182666" calcext:value-type="float">
            <text:p>3561182666</text:p>
          </table:table-cell>
          <table:table-cell office:value-type="float" office:value="817973290" calcext:value-type="float">
            <text:p>817973290</text:p>
          </table:table-cell>
          <table:table-cell office:value-type="float" office:value="1497519689" calcext:value-type="float">
            <text:p>1497519689</text:p>
          </table:table-cell>
          <table:table-cell office:value-type="float" office:value="1744494824" calcext:value-type="float">
            <text:p>1744494824</text:p>
          </table:table-cell>
          <table:table-cell office:value-type="float" office:value="109468138" calcext:value-type="float">
            <text:p>109468138</text:p>
          </table:table-cell>
          <table:table-cell office:value-type="float" office:value="2633532538" calcext:value-type="float">
            <text:p>2633532538</text:p>
          </table:table-cell>
          <table:table-cell office:value-type="float" office:value="174541392" calcext:value-type="float">
            <text:p>174541392</text:p>
          </table:table-cell>
          <table:table-cell office:value-type="float" office:value="237839453" calcext:value-type="float">
            <text:p>237839453</text:p>
          </table:table-cell>
          <table:table-cell office:value-type="float" office:value="1094954050" calcext:value-type="float">
            <text:p>1094954050</text:p>
          </table:table-cell>
          <table:table-cell office:value-type="float" office:value="3154595524" calcext:value-type="float">
            <text:p>3154595524</text:p>
          </table:table-cell>
          <table:table-cell office:value-type="float" office:value="401089637" calcext:value-type="float">
            <text:p>401089637</text:p>
          </table:table-cell>
          <table:table-cell office:value-type="float" office:value="409075250" calcext:value-type="float">
            <text:p>409075250</text:p>
          </table:table-cell>
          <table:table-cell office:value-type="float" office:value="3084065156" calcext:value-type="float">
            <text:p>3084065156</text:p>
          </table:table-cell>
          <table:table-cell office:value-type="float" office:value="1812982013" calcext:value-type="float">
            <text:p>1812982013</text:p>
          </table:table-cell>
          <table:table-cell office:value-type="float" office:value="2431231289" calcext:value-type="float">
            <text:p>2431231289</text:p>
          </table:table-cell>
          <table:table-cell office:value-type="float" office:value="2642943312" calcext:value-type="float">
            <text:p>2642943312</text:p>
          </table:table-cell>
          <table:table-cell office:value-type="float" office:value="1129857634" calcext:value-type="float">
            <text:p>1129857634</text:p>
          </table:table-cell>
          <table:table-cell office:value-type="float" office:value="1428773645" calcext:value-type="float">
            <text:p>1428773645</text:p>
          </table:table-cell>
          <table:table-cell office:value-type="float" office:value="2282307508" calcext:value-type="float">
            <text:p>2282307508</text:p>
          </table:table-cell>
          <table:table-cell office:value-type="float" office:value="3265943074" calcext:value-type="float">
            <text:p>3265943074</text:p>
          </table:table-cell>
          <table:table-cell office:value-type="float" office:value="1295625106" calcext:value-type="float">
            <text:p>1295625106</text:p>
          </table:table-cell>
          <table:table-cell office:value-type="float" office:value="1221674260" calcext:value-type="float">
            <text:p>1221674260</text:p>
          </table:table-cell>
          <table:table-cell office:value-type="float" office:value="2027872013" calcext:value-type="float">
            <text:p>2027872013</text:p>
          </table:table-cell>
          <table:table-cell office:value-type="float" office:value="1634164645" calcext:value-type="float">
            <text:p>1634164645</text:p>
          </table:table-cell>
          <table:table-cell office:value-type="float" office:value="1241649040" calcext:value-type="float">
            <text:p>1241649040</text:p>
          </table:table-cell>
          <table:table-cell office:value-type="float" office:value="2102532917" calcext:value-type="float">
            <text:p>2102532917</text:p>
          </table:table-cell>
          <table:table-cell office:value-type="float" office:value="1397892577" calcext:value-type="float">
            <text:p>1397892577</text:p>
          </table:table-cell>
          <table:table-cell office:value-type="float" office:value="4899185498" calcext:value-type="float">
            <text:p>4899185498</text:p>
          </table:table-cell>
          <table:table-cell office:value-type="float" office:value="4819973965" calcext:value-type="float">
            <text:p>4819973965</text:p>
          </table:table-cell>
          <table:table-cell office:value-type="float" office:value="1630213000" calcext:value-type="float">
            <text:p>1630213000</text:p>
          </table:table-cell>
          <table:table-cell office:value-type="float" office:value="1876418370" calcext:value-type="float">
            <text:p>1876418370</text:p>
          </table:table-cell>
          <table:table-cell office:value-type="float" office:value="1849038745" calcext:value-type="float">
            <text:p>1849038745</text:p>
          </table:table-cell>
          <table:table-cell office:value-type="float" office:value="1980900148" calcext:value-type="float">
            <text:p>1980900148</text:p>
          </table:table-cell>
          <table:table-cell office:value-type="float" office:value="1902148373" calcext:value-type="float">
            <text:p>1902148373</text:p>
          </table:table-cell>
          <table:table-cell office:value-type="float" office:value="2341552429" calcext:value-type="float">
            <text:p>2341552429</text:p>
          </table:table-cell>
          <table:table-cell office:value-type="float" office:value="2099464992" calcext:value-type="float">
            <text:p>2099464992</text:p>
          </table:table-cell>
          <table:table-cell office:value-type="float" office:value="2221184948" calcext:value-type="float">
            <text:p>2221184948</text:p>
          </table:table-cell>
          <table:table-cell office:value-type="float" office:value="3350258869" calcext:value-type="float">
            <text:p>3350258869</text:p>
          </table:table-cell>
          <table:table-cell office:value-type="float" office:value="2691318436" calcext:value-type="float">
            <text:p>2691318436</text:p>
          </table:table-cell>
          <table:table-cell office:value-type="float" office:value="4749141449" calcext:value-type="float">
            <text:p>4749141449</text:p>
          </table:table-cell>
          <table:table-cell office:value-type="float" office:value="2627813185" calcext:value-type="float">
            <text:p>2627813185</text:p>
          </table:table-cell>
          <table:table-cell office:value-type="float" office:value="3464653265" calcext:value-type="float">
            <text:p>3464653265</text:p>
          </table:table-cell>
          <table:table-cell office:value-type="float" office:value="2975673037" calcext:value-type="float">
            <text:p>2975673037</text:p>
          </table:table-cell>
          <table:table-cell office:value-type="float" office:value="4007069840" calcext:value-type="float">
            <text:p>4007069840</text:p>
          </table:table-cell>
          <table:table-cell office:value-type="float" office:value="3060407701" calcext:value-type="float">
            <text:p>3060407701</text:p>
          </table:table-cell>
          <table:table-cell office:value-type="float" office:value="3485212394" calcext:value-type="float">
            <text:p>3485212394</text:p>
          </table:table-cell>
          <table:table-cell office:value-type="float" office:value="4941742730" calcext:value-type="float">
            <text:p>4941742730</text:p>
          </table:table-cell>
          <table:table-cell office:value-type="float" office:value="3845351570" calcext:value-type="float">
            <text:p>3845351570</text:p>
          </table:table-cell>
          <table:table-cell office:value-type="float" office:value="3542630480" calcext:value-type="float">
            <text:p>3542630480</text:p>
          </table:table-cell>
          <table:table-cell office:value-type="float" office:value="4000635185" calcext:value-type="float">
            <text:p>4000635185</text:p>
          </table:table-cell>
          <table:table-cell office:value-type="float" office:value="3727521549" calcext:value-type="float">
            <text:p>3727521549</text:p>
          </table:table-cell>
          <table:table-cell office:value-type="float" office:value="4120593269" calcext:value-type="float">
            <text:p>4120593269</text:p>
          </table:table-cell>
          <table:table-cell office:value-type="float" office:value="3442726836" calcext:value-type="float">
            <text:p>3442726836</text:p>
          </table:table-cell>
          <table:table-cell office:value-type="float" office:value="7118007098" calcext:value-type="float">
            <text:p>7118007098</text:p>
          </table:table-cell>
          <table:table-cell office:value-type="float" office:value="4289103857" calcext:value-type="float">
            <text:p>4289103857</text:p>
          </table:table-cell>
          <table:table-cell office:value-type="float" office:value="5251011272" calcext:value-type="float">
            <text:p>5251011272</text:p>
          </table:table-cell>
          <table:table-cell office:value-type="float" office:value="4307312584" calcext:value-type="float">
            <text:p>4307312584</text:p>
          </table:table-cell>
          <table:table-cell office:value-type="float" office:value="5838280097" calcext:value-type="float">
            <text:p>5838280097</text:p>
          </table:table-cell>
          <table:table-cell office:value-type="float" office:value="7854611812" calcext:value-type="float">
            <text:p>7854611812</text:p>
          </table:table-cell>
          <table:table-cell office:value-type="float" office:value="4132908977" calcext:value-type="float">
            <text:p>4132908977</text:p>
          </table:table-cell>
          <table:table-cell office:value-type="float" office:value="7325776393" calcext:value-type="float">
            <text:p>7325776393</text:p>
          </table:table-cell>
          <table:table-cell office:value-type="float" office:value="4509592141" calcext:value-type="float">
            <text:p>4509592141</text:p>
          </table:table-cell>
          <table:table-cell office:value-type="float" office:value="5138611796" calcext:value-type="float">
            <text:p>5138611796</text:p>
          </table:table-cell>
          <table:table-cell office:value-type="string" calcext:value-type="string">
            <text:p><text:s/></text:p>
          </table:table-cell>
          <table:table-cell table:formula="of:=MIN([.B35:.CW35])" office:value-type="float" office:value="3464554" calcext:value-type="float">
            <text:p>3464554</text:p>
          </table:table-cell>
        </table:table-row>
        <table:table-row table:style-name="ro1">
          <table:table-cell office:value-type="string" calcext:value-type="string">
            <text:p>(29768, 68009)</text:p>
          </table:table-cell>
          <table:table-cell office:value-type="float" office:value="924836240" calcext:value-type="float">
            <text:p>924836240</text:p>
          </table:table-cell>
          <table:table-cell office:value-type="float" office:value="1653190436" calcext:value-type="float">
            <text:p>1653190436</text:p>
          </table:table-cell>
          <table:table-cell office:value-type="float" office:value="922891913" calcext:value-type="float">
            <text:p>922891913</text:p>
          </table:table-cell>
          <table:table-cell office:value-type="float" office:value="5238380624" calcext:value-type="float">
            <text:p>5238380624</text:p>
          </table:table-cell>
          <table:table-cell office:value-type="float" office:value="1774671172" calcext:value-type="float">
            <text:p>1774671172</text:p>
          </table:table-cell>
          <table:table-cell office:value-type="float" office:value="668290085" calcext:value-type="float">
            <text:p>668290085</text:p>
          </table:table-cell>
          <table:table-cell office:value-type="float" office:value="3829686152" calcext:value-type="float">
            <text:p>3829686152</text:p>
          </table:table-cell>
          <table:table-cell office:value-type="float" office:value="778530250" calcext:value-type="float">
            <text:p>778530250</text:p>
          </table:table-cell>
          <table:table-cell office:value-type="float" office:value="2255943785" calcext:value-type="float">
            <text:p>2255943785</text:p>
          </table:table-cell>
          <table:table-cell office:value-type="float" office:value="1076995881" calcext:value-type="float">
            <text:p>1076995881</text:p>
          </table:table-cell>
          <table:table-cell office:value-type="float" office:value="339938045" calcext:value-type="float">
            <text:p>339938045</text:p>
          </table:table-cell>
          <table:table-cell office:value-type="float" office:value="660965024" calcext:value-type="float">
            <text:p>660965024</text:p>
          </table:table-cell>
          <table:table-cell office:value-type="float" office:value="744702289" calcext:value-type="float">
            <text:p>744702289</text:p>
          </table:table-cell>
          <table:table-cell office:value-type="float" office:value="221350761" calcext:value-type="float">
            <text:p>221350761</text:p>
          </table:table-cell>
          <table:table-cell office:value-type="float" office:value="64295785" calcext:value-type="float">
            <text:p>64295785</text:p>
          </table:table-cell>
          <table:table-cell office:value-type="float" office:value="560076100" calcext:value-type="float">
            <text:p>560076100</text:p>
          </table:table-cell>
          <table:table-cell office:value-type="float" office:value="603029965" calcext:value-type="float">
            <text:p>603029965</text:p>
          </table:table-cell>
          <table:table-cell office:value-type="float" office:value="1486453700" calcext:value-type="float">
            <text:p>1486453700</text:p>
          </table:table-cell>
          <table:table-cell office:value-type="float" office:value="815335841" calcext:value-type="float">
            <text:p>815335841</text:p>
          </table:table-cell>
          <table:table-cell office:value-type="float" office:value="57775282" calcext:value-type="float">
            <text:p>57775282</text:p>
          </table:table-cell>
          <table:table-cell office:value-type="float" office:value="3143432565" calcext:value-type="float">
            <text:p>3143432565</text:p>
          </table:table-cell>
          <table:table-cell office:value-type="float" office:value="21566752" calcext:value-type="float">
            <text:p>21566752</text:p>
          </table:table-cell>
          <table:table-cell office:value-type="float" office:value="424229557" calcext:value-type="float">
            <text:p>424229557</text:p>
          </table:table-cell>
          <table:table-cell office:value-type="float" office:value="236914885" calcext:value-type="float">
            <text:p>236914885</text:p>
          </table:table-cell>
          <table:table-cell office:value-type="float" office:value="801721505" calcext:value-type="float">
            <text:p>801721505</text:p>
          </table:table-cell>
          <table:table-cell office:value-type="float" office:value="3592526336" calcext:value-type="float">
            <text:p>3592526336</text:p>
          </table:table-cell>
          <table:table-cell office:value-type="float" office:value="1015189840" calcext:value-type="float">
            <text:p>1015189840</text:p>
          </table:table-cell>
          <table:table-cell office:value-type="float" office:value="1777930138" calcext:value-type="float">
            <text:p>1777930138</text:p>
          </table:table-cell>
          <table:table-cell office:value-type="float" office:value="713200801" calcext:value-type="float">
            <text:p>713200801</text:p>
          </table:table-cell>
          <table:table-cell office:value-type="float" office:value="362141320" calcext:value-type="float">
            <text:p>362141320</text:p>
          </table:table-cell>
          <table:table-cell office:value-type="float" office:value="740560970" calcext:value-type="float">
            <text:p>740560970</text:p>
          </table:table-cell>
          <table:table-cell office:value-type="float" office:value="3835256065" calcext:value-type="float">
            <text:p>3835256065</text:p>
          </table:table-cell>
          <table:table-cell office:value-type="float" office:value="350479898" calcext:value-type="float">
            <text:p>350479898</text:p>
          </table:table-cell>
          <table:table-cell office:value-type="float" office:value="1240224100" calcext:value-type="float">
            <text:p>1240224100</text:p>
          </table:table-cell>
          <table:table-cell office:value-type="float" office:value="91170000" calcext:value-type="float">
            <text:p>91170000</text:p>
          </table:table-cell>
          <table:table-cell office:value-type="float" office:value="50053172" calcext:value-type="float">
            <text:p>50053172</text:p>
          </table:table-cell>
          <table:table-cell office:value-type="float" office:value="4520962610" calcext:value-type="float">
            <text:p>4520962610</text:p>
          </table:table-cell>
          <table:table-cell office:value-type="float" office:value="899090100" calcext:value-type="float">
            <text:p>899090100</text:p>
          </table:table-cell>
          <table:table-cell office:value-type="float" office:value="3361247240" calcext:value-type="float">
            <text:p>3361247240</text:p>
          </table:table-cell>
          <table:table-cell office:value-type="float" office:value="4679475721" calcext:value-type="float">
            <text:p>4679475721</text:p>
          </table:table-cell>
          <table:table-cell office:value-type="float" office:value="196439794" calcext:value-type="float">
            <text:p>196439794</text:p>
          </table:table-cell>
          <table:table-cell office:value-type="float" office:value="986238388" calcext:value-type="float">
            <text:p>986238388</text:p>
          </table:table-cell>
          <table:table-cell office:value-type="float" office:value="530150308" calcext:value-type="float">
            <text:p>530150308</text:p>
          </table:table-cell>
          <table:table-cell office:value-type="float" office:value="1228558010" calcext:value-type="float">
            <text:p>1228558010</text:p>
          </table:table-cell>
          <table:table-cell office:value-type="float" office:value="1636131573" calcext:value-type="float">
            <text:p>1636131573</text:p>
          </table:table-cell>
          <table:table-cell office:value-type="float" office:value="223689896" calcext:value-type="float">
            <text:p>223689896</text:p>
          </table:table-cell>
          <table:table-cell office:value-type="float" office:value="816587050" calcext:value-type="float">
            <text:p>816587050</text:p>
          </table:table-cell>
          <table:table-cell office:value-type="float" office:value="748244745" calcext:value-type="float">
            <text:p>748244745</text:p>
          </table:table-cell>
          <table:table-cell office:value-type="float" office:value="1034340896" calcext:value-type="float">
            <text:p>1034340896</text:p>
          </table:table-cell>
          <table:table-cell office:value-type="float" office:value="910614834" calcext:value-type="float">
            <text:p>910614834</text:p>
          </table:table-cell>
          <table:table-cell office:value-type="float" office:value="4868831753" calcext:value-type="float">
            <text:p>4868831753</text:p>
          </table:table-cell>
          <table:table-cell office:value-type="float" office:value="718887429" calcext:value-type="float">
            <text:p>718887429</text:p>
          </table:table-cell>
          <table:table-cell office:value-type="float" office:value="858696506" calcext:value-type="float">
            <text:p>858696506</text:p>
          </table:table-cell>
          <table:table-cell office:value-type="float" office:value="3316041380" calcext:value-type="float">
            <text:p>3316041380</text:p>
          </table:table-cell>
          <table:table-cell office:value-type="float" office:value="3976591397" calcext:value-type="float">
            <text:p>3976591397</text:p>
          </table:table-cell>
          <table:table-cell office:value-type="float" office:value="785224298" calcext:value-type="float">
            <text:p>785224298</text:p>
          </table:table-cell>
          <table:table-cell office:value-type="float" office:value="1110094660" calcext:value-type="float">
            <text:p>1110094660</text:p>
          </table:table-cell>
          <table:table-cell office:value-type="float" office:value="883759700" calcext:value-type="float">
            <text:p>883759700</text:p>
          </table:table-cell>
          <table:table-cell office:value-type="float" office:value="1031965082" calcext:value-type="float">
            <text:p>1031965082</text:p>
          </table:table-cell>
          <table:table-cell office:value-type="float" office:value="4923947473" calcext:value-type="float">
            <text:p>4923947473</text:p>
          </table:table-cell>
          <table:table-cell office:value-type="float" office:value="1098858713" calcext:value-type="float">
            <text:p>1098858713</text:p>
          </table:table-cell>
          <table:table-cell office:value-type="float" office:value="2103890314" calcext:value-type="float">
            <text:p>2103890314</text:p>
          </table:table-cell>
          <table:table-cell office:value-type="float" office:value="4766836005" calcext:value-type="float">
            <text:p>4766836005</text:p>
          </table:table-cell>
          <table:table-cell office:value-type="float" office:value="3001255321" calcext:value-type="float">
            <text:p>3001255321</text:p>
          </table:table-cell>
          <table:table-cell office:value-type="float" office:value="2176323048" calcext:value-type="float">
            <text:p>2176323048</text:p>
          </table:table-cell>
          <table:table-cell office:value-type="float" office:value="2145506137" calcext:value-type="float">
            <text:p>2145506137</text:p>
          </table:table-cell>
          <table:table-cell office:value-type="float" office:value="2069682850" calcext:value-type="float">
            <text:p>2069682850</text:p>
          </table:table-cell>
          <table:table-cell office:value-type="float" office:value="3495015284" calcext:value-type="float">
            <text:p>3495015284</text:p>
          </table:table-cell>
          <table:table-cell office:value-type="float" office:value="3275047477" calcext:value-type="float">
            <text:p>3275047477</text:p>
          </table:table-cell>
          <table:table-cell office:value-type="float" office:value="3681966010" calcext:value-type="float">
            <text:p>3681966010</text:p>
          </table:table-cell>
          <table:table-cell office:value-type="float" office:value="3130954873" calcext:value-type="float">
            <text:p>3130954873</text:p>
          </table:table-cell>
          <table:table-cell office:value-type="float" office:value="4400546365" calcext:value-type="float">
            <text:p>4400546365</text:p>
          </table:table-cell>
          <table:table-cell office:value-type="float" office:value="2699447426" calcext:value-type="float">
            <text:p>2699447426</text:p>
          </table:table-cell>
          <table:table-cell office:value-type="float" office:value="2495954250" calcext:value-type="float">
            <text:p>2495954250</text:p>
          </table:table-cell>
          <table:table-cell office:value-type="float" office:value="6293626385" calcext:value-type="float">
            <text:p>6293626385</text:p>
          </table:table-cell>
          <table:table-cell office:value-type="float" office:value="2392475650" calcext:value-type="float">
            <text:p>2392475650</text:p>
          </table:table-cell>
          <table:table-cell office:value-type="float" office:value="2752183265" calcext:value-type="float">
            <text:p>2752183265</text:p>
          </table:table-cell>
          <table:table-cell office:value-type="float" office:value="3018008209" calcext:value-type="float">
            <text:p>3018008209</text:p>
          </table:table-cell>
          <table:table-cell office:value-type="float" office:value="2561520033" calcext:value-type="float">
            <text:p>2561520033</text:p>
          </table:table-cell>
          <table:table-cell office:value-type="float" office:value="4932362321" calcext:value-type="float">
            <text:p>4932362321</text:p>
          </table:table-cell>
          <table:table-cell office:value-type="float" office:value="2749722058" calcext:value-type="float">
            <text:p>2749722058</text:p>
          </table:table-cell>
          <table:table-cell office:value-type="float" office:value="4764992125" calcext:value-type="float">
            <text:p>4764992125</text:p>
          </table:table-cell>
          <table:table-cell office:value-type="float" office:value="3033882340" calcext:value-type="float">
            <text:p>3033882340</text:p>
          </table:table-cell>
          <table:table-cell office:value-type="float" office:value="3195097288" calcext:value-type="float">
            <text:p>3195097288</text:p>
          </table:table-cell>
          <table:table-cell office:value-type="float" office:value="6428589640" calcext:value-type="float">
            <text:p>6428589640</text:p>
          </table:table-cell>
          <table:table-cell office:value-type="float" office:value="5499768250" calcext:value-type="float">
            <text:p>5499768250</text:p>
          </table:table-cell>
          <table:table-cell office:value-type="float" office:value="3270008113" calcext:value-type="float">
            <text:p>3270008113</text:p>
          </table:table-cell>
          <table:table-cell office:value-type="float" office:value="3393238601" calcext:value-type="float">
            <text:p>3393238601</text:p>
          </table:table-cell>
          <table:table-cell office:value-type="float" office:value="3327112561" calcext:value-type="float">
            <text:p>3327112561</text:p>
          </table:table-cell>
          <table:table-cell office:value-type="float" office:value="3751290722" calcext:value-type="float">
            <text:p>3751290722</text:p>
          </table:table-cell>
          <table:table-cell office:value-type="float" office:value="4312664208" calcext:value-type="float">
            <text:p>4312664208</text:p>
          </table:table-cell>
          <table:table-cell office:value-type="float" office:value="3495946885" calcext:value-type="float">
            <text:p>3495946885</text:p>
          </table:table-cell>
          <table:table-cell office:value-type="float" office:value="3767349706" calcext:value-type="float">
            <text:p>3767349706</text:p>
          </table:table-cell>
          <table:table-cell office:value-type="float" office:value="3900121706" calcext:value-type="float">
            <text:p>3900121706</text:p>
          </table:table-cell>
          <table:table-cell office:value-type="float" office:value="4166354821" calcext:value-type="float">
            <text:p>4166354821</text:p>
          </table:table-cell>
          <table:table-cell office:value-type="float" office:value="5008191770" calcext:value-type="float">
            <text:p>5008191770</text:p>
          </table:table-cell>
          <table:table-cell office:value-type="float" office:value="5220350005" calcext:value-type="float">
            <text:p>5220350005</text:p>
          </table:table-cell>
          <table:table-cell office:value-type="float" office:value="4960814693" calcext:value-type="float">
            <text:p>4960814693</text:p>
          </table:table-cell>
          <table:table-cell office:value-type="float" office:value="5194467325" calcext:value-type="float">
            <text:p>5194467325</text:p>
          </table:table-cell>
          <table:table-cell office:value-type="float" office:value="6891345050" calcext:value-type="float">
            <text:p>6891345050</text:p>
          </table:table-cell>
          <table:table-cell office:value-type="string" calcext:value-type="string">
            <text:p><text:s/></text:p>
          </table:table-cell>
          <table:table-cell table:formula="of:=MIN([.B36:.CW36])" office:value-type="float" office:value="21566752" calcext:value-type="float">
            <text:p>21566752</text:p>
          </table:table-cell>
        </table:table-row>
        <table:table-row table:style-name="ro1">
          <table:table-cell office:value-type="string" calcext:value-type="string">
            <text:p>(30245, 44074)</text:p>
          </table:table-cell>
          <table:table-cell office:value-type="float" office:value="1882040866" calcext:value-type="float">
            <text:p>1882040866</text:p>
          </table:table-cell>
          <table:table-cell office:value-type="float" office:value="899725210" calcext:value-type="float">
            <text:p>899725210</text:p>
          </table:table-cell>
          <table:table-cell office:value-type="float" office:value="1079510989" calcext:value-type="float">
            <text:p>1079510989</text:p>
          </table:table-cell>
          <table:table-cell office:value-type="float" office:value="2655391250" calcext:value-type="float">
            <text:p>2655391250</text:p>
          </table:table-cell>
          <table:table-cell office:value-type="float" office:value="760448250" calcext:value-type="float">
            <text:p>760448250</text:p>
          </table:table-cell>
          <table:table-cell office:value-type="float" office:value="713516141" calcext:value-type="float">
            <text:p>713516141</text:p>
          </table:table-cell>
          <table:table-cell office:value-type="float" office:value="1674411202" calcext:value-type="float">
            <text:p>1674411202</text:p>
          </table:table-cell>
          <table:table-cell office:value-type="float" office:value="2306539652" calcext:value-type="float">
            <text:p>2306539652</text:p>
          </table:table-cell>
          <table:table-cell office:value-type="float" office:value="717554353" calcext:value-type="float">
            <text:p>717554353</text:p>
          </table:table-cell>
          <table:table-cell office:value-type="float" office:value="3041697949" calcext:value-type="float">
            <text:p>3041697949</text:p>
          </table:table-cell>
          <table:table-cell office:value-type="float" office:value="323655341" calcext:value-type="float">
            <text:p>323655341</text:p>
          </table:table-cell>
          <table:table-cell office:value-type="float" office:value="182742506" calcext:value-type="float">
            <text:p>182742506</text:p>
          </table:table-cell>
          <table:table-cell office:value-type="float" office:value="122232725" calcext:value-type="float">
            <text:p>122232725</text:p>
          </table:table-cell>
          <table:table-cell office:value-type="float" office:value="1380505345" calcext:value-type="float">
            <text:p>1380505345</text:p>
          </table:table-cell>
          <table:table-cell office:value-type="float" office:value="659221461" calcext:value-type="float">
            <text:p>659221461</text:p>
          </table:table-cell>
          <table:table-cell office:value-type="float" office:value="2209964378" calcext:value-type="float">
            <text:p>2209964378</text:p>
          </table:table-cell>
          <table:table-cell office:value-type="float" office:value="2298640941" calcext:value-type="float">
            <text:p>2298640941</text:p>
          </table:table-cell>
          <table:table-cell office:value-type="float" office:value="257846714" calcext:value-type="float">
            <text:p>257846714</text:p>
          </table:table-cell>
          <table:table-cell office:value-type="float" office:value="58880705" calcext:value-type="float">
            <text:p>58880705</text:p>
          </table:table-cell>
          <table:table-cell office:value-type="float" office:value="883737540" calcext:value-type="float">
            <text:p>883737540</text:p>
          </table:table-cell>
          <table:table-cell office:value-type="float" office:value="1049565193" calcext:value-type="float">
            <text:p>1049565193</text:p>
          </table:table-cell>
          <table:table-cell office:value-type="float" office:value="599300362" calcext:value-type="float">
            <text:p>599300362</text:p>
          </table:table-cell>
          <table:table-cell office:value-type="float" office:value="1969614837" calcext:value-type="float">
            <text:p>1969614837</text:p>
          </table:table-cell>
          <table:table-cell office:value-type="float" office:value="1533852305" calcext:value-type="float">
            <text:p>1533852305</text:p>
          </table:table-cell>
          <table:table-cell office:value-type="float" office:value="2726135305" calcext:value-type="float">
            <text:p>2726135305</text:p>
          </table:table-cell>
          <table:table-cell office:value-type="float" office:value="1298656714" calcext:value-type="float">
            <text:p>1298656714</text:p>
          </table:table-cell>
          <table:table-cell office:value-type="float" office:value="65541026" calcext:value-type="float">
            <text:p>65541026</text:p>
          </table:table-cell>
          <table:table-cell office:value-type="float" office:value="334157540" calcext:value-type="float">
            <text:p>334157540</text:p>
          </table:table-cell>
          <table:table-cell office:value-type="float" office:value="8450901" calcext:value-type="float">
            <text:p>8450901</text:p>
          </table:table-cell>
          <table:table-cell office:value-type="float" office:value="1833585290" calcext:value-type="float">
            <text:p>1833585290</text:p>
          </table:table-cell>
          <table:table-cell office:value-type="float" office:value="2601318152" calcext:value-type="float">
            <text:p>2601318152</text:p>
          </table:table-cell>
          <table:table-cell office:value-type="float" office:value="1448687045" calcext:value-type="float">
            <text:p>1448687045</text:p>
          </table:table-cell>
          <table:table-cell office:value-type="float" office:value="55109920" calcext:value-type="float">
            <text:p>55109920</text:p>
          </table:table-cell>
          <table:table-cell office:value-type="float" office:value="141223906" calcext:value-type="float">
            <text:p>141223906</text:p>
          </table:table-cell>
          <table:table-cell office:value-type="float" office:value="327682354" calcext:value-type="float">
            <text:p>327682354</text:p>
          </table:table-cell>
          <table:table-cell office:value-type="float" office:value="517429690" calcext:value-type="float">
            <text:p>517429690</text:p>
          </table:table-cell>
          <table:table-cell office:value-type="float" office:value="1890517588" calcext:value-type="float">
            <text:p>1890517588</text:p>
          </table:table-cell>
          <table:table-cell office:value-type="float" office:value="2839828954" calcext:value-type="float">
            <text:p>2839828954</text:p>
          </table:table-cell>
          <table:table-cell office:value-type="float" office:value="1186417250" calcext:value-type="float">
            <text:p>1186417250</text:p>
          </table:table-cell>
          <table:table-cell office:value-type="float" office:value="1999800125" calcext:value-type="float">
            <text:p>1999800125</text:p>
          </table:table-cell>
          <table:table-cell office:value-type="float" office:value="1255354128" calcext:value-type="float">
            <text:p>1255354128</text:p>
          </table:table-cell>
          <table:table-cell office:value-type="float" office:value="127514554" calcext:value-type="float">
            <text:p>127514554</text:p>
          </table:table-cell>
          <table:table-cell office:value-type="float" office:value="2024157914" calcext:value-type="float">
            <text:p>2024157914</text:p>
          </table:table-cell>
          <table:table-cell office:value-type="float" office:value="226233800" calcext:value-type="float">
            <text:p>226233800</text:p>
          </table:table-cell>
          <table:table-cell office:value-type="float" office:value="361474489" calcext:value-type="float">
            <text:p>361474489</text:p>
          </table:table-cell>
          <table:table-cell office:value-type="float" office:value="740145610" calcext:value-type="float">
            <text:p>740145610</text:p>
          </table:table-cell>
          <table:table-cell office:value-type="float" office:value="2490222116" calcext:value-type="float">
            <text:p>2490222116</text:p>
          </table:table-cell>
          <table:table-cell office:value-type="float" office:value="298102825" calcext:value-type="float">
            <text:p>298102825</text:p>
          </table:table-cell>
          <table:table-cell office:value-type="float" office:value="361730650" calcext:value-type="float">
            <text:p>361730650</text:p>
          </table:table-cell>
          <table:table-cell office:value-type="float" office:value="2446520068" calcext:value-type="float">
            <text:p>2446520068</text:p>
          </table:table-cell>
          <table:table-cell office:value-type="float" office:value="2269809649" calcext:value-type="float">
            <text:p>2269809649</text:p>
          </table:table-cell>
          <table:table-cell office:value-type="float" office:value="1888405213" calcext:value-type="float">
            <text:p>1888405213</text:p>
          </table:table-cell>
          <table:table-cell office:value-type="float" office:value="2082026696" calcext:value-type="float">
            <text:p>2082026696</text:p>
          </table:table-cell>
          <table:table-cell office:value-type="float" office:value="1400831986" calcext:value-type="float">
            <text:p>1400831986</text:p>
          </table:table-cell>
          <table:table-cell office:value-type="float" office:value="1775269417" calcext:value-type="float">
            <text:p>1775269417</text:p>
          </table:table-cell>
          <table:table-cell office:value-type="float" office:value="1780575124" calcext:value-type="float">
            <text:p>1780575124</text:p>
          </table:table-cell>
          <table:table-cell office:value-type="float" office:value="2626069282" calcext:value-type="float">
            <text:p>2626069282</text:p>
          </table:table-cell>
          <table:table-cell office:value-type="float" office:value="1018517314" calcext:value-type="float">
            <text:p>1018517314</text:p>
          </table:table-cell>
          <table:table-cell office:value-type="float" office:value="989436500" calcext:value-type="float">
            <text:p>989436500</text:p>
          </table:table-cell>
          <table:table-cell office:value-type="float" office:value="2441301785" calcext:value-type="float">
            <text:p>2441301785</text:p>
          </table:table-cell>
          <table:table-cell office:value-type="float" office:value="1325657225" calcext:value-type="float">
            <text:p>1325657225</text:p>
          </table:table-cell>
          <table:table-cell office:value-type="float" office:value="1222622600" calcext:value-type="float">
            <text:p>1222622600</text:p>
          </table:table-cell>
          <table:table-cell office:value-type="float" office:value="2460953785" calcext:value-type="float">
            <text:p>2460953785</text:p>
          </table:table-cell>
          <table:table-cell office:value-type="float" office:value="1533775469" calcext:value-type="float">
            <text:p>1533775469</text:p>
          </table:table-cell>
          <table:table-cell office:value-type="float" office:value="4127219890" calcext:value-type="float">
            <text:p>4127219890</text:p>
          </table:table-cell>
          <table:table-cell office:value-type="float" office:value="4057851137" calcext:value-type="float">
            <text:p>4057851137</text:p>
          </table:table-cell>
          <table:table-cell office:value-type="float" office:value="1516498640" calcext:value-type="float">
            <text:p>1516498640</text:p>
          </table:table-cell>
          <table:table-cell office:value-type="float" office:value="2007108050" calcext:value-type="float">
            <text:p>2007108050</text:p>
          </table:table-cell>
          <table:table-cell office:value-type="float" office:value="1938737477" calcext:value-type="float">
            <text:p>1938737477</text:p>
          </table:table-cell>
          <table:table-cell office:value-type="float" office:value="2127731972" calcext:value-type="float">
            <text:p>2127731972</text:p>
          </table:table-cell>
          <table:table-cell office:value-type="float" office:value="1948918529" calcext:value-type="float">
            <text:p>1948918529</text:p>
          </table:table-cell>
          <table:table-cell office:value-type="float" office:value="2560745617" calcext:value-type="float">
            <text:p>2560745617</text:p>
          </table:table-cell>
          <table:table-cell office:value-type="float" office:value="2011291784" calcext:value-type="float">
            <text:p>2011291784</text:p>
          </table:table-cell>
          <table:table-cell office:value-type="float" office:value="2064241636" calcext:value-type="float">
            <text:p>2064241636</text:p>
          </table:table-cell>
          <table:table-cell office:value-type="float" office:value="3751304681" calcext:value-type="float">
            <text:p>3751304681</text:p>
          </table:table-cell>
          <table:table-cell office:value-type="float" office:value="2411419924" calcext:value-type="float">
            <text:p>2411419924</text:p>
          </table:table-cell>
          <table:table-cell office:value-type="float" office:value="4110969781" calcext:value-type="float">
            <text:p>4110969781</text:p>
          </table:table-cell>
          <table:table-cell office:value-type="float" office:value="2488770301" calcext:value-type="float">
            <text:p>2488770301</text:p>
          </table:table-cell>
          <table:table-cell office:value-type="float" office:value="3054184069" calcext:value-type="float">
            <text:p>3054184069</text:p>
          </table:table-cell>
          <table:table-cell office:value-type="float" office:value="3163502681" calcext:value-type="float">
            <text:p>3163502681</text:p>
          </table:table-cell>
          <table:table-cell office:value-type="float" office:value="3520204040" calcext:value-type="float">
            <text:p>3520204040</text:p>
          </table:table-cell>
          <table:table-cell office:value-type="float" office:value="3192617969" calcext:value-type="float">
            <text:p>3192617969</text:p>
          </table:table-cell>
          <table:table-cell office:value-type="float" office:value="3164121386" calcext:value-type="float">
            <text:p>3164121386</text:p>
          </table:table-cell>
          <table:table-cell office:value-type="float" office:value="4348524770" calcext:value-type="float">
            <text:p>4348524770</text:p>
          </table:table-cell>
          <table:table-cell office:value-type="float" office:value="4159400570" calcext:value-type="float">
            <text:p>4159400570</text:p>
          </table:table-cell>
          <table:table-cell office:value-type="float" office:value="3723401160" calcext:value-type="float">
            <text:p>3723401160</text:p>
          </table:table-cell>
          <table:table-cell office:value-type="float" office:value="3617442189" calcext:value-type="float">
            <text:p>3617442189</text:p>
          </table:table-cell>
          <table:table-cell office:value-type="float" office:value="3426988265" calcext:value-type="float">
            <text:p>3426988265</text:p>
          </table:table-cell>
          <table:table-cell office:value-type="float" office:value="3723468785" calcext:value-type="float">
            <text:p>3723468785</text:p>
          </table:table-cell>
          <table:table-cell office:value-type="float" office:value="3276552740" calcext:value-type="float">
            <text:p>3276552740</text:p>
          </table:table-cell>
          <table:table-cell office:value-type="float" office:value="6298647730" calcext:value-type="float">
            <text:p>6298647730</text:p>
          </table:table-cell>
          <table:table-cell office:value-type="float" office:value="3890061965" calcext:value-type="float">
            <text:p>3890061965</text:p>
          </table:table-cell>
          <table:table-cell office:value-type="float" office:value="4704967296" calcext:value-type="float">
            <text:p>4704967296</text:p>
          </table:table-cell>
          <table:table-cell office:value-type="float" office:value="3985404160" calcext:value-type="float">
            <text:p>3985404160</text:p>
          </table:table-cell>
          <table:table-cell office:value-type="float" office:value="5249077469" calcext:value-type="float">
            <text:p>5249077469</text:p>
          </table:table-cell>
          <table:table-cell office:value-type="float" office:value="7019228708" calcext:value-type="float">
            <text:p>7019228708</text:p>
          </table:table-cell>
          <table:table-cell office:value-type="float" office:value="4121308133" calcext:value-type="float">
            <text:p>4121308133</text:p>
          </table:table-cell>
          <table:table-cell office:value-type="float" office:value="6587189005" calcext:value-type="float">
            <text:p>6587189005</text:p>
          </table:table-cell>
          <table:table-cell office:value-type="float" office:value="4409676889" calcext:value-type="float">
            <text:p>4409676889</text:p>
          </table:table-cell>
          <table:table-cell office:value-type="float" office:value="5258170084" calcext:value-type="float">
            <text:p>5258170084</text:p>
          </table:table-cell>
          <table:table-cell office:value-type="string" calcext:value-type="string">
            <text:p><text:s/></text:p>
          </table:table-cell>
          <table:table-cell table:formula="of:=MIN([.B37:.CW37])" office:value-type="float" office:value="8450901" calcext:value-type="float">
            <text:p>8450901</text:p>
          </table:table-cell>
        </table:table-row>
        <table:table-row table:style-name="ro1">
          <table:table-cell office:value-type="string" calcext:value-type="string">
            <text:p>(30905, 13881)</text:p>
          </table:table-cell>
          <table:table-cell office:value-type="float" office:value="4728016721" calcext:value-type="float">
            <text:p>4728016721</text:p>
          </table:table-cell>
          <table:table-cell office:value-type="float" office:value="1587729125" calcext:value-type="float">
            <text:p>1587729125</text:p>
          </table:table-cell>
          <table:table-cell office:value-type="float" office:value="2915516426" calcext:value-type="float">
            <text:p>2915516426</text:p>
          </table:table-cell>
          <table:table-cell office:value-type="float" office:value="1035453409" calcext:value-type="float">
            <text:p>1035453409</text:p>
          </table:table-cell>
          <table:table-cell office:value-type="float" office:value="1119065665" calcext:value-type="float">
            <text:p>1119065665</text:p>
          </table:table-cell>
          <table:table-cell office:value-type="float" office:value="2408331346" calcext:value-type="float">
            <text:p>2408331346</text:p>
          </table:table-cell>
          <table:table-cell office:value-type="float" office:value="593367437" calcext:value-type="float">
            <text:p>593367437</text:p>
          </table:table-cell>
          <table:table-cell office:value-type="float" office:value="5871444977" calcext:value-type="float">
            <text:p>5871444977</text:p>
          </table:table-cell>
          <table:table-cell office:value-type="float" office:value="413958674" calcext:value-type="float">
            <text:p>413958674</text:p>
          </table:table-cell>
          <table:table-cell office:value-type="float" office:value="7156995898" calcext:value-type="float">
            <text:p>7156995898</text:p>
          </table:table-cell>
          <table:table-cell office:value-type="float" office:value="1939751434" calcext:value-type="float">
            <text:p>1939751434</text:p>
          </table:table-cell>
          <table:table-cell office:value-type="float" office:value="1216057225" calcext:value-type="float">
            <text:p>1216057225</text:p>
          </table:table-cell>
          <table:table-cell office:value-type="float" office:value="973303274" calcext:value-type="float">
            <text:p>973303274</text:p>
          </table:table-cell>
          <table:table-cell office:value-type="float" office:value="4478809378" calcext:value-type="float">
            <text:p>4478809378</text:p>
          </table:table-cell>
          <table:table-cell office:value-type="float" office:value="3045694276" calcext:value-type="float">
            <text:p>3045694276</text:p>
          </table:table-cell>
          <table:table-cell office:value-type="float" office:value="5927205365" calcext:value-type="float">
            <text:p>5927205365</text:p>
          </table:table-cell>
          <table:table-cell office:value-type="float" office:value="6073554184" calcext:value-type="float">
            <text:p>6073554184</text:p>
          </table:table-cell>
          <table:table-cell office:value-type="float" office:value="343965973" calcext:value-type="float">
            <text:p>343965973</text:p>
          </table:table-cell>
          <table:table-cell office:value-type="float" office:value="740419648" calcext:value-type="float">
            <text:p>740419648</text:p>
          </table:table-cell>
          <table:table-cell office:value-type="float" office:value="3561368665" calcext:value-type="float">
            <text:p>3561368665</text:p>
          </table:table-cell>
          <table:table-cell office:value-type="float" office:value="43918564" calcext:value-type="float">
            <text:p>43918564</text:p>
          </table:table-cell>
          <table:table-cell office:value-type="float" office:value="2963693385" calcext:value-type="float">
            <text:p>2963693385</text:p>
          </table:table-cell>
          <table:table-cell office:value-type="float" office:value="5554567240" calcext:value-type="float">
            <text:p>5554567240</text:p>
          </table:table-cell>
          <table:table-cell office:value-type="float" office:value="4805321786" calcext:value-type="float">
            <text:p>4805321786</text:p>
          </table:table-cell>
          <table:table-cell office:value-type="float" office:value="6789098576" calcext:value-type="float">
            <text:p>6789098576</text:p>
          </table:table-cell>
          <table:table-cell office:value-type="float" office:value="40270913" calcext:value-type="float">
            <text:p>40270913</text:p>
          </table:table-cell>
          <table:table-cell office:value-type="float" office:value="502813889" calcext:value-type="float">
            <text:p>502813889</text:p>
          </table:table-cell>
          <table:table-cell office:value-type="float" office:value="148083521" calcext:value-type="float">
            <text:p>148083521</text:p>
          </table:table-cell>
          <table:table-cell office:value-type="float" office:value="754331290" calcext:value-type="float">
            <text:p>754331290</text:p>
          </table:table-cell>
          <table:table-cell office:value-type="float" office:value="5324488061" calcext:value-type="float">
            <text:p>5324488061</text:p>
          </table:table-cell>
          <table:table-cell office:value-type="float" office:value="6583227997" calcext:value-type="float">
            <text:p>6583227997</text:p>
          </table:table-cell>
          <table:table-cell office:value-type="float" office:value="72613316" calcext:value-type="float">
            <text:p>72613316</text:p>
          </table:table-cell>
          <table:table-cell office:value-type="float" office:value="1316995961" calcext:value-type="float">
            <text:p>1316995961</text:p>
          </table:table-cell>
          <table:table-cell office:value-type="float" office:value="389336229" calcext:value-type="float">
            <text:p>389336229</text:p>
          </table:table-cell>
          <table:table-cell office:value-type="float" office:value="2260328353" calcext:value-type="float">
            <text:p>2260328353</text:p>
          </table:table-cell>
          <table:table-cell office:value-type="float" office:value="2741282045" calcext:value-type="float">
            <text:p>2741282045</text:p>
          </table:table-cell>
          <table:table-cell office:value-type="float" office:value="206456189" calcext:value-type="float">
            <text:p>206456189</text:p>
          </table:table-cell>
          <table:table-cell office:value-type="float" office:value="6922057993" calcext:value-type="float">
            <text:p>6922057993</text:p>
          </table:table-cell>
          <table:table-cell office:value-type="float" office:value="76935781" calcext:value-type="float">
            <text:p>76935781</text:p>
          </table:table-cell>
          <table:table-cell office:value-type="float" office:value="253476020" calcext:value-type="float">
            <text:p>253476020</text:p>
          </table:table-cell>
          <table:table-cell office:value-type="float" office:value="4225091809" calcext:value-type="float">
            <text:p>4225091809</text:p>
          </table:table-cell>
          <table:table-cell office:value-type="float" office:value="678148425" calcext:value-type="float">
            <text:p>678148425</text:p>
          </table:table-cell>
          <table:table-cell office:value-type="float" office:value="5542420325" calcext:value-type="float">
            <text:p>5542420325</text:p>
          </table:table-cell>
          <table:table-cell office:value-type="float" office:value="595424677" calcext:value-type="float">
            <text:p>595424677</text:p>
          </table:table-cell>
          <table:table-cell office:value-type="float" office:value="387111250" calcext:value-type="float">
            <text:p>387111250</text:p>
          </table:table-cell>
          <table:table-cell office:value-type="float" office:value="3024957413" calcext:value-type="float">
            <text:p>3024957413</text:p>
          </table:table-cell>
          <table:table-cell office:value-type="float" office:value="6234582209" calcext:value-type="float">
            <text:p>6234582209</text:p>
          </table:table-cell>
          <table:table-cell office:value-type="float" office:value="1363293082" calcext:value-type="float">
            <text:p>1363293082</text:p>
          </table:table-cell>
          <table:table-cell office:value-type="float" office:value="1146062153" calcext:value-type="float">
            <text:p>1146062153</text:p>
          </table:table-cell>
          <table:table-cell office:value-type="float" office:value="6016489525" calcext:value-type="float">
            <text:p>6016489525</text:p>
          </table:table-cell>
          <table:table-cell office:value-type="float" office:value="623611250" calcext:value-type="float">
            <text:p>623611250</text:p>
          </table:table-cell>
          <table:table-cell office:value-type="float" office:value="4996029634" calcext:value-type="float">
            <text:p>4996029634</text:p>
          </table:table-cell>
          <table:table-cell office:value-type="float" office:value="5257276645" calcext:value-type="float">
            <text:p>5257276645</text:p>
          </table:table-cell>
          <table:table-cell office:value-type="float" office:value="616929269" calcext:value-type="float">
            <text:p>616929269</text:p>
          </table:table-cell>
          <table:table-cell office:value-type="float" office:value="630425042" calcext:value-type="float">
            <text:p>630425042</text:p>
          </table:table-cell>
          <table:table-cell office:value-type="float" office:value="4668154025" calcext:value-type="float">
            <text:p>4668154025</text:p>
          </table:table-cell>
          <table:table-cell office:value-type="float" office:value="6170386185" calcext:value-type="float">
            <text:p>6170386185</text:p>
          </table:table-cell>
          <table:table-cell office:value-type="float" office:value="2820255773" calcext:value-type="float">
            <text:p>2820255773</text:p>
          </table:table-cell>
          <table:table-cell office:value-type="float" office:value="2567392585" calcext:value-type="float">
            <text:p>2567392585</text:p>
          </table:table-cell>
          <table:table-cell office:value-type="float" office:value="941065616" calcext:value-type="float">
            <text:p>941065616</text:p>
          </table:table-cell>
          <table:table-cell office:value-type="float" office:value="3243031882" calcext:value-type="float">
            <text:p>3243031882</text:p>
          </table:table-cell>
          <table:table-cell office:value-type="float" office:value="1741929149" calcext:value-type="float">
            <text:p>1741929149</text:p>
          </table:table-cell>
          <table:table-cell office:value-type="float" office:value="1183150852" calcext:value-type="float">
            <text:p>1183150852</text:p>
          </table:table-cell>
          <table:table-cell office:value-type="float" office:value="1313565338" calcext:value-type="float">
            <text:p>1313565338</text:p>
          </table:table-cell>
          <table:table-cell office:value-type="float" office:value="8219046901" calcext:value-type="float">
            <text:p>8219046901</text:p>
          </table:table-cell>
          <table:table-cell office:value-type="float" office:value="8101021202" calcext:value-type="float">
            <text:p>8101021202</text:p>
          </table:table-cell>
          <table:table-cell office:value-type="float" office:value="2449151921" calcext:value-type="float">
            <text:p>2449151921</text:p>
          </table:table-cell>
          <table:table-cell office:value-type="float" office:value="1760417629" calcext:value-type="float">
            <text:p>1760417629</text:p>
          </table:table-cell>
          <table:table-cell office:value-type="float" office:value="1883227112" calcext:value-type="float">
            <text:p>1883227112</text:p>
          </table:table-cell>
          <table:table-cell office:value-type="float" office:value="1797276197" calcext:value-type="float">
            <text:p>1797276197</text:p>
          </table:table-cell>
          <table:table-cell office:value-type="float" office:value="2087882000" calcext:value-type="float">
            <text:p>2087882000</text:p>
          </table:table-cell>
          <table:table-cell office:value-type="float" office:value="1869834420" calcext:value-type="float">
            <text:p>1869834420</text:p>
          </table:table-cell>
          <table:table-cell office:value-type="float" office:value="2772996733" calcext:value-type="float">
            <text:p>2772996733</text:p>
          </table:table-cell>
          <table:table-cell office:value-type="float" office:value="3149386501" calcext:value-type="float">
            <text:p>3149386501</text:p>
          </table:table-cell>
          <table:table-cell office:value-type="float" office:value="2173896754" calcext:value-type="float">
            <text:p>2173896754</text:p>
          </table:table-cell>
          <table:table-cell office:value-type="float" office:value="4064816673" calcext:value-type="float">
            <text:p>4064816673</text:p>
          </table:table-cell>
          <table:table-cell office:value-type="float" office:value="7454317754" calcext:value-type="float">
            <text:p>7454317754</text:p>
          </table:table-cell>
          <table:table-cell office:value-type="float" office:value="3450357090" calcext:value-type="float">
            <text:p>3450357090</text:p>
          </table:table-cell>
          <table:table-cell office:value-type="float" office:value="5304824836" calcext:value-type="float">
            <text:p>5304824836</text:p>
          </table:table-cell>
          <table:table-cell office:value-type="float" office:value="2561238160" calcext:value-type="float">
            <text:p>2561238160</text:p>
          </table:table-cell>
          <table:table-cell office:value-type="float" office:value="6121116797" calcext:value-type="float">
            <text:p>6121116797</text:p>
          </table:table-cell>
          <table:table-cell office:value-type="float" office:value="2837975138" calcext:value-type="float">
            <text:p>2837975138</text:p>
          </table:table-cell>
          <table:table-cell office:value-type="float" office:value="4957127669" calcext:value-type="float">
            <text:p>4957127669</text:p>
          </table:table-cell>
          <table:table-cell office:value-type="float" office:value="7432183757" calcext:value-type="float">
            <text:p>7432183757</text:p>
          </table:table-cell>
          <table:table-cell office:value-type="float" office:value="2925559541" calcext:value-type="float">
            <text:p>2925559541</text:p>
          </table:table-cell>
          <table:table-cell office:value-type="float" office:value="3111058981" calcext:value-type="float">
            <text:p>3111058981</text:p>
          </table:table-cell>
          <table:table-cell office:value-type="float" office:value="5684127826" calcext:value-type="float">
            <text:p>5684127826</text:p>
          </table:table-cell>
          <table:table-cell office:value-type="float" office:value="5097940000" calcext:value-type="float">
            <text:p>5097940000</text:p>
          </table:table-cell>
          <table:table-cell office:value-type="float" office:value="5851803200" calcext:value-type="float">
            <text:p>5851803200</text:p>
          </table:table-cell>
          <table:table-cell office:value-type="float" office:value="4306037833" calcext:value-type="float">
            <text:p>4306037833</text:p>
          </table:table-cell>
          <table:table-cell office:value-type="float" office:value="10432178761" calcext:value-type="float">
            <text:p>10432178761</text:p>
          </table:table-cell>
          <table:table-cell office:value-type="float" office:value="6015400712" calcext:value-type="float">
            <text:p>6015400712</text:p>
          </table:table-cell>
          <table:table-cell office:value-type="float" office:value="7515717025" calcext:value-type="float">
            <text:p>7515717025</text:p>
          </table:table-cell>
          <table:table-cell office:value-type="float" office:value="5720844785" calcext:value-type="float">
            <text:p>5720844785</text:p>
          </table:table-cell>
          <table:table-cell office:value-type="float" office:value="8242556648" calcext:value-type="float">
            <text:p>8242556648</text:p>
          </table:table-cell>
          <table:table-cell office:value-type="float" office:value="11183733985" calcext:value-type="float">
            <text:p>11183733985</text:p>
          </table:table-cell>
          <table:table-cell office:value-type="float" office:value="4362525050" calcext:value-type="float">
            <text:p>4362525050</text:p>
          </table:table-cell>
          <table:table-cell office:value-type="float" office:value="10266110066" calcext:value-type="float">
            <text:p>10266110066</text:p>
          </table:table-cell>
          <table:table-cell office:value-type="float" office:value="5046973578" calcext:value-type="float">
            <text:p>5046973578</text:p>
          </table:table-cell>
          <table:table-cell office:value-type="float" office:value="4824898613" calcext:value-type="float">
            <text:p>4824898613</text:p>
          </table:table-cell>
          <table:table-cell office:value-type="string" calcext:value-type="string">
            <text:p><text:s/></text:p>
          </table:table-cell>
          <table:table-cell table:formula="of:=MIN([.B38:.CW38])" office:value-type="float" office:value="40270913" calcext:value-type="float">
            <text:p>40270913</text:p>
          </table:table-cell>
        </table:table-row>
        <table:table-row table:style-name="ro1">
          <table:table-cell office:value-type="string" calcext:value-type="string">
            <text:p>(36356, 44512)</text:p>
          </table:table-cell>
          <table:table-cell office:value-type="float" office:value="2258328265" calcext:value-type="float">
            <text:p>2258328265</text:p>
          </table:table-cell>
          <table:table-cell office:value-type="float" office:value="1303792153" calcext:value-type="float">
            <text:p>1303792153</text:p>
          </table:table-cell>
          <table:table-cell office:value-type="float" office:value="1463594656" calcext:value-type="float">
            <text:p>1463594656</text:p>
          </table:table-cell>
          <table:table-cell office:value-type="float" office:value="3085202345" calcext:value-type="float">
            <text:p>3085202345</text:p>
          </table:table-cell>
          <table:table-cell office:value-type="float" office:value="1121871285" calcext:value-type="float">
            <text:p>1121871285</text:p>
          </table:table-cell>
          <table:table-cell office:value-type="float" office:value="1029016580" calcext:value-type="float">
            <text:p>1029016580</text:p>
          </table:table-cell>
          <table:table-cell office:value-type="float" office:value="2028172573" calcext:value-type="float">
            <text:p>2028172573</text:p>
          </table:table-cell>
          <table:table-cell office:value-type="float" office:value="2555115329" calcext:value-type="float">
            <text:p>2555115329</text:p>
          </table:table-cell>
          <table:table-cell office:value-type="float" office:value="983677252" calcext:value-type="float">
            <text:p>983677252</text:p>
          </table:table-cell>
          <table:table-cell office:value-type="float" office:value="3232210720" calcext:value-type="float">
            <text:p>3232210720</text:p>
          </table:table-cell>
          <table:table-cell office:value-type="float" office:value="521803412" calcext:value-type="float">
            <text:p>521803412</text:p>
          </table:table-cell>
          <table:table-cell office:value-type="float" office:value="382661129" calcext:value-type="float">
            <text:p>382661129</text:p>
          </table:table-cell>
          <table:table-cell office:value-type="float" office:value="295122560" calcext:value-type="float">
            <text:p>295122560</text:p>
          </table:table-cell>
          <table:table-cell office:value-type="float" office:value="1498663300" calcext:value-type="float">
            <text:p>1498663300</text:p>
          </table:table-cell>
          <table:table-cell office:value-type="float" office:value="779296050" calcext:value-type="float">
            <text:p>779296050</text:p>
          </table:table-cell>
          <table:table-cell office:value-type="float" office:value="2308322441" calcext:value-type="float">
            <text:p>2308322441</text:p>
          </table:table-cell>
          <table:table-cell office:value-type="float" office:value="2395636002" calcext:value-type="float">
            <text:p>2395636002</text:p>
          </table:table-cell>
          <table:table-cell office:value-type="float" office:value="406725833" calcext:value-type="float">
            <text:p>406725833</text:p>
          </table:table-cell>
          <table:table-cell office:value-type="float" office:value="180209690" calcext:value-type="float">
            <text:p>180209690</text:p>
          </table:table-cell>
          <table:table-cell office:value-type="float" office:value="969695505" calcext:value-type="float">
            <text:p>969695505</text:p>
          </table:table-cell>
          <table:table-cell office:value-type="float" office:value="1185282922" calcext:value-type="float">
            <text:p>1185282922</text:p>
          </table:table-cell>
          <table:table-cell office:value-type="float" office:value="678454825" calcext:value-type="float">
            <text:p>678454825</text:p>
          </table:table-cell>
          <table:table-cell office:value-type="float" office:value="2021331330" calcext:value-type="float">
            <text:p>2021331330</text:p>
          </table:table-cell>
          <table:table-cell office:value-type="float" office:value="1582098440" calcext:value-type="float">
            <text:p>1582098440</text:p>
          </table:table-cell>
          <table:table-cell office:value-type="float" office:value="2758553890" calcext:value-type="float">
            <text:p>2758553890</text:p>
          </table:table-cell>
          <table:table-cell office:value-type="float" office:value="1391340865" calcext:value-type="float">
            <text:p>1391340865</text:p>
          </table:table-cell>
          <table:table-cell office:value-type="float" office:value="131570297" calcext:value-type="float">
            <text:p>131570297</text:p>
          </table:table-cell>
          <table:table-cell office:value-type="float" office:value="406034561" calcext:value-type="float">
            <text:p>406034561</text:p>
          </table:table-cell>
          <table:table-cell office:value-type="float" office:value="36168768" calcext:value-type="float">
            <text:p>36168768</text:p>
          </table:table-cell>
          <table:table-cell office:value-type="float" office:value="1805201285" calcext:value-type="float">
            <text:p>1805201285</text:p>
          </table:table-cell>
          <table:table-cell office:value-type="float" office:value="2555810249" calcext:value-type="float">
            <text:p>2555810249</text:p>
          </table:table-cell>
          <table:table-cell office:value-type="float" office:value="1464159770" calcext:value-type="float">
            <text:p>1464159770</text:p>
          </table:table-cell>
          <table:table-cell office:value-type="float" office:value="32290141" calcext:value-type="float">
            <text:p>32290141</text:p>
          </table:table-cell>
          <table:table-cell office:value-type="float" office:value="130184977" calcext:value-type="float">
            <text:p>130184977</text:p>
          </table:table-cell>
          <table:table-cell office:value-type="float" office:value="275460553" calcext:value-type="float">
            <text:p>275460553</text:p>
          </table:table-cell>
          <table:table-cell office:value-type="float" office:value="458975905" calcext:value-type="float">
            <text:p>458975905</text:p>
          </table:table-cell>
          <table:table-cell office:value-type="float" office:value="1873881637" calcext:value-type="float">
            <text:p>1873881637</text:p>
          </table:table-cell>
          <table:table-cell office:value-type="float" office:value="2732553613" calcext:value-type="float">
            <text:p>2732553613</text:p>
          </table:table-cell>
          <table:table-cell office:value-type="float" office:value="1144712405" calcext:value-type="float">
            <text:p>1144712405</text:p>
          </table:table-cell>
          <table:table-cell office:value-type="float" office:value="1967223578" calcext:value-type="float">
            <text:p>1967223578</text:p>
          </table:table-cell>
          <table:table-cell office:value-type="float" office:value="1153016685" calcext:value-type="float">
            <text:p>1153016685</text:p>
          </table:table-cell>
          <table:table-cell office:value-type="float" office:value="51493357" calcext:value-type="float">
            <text:p>51493357</text:p>
          </table:table-cell>
          <table:table-cell office:value-type="float" office:value="1879502297" calcext:value-type="float">
            <text:p>1879502297</text:p>
          </table:table-cell>
          <table:table-cell office:value-type="float" office:value="121642049" calcext:value-type="float">
            <text:p>121642049</text:p>
          </table:table-cell>
          <table:table-cell office:value-type="float" office:value="260018152" calcext:value-type="float">
            <text:p>260018152</text:p>
          </table:table-cell>
          <table:table-cell office:value-type="float" office:value="580846285" calcext:value-type="float">
            <text:p>580846285</text:p>
          </table:table-cell>
          <table:table-cell office:value-type="float" office:value="2290322897" calcext:value-type="float">
            <text:p>2290322897</text:p>
          </table:table-cell>
          <table:table-cell office:value-type="float" office:value="125085364" calcext:value-type="float">
            <text:p>125085364</text:p>
          </table:table-cell>
          <table:table-cell office:value-type="float" office:value="169235545" calcext:value-type="float">
            <text:p>169235545</text:p>
          </table:table-cell>
          <table:table-cell office:value-type="float" office:value="2180869549" calcext:value-type="float">
            <text:p>2180869549</text:p>
          </table:table-cell>
          <table:table-cell office:value-type="float" office:value="2066155012" calcext:value-type="float">
            <text:p>2066155012</text:p>
          </table:table-cell>
          <table:table-cell office:value-type="float" office:value="1612385380" calcext:value-type="float">
            <text:p>1612385380</text:p>
          </table:table-cell>
          <table:table-cell office:value-type="float" office:value="1778083073" calcext:value-type="float">
            <text:p>1778083073</text:p>
          </table:table-cell>
          <table:table-cell office:value-type="float" office:value="1152596497" calcext:value-type="float">
            <text:p>1152596497</text:p>
          </table:table-cell>
          <table:table-cell office:value-type="float" office:value="1529895208" calcext:value-type="float">
            <text:p>1529895208</text:p>
          </table:table-cell>
          <table:table-cell office:value-type="float" office:value="1471917577" calcext:value-type="float">
            <text:p>1471917577</text:p>
          </table:table-cell>
          <table:table-cell office:value-type="float" office:value="2307137941" calcext:value-type="float">
            <text:p>2307137941</text:p>
          </table:table-cell>
          <table:table-cell office:value-type="float" office:value="700603033" calcext:value-type="float">
            <text:p>700603033</text:p>
          </table:table-cell>
          <table:table-cell office:value-type="float" office:value="659724185" calcext:value-type="float">
            <text:p>659724185</text:p>
          </table:table-cell>
          <table:table-cell office:value-type="float" office:value="2147136386" calcext:value-type="float">
            <text:p>2147136386</text:p>
          </table:table-cell>
          <table:table-cell office:value-type="float" office:value="956758100" calcext:value-type="float">
            <text:p>956758100</text:p>
          </table:table-cell>
          <table:table-cell office:value-type="float" office:value="843658985" calcext:value-type="float">
            <text:p>843658985</text:p>
          </table:table-cell>
          <table:table-cell office:value-type="float" office:value="2106175114" calcext:value-type="float">
            <text:p>2106175114</text:p>
          </table:table-cell>
          <table:table-cell office:value-type="float" office:value="1161904160" calcext:value-type="float">
            <text:p>1161904160</text:p>
          </table:table-cell>
          <table:table-cell office:value-type="float" office:value="3682096501" calcext:value-type="float">
            <text:p>3682096501</text:p>
          </table:table-cell>
          <table:table-cell office:value-type="float" office:value="3610765028" calcext:value-type="float">
            <text:p>3610765028</text:p>
          </table:table-cell>
          <table:table-cell office:value-type="float" office:value="1077261485" calcext:value-type="float">
            <text:p>1077261485</text:p>
          </table:table-cell>
          <table:table-cell office:value-type="float" office:value="1560851945" calcext:value-type="float">
            <text:p>1560851945</text:p>
          </table:table-cell>
          <table:table-cell office:value-type="float" office:value="1484089298" calcext:value-type="float">
            <text:p>1484089298</text:p>
          </table:table-cell>
          <table:table-cell office:value-type="float" office:value="1672518629" calcext:value-type="float">
            <text:p>1672518629</text:p>
          </table:table-cell>
          <table:table-cell office:value-type="float" office:value="1477176002" calcext:value-type="float">
            <text:p>1477176002</text:p>
          </table:table-cell>
          <table:table-cell office:value-type="float" office:value="2087135866" calcext:value-type="float">
            <text:p>2087135866</text:p>
          </table:table-cell>
          <table:table-cell office:value-type="float" office:value="1502336225" calcext:value-type="float">
            <text:p>1502336225</text:p>
          </table:table-cell>
          <table:table-cell office:value-type="float" office:value="1545110005" calcext:value-type="float">
            <text:p>1545110005</text:p>
          </table:table-cell>
          <table:table-cell office:value-type="float" office:value="3259474772" calcext:value-type="float">
            <text:p>3259474772</text:p>
          </table:table-cell>
          <table:table-cell office:value-type="float" office:value="1859587033" calcext:value-type="float">
            <text:p>1859587033</text:p>
          </table:table-cell>
          <table:table-cell office:value-type="float" office:value="3513236032" calcext:value-type="float">
            <text:p>3513236032</text:p>
          </table:table-cell>
          <table:table-cell office:value-type="float" office:value="1915354384" calcext:value-type="float">
            <text:p>1915354384</text:p>
          </table:table-cell>
          <table:table-cell office:value-type="float" office:value="2458652986" calcext:value-type="float">
            <text:p>2458652986</text:p>
          </table:table-cell>
          <table:table-cell office:value-type="float" office:value="2600127938" calcext:value-type="float">
            <text:p>2600127938</text:p>
          </table:table-cell>
          <table:table-cell office:value-type="float" office:value="2900299625" calcext:value-type="float">
            <text:p>2900299625</text:p>
          </table:table-cell>
          <table:table-cell office:value-type="float" office:value="2600813768" calcext:value-type="float">
            <text:p>2600813768</text:p>
          </table:table-cell>
          <table:table-cell office:value-type="float" office:value="2527917017" calcext:value-type="float">
            <text:p>2527917017</text:p>
          </table:table-cell>
          <table:table-cell office:value-type="float" office:value="3687648125" calcext:value-type="float">
            <text:p>3687648125</text:p>
          </table:table-cell>
          <table:table-cell office:value-type="float" office:value="3559834445" calcext:value-type="float">
            <text:p>3559834445</text:p>
          </table:table-cell>
          <table:table-cell office:value-type="float" office:value="3096396225" calcext:value-type="float">
            <text:p>3096396225</text:p>
          </table:table-cell>
          <table:table-cell office:value-type="float" office:value="2945440656" calcext:value-type="float">
            <text:p>2945440656</text:p>
          </table:table-cell>
          <table:table-cell office:value-type="float" office:value="2757140858" calcext:value-type="float">
            <text:p>2757140858</text:p>
          </table:table-cell>
          <table:table-cell office:value-type="float" office:value="3043803578" calcext:value-type="float">
            <text:p>3043803578</text:p>
          </table:table-cell>
          <table:table-cell office:value-type="float" office:value="2612779217" calcext:value-type="float">
            <text:p>2612779217</text:p>
          </table:table-cell>
          <table:table-cell office:value-type="float" office:value="5584470961" calcext:value-type="float">
            <text:p>5584470961</text:p>
          </table:table-cell>
          <table:table-cell office:value-type="float" office:value="3192739514" calcext:value-type="float">
            <text:p>3192739514</text:p>
          </table:table-cell>
          <table:table-cell office:value-type="float" office:value="3977259093" calcext:value-type="float">
            <text:p>3977259093</text:p>
          </table:table-cell>
          <table:table-cell office:value-type="float" office:value="3260270533" calcext:value-type="float">
            <text:p>3260270533</text:p>
          </table:table-cell>
          <table:table-cell office:value-type="float" office:value="4485691850" calcext:value-type="float">
            <text:p>4485691850</text:p>
          </table:table-cell>
          <table:table-cell office:value-type="float" office:value="6238488161" calcext:value-type="float">
            <text:p>6238488161</text:p>
          </table:table-cell>
          <table:table-cell office:value-type="float" office:value="3391789316" calcext:value-type="float">
            <text:p>3391789316</text:p>
          </table:table-cell>
          <table:table-cell office:value-type="float" office:value="5776903876" calcext:value-type="float">
            <text:p>5776903876</text:p>
          </table:table-cell>
          <table:table-cell office:value-type="float" office:value="3639206728" calcext:value-type="float">
            <text:p>3639206728</text:p>
          </table:table-cell>
          <table:table-cell office:value-type="float" office:value="4464731893" calcext:value-type="float">
            <text:p>4464731893</text:p>
          </table:table-cell>
          <table:table-cell office:value-type="string" calcext:value-type="string">
            <text:p><text:s/></text:p>
          </table:table-cell>
          <table:table-cell table:formula="of:=MIN([.B39:.CW39])" office:value-type="float" office:value="32290141" calcext:value-type="float">
            <text:p>32290141</text:p>
          </table:table-cell>
        </table:table-row>
        <table:table-row table:style-name="ro1">
          <table:table-cell office:value-type="string" calcext:value-type="string">
            <text:p>(36844, 45633)</text:p>
          </table:table-cell>
          <table:table-cell office:value-type="float" office:value="2225681440" calcext:value-type="float">
            <text:p>2225681440</text:p>
          </table:table-cell>
          <table:table-cell office:value-type="float" office:value="1350970900" calcext:value-type="float">
            <text:p>1350970900</text:p>
          </table:table-cell>
          <table:table-cell office:value-type="float" office:value="1467871817" calcext:value-type="float">
            <text:p>1467871817</text:p>
          </table:table-cell>
          <table:table-cell office:value-type="float" office:value="3217422112" calcext:value-type="float">
            <text:p>3217422112</text:p>
          </table:table-cell>
          <table:table-cell office:value-type="float" office:value="1177308548" calcext:value-type="float">
            <text:p>1177308548</text:p>
          </table:table-cell>
          <table:table-cell office:value-type="float" office:value="1032621525" calcext:value-type="float">
            <text:p>1032621525</text:p>
          </table:table-cell>
          <table:table-cell office:value-type="float" office:value="2134670984" calcext:value-type="float">
            <text:p>2134670984</text:p>
          </table:table-cell>
          <table:table-cell office:value-type="float" office:value="2485955618" calcext:value-type="float">
            <text:p>2485955618</text:p>
          </table:table-cell>
          <table:table-cell office:value-type="float" office:value="1054916713" calcext:value-type="float">
            <text:p>1054916713</text:p>
          </table:table-cell>
          <table:table-cell office:value-type="float" office:value="3138422825" calcext:value-type="float">
            <text:p>3138422825</text:p>
          </table:table-cell>
          <table:table-cell office:value-type="float" office:value="518408941" calcext:value-type="float">
            <text:p>518408941</text:p>
          </table:table-cell>
          <table:table-cell office:value-type="float" office:value="400344400" calcext:value-type="float">
            <text:p>400344400</text:p>
          </table:table-cell>
          <table:table-cell office:value-type="float" office:value="317087537" calcext:value-type="float">
            <text:p>317087537</text:p>
          </table:table-cell>
          <table:table-cell office:value-type="float" office:value="1435340201" calcext:value-type="float">
            <text:p>1435340201</text:p>
          </table:table-cell>
          <table:table-cell office:value-type="float" office:value="741697505" calcext:value-type="float">
            <text:p>741697505</text:p>
          </table:table-cell>
          <table:table-cell office:value-type="float" office:value="2221113460" calcext:value-type="float">
            <text:p>2221113460</text:p>
          </table:table-cell>
          <table:table-cell office:value-type="float" office:value="2306241701" calcext:value-type="float">
            <text:p>2306241701</text:p>
          </table:table-cell>
          <table:table-cell office:value-type="float" office:value="454152052" calcext:value-type="float">
            <text:p>454152052</text:p>
          </table:table-cell>
          <table:table-cell office:value-type="float" office:value="203945641" calcext:value-type="float">
            <text:p>203945641</text:p>
          </table:table-cell>
          <table:table-cell office:value-type="float" office:value="918783818" calcext:value-type="float">
            <text:p>918783818</text:p>
          </table:table-cell>
          <table:table-cell office:value-type="float" office:value="1270815773" calcext:value-type="float">
            <text:p>1270815773</text:p>
          </table:table-cell>
          <table:table-cell office:value-type="float" office:value="638222800" calcext:value-type="float">
            <text:p>638222800</text:p>
          </table:table-cell>
          <table:table-cell office:value-type="float" office:value="1934967725" calcext:value-type="float">
            <text:p>1934967725</text:p>
          </table:table-cell>
          <table:table-cell office:value-type="float" office:value="1506702389" calcext:value-type="float">
            <text:p>1506702389</text:p>
          </table:table-cell>
          <table:table-cell office:value-type="float" office:value="2653407529" calcext:value-type="float">
            <text:p>2653407529</text:p>
          </table:table-cell>
          <table:table-cell office:value-type="float" office:value="1482346960" calcext:value-type="float">
            <text:p>1482346960</text:p>
          </table:table-cell>
          <table:table-cell office:value-type="float" office:value="159448096" calcext:value-type="float">
            <text:p>159448096</text:p>
          </table:table-cell>
          <table:table-cell office:value-type="float" office:value="456788338" calcext:value-type="float">
            <text:p>456788338</text:p>
          </table:table-cell>
          <table:table-cell office:value-type="float" office:value="49755521" calcext:value-type="float">
            <text:p>49755521</text:p>
          </table:table-cell>
          <table:table-cell office:value-type="float" office:value="1715508104" calcext:value-type="float">
            <text:p>1715508104</text:p>
          </table:table-cell>
          <table:table-cell office:value-type="float" office:value="2447049618" calcext:value-type="float">
            <text:p>2447049618</text:p>
          </table:table-cell>
          <table:table-cell office:value-type="float" office:value="1552927129" calcext:value-type="float">
            <text:p>1552927129</text:p>
          </table:table-cell>
          <table:table-cell office:value-type="float" office:value="23113778" calcext:value-type="float">
            <text:p>23113778</text:p>
          </table:table-cell>
          <table:table-cell office:value-type="float" office:value="158402836" calcext:value-type="float">
            <text:p>158402836</text:p>
          </table:table-cell>
          <table:table-cell office:value-type="float" office:value="239733152" calcext:value-type="float">
            <text:p>239733152</text:p>
          </table:table-cell>
          <table:table-cell office:value-type="float" office:value="412268548" calcext:value-type="float">
            <text:p>412268548</text:p>
          </table:table-cell>
          <table:table-cell office:value-type="float" office:value="1971021178" calcext:value-type="float">
            <text:p>1971021178</text:p>
          </table:table-cell>
          <table:table-cell office:value-type="float" office:value="2615018132" calcext:value-type="float">
            <text:p>2615018132</text:p>
          </table:table-cell>
          <table:table-cell office:value-type="float" office:value="1219117864" calcext:value-type="float">
            <text:p>1219117864</text:p>
          </table:table-cell>
          <table:table-cell office:value-type="float" office:value="2065264385" calcext:value-type="float">
            <text:p>2065264385</text:p>
          </table:table-cell>
          <table:table-cell office:value-type="float" office:value="1075847690" calcext:value-type="float">
            <text:p>1075847690</text:p>
          </table:table-cell>
          <table:table-cell office:value-type="float" office:value="63405460" calcext:value-type="float">
            <text:p>63405460</text:p>
          </table:table-cell>
          <table:table-cell office:value-type="float" office:value="1779090580" calcext:value-type="float">
            <text:p>1779090580</text:p>
          </table:table-cell>
          <table:table-cell office:value-type="float" office:value="137677986" calcext:value-type="float">
            <text:p>137677986</text:p>
          </table:table-cell>
          <table:table-cell office:value-type="float" office:value="288654725" calcext:value-type="float">
            <text:p>288654725</text:p>
          </table:table-cell>
          <table:table-cell office:value-type="float" office:value="523505416" calcext:value-type="float">
            <text:p>523505416</text:p>
          </table:table-cell>
          <table:table-cell office:value-type="float" office:value="2177165506" calcext:value-type="float">
            <text:p>2177165506</text:p>
          </table:table-cell>
          <table:table-cell office:value-type="float" office:value="110396201" calcext:value-type="float">
            <text:p>110396201</text:p>
          </table:table-cell>
          <table:table-cell office:value-type="float" office:value="163001936" calcext:value-type="float">
            <text:p>163001936</text:p>
          </table:table-cell>
          <table:table-cell office:value-type="float" office:value="2068469402" calcext:value-type="float">
            <text:p>2068469402</text:p>
          </table:table-cell>
          <table:table-cell office:value-type="float" office:value="2146274825" calcext:value-type="float">
            <text:p>2146274825</text:p>
          </table:table-cell>
          <table:table-cell office:value-type="float" office:value="1515721205" calcext:value-type="float">
            <text:p>1515721205</text:p>
          </table:table-cell>
          <table:table-cell office:value-type="float" office:value="1676652066" calcext:value-type="float">
            <text:p>1676652066</text:p>
          </table:table-cell>
          <table:table-cell office:value-type="float" office:value="1198015636" calcext:value-type="float">
            <text:p>1198015636</text:p>
          </table:table-cell>
          <table:table-cell office:value-type="float" office:value="1588516469" calcext:value-type="float">
            <text:p>1588516469</text:p>
          </table:table-cell>
          <table:table-cell office:value-type="float" office:value="1380423010" calcext:value-type="float">
            <text:p>1380423010</text:p>
          </table:table-cell>
          <table:table-cell office:value-type="float" office:value="2191197604" calcext:value-type="float">
            <text:p>2191197604</text:p>
          </table:table-cell>
          <table:table-cell office:value-type="float" office:value="647329252" calcext:value-type="float">
            <text:p>647329252</text:p>
          </table:table-cell>
          <table:table-cell office:value-type="float" office:value="613499218" calcext:value-type="float">
            <text:p>613499218</text:p>
          </table:table-cell>
          <table:table-cell office:value-type="float" office:value="2214435353" calcext:value-type="float">
            <text:p>2214435353</text:p>
          </table:table-cell>
          <table:table-cell office:value-type="float" office:value="895062265" calcext:value-type="float">
            <text:p>895062265</text:p>
          </table:table-cell>
          <table:table-cell office:value-type="float" office:value="831329362" calcext:value-type="float">
            <text:p>831329362</text:p>
          </table:table-cell>
          <table:table-cell office:value-type="float" office:value="2160410381" calcext:value-type="float">
            <text:p>2160410381</text:p>
          </table:table-cell>
          <table:table-cell office:value-type="float" office:value="1176726745" calcext:value-type="float">
            <text:p>1176726745</text:p>
          </table:table-cell>
          <table:table-cell office:value-type="float" office:value="3535926728" calcext:value-type="float">
            <text:p>3535926728</text:p>
          </table:table-cell>
          <table:table-cell office:value-type="float" office:value="3466178329" calcext:value-type="float">
            <text:p>3466178329</text:p>
          </table:table-cell>
          <table:table-cell office:value-type="float" office:value="1045040314" calcext:value-type="float">
            <text:p>1045040314</text:p>
          </table:table-cell>
          <table:table-cell office:value-type="float" office:value="1570396932" calcext:value-type="float">
            <text:p>1570396932</text:p>
          </table:table-cell>
          <table:table-cell office:value-type="float" office:value="1486065709" calcext:value-type="float">
            <text:p>1486065709</text:p>
          </table:table-cell>
          <table:table-cell office:value-type="float" office:value="1684321858" calcext:value-type="float">
            <text:p>1684321858</text:p>
          </table:table-cell>
          <table:table-cell office:value-type="float" office:value="1470736865" calcext:value-type="float">
            <text:p>1470736865</text:p>
          </table:table-cell>
          <table:table-cell office:value-type="float" office:value="2110343749" calcext:value-type="float">
            <text:p>2110343749</text:p>
          </table:table-cell>
          <table:table-cell office:value-type="float" office:value="1470416490" calcext:value-type="float">
            <text:p>1470416490</text:p>
          </table:table-cell>
          <table:table-cell office:value-type="float" office:value="1500722450" calcext:value-type="float">
            <text:p>1500722450</text:p>
          </table:table-cell>
          <table:table-cell office:value-type="float" office:value="3312993841" calcext:value-type="float">
            <text:p>3312993841</text:p>
          </table:table-cell>
          <table:table-cell office:value-type="float" office:value="1792053562" calcext:value-type="float">
            <text:p>1792053562</text:p>
          </table:table-cell>
          <table:table-cell office:value-type="float" office:value="3381167681" calcext:value-type="float">
            <text:p>3381167681</text:p>
          </table:table-cell>
          <table:table-cell office:value-type="float" office:value="1870858705" calcext:value-type="float">
            <text:p>1870858705</text:p>
          </table:table-cell>
          <table:table-cell office:value-type="float" office:value="2366011577" calcext:value-type="float">
            <text:p>2366011577</text:p>
          </table:table-cell>
          <table:table-cell office:value-type="float" office:value="2612635801" calcext:value-type="float">
            <text:p>2612635801</text:p>
          </table:table-cell>
          <table:table-cell office:value-type="float" office:value="2793037970" calcext:value-type="float">
            <text:p>2793037970</text:p>
          </table:table-cell>
          <table:table-cell office:value-type="float" office:value="2602048237" calcext:value-type="float">
            <text:p>2602048237</text:p>
          </table:table-cell>
          <table:table-cell office:value-type="float" office:value="2448304916" calcext:value-type="float">
            <text:p>2448304916</text:p>
          </table:table-cell>
          <table:table-cell office:value-type="float" office:value="3559618760" calcext:value-type="float">
            <text:p>3559618760</text:p>
          </table:table-cell>
          <table:table-cell office:value-type="float" office:value="3591993704" calcext:value-type="float">
            <text:p>3591993704</text:p>
          </table:table-cell>
          <table:table-cell office:value-type="float" office:value="3103937954" calcext:value-type="float">
            <text:p>3103937954</text:p>
          </table:table-cell>
          <table:table-cell office:value-type="float" office:value="2853002417" calcext:value-type="float">
            <text:p>2853002417</text:p>
          </table:table-cell>
          <table:table-cell office:value-type="float" office:value="2679095025" calcext:value-type="float">
            <text:p>2679095025</text:p>
          </table:table-cell>
          <table:table-cell office:value-type="float" office:value="2948509625" calcext:value-type="float">
            <text:p>2948509625</text:p>
          </table:table-cell>
          <table:table-cell office:value-type="float" office:value="2558279034" calcext:value-type="float">
            <text:p>2558279034</text:p>
          </table:table-cell>
          <table:table-cell office:value-type="float" office:value="5414274368" calcext:value-type="float">
            <text:p>5414274368</text:p>
          </table:table-cell>
          <table:table-cell office:value-type="float" office:value="3096074621" calcext:value-type="float">
            <text:p>3096074621</text:p>
          </table:table-cell>
          <table:table-cell office:value-type="float" office:value="3853434626" calcext:value-type="float">
            <text:p>3853434626</text:p>
          </table:table-cell>
          <table:table-cell office:value-type="float" office:value="3175279330" calcext:value-type="float">
            <text:p>3175279330</text:p>
          </table:table-cell>
          <table:table-cell office:value-type="float" office:value="4352317565" calcext:value-type="float">
            <text:p>4352317565</text:p>
          </table:table-cell>
          <table:table-cell office:value-type="float" office:value="6061605490" calcext:value-type="float">
            <text:p>6061605490</text:p>
          </table:table-cell>
          <table:table-cell office:value-type="float" office:value="3360093125" calcext:value-type="float">
            <text:p>3360093125</text:p>
          </table:table-cell>
          <table:table-cell office:value-type="float" office:value="5614986133" calcext:value-type="float">
            <text:p>5614986133</text:p>
          </table:table-cell>
          <table:table-cell office:value-type="float" office:value="3589857037" calcext:value-type="float">
            <text:p>3589857037</text:p>
          </table:table-cell>
          <table:table-cell office:value-type="float" office:value="4451906402" calcext:value-type="float">
            <text:p>4451906402</text:p>
          </table:table-cell>
          <table:table-cell office:value-type="string" calcext:value-type="string">
            <text:p><text:s/></text:p>
          </table:table-cell>
          <table:table-cell table:formula="of:=MIN([.B40:.CW40])" office:value-type="float" office:value="23113778" calcext:value-type="float">
            <text:p>23113778</text:p>
          </table:table-cell>
        </table:table-row>
        <table:table-row table:style-name="ro1">
          <table:table-cell office:value-type="string" calcext:value-type="string">
            <text:p>(37638, 13169)</text:p>
          </table:table-cell>
          <table:table-cell office:value-type="float" office:value="5273920340" calcext:value-type="float">
            <text:p>5273920340</text:p>
          </table:table-cell>
          <table:table-cell office:value-type="float" office:value="2078875016" calcext:value-type="float">
            <text:p>2078875016</text:p>
          </table:table-cell>
          <table:table-cell office:value-type="float" office:value="3430079773" calcext:value-type="float">
            <text:p>3430079773</text:p>
          </table:table-cell>
          <table:table-cell office:value-type="float" office:value="1463683444" calcext:value-type="float">
            <text:p>1463683444</text:p>
          </table:table-cell>
          <table:table-cell office:value-type="float" office:value="1550397392" calcext:value-type="float">
            <text:p>1550397392</text:p>
          </table:table-cell>
          <table:table-cell office:value-type="float" office:value="2842045985" calcext:value-type="float">
            <text:p>2842045985</text:p>
          </table:table-cell>
          <table:table-cell office:value-type="float" office:value="959419492" calcext:value-type="float">
            <text:p>959419492</text:p>
          </table:table-cell>
          <table:table-cell office:value-type="float" office:value="6305582610" calcext:value-type="float">
            <text:p>6305582610</text:p>
          </table:table-cell>
          <table:table-cell office:value-type="float" office:value="714537485" calcext:value-type="float">
            <text:p>714537485</text:p>
          </table:table-cell>
          <table:table-cell office:value-type="float" office:value="7549150621" calcext:value-type="float">
            <text:p>7549150621</text:p>
          </table:table-cell>
          <table:table-cell office:value-type="float" office:value="2241560185" calcext:value-type="float">
            <text:p>2241560185</text:p>
          </table:table-cell>
          <table:table-cell office:value-type="float" office:value="1496787604" calcext:value-type="float">
            <text:p>1496787604</text:p>
          </table:table-cell>
          <table:table-cell office:value-type="float" office:value="1217169909" calcext:value-type="float">
            <text:p>1217169909</text:p>
          </table:table-cell>
          <table:table-cell office:value-type="float" office:value="4751379181" calcext:value-type="float">
            <text:p>4751379181</text:p>
          </table:table-cell>
          <table:table-cell office:value-type="float" office:value="3292248185" calcext:value-type="float">
            <text:p>3292248185</text:p>
          </table:table-cell>
          <table:table-cell office:value-type="float" office:value="6202494280" calcext:value-type="float">
            <text:p>6202494280</text:p>
          </table:table-cell>
          <table:table-cell office:value-type="float" office:value="6349625405" calcext:value-type="float">
            <text:p>6349625405</text:p>
          </table:table-cell>
          <table:table-cell office:value-type="float" office:value="531262600" calcext:value-type="float">
            <text:p>531262600</text:p>
          </table:table-cell>
          <table:table-cell office:value-type="float" office:value="921000361" calcext:value-type="float">
            <text:p>921000361</text:p>
          </table:table-cell>
          <table:table-cell office:value-type="float" office:value="3781980602" calcext:value-type="float">
            <text:p>3781980602</text:p>
          </table:table-cell>
          <table:table-cell office:value-type="float" office:value="173642365" calcext:value-type="float">
            <text:p>173642365</text:p>
          </table:table-cell>
          <table:table-cell office:value-type="float" office:value="3164464532" calcext:value-type="float">
            <text:p>3164464532</text:p>
          </table:table-cell>
          <table:table-cell office:value-type="float" office:value="5773440437" calcext:value-type="float">
            <text:p>5773440437</text:p>
          </table:table-cell>
          <table:table-cell office:value-type="float" office:value="5008002705" calcext:value-type="float">
            <text:p>5008002705</text:p>
          </table:table-cell>
          <table:table-cell office:value-type="float" office:value="7005674825" calcext:value-type="float">
            <text:p>7005674825</text:p>
          </table:table-cell>
          <table:table-cell office:value-type="float" office:value="112780676" calcext:value-type="float">
            <text:p>112780676</text:p>
          </table:table-cell>
          <table:table-cell office:value-type="float" office:value="613052980" calcext:value-type="float">
            <text:p>613052980</text:p>
          </table:table-cell>
          <table:table-cell office:value-type="float" office:value="240116578" calcext:value-type="float">
            <text:p>240116578</text:p>
          </table:table-cell>
          <table:table-cell office:value-type="float" office:value="834713861" calcext:value-type="float">
            <text:p>834713861</text:p>
          </table:table-cell>
          <table:table-cell office:value-type="float" office:value="5451734340" calcext:value-type="float">
            <text:p>5451734340</text:p>
          </table:table-cell>
          <table:table-cell office:value-type="float" office:value="6711076730" calcext:value-type="float">
            <text:p>6711076730</text:p>
          </table:table-cell>
          <table:table-cell office:value-type="float" office:value="55733185" calcext:value-type="float">
            <text:p>55733185</text:p>
          </table:table-cell>
          <table:table-cell office:value-type="float" office:value="1362296338" calcext:value-type="float">
            <text:p>1362296338</text:p>
          </table:table-cell>
          <table:table-cell office:value-type="float" office:value="407519240" calcext:value-type="float">
            <text:p>407519240</text:p>
          </table:table-cell>
          <table:table-cell office:value-type="float" office:value="2299856500" calcext:value-type="float">
            <text:p>2299856500</text:p>
          </table:table-cell>
          <table:table-cell office:value-type="float" office:value="2785473992" calcext:value-type="float">
            <text:p>2785473992</text:p>
          </table:table-cell>
          <table:table-cell office:value-type="float" office:value="142169810" calcext:value-type="float">
            <text:p>142169810</text:p>
          </table:table-cell>
          <table:table-cell office:value-type="float" office:value="6986078800" calcext:value-type="float">
            <text:p>6986078800</text:p>
          </table:table-cell>
          <table:table-cell office:value-type="float" office:value="7833460" calcext:value-type="float">
            <text:p>7833460</text:p>
          </table:table-cell>
          <table:table-cell office:value-type="float" office:value="169235001" calcext:value-type="float">
            <text:p>169235001</text:p>
          </table:table-cell>
          <table:table-cell office:value-type="float" office:value="4250585354" calcext:value-type="float">
            <text:p>4250585354</text:p>
          </table:table-cell>
          <table:table-cell office:value-type="float" office:value="636962768" calcext:value-type="float">
            <text:p>636962768</text:p>
          </table:table-cell>
          <table:table-cell office:value-type="float" office:value="5543137288" calcext:value-type="float">
            <text:p>5543137288</text:p>
          </table:table-cell>
          <table:table-cell office:value-type="float" office:value="515714810" calcext:value-type="float">
            <text:p>515714810</text:p>
          </table:table-cell>
          <table:table-cell office:value-type="float" office:value="297271153" calcext:value-type="float">
            <text:p>297271153</text:p>
          </table:table-cell>
          <table:table-cell office:value-type="float" office:value="2960877716" calcext:value-type="float">
            <text:p>2960877716</text:p>
          </table:table-cell>
          <table:table-cell office:value-type="float" office:value="6183599890" calcext:value-type="float">
            <text:p>6183599890</text:p>
          </table:table-cell>
          <table:table-cell office:value-type="float" office:value="1235978845" calcext:value-type="float">
            <text:p>1235978845</text:p>
          </table:table-cell>
          <table:table-cell office:value-type="float" office:value="986276116" calcext:value-type="float">
            <text:p>986276116</text:p>
          </table:table-cell>
          <table:table-cell office:value-type="float" office:value="5886455074" calcext:value-type="float">
            <text:p>5886455074</text:p>
          </table:table-cell>
          <table:table-cell office:value-type="float" office:value="355564333" calcext:value-type="float">
            <text:p>355564333</text:p>
          </table:table-cell>
          <table:table-cell office:value-type="float" office:value="4836350689" calcext:value-type="float">
            <text:p>4836350689</text:p>
          </table:table-cell>
          <table:table-cell office:value-type="float" office:value="5069622266" calcext:value-type="float">
            <text:p>5069622266</text:p>
          </table:table-cell>
          <table:table-cell office:value-type="float" office:value="334017320" calcext:value-type="float">
            <text:p>334017320</text:p>
          </table:table-cell>
          <table:table-cell office:value-type="float" office:value="336395137" calcext:value-type="float">
            <text:p>336395137</text:p>
          </table:table-cell>
          <table:table-cell office:value-type="float" office:value="4463962178" calcext:value-type="float">
            <text:p>4463962178</text:p>
          </table:table-cell>
          <table:table-cell office:value-type="float" office:value="5980861760" calcext:value-type="float">
            <text:p>5980861760</text:p>
          </table:table-cell>
          <table:table-cell office:value-type="float" office:value="2563010600" calcext:value-type="float">
            <text:p>2563010600</text:p>
          </table:table-cell>
          <table:table-cell office:value-type="float" office:value="2288358802" calcext:value-type="float">
            <text:p>2288358802</text:p>
          </table:table-cell>
          <table:table-cell office:value-type="float" office:value="579447513" calcext:value-type="float">
            <text:p>579447513</text:p>
          </table:table-cell>
          <table:table-cell office:value-type="float" office:value="2934397933" calcext:value-type="float">
            <text:p>2934397933</text:p>
          </table:table-cell>
          <table:table-cell office:value-type="float" office:value="1367021434" calcext:value-type="float">
            <text:p>1367021434</text:p>
          </table:table-cell>
          <table:table-cell office:value-type="float" office:value="763795405" calcext:value-type="float">
            <text:p>763795405</text:p>
          </table:table-cell>
          <table:table-cell office:value-type="float" office:value="917228461" calcext:value-type="float">
            <text:p>917228461</text:p>
          </table:table-cell>
          <table:table-cell office:value-type="float" office:value="7912652788" calcext:value-type="float">
            <text:p>7912652788</text:p>
          </table:table-cell>
          <table:table-cell office:value-type="float" office:value="7790550877" calcext:value-type="float">
            <text:p>7790550877</text:p>
          </table:table-cell>
          <table:table-cell office:value-type="float" office:value="2024421370" calcext:value-type="float">
            <text:p>2024421370</text:p>
          </table:table-cell>
          <table:table-cell office:value-type="float" office:value="1281396104" calcext:value-type="float">
            <text:p>1281396104</text:p>
          </table:table-cell>
          <table:table-cell office:value-type="float" office:value="1402547317" calcext:value-type="float">
            <text:p>1402547317</text:p>
          </table:table-cell>
          <table:table-cell office:value-type="float" office:value="1305114970" calcext:value-type="float">
            <text:p>1305114970</text:p>
          </table:table-cell>
          <table:table-cell office:value-type="float" office:value="1596123153" calcext:value-type="float">
            <text:p>1596123153</text:p>
          </table:table-cell>
          <table:table-cell office:value-type="float" office:value="1343243765" calcext:value-type="float">
            <text:p>1343243765</text:p>
          </table:table-cell>
          <table:table-cell office:value-type="float" office:value="2264996066" calcext:value-type="float">
            <text:p>2264996066</text:p>
          </table:table-cell>
          <table:table-cell office:value-type="float" office:value="2642994250" calcext:value-type="float">
            <text:p>2642994250</text:p>
          </table:table-cell>
          <table:table-cell office:value-type="float" office:value="1592289925" calcext:value-type="float">
            <text:p>1592289925</text:p>
          </table:table-cell>
          <table:table-cell office:value-type="float" office:value="3544981850" calcext:value-type="float">
            <text:p>3544981850</text:p>
          </table:table-cell>
          <table:table-cell office:value-type="float" office:value="6950864005" calcext:value-type="float">
            <text:p>6950864005</text:p>
          </table:table-cell>
          <table:table-cell office:value-type="float" office:value="2879505989" calcext:value-type="float">
            <text:p>2879505989</text:p>
          </table:table-cell>
          <table:table-cell office:value-type="float" office:value="4760623393" calcext:value-type="float">
            <text:p>4760623393</text:p>
          </table:table-cell>
          <table:table-cell office:value-type="float" office:value="1939630681" calcext:value-type="float">
            <text:p>1939630681</text:p>
          </table:table-cell>
          <table:table-cell office:value-type="float" office:value="5564001978" calcext:value-type="float">
            <text:p>5564001978</text:p>
          </table:table-cell>
          <table:table-cell office:value-type="float" office:value="2194947625" calcext:value-type="float">
            <text:p>2194947625</text:p>
          </table:table-cell>
          <table:table-cell office:value-type="float" office:value="4350208680" calcext:value-type="float">
            <text:p>4350208680</text:p>
          </table:table-cell>
          <table:table-cell office:value-type="float" office:value="6849171108" calcext:value-type="float">
            <text:p>6849171108</text:p>
          </table:table-cell>
          <table:table-cell office:value-type="float" office:value="2239282260" calcext:value-type="float">
            <text:p>2239282260</text:p>
          </table:table-cell>
          <table:table-cell office:value-type="float" office:value="2419218170" calcext:value-type="float">
            <text:p>2419218170</text:p>
          </table:table-cell>
          <table:table-cell office:value-type="float" office:value="5048731973" calcext:value-type="float">
            <text:p>5048731973</text:p>
          </table:table-cell>
          <table:table-cell office:value-type="float" office:value="4449275681" calcext:value-type="float">
            <text:p>4449275681</text:p>
          </table:table-cell>
          <table:table-cell office:value-type="float" office:value="5210431641" calcext:value-type="float">
            <text:p>5210431641</text:p>
          </table:table-cell>
          <table:table-cell office:value-type="float" office:value="3638699882" calcext:value-type="float">
            <text:p>3638699882</text:p>
          </table:table-cell>
          <table:table-cell office:value-type="float" office:value="9832141348" calcext:value-type="float">
            <text:p>9832141348</text:p>
          </table:table-cell>
          <table:table-cell office:value-type="float" office:value="5354531685" calcext:value-type="float">
            <text:p>5354531685</text:p>
          </table:table-cell>
          <table:table-cell office:value-type="float" office:value="6848574866" calcext:value-type="float">
            <text:p>6848574866</text:p>
          </table:table-cell>
          <table:table-cell office:value-type="float" office:value="5014050386" calcext:value-type="float">
            <text:p>5014050386</text:p>
          </table:table-cell>
          <table:table-cell office:value-type="float" office:value="7543476261" calcext:value-type="float">
            <text:p>7543476261</text:p>
          </table:table-cell>
          <table:table-cell office:value-type="float" office:value="10511865250" calcext:value-type="float">
            <text:p>10511865250</text:p>
          </table:table-cell>
          <table:table-cell office:value-type="float" office:value="3591891585" calcext:value-type="float">
            <text:p>3591891585</text:p>
          </table:table-cell>
          <table:table-cell office:value-type="float" office:value="9542633633" calcext:value-type="float">
            <text:p>9542633633</text:p>
          </table:table-cell>
          <table:table-cell office:value-type="float" office:value="4247041625" calcext:value-type="float">
            <text:p>4247041625</text:p>
          </table:table-cell>
          <table:table-cell office:value-type="float" office:value="3957468250" calcext:value-type="float">
            <text:p>3957468250</text:p>
          </table:table-cell>
          <table:table-cell office:value-type="string" calcext:value-type="string">
            <text:p><text:s/></text:p>
          </table:table-cell>
          <table:table-cell table:formula="of:=MIN([.B41:.CW41])" office:value-type="float" office:value="7833460" calcext:value-type="float">
            <text:p>7833460</text:p>
          </table:table-cell>
        </table:table-row>
        <table:table-row table:style-name="ro1">
          <table:table-cell office:value-type="string" calcext:value-type="string">
            <text:p>(38072, 58153)</text:p>
          </table:table-cell>
          <table:table-cell office:value-type="float" office:value="1727248528" calcext:value-type="float">
            <text:p>1727248528</text:p>
          </table:table-cell>
          <table:table-cell office:value-type="float" office:value="1746509860" calcext:value-type="float">
            <text:p>1746509860</text:p>
          </table:table-cell>
          <table:table-cell office:value-type="float" office:value="1386557065" calcext:value-type="float">
            <text:p>1386557065</text:p>
          </table:table-cell>
          <table:table-cell office:value-type="float" office:value="4568087120" calcext:value-type="float">
            <text:p>4568087120</text:p>
          </table:table-cell>
          <table:table-cell office:value-type="float" office:value="1697797764" calcext:value-type="float">
            <text:p>1697797764</text:p>
          </table:table-cell>
          <table:table-cell office:value-type="float" office:value="992524133" calcext:value-type="float">
            <text:p>992524133</text:p>
          </table:table-cell>
          <table:table-cell office:value-type="float" office:value="3245134408" calcext:value-type="float">
            <text:p>3245134408</text:p>
          </table:table-cell>
          <table:table-cell office:value-type="float" office:value="1660632170" calcext:value-type="float">
            <text:p>1660632170</text:p>
          </table:table-cell>
          <table:table-cell office:value-type="float" office:value="1824264169" calcext:value-type="float">
            <text:p>1824264169</text:p>
          </table:table-cell>
          <table:table-cell office:value-type="float" office:value="2072583721" calcext:value-type="float">
            <text:p>2072583721</text:p>
          </table:table-cell>
          <table:table-cell office:value-type="float" office:value="481881149" calcext:value-type="float">
            <text:p>481881149</text:p>
          </table:table-cell>
          <table:table-cell office:value-type="float" office:value="603836192" calcext:value-type="float">
            <text:p>603836192</text:p>
          </table:table-cell>
          <table:table-cell office:value-type="float" office:value="588869585" calcext:value-type="float">
            <text:p>588869585</text:p>
          </table:table-cell>
          <table:table-cell office:value-type="float" office:value="769841641" calcext:value-type="float">
            <text:p>769841641</text:p>
          </table:table-cell>
          <table:table-cell office:value-type="float" office:value="369307593" calcext:value-type="float">
            <text:p>369307593</text:p>
          </table:table-cell>
          <table:table-cell office:value-type="float" office:value="1296308036" calcext:value-type="float">
            <text:p>1296308036</text:p>
          </table:table-cell>
          <table:table-cell office:value-type="float" office:value="1357392429" calcext:value-type="float">
            <text:p>1357392429</text:p>
          </table:table-cell>
          <table:table-cell office:value-type="float" office:value="1034519492" calcext:value-type="float">
            <text:p>1034519492</text:p>
          </table:table-cell>
          <table:table-cell office:value-type="float" office:value="532772801" calcext:value-type="float">
            <text:p>532772801</text:p>
          </table:table-cell>
          <table:table-cell office:value-type="float" office:value="418326354" calcext:value-type="float">
            <text:p>418326354</text:p>
          </table:table-cell>
          <table:table-cell office:value-type="float" office:value="2296786069" calcext:value-type="float">
            <text:p>2296786069</text:p>
          </table:table-cell>
          <table:table-cell office:value-type="float" office:value="264870304" calcext:value-type="float">
            <text:p>264870304</text:p>
          </table:table-cell>
          <table:table-cell office:value-type="float" office:value="1053103509" calcext:value-type="float">
            <text:p>1053103509</text:p>
          </table:table-cell>
          <table:table-cell office:value-type="float" office:value="752861573" calcext:value-type="float">
            <text:p>752861573</text:p>
          </table:table-cell>
          <table:table-cell office:value-type="float" office:value="1570295233" calcext:value-type="float">
            <text:p>1570295233</text:p>
          </table:table-cell>
          <table:table-cell office:value-type="float" office:value="2601661696" calcext:value-type="float">
            <text:p>2601661696</text:p>
          </table:table-cell>
          <table:table-cell office:value-type="float" office:value="575126864" calcext:value-type="float">
            <text:p>575126864</text:p>
          </table:table-cell>
          <table:table-cell office:value-type="float" office:value="1130163770" calcext:value-type="float">
            <text:p>1130163770</text:p>
          </table:table-cell>
          <table:table-cell office:value-type="float" office:value="329164065" calcext:value-type="float">
            <text:p>329164065</text:p>
          </table:table-cell>
          <table:table-cell office:value-type="float" office:value="852655688" calcext:value-type="float">
            <text:p>852655688</text:p>
          </table:table-cell>
          <table:table-cell office:value-type="float" office:value="1378139690" calcext:value-type="float">
            <text:p>1378139690</text:p>
          </table:table-cell>
          <table:table-cell office:value-type="float" office:value="2701680353" calcext:value-type="float">
            <text:p>2701680353</text:p>
          </table:table-cell>
          <table:table-cell office:value-type="float" office:value="77989690" calcext:value-type="float">
            <text:p>77989690</text:p>
          </table:table-cell>
          <table:table-cell office:value-type="float" office:value="632938084" calcext:value-type="float">
            <text:p>632938084</text:p>
          </table:table-cell>
          <table:table-cell office:value-type="float" office:value="11641552" calcext:value-type="float">
            <text:p>11641552</text:p>
          </table:table-cell>
          <table:table-cell office:value-type="float" office:value="62931124" calcext:value-type="float">
            <text:p>62931124</text:p>
          </table:table-cell>
          <table:table-cell office:value-type="float" office:value="3238512274" calcext:value-type="float">
            <text:p>3238512274</text:p>
          </table:table-cell>
          <table:table-cell office:value-type="float" office:value="1489711732" calcext:value-type="float">
            <text:p>1489711732</text:p>
          </table:table-cell>
          <table:table-cell office:value-type="float" office:value="2244244808" calcext:value-type="float">
            <text:p>2244244808</text:p>
          </table:table-cell>
          <table:table-cell office:value-type="float" office:value="3354441065" calcext:value-type="float">
            <text:p>3354441065</text:p>
          </table:table-cell>
          <table:table-cell office:value-type="float" office:value="409105170" calcext:value-type="float">
            <text:p>409105170</text:p>
          </table:table-cell>
          <table:table-cell office:value-type="float" office:value="397628788" calcext:value-type="float">
            <text:p>397628788</text:p>
          </table:table-cell>
          <table:table-cell office:value-type="float" office:value="876463268" calcext:value-type="float">
            <text:p>876463268</text:p>
          </table:table-cell>
          <table:table-cell office:value-type="float" office:value="539483930" calcext:value-type="float">
            <text:p>539483930</text:p>
          </table:table-cell>
          <table:table-cell office:value-type="float" office:value="832467253" calcext:value-type="float">
            <text:p>832467253</text:p>
          </table:table-cell>
          <table:table-cell office:value-type="float" office:value="124364776" calcext:value-type="float">
            <text:p>124364776</text:p>
          </table:table-cell>
          <table:table-cell office:value-type="float" office:value="1168033994" calcext:value-type="float">
            <text:p>1168033994</text:p>
          </table:table-cell>
          <table:table-cell office:value-type="float" office:value="209284105" calcext:value-type="float">
            <text:p>209284105</text:p>
          </table:table-cell>
          <table:table-cell office:value-type="float" office:value="372573856" calcext:value-type="float">
            <text:p>372573856</text:p>
          </table:table-cell>
          <table:table-cell office:value-type="float" office:value="1114898962" calcext:value-type="float">
            <text:p>1114898962</text:p>
          </table:table-cell>
          <table:table-cell office:value-type="float" office:value="3352315273" calcext:value-type="float">
            <text:p>3352315273</text:p>
          </table:table-cell>
          <table:table-cell office:value-type="float" office:value="749679685" calcext:value-type="float">
            <text:p>749679685</text:p>
          </table:table-cell>
          <table:table-cell office:value-type="float" office:value="875958170" calcext:value-type="float">
            <text:p>875958170</text:p>
          </table:table-cell>
          <table:table-cell office:value-type="float" office:value="2038622884" calcext:value-type="float">
            <text:p>2038622884</text:p>
          </table:table-cell>
          <table:table-cell office:value-type="float" office:value="2578211173" calcext:value-type="float">
            <text:p>2578211173</text:p>
          </table:table-cell>
          <table:table-cell office:value-type="float" office:value="696835978" calcext:value-type="float">
            <text:p>696835978</text:p>
          </table:table-cell>
          <table:table-cell office:value-type="float" office:value="1235100676" calcext:value-type="float">
            <text:p>1235100676</text:p>
          </table:table-cell>
          <table:table-cell office:value-type="float" office:value="407867092" calcext:value-type="float">
            <text:p>407867092</text:p>
          </table:table-cell>
          <table:table-cell office:value-type="float" office:value="463140794" calcext:value-type="float">
            <text:p>463140794</text:p>
          </table:table-cell>
          <table:table-cell office:value-type="float" office:value="3338263025" calcext:value-type="float">
            <text:p>3338263025</text:p>
          </table:table-cell>
          <table:table-cell office:value-type="float" office:value="595552217" calcext:value-type="float">
            <text:p>595552217</text:p>
          </table:table-cell>
          <table:table-cell office:value-type="float" office:value="1104104810" calcext:value-type="float">
            <text:p>1104104810</text:p>
          </table:table-cell>
          <table:table-cell office:value-type="float" office:value="3177922885" calcext:value-type="float">
            <text:p>3177922885</text:p>
          </table:table-cell>
          <table:table-cell office:value-type="float" office:value="1755262361" calcext:value-type="float">
            <text:p>1755262361</text:p>
          </table:table-cell>
          <table:table-cell office:value-type="float" office:value="2323783720" calcext:value-type="float">
            <text:p>2323783720</text:p>
          </table:table-cell>
          <table:table-cell office:value-type="float" office:value="2273556953" calcext:value-type="float">
            <text:p>2273556953</text:p>
          </table:table-cell>
          <table:table-cell office:value-type="float" office:value="1133098178" calcext:value-type="float">
            <text:p>1133098178</text:p>
          </table:table-cell>
          <table:table-cell office:value-type="float" office:value="2141568500" calcext:value-type="float">
            <text:p>2141568500</text:p>
          </table:table-cell>
          <table:table-cell office:value-type="float" office:value="1976582933" calcext:value-type="float">
            <text:p>1976582933</text:p>
          </table:table-cell>
          <table:table-cell office:value-type="float" office:value="2287732250" calcext:value-type="float">
            <text:p>2287732250</text:p>
          </table:table-cell>
          <table:table-cell office:value-type="float" office:value="1877110553" calcext:value-type="float">
            <text:p>1877110553</text:p>
          </table:table-cell>
          <table:table-cell office:value-type="float" office:value="2857426141" calcext:value-type="float">
            <text:p>2857426141</text:p>
          </table:table-cell>
          <table:table-cell office:value-type="float" office:value="1611646946" calcext:value-type="float">
            <text:p>1611646946</text:p>
          </table:table-cell>
          <table:table-cell office:value-type="float" office:value="1506487978" calcext:value-type="float">
            <text:p>1506487978</text:p>
          </table:table-cell>
          <table:table-cell office:value-type="float" office:value="4420050449" calcext:value-type="float">
            <text:p>4420050449</text:p>
          </table:table-cell>
          <table:table-cell office:value-type="float" office:value="1556183842" calcext:value-type="float">
            <text:p>1556183842</text:p>
          </table:table-cell>
          <table:table-cell office:value-type="float" office:value="2439286369" calcext:value-type="float">
            <text:p>2439286369</text:p>
          </table:table-cell>
          <table:table-cell office:value-type="float" office:value="1914101137" calcext:value-type="float">
            <text:p>1914101137</text:p>
          </table:table-cell>
          <table:table-cell office:value-type="float" office:value="1873889665" calcext:value-type="float">
            <text:p>1873889665</text:p>
          </table:table-cell>
          <table:table-cell office:value-type="float" office:value="3301251185" calcext:value-type="float">
            <text:p>3301251185</text:p>
          </table:table-cell>
          <table:table-cell office:value-type="float" office:value="2150937002" calcext:value-type="float">
            <text:p>2150937002</text:p>
          </table:table-cell>
          <table:table-cell office:value-type="float" office:value="3181889597" calcext:value-type="float">
            <text:p>3181889597</text:p>
          </table:table-cell>
          <table:table-cell office:value-type="float" office:value="2134340324" calcext:value-type="float">
            <text:p>2134340324</text:p>
          </table:table-cell>
          <table:table-cell office:value-type="float" office:value="2709005192" calcext:value-type="float">
            <text:p>2709005192</text:p>
          </table:table-cell>
          <table:table-cell office:value-type="float" office:value="4531374728" calcext:value-type="float">
            <text:p>4531374728</text:p>
          </table:table-cell>
          <table:table-cell office:value-type="float" office:value="3781084698" calcext:value-type="float">
            <text:p>3781084698</text:p>
          </table:table-cell>
          <table:table-cell office:value-type="float" office:value="2417743665" calcext:value-type="float">
            <text:p>2417743665</text:p>
          </table:table-cell>
          <table:table-cell office:value-type="float" office:value="2407053545" calcext:value-type="float">
            <text:p>2407053545</text:p>
          </table:table-cell>
          <table:table-cell office:value-type="float" office:value="2486026385" calcext:value-type="float">
            <text:p>2486026385</text:p>
          </table:table-cell>
          <table:table-cell office:value-type="float" office:value="2551438850" calcext:value-type="float">
            <text:p>2551438850</text:p>
          </table:table-cell>
          <table:table-cell office:value-type="float" office:value="4118974480" calcext:value-type="float">
            <text:p>4118974480</text:p>
          </table:table-cell>
          <table:table-cell office:value-type="float" office:value="2630490725" calcext:value-type="float">
            <text:p>2630490725</text:p>
          </table:table-cell>
          <table:table-cell office:value-type="float" office:value="3098618730" calcext:value-type="float">
            <text:p>3098618730</text:p>
          </table:table-cell>
          <table:table-cell office:value-type="float" office:value="2863161610" calcext:value-type="float">
            <text:p>2863161610</text:p>
          </table:table-cell>
          <table:table-cell office:value-type="float" office:value="3513626981" calcext:value-type="float">
            <text:p>3513626981</text:p>
          </table:table-cell>
          <table:table-cell office:value-type="float" office:value="4737240506" calcext:value-type="float">
            <text:p>4737240506</text:p>
          </table:table-cell>
          <table:table-cell office:value-type="float" office:value="3661184501" calcext:value-type="float">
            <text:p>3661184501</text:p>
          </table:table-cell>
          <table:table-cell office:value-type="float" office:value="4482999205" calcext:value-type="float">
            <text:p>4482999205</text:p>
          </table:table-cell>
          <table:table-cell office:value-type="float" office:value="3718070077" calcext:value-type="float">
            <text:p>3718070077</text:p>
          </table:table-cell>
          <table:table-cell office:value-type="float" office:value="5014601722" calcext:value-type="float">
            <text:p>5014601722</text:p>
          </table:table-cell>
          <table:table-cell office:value-type="string" calcext:value-type="string">
            <text:p><text:s/></text:p>
          </table:table-cell>
          <table:table-cell table:formula="of:=MIN([.B42:.CW42])" office:value-type="float" office:value="11641552" calcext:value-type="float">
            <text:p>11641552</text:p>
          </table:table-cell>
        </table:table-row>
        <table:table-row table:style-name="ro1">
          <table:table-cell office:value-type="string" calcext:value-type="string">
            <text:p>(40006, 68812)</text:p>
          </table:table-cell>
          <table:table-cell office:value-type="float" office:value="1622151765" calcext:value-type="float">
            <text:p>1622151765</text:p>
          </table:table-cell>
          <table:table-cell office:value-type="float" office:value="2401991253" calcext:value-type="float">
            <text:p>2401991253</text:p>
          </table:table-cell>
          <table:table-cell office:value-type="float" office:value="1635581956" calcext:value-type="float">
            <text:p>1635581956</text:p>
          </table:table-cell>
          <table:table-cell office:value-type="float" office:value="6035599445" calcext:value-type="float">
            <text:p>6035599445</text:p>
          </table:table-cell>
          <table:table-cell office:value-type="float" office:value="2452772185" calcext:value-type="float">
            <text:p>2452772185</text:p>
          </table:table-cell>
          <table:table-cell office:value-type="float" office:value="1266386080" calcext:value-type="float">
            <text:p>1266386080</text:p>
          </table:table-cell>
          <table:table-cell office:value-type="float" office:value="4498243873" calcext:value-type="float">
            <text:p>4498243873</text:p>
          </table:table-cell>
          <table:table-cell office:value-type="float" office:value="1260208529" calcext:value-type="float">
            <text:p>1260208529</text:p>
          </table:table-cell>
          <table:table-cell office:value-type="float" office:value="2775876552" calcext:value-type="float">
            <text:p>2775876552</text:p>
          </table:table-cell>
          <table:table-cell office:value-type="float" office:value="1460125220" calcext:value-type="float">
            <text:p>1460125220</text:p>
          </table:table-cell>
          <table:table-cell office:value-type="float" office:value="741580112" calcext:value-type="float">
            <text:p>741580112</text:p>
          </table:table-cell>
          <table:table-cell office:value-type="float" office:value="1066907429" calcext:value-type="float">
            <text:p>1066907429</text:p>
          </table:table-cell>
          <table:table-cell office:value-type="float" office:value="1105772660" calcext:value-type="float">
            <text:p>1105772660</text:p>
          </table:table-cell>
          <table:table-cell office:value-type="float" office:value="485570600" calcext:value-type="float">
            <text:p>485570600</text:p>
          </table:table-cell>
          <table:table-cell office:value-type="float" office:value="333356050" calcext:value-type="float">
            <text:p>333356050</text:p>
          </table:table-cell>
          <table:table-cell office:value-type="float" office:value="789703141" calcext:value-type="float">
            <text:p>789703141</text:p>
          </table:table-cell>
          <table:table-cell office:value-type="float" office:value="830241202" calcext:value-type="float">
            <text:p>830241202</text:p>
          </table:table-cell>
          <table:table-cell office:value-type="float" office:value="1809042533" calcext:value-type="float">
            <text:p>1809042533</text:p>
          </table:table-cell>
          <table:table-cell office:value-type="float" office:value="1090399490" calcext:value-type="float">
            <text:p>1090399490</text:p>
          </table:table-cell>
          <table:table-cell office:value-type="float" office:value="269003905" calcext:value-type="float">
            <text:p>269003905</text:p>
          </table:table-cell>
          <table:table-cell office:value-type="float" office:value="3446466722" calcext:value-type="float">
            <text:p>3446466722</text:p>
          </table:table-cell>
          <table:table-cell office:value-type="float" office:value="222112325" calcext:value-type="float">
            <text:p>222112325</text:p>
          </table:table-cell>
          <table:table-cell office:value-type="float" office:value="576007330" calcext:value-type="float">
            <text:p>576007330</text:p>
          </table:table-cell>
          <table:table-cell office:value-type="float" office:value="383595140" calcext:value-type="float">
            <text:p>383595140</text:p>
          </table:table-cell>
          <table:table-cell office:value-type="float" office:value="920070090" calcext:value-type="float">
            <text:p>920070090</text:p>
          </table:table-cell>
          <table:table-cell office:value-type="float" office:value="3824032365" calcext:value-type="float">
            <text:p>3824032365</text:p>
          </table:table-cell>
          <table:table-cell office:value-type="float" office:value="1198152997" calcext:value-type="float">
            <text:p>1198152997</text:p>
          </table:table-cell>
          <table:table-cell office:value-type="float" office:value="1972118161" calcext:value-type="float">
            <text:p>1972118161</text:p>
          </table:table-cell>
          <table:table-cell office:value-type="float" office:value="831263668" calcext:value-type="float">
            <text:p>831263668</text:p>
          </table:table-cell>
          <table:table-cell office:value-type="float" office:value="379918985" calcext:value-type="float">
            <text:p>379918985</text:p>
          </table:table-cell>
          <table:table-cell office:value-type="float" office:value="728522449" calcext:value-type="float">
            <text:p>728522449</text:p>
          </table:table-cell>
          <table:table-cell office:value-type="float" office:value="3937656970" calcext:value-type="float">
            <text:p>3937656970</text:p>
          </table:table-cell>
          <table:table-cell office:value-type="float" office:value="382681741" calcext:value-type="float">
            <text:p>382681741</text:p>
          </table:table-cell>
          <table:table-cell office:value-type="float" office:value="1294485677" calcext:value-type="float">
            <text:p>1294485677</text:p>
          </table:table-cell>
          <table:table-cell office:value-type="float" office:value="72571253" calcext:value-type="float">
            <text:p>72571253</text:p>
          </table:table-cell>
          <table:table-cell office:value-type="float" office:value="20345805" calcext:value-type="float">
            <text:p>20345805</text:p>
          </table:table-cell>
          <table:table-cell office:value-type="float" office:value="4570267437" calcext:value-type="float">
            <text:p>4570267437</text:p>
          </table:table-cell>
          <table:table-cell office:value-type="float" office:value="783325313" calcext:value-type="float">
            <text:p>783325313</text:p>
          </table:table-cell>
          <table:table-cell office:value-type="float" office:value="3367232105" calcext:value-type="float">
            <text:p>3367232105</text:p>
          </table:table-cell>
          <table:table-cell office:value-type="float" office:value="4702213178" calcext:value-type="float">
            <text:p>4702213178</text:p>
          </table:table-cell>
          <table:table-cell office:value-type="float" office:value="91494685" calcext:value-type="float">
            <text:p>91494685</text:p>
          </table:table-cell>
          <table:table-cell office:value-type="float" office:value="930924257" calcext:value-type="float">
            <text:p>930924257</text:p>
          </table:table-cell>
          <table:table-cell office:value-type="float" office:value="353042197" calcext:value-type="float">
            <text:p>353042197</text:p>
          </table:table-cell>
          <table:table-cell office:value-type="float" office:value="1125786649" calcext:value-type="float">
            <text:p>1125786649</text:p>
          </table:table-cell>
          <table:table-cell office:value-type="float" office:value="1539400052" calcext:value-type="float">
            <text:p>1539400052</text:p>
          </table:table-cell>
          <table:table-cell office:value-type="float" office:value="24867585" calcext:value-type="float">
            <text:p>24867585</text:p>
          </table:table-cell>
          <table:table-cell office:value-type="float" office:value="546396097" calcext:value-type="float">
            <text:p>546396097</text:p>
          </table:table-cell>
          <table:table-cell office:value-type="float" office:value="529227464" calcext:value-type="float">
            <text:p>529227464</text:p>
          </table:table-cell>
          <table:table-cell office:value-type="float" office:value="783329845" calcext:value-type="float">
            <text:p>783329845</text:p>
          </table:table-cell>
          <table:table-cell office:value-type="float" office:value="530650949" calcext:value-type="float">
            <text:p>530650949</text:p>
          </table:table-cell>
          <table:table-cell office:value-type="float" office:value="4604683912" calcext:value-type="float">
            <text:p>4604683912</text:p>
          </table:table-cell>
          <table:table-cell office:value-type="float" office:value="322606880" calcext:value-type="float">
            <text:p>322606880</text:p>
          </table:table-cell>
          <table:table-cell office:value-type="float" office:value="415472473" calcext:value-type="float">
            <text:p>415472473</text:p>
          </table:table-cell>
          <table:table-cell office:value-type="float" office:value="2975221197" calcext:value-type="float">
            <text:p>2975221197</text:p>
          </table:table-cell>
          <table:table-cell office:value-type="float" office:value="3641391508" calcext:value-type="float">
            <text:p>3641391508</text:p>
          </table:table-cell>
          <table:table-cell office:value-type="float" office:value="334759977" calcext:value-type="float">
            <text:p>334759977</text:p>
          </table:table-cell>
          <table:table-cell office:value-type="float" office:value="640912841" calcext:value-type="float">
            <text:p>640912841</text:p>
          </table:table-cell>
          <table:table-cell office:value-type="float" office:value="420269733" calcext:value-type="float">
            <text:p>420269733</text:p>
          </table:table-cell>
          <table:table-cell office:value-type="float" office:value="549218585" calcext:value-type="float">
            <text:p>549218585</text:p>
          </table:table-cell>
          <table:table-cell office:value-type="float" office:value="4507806986" calcext:value-type="float">
            <text:p>4507806986</text:p>
          </table:table-cell>
          <table:table-cell office:value-type="float" office:value="549674600" calcext:value-type="float">
            <text:p>549674600</text:p>
          </table:table-cell>
          <table:table-cell office:value-type="float" office:value="1541041585" calcext:value-type="float">
            <text:p>1541041585</text:p>
          </table:table-cell>
          <table:table-cell office:value-type="float" office:value="4248623714" calcext:value-type="float">
            <text:p>4248623714</text:p>
          </table:table-cell>
          <table:table-cell office:value-type="float" office:value="2451982660" calcext:value-type="float">
            <text:p>2451982660</text:p>
          </table:table-cell>
          <table:table-cell office:value-type="float" office:value="1494442601" calcext:value-type="float">
            <text:p>1494442601</text:p>
          </table:table-cell>
          <table:table-cell office:value-type="float" office:value="1460448328" calcext:value-type="float">
            <text:p>1460448328</text:p>
          </table:table-cell>
          <table:table-cell office:value-type="float" office:value="1404894685" calcext:value-type="float">
            <text:p>1404894685</text:p>
          </table:table-cell>
          <table:table-cell office:value-type="float" office:value="2821165045" calcext:value-type="float">
            <text:p>2821165045</text:p>
          </table:table-cell>
          <table:table-cell office:value-type="float" office:value="2586698098" calcext:value-type="float">
            <text:p>2586698098</text:p>
          </table:table-cell>
          <table:table-cell office:value-type="float" office:value="2993298829" calcext:value-type="float">
            <text:p>2993298829</text:p>
          </table:table-cell>
          <table:table-cell office:value-type="float" office:value="2413517402" calcext:value-type="float">
            <text:p>2413517402</text:p>
          </table:table-cell>
          <table:table-cell office:value-type="float" office:value="3681879266" calcext:value-type="float">
            <text:p>3681879266</text:p>
          </table:table-cell>
          <table:table-cell office:value-type="float" office:value="1918231225" calcext:value-type="float">
            <text:p>1918231225</text:p>
          </table:table-cell>
          <table:table-cell office:value-type="float" office:value="1696947005" calcext:value-type="float">
            <text:p>1696947005</text:p>
          </table:table-cell>
          <table:table-cell office:value-type="float" office:value="5546458472" calcext:value-type="float">
            <text:p>5546458472</text:p>
          </table:table-cell>
          <table:table-cell office:value-type="float" office:value="1537374233" calcext:value-type="float">
            <text:p>1537374233</text:p>
          </table:table-cell>
          <table:table-cell office:value-type="float" office:value="1816303732" calcext:value-type="float">
            <text:p>1816303732</text:p>
          </table:table-cell>
          <table:table-cell office:value-type="float" office:value="2128325684" calcext:value-type="float">
            <text:p>2128325684</text:p>
          </table:table-cell>
          <table:table-cell office:value-type="float" office:value="1631831786" calcext:value-type="float">
            <text:p>1631831786</text:p>
          </table:table-cell>
          <table:table-cell office:value-type="float" office:value="4063083338" calcext:value-type="float">
            <text:p>4063083338</text:p>
          </table:table-cell>
          <table:table-cell office:value-type="float" office:value="1778392625" calcext:value-type="float">
            <text:p>1778392625</text:p>
          </table:table-cell>
          <table:table-cell office:value-type="float" office:value="3847510468" calcext:value-type="float">
            <text:p>3847510468</text:p>
          </table:table-cell>
          <table:table-cell office:value-type="float" office:value="2037089717" calcext:value-type="float">
            <text:p>2037089717</text:p>
          </table:table-cell>
          <table:table-cell office:value-type="float" office:value="2154010625" calcext:value-type="float">
            <text:p>2154010625</text:p>
          </table:table-cell>
          <table:table-cell office:value-type="float" office:value="5500114145" calcext:value-type="float">
            <text:p>5500114145</text:p>
          </table:table-cell>
          <table:table-cell office:value-type="float" office:value="4523894425" calcext:value-type="float">
            <text:p>4523894425</text:p>
          </table:table-cell>
          <table:table-cell office:value-type="float" office:value="2212607956" calcext:value-type="float">
            <text:p>2212607956</text:p>
          </table:table-cell>
          <table:table-cell office:value-type="float" office:value="2340353458" calcext:value-type="float">
            <text:p>2340353458</text:p>
          </table:table-cell>
          <table:table-cell office:value-type="float" office:value="2256730178" calcext:value-type="float">
            <text:p>2256730178</text:p>
          </table:table-cell>
          <table:table-cell office:value-type="float" office:value="2710050817" calcext:value-type="float">
            <text:p>2710050817</text:p>
          </table:table-cell>
          <table:table-cell office:value-type="float" office:value="3179866061" calcext:value-type="float">
            <text:p>3179866061</text:p>
          </table:table-cell>
          <table:table-cell office:value-type="float" office:value="2395985114" calcext:value-type="float">
            <text:p>2395985114</text:p>
          </table:table-cell>
          <table:table-cell office:value-type="float" office:value="2614905493" calcext:value-type="float">
            <text:p>2614905493</text:p>
          </table:table-cell>
          <table:table-cell office:value-type="float" office:value="2754452133" calcext:value-type="float">
            <text:p>2754452133</text:p>
          </table:table-cell>
          <table:table-cell office:value-type="float" office:value="2953711850" calcext:value-type="float">
            <text:p>2953711850</text:p>
          </table:table-cell>
          <table:table-cell office:value-type="float" office:value="3763789361" calcext:value-type="float">
            <text:p>3763789361</text:p>
          </table:table-cell>
          <table:table-cell office:value-type="float" office:value="4070752016" calcext:value-type="float">
            <text:p>4070752016</text:p>
          </table:table-cell>
          <table:table-cell office:value-type="float" office:value="3668018976" calcext:value-type="float">
            <text:p>3668018976</text:p>
          </table:table-cell>
          <table:table-cell office:value-type="float" office:value="3975345428" calcext:value-type="float">
            <text:p>3975345428</text:p>
          </table:table-cell>
          <table:table-cell office:value-type="float" office:value="5636188093" calcext:value-type="float">
            <text:p>5636188093</text:p>
          </table:table-cell>
          <table:table-cell office:value-type="string" calcext:value-type="string">
            <text:p><text:s/></text:p>
          </table:table-cell>
          <table:table-cell table:formula="of:=MIN([.B43:.CW43])" office:value-type="float" office:value="20345805" calcext:value-type="float">
            <text:p>20345805</text:p>
          </table:table-cell>
        </table:table-row>
        <table:table-row table:style-name="ro1">
          <table:table-cell office:value-type="string" calcext:value-type="string">
            <text:p>(42828, 69342)</text:p>
          </table:table-cell>
          <table:table-cell office:value-type="float" office:value="1847578913" calcext:value-type="float">
            <text:p>1847578913</text:p>
          </table:table-cell>
          <table:table-cell office:value-type="float" office:value="2663666729" calcext:value-type="float">
            <text:p>2663666729</text:p>
          </table:table-cell>
          <table:table-cell office:value-type="float" office:value="1875564244" calcext:value-type="float">
            <text:p>1875564244</text:p>
          </table:table-cell>
          <table:table-cell office:value-type="float" office:value="6334206273" calcext:value-type="float">
            <text:p>6334206273</text:p>
          </table:table-cell>
          <table:table-cell office:value-type="float" office:value="2698275005" calcext:value-type="float">
            <text:p>2698275005</text:p>
          </table:table-cell>
          <table:table-cell office:value-type="float" office:value="1476147208" calcext:value-type="float">
            <text:p>1476147208</text:p>
          </table:table-cell>
          <table:table-cell office:value-type="float" office:value="4755802285" calcext:value-type="float">
            <text:p>4755802285</text:p>
          </table:table-cell>
          <table:table-cell office:value-type="float" office:value="1418718613" calcext:value-type="float">
            <text:p>1418718613</text:p>
          </table:table-cell>
          <table:table-cell office:value-type="float" office:value="2984436032" calcext:value-type="float">
            <text:p>2984436032</text:p>
          </table:table-cell>
          <table:table-cell office:value-type="float" office:value="1585789460" calcext:value-type="float">
            <text:p>1585789460</text:p>
          </table:table-cell>
          <table:table-cell office:value-type="float" office:value="897864840" calcext:value-type="float">
            <text:p>897864840</text:p>
          </table:table-cell>
          <table:table-cell office:value-type="float" office:value="1230327873" calcext:value-type="float">
            <text:p>1230327873</text:p>
          </table:table-cell>
          <table:table-cell office:value-type="float" office:value="1258654948" calcext:value-type="float">
            <text:p>1258654948</text:p>
          </table:table-cell>
          <table:table-cell office:value-type="float" office:value="588759296" calcext:value-type="float">
            <text:p>588759296</text:p>
          </table:table-cell>
          <table:table-cell office:value-type="float" office:value="445146698" calcext:value-type="float">
            <text:p>445146698</text:p>
          </table:table-cell>
          <table:table-cell office:value-type="float" office:value="877017401" calcext:value-type="float">
            <text:p>877017401</text:p>
          </table:table-cell>
          <table:table-cell office:value-type="float" office:value="916299410" calcext:value-type="float">
            <text:p>916299410</text:p>
          </table:table-cell>
          <table:table-cell office:value-type="float" office:value="1959099129" calcext:value-type="float">
            <text:p>1959099129</text:p>
          </table:table-cell>
          <table:table-cell office:value-type="float" office:value="1221248466" calcext:value-type="float">
            <text:p>1221248466</text:p>
          </table:table-cell>
          <table:table-cell office:value-type="float" office:value="361844405" calcext:value-type="float">
            <text:p>361844405</text:p>
          </table:table-cell>
          <table:table-cell office:value-type="float" office:value="3602262362" calcext:value-type="float">
            <text:p>3602262362</text:p>
          </table:table-cell>
          <table:table-cell office:value-type="float" office:value="315197857" calcext:value-type="float">
            <text:p>315197857</text:p>
          </table:table-cell>
          <table:table-cell office:value-type="float" office:value="643162082" calcext:value-type="float">
            <text:p>643162082</text:p>
          </table:table-cell>
          <table:table-cell office:value-type="float" office:value="452540692" calcext:value-type="float">
            <text:p>452540692</text:p>
          </table:table-cell>
          <table:table-cell office:value-type="float" office:value="973110122" calcext:value-type="float">
            <text:p>973110122</text:p>
          </table:table-cell>
          <table:table-cell office:value-type="float" office:value="3962644265" calcext:value-type="float">
            <text:p>3962644265</text:p>
          </table:table-cell>
          <table:table-cell office:value-type="float" office:value="1306047665" calcext:value-type="float">
            <text:p>1306047665</text:p>
          </table:table-cell>
          <table:table-cell office:value-type="float" office:value="2089475765" calcext:value-type="float">
            <text:p>2089475765</text:p>
          </table:table-cell>
          <table:table-cell office:value-type="float" office:value="918077060" calcext:value-type="float">
            <text:p>918077060</text:p>
          </table:table-cell>
          <table:table-cell office:value-type="float" office:value="411009637" calcext:value-type="float">
            <text:p>411009637</text:p>
          </table:table-cell>
          <table:table-cell office:value-type="float" office:value="746364013" calcext:value-type="float">
            <text:p>746364013</text:p>
          </table:table-cell>
          <table:table-cell office:value-type="float" office:value="4041798482" calcext:value-type="float">
            <text:p>4041798482</text:p>
          </table:table-cell>
          <table:table-cell office:value-type="float" office:value="440505865" calcext:value-type="float">
            <text:p>440505865</text:p>
          </table:table-cell>
          <table:table-cell office:value-type="float" office:value="1368750865" calcext:value-type="float">
            <text:p>1368750865</text:p>
          </table:table-cell>
          <table:table-cell office:value-type="float" office:value="109513889" calcext:value-type="float">
            <text:p>109513889</text:p>
          </table:table-cell>
          <table:table-cell office:value-type="float" office:value="51247265" calcext:value-type="float">
            <text:p>51247265</text:p>
          </table:table-cell>
          <table:table-cell office:value-type="float" office:value="4662881777" calcext:value-type="float">
            <text:p>4662881777</text:p>
          </table:table-cell>
          <table:table-cell office:value-type="float" office:value="771483749" calcext:value-type="float">
            <text:p>771483749</text:p>
          </table:table-cell>
          <table:table-cell office:value-type="float" office:value="3442013397" calcext:value-type="float">
            <text:p>3442013397</text:p>
          </table:table-cell>
          <table:table-cell office:value-type="float" office:value="4788122434" calcext:value-type="float">
            <text:p>4788122434</text:p>
          </table:table-cell>
          <table:table-cell office:value-type="float" office:value="93996041" calcext:value-type="float">
            <text:p>93996041</text:p>
          </table:table-cell>
          <table:table-cell office:value-type="float" office:value="971826565" calcext:value-type="float">
            <text:p>971826565</text:p>
          </table:table-cell>
          <table:table-cell office:value-type="float" office:value="330007145" calcext:value-type="float">
            <text:p>330007145</text:p>
          </table:table-cell>
          <table:table-cell office:value-type="float" office:value="1155428341" calcext:value-type="float">
            <text:p>1155428341</text:p>
          </table:table-cell>
          <table:table-cell office:value-type="float" office:value="1574216660" calcext:value-type="float">
            <text:p>1574216660</text:p>
          </table:table-cell>
          <table:table-cell office:value-type="float" office:value="8420861" calcext:value-type="float">
            <text:p>8420861</text:p>
          </table:table-cell>
          <table:table-cell office:value-type="float" office:value="495335045" calcext:value-type="float">
            <text:p>495335045</text:p>
          </table:table-cell>
          <table:table-cell office:value-type="float" office:value="519647696" calcext:value-type="float">
            <text:p>519647696</text:p>
          </table:table-cell>
          <table:table-cell office:value-type="float" office:value="767776561" calcext:value-type="float">
            <text:p>767776561</text:p>
          </table:table-cell>
          <table:table-cell office:value-type="float" office:value="451039625" calcext:value-type="float">
            <text:p>451039625</text:p>
          </table:table-cell>
          <table:table-cell office:value-type="float" office:value="4610305600" calcext:value-type="float">
            <text:p>4610305600</text:p>
          </table:table-cell>
          <table:table-cell office:value-type="float" office:value="243205736" calcext:value-type="float">
            <text:p>243205736</text:p>
          </table:table-cell>
          <table:table-cell office:value-type="float" office:value="322410805" calcext:value-type="float">
            <text:p>322410805</text:p>
          </table:table-cell>
          <table:table-cell office:value-type="float" office:value="2950858385" calcext:value-type="float">
            <text:p>2950858385</text:p>
          </table:table-cell>
          <table:table-cell office:value-type="float" office:value="3622265140" calcext:value-type="float">
            <text:p>3622265140</text:p>
          </table:table-cell>
          <table:table-cell office:value-type="float" office:value="242633645" calcext:value-type="float">
            <text:p>242633645</text:p>
          </table:table-cell>
          <table:table-cell office:value-type="float" office:value="536912605" calcext:value-type="float">
            <text:p>536912605</text:p>
          </table:table-cell>
          <table:table-cell office:value-type="float" office:value="335625929" calcext:value-type="float">
            <text:p>335625929</text:p>
          </table:table-cell>
          <table:table-cell office:value-type="float" office:value="461538045" calcext:value-type="float">
            <text:p>461538045</text:p>
          </table:table-cell>
          <table:table-cell office:value-type="float" office:value="4469943850" calcext:value-type="float">
            <text:p>4469943850</text:p>
          </table:table-cell>
          <table:table-cell office:value-type="float" office:value="440173584" calcext:value-type="float">
            <text:p>440173584</text:p>
          </table:table-cell>
          <table:table-cell office:value-type="float" office:value="1442032973" calcext:value-type="float">
            <text:p>1442032973</text:p>
          </table:table-cell>
          <table:table-cell office:value-type="float" office:value="4180288346" calcext:value-type="float">
            <text:p>4180288346</text:p>
          </table:table-cell>
          <table:table-cell office:value-type="float" office:value="2364272180" calcext:value-type="float">
            <text:p>2364272180</text:p>
          </table:table-cell>
          <table:table-cell office:value-type="float" office:value="1326086645" calcext:value-type="float">
            <text:p>1326086645</text:p>
          </table:table-cell>
          <table:table-cell office:value-type="float" office:value="1291711040" calcext:value-type="float">
            <text:p>1291711040</text:p>
          </table:table-cell>
          <table:table-cell office:value-type="float" office:value="1273502057" calcext:value-type="float">
            <text:p>1273502057</text:p>
          </table:table-cell>
          <table:table-cell office:value-type="float" office:value="2699304313" calcext:value-type="float">
            <text:p>2699304313</text:p>
          </table:table-cell>
          <table:table-cell office:value-type="float" office:value="2458880210" calcext:value-type="float">
            <text:p>2458880210</text:p>
          </table:table-cell>
          <table:table-cell office:value-type="float" office:value="2868199073" calcext:value-type="float">
            <text:p>2868199073</text:p>
          </table:table-cell>
          <table:table-cell office:value-type="float" office:value="2275677850" calcext:value-type="float">
            <text:p>2275677850</text:p>
          </table:table-cell>
          <table:table-cell office:value-type="float" office:value="3552169210" calcext:value-type="float">
            <text:p>3552169210</text:p>
          </table:table-cell>
          <table:table-cell office:value-type="float" office:value="1756414405" calcext:value-type="float">
            <text:p>1756414405</text:p>
          </table:table-cell>
          <table:table-cell office:value-type="float" office:value="1526913713" calcext:value-type="float">
            <text:p>1526913713</text:p>
          </table:table-cell>
          <table:table-cell office:value-type="float" office:value="5417920800" calcext:value-type="float">
            <text:p>5417920800</text:p>
          </table:table-cell>
          <table:table-cell office:value-type="float" office:value="1346042989" calcext:value-type="float">
            <text:p>1346042989</text:p>
          </table:table-cell>
          <table:table-cell office:value-type="float" office:value="1585406980" calcext:value-type="float">
            <text:p>1585406980</text:p>
          </table:table-cell>
          <table:table-cell office:value-type="float" office:value="1934499988" calcext:value-type="float">
            <text:p>1934499988</text:p>
          </table:table-cell>
          <table:table-cell office:value-type="float" office:value="1413797234" calcext:value-type="float">
            <text:p>1413797234</text:p>
          </table:table-cell>
          <table:table-cell office:value-type="float" office:value="3890854890" calcext:value-type="float">
            <text:p>3890854890</text:p>
          </table:table-cell>
          <table:table-cell office:value-type="float" office:value="1545278029" calcext:value-type="float">
            <text:p>1545278029</text:p>
          </table:table-cell>
          <table:table-cell office:value-type="float" office:value="3659436644" calcext:value-type="float">
            <text:p>3659436644</text:p>
          </table:table-cell>
          <table:table-cell office:value-type="float" office:value="1805184745" calcext:value-type="float">
            <text:p>1805184745</text:p>
          </table:table-cell>
          <table:table-cell office:value-type="float" office:value="1896695629" calcext:value-type="float">
            <text:p>1896695629</text:p>
          </table:table-cell>
          <table:table-cell office:value-type="float" office:value="5317975357" calcext:value-type="float">
            <text:p>5317975357</text:p>
          </table:table-cell>
          <table:table-cell office:value-type="float" office:value="4322316917" calcext:value-type="float">
            <text:p>4322316917</text:p>
          </table:table-cell>
          <table:table-cell office:value-type="float" office:value="1961164244" calcext:value-type="float">
            <text:p>1961164244</text:p>
          </table:table-cell>
          <table:table-cell office:value-type="float" office:value="2094195874" calcext:value-type="float">
            <text:p>2094195874</text:p>
          </table:table-cell>
          <table:table-cell office:value-type="float" office:value="2001070354" calcext:value-type="float">
            <text:p>2001070354</text:p>
          </table:table-cell>
          <table:table-cell office:value-type="float" office:value="2473657237" calcext:value-type="float">
            <text:p>2473657237</text:p>
          </table:table-cell>
          <table:table-cell office:value-type="float" office:value="2886496985" calcext:value-type="float">
            <text:p>2886496985</text:p>
          </table:table-cell>
          <table:table-cell office:value-type="float" office:value="2132183146" calcext:value-type="float">
            <text:p>2132183146</text:p>
          </table:table-cell>
          <table:table-cell office:value-type="float" office:value="2329607825" calcext:value-type="float">
            <text:p>2329607825</text:p>
          </table:table-cell>
          <table:table-cell office:value-type="float" office:value="2482000289" calcext:value-type="float">
            <text:p>2482000289</text:p>
          </table:table-cell>
          <table:table-cell office:value-type="float" office:value="2649916570" calcext:value-type="float">
            <text:p>2649916570</text:p>
          </table:table-cell>
          <table:table-cell office:value-type="float" office:value="3439268181" calcext:value-type="float">
            <text:p>3439268181</text:p>
          </table:table-cell>
          <table:table-cell office:value-type="float" office:value="3812463976" calcext:value-type="float">
            <text:p>3812463976</text:p>
          </table:table-cell>
          <table:table-cell office:value-type="float" office:value="3335082440" calcext:value-type="float">
            <text:p>3335082440</text:p>
          </table:table-cell>
          <table:table-cell office:value-type="float" office:value="3693805924" calcext:value-type="float">
            <text:p>3693805924</text:p>
          </table:table-cell>
          <table:table-cell office:value-type="float" office:value="5355617809" calcext:value-type="float">
            <text:p>5355617809</text:p>
          </table:table-cell>
          <table:table-cell office:value-type="string" calcext:value-type="string">
            <text:p><text:s/></text:p>
          </table:table-cell>
          <table:table-cell table:formula="of:=MIN([.B44:.CW44])" office:value-type="float" office:value="8420861" calcext:value-type="float">
            <text:p>8420861</text:p>
          </table:table-cell>
        </table:table-row>
        <table:table-row table:style-name="ro1">
          <table:table-cell office:value-type="string" calcext:value-type="string">
            <text:p>(46072, 92461)</text:p>
          </table:table-cell>
          <table:table-cell office:value-type="float" office:value="2386451520" calcext:value-type="float">
            <text:p>2386451520</text:p>
          </table:table-cell>
          <table:table-cell office:value-type="float" office:value="4852754532" calcext:value-type="float">
            <text:p>4852754532</text:p>
          </table:table-cell>
          <table:table-cell office:value-type="float" office:value="3183579265" calcext:value-type="float">
            <text:p>3183579265</text:p>
          </table:table-cell>
          <table:table-cell office:value-type="float" office:value="10285762688" calcext:value-type="float">
            <text:p>10285762688</text:p>
          </table:table-cell>
          <table:table-cell office:value-type="float" office:value="5110526356" calcext:value-type="float">
            <text:p>5110526356</text:p>
          </table:table-cell>
          <table:table-cell office:value-type="float" office:value="2849004925" calcext:value-type="float">
            <text:p>2849004925</text:p>
          </table:table-cell>
          <table:table-cell office:value-type="float" office:value="8252925640" calcext:value-type="float">
            <text:p>8252925640</text:p>
          </table:table-cell>
          <table:table-cell office:value-type="float" office:value="1335256322" calcext:value-type="float">
            <text:p>1335256322</text:p>
          </table:table-cell>
          <table:table-cell office:value-type="float" office:value="5839484625" calcext:value-type="float">
            <text:p>5839484625</text:p>
          </table:table-cell>
          <table:table-cell office:value-type="float" office:value="1050210209" calcext:value-type="float">
            <text:p>1050210209</text:p>
          </table:table-cell>
          <table:table-cell office:value-type="float" office:value="2258410613" calcext:value-type="float">
            <text:p>2258410613</text:p>
          </table:table-cell>
          <table:table-cell office:value-type="float" office:value="3033019280" calcext:value-type="float">
            <text:p>3033019280</text:p>
          </table:table-cell>
          <table:table-cell office:value-type="float" office:value="3182715113" calcext:value-type="float">
            <text:p>3182715113</text:p>
          </table:table-cell>
          <table:table-cell office:value-type="float" office:value="778538705" calcext:value-type="float">
            <text:p>778538705</text:p>
          </table:table-cell>
          <table:table-cell office:value-type="float" office:value="1174828825" calcext:value-type="float">
            <text:p>1174828825</text:p>
          </table:table-cell>
          <table:table-cell office:value-type="float" office:value="586243396" calcext:value-type="float">
            <text:p>586243396</text:p>
          </table:table-cell>
          <table:table-cell office:value-type="float" office:value="581042893" calcext:value-type="float">
            <text:p>581042893</text:p>
          </table:table-cell>
          <table:table-cell office:value-type="float" office:value="4447381700" calcext:value-type="float">
            <text:p>4447381700</text:p>
          </table:table-cell>
          <table:table-cell office:value-type="float" office:value="3242028305" calcext:value-type="float">
            <text:p>3242028305</text:p>
          </table:table-cell>
          <table:table-cell office:value-type="float" office:value="850272586" calcext:value-type="float">
            <text:p>850272586</text:p>
          </table:table-cell>
          <table:table-cell office:value-type="float" office:value="6908753525" calcext:value-type="float">
            <text:p>6908753525</text:p>
          </table:table-cell>
          <table:table-cell office:value-type="float" office:value="1036523408" calcext:value-type="float">
            <text:p>1036523408</text:p>
          </table:table-cell>
          <table:table-cell office:value-type="float" office:value="423934933" calcext:value-type="float">
            <text:p>423934933</text:p>
          </table:table-cell>
          <table:table-cell office:value-type="float" office:value="468438029" calcext:value-type="float">
            <text:p>468438029</text:p>
          </table:table-cell>
          <table:table-cell office:value-type="float" office:value="380292849" calcext:value-type="float">
            <text:p>380292849</text:p>
          </table:table-cell>
          <table:table-cell office:value-type="float" office:value="7434051984" calcext:value-type="float">
            <text:p>7434051984</text:p>
          </table:table-cell>
          <table:table-cell office:value-type="float" office:value="3477817408" calcext:value-type="float">
            <text:p>3477817408</text:p>
          </table:table-cell>
          <table:table-cell office:value-type="float" office:value="4736589586" calcext:value-type="float">
            <text:p>4736589586</text:p>
          </table:table-cell>
          <table:table-cell office:value-type="float" office:value="2832817273" calcext:value-type="float">
            <text:p>2832817273</text:p>
          </table:table-cell>
          <table:table-cell office:value-type="float" office:value="213892904" calcext:value-type="float">
            <text:p>213892904</text:p>
          </table:table-cell>
          <table:table-cell office:value-type="float" office:value="167153122" calcext:value-type="float">
            <text:p>167153122</text:p>
          </table:table-cell>
          <table:table-cell office:value-type="float" office:value="7554976369" calcext:value-type="float">
            <text:p>7554976369</text:p>
          </table:table-cell>
          <table:table-cell office:value-type="float" office:value="1933763746" calcext:value-type="float">
            <text:p>1933763746</text:p>
          </table:table-cell>
          <table:table-cell office:value-type="float" office:value="3636470468" calcext:value-type="float">
            <text:p>3636470468</text:p>
          </table:table-cell>
          <table:table-cell office:value-type="float" office:value="1077115520" calcext:value-type="float">
            <text:p>1077115520</text:p>
          </table:table-cell>
          <table:table-cell office:value-type="float" office:value="794640276" calcext:value-type="float">
            <text:p>794640276</text:p>
          </table:table-cell>
          <table:table-cell office:value-type="float" office:value="8389481850" calcext:value-type="float">
            <text:p>8389481850</text:p>
          </table:table-cell>
          <table:table-cell office:value-type="float" office:value="78511460" calcext:value-type="float">
            <text:p>78511460</text:p>
          </table:table-cell>
          <table:table-cell office:value-type="float" office:value="6718402664" calcext:value-type="float">
            <text:p>6718402664</text:p>
          </table:table-cell>
          <table:table-cell office:value-type="float" office:value="8552079257" calcext:value-type="float">
            <text:p>8552079257</text:p>
          </table:table-cell>
          <table:table-cell office:value-type="float" office:value="246005146" calcext:value-type="float">
            <text:p>246005146</text:p>
          </table:table-cell>
          <table:table-cell office:value-type="float" office:value="2970784484" calcext:value-type="float">
            <text:p>2970784484</text:p>
          </table:table-cell>
          <table:table-cell office:value-type="float" office:value="40957924" calcext:value-type="float">
            <text:p>40957924</text:p>
          </table:table-cell>
          <table:table-cell office:value-type="float" office:value="3274204210" calcext:value-type="float">
            <text:p>3274204210</text:p>
          </table:table-cell>
          <table:table-cell office:value-type="float" office:value="3954922109" calcext:value-type="float">
            <text:p>3954922109</text:p>
          </table:table-cell>
          <table:table-cell office:value-type="float" office:value="643902120" calcext:value-type="float">
            <text:p>643902120</text:p>
          </table:table-cell>
          <table:table-cell office:value-type="float" office:value="1329058" calcext:value-type="float">
            <text:p>1329058</text:p>
          </table:table-cell>
          <table:table-cell office:value-type="float" office:value="2069760305" calcext:value-type="float">
            <text:p>2069760305</text:p>
          </table:table-cell>
          <table:table-cell office:value-type="float" office:value="2518517200" calcext:value-type="float">
            <text:p>2518517200</text:p>
          </table:table-cell>
          <table:table-cell office:value-type="float" office:value="48737882" calcext:value-type="float">
            <text:p>48737882</text:p>
          </table:table-cell>
          <table:table-cell office:value-type="float" office:value="8193685489" calcext:value-type="float">
            <text:p>8193685489</text:p>
          </table:table-cell>
          <table:table-cell office:value-type="float" office:value="184464221" calcext:value-type="float">
            <text:p>184464221</text:p>
          </table:table-cell>
          <table:table-cell office:value-type="float" office:value="195383218" calcext:value-type="float">
            <text:p>195383218</text:p>
          </table:table-cell>
          <table:table-cell office:value-type="float" office:value="5854325508" calcext:value-type="float">
            <text:p>5854325508</text:p>
          </table:table-cell>
          <table:table-cell office:value-type="float" office:value="6800653165" calcext:value-type="float">
            <text:p>6800653165</text:p>
          </table:table-cell>
          <table:table-cell office:value-type="float" office:value="330433794" calcext:value-type="float">
            <text:p>330433794</text:p>
          </table:table-cell>
          <table:table-cell office:value-type="float" office:value="121386260" calcext:value-type="float">
            <text:p>121386260</text:p>
          </table:table-cell>
          <table:table-cell office:value-type="float" office:value="1239542100" calcext:value-type="float">
            <text:p>1239542100</text:p>
          </table:table-cell>
          <table:table-cell office:value-type="float" office:value="1527590066" calcext:value-type="float">
            <text:p>1527590066</text:p>
          </table:table-cell>
          <table:table-cell office:value-type="float" office:value="7887411041" calcext:value-type="float">
            <text:p>7887411041</text:p>
          </table:table-cell>
          <table:table-cell office:value-type="float" office:value="1225341377" calcext:value-type="float">
            <text:p>1225341377</text:p>
          </table:table-cell>
          <table:table-cell office:value-type="float" office:value="3279122338" calcext:value-type="float">
            <text:p>3279122338</text:p>
          </table:table-cell>
          <table:table-cell office:value-type="float" office:value="7392282725" calcext:value-type="float">
            <text:p>7392282725</text:p>
          </table:table-cell>
          <table:table-cell office:value-type="float" office:value="4765387729" calcext:value-type="float">
            <text:p>4765387729</text:p>
          </table:table-cell>
          <table:table-cell office:value-type="float" office:value="418890056" calcext:value-type="float">
            <text:p>418890056</text:p>
          </table:table-cell>
          <table:table-cell office:value-type="float" office:value="420136705" calcext:value-type="float">
            <text:p>420136705</text:p>
          </table:table-cell>
          <table:table-cell office:value-type="float" office:value="2760839434" calcext:value-type="float">
            <text:p>2760839434</text:p>
          </table:table-cell>
          <table:table-cell office:value-type="float" office:value="5074893748" calcext:value-type="float">
            <text:p>5074893748</text:p>
          </table:table-cell>
          <table:table-cell office:value-type="float" office:value="4684639765" calcext:value-type="float">
            <text:p>4684639765</text:p>
          </table:table-cell>
          <table:table-cell office:value-type="float" office:value="5301696802" calcext:value-type="float">
            <text:p>5301696802</text:p>
          </table:table-cell>
          <table:table-cell office:value-type="float" office:value="4343783849" calcext:value-type="float">
            <text:p>4343783849</text:p>
          </table:table-cell>
          <table:table-cell office:value-type="float" office:value="6247197725" calcext:value-type="float">
            <text:p>6247197725</text:p>
          </table:table-cell>
          <table:table-cell office:value-type="float" office:value="3330420634" calcext:value-type="float">
            <text:p>3330420634</text:p>
          </table:table-cell>
          <table:table-cell office:value-type="float" office:value="2849900210" calcext:value-type="float">
            <text:p>2849900210</text:p>
          </table:table-cell>
          <table:table-cell office:value-type="float" office:value="8772707033" calcext:value-type="float">
            <text:p>8772707033</text:p>
          </table:table-cell>
          <table:table-cell office:value-type="float" office:value="2218932410" calcext:value-type="float">
            <text:p>2218932410</text:p>
          </table:table-cell>
          <table:table-cell office:value-type="float" office:value="1151188153" calcext:value-type="float">
            <text:p>1151188153</text:p>
          </table:table-cell>
          <table:table-cell office:value-type="float" office:value="3317744105" calcext:value-type="float">
            <text:p>3317744105</text:p>
          </table:table-cell>
          <table:table-cell office:value-type="float" office:value="1807911185" calcext:value-type="float">
            <text:p>1807911185</text:p>
          </table:table-cell>
          <table:table-cell office:value-type="float" office:value="6463805153" calcext:value-type="float">
            <text:p>6463805153</text:p>
          </table:table-cell>
          <table:table-cell office:value-type="float" office:value="1659368162" calcext:value-type="float">
            <text:p>1659368162</text:p>
          </table:table-cell>
          <table:table-cell office:value-type="float" office:value="6027566245" calcext:value-type="float">
            <text:p>6027566245</text:p>
          </table:table-cell>
          <table:table-cell office:value-type="float" office:value="2520730148" calcext:value-type="float">
            <text:p>2520730148</text:p>
          </table:table-cell>
          <table:table-cell office:value-type="float" office:value="1620334472" calcext:value-type="float">
            <text:p>1620334472</text:p>
          </table:table-cell>
          <table:table-cell office:value-type="float" office:value="8346745544" calcext:value-type="float">
            <text:p>8346745544</text:p>
          </table:table-cell>
          <table:table-cell office:value-type="float" office:value="6863915314" calcext:value-type="float">
            <text:p>6863915314</text:p>
          </table:table-cell>
          <table:table-cell office:value-type="float" office:value="2447654665" calcext:value-type="float">
            <text:p>2447654665</text:p>
          </table:table-cell>
          <table:table-cell office:value-type="float" office:value="2881505497" calcext:value-type="float">
            <text:p>2881505497</text:p>
          </table:table-cell>
          <table:table-cell office:value-type="float" office:value="2436209057" calcext:value-type="float">
            <text:p>2436209057</text:p>
          </table:table-cell>
          <table:table-cell office:value-type="float" office:value="3750162874" calcext:value-type="float">
            <text:p>3750162874</text:p>
          </table:table-cell>
          <table:table-cell office:value-type="float" office:value="1782920096" calcext:value-type="float">
            <text:p>1782920096</text:p>
          </table:table-cell>
          <table:table-cell office:value-type="float" office:value="2558772485" calcext:value-type="float">
            <text:p>2558772485</text:p>
          </table:table-cell>
          <table:table-cell office:value-type="float" office:value="2218850098" calcext:value-type="float">
            <text:p>2218850098</text:p>
          </table:table-cell>
          <table:table-cell office:value-type="float" office:value="3186635922" calcext:value-type="float">
            <text:p>3186635922</text:p>
          </table:table-cell>
          <table:table-cell office:value-type="float" office:value="2379009989" calcext:value-type="float">
            <text:p>2379009989</text:p>
          </table:table-cell>
          <table:table-cell office:value-type="float" office:value="2271473426" calcext:value-type="float">
            <text:p>2271473426</text:p>
          </table:table-cell>
          <table:table-cell office:value-type="float" office:value="5645272781" calcext:value-type="float">
            <text:p>5645272781</text:p>
          </table:table-cell>
          <table:table-cell office:value-type="float" office:value="2516689341" calcext:value-type="float">
            <text:p>2516689341</text:p>
          </table:table-cell>
          <table:table-cell office:value-type="float" office:value="5201767205" calcext:value-type="float">
            <text:p>5201767205</text:p>
          </table:table-cell>
          <table:table-cell office:value-type="float" office:value="7659737410" calcext:value-type="float">
            <text:p>7659737410</text:p>
          </table:table-cell>
          <table:table-cell office:value-type="string" calcext:value-type="string">
            <text:p><text:s/></text:p>
          </table:table-cell>
          <table:table-cell table:formula="of:=MIN([.B45:.CW45])" office:value-type="float" office:value="1329058" calcext:value-type="float">
            <text:p>1329058</text:p>
          </table:table-cell>
        </table:table-row>
        <table:table-row table:style-name="ro1">
          <table:table-cell office:value-type="string" calcext:value-type="string">
            <text:p>(46610, 17635)</text:p>
          </table:table-cell>
          <table:table-cell office:value-type="float" office:value="5488465000" calcext:value-type="float">
            <text:p>5488465000</text:p>
          </table:table-cell>
          <table:table-cell office:value-type="float" office:value="2607392164" calcext:value-type="float">
            <text:p>2607392164</text:p>
          </table:table-cell>
          <table:table-cell office:value-type="float" office:value="3783856309" calcext:value-type="float">
            <text:p>3783856309</text:p>
          </table:table-cell>
          <table:table-cell office:value-type="float" office:value="2322115976" calcext:value-type="float">
            <text:p>2322115976</text:p>
          </table:table-cell>
          <table:table-cell office:value-type="float" office:value="2057364324" calcext:value-type="float">
            <text:p>2057364324</text:p>
          </table:table-cell>
          <table:table-cell office:value-type="float" office:value="3112043225" calcext:value-type="float">
            <text:p>3112043225</text:p>
          </table:table-cell>
          <table:table-cell office:value-type="float" office:value="1637033296" calcext:value-type="float">
            <text:p>1637033296</text:p>
          </table:table-cell>
          <table:table-cell office:value-type="float" office:value="6239994626" calcext:value-type="float">
            <text:p>6239994626</text:p>
          </table:table-cell>
          <table:table-cell office:value-type="float" office:value="1164002365" calcext:value-type="float">
            <text:p>1164002365</text:p>
          </table:table-cell>
          <table:table-cell office:value-type="float" office:value="7327943605" calcext:value-type="float">
            <text:p>7327943605</text:p>
          </table:table-cell>
          <table:table-cell office:value-type="float" office:value="2347613249" calcext:value-type="float">
            <text:p>2347613249</text:p>
          </table:table-cell>
          <table:table-cell office:value-type="float" office:value="1679138792" calcext:value-type="float">
            <text:p>1679138792</text:p>
          </table:table-cell>
          <table:table-cell office:value-type="float" office:value="1382508221" calcext:value-type="float">
            <text:p>1382508221</text:p>
          </table:table-cell>
          <table:table-cell office:value-type="float" office:value="4551522013" calcext:value-type="float">
            <text:p>4551522013</text:p>
          </table:table-cell>
          <table:table-cell office:value-type="float" office:value="3185219925" calcext:value-type="float">
            <text:p>3185219925</text:p>
          </table:table-cell>
          <table:table-cell office:value-type="float" office:value="5895051908" calcext:value-type="float">
            <text:p>5895051908</text:p>
          </table:table-cell>
          <table:table-cell office:value-type="float" office:value="6032872449" calcext:value-type="float">
            <text:p>6032872449</text:p>
          </table:table-cell>
          <table:table-cell office:value-type="float" office:value="757725380" calcext:value-type="float">
            <text:p>757725380</text:p>
          </table:table-cell>
          <table:table-cell office:value-type="float" office:value="1031366453" calcext:value-type="float">
            <text:p>1031366453</text:p>
          </table:table-cell>
          <table:table-cell office:value-type="float" office:value="3587589594" calcext:value-type="float">
            <text:p>3587589594</text:p>
          </table:table-cell>
          <table:table-cell office:value-type="float" office:value="518621905" calcext:value-type="float">
            <text:p>518621905</text:p>
          </table:table-cell>
          <table:table-cell office:value-type="float" office:value="2999591080" calcext:value-type="float">
            <text:p>2999591080</text:p>
          </table:table-cell>
          <table:table-cell office:value-type="float" office:value="5413607145" calcext:value-type="float">
            <text:p>5413607145</text:p>
          </table:table-cell>
          <table:table-cell office:value-type="float" office:value="4682657057" calcext:value-type="float">
            <text:p>4682657057</text:p>
          </table:table-cell>
          <table:table-cell office:value-type="float" office:value="6556815877" calcext:value-type="float">
            <text:p>6556815877</text:p>
          </table:table-cell>
          <table:table-cell office:value-type="float" office:value="425942920" calcext:value-type="float">
            <text:p>425942920</text:p>
          </table:table-cell>
          <table:table-cell office:value-type="float" office:value="672354344" calcext:value-type="float">
            <text:p>672354344</text:p>
          </table:table-cell>
          <table:table-cell office:value-type="float" office:value="386886002" calcext:value-type="float">
            <text:p>386886002</text:p>
          </table:table-cell>
          <table:table-cell office:value-type="float" office:value="798230637" calcext:value-type="float">
            <text:p>798230637</text:p>
          </table:table-cell>
          <table:table-cell office:value-type="float" office:value="4985095712" calcext:value-type="float">
            <text:p>4985095712</text:p>
          </table:table-cell>
          <table:table-cell office:value-type="float" office:value="6156990986" calcext:value-type="float">
            <text:p>6156990986</text:p>
          </table:table-cell>
          <table:table-cell office:value-type="float" office:value="269359517" calcext:value-type="float">
            <text:p>269359517</text:p>
          </table:table-cell>
          <table:table-cell office:value-type="float" office:value="1185692362" calcext:value-type="float">
            <text:p>1185692362</text:p>
          </table:table-cell>
          <table:table-cell office:value-type="float" office:value="376532404" calcext:value-type="float">
            <text:p>376532404</text:p>
          </table:table-cell>
          <table:table-cell office:value-type="float" office:value="1994887240" calcext:value-type="float">
            <text:p>1994887240</text:p>
          </table:table-cell>
          <table:table-cell office:value-type="float" office:value="2434456084" calcext:value-type="float">
            <text:p>2434456084</text:p>
          </table:table-cell>
          <table:table-cell office:value-type="float" office:value="347152090" calcext:value-type="float">
            <text:p>347152090</text:p>
          </table:table-cell>
          <table:table-cell office:value-type="float" office:value="6327782260" calcext:value-type="float">
            <text:p>6327782260</text:p>
          </table:table-cell>
          <table:table-cell office:value-type="float" office:value="103030352" calcext:value-type="float">
            <text:p>103030352</text:p>
          </table:table-cell>
          <table:table-cell office:value-type="float" office:value="358467269" calcext:value-type="float">
            <text:p>358467269</text:p>
          </table:table-cell>
          <table:table-cell office:value-type="float" office:value="3740245650" calcext:value-type="float">
            <text:p>3740245650</text:p>
          </table:table-cell>
          <table:table-cell office:value-type="float" office:value="471439156" calcext:value-type="float">
            <text:p>471439156</text:p>
          </table:table-cell>
          <table:table-cell office:value-type="float" office:value="4900745636" calcext:value-type="float">
            <text:p>4900745636</text:p>
          </table:table-cell>
          <table:table-cell office:value-type="float" office:value="330792410" calcext:value-type="float">
            <text:p>330792410</text:p>
          </table:table-cell>
          <table:table-cell office:value-type="float" office:value="160426561" calcext:value-type="float">
            <text:p>160426561</text:p>
          </table:table-cell>
          <table:table-cell office:value-type="float" office:value="2452717888" calcext:value-type="float">
            <text:p>2452717888</text:p>
          </table:table-cell>
          <table:table-cell office:value-type="float" office:value="5430763874" calcext:value-type="float">
            <text:p>5430763874</text:p>
          </table:table-cell>
          <table:table-cell office:value-type="float" office:value="861674125" calcext:value-type="float">
            <text:p>861674125</text:p>
          </table:table-cell>
          <table:table-cell office:value-type="float" office:value="618614728" calcext:value-type="float">
            <text:p>618614728</text:p>
          </table:table-cell>
          <table:table-cell office:value-type="float" office:value="5058233338" calcext:value-type="float">
            <text:p>5058233338</text:p>
          </table:table-cell>
          <table:table-cell office:value-type="float" office:value="278630941" calcext:value-type="float">
            <text:p>278630941</text:p>
          </table:table-cell>
          <table:table-cell office:value-type="float" office:value="4051212505" calcext:value-type="float">
            <text:p>4051212505</text:p>
          </table:table-cell>
          <table:table-cell office:value-type="float" office:value="4234556762" calcext:value-type="float">
            <text:p>4234556762</text:p>
          </table:table-cell>
          <table:table-cell office:value-type="float" office:value="82012564" calcext:value-type="float">
            <text:p>82012564</text:p>
          </table:table-cell>
          <table:table-cell office:value-type="float" office:value="134260081" calcext:value-type="float">
            <text:p>134260081</text:p>
          </table:table-cell>
          <table:table-cell office:value-type="float" office:value="3658278466" calcext:value-type="float">
            <text:p>3658278466</text:p>
          </table:table-cell>
          <table:table-cell office:value-type="float" office:value="5076930100" calcext:value-type="float">
            <text:p>5076930100</text:p>
          </table:table-cell>
          <table:table-cell office:value-type="float" office:value="1880880580" calcext:value-type="float">
            <text:p>1880880580</text:p>
          </table:table-cell>
          <table:table-cell office:value-type="float" office:value="1617036434" calcext:value-type="float">
            <text:p>1617036434</text:p>
          </table:table-cell>
          <table:table-cell office:value-type="float" office:value="349940597" calcext:value-type="float">
            <text:p>349940597</text:p>
          </table:table-cell>
          <table:table-cell office:value-type="float" office:value="2162098685" calcext:value-type="float">
            <text:p>2162098685</text:p>
          </table:table-cell>
          <table:table-cell office:value-type="float" office:value="756550346" calcext:value-type="float">
            <text:p>756550346</text:p>
          </table:table-cell>
          <table:table-cell office:value-type="float" office:value="416350465" calcext:value-type="float">
            <text:p>416350465</text:p>
          </table:table-cell>
          <table:table-cell office:value-type="float" office:value="410755685" calcext:value-type="float">
            <text:p>410755685</text:p>
          </table:table-cell>
          <table:table-cell office:value-type="float" office:value="6752510992" calcext:value-type="float">
            <text:p>6752510992</text:p>
          </table:table-cell>
          <table:table-cell office:value-type="float" office:value="6633651821" calcext:value-type="float">
            <text:p>6633651821</text:p>
          </table:table-cell>
          <table:table-cell office:value-type="float" office:value="1272380642" calcext:value-type="float">
            <text:p>1272380642</text:p>
          </table:table-cell>
          <table:table-cell office:value-type="float" office:value="668045636" calcext:value-type="float">
            <text:p>668045636</text:p>
          </table:table-cell>
          <table:table-cell office:value-type="float" office:value="752592521" calcext:value-type="float">
            <text:p>752592521</text:p>
          </table:table-cell>
          <table:table-cell office:value-type="float" office:value="689080946" calcext:value-type="float">
            <text:p>689080946</text:p>
          </table:table-cell>
          <table:table-cell office:value-type="float" office:value="896252381" calcext:value-type="float">
            <text:p>896252381</text:p>
          </table:table-cell>
          <table:table-cell office:value-type="float" office:value="745517785" calcext:value-type="float">
            <text:p>745517785</text:p>
          </table:table-cell>
          <table:table-cell office:value-type="float" office:value="1431255890" calcext:value-type="float">
            <text:p>1431255890</text:p>
          </table:table-cell>
          <table:table-cell office:value-type="float" office:value="1753286050" calcext:value-type="float">
            <text:p>1753286050</text:p>
          </table:table-cell>
          <table:table-cell office:value-type="float" office:value="1079634629" calcext:value-type="float">
            <text:p>1079634629</text:p>
          </table:table-cell>
          <table:table-cell office:value-type="float" office:value="2534978410" calcext:value-type="float">
            <text:p>2534978410</text:p>
          </table:table-cell>
          <table:table-cell office:value-type="float" office:value="5659202029" calcext:value-type="float">
            <text:p>5659202029</text:p>
          </table:table-cell>
          <table:table-cell office:value-type="float" office:value="1924977997" calcext:value-type="float">
            <text:p>1924977997</text:p>
          </table:table-cell>
          <table:table-cell office:value-type="float" office:value="3610364029" calcext:value-type="float">
            <text:p>3610364029</text:p>
          </table:table-cell>
          <table:table-cell office:value-type="float" office:value="1197682037" calcext:value-type="float">
            <text:p>1197682037</text:p>
          </table:table-cell>
          <table:table-cell office:value-type="float" office:value="4333344650" calcext:value-type="float">
            <text:p>4333344650</text:p>
          </table:table-cell>
          <table:table-cell office:value-type="float" office:value="1379567465" calcext:value-type="float">
            <text:p>1379567465</text:p>
          </table:table-cell>
          <table:table-cell office:value-type="float" office:value="3197532164" calcext:value-type="float">
            <text:p>3197532164</text:p>
          </table:table-cell>
          <table:table-cell office:value-type="float" office:value="5496771920" calcext:value-type="float">
            <text:p>5496771920</text:p>
          </table:table-cell>
          <table:table-cell office:value-type="float" office:value="1523547392" calcext:value-type="float">
            <text:p>1523547392</text:p>
          </table:table-cell>
          <table:table-cell office:value-type="float" office:value="1584254682" calcext:value-type="float">
            <text:p>1584254682</text:p>
          </table:table-cell>
          <table:table-cell office:value-type="float" office:value="3808412109" calcext:value-type="float">
            <text:p>3808412109</text:p>
          </table:table-cell>
          <table:table-cell office:value-type="float" office:value="3262176029" calcext:value-type="float">
            <text:p>3262176029</text:p>
          </table:table-cell>
          <table:table-cell office:value-type="float" office:value="3950961989" calcext:value-type="float">
            <text:p>3950961989</text:p>
          </table:table-cell>
          <table:table-cell office:value-type="float" office:value="2541694058" calcext:value-type="float">
            <text:p>2541694058</text:p>
          </table:table-cell>
          <table:table-cell office:value-type="float" office:value="8268037192" calcext:value-type="float">
            <text:p>8268037192</text:p>
          </table:table-cell>
          <table:table-cell office:value-type="float" office:value="4069275785" calcext:value-type="float">
            <text:p>4069275785</text:p>
          </table:table-cell>
          <table:table-cell office:value-type="float" office:value="5431643802" calcext:value-type="float">
            <text:p>5431643802</text:p>
          </table:table-cell>
          <table:table-cell office:value-type="float" office:value="3736873594" calcext:value-type="float">
            <text:p>3736873594</text:p>
          </table:table-cell>
          <table:table-cell office:value-type="float" office:value="6050577065" calcext:value-type="float">
            <text:p>6050577065</text:p>
          </table:table-cell>
          <table:table-cell office:value-type="float" office:value="8845209458" calcext:value-type="float">
            <text:p>8845209458</text:p>
          </table:table-cell>
          <table:table-cell office:value-type="float" office:value="2497114553" calcext:value-type="float">
            <text:p>2497114553</text:p>
          </table:table-cell>
          <table:table-cell office:value-type="float" office:value="7893584857" calcext:value-type="float">
            <text:p>7893584857</text:p>
          </table:table-cell>
          <table:table-cell office:value-type="float" office:value="3041509945" calcext:value-type="float">
            <text:p>3041509945</text:p>
          </table:table-cell>
          <table:table-cell office:value-type="float" office:value="2853241810" calcext:value-type="float">
            <text:p>2853241810</text:p>
          </table:table-cell>
          <table:table-cell office:value-type="string" calcext:value-type="string">
            <text:p><text:s/></text:p>
          </table:table-cell>
          <table:table-cell table:formula="of:=MIN([.B46:.CW46])" office:value-type="float" office:value="82012564" calcext:value-type="float">
            <text:p>82012564</text:p>
          </table:table-cell>
        </table:table-row>
        <table:table-row table:style-name="ro1">
          <table:table-cell office:value-type="string" calcext:value-type="string">
            <text:p>(47002, 45202)</text:p>
          </table:table-cell>
          <table:table-cell office:value-type="float" office:value="3097584333" calcext:value-type="float">
            <text:p>3097584333</text:p>
          </table:table-cell>
          <table:table-cell office:value-type="float" office:value="2186223525" calcext:value-type="float">
            <text:p>2186223525</text:p>
          </table:table-cell>
          <table:table-cell office:value-type="float" office:value="2313991144" calcext:value-type="float">
            <text:p>2313991144</text:p>
          </table:table-cell>
          <table:table-cell office:value-type="float" office:value="4006901453" calcext:value-type="float">
            <text:p>4006901453</text:p>
          </table:table-cell>
          <table:table-cell office:value-type="float" office:value="1929228049" calcext:value-type="float">
            <text:p>1929228049</text:p>
          </table:table-cell>
          <table:table-cell office:value-type="float" office:value="1759610788" calcext:value-type="float">
            <text:p>1759610788</text:p>
          </table:table-cell>
          <table:table-cell office:value-type="float" office:value="2818706593" calcext:value-type="float">
            <text:p>2818706593</text:p>
          </table:table-cell>
          <table:table-cell office:value-type="float" office:value="3173654045" calcext:value-type="float">
            <text:p>3173654045</text:p>
          </table:table-cell>
          <table:table-cell office:value-type="float" office:value="1623436596" calcext:value-type="float">
            <text:p>1623436596</text:p>
          </table:table-cell>
          <table:table-cell office:value-type="float" office:value="3750942344" calcext:value-type="float">
            <text:p>3750942344</text:p>
          </table:table-cell>
          <table:table-cell office:value-type="float" office:value="1047798020" calcext:value-type="float">
            <text:p>1047798020</text:p>
          </table:table-cell>
          <table:table-cell office:value-type="float" office:value="910332125" calcext:value-type="float">
            <text:p>910332125</text:p>
          </table:table-cell>
          <table:table-cell office:value-type="float" office:value="775273448" calcext:value-type="float">
            <text:p>775273448</text:p>
          </table:table-cell>
          <table:table-cell office:value-type="float" office:value="1888907732" calcext:value-type="float">
            <text:p>1888907732</text:p>
          </table:table-cell>
          <table:table-cell office:value-type="float" office:value="1171159618" calcext:value-type="float">
            <text:p>1171159618</text:p>
          </table:table-cell>
          <table:table-cell office:value-type="float" office:value="2665573525" calcext:value-type="float">
            <text:p>2665573525</text:p>
          </table:table-cell>
          <table:table-cell office:value-type="float" office:value="2750652250" calcext:value-type="float">
            <text:p>2750652250</text:p>
          </table:table-cell>
          <table:table-cell office:value-type="float" office:value="843206165" calcext:value-type="float">
            <text:p>843206165</text:p>
          </table:table-cell>
          <table:table-cell office:value-type="float" office:value="570140162" calcext:value-type="float">
            <text:p>570140162</text:p>
          </table:table-cell>
          <table:table-cell office:value-type="float" office:value="1302836509" calcext:value-type="float">
            <text:p>1302836509</text:p>
          </table:table-cell>
          <table:table-cell office:value-type="float" office:value="1596201146" calcext:value-type="float">
            <text:p>1596201146</text:p>
          </table:table-cell>
          <table:table-cell office:value-type="float" office:value="998988605" calcext:value-type="float">
            <text:p>998988605</text:p>
          </table:table-cell>
          <table:table-cell office:value-type="float" office:value="2297020570" calcext:value-type="float">
            <text:p>2297020570</text:p>
          </table:table-cell>
          <table:table-cell office:value-type="float" office:value="1850985680" calcext:value-type="float">
            <text:p>1850985680</text:p>
          </table:table-cell>
          <table:table-cell office:value-type="float" office:value="3001783770" calcext:value-type="float">
            <text:p>3001783770</text:p>
          </table:table-cell>
          <table:table-cell office:value-type="float" office:value="1726690869" calcext:value-type="float">
            <text:p>1726690869</text:p>
          </table:table-cell>
          <table:table-cell office:value-type="float" office:value="424587325" calcext:value-type="float">
            <text:p>424587325</text:p>
          </table:table-cell>
          <table:table-cell office:value-type="float" office:value="707731837" calcext:value-type="float">
            <text:p>707731837</text:p>
          </table:table-cell>
          <table:table-cell office:value-type="float" office:value="263198728" calcext:value-type="float">
            <text:p>263198728</text:p>
          </table:table-cell>
          <table:table-cell office:value-type="float" office:value="1941140825" calcext:value-type="float">
            <text:p>1941140825</text:p>
          </table:table-cell>
          <table:table-cell office:value-type="float" office:value="2663108605" calcext:value-type="float">
            <text:p>2663108605</text:p>
          </table:table-cell>
          <table:table-cell office:value-type="float" office:value="1664735290" calcext:value-type="float">
            <text:p>1664735290</text:p>
          </table:table-cell>
          <table:table-cell office:value-type="float" office:value="172537777" calcext:value-type="float">
            <text:p>172537777</text:p>
          </table:table-cell>
          <table:table-cell office:value-type="float" office:value="288504365" calcext:value-type="float">
            <text:p>288504365</text:p>
          </table:table-cell>
          <table:table-cell office:value-type="float" office:value="366114605" calcext:value-type="float">
            <text:p>366114605</text:p>
          </table:table-cell>
          <table:table-cell office:value-type="float" office:value="539478189" calcext:value-type="float">
            <text:p>539478189</text:p>
          </table:table-cell>
          <table:table-cell office:value-type="float" office:value="2017784961" calcext:value-type="float">
            <text:p>2017784961</text:p>
          </table:table-cell>
          <table:table-cell office:value-type="float" office:value="2732505065" calcext:value-type="float">
            <text:p>2732505065</text:p>
          </table:table-cell>
          <table:table-cell office:value-type="float" office:value="1246337465" calcext:value-type="float">
            <text:p>1246337465</text:p>
          </table:table-cell>
          <table:table-cell office:value-type="float" office:value="2083210490" calcext:value-type="float">
            <text:p>2083210490</text:p>
          </table:table-cell>
          <table:table-cell office:value-type="float" office:value="1158882097" calcext:value-type="float">
            <text:p>1158882097</text:p>
          </table:table-cell>
          <table:table-cell office:value-type="float" office:value="97354505" calcext:value-type="float">
            <text:p>97354505</text:p>
          </table:table-cell>
          <table:table-cell office:value-type="float" office:value="1812980965" calcext:value-type="float">
            <text:p>1812980965</text:p>
          </table:table-cell>
          <table:table-cell office:value-type="float" office:value="117299509" calcext:value-type="float">
            <text:p>117299509</text:p>
          </table:table-cell>
          <table:table-cell office:value-type="float" office:value="260307200" calcext:value-type="float">
            <text:p>260307200</text:p>
          </table:table-cell>
          <table:table-cell office:value-type="float" office:value="485838657" calcext:value-type="float">
            <text:p>485838657</text:p>
          </table:table-cell>
          <table:table-cell office:value-type="float" office:value="2128121965" calcext:value-type="float">
            <text:p>2128121965</text:p>
          </table:table-cell>
          <table:table-cell office:value-type="float" office:value="3237044" calcext:value-type="float">
            <text:p>3237044</text:p>
          </table:table-cell>
          <table:table-cell office:value-type="float" office:value="12781837" calcext:value-type="float">
            <text:p>12781837</text:p>
          </table:table-cell>
          <table:table-cell office:value-type="float" office:value="1903718921" calcext:value-type="float">
            <text:p>1903718921</text:p>
          </table:table-cell>
          <table:table-cell office:value-type="float" office:value="1884392500" calcext:value-type="float">
            <text:p>1884392500</text:p>
          </table:table-cell>
          <table:table-cell office:value-type="float" office:value="1316056292" calcext:value-type="float">
            <text:p>1316056292</text:p>
          </table:table-cell>
          <table:table-cell office:value-type="float" office:value="1433278453" calcext:value-type="float">
            <text:p>1433278453</text:p>
          </table:table-cell>
          <table:table-cell office:value-type="float" office:value="895263885" calcext:value-type="float">
            <text:p>895263885</text:p>
          </table:table-cell>
          <table:table-cell office:value-type="float" office:value="1276674688" calcext:value-type="float">
            <text:p>1276674688</text:p>
          </table:table-cell>
          <table:table-cell office:value-type="float" office:value="1118207205" calcext:value-type="float">
            <text:p>1118207205</text:p>
          </table:table-cell>
          <table:table-cell office:value-type="float" office:value="1937118497" calcext:value-type="float">
            <text:p>1937118497</text:p>
          </table:table-cell>
          <table:table-cell office:value-type="float" office:value="328146165" calcext:value-type="float">
            <text:p>328146165</text:p>
          </table:table-cell>
          <table:table-cell office:value-type="float" office:value="266176469" calcext:value-type="float">
            <text:p>266176469</text:p>
          </table:table-cell>
          <table:table-cell office:value-type="float" office:value="1808070842" calcext:value-type="float">
            <text:p>1808070842</text:p>
          </table:table-cell>
          <table:table-cell office:value-type="float" office:value="495772916" calcext:value-type="float">
            <text:p>495772916</text:p>
          </table:table-cell>
          <table:table-cell office:value-type="float" office:value="361766173" calcext:value-type="float">
            <text:p>361766173</text:p>
          </table:table-cell>
          <table:table-cell office:value-type="float" office:value="1662067994" calcext:value-type="float">
            <text:p>1662067994</text:p>
          </table:table-cell>
          <table:table-cell office:value-type="float" office:value="690578824" calcext:value-type="float">
            <text:p>690578824</text:p>
          </table:table-cell>
          <table:table-cell office:value-type="float" office:value="3093592697" calcext:value-type="float">
            <text:p>3093592697</text:p>
          </table:table-cell>
          <table:table-cell office:value-type="float" office:value="3018724948" calcext:value-type="float">
            <text:p>3018724948</text:p>
          </table:table-cell>
          <table:table-cell office:value-type="float" office:value="491379985" calcext:value-type="float">
            <text:p>491379985</text:p>
          </table:table-cell>
          <table:table-cell office:value-type="float" office:value="959895973" calcext:value-type="float">
            <text:p>959895973</text:p>
          </table:table-cell>
          <table:table-cell office:value-type="float" office:value="868977418" calcext:value-type="float">
            <text:p>868977418</text:p>
          </table:table-cell>
          <table:table-cell office:value-type="float" office:value="1055758225" calcext:value-type="float">
            <text:p>1055758225</text:p>
          </table:table-cell>
          <table:table-cell office:value-type="float" office:value="832758170" calcext:value-type="float">
            <text:p>832758170</text:p>
          </table:table-cell>
          <table:table-cell office:value-type="float" office:value="1437461162" calcext:value-type="float">
            <text:p>1437461162</text:p>
          </table:table-cell>
          <table:table-cell office:value-type="float" office:value="794603269" calcext:value-type="float">
            <text:p>794603269</text:p>
          </table:table-cell>
          <table:table-cell office:value-type="float" office:value="820433153" calcext:value-type="float">
            <text:p>820433153</text:p>
          </table:table-cell>
          <table:table-cell office:value-type="float" office:value="2575922180" calcext:value-type="float">
            <text:p>2575922180</text:p>
          </table:table-cell>
          <table:table-cell office:value-type="float" office:value="1079322245" calcext:value-type="float">
            <text:p>1079322245</text:p>
          </table:table-cell>
          <table:table-cell office:value-type="float" office:value="2657101000" calcext:value-type="float">
            <text:p>2657101000</text:p>
          </table:table-cell>
          <table:table-cell office:value-type="float" office:value="1095824360" calcext:value-type="float">
            <text:p>1095824360</text:p>
          </table:table-cell>
          <table:table-cell office:value-type="float" office:value="1603715354" calcext:value-type="float">
            <text:p>1603715354</text:p>
          </table:table-cell>
          <table:table-cell office:value-type="float" office:value="1794310778" calcext:value-type="float">
            <text:p>1794310778</text:p>
          </table:table-cell>
          <table:table-cell office:value-type="float" office:value="2003753501" calcext:value-type="float">
            <text:p>2003753501</text:p>
          </table:table-cell>
          <table:table-cell office:value-type="float" office:value="1746075040" calcext:value-type="float">
            <text:p>1746075040</text:p>
          </table:table-cell>
          <table:table-cell office:value-type="float" office:value="1601027525" calcext:value-type="float">
            <text:p>1601027525</text:p>
          </table:table-cell>
          <table:table-cell office:value-type="float" office:value="2720900801" calcext:value-type="float">
            <text:p>2720900801</text:p>
          </table:table-cell>
          <table:table-cell office:value-type="float" office:value="2689452065" calcext:value-type="float">
            <text:p>2689452065</text:p>
          </table:table-cell>
          <table:table-cell office:value-type="float" office:value="2179720885" calcext:value-type="float">
            <text:p>2179720885</text:p>
          </table:table-cell>
          <table:table-cell office:value-type="float" office:value="1956859144" calcext:value-type="float">
            <text:p>1956859144</text:p>
          </table:table-cell>
          <table:table-cell office:value-type="float" office:value="1771355650" calcext:value-type="float">
            <text:p>1771355650</text:p>
          </table:table-cell>
          <table:table-cell office:value-type="float" office:value="2042022050" calcext:value-type="float">
            <text:p>2042022050</text:p>
          </table:table-cell>
          <table:table-cell office:value-type="float" office:value="1636024381" calcext:value-type="float">
            <text:p>1636024381</text:p>
          </table:table-cell>
          <table:table-cell office:value-type="float" office:value="4527418997" calcext:value-type="float">
            <text:p>4527418997</text:p>
          </table:table-cell>
          <table:table-cell office:value-type="float" office:value="2160194594" calcext:value-type="float">
            <text:p>2160194594</text:p>
          </table:table-cell>
          <table:table-cell office:value-type="float" office:value="2893442473" calcext:value-type="float">
            <text:p>2893442473</text:p>
          </table:table-cell>
          <table:table-cell office:value-type="float" office:value="2178341145" calcext:value-type="float">
            <text:p>2178341145</text:p>
          </table:table-cell>
          <table:table-cell office:value-type="float" office:value="3340172114" calcext:value-type="float">
            <text:p>3340172114</text:p>
          </table:table-cell>
          <table:table-cell office:value-type="float" office:value="5065567325" calcext:value-type="float">
            <text:p>5065567325</text:p>
          </table:table-cell>
          <table:table-cell office:value-type="float" office:value="2298612500" calcext:value-type="float">
            <text:p>2298612500</text:p>
          </table:table-cell>
          <table:table-cell office:value-type="float" office:value="4551348132" calcext:value-type="float">
            <text:p>4551348132</text:p>
          </table:table-cell>
          <table:table-cell office:value-type="float" office:value="2475655760" calcext:value-type="float">
            <text:p>2475655760</text:p>
          </table:table-cell>
          <table:table-cell office:value-type="float" office:value="3258588385" calcext:value-type="float">
            <text:p>3258588385</text:p>
          </table:table-cell>
          <table:table-cell office:value-type="string" calcext:value-type="string">
            <text:p><text:s/></text:p>
          </table:table-cell>
          <table:table-cell table:formula="of:=MIN([.B47:.CW47])" office:value-type="float" office:value="3237044" calcext:value-type="float">
            <text:p>3237044</text:p>
          </table:table-cell>
        </table:table-row>
        <table:table-row table:style-name="ro1">
          <table:table-cell office:value-type="string" calcext:value-type="string">
            <text:p>(49206, 43679)</text:p>
          </table:table-cell>
          <table:table-cell office:value-type="float" office:value="3402832232" calcext:value-type="float">
            <text:p>3402832232</text:p>
          </table:table-cell>
          <table:table-cell office:value-type="float" office:value="2381368340" calcext:value-type="float">
            <text:p>2381368340</text:p>
          </table:table-cell>
          <table:table-cell office:value-type="float" office:value="2565862765" calcext:value-type="float">
            <text:p>2565862765</text:p>
          </table:table-cell>
          <table:table-cell office:value-type="float" office:value="4082884936" calcext:value-type="float">
            <text:p>4082884936</text:p>
          </table:table-cell>
          <table:table-cell office:value-type="float" office:value="2090939252" calcext:value-type="float">
            <text:p>2090939252</text:p>
          </table:table-cell>
          <table:table-cell office:value-type="float" office:value="1979310497" calcext:value-type="float">
            <text:p>1979310497</text:p>
          </table:table-cell>
          <table:table-cell office:value-type="float" office:value="2897674000" calcext:value-type="float">
            <text:p>2897674000</text:p>
          </table:table-cell>
          <table:table-cell office:value-type="float" office:value="3473571186" calcext:value-type="float">
            <text:p>3473571186</text:p>
          </table:table-cell>
          <table:table-cell office:value-type="float" office:value="1714538405" calcext:value-type="float">
            <text:p>1714538405</text:p>
          </table:table-cell>
          <table:table-cell office:value-type="float" office:value="4060861741" calcext:value-type="float">
            <text:p>4060861741</text:p>
          </table:table-cell>
          <table:table-cell office:value-type="float" office:value="1221502057" calcext:value-type="float">
            <text:p>1221502057</text:p>
          </table:table-cell>
          <table:table-cell office:value-type="float" office:value="1052269000" calcext:value-type="float">
            <text:p>1052269000</text:p>
          </table:table-cell>
          <table:table-cell office:value-type="float" office:value="897493941" calcext:value-type="float">
            <text:p>897493941</text:p>
          </table:table-cell>
          <table:table-cell office:value-type="float" office:value="2116634245" calcext:value-type="float">
            <text:p>2116634245</text:p>
          </table:table-cell>
          <table:table-cell office:value-type="float" office:value="1359997277" calcext:value-type="float">
            <text:p>1359997277</text:p>
          </table:table-cell>
          <table:table-cell office:value-type="float" office:value="2920682740" calcext:value-type="float">
            <text:p>2920682740</text:p>
          </table:table-cell>
          <table:table-cell office:value-type="float" office:value="3008483897" calcext:value-type="float">
            <text:p>3008483897</text:p>
          </table:table-cell>
          <table:table-cell office:value-type="float" office:value="914389684" calcext:value-type="float">
            <text:p>914389684</text:p>
          </table:table-cell>
          <table:table-cell office:value-type="float" office:value="664650445" calcext:value-type="float">
            <text:p>664650445</text:p>
          </table:table-cell>
          <table:table-cell office:value-type="float" office:value="1495759082" calcext:value-type="float">
            <text:p>1495759082</text:p>
          </table:table-cell>
          <table:table-cell office:value-type="float" office:value="1602028825" calcext:value-type="float">
            <text:p>1602028825</text:p>
          </table:table-cell>
          <table:table-cell office:value-type="float" office:value="1172086280" calcext:value-type="float">
            <text:p>1172086280</text:p>
          </table:table-cell>
          <table:table-cell office:value-type="float" office:value="2528234465" calcext:value-type="float">
            <text:p>2528234465</text:p>
          </table:table-cell>
          <table:table-cell office:value-type="float" office:value="2063543193" calcext:value-type="float">
            <text:p>2063543193</text:p>
          </table:table-cell>
          <table:table-cell office:value-type="float" office:value="3252724733" calcext:value-type="float">
            <text:p>3252724733</text:p>
          </table:table-cell>
          <table:table-cell office:value-type="float" office:value="1703207336" calcext:value-type="float">
            <text:p>1703207336</text:p>
          </table:table-cell>
          <table:table-cell office:value-type="float" office:value="485907112" calcext:value-type="float">
            <text:p>485907112</text:p>
          </table:table-cell>
          <table:table-cell office:value-type="float" office:value="736475554" calcext:value-type="float">
            <text:p>736475554</text:p>
          </table:table-cell>
          <table:table-cell office:value-type="float" office:value="328085669" calcext:value-type="float">
            <text:p>328085669</text:p>
          </table:table-cell>
          <table:table-cell office:value-type="float" office:value="2138718528" calcext:value-type="float">
            <text:p>2138718528</text:p>
          </table:table-cell>
          <table:table-cell office:value-type="float" office:value="2881906826" calcext:value-type="float">
            <text:p>2881906826</text:p>
          </table:table-cell>
          <table:table-cell office:value-type="float" office:value="1607326213" calcext:value-type="float">
            <text:p>1607326213</text:p>
          </table:table-cell>
          <table:table-cell office:value-type="float" office:value="248184394" calcext:value-type="float">
            <text:p>248184394</text:p>
          </table:table-cell>
          <table:table-cell office:value-type="float" office:value="311976452" calcext:value-type="float">
            <text:p>311976452</text:p>
          </table:table-cell>
          <table:table-cell office:value-type="float" office:value="468619144" calcext:value-type="float">
            <text:p>468619144</text:p>
          </table:table-cell>
          <table:table-cell office:value-type="float" office:value="655959812" calcext:value-type="float">
            <text:p>655959812</text:p>
          </table:table-cell>
          <table:table-cell office:value-type="float" office:value="1931868170" calcext:value-type="float">
            <text:p>1931868170</text:p>
          </table:table-cell>
          <table:table-cell office:value-type="float" office:value="2934973444" calcext:value-type="float">
            <text:p>2934973444</text:p>
          </table:table-cell>
          <table:table-cell office:value-type="float" office:value="1183469008" calcext:value-type="float">
            <text:p>1183469008</text:p>
          </table:table-cell>
          <table:table-cell office:value-type="float" office:value="1988179245" calcext:value-type="float">
            <text:p>1988179245</text:p>
          </table:table-cell>
          <table:table-cell office:value-type="float" office:value="1301261618" calcext:value-type="float">
            <text:p>1301261618</text:p>
          </table:table-cell>
          <table:table-cell office:value-type="float" office:value="114596420" calcext:value-type="float">
            <text:p>114596420</text:p>
          </table:table-cell>
          <table:table-cell office:value-type="float" office:value="1970842900" calcext:value-type="float">
            <text:p>1970842900</text:p>
          </table:table-cell>
          <table:table-cell office:value-type="float" office:value="114322778" calcext:value-type="float">
            <text:p>114322778</text:p>
          </table:table-cell>
          <table:table-cell office:value-type="float" office:value="239345305" calcext:value-type="float">
            <text:p>239345305</text:p>
          </table:table-cell>
          <table:table-cell office:value-type="float" office:value="569943200" calcext:value-type="float">
            <text:p>569943200</text:p>
          </table:table-cell>
          <table:table-cell office:value-type="float" office:value="2278959442" calcext:value-type="float">
            <text:p>2278959442</text:p>
          </table:table-cell>
          <table:table-cell office:value-type="float" office:value="14681173" calcext:value-type="float">
            <text:p>14681173</text:p>
          </table:table-cell>
          <table:table-cell office:value-type="float" office:value="1705960" calcext:value-type="float">
            <text:p>1705960</text:p>
          </table:table-cell>
          <table:table-cell office:value-type="float" office:value="2021543338" calcext:value-type="float">
            <text:p>2021543338</text:p>
          </table:table-cell>
          <table:table-cell office:value-type="float" office:value="1734252805" calcext:value-type="float">
            <text:p>1734252805</text:p>
          </table:table-cell>
          <table:table-cell office:value-type="float" office:value="1404502753" calcext:value-type="float">
            <text:p>1404502753</text:p>
          </table:table-cell>
          <table:table-cell office:value-type="float" office:value="1515580634" calcext:value-type="float">
            <text:p>1515580634</text:p>
          </table:table-cell>
          <table:table-cell office:value-type="float" office:value="777245732" calcext:value-type="float">
            <text:p>777245732</text:p>
          </table:table-cell>
          <table:table-cell office:value-type="float" office:value="1139607625" calcext:value-type="float">
            <text:p>1139607625</text:p>
          </table:table-cell>
          <table:table-cell office:value-type="float" office:value="1182846770" calcext:value-type="float">
            <text:p>1182846770</text:p>
          </table:table-cell>
          <table:table-cell office:value-type="float" office:value="2034620516" calcext:value-type="float">
            <text:p>2034620516</text:p>
          </table:table-cell>
          <table:table-cell office:value-type="float" office:value="329144084" calcext:value-type="float">
            <text:p>329144084</text:p>
          </table:table-cell>
          <table:table-cell office:value-type="float" office:value="250550722" calcext:value-type="float">
            <text:p>250550722</text:p>
          </table:table-cell>
          <table:table-cell office:value-type="float" office:value="1633944429" calcext:value-type="float">
            <text:p>1633944429</text:p>
          </table:table-cell>
          <table:table-cell office:value-type="float" office:value="485116549" calcext:value-type="float">
            <text:p>485116549</text:p>
          </table:table-cell>
          <table:table-cell office:value-type="float" office:value="269825866" calcext:value-type="float">
            <text:p>269825866</text:p>
          </table:table-cell>
          <table:table-cell office:value-type="float" office:value="1478809033" calcext:value-type="float">
            <text:p>1478809033</text:p>
          </table:table-cell>
          <table:table-cell office:value-type="float" office:value="560046301" calcext:value-type="float">
            <text:p>560046301</text:p>
          </table:table-cell>
          <table:table-cell office:value-type="float" office:value="3176774224" calcext:value-type="float">
            <text:p>3176774224</text:p>
          </table:table-cell>
          <table:table-cell office:value-type="float" office:value="3098505685" calcext:value-type="float">
            <text:p>3098505685</text:p>
          </table:table-cell>
          <table:table-cell office:value-type="float" office:value="401039938" calcext:value-type="float">
            <text:p>401039938</text:p>
          </table:table-cell>
          <table:table-cell office:value-type="float" office:value="801510356" calcext:value-type="float">
            <text:p>801510356</text:p>
          </table:table-cell>
          <table:table-cell office:value-type="float" office:value="718242625" calcext:value-type="float">
            <text:p>718242625</text:p>
          </table:table-cell>
          <table:table-cell office:value-type="float" office:value="889539586" calcext:value-type="float">
            <text:p>889539586</text:p>
          </table:table-cell>
          <table:table-cell office:value-type="float" office:value="686770965" calcext:value-type="float">
            <text:p>686770965</text:p>
          </table:table-cell>
          <table:table-cell office:value-type="float" office:value="1244681441" calcext:value-type="float">
            <text:p>1244681441</text:p>
          </table:table-cell>
          <table:table-cell office:value-type="float" office:value="670034546" calcext:value-type="float">
            <text:p>670034546</text:p>
          </table:table-cell>
          <table:table-cell office:value-type="float" office:value="710234482" calcext:value-type="float">
            <text:p>710234482</text:p>
          </table:table-cell>
          <table:table-cell office:value-type="float" office:value="2327402797" calcext:value-type="float">
            <text:p>2327402797</text:p>
          </table:table-cell>
          <table:table-cell office:value-type="float" office:value="989113274" calcext:value-type="float">
            <text:p>989113274</text:p>
          </table:table-cell>
          <table:table-cell office:value-type="float" office:value="2644552357" calcext:value-type="float">
            <text:p>2644552357</text:p>
          </table:table-cell>
          <table:table-cell office:value-type="float" office:value="959505125" calcext:value-type="float">
            <text:p>959505125</text:p>
          </table:table-cell>
          <table:table-cell office:value-type="float" office:value="1531207525" calcext:value-type="float">
            <text:p>1531207525</text:p>
          </table:table-cell>
          <table:table-cell office:value-type="float" office:value="1574622829" calcext:value-type="float">
            <text:p>1574622829</text:p>
          </table:table-cell>
          <table:table-cell office:value-type="float" office:value="1942072074" calcext:value-type="float">
            <text:p>1942072074</text:p>
          </table:table-cell>
          <table:table-cell office:value-type="float" office:value="1530068929" calcext:value-type="float">
            <text:p>1530068929</text:p>
          </table:table-cell>
          <table:table-cell office:value-type="float" office:value="1488656052" calcext:value-type="float">
            <text:p>1488656052</text:p>
          </table:table-cell>
          <table:table-cell office:value-type="float" office:value="2671522704" calcext:value-type="float">
            <text:p>2671522704</text:p>
          </table:table-cell>
          <table:table-cell office:value-type="float" office:value="2421821088" calcext:value-type="float">
            <text:p>2421821088</text:p>
          </table:table-cell>
          <table:table-cell office:value-type="float" office:value="1936905818" calcext:value-type="float">
            <text:p>1936905818</text:p>
          </table:table-cell>
          <table:table-cell office:value-type="float" office:value="1847004965" calcext:value-type="float">
            <text:p>1847004965</text:p>
          </table:table-cell>
          <table:table-cell office:value-type="float" office:value="1640267765" calcext:value-type="float">
            <text:p>1640267765</text:p>
          </table:table-cell>
          <table:table-cell office:value-type="float" office:value="1932876765" calcext:value-type="float">
            <text:p>1932876765</text:p>
          </table:table-cell>
          <table:table-cell office:value-type="float" office:value="1471433402" calcext:value-type="float">
            <text:p>1471433402</text:p>
          </table:table-cell>
          <table:table-cell office:value-type="float" office:value="4517496904" calcext:value-type="float">
            <text:p>4517496904</text:p>
          </table:table-cell>
          <table:table-cell office:value-type="float" office:value="2044620513" calcext:value-type="float">
            <text:p>2044620513</text:p>
          </table:table-cell>
          <table:table-cell office:value-type="float" office:value="2805191834" calcext:value-type="float">
            <text:p>2805191834</text:p>
          </table:table-cell>
          <table:table-cell office:value-type="float" office:value="2031230330" calcext:value-type="float">
            <text:p>2031230330</text:p>
          </table:table-cell>
          <table:table-cell office:value-type="float" office:value="3249425601" calcext:value-type="float">
            <text:p>3249425601</text:p>
          </table:table-cell>
          <table:table-cell office:value-type="float" office:value="5033759650" calcext:value-type="float">
            <text:p>5033759650</text:p>
          </table:table-cell>
          <table:table-cell office:value-type="float" office:value="2066886945" calcext:value-type="float">
            <text:p>2066886945</text:p>
          </table:table-cell>
          <table:table-cell office:value-type="float" office:value="4482070049" calcext:value-type="float">
            <text:p>4482070049</text:p>
          </table:table-cell>
          <table:table-cell office:value-type="float" office:value="2251423409" calcext:value-type="float">
            <text:p>2251423409</text:p>
          </table:table-cell>
          <table:table-cell office:value-type="float" office:value="2966700514" calcext:value-type="float">
            <text:p>2966700514</text:p>
          </table:table-cell>
          <table:table-cell office:value-type="string" calcext:value-type="string">
            <text:p><text:s/></text:p>
          </table:table-cell>
          <table:table-cell table:formula="of:=MIN([.B48:.CW48])" office:value-type="float" office:value="1705960" calcext:value-type="float">
            <text:p>1705960</text:p>
          </table:table-cell>
        </table:table-row>
        <table:table-row table:style-name="ro1">
          <table:table-cell office:value-type="string" calcext:value-type="string">
            <text:p>(51019, 85038)</text:p>
          </table:table-cell>
          <table:table-cell office:value-type="float" office:value="2666471770" calcext:value-type="float">
            <text:p>2666471770</text:p>
          </table:table-cell>
          <table:table-cell office:value-type="float" office:value="4599477730" calcext:value-type="float">
            <text:p>4599477730</text:p>
          </table:table-cell>
          <table:table-cell office:value-type="float" office:value="3209937677" calcext:value-type="float">
            <text:p>3209937677</text:p>
          </table:table-cell>
          <table:table-cell office:value-type="float" office:value="9459026602" calcext:value-type="float">
            <text:p>9459026602</text:p>
          </table:table-cell>
          <table:table-cell office:value-type="float" office:value="4739197178" calcext:value-type="float">
            <text:p>4739197178</text:p>
          </table:table-cell>
          <table:table-cell office:value-type="float" office:value="2785435605" calcext:value-type="float">
            <text:p>2785435605</text:p>
          </table:table-cell>
          <table:table-cell office:value-type="float" office:value="7505337314" calcext:value-type="float">
            <text:p>7505337314</text:p>
          </table:table-cell>
          <table:table-cell office:value-type="float" office:value="1700341448" calcext:value-type="float">
            <text:p>1700341448</text:p>
          </table:table-cell>
          <table:table-cell office:value-type="float" office:value="5223338833" calcext:value-type="float">
            <text:p>5223338833</text:p>
          </table:table-cell>
          <table:table-cell office:value-type="float" office:value="1511461565" calcext:value-type="float">
            <text:p>1511461565</text:p>
          </table:table-cell>
          <table:table-cell office:value-type="float" office:value="2082855541" calcext:value-type="float">
            <text:p>2082855541</text:p>
          </table:table-cell>
          <table:table-cell office:value-type="float" office:value="2708961490" calcext:value-type="float">
            <text:p>2708961490</text:p>
          </table:table-cell>
          <table:table-cell office:value-type="float" office:value="2790655877" calcext:value-type="float">
            <text:p>2790655877</text:p>
          </table:table-cell>
          <table:table-cell office:value-type="float" office:value="921664001" calcext:value-type="float">
            <text:p>921664001</text:p>
          </table:table-cell>
          <table:table-cell office:value-type="float" office:value="1136374985" calcext:value-type="float">
            <text:p>1136374985</text:p>
          </table:table-cell>
          <table:table-cell office:value-type="float" office:value="873075970" calcext:value-type="float">
            <text:p>873075970</text:p>
          </table:table-cell>
          <table:table-cell office:value-type="float" office:value="881642801" calcext:value-type="float">
            <text:p>881642801</text:p>
          </table:table-cell>
          <table:table-cell office:value-type="float" office:value="3839812642" calcext:value-type="float">
            <text:p>3839812642</text:p>
          </table:table-cell>
          <table:table-cell office:value-type="float" office:value="2766059341" calcext:value-type="float">
            <text:p>2766059341</text:p>
          </table:table-cell>
          <table:table-cell office:value-type="float" office:value="860031848" calcext:value-type="float">
            <text:p>860031848</text:p>
          </table:table-cell>
          <table:table-cell office:value-type="float" office:value="6010101893" calcext:value-type="float">
            <text:p>6010101893</text:p>
          </table:table-cell>
          <table:table-cell office:value-type="float" office:value="960401650" calcext:value-type="float">
            <text:p>960401650</text:p>
          </table:table-cell>
          <table:table-cell office:value-type="float" office:value="640282025" calcext:value-type="float">
            <text:p>640282025</text:p>
          </table:table-cell>
          <table:table-cell office:value-type="float" office:value="601446809" calcext:value-type="float">
            <text:p>601446809</text:p>
          </table:table-cell>
          <table:table-cell office:value-type="float" office:value="704494549" calcext:value-type="float">
            <text:p>704494549</text:p>
          </table:table-cell>
          <table:table-cell office:value-type="float" office:value="6436756450" calcext:value-type="float">
            <text:p>6436756450</text:p>
          </table:table-cell>
          <table:table-cell office:value-type="float" office:value="2895794746" calcext:value-type="float">
            <text:p>2895794746</text:p>
          </table:table-cell>
          <table:table-cell office:value-type="float" office:value="3998818408" calcext:value-type="float">
            <text:p>3998818408</text:p>
          </table:table-cell>
          <table:table-cell office:value-type="float" office:value="2300216261" calcext:value-type="float">
            <text:p>2300216261</text:p>
          </table:table-cell>
          <table:table-cell office:value-type="float" office:value="343432874" calcext:value-type="float">
            <text:p>343432874</text:p>
          </table:table-cell>
          <table:table-cell office:value-type="float" office:value="409589748" calcext:value-type="float">
            <text:p>409589748</text:p>
          </table:table-cell>
          <table:table-cell office:value-type="float" office:value="6467052649" calcext:value-type="float">
            <text:p>6467052649</text:p>
          </table:table-cell>
          <table:table-cell office:value-type="float" office:value="1494367748" calcext:value-type="float">
            <text:p>1494367748</text:p>
          </table:table-cell>
          <table:table-cell office:value-type="float" office:value="2945549386" calcext:value-type="float">
            <text:p>2945549386</text:p>
          </table:table-cell>
          <table:table-cell office:value-type="float" office:value="787248842" calcext:value-type="float">
            <text:p>787248842</text:p>
          </table:table-cell>
          <table:table-cell office:value-type="float" office:value="574797778" calcext:value-type="float">
            <text:p>574797778</text:p>
          </table:table-cell>
          <table:table-cell office:value-type="float" office:value="7197245248" calcext:value-type="float">
            <text:p>7197245248</text:p>
          </table:table-cell>
          <table:table-cell office:value-type="float" office:value="298462922" calcext:value-type="float">
            <text:p>298462922</text:p>
          </table:table-cell>
          <table:table-cell office:value-type="float" office:value="5654346034" calcext:value-type="float">
            <text:p>5654346034</text:p>
          </table:table-cell>
          <table:table-cell office:value-type="float" office:value="7331367665" calcext:value-type="float">
            <text:p>7331367665</text:p>
          </table:table-cell>
          <table:table-cell office:value-type="float" office:value="183692660" calcext:value-type="float">
            <text:p>183692660</text:p>
          </table:table-cell>
          <table:table-cell office:value-type="float" office:value="2306869930" calcext:value-type="float">
            <text:p>2306869930</text:p>
          </table:table-cell>
          <table:table-cell office:value-type="float" office:value="86639650" calcext:value-type="float">
            <text:p>86639650</text:p>
          </table:table-cell>
          <table:table-cell office:value-type="float" office:value="2541288996" calcext:value-type="float">
            <text:p>2541288996</text:p>
          </table:table-cell>
          <table:table-cell office:value-type="float" office:value="3136098545" calcext:value-type="float">
            <text:p>3136098545</text:p>
          </table:table-cell>
          <table:table-cell office:value-type="float" office:value="360902266" calcext:value-type="float">
            <text:p>360902266</text:p>
          </table:table-cell>
          <table:table-cell office:value-type="float" office:value="61974856" calcext:value-type="float">
            <text:p>61974856</text:p>
          </table:table-cell>
          <table:table-cell office:value-type="float" office:value="1462359161" calcext:value-type="float">
            <text:p>1462359161</text:p>
          </table:table-cell>
          <table:table-cell office:value-type="float" office:value="1823654786" calcext:value-type="float">
            <text:p>1823654786</text:p>
          </table:table-cell>
          <table:table-cell office:value-type="float" office:value="13130912" calcext:value-type="float">
            <text:p>13130912</text:p>
          </table:table-cell>
          <table:table-cell office:value-type="float" office:value="6864985745" calcext:value-type="float">
            <text:p>6864985745</text:p>
          </table:table-cell>
          <table:table-cell office:value-type="float" office:value="21839525" calcext:value-type="float">
            <text:p>21839525</text:p>
          </table:table-cell>
          <table:table-cell office:value-type="float" office:value="28321956" calcext:value-type="float">
            <text:p>28321956</text:p>
          </table:table-cell>
          <table:table-cell office:value-type="float" office:value="4712550586" calcext:value-type="float">
            <text:p>4712550586</text:p>
          </table:table-cell>
          <table:table-cell office:value-type="float" office:value="5568283649" calcext:value-type="float">
            <text:p>5568283649</text:p>
          </table:table-cell>
          <table:table-cell office:value-type="float" office:value="85700680" calcext:value-type="float">
            <text:p>85700680</text:p>
          </table:table-cell>
          <table:table-cell office:value-type="float" office:value="37529554" calcext:value-type="float">
            <text:p>37529554</text:p>
          </table:table-cell>
          <table:table-cell office:value-type="float" office:value="708302842" calcext:value-type="float">
            <text:p>708302842</text:p>
          </table:table-cell>
          <table:table-cell office:value-type="float" office:value="929572648" calcext:value-type="float">
            <text:p>929572648</text:p>
          </table:table-cell>
          <table:table-cell office:value-type="float" office:value="6525495173" calcext:value-type="float">
            <text:p>6525495173</text:p>
          </table:table-cell>
          <table:table-cell office:value-type="float" office:value="683985625" calcext:value-type="float">
            <text:p>683985625</text:p>
          </table:table-cell>
          <table:table-cell office:value-type="float" office:value="2370326452" calcext:value-type="float">
            <text:p>2370326452</text:p>
          </table:table-cell>
          <table:table-cell office:value-type="float" office:value="6040190741" calcext:value-type="float">
            <text:p>6040190741</text:p>
          </table:table-cell>
          <table:table-cell office:value-type="float" office:value="3671938285" calcext:value-type="float">
            <text:p>3671938285</text:p>
          </table:table-cell>
          <table:table-cell office:value-type="float" office:value="377198498" calcext:value-type="float">
            <text:p>377198498</text:p>
          </table:table-cell>
          <table:table-cell office:value-type="float" office:value="364396609" calcext:value-type="float">
            <text:p>364396609</text:p>
          </table:table-cell>
          <table:table-cell office:value-type="float" office:value="1911234484" calcext:value-type="float">
            <text:p>1911234484</text:p>
          </table:table-cell>
          <table:table-cell office:value-type="float" office:value="3916483722" calcext:value-type="float">
            <text:p>3916483722</text:p>
          </table:table-cell>
          <table:table-cell office:value-type="float" office:value="3568839289" calcext:value-type="float">
            <text:p>3568839289</text:p>
          </table:table-cell>
          <table:table-cell office:value-type="float" office:value="4114740688" calcext:value-type="float">
            <text:p>4114740688</text:p>
          </table:table-cell>
          <table:table-cell office:value-type="float" office:value="3264637085" calcext:value-type="float">
            <text:p>3264637085</text:p>
          </table:table-cell>
          <table:table-cell office:value-type="float" office:value="4953153949" calcext:value-type="float">
            <text:p>4953153949</text:p>
          </table:table-cell>
          <table:table-cell office:value-type="float" office:value="2382346980" calcext:value-type="float">
            <text:p>2382346980</text:p>
          </table:table-cell>
          <table:table-cell office:value-type="float" office:value="1977057680" calcext:value-type="float">
            <text:p>1977057680</text:p>
          </table:table-cell>
          <table:table-cell office:value-type="float" office:value="7236419641" calcext:value-type="float">
            <text:p>7236419641</text:p>
          </table:table-cell>
          <table:table-cell office:value-type="float" office:value="1466675752" calcext:value-type="float">
            <text:p>1466675752</text:p>
          </table:table-cell>
          <table:table-cell office:value-type="float" office:value="797690981" calcext:value-type="float">
            <text:p>797690981</text:p>
          </table:table-cell>
          <table:table-cell office:value-type="float" office:value="2370686845" calcext:value-type="float">
            <text:p>2370686845</text:p>
          </table:table-cell>
          <table:table-cell office:value-type="float" office:value="1175100137" calcext:value-type="float">
            <text:p>1175100137</text:p>
          </table:table-cell>
          <table:table-cell office:value-type="float" office:value="5122387141" calcext:value-type="float">
            <text:p>5122387141</text:p>
          </table:table-cell>
          <table:table-cell office:value-type="float" office:value="1097590580" calcext:value-type="float">
            <text:p>1097590580</text:p>
          </table:table-cell>
          <table:table-cell office:value-type="float" office:value="4727609977" calcext:value-type="float">
            <text:p>4727609977</text:p>
          </table:table-cell>
          <table:table-cell office:value-type="float" office:value="1738422866" calcext:value-type="float">
            <text:p>1738422866</text:p>
          </table:table-cell>
          <table:table-cell office:value-type="float" office:value="1150685570" calcext:value-type="float">
            <text:p>1150685570</text:p>
          </table:table-cell>
          <table:table-cell office:value-type="float" office:value="6814598474" calcext:value-type="float">
            <text:p>6814598474</text:p>
          </table:table-cell>
          <table:table-cell office:value-type="float" office:value="5470162724" calcext:value-type="float">
            <text:p>5470162724</text:p>
          </table:table-cell>
          <table:table-cell office:value-type="float" office:value="1707751277" calcext:value-type="float">
            <text:p>1707751277</text:p>
          </table:table-cell>
          <table:table-cell office:value-type="float" office:value="2041506405" calcext:value-type="float">
            <text:p>2041506405</text:p>
          </table:table-cell>
          <table:table-cell office:value-type="float" office:value="1706170205" calcext:value-type="float">
            <text:p>1706170205</text:p>
          </table:table-cell>
          <table:table-cell office:value-type="float" office:value="2749931784" calcext:value-type="float">
            <text:p>2749931784</text:p>
          </table:table-cell>
          <table:table-cell office:value-type="float" office:value="1541622938" calcext:value-type="float">
            <text:p>1541622938</text:p>
          </table:table-cell>
          <table:table-cell office:value-type="float" office:value="1814159681" calcext:value-type="float">
            <text:p>1814159681</text:p>
          </table:table-cell>
          <table:table-cell office:value-type="float" office:value="1626765716" calcext:value-type="float">
            <text:p>1626765716</text:p>
          </table:table-cell>
          <table:table-cell office:value-type="float" office:value="2320003060" calcext:value-type="float">
            <text:p>2320003060</text:p>
          </table:table-cell>
          <table:table-cell office:value-type="float" office:value="1806031505" calcext:value-type="float">
            <text:p>1806031505</text:p>
          </table:table-cell>
          <table:table-cell office:value-type="float" office:value="1986106600" calcext:value-type="float">
            <text:p>1986106600</text:p>
          </table:table-cell>
          <table:table-cell office:value-type="float" office:value="4390909085" calcext:value-type="float">
            <text:p>4390909085</text:p>
          </table:table-cell>
          <table:table-cell office:value-type="float" office:value="2083337653" calcext:value-type="float">
            <text:p>2083337653</text:p>
          </table:table-cell>
          <table:table-cell office:value-type="float" office:value="4017258577" calcext:value-type="float">
            <text:p>4017258577</text:p>
          </table:table-cell>
          <table:table-cell office:value-type="float" office:value="6181931792" calcext:value-type="float">
            <text:p>6181931792</text:p>
          </table:table-cell>
          <table:table-cell office:value-type="string" calcext:value-type="string">
            <text:p><text:s/></text:p>
          </table:table-cell>
          <table:table-cell table:formula="of:=MIN([.B49:.CW49])" office:value-type="float" office:value="13130912" calcext:value-type="float">
            <text:p>13130912</text:p>
          </table:table-cell>
        </table:table-row>
        <table:table-row table:style-name="ro1">
          <table:table-cell office:value-type="string" calcext:value-type="string">
            <text:p>(52244, 77026)</text:p>
          </table:table-cell>
          <table:table-cell office:value-type="float" office:value="2702756857" calcext:value-type="float">
            <text:p>2702756857</text:p>
          </table:table-cell>
          <table:table-cell office:value-type="float" office:value="4062519697" calcext:value-type="float">
            <text:p>4062519697</text:p>
          </table:table-cell>
          <table:table-cell office:value-type="float" office:value="2977041652" calcext:value-type="float">
            <text:p>2977041652</text:p>
          </table:table-cell>
          <table:table-cell office:value-type="float" office:value="8308307225" calcext:value-type="float">
            <text:p>8308307225</text:p>
          </table:table-cell>
          <table:table-cell office:value-type="float" office:value="4106698965" calcext:value-type="float">
            <text:p>4106698965</text:p>
          </table:table-cell>
          <table:table-cell office:value-type="float" office:value="2502957992" calcext:value-type="float">
            <text:p>2502957992</text:p>
          </table:table-cell>
          <table:table-cell office:value-type="float" office:value="6485914741" calcext:value-type="float">
            <text:p>6485914741</text:p>
          </table:table-cell>
          <table:table-cell office:value-type="float" office:value="1907283845" calcext:value-type="float">
            <text:p>1907283845</text:p>
          </table:table-cell>
          <table:table-cell office:value-type="float" office:value="4397121424" calcext:value-type="float">
            <text:p>4397121424</text:p>
          </table:table-cell>
          <table:table-cell office:value-type="float" office:value="1855865908" calcext:value-type="float">
            <text:p>1855865908</text:p>
          </table:table-cell>
          <table:table-cell office:value-type="float" office:value="1759163720" calcext:value-type="float">
            <text:p>1759163720</text:p>
          </table:table-cell>
          <table:table-cell office:value-type="float" office:value="2229476633" calcext:value-type="float">
            <text:p>2229476633</text:p>
          </table:table-cell>
          <table:table-cell office:value-type="float" office:value="2257721060" calcext:value-type="float">
            <text:p>2257721060</text:p>
          </table:table-cell>
          <table:table-cell office:value-type="float" office:value="981257680" calcext:value-type="float">
            <text:p>981257680</text:p>
          </table:table-cell>
          <table:table-cell office:value-type="float" office:value="1005634962" calcext:value-type="float">
            <text:p>1005634962</text:p>
          </table:table-cell>
          <table:table-cell office:value-type="float" office:value="1095054305" calcext:value-type="float">
            <text:p>1095054305</text:p>
          </table:table-cell>
          <table:table-cell office:value-type="float" office:value="1118834730" calcext:value-type="float">
            <text:p>1118834730</text:p>
          </table:table-cell>
          <table:table-cell office:value-type="float" office:value="3097868705" calcext:value-type="float">
            <text:p>3097868705</text:p>
          </table:table-cell>
          <table:table-cell office:value-type="float" office:value="2178871610" calcext:value-type="float">
            <text:p>2178871610</text:p>
          </table:table-cell>
          <table:table-cell office:value-type="float" office:value="801425925" calcext:value-type="float">
            <text:p>801425925</text:p>
          </table:table-cell>
          <table:table-cell office:value-type="float" office:value="4973473234" calcext:value-type="float">
            <text:p>4973473234</text:p>
          </table:table-cell>
          <table:table-cell office:value-type="float" office:value="816728569" calcext:value-type="float">
            <text:p>816728569</text:p>
          </table:table-cell>
          <table:table-cell office:value-type="float" office:value="818826714" calcext:value-type="float">
            <text:p>818826714</text:p>
          </table:table-cell>
          <table:table-cell office:value-type="float" office:value="695430500" calcext:value-type="float">
            <text:p>695430500</text:p>
          </table:table-cell>
          <table:table-cell office:value-type="float" office:value="1007763250" calcext:value-type="float">
            <text:p>1007763250</text:p>
          </table:table-cell>
          <table:table-cell office:value-type="float" office:value="5325050593" calcext:value-type="float">
            <text:p>5325050593</text:p>
          </table:table-cell>
          <table:table-cell office:value-type="float" office:value="2233695305" calcext:value-type="float">
            <text:p>2233695305</text:p>
          </table:table-cell>
          <table:table-cell office:value-type="float" office:value="3170759909" calcext:value-type="float">
            <text:p>3170759909</text:p>
          </table:table-cell>
          <table:table-cell office:value-type="float" office:value="1714205124" calcext:value-type="float">
            <text:p>1714205124</text:p>
          </table:table-cell>
          <table:table-cell office:value-type="float" office:value="483046925" calcext:value-type="float">
            <text:p>483046925</text:p>
          </table:table-cell>
          <table:table-cell office:value-type="float" office:value="677781725" calcext:value-type="float">
            <text:p>677781725</text:p>
          </table:table-cell>
          <table:table-cell office:value-type="float" office:value="5310580250" calcext:value-type="float">
            <text:p>5310580250</text:p>
          </table:table-cell>
          <table:table-cell office:value-type="float" office:value="1037898889" calcext:value-type="float">
            <text:p>1037898889</text:p>
          </table:table-cell>
          <table:table-cell office:value-type="float" office:value="2219564185" calcext:value-type="float">
            <text:p>2219564185</text:p>
          </table:table-cell>
          <table:table-cell office:value-type="float" office:value="505398265" calcext:value-type="float">
            <text:p>505398265</text:p>
          </table:table-cell>
          <table:table-cell office:value-type="float" office:value="369877225" calcext:value-type="float">
            <text:p>369877225</text:p>
          </table:table-cell>
          <table:table-cell office:value-type="float" office:value="5952771409" calcext:value-type="float">
            <text:p>5952771409</text:p>
          </table:table-cell>
          <table:table-cell office:value-type="float" office:value="582930205" calcext:value-type="float">
            <text:p>582930205</text:p>
          </table:table-cell>
          <table:table-cell office:value-type="float" office:value="4559472125" calcext:value-type="float">
            <text:p>4559472125</text:p>
          </table:table-cell>
          <table:table-cell office:value-type="float" office:value="6067482602" calcext:value-type="float">
            <text:p>6067482602</text:p>
          </table:table-cell>
          <table:table-cell office:value-type="float" office:value="171028521" calcext:value-type="float">
            <text:p>171028521</text:p>
          </table:table-cell>
          <table:table-cell office:value-type="float" office:value="1650768061" calcext:value-type="float">
            <text:p>1650768061</text:p>
          </table:table-cell>
          <table:table-cell office:value-type="float" office:value="213637841" calcext:value-type="float">
            <text:p>213637841</text:p>
          </table:table-cell>
          <table:table-cell office:value-type="float" office:value="1831687301" calcext:value-type="float">
            <text:p>1831687301</text:p>
          </table:table-cell>
          <table:table-cell office:value-type="float" office:value="2335014436" calcext:value-type="float">
            <text:p>2335014436</text:p>
          </table:table-cell>
          <table:table-cell office:value-type="float" office:value="155011525" calcext:value-type="float">
            <text:p>155011525</text:p>
          </table:table-cell>
          <table:table-cell office:value-type="float" office:value="240056885" calcext:value-type="float">
            <text:p>240056885</text:p>
          </table:table-cell>
          <table:table-cell office:value-type="float" office:value="927442336" calcext:value-type="float">
            <text:p>927442336</text:p>
          </table:table-cell>
          <table:table-cell office:value-type="float" office:value="1210169545" calcext:value-type="float">
            <text:p>1210169545</text:p>
          </table:table-cell>
          <table:table-cell office:value-type="float" office:value="133224457" calcext:value-type="float">
            <text:p>133224457</text:p>
          </table:table-cell>
          <table:table-cell office:value-type="float" office:value="5598574096" calcext:value-type="float">
            <text:p>5598574096</text:p>
          </table:table-cell>
          <table:table-cell office:value-type="float" office:value="16316296" calcext:value-type="float">
            <text:p>16316296</text:p>
          </table:table-cell>
          <table:table-cell office:value-type="float" office:value="36122309" calcext:value-type="float">
            <text:p>36122309</text:p>
          </table:table-cell>
          <table:table-cell office:value-type="float" office:value="3669456025" calcext:value-type="float">
            <text:p>3669456025</text:p>
          </table:table-cell>
          <table:table-cell office:value-type="float" office:value="4429002436" calcext:value-type="float">
            <text:p>4429002436</text:p>
          </table:table-cell>
          <table:table-cell office:value-type="float" office:value="15640381" calcext:value-type="float">
            <text:p>15640381</text:p>
          </table:table-cell>
          <table:table-cell office:value-type="float" office:value="141612853" calcext:value-type="float">
            <text:p>141612853</text:p>
          </table:table-cell>
          <table:table-cell office:value-type="float" office:value="345814705" calcext:value-type="float">
            <text:p>345814705</text:p>
          </table:table-cell>
          <table:table-cell office:value-type="float" office:value="505121165" calcext:value-type="float">
            <text:p>505121165</text:p>
          </table:table-cell>
          <table:table-cell office:value-type="float" office:value="5282653874" calcext:value-type="float">
            <text:p>5282653874</text:p>
          </table:table-cell>
          <table:table-cell office:value-type="float" office:value="343724960" calcext:value-type="float">
            <text:p>343724960</text:p>
          </table:table-cell>
          <table:table-cell office:value-type="float" office:value="1653869885" calcext:value-type="float">
            <text:p>1653869885</text:p>
          </table:table-cell>
          <table:table-cell office:value-type="float" office:value="4846530706" calcext:value-type="float">
            <text:p>4846530706</text:p>
          </table:table-cell>
          <table:table-cell office:value-type="float" office:value="2758620308" calcext:value-type="float">
            <text:p>2758620308</text:p>
          </table:table-cell>
          <table:table-cell office:value-type="float" office:value="606285469" calcext:value-type="float">
            <text:p>606285469</text:p>
          </table:table-cell>
          <table:table-cell office:value-type="float" office:value="580114256" calcext:value-type="float">
            <text:p>580114256</text:p>
          </table:table-cell>
          <table:table-cell office:value-type="float" office:value="1295153225" calcext:value-type="float">
            <text:p>1295153225</text:p>
          </table:table-cell>
          <table:table-cell office:value-type="float" office:value="2983313825" calcext:value-type="float">
            <text:p>2983313825</text:p>
          </table:table-cell>
          <table:table-cell office:value-type="float" office:value="2685437066" calcext:value-type="float">
            <text:p>2685437066</text:p>
          </table:table-cell>
          <table:table-cell office:value-type="float" office:value="3157597985" calcext:value-type="float">
            <text:p>3157597985</text:p>
          </table:table-cell>
          <table:table-cell office:value-type="float" office:value="2430392066" calcext:value-type="float">
            <text:p>2430392066</text:p>
          </table:table-cell>
          <table:table-cell office:value-type="float" office:value="3896308498" calcext:value-type="float">
            <text:p>3896308498</text:p>
          </table:table-cell>
          <table:table-cell office:value-type="float" office:value="1708518773" calcext:value-type="float">
            <text:p>1708518773</text:p>
          </table:table-cell>
          <table:table-cell office:value-type="float" office:value="1388116657" calcext:value-type="float">
            <text:p>1388116657</text:p>
          </table:table-cell>
          <table:table-cell office:value-type="float" office:value="5939002640" calcext:value-type="float">
            <text:p>5939002640</text:p>
          </table:table-cell>
          <table:table-cell office:value-type="float" office:value="1024330525" calcext:value-type="float">
            <text:p>1024330525</text:p>
          </table:table-cell>
          <table:table-cell office:value-type="float" office:value="800122180" calcext:value-type="float">
            <text:p>800122180</text:p>
          </table:table-cell>
          <table:table-cell office:value-type="float" office:value="1739339668" calcext:value-type="float">
            <text:p>1739339668</text:p>
          </table:table-cell>
          <table:table-cell office:value-type="float" office:value="885229882" calcext:value-type="float">
            <text:p>885229882</text:p>
          </table:table-cell>
          <table:table-cell office:value-type="float" office:value="4073888114" calcext:value-type="float">
            <text:p>4073888114</text:p>
          </table:table-cell>
          <table:table-cell office:value-type="float" office:value="897359165" calcext:value-type="float">
            <text:p>897359165</text:p>
          </table:table-cell>
          <table:table-cell office:value-type="float" office:value="3740559380" calcext:value-type="float">
            <text:p>3740559380</text:p>
          </table:table-cell>
          <table:table-cell office:value-type="float" office:value="1318999505" calcext:value-type="float">
            <text:p>1318999505</text:p>
          </table:table-cell>
          <table:table-cell office:value-type="float" office:value="1072728725" calcext:value-type="float">
            <text:p>1072728725</text:p>
          </table:table-cell>
          <table:table-cell office:value-type="float" office:value="5590725125" calcext:value-type="float">
            <text:p>5590725125</text:p>
          </table:table-cell>
          <table:table-cell office:value-type="float" office:value="4408049925" calcext:value-type="float">
            <text:p>4408049925</text:p>
          </table:table-cell>
          <table:table-cell office:value-type="float" office:value="1355492052" calcext:value-type="float">
            <text:p>1355492052</text:p>
          </table:table-cell>
          <table:table-cell office:value-type="float" office:value="1583620202" calcext:value-type="float">
            <text:p>1583620202</text:p>
          </table:table-cell>
          <table:table-cell office:value-type="float" office:value="1369108922" calcext:value-type="float">
            <text:p>1369108922</text:p>
          </table:table-cell>
          <table:table-cell office:value-type="float" office:value="2121271973" calcext:value-type="float">
            <text:p>2121271973</text:p>
          </table:table-cell>
          <table:table-cell office:value-type="float" office:value="1735729489" calcext:value-type="float">
            <text:p>1735729489</text:p>
          </table:table-cell>
          <table:table-cell office:value-type="float" office:value="1473267266" calcext:value-type="float">
            <text:p>1473267266</text:p>
          </table:table-cell>
          <table:table-cell office:value-type="float" office:value="1464247089" calcext:value-type="float">
            <text:p>1464247089</text:p>
          </table:table-cell>
          <table:table-cell office:value-type="float" office:value="1869906817" calcext:value-type="float">
            <text:p>1869906817</text:p>
          </table:table-cell>
          <table:table-cell office:value-type="float" office:value="1686336818" calcext:value-type="float">
            <text:p>1686336818</text:p>
          </table:table-cell>
          <table:table-cell office:value-type="float" office:value="2177091845" calcext:value-type="float">
            <text:p>2177091845</text:p>
          </table:table-cell>
          <table:table-cell office:value-type="float" office:value="3539836040" calcext:value-type="float">
            <text:p>3539836040</text:p>
          </table:table-cell>
          <table:table-cell office:value-type="float" office:value="2139192424" calcext:value-type="float">
            <text:p>2139192424</text:p>
          </table:table-cell>
          <table:table-cell office:value-type="float" office:value="3265250260" calcext:value-type="float">
            <text:p>3265250260</text:p>
          </table:table-cell>
          <table:table-cell office:value-type="float" office:value="5139234385" calcext:value-type="float">
            <text:p>5139234385</text:p>
          </table:table-cell>
          <table:table-cell office:value-type="string" calcext:value-type="string">
            <text:p><text:s/></text:p>
          </table:table-cell>
          <table:table-cell table:formula="of:=MIN([.B50:.CW50])" office:value-type="float" office:value="15640381" calcext:value-type="float">
            <text:p>15640381</text:p>
          </table:table-cell>
        </table:table-row>
        <table:table-row table:style-name="ro1">
          <table:table-cell office:value-type="string" calcext:value-type="string">
            <text:p>(56055, 86378)</text:p>
          </table:table-cell>
          <table:table-cell office:value-type="float" office:value="3230381114" calcext:value-type="float">
            <text:p>3230381114</text:p>
          </table:table-cell>
          <table:table-cell office:value-type="float" office:value="5256242738" calcext:value-type="float">
            <text:p>5256242738</text:p>
          </table:table-cell>
          <table:table-cell office:value-type="float" office:value="3812997541" calcext:value-type="float">
            <text:p>3812997541</text:p>
          </table:table-cell>
          <table:table-cell office:value-type="float" office:value="10211818186" calcext:value-type="float">
            <text:p>10211818186</text:p>
          </table:table-cell>
          <table:table-cell office:value-type="float" office:value="5371334858" calcext:value-type="float">
            <text:p>5371334858</text:p>
          </table:table-cell>
          <table:table-cell office:value-type="float" office:value="3336308189" calcext:value-type="float">
            <text:p>3336308189</text:p>
          </table:table-cell>
          <table:table-cell office:value-type="float" office:value="8177744290" calcext:value-type="float">
            <text:p>8177744290</text:p>
          </table:table-cell>
          <table:table-cell office:value-type="float" office:value="2135282760" calcext:value-type="float">
            <text:p>2135282760</text:p>
          </table:table-cell>
          <table:table-cell office:value-type="float" office:value="5798047193" calcext:value-type="float">
            <text:p>5798047193</text:p>
          </table:table-cell>
          <table:table-cell office:value-type="float" office:value="1880531605" calcext:value-type="float">
            <text:p>1880531605</text:p>
          </table:table-cell>
          <table:table-cell office:value-type="float" office:value="2539157725" calcext:value-type="float">
            <text:p>2539157725</text:p>
          </table:table-cell>
          <table:table-cell office:value-type="float" office:value="3185596882" calcext:value-type="float">
            <text:p>3185596882</text:p>
          </table:table-cell>
          <table:table-cell office:value-type="float" office:value="3250822941" calcext:value-type="float">
            <text:p>3250822941</text:p>
          </table:table-cell>
          <table:table-cell office:value-type="float" office:value="1263780169" calcext:value-type="float">
            <text:p>1263780169</text:p>
          </table:table-cell>
          <table:table-cell office:value-type="float" office:value="1503123329" calcext:value-type="float">
            <text:p>1503123329</text:p>
          </table:table-cell>
          <table:table-cell office:value-type="float" office:value="1178767570" calcext:value-type="float">
            <text:p>1178767570</text:p>
          </table:table-cell>
          <table:table-cell office:value-type="float" office:value="1184339225" calcext:value-type="float">
            <text:p>1184339225</text:p>
          </table:table-cell>
          <table:table-cell office:value-type="float" office:value="4304874610" calcext:value-type="float">
            <text:p>4304874610</text:p>
          </table:table-cell>
          <table:table-cell office:value-type="float" office:value="3189044149" calcext:value-type="float">
            <text:p>3189044149</text:p>
          </table:table-cell>
          <table:table-cell office:value-type="float" office:value="1189119368" calcext:value-type="float">
            <text:p>1189119368</text:p>
          </table:table-cell>
          <table:table-cell office:value-type="float" office:value="6499618333" calcext:value-type="float">
            <text:p>6499618333</text:p>
          </table:table-cell>
          <table:table-cell office:value-type="float" office:value="1293999986" calcext:value-type="float">
            <text:p>1293999986</text:p>
          </table:table-cell>
          <table:table-cell office:value-type="float" office:value="911656721" calcext:value-type="float">
            <text:p>911656721</text:p>
          </table:table-cell>
          <table:table-cell office:value-type="float" office:value="880098705" calcext:value-type="float">
            <text:p>880098705</text:p>
          </table:table-cell>
          <table:table-cell office:value-type="float" office:value="944422685" calcext:value-type="float">
            <text:p>944422685</text:p>
          </table:table-cell>
          <table:table-cell office:value-type="float" office:value="6898841570" calcext:value-type="float">
            <text:p>6898841570</text:p>
          </table:table-cell>
          <table:table-cell office:value-type="float" office:value="3280922650" calcext:value-type="float">
            <text:p>3280922650</text:p>
          </table:table-cell>
          <table:table-cell office:value-type="float" office:value="4408967080" calcext:value-type="float">
            <text:p>4408967080</text:p>
          </table:table-cell>
          <table:table-cell office:value-type="float" office:value="2643646877" calcext:value-type="float">
            <text:p>2643646877</text:p>
          </table:table-cell>
          <table:table-cell office:value-type="float" office:value="551562570" calcext:value-type="float">
            <text:p>551562570</text:p>
          </table:table-cell>
          <table:table-cell office:value-type="float" office:value="587651300" calcext:value-type="float">
            <text:p>587651300</text:p>
          </table:table-cell>
          <table:table-cell office:value-type="float" office:value="6869049025" calcext:value-type="float">
            <text:p>6869049025</text:p>
          </table:table-cell>
          <table:table-cell office:value-type="float" office:value="1779268180" calcext:value-type="float">
            <text:p>1779268180</text:p>
          </table:table-cell>
          <table:table-cell office:value-type="float" office:value="3273021050" calcext:value-type="float">
            <text:p>3273021050</text:p>
          </table:table-cell>
          <table:table-cell office:value-type="float" office:value="1026100330" calcext:value-type="float">
            <text:p>1026100330</text:p>
          </table:table-cell>
          <table:table-cell office:value-type="float" office:value="799063778" calcext:value-type="float">
            <text:p>799063778</text:p>
          </table:table-cell>
          <table:table-cell office:value-type="float" office:value="7582640288" calcext:value-type="float">
            <text:p>7582640288</text:p>
          </table:table-cell>
          <table:table-cell office:value-type="float" office:value="422158810" calcext:value-type="float">
            <text:p>422158810</text:p>
          </table:table-cell>
          <table:table-cell office:value-type="float" office:value="6000392050" calcext:value-type="float">
            <text:p>6000392050</text:p>
          </table:table-cell>
          <table:table-cell office:value-type="float" office:value="7705586313" calcext:value-type="float">
            <text:p>7705586313</text:p>
          </table:table-cell>
          <table:table-cell office:value-type="float" office:value="347492708" calcext:value-type="float">
            <text:p>347492708</text:p>
          </table:table-cell>
          <table:table-cell office:value-type="float" office:value="2570768954" calcext:value-type="float">
            <text:p>2570768954</text:p>
          </table:table-cell>
          <table:table-cell office:value-type="float" office:value="197658994" calcext:value-type="float">
            <text:p>197658994</text:p>
          </table:table-cell>
          <table:table-cell office:value-type="float" office:value="2787417812" calcext:value-type="float">
            <text:p>2787417812</text:p>
          </table:table-cell>
          <table:table-cell office:value-type="float" office:value="3395944969" calcext:value-type="float">
            <text:p>3395944969</text:p>
          </table:table-cell>
          <table:table-cell office:value-type="float" office:value="499736474" calcext:value-type="float">
            <text:p>499736474</text:p>
          </table:table-cell>
          <table:table-cell office:value-type="float" office:value="119955400" calcext:value-type="float">
            <text:p>119955400</text:p>
          </table:table-cell>
          <table:table-cell office:value-type="float" office:value="1629326497" calcext:value-type="float">
            <text:p>1629326497</text:p>
          </table:table-cell>
          <table:table-cell office:value-type="float" office:value="1983595714" calcext:value-type="float">
            <text:p>1983595714</text:p>
          </table:table-cell>
          <table:table-cell office:value-type="float" office:value="22342720" calcext:value-type="float">
            <text:p>22342720</text:p>
          </table:table-cell>
          <table:table-cell office:value-type="float" office:value="7094381209" calcext:value-type="float">
            <text:p>7094381209</text:p>
          </table:table-cell>
          <table:table-cell office:value-type="float" office:value="37438573" calcext:value-type="float">
            <text:p>37438573</text:p>
          </table:table-cell>
          <table:table-cell office:value-type="float" office:value="18622292" calcext:value-type="float">
            <text:p>18622292</text:p>
          </table:table-cell>
          <table:table-cell office:value-type="float" office:value="4877134250" calcext:value-type="float">
            <text:p>4877134250</text:p>
          </table:table-cell>
          <table:table-cell office:value-type="float" office:value="5746920985" calcext:value-type="float">
            <text:p>5746920985</text:p>
          </table:table-cell>
          <table:table-cell office:value-type="float" office:value="81413384" calcext:value-type="float">
            <text:p>81413384</text:p>
          </table:table-cell>
          <table:table-cell office:value-type="float" office:value="3477506" calcext:value-type="float">
            <text:p>3477506</text:p>
          </table:table-cell>
          <table:table-cell office:value-type="float" office:value="731509610" calcext:value-type="float">
            <text:p>731509610</text:p>
          </table:table-cell>
          <table:table-cell office:value-type="float" office:value="950260648" calcext:value-type="float">
            <text:p>950260648</text:p>
          </table:table-cell>
          <table:table-cell office:value-type="float" office:value="6675259725" calcext:value-type="float">
            <text:p>6675259725</text:p>
          </table:table-cell>
          <table:table-cell office:value-type="float" office:value="661254337" calcext:value-type="float">
            <text:p>661254337</text:p>
          </table:table-cell>
          <table:table-cell office:value-type="float" office:value="2384529316" calcext:value-type="float">
            <text:p>2384529316</text:p>
          </table:table-cell>
          <table:table-cell office:value-type="float" office:value="6132591277" calcext:value-type="float">
            <text:p>6132591277</text:p>
          </table:table-cell>
          <table:table-cell office:value-type="float" office:value="3715952965" calcext:value-type="float">
            <text:p>3715952965</text:p>
          </table:table-cell>
          <table:table-cell office:value-type="float" office:value="220985890" calcext:value-type="float">
            <text:p>220985890</text:p>
          </table:table-cell>
          <table:table-cell office:value-type="float" office:value="208134985" calcext:value-type="float">
            <text:p>208134985</text:p>
          </table:table-cell>
          <table:table-cell office:value-type="float" office:value="1862173540" calcext:value-type="float">
            <text:p>1862173540</text:p>
          </table:table-cell>
          <table:table-cell office:value-type="float" office:value="3899796026" calcext:value-type="float">
            <text:p>3899796026</text:p>
          </table:table-cell>
          <table:table-cell office:value-type="float" office:value="3539016865" calcext:value-type="float">
            <text:p>3539016865</text:p>
          </table:table-cell>
          <table:table-cell office:value-type="float" office:value="4093352080" calcext:value-type="float">
            <text:p>4093352080</text:p>
          </table:table-cell>
          <table:table-cell office:value-type="float" office:value="3214371429" calcext:value-type="float">
            <text:p>3214371429</text:p>
          </table:table-cell>
          <table:table-cell office:value-type="float" office:value="4928210741" calcext:value-type="float">
            <text:p>4928210741</text:p>
          </table:table-cell>
          <table:table-cell office:value-type="float" office:value="2281122740" calcext:value-type="float">
            <text:p>2281122740</text:p>
          </table:table-cell>
          <table:table-cell office:value-type="float" office:value="1856940304" calcext:value-type="float">
            <text:p>1856940304</text:p>
          </table:table-cell>
          <table:table-cell office:value-type="float" office:value="7225098625" calcext:value-type="float">
            <text:p>7225098625</text:p>
          </table:table-cell>
          <table:table-cell office:value-type="float" office:value="1301097800" calcext:value-type="float">
            <text:p>1301097800</text:p>
          </table:table-cell>
          <table:table-cell office:value-type="float" office:value="539412925" calcext:value-type="float">
            <text:p>539412925</text:p>
          </table:table-cell>
          <table:table-cell office:value-type="float" office:value="2209644917" calcext:value-type="float">
            <text:p>2209644917</text:p>
          </table:table-cell>
          <table:table-cell office:value-type="float" office:value="954022081" calcext:value-type="float">
            <text:p>954022081</text:p>
          </table:table-cell>
          <table:table-cell office:value-type="float" office:value="5020285837" calcext:value-type="float">
            <text:p>5020285837</text:p>
          </table:table-cell>
          <table:table-cell office:value-type="float" office:value="845001252" calcext:value-type="float">
            <text:p>845001252</text:p>
          </table:table-cell>
          <table:table-cell office:value-type="float" office:value="4593963985" calcext:value-type="float">
            <text:p>4593963985</text:p>
          </table:table-cell>
          <table:table-cell office:value-type="float" office:value="1498500450" calcext:value-type="float">
            <text:p>1498500450</text:p>
          </table:table-cell>
          <table:table-cell office:value-type="float" office:value="848559042" calcext:value-type="float">
            <text:p>848559042</text:p>
          </table:table-cell>
          <table:table-cell office:value-type="float" office:value="6702993450" calcext:value-type="float">
            <text:p>6702993450</text:p>
          </table:table-cell>
          <table:table-cell office:value-type="float" office:value="5315728340" calcext:value-type="float">
            <text:p>5315728340</text:p>
          </table:table-cell>
          <table:table-cell office:value-type="float" office:value="1429343141" calcext:value-type="float">
            <text:p>1429343141</text:p>
          </table:table-cell>
          <table:table-cell office:value-type="float" office:value="1777693133" calcext:value-type="float">
            <text:p>1777693133</text:p>
          </table:table-cell>
          <table:table-cell office:value-type="float" office:value="1419423813" calcext:value-type="float">
            <text:p>1419423813</text:p>
          </table:table-cell>
          <table:table-cell office:value-type="float" office:value="2511913064" calcext:value-type="float">
            <text:p>2511913064</text:p>
          </table:table-cell>
          <table:table-cell office:value-type="float" office:value="1161395770" calcext:value-type="float">
            <text:p>1161395770</text:p>
          </table:table-cell>
          <table:table-cell office:value-type="float" office:value="1512897417" calcext:value-type="float">
            <text:p>1512897417</text:p>
          </table:table-cell>
          <table:table-cell office:value-type="float" office:value="1278166052" calcext:value-type="float">
            <text:p>1278166052</text:p>
          </table:table-cell>
          <table:table-cell office:value-type="float" office:value="2008347908" calcext:value-type="float">
            <text:p>2008347908</text:p>
          </table:table-cell>
          <table:table-cell office:value-type="float" office:value="1421989785" calcext:value-type="float">
            <text:p>1421989785</text:p>
          </table:table-cell>
          <table:table-cell office:value-type="float" office:value="1549789480" calcext:value-type="float">
            <text:p>1549789480</text:p>
          </table:table-cell>
          <table:table-cell office:value-type="float" office:value="4124001285" calcext:value-type="float">
            <text:p>4124001285</text:p>
          </table:table-cell>
          <table:table-cell office:value-type="float" office:value="1638291005" calcext:value-type="float">
            <text:p>1638291005</text:p>
          </table:table-cell>
          <table:table-cell office:value-type="float" office:value="3703636745" calcext:value-type="float">
            <text:p>3703636745</text:p>
          </table:table-cell>
          <table:table-cell office:value-type="float" office:value="5883962320" calcext:value-type="float">
            <text:p>5883962320</text:p>
          </table:table-cell>
          <table:table-cell office:value-type="string" calcext:value-type="string">
            <text:p><text:s/></text:p>
          </table:table-cell>
          <table:table-cell table:formula="of:=MIN([.B51:.CW51])" office:value-type="float" office:value="3477506" calcext:value-type="float">
            <text:p>3477506</text:p>
          </table:table-cell>
        </table:table-row>
        <table:table-row table:style-name="ro1">
          <table:table-cell office:value-type="string" calcext:value-type="string">
            <text:p>(56745, 40903)</text:p>
          </table:table-cell>
          <table:table-cell office:value-type="float" office:value="4381445989" calcext:value-type="float">
            <text:p>4381445989</text:p>
          </table:table-cell>
          <table:table-cell office:value-type="float" office:value="3157266673" calcext:value-type="float">
            <text:p>3157266673</text:p>
          </table:table-cell>
          <table:table-cell office:value-type="float" office:value="3443242266" calcext:value-type="float">
            <text:p>3443242266</text:p>
          </table:table-cell>
          <table:table-cell office:value-type="float" office:value="4637134261" calcext:value-type="float">
            <text:p>4637134261</text:p>
          </table:table-cell>
          <table:table-cell office:value-type="float" office:value="2778611173" calcext:value-type="float">
            <text:p>2778611173</text:p>
          </table:table-cell>
          <table:table-cell office:value-type="float" office:value="2757408914" calcext:value-type="float">
            <text:p>2757408914</text:p>
          </table:table-cell>
          <table:table-cell office:value-type="float" office:value="3418101945" calcext:value-type="float">
            <text:p>3418101945</text:p>
          </table:table-cell>
          <table:table-cell office:value-type="float" office:value="4374985105" calcext:value-type="float">
            <text:p>4374985105</text:p>
          </table:table-cell>
          <table:table-cell office:value-type="float" office:value="2213146858" calcext:value-type="float">
            <text:p>2213146858</text:p>
          </table:table-cell>
          <table:table-cell office:value-type="float" office:value="4951692170" calcext:value-type="float">
            <text:p>4951692170</text:p>
          </table:table-cell>
          <table:table-cell office:value-type="float" office:value="1847582650" calcext:value-type="float">
            <text:p>1847582650</text:p>
          </table:table-cell>
          <table:table-cell office:value-type="float" office:value="1616601277" calcext:value-type="float">
            <text:p>1616601277</text:p>
          </table:table-cell>
          <table:table-cell office:value-type="float" office:value="1408815466" calcext:value-type="float">
            <text:p>1408815466</text:p>
          </table:table-cell>
          <table:table-cell office:value-type="float" office:value="2807528954" calcext:value-type="float">
            <text:p>2807528954</text:p>
          </table:table-cell>
          <table:table-cell office:value-type="float" office:value="1975169704" calcext:value-type="float">
            <text:p>1975169704</text:p>
          </table:table-cell>
          <table:table-cell office:value-type="float" office:value="3655261985" calcext:value-type="float">
            <text:p>3655261985</text:p>
          </table:table-cell>
          <table:table-cell office:value-type="float" office:value="3747722500" calcext:value-type="float">
            <text:p>3747722500</text:p>
          </table:table-cell>
          <table:table-cell office:value-type="float" office:value="1312484545" calcext:value-type="float">
            <text:p>1312484545</text:p>
          </table:table-cell>
          <table:table-cell office:value-type="float" office:value="1094381284" calcext:value-type="float">
            <text:p>1094381284</text:p>
          </table:table-cell>
          <table:table-cell office:value-type="float" office:value="2101177033" calcext:value-type="float">
            <text:p>2101177033</text:p>
          </table:table-cell>
          <table:table-cell office:value-type="float" office:value="1864312448" calcext:value-type="float">
            <text:p>1864312448</text:p>
          </table:table-cell>
          <table:table-cell office:value-type="float" office:value="1734839741" calcext:value-type="float">
            <text:p>1734839741</text:p>
          </table:table-cell>
          <table:table-cell office:value-type="float" office:value="3191317876" calcext:value-type="float">
            <text:p>3191317876</text:p>
          </table:table-cell>
          <table:table-cell office:value-type="float" office:value="2688007810" calcext:value-type="float">
            <text:p>2688007810</text:p>
          </table:table-cell>
          <table:table-cell office:value-type="float" office:value="3944651140" calcext:value-type="float">
            <text:p>3944651140</text:p>
          </table:table-cell>
          <table:table-cell office:value-type="float" office:value="1885194085" calcext:value-type="float">
            <text:p>1885194085</text:p>
          </table:table-cell>
          <table:table-cell office:value-type="float" office:value="821283125" calcext:value-type="float">
            <text:p>821283125</text:p>
          </table:table-cell>
          <table:table-cell office:value-type="float" office:value="1010636225" calcext:value-type="float">
            <text:p>1010636225</text:p>
          </table:table-cell>
          <table:table-cell office:value-type="float" office:value="650495482" calcext:value-type="float">
            <text:p>650495482</text:p>
          </table:table-cell>
          <table:table-cell office:value-type="float" office:value="2693618425" calcext:value-type="float">
            <text:p>2693618425</text:p>
          </table:table-cell>
          <table:table-cell office:value-type="float" office:value="3469731245" calcext:value-type="float">
            <text:p>3469731245</text:p>
          </table:table-cell>
          <table:table-cell office:value-type="float" office:value="1682067080" calcext:value-type="float">
            <text:p>1682067080</text:p>
          </table:table-cell>
          <table:table-cell office:value-type="float" office:value="565434225" calcext:value-type="float">
            <text:p>565434225</text:p>
          </table:table-cell>
          <table:table-cell office:value-type="float" office:value="532443425" calcext:value-type="float">
            <text:p>532443425</text:p>
          </table:table-cell>
          <table:table-cell office:value-type="float" office:value="823504565" calcext:value-type="float">
            <text:p>823504565</text:p>
          </table:table-cell>
          <table:table-cell office:value-type="float" office:value="1035166393" calcext:value-type="float">
            <text:p>1035166393</text:p>
          </table:table-cell>
          <table:table-cell office:value-type="float" office:value="1933601653" calcext:value-type="float">
            <text:p>1933601653</text:p>
          </table:table-cell>
          <table:table-cell office:value-type="float" office:value="3458330045" calcext:value-type="float">
            <text:p>3458330045</text:p>
          </table:table-cell>
          <table:table-cell office:value-type="float" office:value="1217584705" calcext:value-type="float">
            <text:p>1217584705</text:p>
          </table:table-cell>
          <table:table-cell office:value-type="float" office:value="1963607848" calcext:value-type="float">
            <text:p>1963607848</text:p>
          </table:table-cell>
          <table:table-cell office:value-type="float" office:value="1708648393" calcext:value-type="float">
            <text:p>1708648393</text:p>
          </table:table-cell>
          <table:table-cell office:value-type="float" office:value="288842429" calcext:value-type="float">
            <text:p>288842429</text:p>
          </table:table-cell>
          <table:table-cell office:value-type="float" office:value="2386678769" calcext:value-type="float">
            <text:p>2386678769</text:p>
          </table:table-cell>
          <table:table-cell office:value-type="float" office:value="233762117" calcext:value-type="float">
            <text:p>233762117</text:p>
          </table:table-cell>
          <table:table-cell office:value-type="float" office:value="324939194" calcext:value-type="float">
            <text:p>324939194</text:p>
          </table:table-cell>
          <table:table-cell office:value-type="float" office:value="832618609" calcext:value-type="float">
            <text:p>832618609</text:p>
          </table:table-cell>
          <table:table-cell office:value-type="float" office:value="2652092225" calcext:value-type="float">
            <text:p>2652092225</text:p>
          </table:table-cell>
          <table:table-cell office:value-type="float" office:value="126843602" calcext:value-type="float">
            <text:p>126843602</text:p>
          </table:table-cell>
          <table:table-cell office:value-type="float" office:value="59269149" calcext:value-type="float">
            <text:p>59269149</text:p>
          </table:table-cell>
          <table:table-cell office:value-type="float" office:value="2295214205" calcext:value-type="float">
            <text:p>2295214205</text:p>
          </table:table-cell>
          <table:table-cell office:value-type="float" office:value="1511633034" calcext:value-type="float">
            <text:p>1511633034</text:p>
          </table:table-cell>
          <table:table-cell office:value-type="float" office:value="1614800258" calcext:value-type="float">
            <text:p>1614800258</text:p>
          </table:table-cell>
          <table:table-cell office:value-type="float" office:value="1699176197" calcext:value-type="float">
            <text:p>1699176197</text:p>
          </table:table-cell>
          <table:table-cell office:value-type="float" office:value="594720625" calcext:value-type="float">
            <text:p>594720625</text:p>
          </table:table-cell>
          <table:table-cell office:value-type="float" office:value="920995290" calcext:value-type="float">
            <text:p>920995290</text:p>
          </table:table-cell>
          <table:table-cell office:value-type="float" office:value="1329134809" calcext:value-type="float">
            <text:p>1329134809</text:p>
          </table:table-cell>
          <table:table-cell office:value-type="float" office:value="2240377901" calcext:value-type="float">
            <text:p>2240377901</text:p>
          </table:table-cell>
          <table:table-cell office:value-type="float" office:value="345041545" calcext:value-type="float">
            <text:p>345041545</text:p>
          </table:table-cell>
          <table:table-cell office:value-type="float" office:value="227491513" calcext:value-type="float">
            <text:p>227491513</text:p>
          </table:table-cell>
          <table:table-cell office:value-type="float" office:value="1316742820" calcext:value-type="float">
            <text:p>1316742820</text:p>
          </table:table-cell>
          <table:table-cell office:value-type="float" office:value="451400482" calcext:value-type="float">
            <text:p>451400482</text:p>
          </table:table-cell>
          <table:table-cell office:value-type="float" office:value="70491341" calcext:value-type="float">
            <text:p>70491341</text:p>
          </table:table-cell>
          <table:table-cell office:value-type="float" office:value="1111941632" calcext:value-type="float">
            <text:p>1111941632</text:p>
          </table:table-cell>
          <table:table-cell office:value-type="float" office:value="288277130" calcext:value-type="float">
            <text:p>288277130</text:p>
          </table:table-cell>
          <table:table-cell office:value-type="float" office:value="3288389585" calcext:value-type="float">
            <text:p>3288389585</text:p>
          </table:table-cell>
          <table:table-cell office:value-type="float" office:value="3202386890" calcext:value-type="float">
            <text:p>3202386890</text:p>
          </table:table-cell>
          <table:table-cell office:value-type="float" office:value="173391545" calcext:value-type="float">
            <text:p>173391545</text:p>
          </table:table-cell>
          <table:table-cell office:value-type="float" office:value="435951401" calcext:value-type="float">
            <text:p>435951401</text:p>
          </table:table-cell>
          <table:table-cell office:value-type="float" office:value="363396020" calcext:value-type="float">
            <text:p>363396020</text:p>
          </table:table-cell>
          <table:table-cell office:value-type="float" office:value="503850125" calcext:value-type="float">
            <text:p>503850125</text:p>
          </table:table-cell>
          <table:table-cell office:value-type="float" office:value="332365204" calcext:value-type="float">
            <text:p>332365204</text:p>
          </table:table-cell>
          <table:table-cell office:value-type="float" office:value="796984736" calcext:value-type="float">
            <text:p>796984736</text:p>
          </table:table-cell>
          <table:table-cell office:value-type="float" office:value="338454605" calcext:value-type="float">
            <text:p>338454605</text:p>
          </table:table-cell>
          <table:table-cell office:value-type="float" office:value="401691629" calcext:value-type="float">
            <text:p>401691629</text:p>
          </table:table-cell>
          <table:table-cell office:value-type="float" office:value="1760225050" calcext:value-type="float">
            <text:p>1760225050</text:p>
          </table:table-cell>
          <table:table-cell office:value-type="float" office:value="702933185" calcext:value-type="float">
            <text:p>702933185</text:p>
          </table:table-cell>
          <table:table-cell office:value-type="float" office:value="2487620250" calcext:value-type="float">
            <text:p>2487620250</text:p>
          </table:table-cell>
          <table:table-cell office:value-type="float" office:value="571085762" calcext:value-type="float">
            <text:p>571085762</text:p>
          </table:table-cell>
          <table:table-cell office:value-type="float" office:value="1257133256" calcext:value-type="float">
            <text:p>1257133256</text:p>
          </table:table-cell>
          <table:table-cell office:value-type="float" office:value="1026969892" calcext:value-type="float">
            <text:p>1026969892</text:p>
          </table:table-cell>
          <table:table-cell office:value-type="float" office:value="1676630797" calcext:value-type="float">
            <text:p>1676630797</text:p>
          </table:table-cell>
          <table:table-cell office:value-type="float" office:value="974835770" calcext:value-type="float">
            <text:p>974835770</text:p>
          </table:table-cell>
          <table:table-cell office:value-type="float" office:value="1114698625" calcext:value-type="float">
            <text:p>1114698625</text:p>
          </table:table-cell>
          <table:table-cell office:value-type="float" office:value="2408961337" calcext:value-type="float">
            <text:p>2408961337</text:p>
          </table:table-cell>
          <table:table-cell office:value-type="float" office:value="1760685505" calcext:value-type="float">
            <text:p>1760685505</text:p>
          </table:table-cell>
          <table:table-cell office:value-type="float" office:value="1310402245" calcext:value-type="float">
            <text:p>1310402245</text:p>
          </table:table-cell>
          <table:table-cell office:value-type="float" office:value="1459322866" calcext:value-type="float">
            <text:p>1459322866</text:p>
          </table:table-cell>
          <table:table-cell office:value-type="float" office:value="1211818868" calcext:value-type="float">
            <text:p>1211818868</text:p>
          </table:table-cell>
          <table:table-cell office:value-type="float" office:value="1542591748" calcext:value-type="float">
            <text:p>1542591748</text:p>
          </table:table-cell>
          <table:table-cell office:value-type="float" office:value="980058329" calcext:value-type="float">
            <text:p>980058329</text:p>
          </table:table-cell>
          <table:table-cell office:value-type="float" office:value="4304947565" calcext:value-type="float">
            <text:p>4304947565</text:p>
          </table:table-cell>
          <table:table-cell office:value-type="float" office:value="1632432772" calcext:value-type="float">
            <text:p>1632432772</text:p>
          </table:table-cell>
          <table:table-cell office:value-type="float" office:value="2431044457" calcext:value-type="float">
            <text:p>2431044457</text:p>
          </table:table-cell>
          <table:table-cell office:value-type="float" office:value="1542303193" calcext:value-type="float">
            <text:p>1542303193</text:p>
          </table:table-cell>
          <table:table-cell office:value-type="float" office:value="2851725700" calcext:value-type="float">
            <text:p>2851725700</text:p>
          </table:table-cell>
          <table:table-cell office:value-type="float" office:value="4743277345" calcext:value-type="float">
            <text:p>4743277345</text:p>
          </table:table-cell>
          <table:table-cell office:value-type="float" office:value="1408735450" calcext:value-type="float">
            <text:p>1408735450</text:p>
          </table:table-cell>
          <table:table-cell office:value-type="float" office:value="4102236850" calcext:value-type="float">
            <text:p>4102236850</text:p>
          </table:table-cell>
          <table:table-cell office:value-type="float" office:value="1586672930" calcext:value-type="float">
            <text:p>1586672930</text:p>
          </table:table-cell>
          <table:table-cell office:value-type="float" office:value="2156481405" calcext:value-type="float">
            <text:p>2156481405</text:p>
          </table:table-cell>
          <table:table-cell office:value-type="string" calcext:value-type="string">
            <text:p><text:s/></text:p>
          </table:table-cell>
          <table:table-cell table:formula="of:=MIN([.B52:.CW52])" office:value-type="float" office:value="59269149" calcext:value-type="float">
            <text:p>59269149</text:p>
          </table:table-cell>
        </table:table-row>
        <table:table-row table:style-name="ro1">
          <table:table-cell office:value-type="string" calcext:value-type="string">
            <text:p>(57164, 73867)</text:p>
          </table:table-cell>
          <table:table-cell office:value-type="float" office:value="3238279540" calcext:value-type="float">
            <text:p>3238279540</text:p>
          </table:table-cell>
          <table:table-cell office:value-type="float" office:value="4369466320" calcext:value-type="float">
            <text:p>4369466320</text:p>
          </table:table-cell>
          <table:table-cell office:value-type="float" office:value="3401461201" calcext:value-type="float">
            <text:p>3401461201</text:p>
          </table:table-cell>
          <table:table-cell office:value-type="float" office:value="8367649460" calcext:value-type="float">
            <text:p>8367649460</text:p>
          </table:table-cell>
          <table:table-cell office:value-type="float" office:value="4341597768" calcext:value-type="float">
            <text:p>4341597768</text:p>
          </table:table-cell>
          <table:table-cell office:value-type="float" office:value="2856625325" calcext:value-type="float">
            <text:p>2856625325</text:p>
          </table:table-cell>
          <table:table-cell office:value-type="float" office:value="6547561444" calcext:value-type="float">
            <text:p>6547561444</text:p>
          </table:table-cell>
          <table:table-cell office:value-type="float" office:value="2425072058" calcext:value-type="float">
            <text:p>2425072058</text:p>
          </table:table-cell>
          <table:table-cell office:value-type="float" office:value="4479589705" calcext:value-type="float">
            <text:p>4479589705</text:p>
          </table:table-cell>
          <table:table-cell office:value-type="float" office:value="2391549553" calcext:value-type="float">
            <text:p>2391549553</text:p>
          </table:table-cell>
          <table:table-cell office:value-type="float" office:value="2010680597" calcext:value-type="float">
            <text:p>2010680597</text:p>
          </table:table-cell>
          <table:table-cell office:value-type="float" office:value="2414721668" calcext:value-type="float">
            <text:p>2414721668</text:p>
          </table:table-cell>
          <table:table-cell office:value-type="float" office:value="2400381065" calcext:value-type="float">
            <text:p>2400381065</text:p>
          </table:table-cell>
          <table:table-cell office:value-type="float" office:value="1341497737" calcext:value-type="float">
            <text:p>1341497737</text:p>
          </table:table-cell>
          <table:table-cell office:value-type="float" office:value="1284733125" calcext:value-type="float">
            <text:p>1284733125</text:p>
          </table:table-cell>
          <table:table-cell office:value-type="float" office:value="1511475344" calcext:value-type="float">
            <text:p>1511475344</text:p>
          </table:table-cell>
          <table:table-cell office:value-type="float" office:value="1540872657" calcext:value-type="float">
            <text:p>1540872657</text:p>
          </table:table-cell>
          <table:table-cell office:value-type="float" office:value="3132669200" calcext:value-type="float">
            <text:p>3132669200</text:p>
          </table:table-cell>
          <table:table-cell office:value-type="float" office:value="2260979597" calcext:value-type="float">
            <text:p>2260979597</text:p>
          </table:table-cell>
          <table:table-cell office:value-type="float" office:value="1087295058" calcext:value-type="float">
            <text:p>1087295058</text:p>
          </table:table-cell>
          <table:table-cell office:value-type="float" office:value="4871061865" calcext:value-type="float">
            <text:p>4871061865</text:p>
          </table:table-cell>
          <table:table-cell office:value-type="float" office:value="1060830916" calcext:value-type="float">
            <text:p>1060830916</text:p>
          </table:table-cell>
          <table:table-cell office:value-type="float" office:value="1182919401" calcext:value-type="float">
            <text:p>1182919401</text:p>
          </table:table-cell>
          <table:table-cell office:value-type="float" office:value="1020369701" calcext:value-type="float">
            <text:p>1020369701</text:p>
          </table:table-cell>
          <table:table-cell office:value-type="float" office:value="1412069821" calcext:value-type="float">
            <text:p>1412069821</text:p>
          </table:table-cell>
          <table:table-cell office:value-type="float" office:value="5159183188" calcext:value-type="float">
            <text:p>5159183188</text:p>
          </table:table-cell>
          <table:table-cell office:value-type="float" office:value="2243609492" calcext:value-type="float">
            <text:p>2243609492</text:p>
          </table:table-cell>
          <table:table-cell office:value-type="float" office:value="3112923050" calcext:value-type="float">
            <text:p>3112923050</text:p>
          </table:table-cell>
          <table:table-cell office:value-type="float" office:value="1729591929" calcext:value-type="float">
            <text:p>1729591929</text:p>
          </table:table-cell>
          <table:table-cell office:value-type="float" office:value="772733396" calcext:value-type="float">
            <text:p>772733396</text:p>
          </table:table-cell>
          <table:table-cell office:value-type="float" office:value="1010914298" calcext:value-type="float">
            <text:p>1010914298</text:p>
          </table:table-cell>
          <table:table-cell office:value-type="float" office:value="5069851421" calcext:value-type="float">
            <text:p>5069851421</text:p>
          </table:table-cell>
          <table:table-cell office:value-type="float" office:value="1073152210" calcext:value-type="float">
            <text:p>1073152210</text:p>
          </table:table-cell>
          <table:table-cell office:value-type="float" office:value="2146430752" calcext:value-type="float">
            <text:p>2146430752</text:p>
          </table:table-cell>
          <table:table-cell office:value-type="float" office:value="595240180" calcext:value-type="float">
            <text:p>595240180</text:p>
          </table:table-cell>
          <table:table-cell office:value-type="float" office:value="488596048" calcext:value-type="float">
            <text:p>488596048</text:p>
          </table:table-cell>
          <table:table-cell office:value-type="float" office:value="5650829530" calcext:value-type="float">
            <text:p>5650829530</text:p>
          </table:table-cell>
          <table:table-cell office:value-type="float" office:value="878757640" calcext:value-type="float">
            <text:p>878757640</text:p>
          </table:table-cell>
          <table:table-cell office:value-type="float" office:value="4304384276" calcext:value-type="float">
            <text:p>4304384276</text:p>
          </table:table-cell>
          <table:table-cell office:value-type="float" office:value="5745676565" calcext:value-type="float">
            <text:p>5745676565</text:p>
          </table:table-cell>
          <table:table-cell office:value-type="float" office:value="341582202" calcext:value-type="float">
            <text:p>341582202</text:p>
          </table:table-cell>
          <table:table-cell office:value-type="float" office:value="1561262152" calcext:value-type="float">
            <text:p>1561262152</text:p>
          </table:table-cell>
          <table:table-cell office:value-type="float" office:value="414348752" calcext:value-type="float">
            <text:p>414348752</text:p>
          </table:table-cell>
          <table:table-cell office:value-type="float" office:value="1698467450" calcext:value-type="float">
            <text:p>1698467450</text:p>
          </table:table-cell>
          <table:table-cell office:value-type="float" office:value="2164384597" calcext:value-type="float">
            <text:p>2164384597</text:p>
          </table:table-cell>
          <table:table-cell office:value-type="float" office:value="200882692" calcext:value-type="float">
            <text:p>200882692</text:p>
          </table:table-cell>
          <table:table-cell office:value-type="float" office:value="423239162" calcext:value-type="float">
            <text:p>423239162</text:p>
          </table:table-cell>
          <table:table-cell office:value-type="float" office:value="820813225" calcext:value-type="float">
            <text:p>820813225</text:p>
          </table:table-cell>
          <table:table-cell office:value-type="float" office:value="1055488612" calcext:value-type="float">
            <text:p>1055488612</text:p>
          </table:table-cell>
          <table:table-cell office:value-type="float" office:value="244043626" calcext:value-type="float">
            <text:p>244043626</text:p>
          </table:table-cell>
          <table:table-cell office:value-type="float" office:value="5152804777" calcext:value-type="float">
            <text:p>5152804777</text:p>
          </table:table-cell>
          <table:table-cell office:value-type="float" office:value="65227597" calcext:value-type="float">
            <text:p>65227597</text:p>
          </table:table-cell>
          <table:table-cell office:value-type="float" office:value="70755194" calcext:value-type="float">
            <text:p>70755194</text:p>
          </table:table-cell>
          <table:table-cell office:value-type="float" office:value="3288487072" calcext:value-type="float">
            <text:p>3288487072</text:p>
          </table:table-cell>
          <table:table-cell office:value-type="float" office:value="4008387109" calcext:value-type="float">
            <text:p>4008387109</text:p>
          </table:table-cell>
          <table:table-cell office:value-type="float" office:value="13131562" calcext:value-type="float">
            <text:p>13131562</text:p>
          </table:table-cell>
          <table:table-cell office:value-type="float" office:value="207224680" calcext:value-type="float">
            <text:p>207224680</text:p>
          </table:table-cell>
          <table:table-cell office:value-type="float" office:value="209876800" calcext:value-type="float">
            <text:p>209876800</text:p>
          </table:table-cell>
          <table:table-cell office:value-type="float" office:value="333845978" calcext:value-type="float">
            <text:p>333845978</text:p>
          </table:table-cell>
          <table:table-cell office:value-type="float" office:value="4782098765" calcext:value-type="float">
            <text:p>4782098765</text:p>
          </table:table-cell>
          <table:table-cell office:value-type="float" office:value="180806489" calcext:value-type="float">
            <text:p>180806489</text:p>
          </table:table-cell>
          <table:table-cell office:value-type="float" office:value="1320624890" calcext:value-type="float">
            <text:p>1320624890</text:p>
          </table:table-cell>
          <table:table-cell office:value-type="float" office:value="4323765625" calcext:value-type="float">
            <text:p>4323765625</text:p>
          </table:table-cell>
          <table:table-cell office:value-type="float" office:value="2345120513" calcext:value-type="float">
            <text:p>2345120513</text:p>
          </table:table-cell>
          <table:table-cell office:value-type="float" office:value="635461300" calcext:value-type="float">
            <text:p>635461300</text:p>
          </table:table-cell>
          <table:table-cell office:value-type="float" office:value="602084249" calcext:value-type="float">
            <text:p>602084249</text:p>
          </table:table-cell>
          <table:table-cell office:value-type="float" office:value="962137226" calcext:value-type="float">
            <text:p>962137226</text:p>
          </table:table-cell>
          <table:table-cell office:value-type="float" office:value="2507784320" calcext:value-type="float">
            <text:p>2507784320</text:p>
          </table:table-cell>
          <table:table-cell office:value-type="float" office:value="2225456969" calcext:value-type="float">
            <text:p>2225456969</text:p>
          </table:table-cell>
          <table:table-cell office:value-type="float" office:value="2665242098" calcext:value-type="float">
            <text:p>2665242098</text:p>
          </table:table-cell>
          <table:table-cell office:value-type="float" office:value="1979446757" calcext:value-type="float">
            <text:p>1979446757</text:p>
          </table:table-cell>
          <table:table-cell office:value-type="float" office:value="3347514625" calcext:value-type="float">
            <text:p>3347514625</text:p>
          </table:table-cell>
          <table:table-cell office:value-type="float" office:value="1300395218" calcext:value-type="float">
            <text:p>1300395218</text:p>
          </table:table-cell>
          <table:table-cell office:value-type="float" office:value="1009487170" calcext:value-type="float">
            <text:p>1009487170</text:p>
          </table:table-cell>
          <table:table-cell office:value-type="float" office:value="5272824257" calcext:value-type="float">
            <text:p>5272824257</text:p>
          </table:table-cell>
          <table:table-cell office:value-type="float" office:value="685771090" calcext:value-type="float">
            <text:p>685771090</text:p>
          </table:table-cell>
          <table:table-cell office:value-type="float" office:value="621427897" calcext:value-type="float">
            <text:p>621427897</text:p>
          </table:table-cell>
          <table:table-cell office:value-type="float" office:value="1303338313" calcext:value-type="float">
            <text:p>1303338313</text:p>
          </table:table-cell>
          <table:table-cell office:value-type="float" office:value="581391421" calcext:value-type="float">
            <text:p>581391421</text:p>
          </table:table-cell>
          <table:table-cell office:value-type="float" office:value="3464243789" calcext:value-type="float">
            <text:p>3464243789</text:p>
          </table:table-cell>
          <table:table-cell office:value-type="float" office:value="614878394" calcext:value-type="float">
            <text:p>614878394</text:p>
          </table:table-cell>
          <table:table-cell office:value-type="float" office:value="3137137805" calcext:value-type="float">
            <text:p>3137137805</text:p>
          </table:table-cell>
          <table:table-cell office:value-type="float" office:value="929782352" calcext:value-type="float">
            <text:p>929782352</text:p>
          </table:table-cell>
          <table:table-cell office:value-type="float" office:value="813833444" calcext:value-type="float">
            <text:p>813833444</text:p>
          </table:table-cell>
          <table:table-cell office:value-type="float" office:value="4879055396" calcext:value-type="float">
            <text:p>4879055396</text:p>
          </table:table-cell>
          <table:table-cell office:value-type="float" office:value="3746804346" calcext:value-type="float">
            <text:p>3746804346</text:p>
          </table:table-cell>
          <table:table-cell office:value-type="float" office:value="969684201" calcext:value-type="float">
            <text:p>969684201</text:p>
          </table:table-cell>
          <table:table-cell office:value-type="float" office:value="1153565285" calcext:value-type="float">
            <text:p>1153565285</text:p>
          </table:table-cell>
          <table:table-cell office:value-type="float" office:value="984386045" calcext:value-type="float">
            <text:p>984386045</text:p>
          </table:table-cell>
          <table:table-cell office:value-type="float" office:value="1621541090" calcext:value-type="float">
            <text:p>1621541090</text:p>
          </table:table-cell>
          <table:table-cell office:value-type="float" office:value="1556506180" calcext:value-type="float">
            <text:p>1556506180</text:p>
          </table:table-cell>
          <table:table-cell office:value-type="float" office:value="1074202025" calcext:value-type="float">
            <text:p>1074202025</text:p>
          </table:table-cell>
          <table:table-cell office:value-type="float" office:value="1120692114" calcext:value-type="float">
            <text:p>1120692114</text:p>
          </table:table-cell>
          <table:table-cell office:value-type="float" office:value="1403522770" calcext:value-type="float">
            <text:p>1403522770</text:p>
          </table:table-cell>
          <table:table-cell office:value-type="float" office:value="1335724553" calcext:value-type="float">
            <text:p>1335724553</text:p>
          </table:table-cell>
          <table:table-cell office:value-type="float" office:value="1948709354" calcext:value-type="float">
            <text:p>1948709354</text:p>
          </table:table-cell>
          <table:table-cell office:value-type="float" office:value="2896460669" calcext:value-type="float">
            <text:p>2896460669</text:p>
          </table:table-cell>
          <table:table-cell office:value-type="float" office:value="1831005805" calcext:value-type="float">
            <text:p>1831005805</text:p>
          </table:table-cell>
          <table:table-cell office:value-type="float" office:value="2635412845" calcext:value-type="float">
            <text:p>2635412845</text:p>
          </table:table-cell>
          <table:table-cell office:value-type="float" office:value="4366874290" calcext:value-type="float">
            <text:p>4366874290</text:p>
          </table:table-cell>
          <table:table-cell office:value-type="string" calcext:value-type="string">
            <text:p><text:s/></text:p>
          </table:table-cell>
          <table:table-cell table:formula="of:=MIN([.B53:.CW53])" office:value-type="float" office:value="13131562" calcext:value-type="float">
            <text:p>13131562</text:p>
          </table:table-cell>
        </table:table-row>
        <table:table-row table:style-name="ro1">
          <table:table-cell office:value-type="string" calcext:value-type="string">
            <text:p>(57507, 58196)</text:p>
          </table:table-cell>
          <table:table-cell office:value-type="float" office:value="3572457530" calcext:value-type="float">
            <text:p>3572457530</text:p>
          </table:table-cell>
          <table:table-cell office:value-type="float" office:value="3583597082" calcext:value-type="float">
            <text:p>3583597082</text:p>
          </table:table-cell>
          <table:table-cell office:value-type="float" office:value="3211436185" calcext:value-type="float">
            <text:p>3211436185</text:p>
          </table:table-cell>
          <table:table-cell office:value-type="float" office:value="6383894218" calcext:value-type="float">
            <text:p>6383894218</text:p>
          </table:table-cell>
          <table:table-cell office:value-type="float" office:value="3384764426" calcext:value-type="float">
            <text:p>3384764426</text:p>
          </table:table-cell>
          <table:table-cell office:value-type="float" office:value="2593313585" calcext:value-type="float">
            <text:p>2593313585</text:p>
          </table:table-cell>
          <table:table-cell office:value-type="float" office:value="4843502170" calcext:value-type="float">
            <text:p>4843502170</text:p>
          </table:table-cell>
          <table:table-cell office:value-type="float" office:value="3132385812" calcext:value-type="float">
            <text:p>3132385812</text:p>
          </table:table-cell>
          <table:table-cell office:value-type="float" office:value="3179041925" calcext:value-type="float">
            <text:p>3179041925</text:p>
          </table:table-cell>
          <table:table-cell office:value-type="float" office:value="3384528649" calcext:value-type="float">
            <text:p>3384528649</text:p>
          </table:table-cell>
          <table:table-cell office:value-type="float" office:value="1706502913" calcext:value-type="float">
            <text:p>1706502913</text:p>
          </table:table-cell>
          <table:table-cell office:value-type="float" office:value="1808063890" calcext:value-type="float">
            <text:p>1808063890</text:p>
          </table:table-cell>
          <table:table-cell office:value-type="float" office:value="1699131393" calcext:value-type="float">
            <text:p>1699131393</text:p>
          </table:table-cell>
          <table:table-cell office:value-type="float" office:value="1806622645" calcext:value-type="float">
            <text:p>1806622645</text:p>
          </table:table-cell>
          <table:table-cell office:value-type="float" office:value="1380397385" calcext:value-type="float">
            <text:p>1380397385</text:p>
          </table:table-cell>
          <table:table-cell office:value-type="float" office:value="2297844826" calcext:value-type="float">
            <text:p>2297844826</text:p>
          </table:table-cell>
          <table:table-cell office:value-type="float" office:value="2357175593" calcext:value-type="float">
            <text:p>2357175593</text:p>
          </table:table-cell>
          <table:table-cell office:value-type="float" office:value="2034386170" calcext:value-type="float">
            <text:p>2034386170</text:p>
          </table:table-cell>
          <table:table-cell office:value-type="float" office:value="1471734445" calcext:value-type="float">
            <text:p>1471734445</text:p>
          </table:table-cell>
          <table:table-cell office:value-type="float" office:value="1334076356" calcext:value-type="float">
            <text:p>1334076356</text:p>
          </table:table-cell>
          <table:table-cell office:value-type="float" office:value="3206120125" calcext:value-type="float">
            <text:p>3206120125</text:p>
          </table:table-cell>
          <table:table-cell office:value-type="float" office:value="1145032178" calcext:value-type="float">
            <text:p>1145032178</text:p>
          </table:table-cell>
          <table:table-cell office:value-type="float" office:value="1900623953" calcext:value-type="float">
            <text:p>1900623953</text:p>
          </table:table-cell>
          <table:table-cell office:value-type="float" office:value="1575367389" calcext:value-type="float">
            <text:p>1575367389</text:p>
          </table:table-cell>
          <table:table-cell office:value-type="float" office:value="2377874309" calcext:value-type="float">
            <text:p>2377874309</text:p>
          </table:table-cell>
          <table:table-cell office:value-type="float" office:value="3363059474" calcext:value-type="float">
            <text:p>3363059474</text:p>
          </table:table-cell>
          <table:table-cell office:value-type="float" office:value="1327579258" calcext:value-type="float">
            <text:p>1327579258</text:p>
          </table:table-cell>
          <table:table-cell office:value-type="float" office:value="1873358356" calcext:value-type="float">
            <text:p>1873358356</text:p>
          </table:table-cell>
          <table:table-cell office:value-type="float" office:value="973735073" calcext:value-type="float">
            <text:p>973735073</text:p>
          </table:table-cell>
          <table:table-cell office:value-type="float" office:value="1441617714" calcext:value-type="float">
            <text:p>1441617714</text:p>
          </table:table-cell>
          <table:table-cell office:value-type="float" office:value="1934644112" calcext:value-type="float">
            <text:p>1934644112</text:p>
          </table:table-cell>
          <table:table-cell office:value-type="float" office:value="3212638729" calcext:value-type="float">
            <text:p>3212638729</text:p>
          </table:table-cell>
          <table:table-cell office:value-type="float" office:value="585113416" calcext:value-type="float">
            <text:p>585113416</text:p>
          </table:table-cell>
          <table:table-cell office:value-type="float" office:value="1132215218" calcext:value-type="float">
            <text:p>1132215218</text:p>
          </table:table-cell>
          <table:table-cell office:value-type="float" office:value="455342890" calcext:value-type="float">
            <text:p>455342890</text:p>
          </table:table-cell>
          <table:table-cell office:value-type="float" office:value="499842746" calcext:value-type="float">
            <text:p>499842746</text:p>
          </table:table-cell>
          <table:table-cell office:value-type="float" office:value="3633760100" calcext:value-type="float">
            <text:p>3633760100</text:p>
          </table:table-cell>
          <table:table-cell office:value-type="float" office:value="1854551530" calcext:value-type="float">
            <text:p>1854551530</text:p>
          </table:table-cell>
          <table:table-cell office:value-type="float" office:value="2585536474" calcext:value-type="float">
            <text:p>2585536474</text:p>
          </table:table-cell>
          <table:table-cell office:value-type="float" office:value="3696289857" calcext:value-type="float">
            <text:p>3696289857</text:p>
          </table:table-cell>
          <table:table-cell office:value-type="float" office:value="739961576" calcext:value-type="float">
            <text:p>739961576</text:p>
          </table:table-cell>
          <table:table-cell office:value-type="float" office:value="704059274" calcext:value-type="float">
            <text:p>704059274</text:p>
          </table:table-cell>
          <table:table-cell office:value-type="float" office:value="1097425114" calcext:value-type="float">
            <text:p>1097425114</text:p>
          </table:table-cell>
          <table:table-cell office:value-type="float" office:value="747088400" calcext:value-type="float">
            <text:p>747088400</text:p>
          </table:table-cell>
          <table:table-cell office:value-type="float" office:value="1034691349" calcext:value-type="float">
            <text:p>1034691349</text:p>
          </table:table-cell>
          <table:table-cell office:value-type="float" office:value="243761810" calcext:value-type="float">
            <text:p>243761810</text:p>
          </table:table-cell>
          <table:table-cell office:value-type="float" office:value="1223662708" calcext:value-type="float">
            <text:p>1223662708</text:p>
          </table:table-cell>
          <table:table-cell office:value-type="float" office:value="230672845" calcext:value-type="float">
            <text:p>230672845</text:p>
          </table:table-cell>
          <table:table-cell office:value-type="float" office:value="319573090" calcext:value-type="float">
            <text:p>319573090</text:p>
          </table:table-cell>
          <table:table-cell office:value-type="float" office:value="953948692" calcext:value-type="float">
            <text:p>953948692</text:p>
          </table:table-cell>
          <table:table-cell office:value-type="float" office:value="3155373829" calcext:value-type="float">
            <text:p>3155373829</text:p>
          </table:table-cell>
          <table:table-cell office:value-type="float" office:value="535161601" calcext:value-type="float">
            <text:p>535161601</text:p>
          </table:table-cell>
          <table:table-cell office:value-type="float" office:value="575786768" calcext:value-type="float">
            <text:p>575786768</text:p>
          </table:table-cell>
          <table:table-cell office:value-type="float" office:value="1738609058" calcext:value-type="float">
            <text:p>1738609058</text:p>
          </table:table-cell>
          <table:table-cell office:value-type="float" office:value="2271170245" calcext:value-type="float">
            <text:p>2271170245</text:p>
          </table:table-cell>
          <table:table-cell office:value-type="float" office:value="368853284" calcext:value-type="float">
            <text:p>368853284</text:p>
          </table:table-cell>
          <table:table-cell office:value-type="float" office:value="903811490" calcext:value-type="float">
            <text:p>903811490</text:p>
          </table:table-cell>
          <table:table-cell office:value-type="float" office:value="2015570" calcext:value-type="float">
            <text:p>2015570</text:p>
          </table:table-cell>
          <table:table-cell office:value-type="float" office:value="9834436" calcext:value-type="float">
            <text:p>9834436</text:p>
          </table:table-cell>
          <table:table-cell office:value-type="float" office:value="2860419861" calcext:value-type="float">
            <text:p>2860419861</text:p>
          </table:table-cell>
          <table:table-cell office:value-type="float" office:value="32960077" calcext:value-type="float">
            <text:p>32960077</text:p>
          </table:table-cell>
          <table:table-cell office:value-type="float" office:value="447140368" calcext:value-type="float">
            <text:p>447140368</text:p>
          </table:table-cell>
          <table:table-cell office:value-type="float" office:value="2517531565" calcext:value-type="float">
            <text:p>2517531565</text:p>
          </table:table-cell>
          <table:table-cell office:value-type="float" office:value="1087806169" calcext:value-type="float">
            <text:p>1087806169</text:p>
          </table:table-cell>
          <table:table-cell office:value-type="float" office:value="1616212426" calcext:value-type="float">
            <text:p>1616212426</text:p>
          </table:table-cell>
          <table:table-cell office:value-type="float" office:value="1557580885" calcext:value-type="float">
            <text:p>1557580885</text:p>
          </table:table-cell>
          <table:table-cell office:value-type="float" office:value="303187144" calcext:value-type="float">
            <text:p>303187144</text:p>
          </table:table-cell>
          <table:table-cell office:value-type="float" office:value="1236720578" calcext:value-type="float">
            <text:p>1236720578</text:p>
          </table:table-cell>
          <table:table-cell office:value-type="float" office:value="1053620545" calcext:value-type="float">
            <text:p>1053620545</text:p>
          </table:table-cell>
          <table:table-cell office:value-type="float" office:value="1350701092" calcext:value-type="float">
            <text:p>1350701092</text:p>
          </table:table-cell>
          <table:table-cell office:value-type="float" office:value="908546589" calcext:value-type="float">
            <text:p>908546589</text:p>
          </table:table-cell>
          <table:table-cell office:value-type="float" office:value="1845885605" calcext:value-type="float">
            <text:p>1845885605</text:p>
          </table:table-cell>
          <table:table-cell office:value-type="float" office:value="552713024" calcext:value-type="float">
            <text:p>552713024</text:p>
          </table:table-cell>
          <table:table-cell office:value-type="float" office:value="429678820" calcext:value-type="float">
            <text:p>429678820</text:p>
          </table:table-cell>
          <table:table-cell office:value-type="float" office:value="3311076733" calcext:value-type="float">
            <text:p>3311076733</text:p>
          </table:table-cell>
          <table:table-cell office:value-type="float" office:value="400899380" calcext:value-type="float">
            <text:p>400899380</text:p>
          </table:table-cell>
          <table:table-cell office:value-type="float" office:value="1213685953" calcext:value-type="float">
            <text:p>1213685953</text:p>
          </table:table-cell>
          <table:table-cell office:value-type="float" office:value="659395865" calcext:value-type="float">
            <text:p>659395865</text:p>
          </table:table-cell>
          <table:table-cell office:value-type="float" office:value="606503305" calcext:value-type="float">
            <text:p>606503305</text:p>
          </table:table-cell>
          <table:table-cell office:value-type="float" office:value="2008618453" calcext:value-type="float">
            <text:p>2008618453</text:p>
          </table:table-cell>
          <table:table-cell office:value-type="float" office:value="821789712" calcext:value-type="float">
            <text:p>821789712</text:p>
          </table:table-cell>
          <table:table-cell office:value-type="float" office:value="1810033165" calcext:value-type="float">
            <text:p>1810033165</text:p>
          </table:table-cell>
          <table:table-cell office:value-type="float" office:value="717365898" calcext:value-type="float">
            <text:p>717365898</text:p>
          </table:table-cell>
          <table:table-cell office:value-type="float" office:value="1271300922" calcext:value-type="float">
            <text:p>1271300922</text:p>
          </table:table-cell>
          <table:table-cell office:value-type="float" office:value="3095621154" calcext:value-type="float">
            <text:p>3095621154</text:p>
          </table:table-cell>
          <table:table-cell office:value-type="float" office:value="2285943824" calcext:value-type="float">
            <text:p>2285943824</text:p>
          </table:table-cell>
          <table:table-cell office:value-type="float" office:value="899312585" calcext:value-type="float">
            <text:p>899312585</text:p>
          </table:table-cell>
          <table:table-cell office:value-type="float" office:value="877796597" calcext:value-type="float">
            <text:p>877796597</text:p>
          </table:table-cell>
          <table:table-cell office:value-type="float" office:value="946011357" calcext:value-type="float">
            <text:p>946011357</text:p>
          </table:table-cell>
          <table:table-cell office:value-type="float" office:value="1012833284" calcext:value-type="float">
            <text:p>1012833284</text:p>
          </table:table-cell>
          <table:table-cell office:value-type="float" office:value="2558883466" calcext:value-type="float">
            <text:p>2558883466</text:p>
          </table:table-cell>
          <table:table-cell office:value-type="float" office:value="1034271225" calcext:value-type="float">
            <text:p>1034271225</text:p>
          </table:table-cell>
          <table:table-cell office:value-type="float" office:value="1436507048" calcext:value-type="float">
            <text:p>1436507048</text:p>
          </table:table-cell>
          <table:table-cell office:value-type="float" office:value="1161221672" calcext:value-type="float">
            <text:p>1161221672</text:p>
          </table:table-cell>
          <table:table-cell office:value-type="float" office:value="1746378729" calcext:value-type="float">
            <text:p>1746378729</text:p>
          </table:table-cell>
          <table:table-cell office:value-type="float" office:value="2967158356" calcext:value-type="float">
            <text:p>2967158356</text:p>
          </table:table-cell>
          <table:table-cell office:value-type="float" office:value="1878614361" calcext:value-type="float">
            <text:p>1878614361</text:p>
          </table:table-cell>
          <table:table-cell office:value-type="float" office:value="2597420561" calcext:value-type="float">
            <text:p>2597420561</text:p>
          </table:table-cell>
          <table:table-cell office:value-type="float" office:value="1823140325" calcext:value-type="float">
            <text:p>1823140325</text:p>
          </table:table-cell>
          <table:table-cell office:value-type="float" office:value="2998944580" calcext:value-type="float">
            <text:p>2998944580</text:p>
          </table:table-cell>
          <table:table-cell office:value-type="string" calcext:value-type="string">
            <text:p><text:s/></text:p>
          </table:table-cell>
          <table:table-cell table:formula="of:=MIN([.B54:.CW54])" office:value-type="float" office:value="2015570" calcext:value-type="float">
            <text:p>2015570</text:p>
          </table:table-cell>
        </table:table-row>
        <table:table-row table:style-name="ro1">
          <table:table-cell office:value-type="string" calcext:value-type="string">
            <text:p>(59045, 78442)</text:p>
          </table:table-cell>
          <table:table-cell office:value-type="float" office:value="3462307234" calcext:value-type="float">
            <text:p>3462307234</text:p>
          </table:table-cell>
          <table:table-cell office:value-type="float" office:value="4919340058" calcext:value-type="float">
            <text:p>4919340058</text:p>
          </table:table-cell>
          <table:table-cell office:value-type="float" office:value="3776306125" calcext:value-type="float">
            <text:p>3776306125</text:p>
          </table:table-cell>
          <table:table-cell office:value-type="float" office:value="9264730514" calcext:value-type="float">
            <text:p>9264730514</text:p>
          </table:table-cell>
          <table:table-cell office:value-type="float" office:value="4926033018" calcext:value-type="float">
            <text:p>4926033018</text:p>
          </table:table-cell>
          <table:table-cell office:value-type="float" office:value="3230003309" calcext:value-type="float">
            <text:p>3230003309</text:p>
          </table:table-cell>
          <table:table-cell office:value-type="float" office:value="7340902210" calcext:value-type="float">
            <text:p>7340902210</text:p>
          </table:table-cell>
          <table:table-cell office:value-type="float" office:value="2502203780" calcext:value-type="float">
            <text:p>2502203780</text:p>
          </table:table-cell>
          <table:table-cell office:value-type="float" office:value="5130412465" calcext:value-type="float">
            <text:p>5130412465</text:p>
          </table:table-cell>
          <table:table-cell office:value-type="float" office:value="2369074333" calcext:value-type="float">
            <text:p>2369074333</text:p>
          </table:table-cell>
          <table:table-cell office:value-type="float" office:value="2357634221" calcext:value-type="float">
            <text:p>2357634221</text:p>
          </table:table-cell>
          <table:table-cell office:value-type="float" office:value="2847818090" calcext:value-type="float">
            <text:p>2847818090</text:p>
          </table:table-cell>
          <table:table-cell office:value-type="float" office:value="2851488149" calcext:value-type="float">
            <text:p>2851488149</text:p>
          </table:table-cell>
          <table:table-cell office:value-type="float" office:value="1444929025" calcext:value-type="float">
            <text:p>1444929025</text:p>
          </table:table-cell>
          <table:table-cell office:value-type="float" office:value="1493302869" calcext:value-type="float">
            <text:p>1493302869</text:p>
          </table:table-cell>
          <table:table-cell office:value-type="float" office:value="1517619674" calcext:value-type="float">
            <text:p>1517619674</text:p>
          </table:table-cell>
          <table:table-cell office:value-type="float" office:value="1538107821" calcext:value-type="float">
            <text:p>1538107821</text:p>
          </table:table-cell>
          <table:table-cell office:value-type="float" office:value="3688322618" calcext:value-type="float">
            <text:p>3688322618</text:p>
          </table:table-cell>
          <table:table-cell office:value-type="float" office:value="2720290625" calcext:value-type="float">
            <text:p>2720290625</text:p>
          </table:table-cell>
          <table:table-cell office:value-type="float" office:value="1242071748" calcext:value-type="float">
            <text:p>1242071748</text:p>
          </table:table-cell>
          <table:table-cell office:value-type="float" office:value="5582759305" calcext:value-type="float">
            <text:p>5582759305</text:p>
          </table:table-cell>
          <table:table-cell office:value-type="float" office:value="1259398282" calcext:value-type="float">
            <text:p>1259398282</text:p>
          </table:table-cell>
          <table:table-cell office:value-type="float" office:value="1193391477" calcext:value-type="float">
            <text:p>1193391477</text:p>
          </table:table-cell>
          <table:table-cell office:value-type="float" office:value="1075747217" calcext:value-type="float">
            <text:p>1075747217</text:p>
          </table:table-cell>
          <table:table-cell office:value-type="float" office:value="1346109577" calcext:value-type="float">
            <text:p>1346109577</text:p>
          </table:table-cell>
          <table:table-cell office:value-type="float" office:value="5894061898" calcext:value-type="float">
            <text:p>5894061898</text:p>
          </table:table-cell>
          <table:table-cell office:value-type="float" office:value="2720887586" calcext:value-type="float">
            <text:p>2720887586</text:p>
          </table:table-cell>
          <table:table-cell office:value-type="float" office:value="3683619812" calcext:value-type="float">
            <text:p>3683619812</text:p>
          </table:table-cell>
          <table:table-cell office:value-type="float" office:value="2149157205" calcext:value-type="float">
            <text:p>2149157205</text:p>
          </table:table-cell>
          <table:table-cell office:value-type="float" office:value="771089162" calcext:value-type="float">
            <text:p>771089162</text:p>
          </table:table-cell>
          <table:table-cell office:value-type="float" office:value="931633160" calcext:value-type="float">
            <text:p>931633160</text:p>
          </table:table-cell>
          <table:table-cell office:value-type="float" office:value="5797019717" calcext:value-type="float">
            <text:p>5797019717</text:p>
          </table:table-cell>
          <table:table-cell office:value-type="float" office:value="1400595232" calcext:value-type="float">
            <text:p>1400595232</text:p>
          </table:table-cell>
          <table:table-cell office:value-type="float" office:value="2626539106" calcext:value-type="float">
            <text:p>2626539106</text:p>
          </table:table-cell>
          <table:table-cell office:value-type="float" office:value="814679218" calcext:value-type="float">
            <text:p>814679218</text:p>
          </table:table-cell>
          <table:table-cell office:value-type="float" office:value="663260218" calcext:value-type="float">
            <text:p>663260218</text:p>
          </table:table-cell>
          <table:table-cell office:value-type="float" office:value="6412827220" calcext:value-type="float">
            <text:p>6412827220</text:p>
          </table:table-cell>
          <table:table-cell office:value-type="float" office:value="764754778" calcext:value-type="float">
            <text:p>764754778</text:p>
          </table:table-cell>
          <table:table-cell office:value-type="float" office:value="4973902562" calcext:value-type="float">
            <text:p>4973902562</text:p>
          </table:table-cell>
          <table:table-cell office:value-type="float" office:value="6511656893" calcext:value-type="float">
            <text:p>6511656893</text:p>
          </table:table-cell>
          <table:table-cell office:value-type="float" office:value="392524560" calcext:value-type="float">
            <text:p>392524560</text:p>
          </table:table-cell>
          <table:table-cell office:value-type="float" office:value="1975918906" calcext:value-type="float">
            <text:p>1975918906</text:p>
          </table:table-cell>
          <table:table-cell office:value-type="float" office:value="371054426" calcext:value-type="float">
            <text:p>371054426</text:p>
          </table:table-cell>
          <table:table-cell office:value-type="float" office:value="2130518216" calcext:value-type="float">
            <text:p>2130518216</text:p>
          </table:table-cell>
          <table:table-cell office:value-type="float" office:value="2647894201" calcext:value-type="float">
            <text:p>2647894201</text:p>
          </table:table-cell>
          <table:table-cell office:value-type="float" office:value="333956170" calcext:value-type="float">
            <text:p>333956170</text:p>
          </table:table-cell>
          <table:table-cell office:value-type="float" office:value="328866596" calcext:value-type="float">
            <text:p>328866596</text:p>
          </table:table-cell>
          <table:table-cell office:value-type="float" office:value="1128523561" calcext:value-type="float">
            <text:p>1128523561</text:p>
          </table:table-cell>
          <table:table-cell office:value-type="float" office:value="1398133210" calcext:value-type="float">
            <text:p>1398133210</text:p>
          </table:table-cell>
          <table:table-cell office:value-type="float" office:value="153995524" calcext:value-type="float">
            <text:p>153995524</text:p>
          </table:table-cell>
          <table:table-cell office:value-type="float" office:value="5848711921" calcext:value-type="float">
            <text:p>5848711921</text:p>
          </table:table-cell>
          <table:table-cell office:value-type="float" office:value="39709405" calcext:value-type="float">
            <text:p>39709405</text:p>
          </table:table-cell>
          <table:table-cell office:value-type="float" office:value="26269640" calcext:value-type="float">
            <text:p>26269640</text:p>
          </table:table-cell>
          <table:table-cell office:value-type="float" office:value="3843354226" calcext:value-type="float">
            <text:p>3843354226</text:p>
          </table:table-cell>
          <table:table-cell office:value-type="float" office:value="4617177385" calcext:value-type="float">
            <text:p>4617177385</text:p>
          </table:table-cell>
          <table:table-cell office:value-type="float" office:value="9358996" calcext:value-type="float">
            <text:p>9358996</text:p>
          </table:table-cell>
          <table:table-cell office:value-type="float" office:value="103698082" calcext:value-type="float">
            <text:p>103698082</text:p>
          </table:table-cell>
          <table:table-cell office:value-type="float" office:value="362542018" calcext:value-type="float">
            <text:p>362542018</text:p>
          </table:table-cell>
          <table:table-cell office:value-type="float" office:value="515550548" calcext:value-type="float">
            <text:p>515550548</text:p>
          </table:table-cell>
          <table:table-cell office:value-type="float" office:value="5427279257" calcext:value-type="float">
            <text:p>5427279257</text:p>
          </table:table-cell>
          <table:table-cell office:value-type="float" office:value="299990921" calcext:value-type="float">
            <text:p>299990921</text:p>
          </table:table-cell>
          <table:table-cell office:value-type="float" office:value="1641830024" calcext:value-type="float">
            <text:p>1641830024</text:p>
          </table:table-cell>
          <table:table-cell office:value-type="float" office:value="4916667961" calcext:value-type="float">
            <text:p>4916667961</text:p>
          </table:table-cell>
          <table:table-cell office:value-type="float" office:value="2777204333" calcext:value-type="float">
            <text:p>2777204333</text:p>
          </table:table-cell>
          <table:table-cell office:value-type="float" office:value="410700082" calcext:value-type="float">
            <text:p>410700082</text:p>
          </table:table-cell>
          <table:table-cell office:value-type="float" office:value="383832065" calcext:value-type="float">
            <text:p>383832065</text:p>
          </table:table-cell>
          <table:table-cell office:value-type="float" office:value="1203142352" calcext:value-type="float">
            <text:p>1203142352</text:p>
          </table:table-cell>
          <table:table-cell office:value-type="float" office:value="2919680594" calcext:value-type="float">
            <text:p>2919680594</text:p>
          </table:table-cell>
          <table:table-cell office:value-type="float" office:value="2606566085" calcext:value-type="float">
            <text:p>2606566085</text:p>
          </table:table-cell>
          <table:table-cell office:value-type="float" office:value="3086538500" calcext:value-type="float">
            <text:p>3086538500</text:p>
          </table:table-cell>
          <table:table-cell office:value-type="float" office:value="2326468481" calcext:value-type="float">
            <text:p>2326468481</text:p>
          </table:table-cell>
          <table:table-cell office:value-type="float" office:value="3815782417" calcext:value-type="float">
            <text:p>3815782417</text:p>
          </table:table-cell>
          <table:table-cell office:value-type="float" office:value="1543935368" calcext:value-type="float">
            <text:p>1543935368</text:p>
          </table:table-cell>
          <table:table-cell office:value-type="float" office:value="1202243044" calcext:value-type="float">
            <text:p>1202243044</text:p>
          </table:table-cell>
          <table:table-cell office:value-type="float" office:value="5865359081" calcext:value-type="float">
            <text:p>5865359081</text:p>
          </table:table-cell>
          <table:table-cell office:value-type="float" office:value="784506388" calcext:value-type="float">
            <text:p>784506388</text:p>
          </table:table-cell>
          <table:table-cell office:value-type="float" office:value="457171381" calcext:value-type="float">
            <text:p>457171381</text:p>
          </table:table-cell>
          <table:table-cell office:value-type="float" office:value="1496666365" calcext:value-type="float">
            <text:p>1496666365</text:p>
          </table:table-cell>
          <table:table-cell office:value-type="float" office:value="578289925" calcext:value-type="float">
            <text:p>578289925</text:p>
          </table:table-cell>
          <table:table-cell office:value-type="float" office:value="3890441945" calcext:value-type="float">
            <text:p>3890441945</text:p>
          </table:table-cell>
          <table:table-cell office:value-type="float" office:value="552457736" calcext:value-type="float">
            <text:p>552457736</text:p>
          </table:table-cell>
          <table:table-cell office:value-type="float" office:value="3517776113" calcext:value-type="float">
            <text:p>3517776113</text:p>
          </table:table-cell>
          <table:table-cell office:value-type="float" office:value="980710826" calcext:value-type="float">
            <text:p>980710826</text:p>
          </table:table-cell>
          <table:table-cell office:value-type="float" office:value="667269986" calcext:value-type="float">
            <text:p>667269986</text:p>
          </table:table-cell>
          <table:table-cell office:value-type="float" office:value="5386274042" calcext:value-type="float">
            <text:p>5386274042</text:p>
          </table:table-cell>
          <table:table-cell office:value-type="float" office:value="4153887432" calcext:value-type="float">
            <text:p>4153887432</text:p>
          </table:table-cell>
          <table:table-cell office:value-type="float" office:value="968842125" calcext:value-type="float">
            <text:p>968842125</text:p>
          </table:table-cell>
          <table:table-cell office:value-type="float" office:value="1211525993" calcext:value-type="float">
            <text:p>1211525993</text:p>
          </table:table-cell>
          <table:table-cell office:value-type="float" office:value="972011633" calcext:value-type="float">
            <text:p>972011633</text:p>
          </table:table-cell>
          <table:table-cell office:value-type="float" office:value="1775654180" calcext:value-type="float">
            <text:p>1775654180</text:p>
          </table:table-cell>
          <table:table-cell office:value-type="float" office:value="1238538802" calcext:value-type="float">
            <text:p>1238538802</text:p>
          </table:table-cell>
          <table:table-cell office:value-type="float" office:value="1056552461" calcext:value-type="float">
            <text:p>1056552461</text:p>
          </table:table-cell>
          <table:table-cell office:value-type="float" office:value="992568960" calcext:value-type="float">
            <text:p>992568960</text:p>
          </table:table-cell>
          <table:table-cell office:value-type="float" office:value="1434120448" calcext:value-type="float">
            <text:p>1434120448</text:p>
          </table:table-cell>
          <table:table-cell office:value-type="float" office:value="1169223773" calcext:value-type="float">
            <text:p>1169223773</text:p>
          </table:table-cell>
          <table:table-cell office:value-type="float" office:value="1604649764" calcext:value-type="float">
            <text:p>1604649764</text:p>
          </table:table-cell>
          <table:table-cell office:value-type="float" office:value="3145035749" calcext:value-type="float">
            <text:p>3145035749</text:p>
          </table:table-cell>
          <table:table-cell office:value-type="float" office:value="1548681997" calcext:value-type="float">
            <text:p>1548681997</text:p>
          </table:table-cell>
          <table:table-cell office:value-type="float" office:value="2812577113" calcext:value-type="float">
            <text:p>2812577113</text:p>
          </table:table-cell>
          <table:table-cell office:value-type="float" office:value="4693796068" calcext:value-type="float">
            <text:p>4693796068</text:p>
          </table:table-cell>
          <table:table-cell office:value-type="string" calcext:value-type="string">
            <text:p><text:s/></text:p>
          </table:table-cell>
          <table:table-cell table:formula="of:=MIN([.B55:.CW55])" office:value-type="float" office:value="9358996" calcext:value-type="float">
            <text:p>9358996</text:p>
          </table:table-cell>
        </table:table-row>
        <table:table-row table:style-name="ro1">
          <table:table-cell office:value-type="string" calcext:value-type="string">
            <text:p>(59369, 85957)</text:p>
          </table:table-cell>
          <table:table-cell office:value-type="float" office:value="3602012065" calcext:value-type="float">
            <text:p>3602012065</text:p>
          </table:table-cell>
          <table:table-cell office:value-type="float" office:value="5595880165" calcext:value-type="float">
            <text:p>5595880165</text:p>
          </table:table-cell>
          <table:table-cell office:value-type="float" office:value="4166844466" calcext:value-type="float">
            <text:p>4166844466</text:p>
          </table:table-cell>
          <table:table-cell office:value-type="float" office:value="10515097265" calcext:value-type="float">
            <text:p>10515097265</text:p>
          </table:table-cell>
          <table:table-cell office:value-type="float" office:value="5680773873" calcext:value-type="float">
            <text:p>5680773873</text:p>
          </table:table-cell>
          <table:table-cell office:value-type="float" office:value="3650049050" calcext:value-type="float">
            <text:p>3650049050</text:p>
          </table:table-cell>
          <table:table-cell office:value-type="float" office:value="8451695629" calcext:value-type="float">
            <text:p>8451695629</text:p>
          </table:table-cell>
          <table:table-cell office:value-type="float" office:value="2453611673" calcext:value-type="float">
            <text:p>2453611673</text:p>
          </table:table-cell>
          <table:table-cell office:value-type="float" office:value="6041608330" calcext:value-type="float">
            <text:p>6041608330</text:p>
          </table:table-cell>
          <table:table-cell office:value-type="float" office:value="2179495138" calcext:value-type="float">
            <text:p>2179495138</text:p>
          </table:table-cell>
          <table:table-cell office:value-type="float" office:value="2787820082" calcext:value-type="float">
            <text:p>2787820082</text:p>
          </table:table-cell>
          <table:table-cell office:value-type="float" office:value="3422524313" calcext:value-type="float">
            <text:p>3422524313</text:p>
          </table:table-cell>
          <table:table-cell office:value-type="float" office:value="3469187570" calcext:value-type="float">
            <text:p>3469187570</text:p>
          </table:table-cell>
          <table:table-cell office:value-type="float" office:value="1501529242" calcext:value-type="float">
            <text:p>1501529242</text:p>
          </table:table-cell>
          <table:table-cell office:value-type="float" office:value="1726406100" calcext:value-type="float">
            <text:p>1726406100</text:p>
          </table:table-cell>
          <table:table-cell office:value-type="float" office:value="1419303989" calcext:value-type="float">
            <text:p>1419303989</text:p>
          </table:table-cell>
          <table:table-cell office:value-type="float" office:value="1425395592" calcext:value-type="float">
            <text:p>1425395592</text:p>
          </table:table-cell>
          <table:table-cell office:value-type="float" office:value="4493616725" calcext:value-type="float">
            <text:p>4493616725</text:p>
          </table:table-cell>
          <table:table-cell office:value-type="float" office:value="3375876752" calcext:value-type="float">
            <text:p>3375876752</text:p>
          </table:table-cell>
          <table:table-cell office:value-type="float" office:value="1400321313" calcext:value-type="float">
            <text:p>1400321313</text:p>
          </table:table-cell>
          <table:table-cell office:value-type="float" office:value="6657479140" calcext:value-type="float">
            <text:p>6657479140</text:p>
          </table:table-cell>
          <table:table-cell office:value-type="float" office:value="1494707161" calcext:value-type="float">
            <text:p>1494707161</text:p>
          </table:table-cell>
          <table:table-cell office:value-type="float" office:value="1124128296" calcext:value-type="float">
            <text:p>1124128296</text:p>
          </table:table-cell>
          <table:table-cell office:value-type="float" office:value="1083869906" calcext:value-type="float">
            <text:p>1083869906</text:p>
          </table:table-cell>
          <table:table-cell office:value-type="float" office:value="1156883776" calcext:value-type="float">
            <text:p>1156883776</text:p>
          </table:table-cell>
          <table:table-cell office:value-type="float" office:value="7027962673" calcext:value-type="float">
            <text:p>7027962673</text:p>
          </table:table-cell>
          <table:table-cell office:value-type="float" office:value="3432576977" calcext:value-type="float">
            <text:p>3432576977</text:p>
          </table:table-cell>
          <table:table-cell office:value-type="float" office:value="4550204585" calcext:value-type="float">
            <text:p>4550204585</text:p>
          </table:table-cell>
          <table:table-cell office:value-type="float" office:value="2781335394" calcext:value-type="float">
            <text:p>2781335394</text:p>
          </table:table-cell>
          <table:table-cell office:value-type="float" office:value="718735901" calcext:value-type="float">
            <text:p>718735901</text:p>
          </table:table-cell>
          <table:table-cell office:value-type="float" office:value="756271013" calcext:value-type="float">
            <text:p>756271013</text:p>
          </table:table-cell>
          <table:table-cell office:value-type="float" office:value="6953917076" calcext:value-type="float">
            <text:p>6953917076</text:p>
          </table:table-cell>
          <table:table-cell office:value-type="float" office:value="1900905745" calcext:value-type="float">
            <text:p>1900905745</text:p>
          </table:table-cell>
          <table:table-cell office:value-type="float" office:value="3378943237" calcext:value-type="float">
            <text:p>3378943237</text:p>
          </table:table-cell>
          <table:table-cell office:value-type="float" office:value="1146469105" calcext:value-type="float">
            <text:p>1146469105</text:p>
          </table:table-cell>
          <table:table-cell office:value-type="float" office:value="922409053" calcext:value-type="float">
            <text:p>922409053</text:p>
          </table:table-cell>
          <table:table-cell office:value-type="float" office:value="7643464405" calcext:value-type="float">
            <text:p>7643464405</text:p>
          </table:table-cell>
          <table:table-cell office:value-type="float" office:value="559611865" calcext:value-type="float">
            <text:p>559611865</text:p>
          </table:table-cell>
          <table:table-cell office:value-type="float" office:value="6060192581" calcext:value-type="float">
            <text:p>6060192581</text:p>
          </table:table-cell>
          <table:table-cell office:value-type="float" office:value="7756447460" calcext:value-type="float">
            <text:p>7756447460</text:p>
          </table:table-cell>
          <table:table-cell office:value-type="float" office:value="463385817" calcext:value-type="float">
            <text:p>463385817</text:p>
          </table:table-cell>
          <table:table-cell office:value-type="float" office:value="2648191897" calcext:value-type="float">
            <text:p>2648191897</text:p>
          </table:table-cell>
          <table:table-cell office:value-type="float" office:value="302647397" calcext:value-type="float">
            <text:p>302647397</text:p>
          </table:table-cell>
          <table:table-cell office:value-type="float" office:value="2845462925" calcext:value-type="float">
            <text:p>2845462925</text:p>
          </table:table-cell>
          <table:table-cell office:value-type="float" office:value="3448201642" calcext:value-type="float">
            <text:p>3448201642</text:p>
          </table:table-cell>
          <table:table-cell office:value-type="float" office:value="569957797" calcext:value-type="float">
            <text:p>569957797</text:p>
          </table:table-cell>
          <table:table-cell office:value-type="float" office:value="200038697" calcext:value-type="float">
            <text:p>200038697</text:p>
          </table:table-cell>
          <table:table-cell office:value-type="float" office:value="1665581650" calcext:value-type="float">
            <text:p>1665581650</text:p>
          </table:table-cell>
          <table:table-cell office:value-type="float" office:value="2003217817" calcext:value-type="float">
            <text:p>2003217817</text:p>
          </table:table-cell>
          <table:table-cell office:value-type="float" office:value="63126061" calcext:value-type="float">
            <text:p>63126061</text:p>
          </table:table-cell>
          <table:table-cell office:value-type="float" office:value="7055049322" calcext:value-type="float">
            <text:p>7055049322</text:p>
          </table:table-cell>
          <table:table-cell office:value-type="float" office:value="62554762" calcext:value-type="float">
            <text:p>62554762</text:p>
          </table:table-cell>
          <table:table-cell office:value-type="float" office:value="30133709" calcext:value-type="float">
            <text:p>30133709</text:p>
          </table:table-cell>
          <table:table-cell office:value-type="float" office:value="4832508757" calcext:value-type="float">
            <text:p>4832508757</text:p>
          </table:table-cell>
          <table:table-cell office:value-type="float" office:value="5695980394" calcext:value-type="float">
            <text:p>5695980394</text:p>
          </table:table-cell>
          <table:table-cell office:value-type="float" office:value="84115057" calcext:value-type="float">
            <text:p>84115057</text:p>
          </table:table-cell>
          <table:table-cell office:value-type="float" office:value="14933305" calcext:value-type="float">
            <text:p>14933305</text:p>
          </table:table-cell>
          <table:table-cell office:value-type="float" office:value="705567325" calcext:value-type="float">
            <text:p>705567325</text:p>
          </table:table-cell>
          <table:table-cell office:value-type="float" office:value="913074833" calcext:value-type="float">
            <text:p>913074833</text:p>
          </table:table-cell>
          <table:table-cell office:value-type="float" office:value="6590235200" calcext:value-type="float">
            <text:p>6590235200</text:p>
          </table:table-cell>
          <table:table-cell office:value-type="float" office:value="610300994" calcext:value-type="float">
            <text:p>610300994</text:p>
          </table:table-cell>
          <table:table-cell office:value-type="float" office:value="2297696645" calcext:value-type="float">
            <text:p>2297696645</text:p>
          </table:table-cell>
          <table:table-cell office:value-type="float" office:value="6019682500" calcext:value-type="float">
            <text:p>6019682500</text:p>
          </table:table-cell>
          <table:table-cell office:value-type="float" office:value="3616845698" calcext:value-type="float">
            <text:p>3616845698</text:p>
          </table:table-cell>
          <table:table-cell office:value-type="float" office:value="176227285" calcext:value-type="float">
            <text:p>176227285</text:p>
          </table:table-cell>
          <table:table-cell office:value-type="float" office:value="161257034" calcext:value-type="float">
            <text:p>161257034</text:p>
          </table:table-cell>
          <table:table-cell office:value-type="float" office:value="1751797481" calcext:value-type="float">
            <text:p>1751797481</text:p>
          </table:table-cell>
          <table:table-cell office:value-type="float" office:value="3759948125" calcext:value-type="float">
            <text:p>3759948125</text:p>
          </table:table-cell>
          <table:table-cell office:value-type="float" office:value="3398800904" calcext:value-type="float">
            <text:p>3398800904</text:p>
          </table:table-cell>
          <table:table-cell office:value-type="float" office:value="3946843613" calcext:value-type="float">
            <text:p>3946843613</text:p>
          </table:table-cell>
          <table:table-cell office:value-type="float" office:value="3069160352" calcext:value-type="float">
            <text:p>3069160352</text:p>
          </table:table-cell>
          <table:table-cell office:value-type="float" office:value="4763919700" calcext:value-type="float">
            <text:p>4763919700</text:p>
          </table:table-cell>
          <table:table-cell office:value-type="float" office:value="2129379653" calcext:value-type="float">
            <text:p>2129379653</text:p>
          </table:table-cell>
          <table:table-cell office:value-type="float" office:value="1706746045" calcext:value-type="float">
            <text:p>1706746045</text:p>
          </table:table-cell>
          <table:table-cell office:value-type="float" office:value="7031664842" calcext:value-type="float">
            <text:p>7031664842</text:p>
          </table:table-cell>
          <table:table-cell office:value-type="float" office:value="1145621065" calcext:value-type="float">
            <text:p>1145621065</text:p>
          </table:table-cell>
          <table:table-cell office:value-type="float" office:value="395953282" calcext:value-type="float">
            <text:p>395953282</text:p>
          </table:table-cell>
          <table:table-cell office:value-type="float" office:value="2027449258" calcext:value-type="float">
            <text:p>2027449258</text:p>
          </table:table-cell>
          <table:table-cell office:value-type="float" office:value="787956436" calcext:value-type="float">
            <text:p>787956436</text:p>
          </table:table-cell>
          <table:table-cell office:value-type="float" office:value="4809456704" calcext:value-type="float">
            <text:p>4809456704</text:p>
          </table:table-cell>
          <table:table-cell office:value-type="float" office:value="673402949" calcext:value-type="float">
            <text:p>673402949</text:p>
          </table:table-cell>
          <table:table-cell office:value-type="float" office:value="4373176730" calcext:value-type="float">
            <text:p>4373176730</text:p>
          </table:table-cell>
          <table:table-cell office:value-type="float" office:value="1300507637" calcext:value-type="float">
            <text:p>1300507637</text:p>
          </table:table-cell>
          <table:table-cell office:value-type="float" office:value="665350349" calcext:value-type="float">
            <text:p>665350349</text:p>
          </table:table-cell>
          <table:table-cell office:value-type="float" office:value="6458869301" calcext:value-type="float">
            <text:p>6458869301</text:p>
          </table:table-cell>
          <table:table-cell office:value-type="float" office:value="5070322701" calcext:value-type="float">
            <text:p>5070322701</text:p>
          </table:table-cell>
          <table:table-cell office:value-type="float" office:value="1217981466" calcext:value-type="float">
            <text:p>1217981466</text:p>
          </table:table-cell>
          <table:table-cell office:value-type="float" office:value="1558876880" calcext:value-type="float">
            <text:p>1558876880</text:p>
          </table:table-cell>
          <table:table-cell office:value-type="float" office:value="1205266640" calcext:value-type="float">
            <text:p>1205266640</text:p>
          </table:table-cell>
          <table:table-cell office:value-type="float" office:value="2282407505" calcext:value-type="float">
            <text:p>2282407505</text:p>
          </table:table-cell>
          <table:table-cell office:value-type="float" office:value="972270265" calcext:value-type="float">
            <text:p>972270265</text:p>
          </table:table-cell>
          <table:table-cell office:value-type="float" office:value="1289141000" calcext:value-type="float">
            <text:p>1289141000</text:p>
          </table:table-cell>
          <table:table-cell office:value-type="float" office:value="1052928729" calcext:value-type="float">
            <text:p>1052928729</text:p>
          </table:table-cell>
          <table:table-cell office:value-type="float" office:value="1761084265" calcext:value-type="float">
            <text:p>1761084265</text:p>
          </table:table-cell>
          <table:table-cell office:value-type="float" office:value="1181467688" calcext:value-type="float">
            <text:p>1181467688</text:p>
          </table:table-cell>
          <table:table-cell office:value-type="float" office:value="1325397449" calcext:value-type="float">
            <text:p>1325397449</text:p>
          </table:table-cell>
          <table:table-cell office:value-type="float" office:value="3841830914" calcext:value-type="float">
            <text:p>3841830914</text:p>
          </table:table-cell>
          <table:table-cell office:value-type="float" office:value="1387372090" calcext:value-type="float">
            <text:p>1387372090</text:p>
          </table:table-cell>
          <table:table-cell office:value-type="float" office:value="3407979970" calcext:value-type="float">
            <text:p>3407979970</text:p>
          </table:table-cell>
          <table:table-cell office:value-type="float" office:value="5552590765" calcext:value-type="float">
            <text:p>5552590765</text:p>
          </table:table-cell>
          <table:table-cell office:value-type="string" calcext:value-type="string">
            <text:p><text:s/></text:p>
          </table:table-cell>
          <table:table-cell table:formula="of:=MIN([.B56:.CW56])" office:value-type="float" office:value="14933305" calcext:value-type="float">
            <text:p>14933305</text:p>
          </table:table-cell>
        </table:table-row>
        <table:table-row table:style-name="ro1">
          <table:table-cell office:value-type="string" calcext:value-type="string">
            <text:p>(61619, 92084)</text:p>
          </table:table-cell>
          <table:table-cell office:value-type="float" office:value="4039329242" calcext:value-type="float">
            <text:p>4039329242</text:p>
          </table:table-cell>
          <table:table-cell office:value-type="float" office:value="6469736762" calcext:value-type="float">
            <text:p>6469736762</text:p>
          </table:table-cell>
          <table:table-cell office:value-type="float" office:value="4806442745" calcext:value-type="float">
            <text:p>4806442745</text:p>
          </table:table-cell>
          <table:table-cell office:value-type="float" office:value="11854286186" calcext:value-type="float">
            <text:p>11854286186</text:p>
          </table:table-cell>
          <table:table-cell office:value-type="float" office:value="6603001450" calcext:value-type="float">
            <text:p>6603001450</text:p>
          </table:table-cell>
          <table:table-cell office:value-type="float" office:value="4290788177" calcext:value-type="float">
            <text:p>4290788177</text:p>
          </table:table-cell>
          <table:table-cell office:value-type="float" office:value="9654951866" calcext:value-type="float">
            <text:p>9654951866</text:p>
          </table:table-cell>
          <table:table-cell office:value-type="float" office:value="2699357140" calcext:value-type="float">
            <text:p>2699357140</text:p>
          </table:table-cell>
          <table:table-cell office:value-type="float" office:value="7057356773" calcext:value-type="float">
            <text:p>7057356773</text:p>
          </table:table-cell>
          <table:table-cell office:value-type="float" office:value="2294045289" calcext:value-type="float">
            <text:p>2294045289</text:p>
          </table:table-cell>
          <table:table-cell office:value-type="float" office:value="3398380577" calcext:value-type="float">
            <text:p>3398380577</text:p>
          </table:table-cell>
          <table:table-cell office:value-type="float" office:value="4148744114" calcext:value-type="float">
            <text:p>4148744114</text:p>
          </table:table-cell>
          <table:table-cell office:value-type="float" office:value="4220832481" calcext:value-type="float">
            <text:p>4220832481</text:p>
          </table:table-cell>
          <table:table-cell office:value-type="float" office:value="1788527637" calcext:value-type="float">
            <text:p>1788527637</text:p>
          </table:table-cell>
          <table:table-cell office:value-type="float" office:value="2154579337" calcext:value-type="float">
            <text:p>2154579337</text:p>
          </table:table-cell>
          <table:table-cell office:value-type="float" office:value="1576488058" calcext:value-type="float">
            <text:p>1576488058</text:p>
          </table:table-cell>
          <table:table-cell office:value-type="float" office:value="1570671337" calcext:value-type="float">
            <text:p>1570671337</text:p>
          </table:table-cell>
          <table:table-cell office:value-type="float" office:value="5386817306" calcext:value-type="float">
            <text:p>5386817306</text:p>
          </table:table-cell>
          <table:table-cell office:value-type="float" office:value="4140883757" calcext:value-type="float">
            <text:p>4140883757</text:p>
          </table:table-cell>
          <table:table-cell office:value-type="float" office:value="1757767300" calcext:value-type="float">
            <text:p>1757767300</text:p>
          </table:table-cell>
          <table:table-cell office:value-type="float" office:value="7760934333" calcext:value-type="float">
            <text:p>7760934333</text:p>
          </table:table-cell>
          <table:table-cell office:value-type="float" office:value="1911298066" calcext:value-type="float">
            <text:p>1911298066</text:p>
          </table:table-cell>
          <table:table-cell office:value-type="float" office:value="1289243281" calcext:value-type="float">
            <text:p>1289243281</text:p>
          </table:table-cell>
          <table:table-cell office:value-type="float" office:value="1309476349" calcext:value-type="float">
            <text:p>1309476349</text:p>
          </table:table-cell>
          <table:table-cell office:value-type="float" office:value="1220181509" calcext:value-type="float">
            <text:p>1220181509</text:p>
          </table:table-cell>
          <table:table-cell office:value-type="float" office:value="8164516274" calcext:value-type="float">
            <text:p>8164516274</text:p>
          </table:table-cell>
          <table:table-cell office:value-type="float" office:value="4224233242" calcext:value-type="float">
            <text:p>4224233242</text:p>
          </table:table-cell>
          <table:table-cell office:value-type="float" office:value="5467110868" calcext:value-type="float">
            <text:p>5467110868</text:p>
          </table:table-cell>
          <table:table-cell office:value-type="float" office:value="3497188225" calcext:value-type="float">
            <text:p>3497188225</text:p>
          </table:table-cell>
          <table:table-cell office:value-type="float" office:value="871206034" calcext:value-type="float">
            <text:p>871206034</text:p>
          </table:table-cell>
          <table:table-cell office:value-type="float" office:value="805206800" calcext:value-type="float">
            <text:p>805206800</text:p>
          </table:table-cell>
          <table:table-cell office:value-type="float" office:value="8083614409" calcext:value-type="float">
            <text:p>8083614409</text:p>
          </table:table-cell>
          <table:table-cell office:value-type="float" office:value="2495278088" calcext:value-type="float">
            <text:p>2495278088</text:p>
          </table:table-cell>
          <table:table-cell office:value-type="float" office:value="4177898962" calcext:value-type="float">
            <text:p>4177898962</text:p>
          </table:table-cell>
          <table:table-cell office:value-type="float" office:value="1597063626" calcext:value-type="float">
            <text:p>1597063626</text:p>
          </table:table-cell>
          <table:table-cell office:value-type="float" office:value="1313127770" calcext:value-type="float">
            <text:p>1313127770</text:p>
          </table:table-cell>
          <table:table-cell office:value-type="float" office:value="8821414628" calcext:value-type="float">
            <text:p>8821414628</text:p>
          </table:table-cell>
          <table:table-cell office:value-type="float" office:value="564698826" calcext:value-type="float">
            <text:p>564698826</text:p>
          </table:table-cell>
          <table:table-cell office:value-type="float" office:value="7115026874" calcext:value-type="float">
            <text:p>7115026874</text:p>
          </table:table-cell>
          <table:table-cell office:value-type="float" office:value="8940471937" calcext:value-type="float">
            <text:p>8940471937</text:p>
          </table:table-cell>
          <table:table-cell office:value-type="float" office:value="689865640" calcext:value-type="float">
            <text:p>689865640</text:p>
          </table:table-cell>
          <table:table-cell office:value-type="float" office:value="3362156650" calcext:value-type="float">
            <text:p>3362156650</text:p>
          </table:table-cell>
          <table:table-cell office:value-type="float" office:value="404432890" calcext:value-type="float">
            <text:p>404432890</text:p>
          </table:table-cell>
          <table:table-cell office:value-type="float" office:value="3584094224" calcext:value-type="float">
            <text:p>3584094224</text:p>
          </table:table-cell>
          <table:table-cell office:value-type="float" office:value="4255829685" calcext:value-type="float">
            <text:p>4255829685</text:p>
          </table:table-cell>
          <table:table-cell office:value-type="float" office:value="909371762" calcext:value-type="float">
            <text:p>909371762</text:p>
          </table:table-cell>
          <table:table-cell office:value-type="float" office:value="235703092" calcext:value-type="float">
            <text:p>235703092</text:p>
          </table:table-cell>
          <table:table-cell office:value-type="float" office:value="2240256429" calcext:value-type="float">
            <text:p>2240256429</text:p>
          </table:table-cell>
          <table:table-cell office:value-type="float" office:value="2625713282" calcext:value-type="float">
            <text:p>2625713282</text:p>
          </table:table-cell>
          <table:table-cell office:value-type="float" office:value="107584020" calcext:value-type="float">
            <text:p>107584020</text:p>
          </table:table-cell>
          <table:table-cell office:value-type="float" office:value="8152687205" calcext:value-type="float">
            <text:p>8152687205</text:p>
          </table:table-cell>
          <table:table-cell office:value-type="float" office:value="194184225" calcext:value-type="float">
            <text:p>194184225</text:p>
          </table:table-cell>
          <table:table-cell office:value-type="float" office:value="137546000" calcext:value-type="float">
            <text:p>137546000</text:p>
          </table:table-cell>
          <table:table-cell office:value-type="float" office:value="5742671042" calcext:value-type="float">
            <text:p>5742671042</text:p>
          </table:table-cell>
          <table:table-cell office:value-type="float" office:value="6678462821" calcext:value-type="float">
            <text:p>6678462821</text:p>
          </table:table-cell>
          <table:table-cell office:value-type="float" office:value="246442340" calcext:value-type="float">
            <text:p>246442340</text:p>
          </table:table-cell>
          <table:table-cell office:value-type="float" office:value="43699330" calcext:value-type="float">
            <text:p>43699330</text:p>
          </table:table-cell>
          <table:table-cell office:value-type="float" office:value="1078501106" calcext:value-type="float">
            <text:p>1078501106</text:p>
          </table:table-cell>
          <table:table-cell office:value-type="float" office:value="1325560580" calcext:value-type="float">
            <text:p>1325560580</text:p>
          </table:table-cell>
          <table:table-cell office:value-type="float" office:value="7623824533" calcext:value-type="float">
            <text:p>7623824533</text:p>
          </table:table-cell>
          <table:table-cell office:value-type="float" office:value="940564013" calcext:value-type="float">
            <text:p>940564013</text:p>
          </table:table-cell>
          <table:table-cell office:value-type="float" office:value="2899847056" calcext:value-type="float">
            <text:p>2899847056</text:p>
          </table:table-cell>
          <table:table-cell office:value-type="float" office:value="6985782189" calcext:value-type="float">
            <text:p>6985782189</text:p>
          </table:table-cell>
          <table:table-cell office:value-type="float" office:value="4367648569" calcext:value-type="float">
            <text:p>4367648569</text:p>
          </table:table-cell>
          <table:table-cell office:value-type="float" office:value="47830698" calcext:value-type="float">
            <text:p>47830698</text:p>
          </table:table-cell>
          <table:table-cell office:value-type="float" office:value="41694901" calcext:value-type="float">
            <text:p>41694901</text:p>
          </table:table-cell>
          <table:table-cell office:value-type="float" office:value="2248927624" calcext:value-type="float">
            <text:p>2248927624</text:p>
          </table:table-cell>
          <table:table-cell office:value-type="float" office:value="4487002466" calcext:value-type="float">
            <text:p>4487002466</text:p>
          </table:table-cell>
          <table:table-cell office:value-type="float" office:value="4084871041" calcext:value-type="float">
            <text:p>4084871041</text:p>
          </table:table-cell>
          <table:table-cell office:value-type="float" office:value="4686934180" calcext:value-type="float">
            <text:p>4686934180</text:p>
          </table:table-cell>
          <table:table-cell office:value-type="float" office:value="3710207005" calcext:value-type="float">
            <text:p>3710207005</text:p>
          </table:table-cell>
          <table:table-cell office:value-type="float" office:value="5567954725" calcext:value-type="float">
            <text:p>5567954725</text:p>
          </table:table-cell>
          <table:table-cell office:value-type="float" office:value="2633079104" calcext:value-type="float">
            <text:p>2633079104</text:p>
          </table:table-cell>
          <table:table-cell office:value-type="float" office:value="2142674532" calcext:value-type="float">
            <text:p>2142674532</text:p>
          </table:table-cell>
          <table:table-cell office:value-type="float" office:value="8003489117" calcext:value-type="float">
            <text:p>8003489117</text:p>
          </table:table-cell>
          <table:table-cell office:value-type="float" office:value="1456709236" calcext:value-type="float">
            <text:p>1456709236</text:p>
          </table:table-cell>
          <table:table-cell office:value-type="float" office:value="355773857" calcext:value-type="float">
            <text:p>355773857</text:p>
          </table:table-cell>
          <table:table-cell office:value-type="float" office:value="2466609529" calcext:value-type="float">
            <text:p>2466609529</text:p>
          </table:table-cell>
          <table:table-cell office:value-type="float" office:value="964201545" calcext:value-type="float">
            <text:p>964201545</text:p>
          </table:table-cell>
          <table:table-cell office:value-type="float" office:value="5561040725" calcext:value-type="float">
            <text:p>5561040725</text:p>
          </table:table-cell>
          <table:table-cell office:value-type="float" office:value="771053968" calcext:value-type="float">
            <text:p>771053968</text:p>
          </table:table-cell>
          <table:table-cell office:value-type="float" office:value="5064837421" calcext:value-type="float">
            <text:p>5064837421</text:p>
          </table:table-cell>
          <table:table-cell office:value-type="float" office:value="1551191722" calcext:value-type="float">
            <text:p>1551191722</text:p>
          </table:table-cell>
          <table:table-cell office:value-type="float" office:value="651807898" calcext:value-type="float">
            <text:p>651807898</text:p>
          </table:table-cell>
          <table:table-cell office:value-type="float" office:value="7320952834" calcext:value-type="float">
            <text:p>7320952834</text:p>
          </table:table-cell>
          <table:table-cell office:value-type="float" office:value="5799111184" calcext:value-type="float">
            <text:p>5799111184</text:p>
          </table:table-cell>
          <table:table-cell office:value-type="float" office:value="1400731945" calcext:value-type="float">
            <text:p>1400731945</text:p>
          </table:table-cell>
          <table:table-cell office:value-type="float" office:value="1820535797" calcext:value-type="float">
            <text:p>1820535797</text:p>
          </table:table-cell>
          <table:table-cell office:value-type="float" office:value="1372870237" calcext:value-type="float">
            <text:p>1372870237</text:p>
          </table:table-cell>
          <table:table-cell office:value-type="float" office:value="2672979140" calcext:value-type="float">
            <text:p>2672979140</text:p>
          </table:table-cell>
          <table:table-cell office:value-type="float" office:value="730851498" calcext:value-type="float">
            <text:p>730851498</text:p>
          </table:table-cell>
          <table:table-cell office:value-type="float" office:value="1450458169" calcext:value-type="float">
            <text:p>1450458169</text:p>
          </table:table-cell>
          <table:table-cell office:value-type="float" office:value="1067194600" calcext:value-type="float">
            <text:p>1067194600</text:p>
          </table:table-cell>
          <table:table-cell office:value-type="float" office:value="1988487272" calcext:value-type="float">
            <text:p>1988487272</text:p>
          </table:table-cell>
          <table:table-cell office:value-type="float" office:value="1145788969" calcext:value-type="float">
            <text:p>1145788969</text:p>
          </table:table-cell>
          <table:table-cell office:value-type="float" office:value="1051941908" calcext:value-type="float">
            <text:p>1051941908</text:p>
          </table:table-cell>
          <table:table-cell office:value-type="float" office:value="4362302713" calcext:value-type="float">
            <text:p>4362302713</text:p>
          </table:table-cell>
          <table:table-cell office:value-type="float" office:value="1198203953" calcext:value-type="float">
            <text:p>1198203953</text:p>
          </table:table-cell>
          <table:table-cell office:value-type="float" office:value="3834363781" calcext:value-type="float">
            <text:p>3834363781</text:p>
          </table:table-cell>
          <table:table-cell office:value-type="float" office:value="6181227716" calcext:value-type="float">
            <text:p>6181227716</text:p>
          </table:table-cell>
          <table:table-cell office:value-type="string" calcext:value-type="string">
            <text:p><text:s/></text:p>
          </table:table-cell>
          <table:table-cell table:formula="of:=MIN([.B57:.CW57])" office:value-type="float" office:value="41694901" calcext:value-type="float">
            <text:p>41694901</text:p>
          </table:table-cell>
        </table:table-row>
        <table:table-row table:style-name="ro1">
          <table:table-cell office:value-type="string" calcext:value-type="string">
            <text:p>(63847, 62819)</text:p>
          </table:table-cell>
          <table:table-cell office:value-type="float" office:value="4200179365" calcext:value-type="float">
            <text:p>4200179365</text:p>
          </table:table-cell>
          <table:table-cell office:value-type="float" office:value="4538026657" calcext:value-type="float">
            <text:p>4538026657</text:p>
          </table:table-cell>
          <table:table-cell office:value-type="float" office:value="3986585618" calcext:value-type="float">
            <text:p>3986585618</text:p>
          </table:table-cell>
          <table:table-cell office:value-type="float" office:value="7683562709" calcext:value-type="float">
            <text:p>7683562709</text:p>
          </table:table-cell>
          <table:table-cell office:value-type="float" office:value="4339722701" calcext:value-type="float">
            <text:p>4339722701</text:p>
          </table:table-cell>
          <table:table-cell office:value-type="float" office:value="3315751570" calcext:value-type="float">
            <text:p>3315751570</text:p>
          </table:table-cell>
          <table:table-cell office:value-type="float" office:value="5988853025" calcext:value-type="float">
            <text:p>5988853025</text:p>
          </table:table-cell>
          <table:table-cell office:value-type="float" office:value="3526605277" calcext:value-type="float">
            <text:p>3526605277</text:p>
          </table:table-cell>
          <table:table-cell office:value-type="float" office:value="4124995234" calcext:value-type="float">
            <text:p>4124995234</text:p>
          </table:table-cell>
          <table:table-cell office:value-type="float" office:value="3641774050" calcext:value-type="float">
            <text:p>3641774050</text:p>
          </table:table-cell>
          <table:table-cell office:value-type="float" office:value="2316295130" calcext:value-type="float">
            <text:p>2316295130</text:p>
          </table:table-cell>
          <table:table-cell office:value-type="float" office:value="2500055021" calcext:value-type="float">
            <text:p>2500055021</text:p>
          </table:table-cell>
          <table:table-cell office:value-type="float" office:value="2387800594" calcext:value-type="float">
            <text:p>2387800594</text:p>
          </table:table-cell>
          <table:table-cell office:value-type="float" office:value="2127915922" calcext:value-type="float">
            <text:p>2127915922</text:p>
          </table:table-cell>
          <table:table-cell office:value-type="float" office:value="1801832660" calcext:value-type="float">
            <text:p>1801832660</text:p>
          </table:table-cell>
          <table:table-cell office:value-type="float" office:value="2512981809" calcext:value-type="float">
            <text:p>2512981809</text:p>
          </table:table-cell>
          <table:table-cell office:value-type="float" office:value="2562928160" calcext:value-type="float">
            <text:p>2562928160</text:p>
          </table:table-cell>
          <table:table-cell office:value-type="float" office:value="2803234961" calcext:value-type="float">
            <text:p>2803234961</text:p>
          </table:table-cell>
          <table:table-cell office:value-type="float" office:value="2129512712" calcext:value-type="float">
            <text:p>2129512712</text:p>
          </table:table-cell>
          <table:table-cell office:value-type="float" office:value="1679472821" calcext:value-type="float">
            <text:p>1679472821</text:p>
          </table:table-cell>
          <table:table-cell office:value-type="float" office:value="4111616884" calcext:value-type="float">
            <text:p>4111616884</text:p>
          </table:table-cell>
          <table:table-cell office:value-type="float" office:value="1526448365" calcext:value-type="float">
            <text:p>1526448365</text:p>
          </table:table-cell>
          <table:table-cell office:value-type="float" office:value="2084912960" calcext:value-type="float">
            <text:p>2084912960</text:p>
          </table:table-cell>
          <table:table-cell office:value-type="float" office:value="1799217538" calcext:value-type="float">
            <text:p>1799217538</text:p>
          </table:table-cell>
          <table:table-cell office:value-type="float" office:value="2475961768" calcext:value-type="float">
            <text:p>2475961768</text:p>
          </table:table-cell>
          <table:table-cell office:value-type="float" office:value="4258109125" calcext:value-type="float">
            <text:p>4258109125</text:p>
          </table:table-cell>
          <table:table-cell office:value-type="float" office:value="1960834005" calcext:value-type="float">
            <text:p>1960834005</text:p>
          </table:table-cell>
          <table:table-cell office:value-type="float" office:value="2598694605" calcext:value-type="float">
            <text:p>2598694605</text:p>
          </table:table-cell>
          <table:table-cell office:value-type="float" office:value="1524131234" calcext:value-type="float">
            <text:p>1524131234</text:p>
          </table:table-cell>
          <table:table-cell office:value-type="float" office:value="1554576673" calcext:value-type="float">
            <text:p>1554576673</text:p>
          </table:table-cell>
          <table:table-cell office:value-type="float" office:value="1961897857" calcext:value-type="float">
            <text:p>1961897857</text:p>
          </table:table-cell>
          <table:table-cell office:value-type="float" office:value="4042657188" calcext:value-type="float">
            <text:p>4042657188</text:p>
          </table:table-cell>
          <table:table-cell office:value-type="float" office:value="1011195005" calcext:value-type="float">
            <text:p>1011195005</text:p>
          </table:table-cell>
          <table:table-cell office:value-type="float" office:value="1710441905" calcext:value-type="float">
            <text:p>1710441905</text:p>
          </table:table-cell>
          <table:table-cell office:value-type="float" office:value="758019541" calcext:value-type="float">
            <text:p>758019541</text:p>
          </table:table-cell>
          <table:table-cell office:value-type="float" office:value="755818681" calcext:value-type="float">
            <text:p>755818681</text:p>
          </table:table-cell>
          <table:table-cell office:value-type="float" office:value="4472444329" calcext:value-type="float">
            <text:p>4472444329</text:p>
          </table:table-cell>
          <table:table-cell office:value-type="float" office:value="1802974741" calcext:value-type="float">
            <text:p>1802974741</text:p>
          </table:table-cell>
          <table:table-cell office:value-type="float" office:value="3318634073" calcext:value-type="float">
            <text:p>3318634073</text:p>
          </table:table-cell>
          <table:table-cell office:value-type="float" office:value="4526781652" calcext:value-type="float">
            <text:p>4526781652</text:p>
          </table:table-cell>
          <table:table-cell office:value-type="float" office:value="846936725" calcext:value-type="float">
            <text:p>846936725</text:p>
          </table:table-cell>
          <table:table-cell office:value-type="float" office:value="1172198933" calcext:value-type="float">
            <text:p>1172198933</text:p>
          </table:table-cell>
          <table:table-cell office:value-type="float" office:value="1084252833" calcext:value-type="float">
            <text:p>1084252833</text:p>
          </table:table-cell>
          <table:table-cell office:value-type="float" office:value="1210173193" calcext:value-type="float">
            <text:p>1210173193</text:p>
          </table:table-cell>
          <table:table-cell office:value-type="float" office:value="1548434218" calcext:value-type="float">
            <text:p>1548434218</text:p>
          </table:table-cell>
          <table:table-cell office:value-type="float" office:value="385208617" calcext:value-type="float">
            <text:p>385208617</text:p>
          </table:table-cell>
          <table:table-cell office:value-type="float" office:value="1121186925" calcext:value-type="float">
            <text:p>1121186925</text:p>
          </table:table-cell>
          <table:table-cell office:value-type="float" office:value="525806458" calcext:value-type="float">
            <text:p>525806458</text:p>
          </table:table-cell>
          <table:table-cell office:value-type="float" office:value="632925197" calcext:value-type="float">
            <text:p>632925197</text:p>
          </table:table-cell>
          <table:table-cell office:value-type="float" office:value="806318305" calcext:value-type="float">
            <text:p>806318305</text:p>
          </table:table-cell>
          <table:table-cell office:value-type="float" office:value="3792027458" calcext:value-type="float">
            <text:p>3792027458</text:p>
          </table:table-cell>
          <table:table-cell office:value-type="float" office:value="440352610" calcext:value-type="float">
            <text:p>440352610</text:p>
          </table:table-cell>
          <table:table-cell office:value-type="float" office:value="442269769" calcext:value-type="float">
            <text:p>442269769</text:p>
          </table:table-cell>
          <table:table-cell office:value-type="float" office:value="2209481185" calcext:value-type="float">
            <text:p>2209481185</text:p>
          </table:table-cell>
          <table:table-cell office:value-type="float" office:value="2794808810" calcext:value-type="float">
            <text:p>2794808810</text:p>
          </table:table-cell>
          <table:table-cell office:value-type="float" office:value="270030613" calcext:value-type="float">
            <text:p>270030613</text:p>
          </table:table-cell>
          <table:table-cell office:value-type="float" office:value="703646597" calcext:value-type="float">
            <text:p>703646597</text:p>
          </table:table-cell>
          <table:table-cell office:value-type="float" office:value="43133161" calcext:value-type="float">
            <text:p>43133161</text:p>
          </table:table-cell>
          <table:table-cell office:value-type="float" office:value="69384341" calcext:value-type="float">
            <text:p>69384341</text:p>
          </table:table-cell>
          <table:table-cell office:value-type="float" office:value="3381702760" calcext:value-type="float">
            <text:p>3381702760</text:p>
          </table:table-cell>
          <table:table-cell office:value-type="float" office:value="4482890" calcext:value-type="float">
            <text:p>4482890</text:p>
          </table:table-cell>
          <table:table-cell office:value-type="float" office:value="600793569" calcext:value-type="float">
            <text:p>600793569</text:p>
          </table:table-cell>
          <table:table-cell office:value-type="float" office:value="2944365268" calcext:value-type="float">
            <text:p>2944365268</text:p>
          </table:table-cell>
          <table:table-cell office:value-type="float" office:value="1350864450" calcext:value-type="float">
            <text:p>1350864450</text:p>
          </table:table-cell>
          <table:table-cell office:value-type="float" office:value="1207774345" calcext:value-type="float">
            <text:p>1207774345</text:p>
          </table:table-cell>
          <table:table-cell office:value-type="float" office:value="1153784610" calcext:value-type="float">
            <text:p>1153784610</text:p>
          </table:table-cell>
          <table:table-cell office:value-type="float" office:value="336431493" calcext:value-type="float">
            <text:p>336431493</text:p>
          </table:table-cell>
          <table:table-cell office:value-type="float" office:value="1425149449" calcext:value-type="float">
            <text:p>1425149449</text:p>
          </table:table-cell>
          <table:table-cell office:value-type="float" office:value="1206864000" calcext:value-type="float">
            <text:p>1206864000</text:p>
          </table:table-cell>
          <table:table-cell office:value-type="float" office:value="1541250657" calcext:value-type="float">
            <text:p>1541250657</text:p>
          </table:table-cell>
          <table:table-cell office:value-type="float" office:value="1016992648" calcext:value-type="float">
            <text:p>1016992648</text:p>
          </table:table-cell>
          <table:table-cell office:value-type="float" office:value="2066763812" calcext:value-type="float">
            <text:p>2066763812</text:p>
          </table:table-cell>
          <table:table-cell office:value-type="float" office:value="536153425" calcext:value-type="float">
            <text:p>536153425</text:p>
          </table:table-cell>
          <table:table-cell office:value-type="float" office:value="357824545" calcext:value-type="float">
            <text:p>357824545</text:p>
          </table:table-cell>
          <table:table-cell office:value-type="float" office:value="3634983170" calcext:value-type="float">
            <text:p>3634983170</text:p>
          </table:table-cell>
          <table:table-cell office:value-type="float" office:value="216298781" calcext:value-type="float">
            <text:p>216298781</text:p>
          </table:table-cell>
          <table:table-cell office:value-type="float" office:value="747823490" calcext:value-type="float">
            <text:p>747823490</text:p>
          </table:table-cell>
          <table:table-cell office:value-type="float" office:value="547447226" calcext:value-type="float">
            <text:p>547447226</text:p>
          </table:table-cell>
          <table:table-cell office:value-type="float" office:value="293587108" calcext:value-type="float">
            <text:p>293587108</text:p>
          </table:table-cell>
          <table:table-cell office:value-type="float" office:value="2122811624" calcext:value-type="float">
            <text:p>2122811624</text:p>
          </table:table-cell>
          <table:table-cell office:value-type="float" office:value="434939425" calcext:value-type="float">
            <text:p>434939425</text:p>
          </table:table-cell>
          <table:table-cell office:value-type="float" office:value="1860173946" calcext:value-type="float">
            <text:p>1860173946</text:p>
          </table:table-cell>
          <table:table-cell office:value-type="float" office:value="424731025" calcext:value-type="float">
            <text:p>424731025</text:p>
          </table:table-cell>
          <table:table-cell office:value-type="float" office:value="774787105" calcext:value-type="float">
            <text:p>774787105</text:p>
          </table:table-cell>
          <table:table-cell office:value-type="float" office:value="3258789913" calcext:value-type="float">
            <text:p>3258789913</text:p>
          </table:table-cell>
          <table:table-cell office:value-type="float" office:value="2334564233" calcext:value-type="float">
            <text:p>2334564233</text:p>
          </table:table-cell>
          <table:table-cell office:value-type="float" office:value="531279818" calcext:value-type="float">
            <text:p>531279818</text:p>
          </table:table-cell>
          <table:table-cell office:value-type="float" office:value="566582152" calcext:value-type="float">
            <text:p>566582152</text:p>
          </table:table-cell>
          <table:table-cell office:value-type="float" office:value="561415432" calcext:value-type="float">
            <text:p>561415432</text:p>
          </table:table-cell>
          <table:table-cell office:value-type="float" office:value="796436101" calcext:value-type="float">
            <text:p>796436101</text:p>
          </table:table-cell>
          <table:table-cell office:value-type="float" office:value="1861555165" calcext:value-type="float">
            <text:p>1861555165</text:p>
          </table:table-cell>
          <table:table-cell office:value-type="float" office:value="631506448" calcext:value-type="float">
            <text:p>631506448</text:p>
          </table:table-cell>
          <table:table-cell office:value-type="float" office:value="907282469" calcext:value-type="float">
            <text:p>907282469</text:p>
          </table:table-cell>
          <table:table-cell office:value-type="float" office:value="782936437" calcext:value-type="float">
            <text:p>782936437</text:p>
          </table:table-cell>
          <table:table-cell office:value-type="float" office:value="1154419600" calcext:value-type="float">
            <text:p>1154419600</text:p>
          </table:table-cell>
          <table:table-cell office:value-type="float" office:value="2195511149" calcext:value-type="float">
            <text:p>2195511149</text:p>
          </table:table-cell>
          <table:table-cell office:value-type="float" office:value="1701691114" calcext:value-type="float">
            <text:p>1701691114</text:p>
          </table:table-cell>
          <table:table-cell office:value-type="float" office:value="1861618930" calcext:value-type="float">
            <text:p>1861618930</text:p>
          </table:table-cell>
          <table:table-cell office:value-type="float" office:value="1548522386" calcext:value-type="float">
            <text:p>1548522386</text:p>
          </table:table-cell>
          <table:table-cell office:value-type="float" office:value="2847732401" calcext:value-type="float">
            <text:p>2847732401</text:p>
          </table:table-cell>
          <table:table-cell office:value-type="string" calcext:value-type="string">
            <text:p><text:s/></text:p>
          </table:table-cell>
          <table:table-cell table:formula="of:=MIN([.B58:.CW58])" office:value-type="float" office:value="4482890" calcext:value-type="float">
            <text:p>4482890</text:p>
          </table:table-cell>
        </table:table-row>
        <table:table-row table:style-name="ro1">
          <table:table-cell office:value-type="string" calcext:value-type="string">
            <text:p>(65785, 86904)</text:p>
          </table:table-cell>
          <table:table-cell office:value-type="float" office:value="4422213706" calcext:value-type="float">
            <text:p>4422213706</text:p>
          </table:table-cell>
          <table:table-cell office:value-type="float" office:value="6480058810" calcext:value-type="float">
            <text:p>6480058810</text:p>
          </table:table-cell>
          <table:table-cell office:value-type="float" office:value="5011514609" calcext:value-type="float">
            <text:p>5011514609</text:p>
          </table:table-cell>
          <table:table-cell office:value-type="float" office:value="11463528250" calcext:value-type="float">
            <text:p>11463528250</text:p>
          </table:table-cell>
          <table:table-cell office:value-type="float" office:value="6525412130" calcext:value-type="float">
            <text:p>6525412130</text:p>
          </table:table-cell>
          <table:table-cell office:value-type="float" office:value="4424868081" calcext:value-type="float">
            <text:p>4424868081</text:p>
          </table:table-cell>
          <table:table-cell office:value-type="float" office:value="9311467922" calcext:value-type="float">
            <text:p>9311467922</text:p>
          </table:table-cell>
          <table:table-cell office:value-type="float" office:value="3127924112" calcext:value-type="float">
            <text:p>3127924112</text:p>
          </table:table-cell>
          <table:table-cell office:value-type="float" office:value="6796691773" calcext:value-type="float">
            <text:p>6796691773</text:p>
          </table:table-cell>
          <table:table-cell office:value-type="float" office:value="2783879489" calcext:value-type="float">
            <text:p>2783879489</text:p>
          </table:table-cell>
          <table:table-cell office:value-type="float" office:value="3440493601" calcext:value-type="float">
            <text:p>3440493601</text:p>
          </table:table-cell>
          <table:table-cell office:value-type="float" office:value="4086447826" calcext:value-type="float">
            <text:p>4086447826</text:p>
          </table:table-cell>
          <table:table-cell office:value-type="float" office:value="4107622025" calcext:value-type="float">
            <text:p>4107622025</text:p>
          </table:table-cell>
          <table:table-cell office:value-type="float" office:value="2046204365" calcext:value-type="float">
            <text:p>2046204365</text:p>
          </table:table-cell>
          <table:table-cell office:value-type="float" office:value="2284563701" calcext:value-type="float">
            <text:p>2284563701</text:p>
          </table:table-cell>
          <table:table-cell office:value-type="float" office:value="1933186138" calcext:value-type="float">
            <text:p>1933186138</text:p>
          </table:table-cell>
          <table:table-cell office:value-type="float" office:value="1936915301" calcext:value-type="float">
            <text:p>1936915301</text:p>
          </table:table-cell>
          <table:table-cell office:value-type="float" office:value="5119122874" calcext:value-type="float">
            <text:p>5119122874</text:p>
          </table:table-cell>
          <table:table-cell office:value-type="float" office:value="3962818225" calcext:value-type="float">
            <text:p>3962818225</text:p>
          </table:table-cell>
          <table:table-cell office:value-type="float" office:value="1917909920" calcext:value-type="float">
            <text:p>1917909920</text:p>
          </table:table-cell>
          <table:table-cell office:value-type="float" office:value="7286731313" calcext:value-type="float">
            <text:p>7286731313</text:p>
          </table:table-cell>
          <table:table-cell office:value-type="float" office:value="2010186802" calcext:value-type="float">
            <text:p>2010186802</text:p>
          </table:table-cell>
          <table:table-cell office:value-type="float" office:value="1591090877" calcext:value-type="float">
            <text:p>1591090877</text:p>
          </table:table-cell>
          <table:table-cell office:value-type="float" office:value="1552232765" calcext:value-type="float">
            <text:p>1552232765</text:p>
          </table:table-cell>
          <table:table-cell office:value-type="float" office:value="1595851465" calcext:value-type="float">
            <text:p>1595851465</text:p>
          </table:table-cell>
          <table:table-cell office:value-type="float" office:value="7616029954" calcext:value-type="float">
            <text:p>7616029954</text:p>
          </table:table-cell>
          <table:table-cell office:value-type="float" office:value="3965297386" calcext:value-type="float">
            <text:p>3965297386</text:p>
          </table:table-cell>
          <table:table-cell office:value-type="float" office:value="5099116240" calcext:value-type="float">
            <text:p>5099116240</text:p>
          </table:table-cell>
          <table:table-cell office:value-type="float" office:value="3268794281" calcext:value-type="float">
            <text:p>3268794281</text:p>
          </table:table-cell>
          <table:table-cell office:value-type="float" office:value="1102975850" calcext:value-type="float">
            <text:p>1102975850</text:p>
          </table:table-cell>
          <table:table-cell office:value-type="float" office:value="1114593012" calcext:value-type="float">
            <text:p>1114593012</text:p>
          </table:table-cell>
          <table:table-cell office:value-type="float" office:value="7462680805" calcext:value-type="float">
            <text:p>7462680805</text:p>
          </table:table-cell>
          <table:table-cell office:value-type="float" office:value="2326904420" calcext:value-type="float">
            <text:p>2326904420</text:p>
          </table:table-cell>
          <table:table-cell office:value-type="float" office:value="3833662066" calcext:value-type="float">
            <text:p>3833662066</text:p>
          </table:table-cell>
          <table:table-cell office:value-type="float" office:value="1530741914" calcext:value-type="float">
            <text:p>1530741914</text:p>
          </table:table-cell>
          <table:table-cell office:value-type="float" office:value="1295436970" calcext:value-type="float">
            <text:p>1295436970</text:p>
          </table:table-cell>
          <table:table-cell office:value-type="float" office:value="8123422408" calcext:value-type="float">
            <text:p>8123422408</text:p>
          </table:table-cell>
          <table:table-cell office:value-type="float" office:value="851360114" calcext:value-type="float">
            <text:p>851360114</text:p>
          </table:table-cell>
          <table:table-cell office:value-type="float" office:value="6504531010" calcext:value-type="float">
            <text:p>6504531010</text:p>
          </table:table-cell>
          <table:table-cell office:value-type="float" office:value="8220644525" calcext:value-type="float">
            <text:p>8220644525</text:p>
          </table:table-cell>
          <table:table-cell office:value-type="float" office:value="778248068" calcext:value-type="float">
            <text:p>778248068</text:p>
          </table:table-cell>
          <table:table-cell office:value-type="float" office:value="3029698834" calcext:value-type="float">
            <text:p>3029698834</text:p>
          </table:table-cell>
          <table:table-cell office:value-type="float" office:value="564169594" calcext:value-type="float">
            <text:p>564169594</text:p>
          </table:table-cell>
          <table:table-cell office:value-type="float" office:value="3199846500" calcext:value-type="float">
            <text:p>3199846500</text:p>
          </table:table-cell>
          <table:table-cell office:value-type="float" office:value="3811416869" calcext:value-type="float">
            <text:p>3811416869</text:p>
          </table:table-cell>
          <table:table-cell office:value-type="float" office:value="835949530" calcext:value-type="float">
            <text:p>835949530</text:p>
          </table:table-cell>
          <table:table-cell office:value-type="float" office:value="399821776" calcext:value-type="float">
            <text:p>399821776</text:p>
          </table:table-cell>
          <table:table-cell office:value-type="float" office:value="1936793525" calcext:value-type="float">
            <text:p>1936793525</text:p>
          </table:table-cell>
          <table:table-cell office:value-type="float" office:value="2258470370" calcext:value-type="float">
            <text:p>2258470370</text:p>
          </table:table-cell>
          <table:table-cell office:value-type="float" office:value="196571048" calcext:value-type="float">
            <text:p>196571048</text:p>
          </table:table-cell>
          <table:table-cell office:value-type="float" office:value="7337719229" calcext:value-type="float">
            <text:p>7337719229</text:p>
          </table:table-cell>
          <table:table-cell office:value-type="float" office:value="192542753" calcext:value-type="float">
            <text:p>192542753</text:p>
          </table:table-cell>
          <table:table-cell office:value-type="float" office:value="129666276" calcext:value-type="float">
            <text:p>129666276</text:p>
          </table:table-cell>
          <table:table-cell office:value-type="float" office:value="5054404546" calcext:value-type="float">
            <text:p>5054404546</text:p>
          </table:table-cell>
          <table:table-cell office:value-type="float" office:value="5926699637" calcext:value-type="float">
            <text:p>5926699637</text:p>
          </table:table-cell>
          <table:table-cell office:value-type="float" office:value="183324304" calcext:value-type="float">
            <text:p>183324304</text:p>
          </table:table-cell>
          <table:table-cell office:value-type="float" office:value="92758762" calcext:value-type="float">
            <text:p>92758762</text:p>
          </table:table-cell>
          <table:table-cell office:value-type="float" office:value="812533474" calcext:value-type="float">
            <text:p>812533474</text:p>
          </table:table-cell>
          <table:table-cell office:value-type="float" office:value="1011238480" calcext:value-type="float">
            <text:p>1011238480</text:p>
          </table:table-cell>
          <table:table-cell office:value-type="float" office:value="6775368185" calcext:value-type="float">
            <text:p>6775368185</text:p>
          </table:table-cell>
          <table:table-cell office:value-type="float" office:value="661786165" calcext:value-type="float">
            <text:p>661786165</text:p>
          </table:table-cell>
          <table:table-cell office:value-type="float" office:value="2361118900" calcext:value-type="float">
            <text:p>2361118900</text:p>
          </table:table-cell>
          <table:table-cell office:value-type="float" office:value="6137488385" calcext:value-type="float">
            <text:p>6137488385</text:p>
          </table:table-cell>
          <table:table-cell office:value-type="float" office:value="3699639409" calcext:value-type="float">
            <text:p>3699639409</text:p>
          </table:table-cell>
          <table:table-cell office:value-type="float" office:value="112523090" calcext:value-type="float">
            <text:p>112523090</text:p>
          </table:table-cell>
          <table:table-cell office:value-type="float" office:value="96272557" calcext:value-type="float">
            <text:p>96272557</text:p>
          </table:table-cell>
          <table:table-cell office:value-type="float" office:value="1745174500" calcext:value-type="float">
            <text:p>1745174500</text:p>
          </table:table-cell>
          <table:table-cell office:value-type="float" office:value="3764941650" calcext:value-type="float">
            <text:p>3764941650</text:p>
          </table:table-cell>
          <table:table-cell office:value-type="float" office:value="3391889197" calcext:value-type="float">
            <text:p>3391889197</text:p>
          </table:table-cell>
          <table:table-cell office:value-type="float" office:value="3943766632" calcext:value-type="float">
            <text:p>3943766632</text:p>
          </table:table-cell>
          <table:table-cell office:value-type="float" office:value="3041138609" calcext:value-type="float">
            <text:p>3041138609</text:p>
          </table:table-cell>
          <table:table-cell office:value-type="float" office:value="4747302697" calcext:value-type="float">
            <text:p>4747302697</text:p>
          </table:table-cell>
          <table:table-cell office:value-type="float" office:value="2052191124" calcext:value-type="float">
            <text:p>2052191124</text:p>
          </table:table-cell>
          <table:table-cell office:value-type="float" office:value="1613645576" calcext:value-type="float">
            <text:p>1613645576</text:p>
          </table:table-cell>
          <table:table-cell office:value-type="float" office:value="7010167141" calcext:value-type="float">
            <text:p>7010167141</text:p>
          </table:table-cell>
          <table:table-cell office:value-type="float" office:value="1008976384" calcext:value-type="float">
            <text:p>1008976384</text:p>
          </table:table-cell>
          <table:table-cell office:value-type="float" office:value="183813641" calcext:value-type="float">
            <text:p>183813641</text:p>
          </table:table-cell>
          <table:table-cell office:value-type="float" office:value="1879251121" calcext:value-type="float">
            <text:p>1879251121</text:p>
          </table:table-cell>
          <table:table-cell office:value-type="float" office:value="595735589" calcext:value-type="float">
            <text:p>595735589</text:p>
          </table:table-cell>
          <table:table-cell office:value-type="float" office:value="4697010361" calcext:value-type="float">
            <text:p>4697010361</text:p>
          </table:table-cell>
          <table:table-cell office:value-type="float" office:value="449907380" calcext:value-type="float">
            <text:p>449907380</text:p>
          </table:table-cell>
          <table:table-cell office:value-type="float" office:value="4226843629" calcext:value-type="float">
            <text:p>4226843629</text:p>
          </table:table-cell>
          <table:table-cell office:value-type="float" office:value="1072884746" calcext:value-type="float">
            <text:p>1072884746</text:p>
          </table:table-cell>
          <table:table-cell office:value-type="float" office:value="390989810" calcext:value-type="float">
            <text:p>390989810</text:p>
          </table:table-cell>
          <table:table-cell office:value-type="float" office:value="6318536330" calcext:value-type="float">
            <text:p>6318536330</text:p>
          </table:table-cell>
          <table:table-cell office:value-type="float" office:value="4891122020" calcext:value-type="float">
            <text:p>4891122020</text:p>
          </table:table-cell>
          <table:table-cell office:value-type="float" office:value="948303809" calcext:value-type="float">
            <text:p>948303809</text:p>
          </table:table-cell>
          <table:table-cell office:value-type="float" office:value="1297839465" calcext:value-type="float">
            <text:p>1297839465</text:p>
          </table:table-cell>
          <table:table-cell office:value-type="float" office:value="926536385" calcext:value-type="float">
            <text:p>926536385</text:p>
          </table:table-cell>
          <table:table-cell office:value-type="float" office:value="2038091040" calcext:value-type="float">
            <text:p>2038091040</text:p>
          </table:table-cell>
          <table:table-cell office:value-type="float" office:value="624944330" calcext:value-type="float">
            <text:p>624944330</text:p>
          </table:table-cell>
          <table:table-cell office:value-type="float" office:value="991889765" calcext:value-type="float">
            <text:p>991889765</text:p>
          </table:table-cell>
          <table:table-cell office:value-type="float" office:value="712681076" calcext:value-type="float">
            <text:p>712681076</text:p>
          </table:table-cell>
          <table:table-cell office:value-type="float" office:value="1440866260" calcext:value-type="float">
            <text:p>1440866260</text:p>
          </table:table-cell>
          <table:table-cell office:value-type="float" office:value="800756309" calcext:value-type="float">
            <text:p>800756309</text:p>
          </table:table-cell>
          <table:table-cell office:value-type="float" office:value="907570768" calcext:value-type="float">
            <text:p>907570768</text:p>
          </table:table-cell>
          <table:table-cell office:value-type="float" office:value="3541071593" calcext:value-type="float">
            <text:p>3541071593</text:p>
          </table:table-cell>
          <table:table-cell office:value-type="float" office:value="946297105" calcext:value-type="float">
            <text:p>946297105</text:p>
          </table:table-cell>
          <table:table-cell office:value-type="float" office:value="3057773749" calcext:value-type="float">
            <text:p>3057773749</text:p>
          </table:table-cell>
          <table:table-cell office:value-type="float" office:value="5195475944" calcext:value-type="float">
            <text:p>5195475944</text:p>
          </table:table-cell>
          <table:table-cell office:value-type="string" calcext:value-type="string">
            <text:p><text:s/></text:p>
          </table:table-cell>
          <table:table-cell table:formula="of:=MIN([.B59:.CW59])" office:value-type="float" office:value="92758762" calcext:value-type="float">
            <text:p>92758762</text:p>
          </table:table-cell>
        </table:table-row>
        <table:table-row table:style-name="ro1">
          <table:table-cell office:value-type="string" calcext:value-type="string">
            <text:p>(67417, 72040)</text:p>
          </table:table-cell>
          <table:table-cell office:value-type="float" office:value="4518970794" calcext:value-type="float">
            <text:p>4518970794</text:p>
          </table:table-cell>
          <table:table-cell office:value-type="float" office:value="5513694426" calcext:value-type="float">
            <text:p>5513694426</text:p>
          </table:table-cell>
          <table:table-cell office:value-type="float" office:value="4609599793" calcext:value-type="float">
            <text:p>4609599793</text:p>
          </table:table-cell>
          <table:table-cell office:value-type="float" office:value="9359313050" calcext:value-type="float">
            <text:p>9359313050</text:p>
          </table:table-cell>
          <table:table-cell office:value-type="float" office:value="5386763650" calcext:value-type="float">
            <text:p>5386763650</text:p>
          </table:table-cell>
          <table:table-cell office:value-type="float" office:value="3938361649" calcext:value-type="float">
            <text:p>3938361649</text:p>
          </table:table-cell>
          <table:table-cell office:value-type="float" office:value="7457978674" calcext:value-type="float">
            <text:p>7457978674</text:p>
          </table:table-cell>
          <table:table-cell office:value-type="float" office:value="3553563536" calcext:value-type="float">
            <text:p>3553563536</text:p>
          </table:table-cell>
          <table:table-cell office:value-type="float" office:value="5309632701" calcext:value-type="float">
            <text:p>5309632701</text:p>
          </table:table-cell>
          <table:table-cell office:value-type="float" office:value="3469782401" calcext:value-type="float">
            <text:p>3469782401</text:p>
          </table:table-cell>
          <table:table-cell office:value-type="float" office:value="2889928673" calcext:value-type="float">
            <text:p>2889928673</text:p>
          </table:table-cell>
          <table:table-cell office:value-type="float" office:value="3247552562" calcext:value-type="float">
            <text:p>3247552562</text:p>
          </table:table-cell>
          <table:table-cell office:value-type="float" office:value="3172671305" calcext:value-type="float">
            <text:p>3172671305</text:p>
          </table:table-cell>
          <table:table-cell office:value-type="float" office:value="2212839245" calcext:value-type="float">
            <text:p>2212839245</text:p>
          </table:table-cell>
          <table:table-cell office:value-type="float" office:value="2098968469" calcext:value-type="float">
            <text:p>2098968469</text:p>
          </table:table-cell>
          <table:table-cell office:value-type="float" office:value="2402212474" calcext:value-type="float">
            <text:p>2402212474</text:p>
          </table:table-cell>
          <table:table-cell office:value-type="float" office:value="2434221253" calcext:value-type="float">
            <text:p>2434221253</text:p>
          </table:table-cell>
          <table:table-cell office:value-type="float" office:value="3800089562" calcext:value-type="float">
            <text:p>3800089562</text:p>
          </table:table-cell>
          <table:table-cell office:value-type="float" office:value="2932870865" calcext:value-type="float">
            <text:p>2932870865</text:p>
          </table:table-cell>
          <table:table-cell office:value-type="float" office:value="1869268000" calcext:value-type="float">
            <text:p>1869268000</text:p>
          </table:table-cell>
          <table:table-cell office:value-type="float" office:value="5424029201" calcext:value-type="float">
            <text:p>5424029201</text:p>
          </table:table-cell>
          <table:table-cell office:value-type="float" office:value="1804914578" calcext:value-type="float">
            <text:p>1804914578</text:p>
          </table:table-cell>
          <table:table-cell office:value-type="float" office:value="1984621213" calcext:value-type="float">
            <text:p>1984621213</text:p>
          </table:table-cell>
          <table:table-cell office:value-type="float" office:value="1789723325" calcext:value-type="float">
            <text:p>1789723325</text:p>
          </table:table-cell>
          <table:table-cell office:value-type="float" office:value="2222066025" calcext:value-type="float">
            <text:p>2222066025</text:p>
          </table:table-cell>
          <table:table-cell office:value-type="float" office:value="5618931426" calcext:value-type="float">
            <text:p>5618931426</text:p>
          </table:table-cell>
          <table:table-cell office:value-type="float" office:value="2802531658" calcext:value-type="float">
            <text:p>2802531658</text:p>
          </table:table-cell>
          <table:table-cell office:value-type="float" office:value="3628794832" calcext:value-type="float">
            <text:p>3628794832</text:p>
          </table:table-cell>
          <table:table-cell office:value-type="float" office:value="2250730345" calcext:value-type="float">
            <text:p>2250730345</text:p>
          </table:table-cell>
          <table:table-cell office:value-type="float" office:value="1432808330" calcext:value-type="float">
            <text:p>1432808330</text:p>
          </table:table-cell>
          <table:table-cell office:value-type="float" office:value="1684012276" calcext:value-type="float">
            <text:p>1684012276</text:p>
          </table:table-cell>
          <table:table-cell office:value-type="float" office:value="5390791045" calcext:value-type="float">
            <text:p>5390791045</text:p>
          </table:table-cell>
          <table:table-cell office:value-type="float" office:value="1553675812" calcext:value-type="float">
            <text:p>1553675812</text:p>
          </table:table-cell>
          <table:table-cell office:value-type="float" office:value="2560728338" calcext:value-type="float">
            <text:p>2560728338</text:p>
          </table:table-cell>
          <table:table-cell office:value-type="float" office:value="1083527162" calcext:value-type="float">
            <text:p>1083527162</text:p>
          </table:table-cell>
          <table:table-cell office:value-type="float" office:value="991154250" calcext:value-type="float">
            <text:p>991154250</text:p>
          </table:table-cell>
          <table:table-cell office:value-type="float" office:value="5892099336" calcext:value-type="float">
            <text:p>5892099336</text:p>
          </table:table-cell>
          <table:table-cell office:value-type="float" office:value="1457286482" calcext:value-type="float">
            <text:p>1457286482</text:p>
          </table:table-cell>
          <table:table-cell office:value-type="float" office:value="4552499810" calcext:value-type="float">
            <text:p>4552499810</text:p>
          </table:table-cell>
          <table:table-cell office:value-type="float" office:value="5955072461" calcext:value-type="float">
            <text:p>5955072461</text:p>
          </table:table-cell>
          <table:table-cell office:value-type="float" office:value="834103492" calcext:value-type="float">
            <text:p>834103492</text:p>
          </table:table-cell>
          <table:table-cell office:value-type="float" office:value="1892756210" calcext:value-type="float">
            <text:p>1892756210</text:p>
          </table:table-cell>
          <table:table-cell office:value-type="float" office:value="882725530" calcext:value-type="float">
            <text:p>882725530</text:p>
          </table:table-cell>
          <table:table-cell office:value-type="float" office:value="1966916068" calcext:value-type="float">
            <text:p>1966916068</text:p>
          </table:table-cell>
          <table:table-cell office:value-type="float" office:value="2408960165" calcext:value-type="float">
            <text:p>2408960165</text:p>
          </table:table-cell>
          <table:table-cell office:value-type="float" office:value="540329850" calcext:value-type="float">
            <text:p>540329850</text:p>
          </table:table-cell>
          <table:table-cell office:value-type="float" office:value="818588368" calcext:value-type="float">
            <text:p>818588368</text:p>
          </table:table-cell>
          <table:table-cell office:value-type="float" office:value="1034046773" calcext:value-type="float">
            <text:p>1034046773</text:p>
          </table:table-cell>
          <table:table-cell office:value-type="float" office:value="1212427330" calcext:value-type="float">
            <text:p>1212427330</text:p>
          </table:table-cell>
          <table:table-cell office:value-type="float" office:value="514903400" calcext:value-type="float">
            <text:p>514903400</text:p>
          </table:table-cell>
          <table:table-cell office:value-type="float" office:value="5085214525" calcext:value-type="float">
            <text:p>5085214525</text:p>
          </table:table-cell>
          <table:table-cell office:value-type="float" office:value="279616097" calcext:value-type="float">
            <text:p>279616097</text:p>
          </table:table-cell>
          <table:table-cell office:value-type="float" office:value="244277860" calcext:value-type="float">
            <text:p>244277860</text:p>
          </table:table-cell>
          <table:table-cell office:value-type="float" office:value="3219558498" calcext:value-type="float">
            <text:p>3219558498</text:p>
          </table:table-cell>
          <table:table-cell office:value-type="float" office:value="3913655029" calcext:value-type="float">
            <text:p>3913655029</text:p>
          </table:table-cell>
          <table:table-cell office:value-type="float" office:value="154417680" calcext:value-type="float">
            <text:p>154417680</text:p>
          </table:table-cell>
          <table:table-cell office:value-type="float" office:value="387004490" calcext:value-type="float">
            <text:p>387004490</text:p>
          </table:table-cell>
          <table:table-cell office:value-type="float" office:value="243727362" calcext:value-type="float">
            <text:p>243727362</text:p>
          </table:table-cell>
          <table:table-cell office:value-type="float" office:value="329051600" calcext:value-type="float">
            <text:p>329051600</text:p>
          </table:table-cell>
          <table:table-cell office:value-type="float" office:value="4575843737" calcext:value-type="float">
            <text:p>4575843737</text:p>
          </table:table-cell>
          <table:table-cell office:value-type="float" office:value="139377845" calcext:value-type="float">
            <text:p>139377845</text:p>
          </table:table-cell>
          <table:table-cell office:value-type="float" office:value="1143961780" calcext:value-type="float">
            <text:p>1143961780</text:p>
          </table:table-cell>
          <table:table-cell office:value-type="float" office:value="4035212513" calcext:value-type="float">
            <text:p>4035212513</text:p>
          </table:table-cell>
          <table:table-cell office:value-type="float" office:value="2117642161" calcext:value-type="float">
            <text:p>2117642161</text:p>
          </table:table-cell>
          <table:table-cell office:value-type="float" office:value="651054962" calcext:value-type="float">
            <text:p>651054962</text:p>
          </table:table-cell>
          <table:table-cell office:value-type="float" office:value="610280749" calcext:value-type="float">
            <text:p>610280749</text:p>
          </table:table-cell>
          <table:table-cell office:value-type="float" office:value="719916580" calcext:value-type="float">
            <text:p>719916580</text:p>
          </table:table-cell>
          <table:table-cell office:value-type="float" office:value="2153940850" calcext:value-type="float">
            <text:p>2153940850</text:p>
          </table:table-cell>
          <table:table-cell office:value-type="float" office:value="1873806349" calcext:value-type="float">
            <text:p>1873806349</text:p>
          </table:table-cell>
          <table:table-cell office:value-type="float" office:value="2289355816" calcext:value-type="float">
            <text:p>2289355816</text:p>
          </table:table-cell>
          <table:table-cell office:value-type="float" office:value="1615747025" calcext:value-type="float">
            <text:p>1615747025</text:p>
          </table:table-cell>
          <table:table-cell office:value-type="float" office:value="2910394505" calcext:value-type="float">
            <text:p>2910394505</text:p>
          </table:table-cell>
          <table:table-cell office:value-type="float" office:value="927357076" calcext:value-type="float">
            <text:p>927357076</text:p>
          </table:table-cell>
          <table:table-cell office:value-type="float" office:value="646869704" calcext:value-type="float">
            <text:p>646869704</text:p>
          </table:table-cell>
          <table:table-cell office:value-type="float" office:value="4730199653" calcext:value-type="float">
            <text:p>4730199653</text:p>
          </table:table-cell>
          <table:table-cell office:value-type="float" office:value="316727552" calcext:value-type="float">
            <text:p>316727552</text:p>
          </table:table-cell>
          <table:table-cell office:value-type="float" office:value="318960073" calcext:value-type="float">
            <text:p>318960073</text:p>
          </table:table-cell>
          <table:table-cell office:value-type="float" office:value="839672177" calcext:value-type="float">
            <text:p>839672177</text:p>
          </table:table-cell>
          <table:table-cell office:value-type="float" office:value="190027973" calcext:value-type="float">
            <text:p>190027973</text:p>
          </table:table-cell>
          <table:table-cell office:value-type="float" office:value="2884847705" calcext:value-type="float">
            <text:p>2884847705</text:p>
          </table:table-cell>
          <table:table-cell office:value-type="float" office:value="212518580" calcext:value-type="float">
            <text:p>212518580</text:p>
          </table:table-cell>
          <table:table-cell office:value-type="float" office:value="2531280877" calcext:value-type="float">
            <text:p>2531280877</text:p>
          </table:table-cell>
          <table:table-cell office:value-type="float" office:value="431780138" calcext:value-type="float">
            <text:p>431780138</text:p>
          </table:table-cell>
          <table:table-cell office:value-type="float" office:value="384002450" calcext:value-type="float">
            <text:p>384002450</text:p>
          </table:table-cell>
          <table:table-cell office:value-type="float" office:value="4185763370" calcext:value-type="float">
            <text:p>4185763370</text:p>
          </table:table-cell>
          <table:table-cell office:value-type="float" office:value="3060378340" calcext:value-type="float">
            <text:p>3060378340</text:p>
          </table:table-cell>
          <table:table-cell office:value-type="float" office:value="435134593" calcext:value-type="float">
            <text:p>435134593</text:p>
          </table:table-cell>
          <table:table-cell office:value-type="float" office:value="589084681" calcext:value-type="float">
            <text:p>589084681</text:p>
          </table:table-cell>
          <table:table-cell office:value-type="float" office:value="442271201" calcext:value-type="float">
            <text:p>442271201</text:p>
          </table:table-cell>
          <table:table-cell office:value-type="float" office:value="1012852384" calcext:value-type="float">
            <text:p>1012852384</text:p>
          </table:table-cell>
          <table:table-cell office:value-type="float" office:value="1126678442" calcext:value-type="float">
            <text:p>1126678442</text:p>
          </table:table-cell>
          <table:table-cell office:value-type="float" office:value="502369733" calcext:value-type="float">
            <text:p>502369733</text:p>
          </table:table-cell>
          <table:table-cell office:value-type="float" office:value="556222900" calcext:value-type="float">
            <text:p>556222900</text:p>
          </table:table-cell>
          <table:table-cell office:value-type="float" office:value="752252436" calcext:value-type="float">
            <text:p>752252436</text:p>
          </table:table-cell>
          <table:table-cell office:value-type="float" office:value="727202741" calcext:value-type="float">
            <text:p>727202741</text:p>
          </table:table-cell>
          <table:table-cell office:value-type="float" office:value="1410434384" calcext:value-type="float">
            <text:p>1410434384</text:p>
          </table:table-cell>
          <table:table-cell office:value-type="float" office:value="2111286569" calcext:value-type="float">
            <text:p>2111286569</text:p>
          </table:table-cell>
          <table:table-cell office:value-type="float" office:value="1202294097" calcext:value-type="float">
            <text:p>1202294097</text:p>
          </table:table-cell>
          <table:table-cell office:value-type="float" office:value="1815460277" calcext:value-type="float">
            <text:p>1815460277</text:p>
          </table:table-cell>
          <table:table-cell office:value-type="float" office:value="3417900712" calcext:value-type="float">
            <text:p>3417900712</text:p>
          </table:table-cell>
          <table:table-cell office:value-type="string" calcext:value-type="string">
            <text:p><text:s/></text:p>
          </table:table-cell>
          <table:table-cell table:formula="of:=MIN([.B60:.CW60])" office:value-type="float" office:value="139377845" calcext:value-type="float">
            <text:p>139377845</text:p>
          </table:table-cell>
        </table:table-row>
        <table:table-row table:style-name="ro1">
          <table:table-cell office:value-type="string" calcext:value-type="string">
            <text:p>(69898, 52278)</text:p>
          </table:table-cell>
          <table:table-cell office:value-type="float" office:value="5383375813" calcext:value-type="float">
            <text:p>5383375813</text:p>
          </table:table-cell>
          <table:table-cell office:value-type="float" office:value="4964477869" calcext:value-type="float">
            <text:p>4964477869</text:p>
          </table:table-cell>
          <table:table-cell office:value-type="float" office:value="4810661480" calcext:value-type="float">
            <text:p>4810661480</text:p>
          </table:table-cell>
          <table:table-cell office:value-type="float" office:value="7296906565" calcext:value-type="float">
            <text:p>7296906565</text:p>
          </table:table-cell>
          <table:table-cell office:value-type="float" office:value="4606080425" calcext:value-type="float">
            <text:p>4606080425</text:p>
          </table:table-cell>
          <table:table-cell office:value-type="float" office:value="4023365508" calcext:value-type="float">
            <text:p>4023365508</text:p>
          </table:table-cell>
          <table:table-cell office:value-type="float" office:value="5725448105" calcext:value-type="float">
            <text:p>5725448105</text:p>
          </table:table-cell>
          <table:table-cell office:value-type="float" office:value="4849260893" calcext:value-type="float">
            <text:p>4849260893</text:p>
          </table:table-cell>
          <table:table-cell office:value-type="float" office:value="4060395940" calcext:value-type="float">
            <text:p>4060395940</text:p>
          </table:table-cell>
          <table:table-cell office:value-type="float" office:value="5108959112" calcext:value-type="float">
            <text:p>5108959112</text:p>
          </table:table-cell>
          <table:table-cell office:value-type="float" office:value="2883740164" calcext:value-type="float">
            <text:p>2883740164</text:p>
          </table:table-cell>
          <table:table-cell office:value-type="float" office:value="2857682965" calcext:value-type="float">
            <text:p>2857682965</text:p>
          </table:table-cell>
          <table:table-cell office:value-type="float" office:value="2653585160" calcext:value-type="float">
            <text:p>2653585160</text:p>
          </table:table-cell>
          <table:table-cell office:value-type="float" office:value="3157208900" calcext:value-type="float">
            <text:p>3157208900</text:p>
          </table:table-cell>
          <table:table-cell office:value-type="float" office:value="2574613178" calcext:value-type="float">
            <text:p>2574613178</text:p>
          </table:table-cell>
          <table:table-cell office:value-type="float" office:value="3748067677" calcext:value-type="float">
            <text:p>3748067677</text:p>
          </table:table-cell>
          <table:table-cell office:value-type="float" office:value="3817648034" calcext:value-type="float">
            <text:p>3817648034</text:p>
          </table:table-cell>
          <table:table-cell office:value-type="float" office:value="2768572381" calcext:value-type="float">
            <text:p>2768572381</text:p>
          </table:table-cell>
          <table:table-cell office:value-type="float" office:value="2284737850" calcext:value-type="float">
            <text:p>2284737850</text:p>
          </table:table-cell>
          <table:table-cell office:value-type="float" office:value="2525475005" calcext:value-type="float">
            <text:p>2525475005</text:p>
          </table:table-cell>
          <table:table-cell office:value-type="float" office:value="3668218370" calcext:value-type="float">
            <text:p>3668218370</text:p>
          </table:table-cell>
          <table:table-cell office:value-type="float" office:value="2252301301" calcext:value-type="float">
            <text:p>2252301301</text:p>
          </table:table-cell>
          <table:table-cell office:value-type="float" office:value="3227633666" calcext:value-type="float">
            <text:p>3227633666</text:p>
          </table:table-cell>
          <table:table-cell office:value-type="float" office:value="2824869920" calcext:value-type="float">
            <text:p>2824869920</text:p>
          </table:table-cell>
          <table:table-cell office:value-type="float" office:value="3773808370" calcext:value-type="float">
            <text:p>3773808370</text:p>
          </table:table-cell>
          <table:table-cell office:value-type="float" office:value="3682063117" calcext:value-type="float">
            <text:p>3682063117</text:p>
          </table:table-cell>
          <table:table-cell office:value-type="float" office:value="1974821749" calcext:value-type="float">
            <text:p>1974821749</text:p>
          </table:table-cell>
          <table:table-cell office:value-type="float" office:value="2392020733" calcext:value-type="float">
            <text:p>2392020733</text:p>
          </table:table-cell>
          <table:table-cell office:value-type="float" office:value="1613684072" calcext:value-type="float">
            <text:p>1613684072</text:p>
          </table:table-cell>
          <table:table-cell office:value-type="float" office:value="2586990785" calcext:value-type="float">
            <text:p>2586990785</text:p>
          </table:table-cell>
          <table:table-cell office:value-type="float" office:value="3156221853" calcext:value-type="float">
            <text:p>3156221853</text:p>
          </table:table-cell>
          <table:table-cell office:value-type="float" office:value="3350473330" calcext:value-type="float">
            <text:p>3350473330</text:p>
          </table:table-cell>
          <table:table-cell office:value-type="float" office:value="1239954113" calcext:value-type="float">
            <text:p>1239954113</text:p>
          </table:table-cell>
          <table:table-cell office:value-type="float" office:value="1582489429" calcext:value-type="float">
            <text:p>1582489429</text:p>
          </table:table-cell>
          <table:table-cell office:value-type="float" office:value="1202247461" calcext:value-type="float">
            <text:p>1202247461</text:p>
          </table:table-cell>
          <table:table-cell office:value-type="float" office:value="1299803605" calcext:value-type="float">
            <text:p>1299803605</text:p>
          </table:table-cell>
          <table:table-cell office:value-type="float" office:value="3637951825" calcext:value-type="float">
            <text:p>3637951825</text:p>
          </table:table-cell>
          <table:table-cell office:value-type="float" office:value="2974966241" calcext:value-type="float">
            <text:p>2974966241</text:p>
          </table:table-cell>
          <table:table-cell office:value-type="float" office:value="2668825825" calcext:value-type="float">
            <text:p>2668825825</text:p>
          </table:table-cell>
          <table:table-cell office:value-type="float" office:value="3654533714" calcext:value-type="float">
            <text:p>3654533714</text:p>
          </table:table-cell>
          <table:table-cell office:value-type="float" office:value="1619882849" calcext:value-type="float">
            <text:p>1619882849</text:p>
          </table:table-cell>
          <table:table-cell office:value-type="float" office:value="1092239233" calcext:value-type="float">
            <text:p>1092239233</text:p>
          </table:table-cell>
          <table:table-cell office:value-type="float" office:value="2016023533" calcext:value-type="float">
            <text:p>2016023533</text:p>
          </table:table-cell>
          <table:table-cell office:value-type="float" office:value="1037194677" calcext:value-type="float">
            <text:p>1037194677</text:p>
          </table:table-cell>
          <table:table-cell office:value-type="float" office:value="1253756048" calcext:value-type="float">
            <text:p>1253756048</text:p>
          </table:table-cell>
          <table:table-cell office:value-type="float" office:value="855414025" calcext:value-type="float">
            <text:p>855414025</text:p>
          </table:table-cell>
          <table:table-cell office:value-type="float" office:value="2082476269" calcext:value-type="float">
            <text:p>2082476269</text:p>
          </table:table-cell>
          <table:table-cell office:value-type="float" office:value="540345572" calcext:value-type="float">
            <text:p>540345572</text:p>
          </table:table-cell>
          <table:table-cell office:value-type="float" office:value="527013125" calcext:value-type="float">
            <text:p>527013125</text:p>
          </table:table-cell>
          <table:table-cell office:value-type="float" office:value="1641789881" calcext:value-type="float">
            <text:p>1641789881</text:p>
          </table:table-cell>
          <table:table-cell office:value-type="float" office:value="2793423908" calcext:value-type="float">
            <text:p>2793423908</text:p>
          </table:table-cell>
          <table:table-cell office:value-type="float" office:value="1098170564" calcext:value-type="float">
            <text:p>1098170564</text:p>
          </table:table-cell>
          <table:table-cell office:value-type="float" office:value="1098074997" calcext:value-type="float">
            <text:p>1098074997</text:p>
          </table:table-cell>
          <table:table-cell office:value-type="float" office:value="1481423029" calcext:value-type="float">
            <text:p>1481423029</text:p>
          </table:table-cell>
          <table:table-cell office:value-type="float" office:value="1938480080" calcext:value-type="float">
            <text:p>1938480080</text:p>
          </table:table-cell>
          <table:table-cell office:value-type="float" office:value="816952453" calcext:value-type="float">
            <text:p>816952453</text:p>
          </table:table-cell>
          <table:table-cell office:value-type="float" office:value="1479139129" calcext:value-type="float">
            <text:p>1479139129</text:p>
          </table:table-cell>
          <table:table-cell office:value-type="float" office:value="187182781" calcext:value-type="float">
            <text:p>187182781</text:p>
          </table:table-cell>
          <table:table-cell office:value-type="float" office:value="120999925" calcext:value-type="float">
            <text:p>120999925</text:p>
          </table:table-cell>
          <table:table-cell office:value-type="float" office:value="2349996818" calcext:value-type="float">
            <text:p>2349996818</text:p>
          </table:table-cell>
          <table:table-cell office:value-type="float" office:value="142012900" calcext:value-type="float">
            <text:p>142012900</text:p>
          </table:table-cell>
          <table:table-cell office:value-type="float" office:value="221370685" calcext:value-type="float">
            <text:p>221370685</text:p>
          </table:table-cell>
          <table:table-cell office:value-type="float" office:value="1935741602" calcext:value-type="float">
            <text:p>1935741602</text:p>
          </table:table-cell>
          <table:table-cell office:value-type="float" office:value="709803592" calcext:value-type="float">
            <text:p>709803592</text:p>
          </table:table-cell>
          <table:table-cell office:value-type="float" office:value="2061960353" calcext:value-type="float">
            <text:p>2061960353</text:p>
          </table:table-cell>
          <table:table-cell office:value-type="float" office:value="1988445700" calcext:value-type="float">
            <text:p>1988445700</text:p>
          </table:table-cell>
          <table:table-cell office:value-type="float" office:value="49699585" calcext:value-type="float">
            <text:p>49699585</text:p>
          </table:table-cell>
          <table:table-cell office:value-type="float" office:value="703739565" calcext:value-type="float">
            <text:p>703739565</text:p>
          </table:table-cell>
          <table:table-cell office:value-type="float" office:value="546855730" calcext:value-type="float">
            <text:p>546855730</text:p>
          </table:table-cell>
          <table:table-cell office:value-type="float" office:value="780922753" calcext:value-type="float">
            <text:p>780922753</text:p>
          </table:table-cell>
          <table:table-cell office:value-type="float" office:value="411305618" calcext:value-type="float">
            <text:p>411305618</text:p>
          </table:table-cell>
          <table:table-cell office:value-type="float" office:value="1158126034" calcext:value-type="float">
            <text:p>1158126034</text:p>
          </table:table-cell>
          <table:table-cell office:value-type="float" office:value="121080357" calcext:value-type="float">
            <text:p>121080357</text:p>
          </table:table-cell>
          <table:table-cell office:value-type="float" office:value="50455793" calcext:value-type="float">
            <text:p>50455793</text:p>
          </table:table-cell>
          <table:table-cell office:value-type="float" office:value="2387294164" calcext:value-type="float">
            <text:p>2387294164</text:p>
          </table:table-cell>
          <table:table-cell office:value-type="float" office:value="84059461" calcext:value-type="float">
            <text:p>84059461</text:p>
          </table:table-cell>
          <table:table-cell office:value-type="float" office:value="1185243944" calcext:value-type="float">
            <text:p>1185243944</text:p>
          </table:table-cell>
          <table:table-cell office:value-type="float" office:value="143613640" calcext:value-type="float">
            <text:p>143613640</text:p>
          </table:table-cell>
          <table:table-cell office:value-type="float" office:value="336541010" calcext:value-type="float">
            <text:p>336541010</text:p>
          </table:table-cell>
          <table:table-cell office:value-type="float" office:value="1160979922" calcext:value-type="float">
            <text:p>1160979922</text:p>
          </table:table-cell>
          <table:table-cell office:value-type="float" office:value="581834045" calcext:value-type="float">
            <text:p>581834045</text:p>
          </table:table-cell>
          <table:table-cell office:value-type="float" office:value="961172176" calcext:value-type="float">
            <text:p>961172176</text:p>
          </table:table-cell>
          <table:table-cell office:value-type="float" office:value="262922189" calcext:value-type="float">
            <text:p>262922189</text:p>
          </table:table-cell>
          <table:table-cell office:value-type="float" office:value="1057914185" calcext:value-type="float">
            <text:p>1057914185</text:p>
          </table:table-cell>
          <table:table-cell office:value-type="float" office:value="2033331305" calcext:value-type="float">
            <text:p>2033331305</text:p>
          </table:table-cell>
          <table:table-cell office:value-type="float" office:value="1308563765" calcext:value-type="float">
            <text:p>1308563765</text:p>
          </table:table-cell>
          <table:table-cell office:value-type="float" office:value="434751080" calcext:value-type="float">
            <text:p>434751080</text:p>
          </table:table-cell>
          <table:table-cell office:value-type="float" office:value="328483674" calcext:value-type="float">
            <text:p>328483674</text:p>
          </table:table-cell>
          <table:table-cell office:value-type="float" office:value="479971994" calcext:value-type="float">
            <text:p>479971994</text:p>
          </table:table-cell>
          <table:table-cell office:value-type="float" office:value="331315101" calcext:value-type="float">
            <text:p>331315101</text:p>
          </table:table-cell>
          <table:table-cell office:value-type="float" office:value="2475010253" calcext:value-type="float">
            <text:p>2475010253</text:p>
          </table:table-cell>
          <table:table-cell office:value-type="float" office:value="532184042" calcext:value-type="float">
            <text:p>532184042</text:p>
          </table:table-cell>
          <table:table-cell office:value-type="float" office:value="1027810457" calcext:value-type="float">
            <text:p>1027810457</text:p>
          </table:table-cell>
          <table:table-cell office:value-type="float" office:value="515665609" calcext:value-type="float">
            <text:p>515665609</text:p>
          </table:table-cell>
          <table:table-cell office:value-type="float" office:value="1307334362" calcext:value-type="float">
            <text:p>1307334362</text:p>
          </table:table-cell>
          <table:table-cell office:value-type="float" office:value="2756906077" calcext:value-type="float">
            <text:p>2756906077</text:p>
          </table:table-cell>
          <table:table-cell office:value-type="float" office:value="887971892" calcext:value-type="float">
            <text:p>887971892</text:p>
          </table:table-cell>
          <table:table-cell office:value-type="float" office:value="2218690948" calcext:value-type="float">
            <text:p>2218690948</text:p>
          </table:table-cell>
          <table:table-cell office:value-type="float" office:value="839602816" calcext:value-type="float">
            <text:p>839602816</text:p>
          </table:table-cell>
          <table:table-cell office:value-type="float" office:value="1728443921" calcext:value-type="float">
            <text:p>1728443921</text:p>
          </table:table-cell>
          <table:table-cell office:value-type="string" calcext:value-type="string">
            <text:p><text:s/></text:p>
          </table:table-cell>
          <table:table-cell table:formula="of:=MIN([.B61:.CW61])" office:value-type="float" office:value="49699585" calcext:value-type="float">
            <text:p>49699585</text:p>
          </table:table-cell>
        </table:table-row>
        <table:table-row table:style-name="ro1">
          <table:table-cell office:value-type="string" calcext:value-type="string">
            <text:p>(70173, 19589)</text:p>
          </table:table-cell>
          <table:table-cell office:value-type="float" office:value="8004924185" calcext:value-type="float">
            <text:p>8004924185</text:p>
          </table:table-cell>
          <table:table-cell office:value-type="float" office:value="5249911901" calcext:value-type="float">
            <text:p>5249911901</text:p>
          </table:table-cell>
          <table:table-cell office:value-type="float" office:value="6339239338" calcext:value-type="float">
            <text:p>6339239338</text:p>
          </table:table-cell>
          <table:table-cell office:value-type="float" office:value="5084161129" calcext:value-type="float">
            <text:p>5084161129</text:p>
          </table:table-cell>
          <table:table-cell office:value-type="float" office:value="4538303897" calcext:value-type="float">
            <text:p>4538303897</text:p>
          </table:table-cell>
          <table:table-cell office:value-type="float" office:value="5404153730" calcext:value-type="float">
            <text:p>5404153730</text:p>
          </table:table-cell>
          <table:table-cell office:value-type="float" office:value="4101046357" calcext:value-type="float">
            <text:p>4101046357</text:p>
          </table:table-cell>
          <table:table-cell office:value-type="float" office:value="8257594185" calcext:value-type="float">
            <text:p>8257594185</text:p>
          </table:table-cell>
          <table:table-cell office:value-type="float" office:value="3283196450" calcext:value-type="float">
            <text:p>3283196450</text:p>
          </table:table-cell>
          <table:table-cell office:value-type="float" office:value="9116781466" calcext:value-type="float">
            <text:p>9116781466</text:p>
          </table:table-cell>
          <table:table-cell office:value-type="float" office:value="4187811610" calcext:value-type="float">
            <text:p>4187811610</text:p>
          </table:table-cell>
          <table:table-cell office:value-type="float" office:value="3531275569" calcext:value-type="float">
            <text:p>3531275569</text:p>
          </table:table-cell>
          <table:table-cell office:value-type="float" office:value="3131998794" calcext:value-type="float">
            <text:p>3131998794</text:p>
          </table:table-cell>
          <table:table-cell office:value-type="float" office:value="6070220146" calcext:value-type="float">
            <text:p>6070220146</text:p>
          </table:table-cell>
          <table:table-cell office:value-type="float" office:value="4717551380" calcext:value-type="float">
            <text:p>4717551380</text:p>
          </table:table-cell>
          <table:table-cell office:value-type="float" office:value="7331959405" calcext:value-type="float">
            <text:p>7331959405</text:p>
          </table:table-cell>
          <table:table-cell office:value-type="float" office:value="7464017480" calcext:value-type="float">
            <text:p>7464017480</text:p>
          </table:table-cell>
          <table:table-cell office:value-type="float" office:value="2421318925" calcext:value-type="float">
            <text:p>2421318925</text:p>
          </table:table-cell>
          <table:table-cell office:value-type="float" office:value="2583484576" calcext:value-type="float">
            <text:p>2583484576</text:p>
          </table:table-cell>
          <table:table-cell office:value-type="float" office:value="4985787857" calcext:value-type="float">
            <text:p>4985787857</text:p>
          </table:table-cell>
          <table:table-cell office:value-type="float" office:value="2141027380" calcext:value-type="float">
            <text:p>2141027380</text:p>
          </table:table-cell>
          <table:table-cell office:value-type="float" office:value="4374296177" calcext:value-type="float">
            <text:p>4374296177</text:p>
          </table:table-cell>
          <table:table-cell office:value-type="float" office:value="6671788232" calcext:value-type="float">
            <text:p>6671788232</text:p>
          </table:table-cell>
          <table:table-cell office:value-type="float" office:value="5930202330" calcext:value-type="float">
            <text:p>5930202330</text:p>
          </table:table-cell>
          <table:table-cell office:value-type="float" office:value="7736378000" calcext:value-type="float">
            <text:p>7736378000</text:p>
          </table:table-cell>
          <table:table-cell office:value-type="float" office:value="1884593321" calcext:value-type="float">
            <text:p>1884593321</text:p>
          </table:table-cell>
          <table:table-cell office:value-type="float" office:value="2013335305" calcext:value-type="float">
            <text:p>2013335305</text:p>
          </table:table-cell>
          <table:table-cell office:value-type="float" office:value="1755885913" calcext:value-type="float">
            <text:p>1755885913</text:p>
          </table:table-cell>
          <table:table-cell office:value-type="float" office:value="1988747066" calcext:value-type="float">
            <text:p>1988747066</text:p>
          </table:table-cell>
          <table:table-cell office:value-type="float" office:value="5935171365" calcext:value-type="float">
            <text:p>5935171365</text:p>
          </table:table-cell>
          <table:table-cell office:value-type="float" office:value="7036718405" calcext:value-type="float">
            <text:p>7036718405</text:p>
          </table:table-cell>
          <table:table-cell office:value-type="float" office:value="1431254260" calcext:value-type="float">
            <text:p>1431254260</text:p>
          </table:table-cell>
          <table:table-cell office:value-type="float" office:value="2176771873" calcext:value-type="float">
            <text:p>2176771873</text:p>
          </table:table-cell>
          <table:table-cell office:value-type="float" office:value="1421936765" calcext:value-type="float">
            <text:p>1421936765</text:p>
          </table:table-cell>
          <table:table-cell office:value-type="float" office:value="2866688425" calcext:value-type="float">
            <text:p>2866688425</text:p>
          </table:table-cell>
          <table:table-cell office:value-type="float" office:value="3279668597" calcext:value-type="float">
            <text:p>3279668597</text:p>
          </table:table-cell>
          <table:table-cell office:value-type="float" office:value="1387911125" calcext:value-type="float">
            <text:p>1387911125</text:p>
          </table:table-cell>
          <table:table-cell office:value-type="float" office:value="6968406625" calcext:value-type="float">
            <text:p>6968406625</text:p>
          </table:table-cell>
          <table:table-cell office:value-type="float" office:value="1042066285" calcext:value-type="float">
            <text:p>1042066285</text:p>
          </table:table-cell>
          <table:table-cell office:value-type="float" office:value="1338292836" calcext:value-type="float">
            <text:p>1338292836</text:p>
          </table:table-cell>
          <table:table-cell office:value-type="float" office:value="4409668649" calcext:value-type="float">
            <text:p>4409668649</text:p>
          </table:table-cell>
          <table:table-cell office:value-type="float" office:value="1263568673" calcext:value-type="float">
            <text:p>1263568673</text:p>
          </table:table-cell>
          <table:table-cell office:value-type="float" office:value="5402147293" calcext:value-type="float">
            <text:p>5402147293</text:p>
          </table:table-cell>
          <table:table-cell office:value-type="float" office:value="1014322445" calcext:value-type="float">
            <text:p>1014322445</text:p>
          </table:table-cell>
          <table:table-cell office:value-type="float" office:value="859061458" calcext:value-type="float">
            <text:p>859061458</text:p>
          </table:table-cell>
          <table:table-cell office:value-type="float" office:value="2908456781" calcext:value-type="float">
            <text:p>2908456781</text:p>
          </table:table-cell>
          <table:table-cell office:value-type="float" office:value="5717120665" calcext:value-type="float">
            <text:p>5717120665</text:p>
          </table:table-cell>
          <table:table-cell office:value-type="float" office:value="1275198730" calcext:value-type="float">
            <text:p>1275198730</text:p>
          </table:table-cell>
          <table:table-cell office:value-type="float" office:value="959480881" calcext:value-type="float">
            <text:p>959480881</text:p>
          </table:table-cell>
          <table:table-cell office:value-type="float" office:value="5092530829" calcext:value-type="float">
            <text:p>5092530829</text:p>
          </table:table-cell>
          <table:table-cell office:value-type="float" office:value="597767938" calcext:value-type="float">
            <text:p>597767938</text:p>
          </table:table-cell>
          <table:table-cell office:value-type="float" office:value="4049571634" calcext:value-type="float">
            <text:p>4049571634</text:p>
          </table:table-cell>
          <table:table-cell office:value-type="float" office:value="4124627021" calcext:value-type="float">
            <text:p>4124627021</text:p>
          </table:table-cell>
          <table:table-cell office:value-type="float" office:value="221650445" calcext:value-type="float">
            <text:p>221650445</text:p>
          </table:table-cell>
          <table:table-cell office:value-type="float" office:value="288098002" calcext:value-type="float">
            <text:p>288098002</text:p>
          </table:table-cell>
          <table:table-cell office:value-type="float" office:value="3532690433" calcext:value-type="float">
            <text:p>3532690433</text:p>
          </table:table-cell>
          <table:table-cell office:value-type="float" office:value="4905960065" calcext:value-type="float">
            <text:p>4905960065</text:p>
          </table:table-cell>
          <table:table-cell office:value-type="float" office:value="1729111925" calcext:value-type="float">
            <text:p>1729111925</text:p>
          </table:table-cell>
          <table:table-cell office:value-type="float" office:value="1421727457" calcext:value-type="float">
            <text:p>1421727457</text:p>
          </table:table-cell>
          <table:table-cell office:value-type="float" office:value="318717648" calcext:value-type="float">
            <text:p>318717648</text:p>
          </table:table-cell>
          <table:table-cell office:value-type="float" office:value="1812678778" calcext:value-type="float">
            <text:p>1812678778</text:p>
          </table:table-cell>
          <table:table-cell office:value-type="float" office:value="380572069" calcext:value-type="float">
            <text:p>380572069</text:p>
          </table:table-cell>
          <table:table-cell office:value-type="float" office:value="149405140" calcext:value-type="float">
            <text:p>149405140</text:p>
          </table:table-cell>
          <table:table-cell office:value-type="float" office:value="68614906" calcext:value-type="float">
            <text:p>68614906</text:p>
          </table:table-cell>
          <table:table-cell office:value-type="float" office:value="6090045373" calcext:value-type="float">
            <text:p>6090045373</text:p>
          </table:table-cell>
          <table:table-cell office:value-type="float" office:value="5964043042" calcext:value-type="float">
            <text:p>5964043042</text:p>
          </table:table-cell>
          <table:table-cell office:value-type="float" office:value="660316345" calcext:value-type="float">
            <text:p>660316345</text:p>
          </table:table-cell>
          <table:table-cell office:value-type="float" office:value="39251189" calcext:value-type="float">
            <text:p>39251189</text:p>
          </table:table-cell>
          <table:table-cell office:value-type="float" office:value="89755432" calcext:value-type="float">
            <text:p>89755432</text:p>
          </table:table-cell>
          <table:table-cell office:value-type="float" office:value="26474845" calcext:value-type="float">
            <text:p>26474845</text:p>
          </table:table-cell>
          <table:table-cell office:value-type="float" office:value="165781008" calcext:value-type="float">
            <text:p>165781008</text:p>
          </table:table-cell>
          <table:table-cell office:value-type="float" office:value="15121220" calcext:value-type="float">
            <text:p>15121220</text:p>
          </table:table-cell>
          <table:table-cell office:value-type="float" office:value="551801861" calcext:value-type="float">
            <text:p>551801861</text:p>
          </table:table-cell>
          <table:table-cell office:value-type="float" office:value="831749245" calcext:value-type="float">
            <text:p>831749245</text:p>
          </table:table-cell>
          <table:table-cell office:value-type="float" office:value="286739650" calcext:value-type="float">
            <text:p>286739650</text:p>
          </table:table-cell>
          <table:table-cell office:value-type="float" office:value="1482337625" calcext:value-type="float">
            <text:p>1482337625</text:p>
          </table:table-cell>
          <table:table-cell office:value-type="float" office:value="4414714330" calcext:value-type="float">
            <text:p>4414714330</text:p>
          </table:table-cell>
          <table:table-cell office:value-type="float" office:value="795161954" calcext:value-type="float">
            <text:p>795161954</text:p>
          </table:table-cell>
          <table:table-cell office:value-type="float" office:value="2383952308" calcext:value-type="float">
            <text:p>2383952308</text:p>
          </table:table-cell>
          <table:table-cell office:value-type="float" office:value="120304336" calcext:value-type="float">
            <text:p>120304336</text:p>
          </table:table-cell>
          <table:table-cell office:value-type="float" office:value="3009859173" calcext:value-type="float">
            <text:p>3009859173</text:p>
          </table:table-cell>
          <table:table-cell office:value-type="float" office:value="190372450" calcext:value-type="float">
            <text:p>190372450</text:p>
          </table:table-cell>
          <table:table-cell office:value-type="float" office:value="1818265005" calcext:value-type="float">
            <text:p>1818265005</text:p>
          </table:table-cell>
          <table:table-cell office:value-type="float" office:value="4011032853" calcext:value-type="float">
            <text:p>4011032853</text:p>
          </table:table-cell>
          <table:table-cell office:value-type="float" office:value="312125085" calcext:value-type="float">
            <text:p>312125085</text:p>
          </table:table-cell>
          <table:table-cell office:value-type="float" office:value="261557645" calcext:value-type="float">
            <text:p>261557645</text:p>
          </table:table-cell>
          <table:table-cell office:value-type="float" office:value="2288683538" calcext:value-type="float">
            <text:p>2288683538</text:p>
          </table:table-cell>
          <table:table-cell office:value-type="float" office:value="1754225216" calcext:value-type="float">
            <text:p>1754225216</text:p>
          </table:table-cell>
          <table:table-cell office:value-type="float" office:value="2401135776" calcext:value-type="float">
            <text:p>2401135776</text:p>
          </table:table-cell>
          <table:table-cell office:value-type="float" office:value="1062793217" calcext:value-type="float">
            <text:p>1062793217</text:p>
          </table:table-cell>
          <table:table-cell office:value-type="float" office:value="6567526033" calcext:value-type="float">
            <text:p>6567526033</text:p>
          </table:table-cell>
          <table:table-cell office:value-type="float" office:value="2451375720" calcext:value-type="float">
            <text:p>2451375720</text:p>
          </table:table-cell>
          <table:table-cell office:value-type="float" office:value="3690542921" calcext:value-type="float">
            <text:p>3690542921</text:p>
          </table:table-cell>
          <table:table-cell office:value-type="float" office:value="2015130521" calcext:value-type="float">
            <text:p>2015130521</text:p>
          </table:table-cell>
          <table:table-cell office:value-type="float" office:value="4170274056" calcext:value-type="float">
            <text:p>4170274056</text:p>
          </table:table-cell>
          <table:table-cell office:value-type="float" office:value="6887704825" calcext:value-type="float">
            <text:p>6887704825</text:p>
          </table:table-cell>
          <table:table-cell office:value-type="float" office:value="771560010" calcext:value-type="float">
            <text:p>771560010</text:p>
          </table:table-cell>
          <table:table-cell office:value-type="float" office:value="5826390818" calcext:value-type="float">
            <text:p>5826390818</text:p>
          </table:table-cell>
          <table:table-cell office:value-type="float" office:value="1154542250" calcext:value-type="float">
            <text:p>1154542250</text:p>
          </table:table-cell>
          <table:table-cell office:value-type="float" office:value="887078125" calcext:value-type="float">
            <text:p>887078125</text:p>
          </table:table-cell>
          <table:table-cell office:value-type="string" calcext:value-type="string">
            <text:p><text:s/></text:p>
          </table:table-cell>
          <table:table-cell table:formula="of:=MIN([.B62:.CW62])" office:value-type="float" office:value="15121220" calcext:value-type="float">
            <text:p>15121220</text:p>
          </table:table-cell>
        </table:table-row>
        <table:table-row table:style-name="ro1">
          <table:table-cell office:value-type="string" calcext:value-type="string">
            <text:p>(72366, 8512)</text:p>
          </table:table-cell>
          <table:table-cell office:value-type="float" office:value="9676417885" calcext:value-type="float">
            <text:p>9676417885</text:p>
          </table:table-cell>
          <table:table-cell office:value-type="float" office:value="6128580013" calcext:value-type="float">
            <text:p>6128580013</text:p>
          </table:table-cell>
          <table:table-cell office:value-type="float" office:value="7638017076" calcext:value-type="float">
            <text:p>7638017076</text:p>
          </table:table-cell>
          <table:table-cell office:value-type="float" office:value="5113641565" calcext:value-type="float">
            <text:p>5113641565</text:p>
          </table:table-cell>
          <table:table-cell office:value-type="float" office:value="5281013665" calcext:value-type="float">
            <text:p>5281013665</text:p>
          </table:table-cell>
          <table:table-cell office:value-type="float" office:value="6628619600" calcext:value-type="float">
            <text:p>6628619600</text:p>
          </table:table-cell>
          <table:table-cell office:value-type="float" office:value="4306484313" calcext:value-type="float">
            <text:p>4306484313</text:p>
          </table:table-cell>
          <table:table-cell office:value-type="float" office:value="10155461329" calcext:value-type="float">
            <text:p>10155461329</text:p>
          </table:table-cell>
          <table:table-cell office:value-type="float" office:value="3749520232" calcext:value-type="float">
            <text:p>3749520232</text:p>
          </table:table-cell>
          <table:table-cell office:value-type="float" office:value="11200610900" calcext:value-type="float">
            <text:p>11200610900</text:p>
          </table:table-cell>
          <table:table-cell office:value-type="float" office:value="5345628832" calcext:value-type="float">
            <text:p>5345628832</text:p>
          </table:table-cell>
          <table:table-cell office:value-type="float" office:value="4473155629" calcext:value-type="float">
            <text:p>4473155629</text:p>
          </table:table-cell>
          <table:table-cell office:value-type="float" office:value="3997560580" calcext:value-type="float">
            <text:p>3997560580</text:p>
          </table:table-cell>
          <table:table-cell office:value-type="float" office:value="7753177160" calcext:value-type="float">
            <text:p>7753177160</text:p>
          </table:table-cell>
          <table:table-cell office:value-type="float" office:value="6136676170" calcext:value-type="float">
            <text:p>6136676170</text:p>
          </table:table-cell>
          <table:table-cell office:value-type="float" office:value="9238538621" calcext:value-type="float">
            <text:p>9238538621</text:p>
          </table:table-cell>
          <table:table-cell office:value-type="float" office:value="9391587322" calcext:value-type="float">
            <text:p>9391587322</text:p>
          </table:table-cell>
          <table:table-cell office:value-type="float" office:value="2995050493" calcext:value-type="float">
            <text:p>2995050493</text:p>
          </table:table-cell>
          <table:table-cell office:value-type="float" office:value="3369631450" calcext:value-type="float">
            <text:p>3369631450</text:p>
          </table:table-cell>
          <table:table-cell office:value-type="float" office:value="6502202785" calcext:value-type="float">
            <text:p>6502202785</text:p>
          </table:table-cell>
          <table:table-cell office:value-type="float" office:value="2304976202" calcext:value-type="float">
            <text:p>2304976202</text:p>
          </table:table-cell>
          <table:table-cell office:value-type="float" office:value="5772175565" calcext:value-type="float">
            <text:p>5772175565</text:p>
          </table:table-cell>
          <table:table-cell office:value-type="float" office:value="8514356170" calcext:value-type="float">
            <text:p>8514356170</text:p>
          </table:table-cell>
          <table:table-cell office:value-type="float" office:value="7655206180" calcext:value-type="float">
            <text:p>7655206180</text:p>
          </table:table-cell>
          <table:table-cell office:value-type="float" office:value="9750374530" calcext:value-type="float">
            <text:p>9750374530</text:p>
          </table:table-cell>
          <table:table-cell office:value-type="float" office:value="1940933845" calcext:value-type="float">
            <text:p>1940933845</text:p>
          </table:table-cell>
          <table:table-cell office:value-type="float" office:value="2691111917" calcext:value-type="float">
            <text:p>2691111917</text:p>
          </table:table-cell>
          <table:table-cell office:value-type="float" office:value="2203954961" calcext:value-type="float">
            <text:p>2203954961</text:p>
          </table:table-cell>
          <table:table-cell office:value-type="float" office:value="2768959108" calcext:value-type="float">
            <text:p>2768959108</text:p>
          </table:table-cell>
          <table:table-cell office:value-type="float" office:value="7717269025" calcext:value-type="float">
            <text:p>7717269025</text:p>
          </table:table-cell>
          <table:table-cell office:value-type="float" office:value="8995765649" calcext:value-type="float">
            <text:p>8995765649</text:p>
          </table:table-cell>
          <table:table-cell office:value-type="float" office:value="1419263810" calcext:value-type="float">
            <text:p>1419263810</text:p>
          </table:table-cell>
          <table:table-cell office:value-type="float" office:value="3132570141" calcext:value-type="float">
            <text:p>3132570141</text:p>
          </table:table-cell>
          <table:table-cell office:value-type="float" office:value="2004876197" calcext:value-type="float">
            <text:p>2004876197</text:p>
          </table:table-cell>
          <table:table-cell office:value-type="float" office:value="4062300413" calcext:value-type="float">
            <text:p>4062300413</text:p>
          </table:table-cell>
          <table:table-cell office:value-type="float" office:value="4581476485" calcext:value-type="float">
            <text:p>4581476485</text:p>
          </table:table-cell>
          <table:table-cell office:value-type="float" office:value="1251269917" calcext:value-type="float">
            <text:p>1251269917</text:p>
          </table:table-cell>
          <table:table-cell office:value-type="float" office:value="8945034473" calcext:value-type="float">
            <text:p>8945034473</text:p>
          </table:table-cell>
          <table:table-cell office:value-type="float" office:value="1110889345" calcext:value-type="float">
            <text:p>1110889345</text:p>
          </table:table-cell>
          <table:table-cell office:value-type="float" office:value="1173440338" calcext:value-type="float">
            <text:p>1173440338</text:p>
          </table:table-cell>
          <table:table-cell office:value-type="float" office:value="5974583245" calcext:value-type="float">
            <text:p>5974583245</text:p>
          </table:table-cell>
          <table:table-cell office:value-type="float" office:value="1938181577" calcext:value-type="float">
            <text:p>1938181577</text:p>
          </table:table-cell>
          <table:table-cell office:value-type="float" office:value="7157348717" calcext:value-type="float">
            <text:p>7157348717</text:p>
          </table:table-cell>
          <table:table-cell office:value-type="float" office:value="1612423289" calcext:value-type="float">
            <text:p>1612423289</text:p>
          </table:table-cell>
          <table:table-cell office:value-type="float" office:value="1330532372" calcext:value-type="float">
            <text:p>1330532372</text:p>
          </table:table-cell>
          <table:table-cell office:value-type="float" office:value="4200767545" calcext:value-type="float">
            <text:p>4200767545</text:p>
          </table:table-cell>
          <table:table-cell office:value-type="float" office:value="7538708417" calcext:value-type="float">
            <text:p>7538708417</text:p>
          </table:table-cell>
          <table:table-cell office:value-type="float" office:value="2110051304" calcext:value-type="float">
            <text:p>2110051304</text:p>
          </table:table-cell>
          <table:table-cell office:value-type="float" office:value="1683787005" calcext:value-type="float">
            <text:p>1683787005</text:p>
          </table:table-cell>
          <table:table-cell office:value-type="float" office:value="6828375509" calcext:value-type="float">
            <text:p>6828375509</text:p>
          </table:table-cell>
          <table:table-cell office:value-type="float" office:value="415582632" calcext:value-type="float">
            <text:p>415582632</text:p>
          </table:table-cell>
          <table:table-cell office:value-type="float" office:value="5610351440" calcext:value-type="float">
            <text:p>5610351440</text:p>
          </table:table-cell>
          <table:table-cell office:value-type="float" office:value="5701629113" calcext:value-type="float">
            <text:p>5701629113</text:p>
          </table:table-cell>
          <table:table-cell office:value-type="float" office:value="345595717" calcext:value-type="float">
            <text:p>345595717</text:p>
          </table:table-cell>
          <table:table-cell office:value-type="float" office:value="278866548" calcext:value-type="float">
            <text:p>278866548</text:p>
          </table:table-cell>
          <table:table-cell office:value-type="float" office:value="5001321097" calcext:value-type="float">
            <text:p>5001321097</text:p>
          </table:table-cell>
          <table:table-cell office:value-type="float" office:value="6615292241" calcext:value-type="float">
            <text:p>6615292241</text:p>
          </table:table-cell>
          <table:table-cell office:value-type="float" office:value="2791405693" calcext:value-type="float">
            <text:p>2791405693</text:p>
          </table:table-cell>
          <table:table-cell office:value-type="float" office:value="2397126265" calcext:value-type="float">
            <text:p>2397126265</text:p>
          </table:table-cell>
          <table:table-cell office:value-type="float" office:value="161907586" calcext:value-type="float">
            <text:p>161907586</text:p>
          </table:table-cell>
          <table:table-cell office:value-type="float" office:value="2901680200" calcext:value-type="float">
            <text:p>2901680200</text:p>
          </table:table-cell>
          <table:table-cell office:value-type="float" office:value="946987505" calcext:value-type="float">
            <text:p>946987505</text:p>
          </table:table-cell>
          <table:table-cell office:value-type="float" office:value="55908554" calcext:value-type="float">
            <text:p>55908554</text:p>
          </table:table-cell>
          <table:table-cell office:value-type="float" office:value="362562740" calcext:value-type="float">
            <text:p>362562740</text:p>
          </table:table-cell>
          <table:table-cell office:value-type="float" office:value="7962553601" calcext:value-type="float">
            <text:p>7962553601</text:p>
          </table:table-cell>
          <table:table-cell office:value-type="float" office:value="7817849768" calcext:value-type="float">
            <text:p>7817849768</text:p>
          </table:table-cell>
          <table:table-cell office:value-type="float" office:value="1361077325" calcext:value-type="float">
            <text:p>1361077325</text:p>
          </table:table-cell>
          <table:table-cell office:value-type="float" office:value="299652365" calcext:value-type="float">
            <text:p>299652365</text:p>
          </table:table-cell>
          <table:table-cell office:value-type="float" office:value="418504538" calcext:value-type="float">
            <text:p>418504538</text:p>
          </table:table-cell>
          <table:table-cell office:value-type="float" office:value="252902429" calcext:value-type="float">
            <text:p>252902429</text:p>
          </table:table-cell>
          <table:table-cell office:value-type="float" office:value="561327922" calcext:value-type="float">
            <text:p>561327922</text:p>
          </table:table-cell>
          <table:table-cell office:value-type="float" office:value="101777066" calcext:value-type="float">
            <text:p>101777066</text:p>
          </table:table-cell>
          <table:table-cell office:value-type="float" office:value="1166834105" calcext:value-type="float">
            <text:p>1166834105</text:p>
          </table:table-cell>
          <table:table-cell office:value-type="float" office:value="1563694925" calcext:value-type="float">
            <text:p>1563694925</text:p>
          </table:table-cell>
          <table:table-cell office:value-type="float" office:value="38257192" calcext:value-type="float">
            <text:p>38257192</text:p>
          </table:table-cell>
          <table:table-cell office:value-type="float" office:value="2414963993" calcext:value-type="float">
            <text:p>2414963993</text:p>
          </table:table-cell>
          <table:table-cell office:value-type="float" office:value="5960522052" calcext:value-type="float">
            <text:p>5960522052</text:p>
          </table:table-cell>
          <table:table-cell office:value-type="float" office:value="1463903684" calcext:value-type="float">
            <text:p>1463903684</text:p>
          </table:table-cell>
          <table:table-cell office:value-type="float" office:value="3524524706" calcext:value-type="float">
            <text:p>3524524706</text:p>
          </table:table-cell>
          <table:table-cell office:value-type="float" office:value="211280578" calcext:value-type="float">
            <text:p>211280578</text:p>
          </table:table-cell>
          <table:table-cell office:value-type="float" office:value="4272787825" calcext:value-type="float">
            <text:p>4272787825</text:p>
          </table:table-cell>
          <table:table-cell office:value-type="float" office:value="364277828" calcext:value-type="float">
            <text:p>364277828</text:p>
          </table:table-cell>
          <table:table-cell office:value-type="float" office:value="2775863437" calcext:value-type="float">
            <text:p>2775863437</text:p>
          </table:table-cell>
          <table:table-cell office:value-type="float" office:value="5440240825" calcext:value-type="float">
            <text:p>5440240825</text:p>
          </table:table-cell>
          <table:table-cell office:value-type="float" office:value="156936985" calcext:value-type="float">
            <text:p>156936985</text:p>
          </table:table-cell>
          <table:table-cell office:value-type="float" office:value="328508665" calcext:value-type="float">
            <text:p>328508665</text:p>
          </table:table-cell>
          <table:table-cell office:value-type="float" office:value="3336543076" calcext:value-type="float">
            <text:p>3336543076</text:p>
          </table:table-cell>
          <table:table-cell office:value-type="float" office:value="2655757418" calcext:value-type="float">
            <text:p>2655757418</text:p>
          </table:table-cell>
          <table:table-cell office:value-type="float" office:value="3469454938" calcext:value-type="float">
            <text:p>3469454938</text:p>
          </table:table-cell>
          <table:table-cell office:value-type="float" office:value="1727958497" calcext:value-type="float">
            <text:p>1727958497</text:p>
          </table:table-cell>
          <table:table-cell office:value-type="float" office:value="8369769461" calcext:value-type="float">
            <text:p>8369769461</text:p>
          </table:table-cell>
          <table:table-cell office:value-type="float" office:value="3512953954" calcext:value-type="float">
            <text:p>3512953954</text:p>
          </table:table-cell>
          <table:table-cell office:value-type="float" office:value="4997064133" calcext:value-type="float">
            <text:p>4997064133</text:p>
          </table:table-cell>
          <table:table-cell office:value-type="float" office:value="2922998293" calcext:value-type="float">
            <text:p>2922998293</text:p>
          </table:table-cell>
          <table:table-cell office:value-type="float" office:value="5533306930" calcext:value-type="float">
            <text:p>5533306930</text:p>
          </table:table-cell>
          <table:table-cell office:value-type="float" office:value="8680238641" calcext:value-type="float">
            <text:p>8680238641</text:p>
          </table:table-cell>
          <table:table-cell office:value-type="float" office:value="1122930496" calcext:value-type="float">
            <text:p>1122930496</text:p>
          </table:table-cell>
          <table:table-cell office:value-type="float" office:value="7429114576" calcext:value-type="float">
            <text:p>7429114576</text:p>
          </table:table-cell>
          <table:table-cell office:value-type="float" office:value="1640002388" calcext:value-type="float">
            <text:p>1640002388</text:p>
          </table:table-cell>
          <table:table-cell office:value-type="float" office:value="967504653" calcext:value-type="float">
            <text:p>967504653</text:p>
          </table:table-cell>
          <table:table-cell office:value-type="string" calcext:value-type="string">
            <text:p><text:s/></text:p>
          </table:table-cell>
          <table:table-cell table:formula="of:=MIN([.B63:.CW63])" office:value-type="float" office:value="38257192" calcext:value-type="float">
            <text:p>38257192</text:p>
          </table:table-cell>
        </table:table-row>
        <table:table-row table:style-name="ro1">
          <table:table-cell office:value-type="string" calcext:value-type="string">
            <text:p>(75045, 13367)</text:p>
          </table:table-cell>
          <table:table-cell office:value-type="float" office:value="9443483309" calcext:value-type="float">
            <text:p>9443483309</text:p>
          </table:table-cell>
          <table:table-cell office:value-type="float" office:value="6241040633" calcext:value-type="float">
            <text:p>6241040633</text:p>
          </table:table-cell>
          <table:table-cell office:value-type="float" office:value="7564365250" calcext:value-type="float">
            <text:p>7564365250</text:p>
          </table:table-cell>
          <table:table-cell office:value-type="float" office:value="5593696189" calcext:value-type="float">
            <text:p>5593696189</text:p>
          </table:table-cell>
          <table:table-cell office:value-type="float" office:value="5424860093" calcext:value-type="float">
            <text:p>5424860093</text:p>
          </table:table-cell>
          <table:table-cell office:value-type="float" office:value="6545530634" calcext:value-type="float">
            <text:p>6545530634</text:p>
          </table:table-cell>
          <table:table-cell office:value-type="float" office:value="4668836785" calcext:value-type="float">
            <text:p>4668836785</text:p>
          </table:table-cell>
          <table:table-cell office:value-type="float" office:value="9753555105" calcext:value-type="float">
            <text:p>9753555105</text:p>
          </table:table-cell>
          <table:table-cell office:value-type="float" office:value="3952112690" calcext:value-type="float">
            <text:p>3952112690</text:p>
          </table:table-cell>
          <table:table-cell office:value-type="float" office:value="10687414258" calcext:value-type="float">
            <text:p>10687414258</text:p>
          </table:table-cell>
          <table:table-cell office:value-type="float" office:value="5221277746" calcext:value-type="float">
            <text:p>5221277746</text:p>
          </table:table-cell>
          <table:table-cell office:value-type="float" office:value="4439473765" calcext:value-type="float">
            <text:p>4439473765</text:p>
          </table:table-cell>
          <table:table-cell office:value-type="float" office:value="3979681074" calcext:value-type="float">
            <text:p>3979681074</text:p>
          </table:table-cell>
          <table:table-cell office:value-type="float" office:value="7363874050" calcext:value-type="float">
            <text:p>7363874050</text:p>
          </table:table-cell>
          <table:table-cell office:value-type="float" office:value="5858007944" calcext:value-type="float">
            <text:p>5858007944</text:p>
          </table:table-cell>
          <table:table-cell office:value-type="float" office:value="8744787049" calcext:value-type="float">
            <text:p>8744787049</text:p>
          </table:table-cell>
          <table:table-cell office:value-type="float" office:value="8888322596" calcext:value-type="float">
            <text:p>8888322596</text:p>
          </table:table-cell>
          <table:table-cell office:value-type="float" office:value="3084198793" calcext:value-type="float">
            <text:p>3084198793</text:p>
          </table:table-cell>
          <table:table-cell office:value-type="float" office:value="3354430900" calcext:value-type="float">
            <text:p>3354430900</text:p>
          </table:table-cell>
          <table:table-cell office:value-type="float" office:value="6163114073" calcext:value-type="float">
            <text:p>6163114073</text:p>
          </table:table-cell>
          <table:table-cell office:value-type="float" office:value="2556483280" calcext:value-type="float">
            <text:p>2556483280</text:p>
          </table:table-cell>
          <table:table-cell office:value-type="float" office:value="5478291557" calcext:value-type="float">
            <text:p>5478291557</text:p>
          </table:table-cell>
          <table:table-cell office:value-type="float" office:value="8019779252" calcext:value-type="float">
            <text:p>8019779252</text:p>
          </table:table-cell>
          <table:table-cell office:value-type="float" office:value="7207388442" calcext:value-type="float">
            <text:p>7207388442</text:p>
          </table:table-cell>
          <table:table-cell office:value-type="float" office:value="9173308052" calcext:value-type="float">
            <text:p>9173308052</text:p>
          </table:table-cell>
          <table:table-cell office:value-type="float" office:value="2211830573" calcext:value-type="float">
            <text:p>2211830573</text:p>
          </table:table-cell>
          <table:table-cell office:value-type="float" office:value="2688412861" calcext:value-type="float">
            <text:p>2688412861</text:p>
          </table:table-cell>
          <table:table-cell office:value-type="float" office:value="2300035537" calcext:value-type="float">
            <text:p>2300035537</text:p>
          </table:table-cell>
          <table:table-cell office:value-type="float" office:value="2701240130" calcext:value-type="float">
            <text:p>2701240130</text:p>
          </table:table-cell>
          <table:table-cell office:value-type="float" office:value="7200745137" calcext:value-type="float">
            <text:p>7200745137</text:p>
          </table:table-cell>
          <table:table-cell office:value-type="float" office:value="8395737485" calcext:value-type="float">
            <text:p>8395737485</text:p>
          </table:table-cell>
          <table:table-cell office:value-type="float" office:value="1673173192" calcext:value-type="float">
            <text:p>1673173192</text:p>
          </table:table-cell>
          <table:table-cell office:value-type="float" office:value="2962287457" calcext:value-type="float">
            <text:p>2962287457</text:p>
          </table:table-cell>
          <table:table-cell office:value-type="float" office:value="1996275881" calcext:value-type="float">
            <text:p>1996275881</text:p>
          </table:table-cell>
          <table:table-cell office:value-type="float" office:value="3775208893" calcext:value-type="float">
            <text:p>3775208893</text:p>
          </table:table-cell>
          <table:table-cell office:value-type="float" office:value="4246645793" calcext:value-type="float">
            <text:p>4246645793</text:p>
          </table:table-cell>
          <table:table-cell office:value-type="float" office:value="1538059445" calcext:value-type="float">
            <text:p>1538059445</text:p>
          </table:table-cell>
          <table:table-cell office:value-type="float" office:value="8301430453" calcext:value-type="float">
            <text:p>8301430453</text:p>
          </table:table-cell>
          <table:table-cell office:value-type="float" office:value="1297672537" calcext:value-type="float">
            <text:p>1297672537</text:p>
          </table:table-cell>
          <table:table-cell office:value-type="float" office:value="1462576968" calcext:value-type="float">
            <text:p>1462576968</text:p>
          </table:table-cell>
          <table:table-cell office:value-type="float" office:value="5504769785" calcext:value-type="float">
            <text:p>5504769785</text:p>
          </table:table-cell>
          <table:table-cell office:value-type="float" office:value="1853363381" calcext:value-type="float">
            <text:p>1853363381</text:p>
          </table:table-cell>
          <table:table-cell office:value-type="float" office:value="6583697401" calcext:value-type="float">
            <text:p>6583697401</text:p>
          </table:table-cell>
          <table:table-cell office:value-type="float" office:value="1542582341" calcext:value-type="float">
            <text:p>1542582341</text:p>
          </table:table-cell>
          <table:table-cell office:value-type="float" office:value="1315093426" calcext:value-type="float">
            <text:p>1315093426</text:p>
          </table:table-cell>
          <table:table-cell office:value-type="float" office:value="3810647945" calcext:value-type="float">
            <text:p>3810647945</text:p>
          </table:table-cell>
          <table:table-cell office:value-type="float" office:value="6905055121" calcext:value-type="float">
            <text:p>6905055121</text:p>
          </table:table-cell>
          <table:table-cell office:value-type="float" office:value="1901752186" calcext:value-type="float">
            <text:p>1901752186</text:p>
          </table:table-cell>
          <table:table-cell office:value-type="float" office:value="1509932485" calcext:value-type="float">
            <text:p>1509932485</text:p>
          </table:table-cell>
          <table:table-cell office:value-type="float" office:value="6191693149" calcext:value-type="float">
            <text:p>6191693149</text:p>
          </table:table-cell>
          <table:table-cell office:value-type="float" office:value="611432146" calcext:value-type="float">
            <text:p>611432146</text:p>
          </table:table-cell>
          <table:table-cell office:value-type="float" office:value="5040243130" calcext:value-type="float">
            <text:p>5040243130</text:p>
          </table:table-cell>
          <table:table-cell office:value-type="float" office:value="5108386565" calcext:value-type="float">
            <text:p>5108386565</text:p>
          </table:table-cell>
          <table:table-cell office:value-type="float" office:value="388195001" calcext:value-type="float">
            <text:p>388195001</text:p>
          </table:table-cell>
          <table:table-cell office:value-type="float" office:value="378424210" calcext:value-type="float">
            <text:p>378424210</text:p>
          </table:table-cell>
          <table:table-cell office:value-type="float" office:value="4450291721" calcext:value-type="float">
            <text:p>4450291721</text:p>
          </table:table-cell>
          <table:table-cell office:value-type="float" office:value="5958320357" calcext:value-type="float">
            <text:p>5958320357</text:p>
          </table:table-cell>
          <table:table-cell office:value-type="float" office:value="2403598193" calcext:value-type="float">
            <text:p>2403598193</text:p>
          </table:table-cell>
          <table:table-cell office:value-type="float" office:value="2038456873" calcext:value-type="float">
            <text:p>2038456873</text:p>
          </table:table-cell>
          <table:table-cell office:value-type="float" office:value="294063732" calcext:value-type="float">
            <text:p>294063732</text:p>
          </table:table-cell>
          <table:table-cell office:value-type="float" office:value="2472841546" calcext:value-type="float">
            <text:p>2472841546</text:p>
          </table:table-cell>
          <table:table-cell office:value-type="float" office:value="729147949" calcext:value-type="float">
            <text:p>729147949</text:p>
          </table:table-cell>
          <table:table-cell office:value-type="float" office:value="126184336" calcext:value-type="float">
            <text:p>126184336</text:p>
          </table:table-cell>
          <table:table-cell office:value-type="float" office:value="261982258" calcext:value-type="float">
            <text:p>261982258</text:p>
          </table:table-cell>
          <table:table-cell office:value-type="float" office:value="7163734057" calcext:value-type="float">
            <text:p>7163734057</text:p>
          </table:table-cell>
          <table:table-cell office:value-type="float" office:value="7025639890" calcext:value-type="float">
            <text:p>7025639890</text:p>
          </table:table-cell>
          <table:table-cell office:value-type="float" office:value="1052073577" calcext:value-type="float">
            <text:p>1052073577</text:p>
          </table:table-cell>
          <table:table-cell office:value-type="float" office:value="169306769" calcext:value-type="float">
            <text:p>169306769</text:p>
          </table:table-cell>
          <table:table-cell office:value-type="float" office:value="254860660" calcext:value-type="float">
            <text:p>254860660</text:p>
          </table:table-cell>
          <table:table-cell office:value-type="float" office:value="131397325" calcext:value-type="float">
            <text:p>131397325</text:p>
          </table:table-cell>
          <table:table-cell office:value-type="float" office:value="359917956" calcext:value-type="float">
            <text:p>359917956</text:p>
          </table:table-cell>
          <table:table-cell office:value-type="float" office:value="27482192" calcext:value-type="float">
            <text:p>27482192</text:p>
          </table:table-cell>
          <table:table-cell office:value-type="float" office:value="852465293" calcext:value-type="float">
            <text:p>852465293</text:p>
          </table:table-cell>
          <table:table-cell office:value-type="float" office:value="1194821869" calcext:value-type="float">
            <text:p>1194821869</text:p>
          </table:table-cell>
          <table:table-cell office:value-type="float" office:value="92367106" calcext:value-type="float">
            <text:p>92367106</text:p>
          </table:table-cell>
          <table:table-cell office:value-type="float" office:value="1943587313" calcext:value-type="float">
            <text:p>1943587313</text:p>
          </table:table-cell>
          <table:table-cell office:value-type="float" office:value="5207671906" calcext:value-type="float">
            <text:p>5207671906</text:p>
          </table:table-cell>
          <table:table-cell office:value-type="float" office:value="1089381290" calcext:value-type="float">
            <text:p>1089381290</text:p>
          </table:table-cell>
          <table:table-cell office:value-type="float" office:value="2941169800" calcext:value-type="float">
            <text:p>2941169800</text:p>
          </table:table-cell>
          <table:table-cell office:value-type="float" office:value="82469620" calcext:value-type="float">
            <text:p>82469620</text:p>
          </table:table-cell>
          <table:table-cell office:value-type="float" office:value="3624330861" calcext:value-type="float">
            <text:p>3624330861</text:p>
          </table:table-cell>
          <table:table-cell office:value-type="float" office:value="184347538" calcext:value-type="float">
            <text:p>184347538</text:p>
          </table:table-cell>
          <table:table-cell office:value-type="float" office:value="2244566601" calcext:value-type="float">
            <text:p>2244566601</text:p>
          </table:table-cell>
          <table:table-cell office:value-type="float" office:value="4698701361" calcext:value-type="float">
            <text:p>4698701361</text:p>
          </table:table-cell>
          <table:table-cell office:value-type="float" office:value="109045017" calcext:value-type="float">
            <text:p>109045017</text:p>
          </table:table-cell>
          <table:table-cell office:value-type="float" office:value="172297157" calcext:value-type="float">
            <text:p>172297157</text:p>
          </table:table-cell>
          <table:table-cell office:value-type="float" office:value="2746756250" calcext:value-type="float">
            <text:p>2746756250</text:p>
          </table:table-cell>
          <table:table-cell office:value-type="float" office:value="2127972068" calcext:value-type="float">
            <text:p>2127972068</text:p>
          </table:table-cell>
          <table:table-cell office:value-type="float" office:value="2866674708" calcext:value-type="float">
            <text:p>2866674708</text:p>
          </table:table-cell>
          <table:table-cell office:value-type="float" office:value="1301849705" calcext:value-type="float">
            <text:p>1301849705</text:p>
          </table:table-cell>
          <table:table-cell office:value-type="float" office:value="7442088277" calcext:value-type="float">
            <text:p>7442088277</text:p>
          </table:table-cell>
          <table:table-cell office:value-type="float" office:value="2902600836" calcext:value-type="float">
            <text:p>2902600836</text:p>
          </table:table-cell>
          <table:table-cell office:value-type="float" office:value="4267195385" calcext:value-type="float">
            <text:p>4267195385</text:p>
          </table:table-cell>
          <table:table-cell office:value-type="float" office:value="2360111273" calcext:value-type="float">
            <text:p>2360111273</text:p>
          </table:table-cell>
          <table:table-cell office:value-type="float" office:value="4759026948" calcext:value-type="float">
            <text:p>4759026948</text:p>
          </table:table-cell>
          <table:table-cell office:value-type="float" office:value="7717491889" calcext:value-type="float">
            <text:p>7717491889</text:p>
          </table:table-cell>
          <table:table-cell office:value-type="float" office:value="788453874" calcext:value-type="float">
            <text:p>788453874</text:p>
          </table:table-cell>
          <table:table-cell office:value-type="float" office:value="6527799722" calcext:value-type="float">
            <text:p>6527799722</text:p>
          </table:table-cell>
          <table:table-cell office:value-type="float" office:value="1225816538" calcext:value-type="float">
            <text:p>1225816538</text:p>
          </table:table-cell>
          <table:table-cell office:value-type="float" office:value="707946493" calcext:value-type="float">
            <text:p>707946493</text:p>
          </table:table-cell>
          <table:table-cell office:value-type="string" calcext:value-type="string">
            <text:p><text:s/></text:p>
          </table:table-cell>
          <table:table-cell table:formula="of:=MIN([.B64:.CW64])" office:value-type="float" office:value="27482192" calcext:value-type="float">
            <text:p>27482192</text:p>
          </table:table-cell>
        </table:table-row>
        <table:table-row table:style-name="ro1">
          <table:table-cell office:value-type="string" calcext:value-type="string">
            <text:p>(75276, 72164)</text:p>
          </table:table-cell>
          <table:table-cell office:value-type="float" office:value="5635164977" calcext:value-type="float">
            <text:p>5635164977</text:p>
          </table:table-cell>
          <table:table-cell office:value-type="float" office:value="6634222865" calcext:value-type="float">
            <text:p>6634222865</text:p>
          </table:table-cell>
          <table:table-cell office:value-type="float" office:value="5721136720" calcext:value-type="float">
            <text:p>5721136720</text:p>
          </table:table-cell>
          <table:table-cell office:value-type="float" office:value="10479382801" calcext:value-type="float">
            <text:p>10479382801</text:p>
          </table:table-cell>
          <table:table-cell office:value-type="float" office:value="6447732317" calcext:value-type="float">
            <text:p>6447732317</text:p>
          </table:table-cell>
          <table:table-cell office:value-type="float" office:value="4959754292" calcext:value-type="float">
            <text:p>4959754292</text:p>
          </table:table-cell>
          <table:table-cell office:value-type="float" office:value="8488192885" calcext:value-type="float">
            <text:p>8488192885</text:p>
          </table:table-cell>
          <table:table-cell office:value-type="float" office:value="4516159041" calcext:value-type="float">
            <text:p>4516159041</text:p>
          </table:table-cell>
          <table:table-cell office:value-type="float" office:value="6238571300" calcext:value-type="float">
            <text:p>6238571300</text:p>
          </table:table-cell>
          <table:table-cell office:value-type="float" office:value="4365792976" calcext:value-type="float">
            <text:p>4365792976</text:p>
          </table:table-cell>
          <table:table-cell office:value-type="float" office:value="3759441892" calcext:value-type="float">
            <text:p>3759441892</text:p>
          </table:table-cell>
          <table:table-cell office:value-type="float" office:value="4110874225" calcext:value-type="float">
            <text:p>4110874225</text:p>
          </table:table-cell>
          <table:table-cell office:value-type="float" office:value="3998627856" calcext:value-type="float">
            <text:p>3998627856</text:p>
          </table:table-cell>
          <table:table-cell office:value-type="float" office:value="3001138660" calcext:value-type="float">
            <text:p>3001138660</text:p>
          </table:table-cell>
          <table:table-cell office:value-type="float" office:value="2879389322" calcext:value-type="float">
            <text:p>2879389322</text:p>
          </table:table-cell>
          <table:table-cell office:value-type="float" office:value="3174070465" calcext:value-type="float">
            <text:p>3174070465</text:p>
          </table:table-cell>
          <table:table-cell office:value-type="float" office:value="3205166282" calcext:value-type="float">
            <text:p>3205166282</text:p>
          </table:table-cell>
          <table:table-cell office:value-type="float" office:value="4584092929" calcext:value-type="float">
            <text:p>4584092929</text:p>
          </table:table-cell>
          <table:table-cell office:value-type="float" office:value="3690136210" calcext:value-type="float">
            <text:p>3690136210</text:p>
          </table:table-cell>
          <table:table-cell office:value-type="float" office:value="2610096497" calcext:value-type="float">
            <text:p>2610096497</text:p>
          </table:table-cell>
          <table:table-cell office:value-type="float" office:value="6175267570" calcext:value-type="float">
            <text:p>6175267570</text:p>
          </table:table-cell>
          <table:table-cell office:value-type="float" office:value="2532453905" calcext:value-type="float">
            <text:p>2532453905</text:p>
          </table:table-cell>
          <table:table-cell office:value-type="float" office:value="2694647690" calcext:value-type="float">
            <text:p>2694647690</text:p>
          </table:table-cell>
          <table:table-cell office:value-type="float" office:value="2490738408" calcext:value-type="float">
            <text:p>2490738408</text:p>
          </table:table-cell>
          <table:table-cell office:value-type="float" office:value="2914248698" calcext:value-type="float">
            <text:p>2914248698</text:p>
          </table:table-cell>
          <table:table-cell office:value-type="float" office:value="6311222921" calcext:value-type="float">
            <text:p>6311222921</text:p>
          </table:table-cell>
          <table:table-cell office:value-type="float" office:value="3485217697" calcext:value-type="float">
            <text:p>3485217697</text:p>
          </table:table-cell>
          <table:table-cell office:value-type="float" office:value="4309937089" calcext:value-type="float">
            <text:p>4309937089</text:p>
          </table:table-cell>
          <table:table-cell office:value-type="float" office:value="2888689424" calcext:value-type="float">
            <text:p>2888689424</text:p>
          </table:table-cell>
          <table:table-cell office:value-type="float" office:value="2038581693" calcext:value-type="float">
            <text:p>2038581693</text:p>
          </table:table-cell>
          <table:table-cell office:value-type="float" office:value="2274923081" calcext:value-type="float">
            <text:p>2274923081</text:p>
          </table:table-cell>
          <table:table-cell office:value-type="float" office:value="5982196978" calcext:value-type="float">
            <text:p>5982196978</text:p>
          </table:table-cell>
          <table:table-cell office:value-type="float" office:value="2134216429" calcext:value-type="float">
            <text:p>2134216429</text:p>
          </table:table-cell>
          <table:table-cell office:value-type="float" office:value="3141674537" calcext:value-type="float">
            <text:p>3141674537</text:p>
          </table:table-cell>
          <table:table-cell office:value-type="float" office:value="1636045489" calcext:value-type="float">
            <text:p>1636045489</text:p>
          </table:table-cell>
          <table:table-cell office:value-type="float" office:value="1539897977" calcext:value-type="float">
            <text:p>1539897977</text:p>
          </table:table-cell>
          <table:table-cell office:value-type="float" office:value="6437788565" calcext:value-type="float">
            <text:p>6437788565</text:p>
          </table:table-cell>
          <table:table-cell office:value-type="float" office:value="1970315989" calcext:value-type="float">
            <text:p>1970315989</text:p>
          </table:table-cell>
          <table:table-cell office:value-type="float" office:value="5074335373" calcext:value-type="float">
            <text:p>5074335373</text:p>
          </table:table-cell>
          <table:table-cell office:value-type="float" office:value="6479381970" calcext:value-type="float">
            <text:p>6479381970</text:p>
          </table:table-cell>
          <table:table-cell office:value-type="float" office:value="1337314973" calcext:value-type="float">
            <text:p>1337314973</text:p>
          </table:table-cell>
          <table:table-cell office:value-type="float" office:value="2394629045" calcext:value-type="float">
            <text:p>2394629045</text:p>
          </table:table-cell>
          <table:table-cell office:value-type="float" office:value="1339548625" calcext:value-type="float">
            <text:p>1339548625</text:p>
          </table:table-cell>
          <table:table-cell office:value-type="float" office:value="2429455073" calcext:value-type="float">
            <text:p>2429455073</text:p>
          </table:table-cell>
          <table:table-cell office:value-type="float" office:value="2870535880" calcext:value-type="float">
            <text:p>2870535880</text:p>
          </table:table-cell>
          <table:table-cell office:value-type="float" office:value="960425765" calcext:value-type="float">
            <text:p>960425765</text:p>
          </table:table-cell>
          <table:table-cell office:value-type="float" office:value="1207736977" calcext:value-type="float">
            <text:p>1207736977</text:p>
          </table:table-cell>
          <table:table-cell office:value-type="float" office:value="1418805268" calcext:value-type="float">
            <text:p>1418805268</text:p>
          </table:table-cell>
          <table:table-cell office:value-type="float" office:value="1568087425" calcext:value-type="float">
            <text:p>1568087425</text:p>
          </table:table-cell>
          <table:table-cell office:value-type="float" office:value="817062973" calcext:value-type="float">
            <text:p>817062973</text:p>
          </table:table-cell>
          <table:table-cell office:value-type="float" office:value="5391233380" calcext:value-type="float">
            <text:p>5391233380</text:p>
          </table:table-cell>
          <table:table-cell office:value-type="float" office:value="561740308" calcext:value-type="float">
            <text:p>561740308</text:p>
          </table:table-cell>
          <table:table-cell office:value-type="float" office:value="491517089" calcext:value-type="float">
            <text:p>491517089</text:p>
          </table:table-cell>
          <table:table-cell office:value-type="float" office:value="3480840617" calcext:value-type="float">
            <text:p>3480840617</text:p>
          </table:table-cell>
          <table:table-cell office:value-type="float" office:value="4173369160" calcext:value-type="float">
            <text:p>4173369160</text:p>
          </table:table-cell>
          <table:table-cell office:value-type="float" office:value="391423145" calcext:value-type="float">
            <text:p>391423145</text:p>
          </table:table-cell>
          <table:table-cell office:value-type="float" office:value="620353661" calcext:value-type="float">
            <text:p>620353661</text:p>
          </table:table-cell>
          <table:table-cell office:value-type="float" office:value="453069329" calcext:value-type="float">
            <text:p>453069329</text:p>
          </table:table-cell>
          <table:table-cell office:value-type="float" office:value="519988537" calcext:value-type="float">
            <text:p>519988537</text:p>
          </table:table-cell>
          <table:table-cell office:value-type="float" office:value="4767724314" calcext:value-type="float">
            <text:p>4767724314</text:p>
          </table:table-cell>
          <table:table-cell office:value-type="float" office:value="284910964" calcext:value-type="float">
            <text:p>284910964</text:p>
          </table:table-cell>
          <table:table-cell office:value-type="float" office:value="1256258281" calcext:value-type="float">
            <text:p>1256258281</text:p>
          </table:table-cell>
          <table:table-cell office:value-type="float" office:value="4152468178" calcext:value-type="float">
            <text:p>4152468178</text:p>
          </table:table-cell>
          <table:table-cell office:value-type="float" office:value="2228305936" calcext:value-type="float">
            <text:p>2228305936</text:p>
          </table:table-cell>
          <table:table-cell office:value-type="float" office:value="730267309" calcext:value-type="float">
            <text:p>730267309</text:p>
          </table:table-cell>
          <table:table-cell office:value-type="float" office:value="686265220" calcext:value-type="float">
            <text:p>686265220</text:p>
          </table:table-cell>
          <table:table-cell office:value-type="float" office:value="760797853" calcext:value-type="float">
            <text:p>760797853</text:p>
          </table:table-cell>
          <table:table-cell office:value-type="float" office:value="2168674721" calcext:value-type="float">
            <text:p>2168674721</text:p>
          </table:table-cell>
          <table:table-cell office:value-type="float" office:value="1880538010" calcext:value-type="float">
            <text:p>1880538010</text:p>
          </table:table-cell>
          <table:table-cell office:value-type="float" office:value="2291367541" calcext:value-type="float">
            <text:p>2291367541</text:p>
          </table:table-cell>
          <table:table-cell office:value-type="float" office:value="1603346490" calcext:value-type="float">
            <text:p>1603346490</text:p>
          </table:table-cell>
          <table:table-cell office:value-type="float" office:value="2883540386" calcext:value-type="float">
            <text:p>2883540386</text:p>
          </table:table-cell>
          <table:table-cell office:value-type="float" office:value="876203681" calcext:value-type="float">
            <text:p>876203681</text:p>
          </table:table-cell>
          <table:table-cell office:value-type="float" office:value="587343877" calcext:value-type="float">
            <text:p>587343877</text:p>
          </table:table-cell>
          <table:table-cell office:value-type="float" office:value="4667064532" calcext:value-type="float">
            <text:p>4667064532</text:p>
          </table:table-cell>
          <table:table-cell office:value-type="float" office:value="223452569" calcext:value-type="float">
            <text:p>223452569</text:p>
          </table:table-cell>
          <table:table-cell office:value-type="float" office:value="191275792" calcext:value-type="float">
            <text:p>191275792</text:p>
          </table:table-cell>
          <table:table-cell office:value-type="float" office:value="708624800" calcext:value-type="float">
            <text:p>708624800</text:p>
          </table:table-cell>
          <table:table-cell office:value-type="float" office:value="49299730" calcext:value-type="float">
            <text:p>49299730</text:p>
          </table:table-cell>
          <table:table-cell office:value-type="float" office:value="2743980634" calcext:value-type="float">
            <text:p>2743980634</text:p>
          </table:table-cell>
          <table:table-cell office:value-type="float" office:value="45571689" calcext:value-type="float">
            <text:p>45571689</text:p>
          </table:table-cell>
          <table:table-cell office:value-type="float" office:value="2357494024" calcext:value-type="float">
            <text:p>2357494024</text:p>
          </table:table-cell>
          <table:table-cell office:value-type="float" office:value="232160337" calcext:value-type="float">
            <text:p>232160337</text:p>
          </table:table-cell>
          <table:table-cell office:value-type="float" office:value="171440469" calcext:value-type="float">
            <text:p>171440469</text:p>
          </table:table-cell>
          <table:table-cell office:value-type="float" office:value="3989234853" calcext:value-type="float">
            <text:p>3989234853</text:p>
          </table:table-cell>
          <table:table-cell office:value-type="float" office:value="2837633633" calcext:value-type="float">
            <text:p>2837633633</text:p>
          </table:table-cell>
          <table:table-cell office:value-type="float" office:value="193509920" calcext:value-type="float">
            <text:p>193509920</text:p>
          </table:table-cell>
          <table:table-cell office:value-type="float" office:value="344478290" calcext:value-type="float">
            <text:p>344478290</text:p>
          </table:table-cell>
          <table:table-cell office:value-type="float" office:value="191698290" calcext:value-type="float">
            <text:p>191698290</text:p>
          </table:table-cell>
          <table:table-cell office:value-type="float" office:value="766729457" calcext:value-type="float">
            <text:p>766729457</text:p>
          </table:table-cell>
          <table:table-cell office:value-type="float" office:value="860904889" calcext:value-type="float">
            <text:p>860904889</text:p>
          </table:table-cell>
          <table:table-cell office:value-type="float" office:value="229073058" calcext:value-type="float">
            <text:p>229073058</text:p>
          </table:table-cell>
          <table:table-cell office:value-type="float" office:value="253853189" calcext:value-type="float">
            <text:p>253853189</text:p>
          </table:table-cell>
          <table:table-cell office:value-type="float" office:value="437569205" calcext:value-type="float">
            <text:p>437569205</text:p>
          </table:table-cell>
          <table:table-cell office:value-type="float" office:value="381660786" calcext:value-type="float">
            <text:p>381660786</text:p>
          </table:table-cell>
          <table:table-cell office:value-type="float" office:value="1059611425" calcext:value-type="float">
            <text:p>1059611425</text:p>
          </table:table-cell>
          <table:table-cell office:value-type="float" office:value="1769264820" calcext:value-type="float">
            <text:p>1769264820</text:p>
          </table:table-cell>
          <table:table-cell office:value-type="float" office:value="806468084" calcext:value-type="float">
            <text:p>806468084</text:p>
          </table:table-cell>
          <table:table-cell office:value-type="float" office:value="1426591304" calcext:value-type="float">
            <text:p>1426591304</text:p>
          </table:table-cell>
          <table:table-cell office:value-type="float" office:value="2983978309" calcext:value-type="float">
            <text:p>2983978309</text:p>
          </table:table-cell>
          <table:table-cell office:value-type="string" calcext:value-type="string">
            <text:p><text:s/></text:p>
          </table:table-cell>
          <table:table-cell table:formula="of:=MIN([.B65:.CW65])" office:value-type="float" office:value="45571689" calcext:value-type="float">
            <text:p>45571689</text:p>
          </table:table-cell>
        </table:table-row>
        <table:table-row table:style-name="ro1">
          <table:table-cell office:value-type="string" calcext:value-type="string">
            <text:p>(75304, 3851)</text:p>
          </table:table-cell>
          <table:table-cell office:value-type="float" office:value="10754301412" calcext:value-type="float">
            <text:p>10754301412</text:p>
          </table:table-cell>
          <table:table-cell office:value-type="float" office:value="6871696192" calcext:value-type="float">
            <text:p>6871696192</text:p>
          </table:table-cell>
          <table:table-cell office:value-type="float" office:value="8556811457" calcext:value-type="float">
            <text:p>8556811457</text:p>
          </table:table-cell>
          <table:table-cell office:value-type="float" office:value="5496887780" calcext:value-type="float">
            <text:p>5496887780</text:p>
          </table:table-cell>
          <table:table-cell office:value-type="float" office:value="5951307080" calcext:value-type="float">
            <text:p>5951307080</text:p>
          </table:table-cell>
          <table:table-cell office:value-type="float" office:value="7492889197" calcext:value-type="float">
            <text:p>7492889197</text:p>
          </table:table-cell>
          <table:table-cell office:value-type="float" office:value="4741304516" calcext:value-type="float">
            <text:p>4741304516</text:p>
          </table:table-cell>
          <table:table-cell office:value-type="float" office:value="11289982930" calcext:value-type="float">
            <text:p>11289982930</text:p>
          </table:table-cell>
          <table:table-cell office:value-type="float" office:value="4268974489" calcext:value-type="float">
            <text:p>4268974489</text:p>
          </table:table-cell>
          <table:table-cell office:value-type="float" office:value="12396893473" calcext:value-type="float">
            <text:p>12396893473</text:p>
          </table:table-cell>
          <table:table-cell office:value-type="float" office:value="6142839125" calcext:value-type="float">
            <text:p>6142839125</text:p>
          </table:table-cell>
          <table:table-cell office:value-type="float" office:value="5177302868" calcext:value-type="float">
            <text:p>5177302868</text:p>
          </table:table-cell>
          <table:table-cell office:value-type="float" office:value="4659824665" calcext:value-type="float">
            <text:p>4659824665</text:p>
          </table:table-cell>
          <table:table-cell office:value-type="float" office:value="8752099225" calcext:value-type="float">
            <text:p>8752099225</text:p>
          </table:table-cell>
          <table:table-cell office:value-type="float" office:value="7021813517" calcext:value-type="float">
            <text:p>7021813517</text:p>
          </table:table-cell>
          <table:table-cell office:value-type="float" office:value="10327993920" calcext:value-type="float">
            <text:p>10327993920</text:p>
          </table:table-cell>
          <table:table-cell office:value-type="float" office:value="10489701785" calcext:value-type="float">
            <text:p>10489701785</text:p>
          </table:table-cell>
          <table:table-cell office:value-type="float" office:value="3522958400" calcext:value-type="float">
            <text:p>3522958400</text:p>
          </table:table-cell>
          <table:table-cell office:value-type="float" office:value="3980692805" calcext:value-type="float">
            <text:p>3980692805</text:p>
          </table:table-cell>
          <table:table-cell office:value-type="float" office:value="7418435690" calcext:value-type="float">
            <text:p>7418435690</text:p>
          </table:table-cell>
          <table:table-cell office:value-type="float" office:value="2650906849" calcext:value-type="float">
            <text:p>2650906849</text:p>
          </table:table-cell>
          <table:table-cell office:value-type="float" office:value="6634794644" calcext:value-type="float">
            <text:p>6634794644</text:p>
          </table:table-cell>
          <table:table-cell office:value-type="float" office:value="9560887889" calcext:value-type="float">
            <text:p>9560887889</text:p>
          </table:table-cell>
          <table:table-cell office:value-type="float" office:value="8649629125" calcext:value-type="float">
            <text:p>8649629125</text:p>
          </table:table-cell>
          <table:table-cell office:value-type="float" office:value="10864969525" calcext:value-type="float">
            <text:p>10864969525</text:p>
          </table:table-cell>
          <table:table-cell office:value-type="float" office:value="2226208708" calcext:value-type="float">
            <text:p>2226208708</text:p>
          </table:table-cell>
          <table:table-cell office:value-type="float" office:value="3237198660" calcext:value-type="float">
            <text:p>3237198660</text:p>
          </table:table-cell>
          <table:table-cell office:value-type="float" office:value="2652332994" calcext:value-type="float">
            <text:p>2652332994</text:p>
          </table:table-cell>
          <table:table-cell office:value-type="float" office:value="3347008649" calcext:value-type="float">
            <text:p>3347008649</text:p>
          </table:table-cell>
          <table:table-cell office:value-type="float" office:value="8711533300" calcext:value-type="float">
            <text:p>8711533300</text:p>
          </table:table-cell>
          <table:table-cell office:value-type="float" office:value="10061194210" calcext:value-type="float">
            <text:p>10061194210</text:p>
          </table:table-cell>
          <table:table-cell office:value-type="float" office:value="1649801925" calcext:value-type="float">
            <text:p>1649801925</text:p>
          </table:table-cell>
          <table:table-cell office:value-type="float" office:value="3770328074" calcext:value-type="float">
            <text:p>3770328074</text:p>
          </table:table-cell>
          <table:table-cell office:value-type="float" office:value="2484778640" calcext:value-type="float">
            <text:p>2484778640</text:p>
          </table:table-cell>
          <table:table-cell office:value-type="float" office:value="4794490660" calcext:value-type="float">
            <text:p>4794490660</text:p>
          </table:table-cell>
          <table:table-cell office:value-type="float" office:value="5357691040" calcext:value-type="float">
            <text:p>5357691040</text:p>
          </table:table-cell>
          <table:table-cell office:value-type="float" office:value="1417314274" calcext:value-type="float">
            <text:p>1417314274</text:p>
          </table:table-cell>
          <table:table-cell office:value-type="float" office:value="9998002600" calcext:value-type="float">
            <text:p>9998002600</text:p>
          </table:table-cell>
          <table:table-cell office:value-type="float" office:value="1357879700" calcext:value-type="float">
            <text:p>1357879700</text:p>
          </table:table-cell>
          <table:table-cell office:value-type="float" office:value="1322067997" calcext:value-type="float">
            <text:p>1322067997</text:p>
          </table:table-cell>
          <table:table-cell office:value-type="float" office:value="6850622066" calcext:value-type="float">
            <text:p>6850622066</text:p>
          </table:table-cell>
          <table:table-cell office:value-type="float" office:value="2436707816" calcext:value-type="float">
            <text:p>2436707816</text:p>
          </table:table-cell>
          <table:table-cell office:value-type="float" office:value="8102143296" calcext:value-type="float">
            <text:p>8102143296</text:p>
          </table:table-cell>
          <table:table-cell office:value-type="float" office:value="2068481026" calcext:value-type="float">
            <text:p>2068481026</text:p>
          </table:table-cell>
          <table:table-cell office:value-type="float" office:value="1732697941" calcext:value-type="float">
            <text:p>1732697941</text:p>
          </table:table-cell>
          <table:table-cell office:value-type="float" office:value="4940073220" calcext:value-type="float">
            <text:p>4940073220</text:p>
          </table:table-cell>
          <table:table-cell office:value-type="float" office:value="8494327890" calcext:value-type="float">
            <text:p>8494327890</text:p>
          </table:table-cell>
          <table:table-cell office:value-type="float" office:value="2646524761" calcext:value-type="float">
            <text:p>2646524761</text:p>
          </table:table-cell>
          <table:table-cell office:value-type="float" office:value="2165989940" calcext:value-type="float">
            <text:p>2165989940</text:p>
          </table:table-cell>
          <table:table-cell office:value-type="float" office:value="7725434002" calcext:value-type="float">
            <text:p>7725434002</text:p>
          </table:table-cell>
          <table:table-cell office:value-type="float" office:value="501067001" calcext:value-type="float">
            <text:p>501067001</text:p>
          </table:table-cell>
          <table:table-cell office:value-type="float" office:value="6428123341" calcext:value-type="float">
            <text:p>6428123341</text:p>
          </table:table-cell>
          <table:table-cell office:value-type="float" office:value="6517356034" calcext:value-type="float">
            <text:p>6517356034</text:p>
          </table:table-cell>
          <table:table-cell office:value-type="float" office:value="549334480" calcext:value-type="float">
            <text:p>549334480</text:p>
          </table:table-cell>
          <table:table-cell office:value-type="float" office:value="425785061" calcext:value-type="float">
            <text:p>425785061</text:p>
          </table:table-cell>
          <table:table-cell office:value-type="float" office:value="5768521186" calcext:value-type="float">
            <text:p>5768521186</text:p>
          </table:table-cell>
          <table:table-cell office:value-type="float" office:value="7483529288" calcext:value-type="float">
            <text:p>7483529288</text:p>
          </table:table-cell>
          <table:table-cell office:value-type="float" office:value="3379392400" calcext:value-type="float">
            <text:p>3379392400</text:p>
          </table:table-cell>
          <table:table-cell office:value-type="float" office:value="2943595730" calcext:value-type="float">
            <text:p>2943595730</text:p>
          </table:table-cell>
          <table:table-cell office:value-type="float" office:value="228965509" calcext:value-type="float">
            <text:p>228965509</text:p>
          </table:table-cell>
          <table:table-cell office:value-type="float" office:value="3484670345" calcext:value-type="float">
            <text:p>3484670345</text:p>
          </table:table-cell>
          <table:table-cell office:value-type="float" office:value="1300091490" calcext:value-type="float">
            <text:p>1300091490</text:p>
          </table:table-cell>
          <table:table-cell office:value-type="float" office:value="130712881" calcext:value-type="float">
            <text:p>130712881</text:p>
          </table:table-cell>
          <table:table-cell office:value-type="float" office:value="599820273" calcext:value-type="float">
            <text:p>599820273</text:p>
          </table:table-cell>
          <table:table-cell office:value-type="float" office:value="8860518004" calcext:value-type="float">
            <text:p>8860518004</text:p>
          </table:table-cell>
          <table:table-cell office:value-type="float" office:value="8707066281" calcext:value-type="float">
            <text:p>8707066281</text:p>
          </table:table-cell>
          <table:table-cell office:value-type="float" office:value="1752840450" calcext:value-type="float">
            <text:p>1752840450</text:p>
          </table:table-cell>
          <table:table-cell office:value-type="float" office:value="498176080" calcext:value-type="float">
            <text:p>498176080</text:p>
          </table:table-cell>
          <table:table-cell office:value-type="float" office:value="643937841" calcext:value-type="float">
            <text:p>643937841</text:p>
          </table:table-cell>
          <table:table-cell office:value-type="float" office:value="433781370" calcext:value-type="float">
            <text:p>433781370</text:p>
          </table:table-cell>
          <table:table-cell office:value-type="float" office:value="810169021" calcext:value-type="float">
            <text:p>810169021</text:p>
          </table:table-cell>
          <table:table-cell office:value-type="float" office:value="216063833" calcext:value-type="float">
            <text:p>216063833</text:p>
          </table:table-cell>
          <table:table-cell office:value-type="float" office:value="1498752538" calcext:value-type="float">
            <text:p>1498752538</text:p>
          </table:table-cell>
          <table:table-cell office:value-type="float" office:value="1943002762" calcext:value-type="float">
            <text:p>1943002762</text:p>
          </table:table-cell>
          <table:table-cell office:value-type="float" office:value="1290545" calcext:value-type="float">
            <text:p>1290545</text:p>
          </table:table-cell>
          <table:table-cell office:value-type="float" office:value="2870661770" calcext:value-type="float">
            <text:p>2870661770</text:p>
          </table:table-cell>
          <table:table-cell office:value-type="float" office:value="6667194185" calcext:value-type="float">
            <text:p>6667194185</text:p>
          </table:table-cell>
          <table:table-cell office:value-type="float" office:value="1798152953" calcext:value-type="float">
            <text:p>1798152953</text:p>
          </table:table-cell>
          <table:table-cell office:value-type="float" office:value="4056187237" calcext:value-type="float">
            <text:p>4056187237</text:p>
          </table:table-cell>
          <table:table-cell office:value-type="float" office:value="298253189" calcext:value-type="float">
            <text:p>298253189</text:p>
          </table:table-cell>
          <table:table-cell office:value-type="float" office:value="4849583650" calcext:value-type="float">
            <text:p>4849583650</text:p>
          </table:table-cell>
          <table:table-cell office:value-type="float" office:value="477967725" calcext:value-type="float">
            <text:p>477967725</text:p>
          </table:table-cell>
          <table:table-cell office:value-type="float" office:value="3214956160" calcext:value-type="float">
            <text:p>3214956160</text:p>
          </table:table-cell>
          <table:table-cell office:value-type="float" office:value="6075819460" calcext:value-type="float">
            <text:p>6075819460</text:p>
          </table:table-cell>
          <table:table-cell office:value-type="float" office:value="125395300" calcext:value-type="float">
            <text:p>125395300</text:p>
          </table:table-cell>
          <table:table-cell office:value-type="float" office:value="384373250" calcext:value-type="float">
            <text:p>384373250</text:p>
          </table:table-cell>
          <table:table-cell office:value-type="float" office:value="3803136857" calcext:value-type="float">
            <text:p>3803136857</text:p>
          </table:table-cell>
          <table:table-cell office:value-type="float" office:value="3059598397" calcext:value-type="float">
            <text:p>3059598397</text:p>
          </table:table-cell>
          <table:table-cell office:value-type="float" office:value="3942428917" calcext:value-type="float">
            <text:p>3942428917</text:p>
          </table:table-cell>
          <table:table-cell office:value-type="float" office:value="2031276538" calcext:value-type="float">
            <text:p>2031276538</text:p>
          </table:table-cell>
          <table:table-cell office:value-type="float" office:value="9149779924" calcext:value-type="float">
            <text:p>9149779924</text:p>
          </table:table-cell>
          <table:table-cell office:value-type="float" office:value="3977263441" calcext:value-type="float">
            <text:p>3977263441</text:p>
          </table:table-cell>
          <table:table-cell office:value-type="float" office:value="5557710314" calcext:value-type="float">
            <text:p>5557710314</text:p>
          </table:table-cell>
          <table:table-cell office:value-type="float" office:value="3311609962" calcext:value-type="float">
            <text:p>3311609962</text:p>
          </table:table-cell>
          <table:table-cell office:value-type="float" office:value="6106858033" calcext:value-type="float">
            <text:p>6106858033</text:p>
          </table:table-cell>
          <table:table-cell office:value-type="float" office:value="9434395010" calcext:value-type="float">
            <text:p>9434395010</text:p>
          </table:table-cell>
          <table:table-cell office:value-type="float" office:value="1268797405" calcext:value-type="float">
            <text:p>1268797405</text:p>
          </table:table-cell>
          <table:table-cell office:value-type="float" office:value="8091355309" calcext:value-type="float">
            <text:p>8091355309</text:p>
          </table:table-cell>
          <table:table-cell office:value-type="float" office:value="1830700205" calcext:value-type="float">
            <text:p>1830700205</text:p>
          </table:table-cell>
          <table:table-cell office:value-type="float" office:value="975095930" calcext:value-type="float">
            <text:p>975095930</text:p>
          </table:table-cell>
          <table:table-cell office:value-type="string" calcext:value-type="string">
            <text:p><text:s/></text:p>
          </table:table-cell>
          <table:table-cell table:formula="of:=MIN([.B66:.CW66])" office:value-type="float" office:value="1290545" calcext:value-type="float">
            <text:p>1290545</text:p>
          </table:table-cell>
        </table:table-row>
        <table:table-row table:style-name="ro1">
          <table:table-cell office:value-type="string" calcext:value-type="string">
            <text:p>(75420, 13485)</text:p>
          </table:table-cell>
          <table:table-cell office:value-type="float" office:value="9485061200" calcext:value-type="float">
            <text:p>9485061200</text:p>
          </table:table-cell>
          <table:table-cell office:value-type="float" office:value="6290834804" calcext:value-type="float">
            <text:p>6290834804</text:p>
          </table:table-cell>
          <table:table-cell office:value-type="float" office:value="7609467409" calcext:value-type="float">
            <text:p>7609467409</text:p>
          </table:table-cell>
          <table:table-cell office:value-type="float" office:value="5652032976" calcext:value-type="float">
            <text:p>5652032976</text:p>
          </table:table-cell>
          <table:table-cell office:value-type="float" office:value="5473016084" calcext:value-type="float">
            <text:p>5473016084</text:p>
          </table:table-cell>
          <table:table-cell office:value-type="float" office:value="6586827325" calcext:value-type="float">
            <text:p>6586827325</text:p>
          </table:table-cell>
          <table:table-cell office:value-type="float" office:value="4720858216" calcext:value-type="float">
            <text:p>4720858216</text:p>
          </table:table-cell>
          <table:table-cell office:value-type="float" office:value="9785088106" calcext:value-type="float">
            <text:p>9785088106</text:p>
          </table:table-cell>
          <table:table-cell office:value-type="float" office:value="3996385025" calcext:value-type="float">
            <text:p>3996385025</text:p>
          </table:table-cell>
          <table:table-cell office:value-type="float" office:value="10713706865" calcext:value-type="float">
            <text:p>10713706865</text:p>
          </table:table-cell>
          <table:table-cell office:value-type="float" office:value="5255572149" calcext:value-type="float">
            <text:p>5255572149</text:p>
          </table:table-cell>
          <table:table-cell office:value-type="float" office:value="4475633472" calcext:value-type="float">
            <text:p>4475633472</text:p>
          </table:table-cell>
          <table:table-cell office:value-type="float" office:value="4014722521" calcext:value-type="float">
            <text:p>4014722521</text:p>
          </table:table-cell>
          <table:table-cell office:value-type="float" office:value="7388767553" calcext:value-type="float">
            <text:p>7388767553</text:p>
          </table:table-cell>
          <table:table-cell office:value-type="float" office:value="5885164625" calcext:value-type="float">
            <text:p>5885164625</text:p>
          </table:table-cell>
          <table:table-cell office:value-type="float" office:value="8766594068" calcext:value-type="float">
            <text:p>8766594068</text:p>
          </table:table-cell>
          <table:table-cell office:value-type="float" office:value="8909871749" calcext:value-type="float">
            <text:p>8909871749</text:p>
          </table:table-cell>
          <table:table-cell office:value-type="float" office:value="3120064020" calcext:value-type="float">
            <text:p>3120064020</text:p>
          </table:table-cell>
          <table:table-cell office:value-type="float" office:value="3386802393" calcext:value-type="float">
            <text:p>3386802393</text:p>
          </table:table-cell>
          <table:table-cell office:value-type="float" office:value="6187288754" calcext:value-type="float">
            <text:p>6187288754</text:p>
          </table:table-cell>
          <table:table-cell office:value-type="float" office:value="2594826365" calcext:value-type="float">
            <text:p>2594826365</text:p>
          </table:table-cell>
          <table:table-cell office:value-type="float" office:value="5502990400" calcext:value-type="float">
            <text:p>5502990400</text:p>
          </table:table-cell>
          <table:table-cell office:value-type="float" office:value="8039107565" calcext:value-type="float">
            <text:p>8039107565</text:p>
          </table:table-cell>
          <table:table-cell office:value-type="float" office:value="7227447277" calcext:value-type="float">
            <text:p>7227447277</text:p>
          </table:table-cell>
          <table:table-cell office:value-type="float" office:value="9190005497" calcext:value-type="float">
            <text:p>9190005497</text:p>
          </table:table-cell>
          <table:table-cell office:value-type="float" office:value="2248280480" calcext:value-type="float">
            <text:p>2248280480</text:p>
          </table:table-cell>
          <table:table-cell office:value-type="float" office:value="2718108944" calcext:value-type="float">
            <text:p>2718108944</text:p>
          </table:table-cell>
          <table:table-cell office:value-type="float" office:value="2331970682" calcext:value-type="float">
            <text:p>2331970682</text:p>
          </table:table-cell>
          <table:table-cell office:value-type="float" office:value="2727642857" calcext:value-type="float">
            <text:p>2727642857</text:p>
          </table:table-cell>
          <table:table-cell office:value-type="float" office:value="7215415432" calcext:value-type="float">
            <text:p>7215415432</text:p>
          </table:table-cell>
          <table:table-cell office:value-type="float" office:value="8407871866" calcext:value-type="float">
            <text:p>8407871866</text:p>
          </table:table-cell>
          <table:table-cell office:value-type="float" office:value="1705214537" calcext:value-type="float">
            <text:p>1705214537</text:p>
          </table:table-cell>
          <table:table-cell office:value-type="float" office:value="2984017642" calcext:value-type="float">
            <text:p>2984017642</text:p>
          </table:table-cell>
          <table:table-cell office:value-type="float" office:value="2021787604" calcext:value-type="float">
            <text:p>2021787604</text:p>
          </table:table-cell>
          <table:table-cell office:value-type="float" office:value="3793104080" calcext:value-type="float">
            <text:p>3793104080</text:p>
          </table:table-cell>
          <table:table-cell office:value-type="float" office:value="4263279044" calcext:value-type="float">
            <text:p>4263279044</text:p>
          </table:table-cell>
          <table:table-cell office:value-type="float" office:value="1569048050" calcext:value-type="float">
            <text:p>1569048050</text:p>
          </table:table-cell>
          <table:table-cell office:value-type="float" office:value="8309452100" calcext:value-type="float">
            <text:p>8309452100</text:p>
          </table:table-cell>
          <table:table-cell office:value-type="float" office:value="1325383272" calcext:value-type="float">
            <text:p>1325383272</text:p>
          </table:table-cell>
          <table:table-cell office:value-type="float" office:value="1492769809" calcext:value-type="float">
            <text:p>1492769809</text:p>
          </table:table-cell>
          <table:table-cell office:value-type="float" office:value="5516448290" calcext:value-type="float">
            <text:p>5516448290</text:p>
          </table:table-cell>
          <table:table-cell office:value-type="float" office:value="1873954756" calcext:value-type="float">
            <text:p>1873954756</text:p>
          </table:table-cell>
          <table:table-cell office:value-type="float" office:value="6591112436" calcext:value-type="float">
            <text:p>6591112436</text:p>
          </table:table-cell>
          <table:table-cell office:value-type="float" office:value="1561957930" calcext:value-type="float">
            <text:p>1561957930</text:p>
          </table:table-cell>
          <table:table-cell office:value-type="float" office:value="1335697661" calcext:value-type="float">
            <text:p>1335697661</text:p>
          </table:table-cell>
          <table:table-cell office:value-type="float" office:value="3820876328" calcext:value-type="float">
            <text:p>3820876328</text:p>
          </table:table-cell>
          <table:table-cell office:value-type="float" office:value="6908380874" calcext:value-type="float">
            <text:p>6908380874</text:p>
          </table:table-cell>
          <table:table-cell office:value-type="float" office:value="1914809345" calcext:value-type="float">
            <text:p>1914809345</text:p>
          </table:table-cell>
          <table:table-cell office:value-type="float" office:value="1522634368" calcext:value-type="float">
            <text:p>1522634368</text:p>
          </table:table-cell>
          <table:table-cell office:value-type="float" office:value="6191488178" calcext:value-type="float">
            <text:p>6191488178</text:p>
          </table:table-cell>
          <table:table-cell office:value-type="float" office:value="630769441" calcext:value-type="float">
            <text:p>630769441</text:p>
          </table:table-cell>
          <table:table-cell office:value-type="float" office:value="5040791645" calcext:value-type="float">
            <text:p>5040791645</text:p>
          </table:table-cell>
          <table:table-cell office:value-type="float" office:value="5107008682" calcext:value-type="float">
            <text:p>5107008682</text:p>
          </table:table-cell>
          <table:table-cell office:value-type="float" office:value="402183764" calcext:value-type="float">
            <text:p>402183764</text:p>
          </table:table-cell>
          <table:table-cell office:value-type="float" office:value="393677101" calcext:value-type="float">
            <text:p>393677101</text:p>
          </table:table-cell>
          <table:table-cell office:value-type="float" office:value="4449489866" calcext:value-type="float">
            <text:p>4449489866</text:p>
          </table:table-cell>
          <table:table-cell office:value-type="float" office:value="5954905780" calcext:value-type="float">
            <text:p>5954905780</text:p>
          </table:table-cell>
          <table:table-cell office:value-type="float" office:value="2405497220" calcext:value-type="float">
            <text:p>2405497220</text:p>
          </table:table-cell>
          <table:table-cell office:value-type="float" office:value="2040302394" calcext:value-type="float">
            <text:p>2040302394</text:p>
          </table:table-cell>
          <table:table-cell office:value-type="float" office:value="307377577" calcext:value-type="float">
            <text:p>307377577</text:p>
          </table:table-cell>
          <table:table-cell office:value-type="float" office:value="2471246865" calcext:value-type="float">
            <text:p>2471246865</text:p>
          </table:table-cell>
          <table:table-cell office:value-type="float" office:value="731145146" calcext:value-type="float">
            <text:p>731145146</text:p>
          </table:table-cell>
          <table:table-cell office:value-type="float" office:value="135088685" calcext:value-type="float">
            <text:p>135088685</text:p>
          </table:table-cell>
          <table:table-cell office:value-type="float" office:value="266645345" calcext:value-type="float">
            <text:p>266645345</text:p>
          </table:table-cell>
          <table:table-cell office:value-type="float" office:value="7150884872" calcext:value-type="float">
            <text:p>7150884872</text:p>
          </table:table-cell>
          <table:table-cell office:value-type="float" office:value="7012816241" calcext:value-type="float">
            <text:p>7012816241</text:p>
          </table:table-cell>
          <table:table-cell office:value-type="float" office:value="1049106962" calcext:value-type="float">
            <text:p>1049106962</text:p>
          </table:table-cell>
          <table:table-cell office:value-type="float" office:value="169460836" calcext:value-type="float">
            <text:p>169460836</text:p>
          </table:table-cell>
          <table:table-cell office:value-type="float" office:value="253920941" calcext:value-type="float">
            <text:p>253920941</text:p>
          </table:table-cell>
          <table:table-cell office:value-type="float" office:value="131251226" calcext:value-type="float">
            <text:p>131251226</text:p>
          </table:table-cell>
          <table:table-cell office:value-type="float" office:value="357337681" calcext:value-type="float">
            <text:p>357337681</text:p>
          </table:table-cell>
          <table:table-cell office:value-type="float" office:value="27287365" calcext:value-type="float">
            <text:p>27287365</text:p>
          </table:table-cell>
          <table:table-cell office:value-type="float" office:value="845712850" calcext:value-type="float">
            <text:p>845712850</text:p>
          </table:table-cell>
          <table:table-cell office:value-type="float" office:value="1186467050" calcext:value-type="float">
            <text:p>1186467050</text:p>
          </table:table-cell>
          <table:table-cell office:value-type="float" office:value="93719529" calcext:value-type="float">
            <text:p>93719529</text:p>
          </table:table-cell>
          <table:table-cell office:value-type="float" office:value="1931502850" calcext:value-type="float">
            <text:p>1931502850</text:p>
          </table:table-cell>
          <table:table-cell office:value-type="float" office:value="5187663529" calcext:value-type="float">
            <text:p>5187663529</text:p>
          </table:table-cell>
          <table:table-cell office:value-type="float" office:value="1078049977" calcext:value-type="float">
            <text:p>1078049977</text:p>
          </table:table-cell>
          <table:table-cell office:value-type="float" office:value="2924589929" calcext:value-type="float">
            <text:p>2924589929</text:p>
          </table:table-cell>
          <table:table-cell office:value-type="float" office:value="76470057" calcext:value-type="float">
            <text:p>76470057</text:p>
          </table:table-cell>
          <table:table-cell office:value-type="float" office:value="3605191930" calcext:value-type="float">
            <text:p>3605191930</text:p>
          </table:table-cell>
          <table:table-cell office:value-type="float" office:value="175848005" calcext:value-type="float">
            <text:p>175848005</text:p>
          </table:table-cell>
          <table:table-cell office:value-type="float" office:value="2226856564" calcext:value-type="float">
            <text:p>2226856564</text:p>
          </table:table-cell>
          <table:table-cell office:value-type="float" office:value="4675580200" calcext:value-type="float">
            <text:p>4675580200</text:p>
          </table:table-cell>
          <table:table-cell office:value-type="float" office:value="102715912" calcext:value-type="float">
            <text:p>102715912</text:p>
          </table:table-cell>
          <table:table-cell office:value-type="float" office:value="162402602" calcext:value-type="float">
            <text:p>162402602</text:p>
          </table:table-cell>
          <table:table-cell office:value-type="float" office:value="2726013209" calcext:value-type="float">
            <text:p>2726013209</text:p>
          </table:table-cell>
          <table:table-cell office:value-type="float" office:value="2108554369" calcext:value-type="float">
            <text:p>2108554369</text:p>
          </table:table-cell>
          <table:table-cell office:value-type="float" office:value="2845273129" calcext:value-type="float">
            <text:p>2845273129</text:p>
          </table:table-cell>
          <table:table-cell office:value-type="float" office:value="1284739618" calcext:value-type="float">
            <text:p>1284739618</text:p>
          </table:table-cell>
          <table:table-cell office:value-type="float" office:value="7412515472" calcext:value-type="float">
            <text:p>7412515472</text:p>
          </table:table-cell>
          <table:table-cell office:value-type="float" office:value="2880119005" calcext:value-type="float">
            <text:p>2880119005</text:p>
          </table:table-cell>
          <table:table-cell office:value-type="float" office:value="4240773722" calcext:value-type="float">
            <text:p>4240773722</text:p>
          </table:table-cell>
          <table:table-cell office:value-type="float" office:value="2337088634" calcext:value-type="float">
            <text:p>2337088634</text:p>
          </table:table-cell>
          <table:table-cell office:value-type="float" office:value="4729853725" calcext:value-type="float">
            <text:p>4729853725</text:p>
          </table:table-cell>
          <table:table-cell office:value-type="float" office:value="7683719418" calcext:value-type="float">
            <text:p>7683719418</text:p>
          </table:table-cell>
          <table:table-cell office:value-type="float" office:value="769663213" calcext:value-type="float">
            <text:p>769663213</text:p>
          </table:table-cell>
          <table:table-cell office:value-type="float" office:value="6493667837" calcext:value-type="float">
            <text:p>6493667837</text:p>
          </table:table-cell>
          <table:table-cell office:value-type="float" office:value="1203306085" calcext:value-type="float">
            <text:p>1203306085</text:p>
          </table:table-cell>
          <table:table-cell office:value-type="float" office:value="687245050" calcext:value-type="float">
            <text:p>687245050</text:p>
          </table:table-cell>
          <table:table-cell office:value-type="string" calcext:value-type="string">
            <text:p><text:s/></text:p>
          </table:table-cell>
          <table:table-cell table:formula="of:=MIN([.B67:.CW67])" office:value-type="float" office:value="27287365" calcext:value-type="float">
            <text:p>27287365</text:p>
          </table:table-cell>
        </table:table-row>
        <table:table-row table:style-name="ro1">
          <table:table-cell office:value-type="string" calcext:value-type="string">
            <text:p>(76398, 4412)</text:p>
          </table:table-cell>
          <table:table-cell office:value-type="float" office:value="10839637013" calcext:value-type="float">
            <text:p>10839637013</text:p>
          </table:table-cell>
          <table:table-cell office:value-type="float" office:value="6996490709" calcext:value-type="float">
            <text:p>6996490709</text:p>
          </table:table-cell>
          <table:table-cell office:value-type="float" office:value="8659673764" calcext:value-type="float">
            <text:p>8659673764</text:p>
          </table:table-cell>
          <table:table-cell office:value-type="float" office:value="5663166613" calcext:value-type="float">
            <text:p>5663166613</text:p>
          </table:table-cell>
          <table:table-cell office:value-type="float" office:value="6073650425" calcext:value-type="float">
            <text:p>6073650425</text:p>
          </table:table-cell>
          <table:table-cell office:value-type="float" office:value="7585608608" calcext:value-type="float">
            <text:p>7585608608</text:p>
          </table:table-cell>
          <table:table-cell office:value-type="float" office:value="4885237825" calcext:value-type="float">
            <text:p>4885237825</text:p>
          </table:table-cell>
          <table:table-cell office:value-type="float" office:value="11340762273" calcext:value-type="float">
            <text:p>11340762273</text:p>
          </table:table-cell>
          <table:table-cell office:value-type="float" office:value="4384660712" calcext:value-type="float">
            <text:p>4384660712</text:p>
          </table:table-cell>
          <table:table-cell office:value-type="float" office:value="12428394820" calcext:value-type="float">
            <text:p>12428394820</text:p>
          </table:table-cell>
          <table:table-cell office:value-type="float" office:value="6215603920" calcext:value-type="float">
            <text:p>6215603920</text:p>
          </table:table-cell>
          <table:table-cell office:value-type="float" office:value="5259687973" calcext:value-type="float">
            <text:p>5259687973</text:p>
          </table:table-cell>
          <table:table-cell office:value-type="float" office:value="4740232788" calcext:value-type="float">
            <text:p>4740232788</text:p>
          </table:table-cell>
          <table:table-cell office:value-type="float" office:value="8786752456" calcext:value-type="float">
            <text:p>8786752456</text:p>
          </table:table-cell>
          <table:table-cell office:value-type="float" office:value="7068172898" calcext:value-type="float">
            <text:p>7068172898</text:p>
          </table:table-cell>
          <table:table-cell office:value-type="float" office:value="10349191141" calcext:value-type="float">
            <text:p>10349191141</text:p>
          </table:table-cell>
          <table:table-cell office:value-type="float" office:value="10509732290" calcext:value-type="float">
            <text:p>10509732290</text:p>
          </table:table-cell>
          <table:table-cell office:value-type="float" office:value="3611234149" calcext:value-type="float">
            <text:p>3611234149</text:p>
          </table:table-cell>
          <table:table-cell office:value-type="float" office:value="4054487026" calcext:value-type="float">
            <text:p>4054487026</text:p>
          </table:table-cell>
          <table:table-cell office:value-type="float" office:value="7453982225" calcext:value-type="float">
            <text:p>7453982225</text:p>
          </table:table-cell>
          <table:table-cell office:value-type="float" office:value="2754226642" calcext:value-type="float">
            <text:p>2754226642</text:p>
          </table:table-cell>
          <table:table-cell office:value-type="float" office:value="6674110277" calcext:value-type="float">
            <text:p>6674110277</text:p>
          </table:table-cell>
          <table:table-cell office:value-type="float" office:value="9575766002" calcext:value-type="float">
            <text:p>9575766002</text:p>
          </table:table-cell>
          <table:table-cell office:value-type="float" office:value="8668882692" calcext:value-type="float">
            <text:p>8668882692</text:p>
          </table:table-cell>
          <table:table-cell office:value-type="float" office:value="10868731322" calcext:value-type="float">
            <text:p>10868731322</text:p>
          </table:table-cell>
          <table:table-cell office:value-type="float" office:value="2325783725" calcext:value-type="float">
            <text:p>2325783725</text:p>
          </table:table-cell>
          <table:table-cell office:value-type="float" office:value="3304895845" calcext:value-type="float">
            <text:p>3304895845</text:p>
          </table:table-cell>
          <table:table-cell office:value-type="float" office:value="2731034785" calcext:value-type="float">
            <text:p>2731034785</text:p>
          </table:table-cell>
          <table:table-cell office:value-type="float" office:value="3402856340" calcext:value-type="float">
            <text:p>3402856340</text:p>
          </table:table-cell>
          <table:table-cell office:value-type="float" office:value="8713434537" calcext:value-type="float">
            <text:p>8713434537</text:p>
          </table:table-cell>
          <table:table-cell office:value-type="float" office:value="10052164673" calcext:value-type="float">
            <text:p>10052164673</text:p>
          </table:table-cell>
          <table:table-cell office:value-type="float" office:value="1737299482" calcext:value-type="float">
            <text:p>1737299482</text:p>
          </table:table-cell>
          <table:table-cell office:value-type="float" office:value="3808806685" calcext:value-type="float">
            <text:p>3808806685</text:p>
          </table:table-cell>
          <table:table-cell office:value-type="float" office:value="2541564845" calcext:value-type="float">
            <text:p>2541564845</text:p>
          </table:table-cell>
          <table:table-cell office:value-type="float" office:value="4816950709" calcext:value-type="float">
            <text:p>4816950709</text:p>
          </table:table-cell>
          <table:table-cell office:value-type="float" office:value="5374377485" calcext:value-type="float">
            <text:p>5374377485</text:p>
          </table:table-cell>
          <table:table-cell office:value-type="float" office:value="1503923357" calcext:value-type="float">
            <text:p>1503923357</text:p>
          </table:table-cell>
          <table:table-cell office:value-type="float" office:value="9976207969" calcext:value-type="float">
            <text:p>9976207969</text:p>
          </table:table-cell>
          <table:table-cell office:value-type="float" office:value="1430788297" calcext:value-type="float">
            <text:p>1430788297</text:p>
          </table:table-cell>
          <table:table-cell office:value-type="float" office:value="1406789514" calcext:value-type="float">
            <text:p>1406789514</text:p>
          </table:table-cell>
          <table:table-cell office:value-type="float" office:value="6847473581" calcext:value-type="float">
            <text:p>6847473581</text:p>
          </table:table-cell>
          <table:table-cell office:value-type="float" office:value="2476921025" calcext:value-type="float">
            <text:p>2476921025</text:p>
          </table:table-cell>
          <table:table-cell office:value-type="float" office:value="8082592405" calcext:value-type="float">
            <text:p>8082592405</text:p>
          </table:table-cell>
          <table:table-cell office:value-type="float" office:value="2106425801" calcext:value-type="float">
            <text:p>2106425801</text:p>
          </table:table-cell>
          <table:table-cell office:value-type="float" office:value="1776692020" calcext:value-type="float">
            <text:p>1776692020</text:p>
          </table:table-cell>
          <table:table-cell office:value-type="float" office:value="4937559521" calcext:value-type="float">
            <text:p>4937559521</text:p>
          </table:table-cell>
          <table:table-cell office:value-type="float" office:value="8461183825" calcext:value-type="float">
            <text:p>8461183825</text:p>
          </table:table-cell>
          <table:table-cell office:value-type="float" office:value="2660994856" calcext:value-type="float">
            <text:p>2660994856</text:p>
          </table:table-cell>
          <table:table-cell office:value-type="float" office:value="2181421621" calcext:value-type="float">
            <text:p>2181421621</text:p>
          </table:table-cell>
          <table:table-cell office:value-type="float" office:value="7683188725" calcext:value-type="float">
            <text:p>7683188725</text:p>
          </table:table-cell>
          <table:table-cell office:value-type="float" office:value="553269160" calcext:value-type="float">
            <text:p>553269160</text:p>
          </table:table-cell>
          <table:table-cell office:value-type="float" office:value="6391382176" calcext:value-type="float">
            <text:p>6391382176</text:p>
          </table:table-cell>
          <table:table-cell office:value-type="float" office:value="6474488585" calcext:value-type="float">
            <text:p>6474488585</text:p>
          </table:table-cell>
          <table:table-cell office:value-type="float" office:value="579717965" calcext:value-type="float">
            <text:p>579717965</text:p>
          </table:table-cell>
          <table:table-cell office:value-type="float" office:value="462445780" calcext:value-type="float">
            <text:p>462445780</text:p>
          </table:table-cell>
          <table:table-cell office:value-type="float" office:value="5729392505" calcext:value-type="float">
            <text:p>5729392505</text:p>
          </table:table-cell>
          <table:table-cell office:value-type="float" office:value="7432063145" calcext:value-type="float">
            <text:p>7432063145</text:p>
          </table:table-cell>
          <table:table-cell office:value-type="float" office:value="3355918949" calcext:value-type="float">
            <text:p>3355918949</text:p>
          </table:table-cell>
          <table:table-cell office:value-type="float" office:value="2921561065" calcext:value-type="float">
            <text:p>2921561065</text:p>
          </table:table-cell>
          <table:table-cell office:value-type="float" office:value="262478970" calcext:value-type="float">
            <text:p>262478970</text:p>
          </table:table-cell>
          <table:table-cell office:value-type="float" office:value="3450136264" calcext:value-type="float">
            <text:p>3450136264</text:p>
          </table:table-cell>
          <table:table-cell office:value-type="float" office:value="1286049313" calcext:value-type="float">
            <text:p>1286049313</text:p>
          </table:table-cell>
          <table:table-cell office:value-type="float" office:value="149721106" calcext:value-type="float">
            <text:p>149721106</text:p>
          </table:table-cell>
          <table:table-cell office:value-type="float" office:value="598861540" calcext:value-type="float">
            <text:p>598861540</text:p>
          </table:table-cell>
          <table:table-cell office:value-type="float" office:value="8777505865" calcext:value-type="float">
            <text:p>8777505865</text:p>
          </table:table-cell>
          <table:table-cell office:value-type="float" office:value="8624475880" calcext:value-type="float">
            <text:p>8624475880</text:p>
          </table:table-cell>
          <table:table-cell office:value-type="float" office:value="1721307757" calcext:value-type="float">
            <text:p>1721307757</text:p>
          </table:table-cell>
          <table:table-cell office:value-type="float" office:value="484195253" calcext:value-type="float">
            <text:p>484195253</text:p>
          </table:table-cell>
          <table:table-cell office:value-type="float" office:value="625389250" calcext:value-type="float">
            <text:p>625389250</text:p>
          </table:table-cell>
          <table:table-cell office:value-type="float" office:value="419518333" calcext:value-type="float">
            <text:p>419518333</text:p>
          </table:table-cell>
          <table:table-cell office:value-type="float" office:value="785427210" calcext:value-type="float">
            <text:p>785427210</text:p>
          </table:table-cell>
          <table:table-cell office:value-type="float" office:value="204228050" calcext:value-type="float">
            <text:p>204228050</text:p>
          </table:table-cell>
          <table:table-cell office:value-type="float" office:value="1457346665" calcext:value-type="float">
            <text:p>1457346665</text:p>
          </table:table-cell>
          <table:table-cell office:value-type="float" office:value="1894596013" calcext:value-type="float">
            <text:p>1894596013</text:p>
          </table:table-cell>
          <table:table-cell office:value-type="float" office:value="308680" calcext:value-type="float">
            <text:p>308680</text:p>
          </table:table-cell>
          <table:table-cell office:value-type="float" office:value="2807276009" calcext:value-type="float">
            <text:p>2807276009</text:p>
          </table:table-cell>
          <table:table-cell office:value-type="float" office:value="6568543060" calcext:value-type="float">
            <text:p>6568543060</text:p>
          </table:table-cell>
          <table:table-cell office:value-type="float" office:value="1741906388" calcext:value-type="float">
            <text:p>1741906388</text:p>
          </table:table-cell>
          <table:table-cell office:value-type="float" office:value="3975372154" calcext:value-type="float">
            <text:p>3975372154</text:p>
          </table:table-cell>
          <table:table-cell office:value-type="float" office:value="268778170" calcext:value-type="float">
            <text:p>268778170</text:p>
          </table:table-cell>
          <table:table-cell office:value-type="float" office:value="4758773409" calcext:value-type="float">
            <text:p>4758773409</text:p>
          </table:table-cell>
          <table:table-cell office:value-type="float" office:value="439402564" calcext:value-type="float">
            <text:p>439402564</text:p>
          </table:table-cell>
          <table:table-cell office:value-type="float" office:value="3134092725" calcext:value-type="float">
            <text:p>3134092725</text:p>
          </table:table-cell>
          <table:table-cell office:value-type="float" office:value="5969899809" calcext:value-type="float">
            <text:p>5969899809</text:p>
          </table:table-cell>
          <table:table-cell office:value-type="float" office:value="99457857" calcext:value-type="float">
            <text:p>99457857</text:p>
          </table:table-cell>
          <table:table-cell office:value-type="float" office:value="343558217" calcext:value-type="float">
            <text:p>343558217</text:p>
          </table:table-cell>
          <table:table-cell office:value-type="float" office:value="3711435764" calcext:value-type="float">
            <text:p>3711435764</text:p>
          </table:table-cell>
          <table:table-cell office:value-type="float" office:value="2974601954" calcext:value-type="float">
            <text:p>2974601954</text:p>
          </table:table-cell>
          <table:table-cell office:value-type="float" office:value="3848358834" calcext:value-type="float">
            <text:p>3848358834</text:p>
          </table:table-cell>
          <table:table-cell office:value-type="float" office:value="1957614737" calcext:value-type="float">
            <text:p>1957614737</text:p>
          </table:table-cell>
          <table:table-cell office:value-type="float" office:value="9017472205" calcext:value-type="float">
            <text:p>9017472205</text:p>
          </table:table-cell>
          <table:table-cell office:value-type="float" office:value="3880049706" calcext:value-type="float">
            <text:p>3880049706</text:p>
          </table:table-cell>
          <table:table-cell office:value-type="float" office:value="5444066405" calcext:value-type="float">
            <text:p>5444066405</text:p>
          </table:table-cell>
          <table:table-cell office:value-type="float" office:value="3215591669" calcext:value-type="float">
            <text:p>3215591669</text:p>
          </table:table-cell>
          <table:table-cell office:value-type="float" office:value="5983849530" calcext:value-type="float">
            <text:p>5983849530</text:p>
          </table:table-cell>
          <table:table-cell office:value-type="float" office:value="9289561921" calcext:value-type="float">
            <text:p>9289561921</text:p>
          </table:table-cell>
          <table:table-cell office:value-type="float" office:value="1195832016" calcext:value-type="float">
            <text:p>1195832016</text:p>
          </table:table-cell>
          <table:table-cell office:value-type="float" office:value="7948931360" calcext:value-type="float">
            <text:p>7948931360</text:p>
          </table:table-cell>
          <table:table-cell office:value-type="float" office:value="1744012244" calcext:value-type="float">
            <text:p>1744012244</text:p>
          </table:table-cell>
          <table:table-cell office:value-type="float" office:value="901341229" calcext:value-type="float">
            <text:p>901341229</text:p>
          </table:table-cell>
          <table:table-cell office:value-type="string" calcext:value-type="string">
            <text:p><text:s/></text:p>
          </table:table-cell>
          <table:table-cell table:formula="of:=MIN([.B68:.CW68])" office:value-type="float" office:value="308680" calcext:value-type="float">
            <text:p>308680</text:p>
          </table:table-cell>
        </table:table-row>
        <table:table-row table:style-name="ro1">
          <table:table-cell office:value-type="string" calcext:value-type="string">
            <text:p>(76523, 39265)</text:p>
          </table:table-cell>
          <table:table-cell office:value-type="float" office:value="7121987449" calcext:value-type="float">
            <text:p>7121987449</text:p>
          </table:table-cell>
          <table:table-cell office:value-type="float" office:value="5769364525" calcext:value-type="float">
            <text:p>5769364525</text:p>
          </table:table-cell>
          <table:table-cell office:value-type="float" office:value="6106880578" calcext:value-type="float">
            <text:p>6106880578</text:p>
          </table:table-cell>
          <table:table-cell office:value-type="float" office:value="7099069865" calcext:value-type="float">
            <text:p>7099069865</text:p>
          </table:table-cell>
          <table:table-cell office:value-type="float" office:value="5219876961" calcext:value-type="float">
            <text:p>5219876961</text:p>
          </table:table-cell>
          <table:table-cell office:value-type="float" office:value="5185562594" calcext:value-type="float">
            <text:p>5185562594</text:p>
          </table:table-cell>
          <table:table-cell office:value-type="float" office:value="5689187101" calcext:value-type="float">
            <text:p>5689187101</text:p>
          </table:table-cell>
          <table:table-cell office:value-type="float" office:value="6776229269" calcext:value-type="float">
            <text:p>6776229269</text:p>
          </table:table-cell>
          <table:table-cell office:value-type="float" office:value="4280105722" calcext:value-type="float">
            <text:p>4280105722</text:p>
          </table:table-cell>
          <table:table-cell office:value-type="float" office:value="7221265042" calcext:value-type="float">
            <text:p>7221265042</text:p>
          </table:table-cell>
          <table:table-cell office:value-type="float" office:value="3889256858" calcext:value-type="float">
            <text:p>3889256858</text:p>
          </table:table-cell>
          <table:table-cell office:value-type="float" office:value="3605100545" calcext:value-type="float">
            <text:p>3605100545</text:p>
          </table:table-cell>
          <table:table-cell office:value-type="float" office:value="3291717650" calcext:value-type="float">
            <text:p>3291717650</text:p>
          </table:table-cell>
          <table:table-cell office:value-type="float" office:value="4740957994" calcext:value-type="float">
            <text:p>4740957994</text:p>
          </table:table-cell>
          <table:table-cell office:value-type="float" office:value="3842855424" calcext:value-type="float">
            <text:p>3842855424</text:p>
          </table:table-cell>
          <table:table-cell office:value-type="float" office:value="5587364765" calcext:value-type="float">
            <text:p>5587364765</text:p>
          </table:table-cell>
          <table:table-cell office:value-type="float" office:value="5681256228" calcext:value-type="float">
            <text:p>5681256228</text:p>
          </table:table-cell>
          <table:table-cell office:value-type="float" office:value="3040646141" calcext:value-type="float">
            <text:p>3040646141</text:p>
          </table:table-cell>
          <table:table-cell office:value-type="float" office:value="2793841604" calcext:value-type="float">
            <text:p>2793841604</text:p>
          </table:table-cell>
          <table:table-cell office:value-type="float" office:value="3888237501" calcext:value-type="float">
            <text:p>3888237501</text:p>
          </table:table-cell>
          <table:table-cell office:value-type="float" office:value="3439706152" calcext:value-type="float">
            <text:p>3439706152</text:p>
          </table:table-cell>
          <table:table-cell office:value-type="float" office:value="3468304705" calcext:value-type="float">
            <text:p>3468304705</text:p>
          </table:table-cell>
          <table:table-cell office:value-type="float" office:value="4959609300" calcext:value-type="float">
            <text:p>4959609300</text:p>
          </table:table-cell>
          <table:table-cell office:value-type="float" office:value="4413430202" calcext:value-type="float">
            <text:p>4413430202</text:p>
          </table:table-cell>
          <table:table-cell office:value-type="float" office:value="5698995892" calcext:value-type="float">
            <text:p>5698995892</text:p>
          </table:table-cell>
          <table:table-cell office:value-type="float" office:value="3296243497" calcext:value-type="float">
            <text:p>3296243497</text:p>
          </table:table-cell>
          <table:table-cell office:value-type="float" office:value="2317690313" calcext:value-type="float">
            <text:p>2317690313</text:p>
          </table:table-cell>
          <table:table-cell office:value-type="float" office:value="2462920805" calcext:value-type="float">
            <text:p>2462920805</text:p>
          </table:table-cell>
          <table:table-cell office:value-type="float" office:value="2054510082" calcext:value-type="float">
            <text:p>2054510082</text:p>
          </table:table-cell>
          <table:table-cell office:value-type="float" office:value="4194038957" calcext:value-type="float">
            <text:p>4194038957</text:p>
          </table:table-cell>
          <table:table-cell office:value-type="float" office:value="4964530649" calcext:value-type="float">
            <text:p>4964530649</text:p>
          </table:table-cell>
          <table:table-cell office:value-type="float" office:value="2832175952" calcext:value-type="float">
            <text:p>2832175952</text:p>
          </table:table-cell>
          <table:table-cell office:value-type="float" office:value="1858576045" calcext:value-type="float">
            <text:p>1858576045</text:p>
          </table:table-cell>
          <table:table-cell office:value-type="float" office:value="1761150253" calcext:value-type="float">
            <text:p>1761150253</text:p>
          </table:table-cell>
          <table:table-cell office:value-type="float" office:value="2089584361" calcext:value-type="float">
            <text:p>2089584361</text:p>
          </table:table-cell>
          <table:table-cell office:value-type="float" office:value="2310568981" calcext:value-type="float">
            <text:p>2310568981</text:p>
          </table:table-cell>
          <table:table-cell office:value-type="float" office:value="2949022537" calcext:value-type="float">
            <text:p>2949022537</text:p>
          </table:table-cell>
          <table:table-cell office:value-type="float" office:value="4764032281" calcext:value-type="float">
            <text:p>4764032281</text:p>
          </table:table-cell>
          <table:table-cell office:value-type="float" office:value="2210201957" calcext:value-type="float">
            <text:p>2210201957</text:p>
          </table:table-cell>
          <table:table-cell office:value-type="float" office:value="2921320400" calcext:value-type="float">
            <text:p>2921320400</text:p>
          </table:table-cell>
          <table:table-cell office:value-type="float" office:value="2917868661" calcext:value-type="float">
            <text:p>2917868661</text:p>
          </table:table-cell>
          <table:table-cell office:value-type="float" office:value="1338513625" calcext:value-type="float">
            <text:p>1338513625</text:p>
          </table:table-cell>
          <table:table-cell office:value-type="float" office:value="3514824365" calcext:value-type="float">
            <text:p>3514824365</text:p>
          </table:table-cell>
          <table:table-cell office:value-type="float" office:value="1172944145" calcext:value-type="float">
            <text:p>1172944145</text:p>
          </table:table-cell>
          <table:table-cell office:value-type="float" office:value="1239520930" calcext:value-type="float">
            <text:p>1239520930</text:p>
          </table:table-cell>
          <table:table-cell office:value-type="float" office:value="1788898789" calcext:value-type="float">
            <text:p>1788898789</text:p>
          </table:table-cell>
          <table:table-cell office:value-type="float" office:value="3624892613" calcext:value-type="float">
            <text:p>3624892613</text:p>
          </table:table-cell>
          <table:table-cell office:value-type="float" office:value="915641170" calcext:value-type="float">
            <text:p>915641170</text:p>
          </table:table-cell>
          <table:table-cell office:value-type="float" office:value="756861889" calcext:value-type="float">
            <text:p>756861889</text:p>
          </table:table-cell>
          <table:table-cell office:value-type="float" office:value="3038309809" calcext:value-type="float">
            <text:p>3038309809</text:p>
          </table:table-cell>
          <table:table-cell office:value-type="float" office:value="1927642330" calcext:value-type="float">
            <text:p>1927642330</text:p>
          </table:table-cell>
          <table:table-cell office:value-type="float" office:value="2277732466" calcext:value-type="float">
            <text:p>2277732466</text:p>
          </table:table-cell>
          <table:table-cell office:value-type="float" office:value="2278872017" calcext:value-type="float">
            <text:p>2278872017</text:p>
          </table:table-cell>
          <table:table-cell office:value-type="float" office:value="954061213" calcext:value-type="float">
            <text:p>954061213</text:p>
          </table:table-cell>
          <table:table-cell office:value-type="float" office:value="1253094466" calcext:value-type="float">
            <text:p>1253094466</text:p>
          </table:table-cell>
          <table:table-cell office:value-type="float" office:value="1864558525" calcext:value-type="float">
            <text:p>1864558525</text:p>
          </table:table-cell>
          <table:table-cell office:value-type="float" office:value="2809021753" calcext:value-type="float">
            <text:p>2809021753</text:p>
          </table:table-cell>
          <table:table-cell office:value-type="float" office:value="740890741" calcext:value-type="float">
            <text:p>740890741</text:p>
          </table:table-cell>
          <table:table-cell office:value-type="float" office:value="562673981" calcext:value-type="float">
            <text:p>562673981</text:p>
          </table:table-cell>
          <table:table-cell office:value-type="float" office:value="1455553940" calcext:value-type="float">
            <text:p>1455553940</text:p>
          </table:table-cell>
          <table:table-cell office:value-type="float" office:value="694479938" calcext:value-type="float">
            <text:p>694479938</text:p>
          </table:table-cell>
          <table:table-cell office:value-type="float" office:value="139842425" calcext:value-type="float">
            <text:p>139842425</text:p>
          </table:table-cell>
          <table:table-cell office:value-type="float" office:value="1077717160" calcext:value-type="float">
            <text:p>1077717160</text:p>
          </table:table-cell>
          <table:table-cell office:value-type="float" office:value="305781842" calcext:value-type="float">
            <text:p>305781842</text:p>
          </table:table-cell>
          <table:table-cell office:value-type="float" office:value="3505317205" calcext:value-type="float">
            <text:p>3505317205</text:p>
          </table:table-cell>
          <table:table-cell office:value-type="float" office:value="3408067226" calcext:value-type="float">
            <text:p>3408067226</text:p>
          </table:table-cell>
          <table:table-cell office:value-type="float" office:value="90093317" calcext:value-type="float">
            <text:p>90093317</text:p>
          </table:table-cell>
          <table:table-cell office:value-type="float" office:value="210848885" calcext:value-type="float">
            <text:p>210848885</text:p>
          </table:table-cell>
          <table:table-cell office:value-type="float" office:value="130541876" calcext:value-type="float">
            <text:p>130541876</text:p>
          </table:table-cell>
          <table:table-cell office:value-type="float" office:value="241391729" calcext:value-type="float">
            <text:p>241391729</text:p>
          </table:table-cell>
          <table:table-cell office:value-type="float" office:value="64022660" calcext:value-type="float">
            <text:p>64022660</text:p>
          </table:table-cell>
          <table:table-cell office:value-type="float" office:value="438766408" calcext:value-type="float">
            <text:p>438766408</text:p>
          </table:table-cell>
          <table:table-cell office:value-type="float" office:value="13003337" calcext:value-type="float">
            <text:p>13003337</text:p>
          </table:table-cell>
          <table:table-cell office:value-type="float" office:value="76098289" calcext:value-type="float">
            <text:p>76098289</text:p>
          </table:table-cell>
          <table:table-cell office:value-type="float" office:value="1253662538" calcext:value-type="float">
            <text:p>1253662538</text:p>
          </table:table-cell>
          <table:table-cell office:value-type="float" office:value="329278261" calcext:value-type="float">
            <text:p>329278261</text:p>
          </table:table-cell>
          <table:table-cell office:value-type="float" office:value="2136667618" calcext:value-type="float">
            <text:p>2136667618</text:p>
          </table:table-cell>
          <table:table-cell office:value-type="float" office:value="57911290" calcext:value-type="float">
            <text:p>57911290</text:p>
          </table:table-cell>
          <table:table-cell office:value-type="float" office:value="802875088" calcext:value-type="float">
            <text:p>802875088</text:p>
          </table:table-cell>
          <table:table-cell office:value-type="float" office:value="388167572" calcext:value-type="float">
            <text:p>388167572</text:p>
          </table:table-cell>
          <table:table-cell office:value-type="float" office:value="1179147833" calcext:value-type="float">
            <text:p>1179147833</text:p>
          </table:table-cell>
          <table:table-cell office:value-type="float" office:value="269353346" calcext:value-type="float">
            <text:p>269353346</text:p>
          </table:table-cell>
          <table:table-cell office:value-type="float" office:value="483006173" calcext:value-type="float">
            <text:p>483006173</text:p>
          </table:table-cell>
          <table:table-cell office:value-type="float" office:value="1828098653" calcext:value-type="float">
            <text:p>1828098653</text:p>
          </table:table-cell>
          <table:table-cell office:value-type="float" office:value="941329877" calcext:value-type="float">
            <text:p>941329877</text:p>
          </table:table-cell>
          <table:table-cell office:value-type="float" office:value="465339537" calcext:value-type="float">
            <text:p>465339537</text:p>
          </table:table-cell>
          <table:table-cell office:value-type="float" office:value="739818378" calcext:value-type="float">
            <text:p>739818378</text:p>
          </table:table-cell>
          <table:table-cell office:value-type="float" office:value="459276500" calcext:value-type="float">
            <text:p>459276500</text:p>
          </table:table-cell>
          <table:table-cell office:value-type="float" office:value="804596900" calcext:value-type="float">
            <text:p>804596900</text:p>
          </table:table-cell>
          <table:table-cell office:value-type="float" office:value="182291885" calcext:value-type="float">
            <text:p>182291885</text:p>
          </table:table-cell>
          <table:table-cell office:value-type="float" office:value="3658245025" calcext:value-type="float">
            <text:p>3658245025</text:p>
          </table:table-cell>
          <table:table-cell office:value-type="float" office:value="837180980" calcext:value-type="float">
            <text:p>837180980</text:p>
          </table:table-cell>
          <table:table-cell office:value-type="float" office:value="1607037957" calcext:value-type="float">
            <text:p>1607037957</text:p>
          </table:table-cell>
          <table:table-cell office:value-type="float" office:value="617948725" calcext:value-type="float">
            <text:p>617948725</text:p>
          </table:table-cell>
          <table:table-cell office:value-type="float" office:value="1931103572" calcext:value-type="float">
            <text:p>1931103572</text:p>
          </table:table-cell>
          <table:table-cell office:value-type="float" office:value="3885000005" calcext:value-type="float">
            <text:p>3885000005</text:p>
          </table:table-cell>
          <table:table-cell office:value-type="float" office:value="319255610" calcext:value-type="float">
            <text:p>319255610</text:p>
          </table:table-cell>
          <table:table-cell office:value-type="float" office:value="3099597250" calcext:value-type="float">
            <text:p>3099597250</text:p>
          </table:table-cell>
          <table:table-cell office:value-type="float" office:value="405123706" calcext:value-type="float">
            <text:p>405123706</text:p>
          </table:table-cell>
          <table:table-cell office:value-type="float" office:value="792674401" calcext:value-type="float">
            <text:p>792674401</text:p>
          </table:table-cell>
          <table:table-cell office:value-type="string" calcext:value-type="string">
            <text:p><text:s/></text:p>
          </table:table-cell>
          <table:table-cell table:formula="of:=MIN([.B69:.CW69])" office:value-type="float" office:value="13003337" calcext:value-type="float">
            <text:p>13003337</text:p>
          </table:table-cell>
        </table:table-row>
        <table:table-row table:style-name="ro1">
          <table:table-cell office:value-type="string" calcext:value-type="string">
            <text:p>(78041, 11865)</text:p>
          </table:table-cell>
          <table:table-cell office:value-type="float" office:value="10089189521" calcext:value-type="float">
            <text:p>10089189521</text:p>
          </table:table-cell>
          <table:table-cell office:value-type="float" office:value="6777688229" calcext:value-type="float">
            <text:p>6777688229</text:p>
          </table:table-cell>
          <table:table-cell office:value-type="float" office:value="8156510090" calcext:value-type="float">
            <text:p>8156510090</text:p>
          </table:table-cell>
          <table:table-cell office:value-type="float" office:value="6011786017" calcext:value-type="float">
            <text:p>6011786017</text:p>
          </table:table-cell>
          <table:table-cell office:value-type="float" office:value="5922163201" calcext:value-type="float">
            <text:p>5922163201</text:p>
          </table:table-cell>
          <table:table-cell office:value-type="float" office:value="7096456786" calcext:value-type="float">
            <text:p>7096456786</text:p>
          </table:table-cell>
          <table:table-cell office:value-type="float" office:value="5080701389" calcext:value-type="float">
            <text:p>5080701389</text:p>
          </table:table-cell>
          <table:table-cell office:value-type="float" office:value="10378245425" calcext:value-type="float">
            <text:p>10378245425</text:p>
          </table:table-cell>
          <table:table-cell office:value-type="float" office:value="4365684242" calcext:value-type="float">
            <text:p>4365684242</text:p>
          </table:table-cell>
          <table:table-cell office:value-type="float" office:value="11315240122" calcext:value-type="float">
            <text:p>11315240122</text:p>
          </table:table-cell>
          <table:table-cell office:value-type="float" office:value="5710920970" calcext:value-type="float">
            <text:p>5710920970</text:p>
          </table:table-cell>
          <table:table-cell office:value-type="float" office:value="4896889801" calcext:value-type="float">
            <text:p>4896889801</text:p>
          </table:table-cell>
          <table:table-cell office:value-type="float" office:value="4413665642" calcext:value-type="float">
            <text:p>4413665642</text:p>
          </table:table-cell>
          <table:table-cell office:value-type="float" office:value="7898936098" calcext:value-type="float">
            <text:p>7898936098</text:p>
          </table:table-cell>
          <table:table-cell office:value-type="float" office:value="6353587396" calcext:value-type="float">
            <text:p>6353587396</text:p>
          </table:table-cell>
          <table:table-cell office:value-type="float" office:value="9305400245" calcext:value-type="float">
            <text:p>9305400245</text:p>
          </table:table-cell>
          <table:table-cell office:value-type="float" office:value="9451549960" calcext:value-type="float">
            <text:p>9451549960</text:p>
          </table:table-cell>
          <table:table-cell office:value-type="float" office:value="3463132885" calcext:value-type="float">
            <text:p>3463132885</text:p>
          </table:table-cell>
          <table:table-cell office:value-type="float" office:value="3753828928" calcext:value-type="float">
            <text:p>3753828928</text:p>
          </table:table-cell>
          <table:table-cell office:value-type="float" office:value="6658705561" calcext:value-type="float">
            <text:p>6658705561</text:p>
          </table:table-cell>
          <table:table-cell office:value-type="float" office:value="2867066212" calcext:value-type="float">
            <text:p>2867066212</text:p>
          </table:table-cell>
          <table:table-cell office:value-type="float" office:value="5952806793" calcext:value-type="float">
            <text:p>5952806793</text:p>
          </table:table-cell>
          <table:table-cell office:value-type="float" office:value="8550301768" calcext:value-type="float">
            <text:p>8550301768</text:p>
          </table:table-cell>
          <table:table-cell office:value-type="float" office:value="7718434490" calcext:value-type="float">
            <text:p>7718434490</text:p>
          </table:table-cell>
          <table:table-cell office:value-type="float" office:value="9721624400" calcext:value-type="float">
            <text:p>9721624400</text:p>
          </table:table-cell>
          <table:table-cell office:value-type="float" office:value="2487231617" calcext:value-type="float">
            <text:p>2487231617</text:p>
          </table:table-cell>
          <table:table-cell office:value-type="float" office:value="3047171585" calcext:value-type="float">
            <text:p>3047171585</text:p>
          </table:table-cell>
          <table:table-cell office:value-type="float" office:value="2626238081" calcext:value-type="float">
            <text:p>2626238081</text:p>
          </table:table-cell>
          <table:table-cell office:value-type="float" office:value="3058970650" calcext:value-type="float">
            <text:p>3058970650</text:p>
          </table:table-cell>
          <table:table-cell office:value-type="float" office:value="7687149245" calcext:value-type="float">
            <text:p>7687149245</text:p>
          </table:table-cell>
          <table:table-cell office:value-type="float" office:value="8901725725" calcext:value-type="float">
            <text:p>8901725725</text:p>
          </table:table-cell>
          <table:table-cell office:value-type="float" office:value="1904512580" calcext:value-type="float">
            <text:p>1904512580</text:p>
          </table:table-cell>
          <table:table-cell office:value-type="float" office:value="3324844601" calcext:value-type="float">
            <text:p>3324844601</text:p>
          </table:table-cell>
          <table:table-cell office:value-type="float" office:value="2306984805" calcext:value-type="float">
            <text:p>2306984805</text:p>
          </table:table-cell>
          <table:table-cell office:value-type="float" office:value="4161610465" calcext:value-type="float">
            <text:p>4161610465</text:p>
          </table:table-cell>
          <table:table-cell office:value-type="float" office:value="4646561981" calcext:value-type="float">
            <text:p>4646561981</text:p>
          </table:table-cell>
          <table:table-cell office:value-type="float" office:value="1736369597" calcext:value-type="float">
            <text:p>1736369597</text:p>
          </table:table-cell>
          <table:table-cell office:value-type="float" office:value="8783210185" calcext:value-type="float">
            <text:p>8783210185</text:p>
          </table:table-cell>
          <table:table-cell office:value-type="float" office:value="1516464805" calcext:value-type="float">
            <text:p>1516464805</text:p>
          </table:table-cell>
          <table:table-cell office:value-type="float" office:value="1649635124" calcext:value-type="float">
            <text:p>1649635124</text:p>
          </table:table-cell>
          <table:table-cell office:value-type="float" office:value="5925784225" calcext:value-type="float">
            <text:p>5925784225</text:p>
          </table:table-cell>
          <table:table-cell office:value-type="float" office:value="2149786377" calcext:value-type="float">
            <text:p>2149786377</text:p>
          </table:table-cell>
          <table:table-cell office:value-type="float" office:value="7015363877" calcext:value-type="float">
            <text:p>7015363877</text:p>
          </table:table-cell>
          <table:table-cell office:value-type="float" office:value="1814872933" calcext:value-type="float">
            <text:p>1814872933</text:p>
          </table:table-cell>
          <table:table-cell office:value-type="float" office:value="1569398482" calcext:value-type="float">
            <text:p>1569398482</text:p>
          </table:table-cell>
          <table:table-cell office:value-type="float" office:value="4165202213" calcext:value-type="float">
            <text:p>4165202213</text:p>
          </table:table-cell>
          <table:table-cell office:value-type="float" office:value="7322811905" calcext:value-type="float">
            <text:p>7322811905</text:p>
          </table:table-cell>
          <table:table-cell office:value-type="float" office:value="2180427418" calcext:value-type="float">
            <text:p>2180427418</text:p>
          </table:table-cell>
          <table:table-cell office:value-type="float" office:value="1763233673" calcext:value-type="float">
            <text:p>1763233673</text:p>
          </table:table-cell>
          <table:table-cell office:value-type="float" office:value="6567717493" calcext:value-type="float">
            <text:p>6567717493</text:p>
          </table:table-cell>
          <table:table-cell office:value-type="float" office:value="721350002" calcext:value-type="float">
            <text:p>721350002</text:p>
          </table:table-cell>
          <table:table-cell office:value-type="float" office:value="5385000130" calcext:value-type="float">
            <text:p>5385000130</text:p>
          </table:table-cell>
          <table:table-cell office:value-type="float" office:value="5443463845" calcext:value-type="float">
            <text:p>5443463845</text:p>
          </table:table-cell>
          <table:table-cell office:value-type="float" office:value="525482165" calcext:value-type="float">
            <text:p>525482165</text:p>
          </table:table-cell>
          <table:table-cell office:value-type="float" office:value="496606034" calcext:value-type="float">
            <text:p>496606034</text:p>
          </table:table-cell>
          <table:table-cell office:value-type="float" office:value="4766755817" calcext:value-type="float">
            <text:p>4766755817</text:p>
          </table:table-cell>
          <table:table-cell office:value-type="float" office:value="6307093449" calcext:value-type="float">
            <text:p>6307093449</text:p>
          </table:table-cell>
          <table:table-cell office:value-type="float" office:value="2653937885" calcext:value-type="float">
            <text:p>2653937885</text:p>
          </table:table-cell>
          <table:table-cell office:value-type="float" office:value="2270380681" calcext:value-type="float">
            <text:p>2270380681</text:p>
          </table:table-cell>
          <table:table-cell office:value-type="float" office:value="368448656" calcext:value-type="float">
            <text:p>368448656</text:p>
          </table:table-cell>
          <table:table-cell office:value-type="float" office:value="2705062474" calcext:value-type="float">
            <text:p>2705062474</text:p>
          </table:table-cell>
          <table:table-cell office:value-type="float" office:value="877128317" calcext:value-type="float">
            <text:p>877128317</text:p>
          </table:table-cell>
          <table:table-cell office:value-type="float" office:value="183851908" calcext:value-type="float">
            <text:p>183851908</text:p>
          </table:table-cell>
          <table:table-cell office:value-type="float" office:value="371414042" calcext:value-type="float">
            <text:p>371414042</text:p>
          </table:table-cell>
          <table:table-cell office:value-type="float" office:value="7482495541" calcext:value-type="float">
            <text:p>7482495541</text:p>
          </table:table-cell>
          <table:table-cell office:value-type="float" office:value="7340688914" calcext:value-type="float">
            <text:p>7340688914</text:p>
          </table:table-cell>
          <table:table-cell office:value-type="float" office:value="1194339185" calcext:value-type="float">
            <text:p>1194339185</text:p>
          </table:table-cell>
          <table:table-cell office:value-type="float" office:value="241223197" calcext:value-type="float">
            <text:p>241223197</text:p>
          </table:table-cell>
          <table:table-cell office:value-type="float" office:value="333567464" calcext:value-type="float">
            <text:p>333567464</text:p>
          </table:table-cell>
          <table:table-cell office:value-type="float" office:value="194221925" calcext:value-type="float">
            <text:p>194221925</text:p>
          </table:table-cell>
          <table:table-cell office:value-type="float" office:value="441389072" calcext:value-type="float">
            <text:p>441389072</text:p>
          </table:table-cell>
          <table:table-cell office:value-type="float" office:value="60937524" calcext:value-type="float">
            <text:p>60937524</text:p>
          </table:table-cell>
          <table:table-cell office:value-type="float" office:value="951273277" calcext:value-type="float">
            <text:p>951273277</text:p>
          </table:table-cell>
          <table:table-cell office:value-type="float" office:value="1307064901" calcext:value-type="float">
            <text:p>1307064901</text:p>
          </table:table-cell>
          <table:table-cell office:value-type="float" office:value="66675250" calcext:value-type="float">
            <text:p>66675250</text:p>
          </table:table-cell>
          <table:table-cell office:value-type="float" office:value="2072258145" calcext:value-type="float">
            <text:p>2072258145</text:p>
          </table:table-cell>
          <table:table-cell office:value-type="float" office:value="5410058810" calcext:value-type="float">
            <text:p>5410058810</text:p>
          </table:table-cell>
          <table:table-cell office:value-type="float" office:value="1168329186" calcext:value-type="float">
            <text:p>1168329186</text:p>
          </table:table-cell>
          <table:table-cell office:value-type="float" office:value="3082590340" calcext:value-type="float">
            <text:p>3082590340</text:p>
          </table:table-cell>
          <table:table-cell office:value-type="float" office:value="77499280" calcext:value-type="float">
            <text:p>77499280</text:p>
          </table:table-cell>
          <table:table-cell office:value-type="float" office:value="3773836349" calcext:value-type="float">
            <text:p>3773836349</text:p>
          </table:table-cell>
          <table:table-cell office:value-type="float" office:value="179671010" calcext:value-type="float">
            <text:p>179671010</text:p>
          </table:table-cell>
          <table:table-cell office:value-type="float" office:value="2340316085" calcext:value-type="float">
            <text:p>2340316085</text:p>
          </table:table-cell>
          <table:table-cell office:value-type="float" office:value="4855776269" calcext:value-type="float">
            <text:p>4855776269</text:p>
          </table:table-cell>
          <table:table-cell office:value-type="float" office:value="50698805" calcext:value-type="float">
            <text:p>50698805</text:p>
          </table:table-cell>
          <table:table-cell office:value-type="float" office:value="135949285" calcext:value-type="float">
            <text:p>135949285</text:p>
          </table:table-cell>
          <table:table-cell office:value-type="float" office:value="2840711890" calcext:value-type="float">
            <text:p>2840711890</text:p>
          </table:table-cell>
          <table:table-cell office:value-type="float" office:value="2200504864" calcext:value-type="float">
            <text:p>2200504864</text:p>
          </table:table-cell>
          <table:table-cell office:value-type="float" office:value="2960419904" calcext:value-type="float">
            <text:p>2960419904</text:p>
          </table:table-cell>
          <table:table-cell office:value-type="float" office:value="1340907145" calcext:value-type="float">
            <text:p>1340907145</text:p>
          </table:table-cell>
          <table:table-cell office:value-type="float" office:value="7632959881" calcext:value-type="float">
            <text:p>7632959881</text:p>
          </table:table-cell>
          <table:table-cell office:value-type="float" office:value="2987627528" calcext:value-type="float">
            <text:p>2987627528</text:p>
          </table:table-cell>
          <table:table-cell office:value-type="float" office:value="4376421985" calcext:value-type="float">
            <text:p>4376421985</text:p>
          </table:table-cell>
          <table:table-cell office:value-type="float" office:value="2409539249" calcext:value-type="float">
            <text:p>2409539249</text:p>
          </table:table-cell>
          <table:table-cell office:value-type="float" office:value="4861354472" calcext:value-type="float">
            <text:p>4861354472</text:p>
          </table:table-cell>
          <table:table-cell office:value-type="float" office:value="7877896225" calcext:value-type="float">
            <text:p>7877896225</text:p>
          </table:table-cell>
          <table:table-cell office:value-type="float" office:value="750932090" calcext:value-type="float">
            <text:p>750932090</text:p>
          </table:table-cell>
          <table:table-cell office:value-type="float" office:value="6646334066" calcext:value-type="float">
            <text:p>6646334066</text:p>
          </table:table-cell>
          <table:table-cell office:value-type="float" office:value="1190954250" calcext:value-type="float">
            <text:p>1190954250</text:p>
          </table:table-cell>
          <table:table-cell office:value-type="float" office:value="601188725" calcext:value-type="float">
            <text:p>601188725</text:p>
          </table:table-cell>
          <table:table-cell office:value-type="string" calcext:value-type="string">
            <text:p><text:s/></text:p>
          </table:table-cell>
          <table:table-cell table:formula="of:=MIN([.B70:.CW70])" office:value-type="float" office:value="50698805" calcext:value-type="float">
            <text:p>50698805</text:p>
          </table:table-cell>
        </table:table-row>
        <table:table-row table:style-name="ro1">
          <table:table-cell office:value-type="string" calcext:value-type="string">
            <text:p>(79277, 87687)</text:p>
          </table:table-cell>
          <table:table-cell office:value-type="float" office:value="6390392573" calcext:value-type="float">
            <text:p>6390392573</text:p>
          </table:table-cell>
          <table:table-cell office:value-type="float" office:value="8496419465" calcext:value-type="float">
            <text:p>8496419465</text:p>
          </table:table-cell>
          <table:table-cell office:value-type="float" office:value="6990754994" calcext:value-type="float">
            <text:p>6990754994</text:p>
          </table:table-cell>
          <table:table-cell office:value-type="float" office:value="13522665613" calcext:value-type="float">
            <text:p>13522665613</text:p>
          </table:table-cell>
          <table:table-cell office:value-type="float" office:value="8445646189" calcext:value-type="float">
            <text:p>8445646189</text:p>
          </table:table-cell>
          <table:table-cell office:value-type="float" office:value="6251874778" calcext:value-type="float">
            <text:p>6251874778</text:p>
          </table:table-cell>
          <table:table-cell office:value-type="float" office:value="11206030433" calcext:value-type="float">
            <text:p>11206030433</text:p>
          </table:table-cell>
          <table:table-cell office:value-type="float" office:value="4818597185" calcext:value-type="float">
            <text:p>4818597185</text:p>
          </table:table-cell>
          <table:table-cell office:value-type="float" office:value="8502552866" calcext:value-type="float">
            <text:p>8502552866</text:p>
          </table:table-cell>
          <table:table-cell office:value-type="float" office:value="4349747554" calcext:value-type="float">
            <text:p>4349747554</text:p>
          </table:table-cell>
          <table:table-cell office:value-type="float" office:value="5008005250" calcext:value-type="float">
            <text:p>5008005250</text:p>
          </table:table-cell>
          <table:table-cell office:value-type="float" office:value="5654320885" calcext:value-type="float">
            <text:p>5654320885</text:p>
          </table:table-cell>
          <table:table-cell office:value-type="float" office:value="5614729058" calcext:value-type="float">
            <text:p>5614729058</text:p>
          </table:table-cell>
          <table:table-cell office:value-type="float" office:value="3446184562" calcext:value-type="float">
            <text:p>3446184562</text:p>
          </table:table-cell>
          <table:table-cell office:value-type="float" office:value="3684442408" calcext:value-type="float">
            <text:p>3684442408</text:p>
          </table:table-cell>
          <table:table-cell office:value-type="float" office:value="3293231225" calcext:value-type="float">
            <text:p>3293231225</text:p>
          </table:table-cell>
          <table:table-cell office:value-type="float" office:value="3294302980" calcext:value-type="float">
            <text:p>3294302980</text:p>
          </table:table-cell>
          <table:table-cell office:value-type="float" office:value="6568579225" calcext:value-type="float">
            <text:p>6568579225</text:p>
          </table:table-cell>
          <table:table-cell office:value-type="float" office:value="5355090292" calcext:value-type="float">
            <text:p>5355090292</text:p>
          </table:table-cell>
          <table:table-cell office:value-type="float" office:value="3244259449" calcext:value-type="float">
            <text:p>3244259449</text:p>
          </table:table-cell>
          <table:table-cell office:value-type="float" office:value="8700494416" calcext:value-type="float">
            <text:p>8700494416</text:p>
          </table:table-cell>
          <table:table-cell office:value-type="float" office:value="3319613685" calcext:value-type="float">
            <text:p>3319613685</text:p>
          </table:table-cell>
          <table:table-cell office:value-type="float" office:value="2847385300" calcext:value-type="float">
            <text:p>2847385300</text:p>
          </table:table-cell>
          <table:table-cell office:value-type="float" office:value="2798959850" calcext:value-type="float">
            <text:p>2798959850</text:p>
          </table:table-cell>
          <table:table-cell office:value-type="float" office:value="2812461140" calcext:value-type="float">
            <text:p>2812461140</text:p>
          </table:table-cell>
          <table:table-cell office:value-type="float" office:value="8933272829" calcext:value-type="float">
            <text:p>8933272829</text:p>
          </table:table-cell>
          <table:table-cell office:value-type="float" office:value="5234027405" calcext:value-type="float">
            <text:p>5234027405</text:p>
          </table:table-cell>
          <table:table-cell office:value-type="float" office:value="6376959857" calcext:value-type="float">
            <text:p>6376959857</text:p>
          </table:table-cell>
          <table:table-cell office:value-type="float" office:value="4454842738" calcext:value-type="float">
            <text:p>4454842738</text:p>
          </table:table-cell>
          <table:table-cell office:value-type="float" office:value="2181902945" calcext:value-type="float">
            <text:p>2181902945</text:p>
          </table:table-cell>
          <table:table-cell office:value-type="float" office:value="2158712845" calcext:value-type="float">
            <text:p>2158712845</text:p>
          </table:table-cell>
          <table:table-cell office:value-type="float" office:value="8608789160" calcext:value-type="float">
            <text:p>8608789160</text:p>
          </table:table-cell>
          <table:table-cell office:value-type="float" office:value="3404548097" calcext:value-type="float">
            <text:p>3404548097</text:p>
          </table:table-cell>
          <table:table-cell office:value-type="float" office:value="4931138745" calcext:value-type="float">
            <text:p>4931138745</text:p>
          </table:table-cell>
          <table:table-cell office:value-type="float" office:value="2547572365" calcext:value-type="float">
            <text:p>2547572365</text:p>
          </table:table-cell>
          <table:table-cell office:value-type="float" office:value="2300284529" calcext:value-type="float">
            <text:p>2300284529</text:p>
          </table:table-cell>
          <table:table-cell office:value-type="float" office:value="9196787381" calcext:value-type="float">
            <text:p>9196787381</text:p>
          </table:table-cell>
          <table:table-cell office:value-type="float" office:value="1759759525" calcext:value-type="float">
            <text:p>1759759525</text:p>
          </table:table-cell>
          <table:table-cell office:value-type="float" office:value="7526061385" calcext:value-type="float">
            <text:p>7526061385</text:p>
          </table:table-cell>
          <table:table-cell office:value-type="float" office:value="9258447080" calcext:value-type="float">
            <text:p>9258447080</text:p>
          </table:table-cell>
          <table:table-cell office:value-type="float" office:value="1690776217" calcext:value-type="float">
            <text:p>1690776217</text:p>
          </table:table-cell>
          <table:table-cell office:value-type="float" office:value="3985589925" calcext:value-type="float">
            <text:p>3985589925</text:p>
          </table:table-cell>
          <table:table-cell office:value-type="float" office:value="1386632585" calcext:value-type="float">
            <text:p>1386632585</text:p>
          </table:table-cell>
          <table:table-cell office:value-type="float" office:value="4091573509" calcext:value-type="float">
            <text:p>4091573509</text:p>
          </table:table-cell>
          <table:table-cell office:value-type="float" office:value="4707973570" calcext:value-type="float">
            <text:p>4707973570</text:p>
          </table:table-cell>
          <table:table-cell office:value-type="float" office:value="1618585337" calcext:value-type="float">
            <text:p>1618585337</text:p>
          </table:table-cell>
          <table:table-cell office:value-type="float" office:value="1101728945" calcext:value-type="float">
            <text:p>1101728945</text:p>
          </table:table-cell>
          <table:table-cell office:value-type="float" office:value="2681729194" calcext:value-type="float">
            <text:p>2681729194</text:p>
          </table:table-cell>
          <table:table-cell office:value-type="float" office:value="2958706517" calcext:value-type="float">
            <text:p>2958706517</text:p>
          </table:table-cell>
          <table:table-cell office:value-type="float" office:value="752293021" calcext:value-type="float">
            <text:p>752293021</text:p>
          </table:table-cell>
          <table:table-cell office:value-type="float" office:value="7998533570" calcext:value-type="float">
            <text:p>7998533570</text:p>
          </table:table-cell>
          <table:table-cell office:value-type="float" office:value="722564362" calcext:value-type="float">
            <text:p>722564362</text:p>
          </table:table-cell>
          <table:table-cell office:value-type="float" office:value="598467013" calcext:value-type="float">
            <text:p>598467013</text:p>
          </table:table-cell>
          <table:table-cell office:value-type="float" office:value="5622069065" calcext:value-type="float">
            <text:p>5622069065</text:p>
          </table:table-cell>
          <table:table-cell office:value-type="float" office:value="6498482978" calcext:value-type="float">
            <text:p>6498482978</text:p>
          </table:table-cell>
          <table:table-cell office:value-type="float" office:value="639970025" calcext:value-type="float">
            <text:p>639970025</text:p>
          </table:table-cell>
          <table:table-cell office:value-type="float" office:value="530725077" calcext:value-type="float">
            <text:p>530725077</text:p>
          </table:table-cell>
          <table:table-cell office:value-type="float" office:value="1242140225" calcext:value-type="float">
            <text:p>1242140225</text:p>
          </table:table-cell>
          <table:table-cell office:value-type="float" office:value="1413443209" calcext:value-type="float">
            <text:p>1413443209</text:p>
          </table:table-cell>
          <table:table-cell office:value-type="float" office:value="7237298612" calcext:value-type="float">
            <text:p>7237298612</text:p>
          </table:table-cell>
          <table:table-cell office:value-type="float" office:value="979564666" calcext:value-type="float">
            <text:p>979564666</text:p>
          </table:table-cell>
          <table:table-cell office:value-type="float" office:value="2648175533" calcext:value-type="float">
            <text:p>2648175533</text:p>
          </table:table-cell>
          <table:table-cell office:value-type="float" office:value="6466988944" calcext:value-type="float">
            <text:p>6466988944</text:p>
          </table:table-cell>
          <table:table-cell office:value-type="float" office:value="3997849634" calcext:value-type="float">
            <text:p>3997849634</text:p>
          </table:table-cell>
          <table:table-cell office:value-type="float" office:value="275294617" calcext:value-type="float">
            <text:p>275294617</text:p>
          </table:table-cell>
          <table:table-cell office:value-type="float" office:value="254415938" calcext:value-type="float">
            <text:p>254415938</text:p>
          </table:table-cell>
          <table:table-cell office:value-type="float" office:value="1901712905" calcext:value-type="float">
            <text:p>1901712905</text:p>
          </table:table-cell>
          <table:table-cell office:value-type="float" office:value="3898811233" calcext:value-type="float">
            <text:p>3898811233</text:p>
          </table:table-cell>
          <table:table-cell office:value-type="float" office:value="3508399508" calcext:value-type="float">
            <text:p>3508399508</text:p>
          </table:table-cell>
          <table:table-cell office:value-type="float" office:value="4057356365" calcext:value-type="float">
            <text:p>4057356365</text:p>
          </table:table-cell>
          <table:table-cell office:value-type="float" office:value="3121102340" calcext:value-type="float">
            <text:p>3121102340</text:p>
          </table:table-cell>
          <table:table-cell office:value-type="float" office:value="4818094992" calcext:value-type="float">
            <text:p>4818094992</text:p>
          </table:table-cell>
          <table:table-cell office:value-type="float" office:value="2053809229" calcext:value-type="float">
            <text:p>2053809229</text:p>
          </table:table-cell>
          <table:table-cell office:value-type="float" office:value="1594771693" calcext:value-type="float">
            <text:p>1594771693</text:p>
          </table:table-cell>
          <table:table-cell office:value-type="float" office:value="7035349810" calcext:value-type="float">
            <text:p>7035349810</text:p>
          </table:table-cell>
          <table:table-cell office:value-type="float" office:value="921383505" calcext:value-type="float">
            <text:p>921383505</text:p>
          </table:table-cell>
          <table:table-cell office:value-type="float" office:value="5194130" calcext:value-type="float">
            <text:p>5194130</text:p>
          </table:table-cell>
          <table:table-cell office:value-type="float" office:value="1739810970" calcext:value-type="float">
            <text:p>1739810970</text:p>
          </table:table-cell>
          <table:table-cell office:value-type="float" office:value="415328104" calcext:value-type="float">
            <text:p>415328104</text:p>
          </table:table-cell>
          <table:table-cell office:value-type="float" office:value="4570215988" calcext:value-type="float">
            <text:p>4570215988</text:p>
          </table:table-cell>
          <table:table-cell office:value-type="float" office:value="217835501" calcext:value-type="float">
            <text:p>217835501</text:p>
          </table:table-cell>
          <table:table-cell office:value-type="float" office:value="4038807650" calcext:value-type="float">
            <text:p>4038807650</text:p>
          </table:table-cell>
          <table:table-cell office:value-type="float" office:value="799919705" calcext:value-type="float">
            <text:p>799919705</text:p>
          </table:table-cell>
          <table:table-cell office:value-type="float" office:value="71423201" calcext:value-type="float">
            <text:p>71423201</text:p>
          </table:table-cell>
          <table:table-cell office:value-type="float" office:value="6108018185" calcext:value-type="float">
            <text:p>6108018185</text:p>
          </table:table-cell>
          <table:table-cell office:value-type="float" office:value="4623824005" calcext:value-type="float">
            <text:p>4623824005</text:p>
          </table:table-cell>
          <table:table-cell office:value-type="float" office:value="597993994" calcext:value-type="float">
            <text:p>597993994</text:p>
          </table:table-cell>
          <table:table-cell office:value-type="float" office:value="949875940" calcext:value-type="float">
            <text:p>949875940</text:p>
          </table:table-cell>
          <table:table-cell office:value-type="float" office:value="559686740" calcext:value-type="float">
            <text:p>559686740</text:p>
          </table:table-cell>
          <table:table-cell office:value-type="float" office:value="1699629961" calcext:value-type="float">
            <text:p>1699629961</text:p>
          </table:table-cell>
          <table:table-cell office:value-type="float" office:value="194124517" calcext:value-type="float">
            <text:p>194124517</text:p>
          </table:table-cell>
          <table:table-cell office:value-type="float" office:value="586049444" calcext:value-type="float">
            <text:p>586049444</text:p>
          </table:table-cell>
          <table:table-cell office:value-type="float" office:value="243945433" calcext:value-type="float">
            <text:p>243945433</text:p>
          </table:table-cell>
          <table:table-cell office:value-type="float" office:value="971269385" calcext:value-type="float">
            <text:p>971269385</text:p>
          </table:table-cell>
          <table:table-cell office:value-type="float" office:value="254386724" calcext:value-type="float">
            <text:p>254386724</text:p>
          </table:table-cell>
          <table:table-cell office:value-type="float" office:value="330022225" calcext:value-type="float">
            <text:p>330022225</text:p>
          </table:table-cell>
          <table:table-cell office:value-type="float" office:value="3052702850" calcext:value-type="float">
            <text:p>3052702850</text:p>
          </table:table-cell>
          <table:table-cell office:value-type="float" office:value="300583802" calcext:value-type="float">
            <text:p>300583802</text:p>
          </table:table-cell>
          <table:table-cell office:value-type="float" office:value="2481428970" calcext:value-type="float">
            <text:p>2481428970</text:p>
          </table:table-cell>
          <table:table-cell office:value-type="float" office:value="4561922045" calcext:value-type="float">
            <text:p>4561922045</text:p>
          </table:table-cell>
          <table:table-cell office:value-type="string" calcext:value-type="string">
            <text:p><text:s/></text:p>
          </table:table-cell>
          <table:table-cell table:formula="of:=MIN([.B71:.CW71])" office:value-type="float" office:value="5194130" calcext:value-type="float">
            <text:p>5194130</text:p>
          </table:table-cell>
        </table:table-row>
        <table:table-row table:style-name="ro1">
          <table:table-cell office:value-type="string" calcext:value-type="string">
            <text:p>(79385, 4333)</text:p>
          </table:table-cell>
          <table:table-cell office:value-type="float" office:value="11314517569" calcext:value-type="float">
            <text:p>11314517569</text:p>
          </table:table-cell>
          <table:table-cell office:value-type="float" office:value="7464005413" calcext:value-type="float">
            <text:p>7464005413</text:p>
          </table:table-cell>
          <table:table-cell office:value-type="float" office:value="9128568226" calcext:value-type="float">
            <text:p>9128568226</text:p>
          </table:table-cell>
          <table:table-cell office:value-type="float" office:value="6120869201" calcext:value-type="float">
            <text:p>6120869201</text:p>
          </table:table-cell>
          <table:table-cell office:value-type="float" office:value="6517173393" calcext:value-type="float">
            <text:p>6517173393</text:p>
          </table:table-cell>
          <table:table-cell office:value-type="float" office:value="8019683594" calcext:value-type="float">
            <text:p>8019683594</text:p>
          </table:table-cell>
          <table:table-cell office:value-type="float" office:value="5311070605" calcext:value-type="float">
            <text:p>5311070605</text:p>
          </table:table-cell>
          <table:table-cell office:value-type="float" office:value="11760320105" calcext:value-type="float">
            <text:p>11760320105</text:p>
          </table:table-cell>
          <table:table-cell office:value-type="float" office:value="4775283418" calcext:value-type="float">
            <text:p>4775283418</text:p>
          </table:table-cell>
          <table:table-cell office:value-type="float" office:value="12824967250" calcext:value-type="float">
            <text:p>12824967250</text:p>
          </table:table-cell>
          <table:table-cell office:value-type="float" office:value="6591678050" calcext:value-type="float">
            <text:p>6591678050</text:p>
          </table:table-cell>
          <table:table-cell office:value-type="float" office:value="5630977337" calcext:value-type="float">
            <text:p>5630977337</text:p>
          </table:table-cell>
          <table:table-cell office:value-type="float" office:value="5096572706" calcext:value-type="float">
            <text:p>5096572706</text:p>
          </table:table-cell>
          <table:table-cell office:value-type="float" office:value="9138177514" calcext:value-type="float">
            <text:p>9138177514</text:p>
          </table:table-cell>
          <table:table-cell office:value-type="float" office:value="7413633684" calcext:value-type="float">
            <text:p>7413633684</text:p>
          </table:table-cell>
          <table:table-cell office:value-type="float" office:value="10696957685" calcext:value-type="float">
            <text:p>10696957685</text:p>
          </table:table-cell>
          <table:table-cell office:value-type="float" office:value="10857393000" calcext:value-type="float">
            <text:p>10857393000</text:p>
          </table:table-cell>
          <table:table-cell office:value-type="float" office:value="3948449045" calcext:value-type="float">
            <text:p>3948449045</text:p>
          </table:table-cell>
          <table:table-cell office:value-type="float" office:value="4384035344" calcext:value-type="float">
            <text:p>4384035344</text:p>
          </table:table-cell>
          <table:table-cell office:value-type="float" office:value="7785624753" calcext:value-type="float">
            <text:p>7785624753</text:p>
          </table:table-cell>
          <table:table-cell office:value-type="float" office:value="3074440708" calcext:value-type="float">
            <text:p>3074440708</text:p>
          </table:table-cell>
          <table:table-cell office:value-type="float" office:value="6999398521" calcext:value-type="float">
            <text:p>6999398521</text:p>
          </table:table-cell>
          <table:table-cell office:value-type="float" office:value="9899501256" calcext:value-type="float">
            <text:p>9899501256</text:p>
          </table:table-cell>
          <table:table-cell office:value-type="float" office:value="8987887010" calcext:value-type="float">
            <text:p>8987887010</text:p>
          </table:table-cell>
          <table:table-cell office:value-type="float" office:value="11187687040" calcext:value-type="float">
            <text:p>11187687040</text:p>
          </table:table-cell>
          <table:table-cell office:value-type="float" office:value="2622558865" calcext:value-type="float">
            <text:p>2622558865</text:p>
          </table:table-cell>
          <table:table-cell office:value-type="float" office:value="3605104625" calcext:value-type="float">
            <text:p>3605104625</text:p>
          </table:table-cell>
          <table:table-cell office:value-type="float" office:value="3028054265" calcext:value-type="float">
            <text:p>3028054265</text:p>
          </table:table-cell>
          <table:table-cell office:value-type="float" office:value="3687370002" calcext:value-type="float">
            <text:p>3687370002</text:p>
          </table:table-cell>
          <table:table-cell office:value-type="float" office:value="8997189725" calcext:value-type="float">
            <text:p>8997189725</text:p>
          </table:table-cell>
          <table:table-cell office:value-type="float" office:value="10332326645" calcext:value-type="float">
            <text:p>10332326645</text:p>
          </table:table-cell>
          <table:table-cell office:value-type="float" office:value="1995274580" calcext:value-type="float">
            <text:p>1995274580</text:p>
          </table:table-cell>
          <table:table-cell office:value-type="float" office:value="4073672065" calcext:value-type="float">
            <text:p>4073672065</text:p>
          </table:table-cell>
          <table:table-cell office:value-type="float" office:value="2802350725" calcext:value-type="float">
            <text:p>2802350725</text:p>
          </table:table-cell>
          <table:table-cell office:value-type="float" office:value="5073976465" calcext:value-type="float">
            <text:p>5073976465</text:p>
          </table:table-cell>
          <table:table-cell office:value-type="float" office:value="5631186013" calcext:value-type="float">
            <text:p>5631186013</text:p>
          </table:table-cell>
          <table:table-cell office:value-type="float" office:value="1743252613" calcext:value-type="float">
            <text:p>1743252613</text:p>
          </table:table-cell>
          <table:table-cell office:value-type="float" office:value="10227215545" calcext:value-type="float">
            <text:p>10227215545</text:p>
          </table:table-cell>
          <table:table-cell office:value-type="float" office:value="1663459205" calcext:value-type="float">
            <text:p>1663459205</text:p>
          </table:table-cell>
          <table:table-cell office:value-type="float" office:value="1637740388" calcext:value-type="float">
            <text:p>1637740388</text:p>
          </table:table-cell>
          <table:table-cell office:value-type="float" office:value="7090107273" calcext:value-type="float">
            <text:p>7090107273</text:p>
          </table:table-cell>
          <table:table-cell office:value-type="float" office:value="2708944249" calcext:value-type="float">
            <text:p>2708944249</text:p>
          </table:table-cell>
          <table:table-cell office:value-type="float" office:value="8309901989" calcext:value-type="float">
            <text:p>8309901989</text:p>
          </table:table-cell>
          <table:table-cell office:value-type="float" office:value="2322755357" calcext:value-type="float">
            <text:p>2322755357</text:p>
          </table:table-cell>
          <table:table-cell office:value-type="float" office:value="1991221114" calcext:value-type="float">
            <text:p>1991221114</text:p>
          </table:table-cell>
          <table:table-cell office:value-type="float" office:value="5145772069" calcext:value-type="float">
            <text:p>5145772069</text:p>
          </table:table-cell>
          <table:table-cell office:value-type="float" office:value="8663740025" calcext:value-type="float">
            <text:p>8663740025</text:p>
          </table:table-cell>
          <table:table-cell office:value-type="float" office:value="2850695842" calcext:value-type="float">
            <text:p>2850695842</text:p>
          </table:table-cell>
          <table:table-cell office:value-type="float" office:value="2358900409" calcext:value-type="float">
            <text:p>2358900409</text:p>
          </table:table-cell>
          <table:table-cell office:value-type="float" office:value="7851984925" calcext:value-type="float">
            <text:p>7851984925</text:p>
          </table:table-cell>
          <table:table-cell office:value-type="float" office:value="701748154" calcext:value-type="float">
            <text:p>701748154</text:p>
          </table:table-cell>
          <table:table-cell office:value-type="float" office:value="6550639738" calcext:value-type="float">
            <text:p>6550639738</text:p>
          </table:table-cell>
          <table:table-cell office:value-type="float" office:value="6620781917" calcext:value-type="float">
            <text:p>6620781917</text:p>
          </table:table-cell>
          <table:table-cell office:value-type="float" office:value="714810325" calcext:value-type="float">
            <text:p>714810325</text:p>
          </table:table-cell>
          <table:table-cell office:value-type="float" office:value="595435450" calcext:value-type="float">
            <text:p>595435450</text:p>
          </table:table-cell>
          <table:table-cell office:value-type="float" office:value="5870598529" calcext:value-type="float">
            <text:p>5870598529</text:p>
          </table:table-cell>
          <table:table-cell office:value-type="float" office:value="7574623321" calcext:value-type="float">
            <text:p>7574623321</text:p>
          </table:table-cell>
          <table:table-cell office:value-type="float" office:value="3482086045" calcext:value-type="float">
            <text:p>3482086045</text:p>
          </table:table-cell>
          <table:table-cell office:value-type="float" office:value="3039804833" calcext:value-type="float">
            <text:p>3039804833</text:p>
          </table:table-cell>
          <table:table-cell office:value-type="float" office:value="368226560" calcext:value-type="float">
            <text:p>368226560</text:p>
          </table:table-cell>
          <table:table-cell office:value-type="float" office:value="3552556562" calcext:value-type="float">
            <text:p>3552556562</text:p>
          </table:table-cell>
          <table:table-cell office:value-type="float" office:value="1370010581" calcext:value-type="float">
            <text:p>1370010581</text:p>
          </table:table-cell>
          <table:table-cell office:value-type="float" office:value="228060772" calcext:value-type="float">
            <text:p>228060772</text:p>
          </table:table-cell>
          <table:table-cell office:value-type="float" office:value="679114610" calcext:value-type="float">
            <text:p>679114610</text:p>
          </table:table-cell>
          <table:table-cell office:value-type="float" office:value="8863823125" calcext:value-type="float">
            <text:p>8863823125</text:p>
          </table:table-cell>
          <table:table-cell office:value-type="float" office:value="8709364250" calcext:value-type="float">
            <text:p>8709364250</text:p>
          </table:table-cell>
          <table:table-cell office:value-type="float" office:value="1779877145" calcext:value-type="float">
            <text:p>1779877145</text:p>
          </table:table-cell>
          <table:table-cell office:value-type="float" office:value="527910941" calcext:value-type="float">
            <text:p>527910941</text:p>
          </table:table-cell>
          <table:table-cell office:value-type="float" office:value="666864680" calcext:value-type="float">
            <text:p>666864680</text:p>
          </table:table-cell>
          <table:table-cell office:value-type="float" office:value="458053325" calcext:value-type="float">
            <text:p>458053325</text:p>
          </table:table-cell>
          <table:table-cell office:value-type="float" office:value="820449824" calcext:value-type="float">
            <text:p>820449824</text:p>
          </table:table-cell>
          <table:table-cell office:value-type="float" office:value="230296756" calcext:value-type="float">
            <text:p>230296756</text:p>
          </table:table-cell>
          <table:table-cell office:value-type="float" office:value="1480254485" calcext:value-type="float">
            <text:p>1480254485</text:p>
          </table:table-cell>
          <table:table-cell office:value-type="float" office:value="1915675309" calcext:value-type="float">
            <text:p>1915675309</text:p>
          </table:table-cell>
          <table:table-cell office:value-type="float" office:value="8898650" calcext:value-type="float">
            <text:p>8898650</text:p>
          </table:table-cell>
          <table:table-cell office:value-type="float" office:value="2817912985" calcext:value-type="float">
            <text:p>2817912985</text:p>
          </table:table-cell>
          <table:table-cell office:value-type="float" office:value="6573171250" calcext:value-type="float">
            <text:p>6573171250</text:p>
          </table:table-cell>
          <table:table-cell office:value-type="float" office:value="1735311322" calcext:value-type="float">
            <text:p>1735311322</text:p>
          </table:table-cell>
          <table:table-cell office:value-type="float" office:value="3970484116" calcext:value-type="float">
            <text:p>3970484116</text:p>
          </table:table-cell>
          <table:table-cell office:value-type="float" office:value="251923712" calcext:value-type="float">
            <text:p>251923712</text:p>
          </table:table-cell>
          <table:table-cell office:value-type="float" office:value="4745392277" calcext:value-type="float">
            <text:p>4745392277</text:p>
          </table:table-cell>
          <table:table-cell office:value-type="float" office:value="411081770" calcext:value-type="float">
            <text:p>411081770</text:p>
          </table:table-cell>
          <table:table-cell office:value-type="float" office:value="3104931125" calcext:value-type="float">
            <text:p>3104931125</text:p>
          </table:table-cell>
          <table:table-cell office:value-type="float" office:value="5941213517" calcext:value-type="float">
            <text:p>5941213517</text:p>
          </table:table-cell>
          <table:table-cell office:value-type="float" office:value="58830005" calcext:value-type="float">
            <text:p>58830005</text:p>
          </table:table-cell>
          <table:table-cell office:value-type="float" office:value="295570845" calcext:value-type="float">
            <text:p>295570845</text:p>
          </table:table-cell>
          <table:table-cell office:value-type="float" office:value="3667466826" calcext:value-type="float">
            <text:p>3667466826</text:p>
          </table:table-cell>
          <table:table-cell office:value-type="float" office:value="2927848208" calcext:value-type="float">
            <text:p>2927848208</text:p>
          </table:table-cell>
          <table:table-cell office:value-type="float" office:value="3801249488" calcext:value-type="float">
            <text:p>3801249488</text:p>
          </table:table-cell>
          <table:table-cell office:value-type="float" office:value="1907606369" calcext:value-type="float">
            <text:p>1907606369</text:p>
          </table:table-cell>
          <table:table-cell office:value-type="float" office:value="8972964505" calcext:value-type="float">
            <text:p>8972964505</text:p>
          </table:table-cell>
          <table:table-cell office:value-type="float" office:value="3824299112" calcext:value-type="float">
            <text:p>3824299112</text:p>
          </table:table-cell>
          <table:table-cell office:value-type="float" office:value="5380138377" calcext:value-type="float">
            <text:p>5380138377</text:p>
          </table:table-cell>
          <table:table-cell office:value-type="float" office:value="3142497433" calcext:value-type="float">
            <text:p>3142497433</text:p>
          </table:table-cell>
          <table:table-cell office:value-type="float" office:value="5904291080" calcext:value-type="float">
            <text:p>5904291080</text:p>
          </table:table-cell>
          <table:table-cell office:value-type="float" office:value="9212888345" calcext:value-type="float">
            <text:p>9212888345</text:p>
          </table:table-cell>
          <table:table-cell office:value-type="float" office:value="1106116850" calcext:value-type="float">
            <text:p>1106116850</text:p>
          </table:table-cell>
          <table:table-cell office:value-type="float" office:value="7853141290" calcext:value-type="float">
            <text:p>7853141290</text:p>
          </table:table-cell>
          <table:table-cell office:value-type="float" office:value="1638162130" calcext:value-type="float">
            <text:p>1638162130</text:p>
          </table:table-cell>
          <table:table-cell office:value-type="float" office:value="773912605" calcext:value-type="float">
            <text:p>773912605</text:p>
          </table:table-cell>
          <table:table-cell office:value-type="string" calcext:value-type="string">
            <text:p><text:s/></text:p>
          </table:table-cell>
          <table:table-cell table:formula="of:=MIN([.B72:.CW72])" office:value-type="float" office:value="8898650" calcext:value-type="float">
            <text:p>8898650</text:p>
          </table:table-cell>
        </table:table-row>
        <table:table-row table:style-name="ro1">
          <table:table-cell office:value-type="string" calcext:value-type="string">
            <text:p>(81337, 59646)</text:p>
          </table:table-cell>
          <table:table-cell office:value-type="float" office:value="6819845650" calcext:value-type="float">
            <text:p>6819845650</text:p>
          </table:table-cell>
          <table:table-cell office:value-type="float" office:value="6920876122" calcext:value-type="float">
            <text:p>6920876122</text:p>
          </table:table-cell>
          <table:table-cell office:value-type="float" office:value="6480602405" calcext:value-type="float">
            <text:p>6480602405</text:p>
          </table:table-cell>
          <table:table-cell office:value-type="float" office:value="9801849538" calcext:value-type="float">
            <text:p>9801849538</text:p>
          </table:table-cell>
          <table:table-cell office:value-type="float" office:value="6552981626" calcext:value-type="float">
            <text:p>6552981626</text:p>
          </table:table-cell>
          <table:table-cell office:value-type="float" office:value="5593896405" calcext:value-type="float">
            <text:p>5593896405</text:p>
          </table:table-cell>
          <table:table-cell office:value-type="float" office:value="7969567250" calcext:value-type="float">
            <text:p>7969567250</text:p>
          </table:table-cell>
          <table:table-cell office:value-type="float" office:value="5888009972" calcext:value-type="float">
            <text:p>5888009972</text:p>
          </table:table-cell>
          <table:table-cell office:value-type="float" office:value="5970072025" calcext:value-type="float">
            <text:p>5970072025</text:p>
          </table:table-cell>
          <table:table-cell office:value-type="float" office:value="5918484149" calcext:value-type="float">
            <text:p>5918484149</text:p>
          </table:table-cell>
          <table:table-cell office:value-type="float" office:value="4248903733" calcext:value-type="float">
            <text:p>4248903733</text:p>
          </table:table-cell>
          <table:table-cell office:value-type="float" office:value="4352395450" calcext:value-type="float">
            <text:p>4352395450</text:p>
          </table:table-cell>
          <table:table-cell office:value-type="float" office:value="4136533613" calcext:value-type="float">
            <text:p>4136533613</text:p>
          </table:table-cell>
          <table:table-cell office:value-type="float" office:value="4049818985" calcext:value-type="float">
            <text:p>4049818985</text:p>
          </table:table-cell>
          <table:table-cell office:value-type="float" office:value="3624993005" calcext:value-type="float">
            <text:p>3624993005</text:p>
          </table:table-cell>
          <table:table-cell office:value-type="float" office:value="4469129626" calcext:value-type="float">
            <text:p>4469129626</text:p>
          </table:table-cell>
          <table:table-cell office:value-type="float" office:value="4523638613" calcext:value-type="float">
            <text:p>4523638613</text:p>
          </table:table-cell>
          <table:table-cell office:value-type="float" office:value="4371654010" calcext:value-type="float">
            <text:p>4371654010</text:p>
          </table:table-cell>
          <table:table-cell office:value-type="float" office:value="3706674985" calcext:value-type="float">
            <text:p>3706674985</text:p>
          </table:table-cell>
          <table:table-cell office:value-type="float" office:value="3448148756" calcext:value-type="float">
            <text:p>3448148756</text:p>
          </table:table-cell>
          <table:table-cell office:value-type="float" office:value="5482762625" calcext:value-type="float">
            <text:p>5482762625</text:p>
          </table:table-cell>
          <table:table-cell office:value-type="float" office:value="3229908058" calcext:value-type="float">
            <text:p>3229908058</text:p>
          </table:table-cell>
          <table:table-cell office:value-type="float" office:value="3888943133" calcext:value-type="float">
            <text:p>3888943133</text:p>
          </table:table-cell>
          <table:table-cell office:value-type="float" office:value="3547482569" calcext:value-type="float">
            <text:p>3547482569</text:p>
          </table:table-cell>
          <table:table-cell office:value-type="float" office:value="4295036689" calcext:value-type="float">
            <text:p>4295036689</text:p>
          </table:table-cell>
          <table:table-cell office:value-type="float" office:value="5469774874" calcext:value-type="float">
            <text:p>5469774874</text:p>
          </table:table-cell>
          <table:table-cell office:value-type="float" office:value="3344844178" calcext:value-type="float">
            <text:p>3344844178</text:p>
          </table:table-cell>
          <table:table-cell office:value-type="float" office:value="3908103316" calcext:value-type="float">
            <text:p>3908103316</text:p>
          </table:table-cell>
          <table:table-cell office:value-type="float" office:value="2844271853" calcext:value-type="float">
            <text:p>2844271853</text:p>
          </table:table-cell>
          <table:table-cell office:value-type="float" office:value="3116854394" calcext:value-type="float">
            <text:p>3116854394</text:p>
          </table:table-cell>
          <table:table-cell office:value-type="float" office:value="3547310472" calcext:value-type="float">
            <text:p>3547310472</text:p>
          </table:table-cell>
          <table:table-cell office:value-type="float" office:value="5017333309" calcext:value-type="float">
            <text:p>5017333309</text:p>
          </table:table-cell>
          <table:table-cell office:value-type="float" office:value="2263026176" calcext:value-type="float">
            <text:p>2263026176</text:p>
          </table:table-cell>
          <table:table-cell office:value-type="float" office:value="2847407938" calcext:value-type="float">
            <text:p>2847407938</text:p>
          </table:table-cell>
          <table:table-cell office:value-type="float" office:value="2024351330" calcext:value-type="float">
            <text:p>2024351330</text:p>
          </table:table-cell>
          <table:table-cell office:value-type="float" office:value="2047039546" calcext:value-type="float">
            <text:p>2047039546</text:p>
          </table:table-cell>
          <table:table-cell office:value-type="float" office:value="5310648100" calcext:value-type="float">
            <text:p>5310648100</text:p>
          </table:table-cell>
          <table:table-cell office:value-type="float" office:value="3227266970" calcext:value-type="float">
            <text:p>3227266970</text:p>
          </table:table-cell>
          <table:table-cell office:value-type="float" office:value="4169592754" calcext:value-type="float">
            <text:p>4169592754</text:p>
          </table:table-cell>
          <table:table-cell office:value-type="float" office:value="5310500597" calcext:value-type="float">
            <text:p>5310500597</text:p>
          </table:table-cell>
          <table:table-cell office:value-type="float" office:value="2122436816" calcext:value-type="float">
            <text:p>2122436816</text:p>
          </table:table-cell>
          <table:table-cell office:value-type="float" office:value="2168492794" calcext:value-type="float">
            <text:p>2168492794</text:p>
          </table:table-cell>
          <table:table-cell office:value-type="float" office:value="2319598234" calcext:value-type="float">
            <text:p>2319598234</text:p>
          </table:table-cell>
          <table:table-cell office:value-type="float" office:value="2098588680" calcext:value-type="float">
            <text:p>2098588680</text:p>
          </table:table-cell>
          <table:table-cell office:value-type="float" office:value="2395484369" calcext:value-type="float">
            <text:p>2395484369</text:p>
          </table:table-cell>
          <table:table-cell office:value-type="float" office:value="1398321850" calcext:value-type="float">
            <text:p>1398321850</text:p>
          </table:table-cell>
          <table:table-cell office:value-type="float" office:value="2232391828" calcext:value-type="float">
            <text:p>2232391828</text:p>
          </table:table-cell>
          <table:table-cell office:value-type="float" office:value="1321346225" calcext:value-type="float">
            <text:p>1321346225</text:p>
          </table:table-cell>
          <table:table-cell office:value-type="float" office:value="1331914730" calcext:value-type="float">
            <text:p>1331914730</text:p>
          </table:table-cell>
          <table:table-cell office:value-type="float" office:value="1704851732" calcext:value-type="float">
            <text:p>1704851732</text:p>
          </table:table-cell>
          <table:table-cell office:value-type="float" office:value="4103473049" calcext:value-type="float">
            <text:p>4103473049</text:p>
          </table:table-cell>
          <table:table-cell office:value-type="float" office:value="1241694341" calcext:value-type="float">
            <text:p>1241694341</text:p>
          </table:table-cell>
          <table:table-cell office:value-type="float" office:value="1174032648" calcext:value-type="float">
            <text:p>1174032648</text:p>
          </table:table-cell>
          <table:table-cell office:value-type="float" office:value="2520261778" calcext:value-type="float">
            <text:p>2520261778</text:p>
          </table:table-cell>
          <table:table-cell office:value-type="float" office:value="3060898625" calcext:value-type="float">
            <text:p>3060898625</text:p>
          </table:table-cell>
          <table:table-cell office:value-type="float" office:value="946267204" calcext:value-type="float">
            <text:p>946267204</text:p>
          </table:table-cell>
          <table:table-cell office:value-type="float" office:value="1446774850" calcext:value-type="float">
            <text:p>1446774850</text:p>
          </table:table-cell>
          <table:table-cell office:value-type="float" office:value="534077410" calcext:value-type="float">
            <text:p>534077410</text:p>
          </table:table-cell>
          <table:table-cell office:value-type="float" office:value="493991236" calcext:value-type="float">
            <text:p>493991236</text:p>
          </table:table-cell>
          <table:table-cell office:value-type="float" office:value="3456898721" calcext:value-type="float">
            <text:p>3456898721</text:p>
          </table:table-cell>
          <table:table-cell office:value-type="float" office:value="367238737" calcext:value-type="float">
            <text:p>367238737</text:p>
          </table:table-cell>
          <table:table-cell office:value-type="float" office:value="730254088" calcext:value-type="float">
            <text:p>730254088</text:p>
          </table:table-cell>
          <table:table-cell office:value-type="float" office:value="2879600945" calcext:value-type="float">
            <text:p>2879600945</text:p>
          </table:table-cell>
          <table:table-cell office:value-type="float" office:value="1392260869" calcext:value-type="float">
            <text:p>1392260869</text:p>
          </table:table-cell>
          <table:table-cell office:value-type="float" office:value="1671873986" calcext:value-type="float">
            <text:p>1671873986</text:p>
          </table:table-cell>
          <table:table-cell office:value-type="float" office:value="1605175465" calcext:value-type="float">
            <text:p>1605175465</text:p>
          </table:table-cell>
          <table:table-cell office:value-type="float" office:value="354844624" calcext:value-type="float">
            <text:p>354844624</text:p>
          </table:table-cell>
          <table:table-cell office:value-type="float" office:value="1250952498" calcext:value-type="float">
            <text:p>1250952498</text:p>
          </table:table-cell>
          <table:table-cell office:value-type="float" office:value="1036766125" calcext:value-type="float">
            <text:p>1036766125</text:p>
          </table:table-cell>
          <table:table-cell office:value-type="float" office:value="1329297652" calcext:value-type="float">
            <text:p>1329297652</text:p>
          </table:table-cell>
          <table:table-cell office:value-type="float" office:value="826707209" calcext:value-type="float">
            <text:p>826707209</text:p>
          </table:table-cell>
          <table:table-cell office:value-type="float" office:value="1749686665" calcext:value-type="float">
            <text:p>1749686665</text:p>
          </table:table-cell>
          <table:table-cell office:value-type="float" office:value="331107624" calcext:value-type="float">
            <text:p>331107624</text:p>
          </table:table-cell>
          <table:table-cell office:value-type="float" office:value="171160340" calcext:value-type="float">
            <text:p>171160340</text:p>
          </table:table-cell>
          <table:table-cell office:value-type="float" office:value="3136281553" calcext:value-type="float">
            <text:p>3136281553</text:p>
          </table:table-cell>
          <table:table-cell office:value-type="float" office:value="19739620" calcext:value-type="float">
            <text:p>19739620</text:p>
          </table:table-cell>
          <table:table-cell office:value-type="float" office:value="667994573" calcext:value-type="float">
            <text:p>667994573</text:p>
          </table:table-cell>
          <table:table-cell office:value-type="float" office:value="188190325" calcext:value-type="float">
            <text:p>188190325</text:p>
          </table:table-cell>
          <table:table-cell office:value-type="float" office:value="60076925" calcext:value-type="float">
            <text:p>60076925</text:p>
          </table:table-cell>
          <table:table-cell office:value-type="float" office:value="1563217633" calcext:value-type="float">
            <text:p>1563217633</text:p>
          </table:table-cell>
          <table:table-cell office:value-type="float" office:value="183329672" calcext:value-type="float">
            <text:p>183329672</text:p>
          </table:table-cell>
          <table:table-cell office:value-type="float" office:value="1255909705" calcext:value-type="float">
            <text:p>1255909705</text:p>
          </table:table-cell>
          <table:table-cell office:value-type="float" office:value="8466218" calcext:value-type="float">
            <text:p>8466218</text:p>
          </table:table-cell>
          <table:table-cell office:value-type="float" office:value="477224882" calcext:value-type="float">
            <text:p>477224882</text:p>
          </table:table-cell>
          <table:table-cell office:value-type="float" office:value="2503736234" calcext:value-type="float">
            <text:p>2503736234</text:p>
          </table:table-cell>
          <table:table-cell office:value-type="float" office:value="1592388104" calcext:value-type="float">
            <text:p>1592388104</text:p>
          </table:table-cell>
          <table:table-cell office:value-type="float" office:value="53188805" calcext:value-type="float">
            <text:p>53188805</text:p>
          </table:table-cell>
          <table:table-cell office:value-type="float" office:value="36694737" calcext:value-type="float">
            <text:p>36694737</text:p>
          </table:table-cell>
          <table:table-cell office:value-type="float" office:value="70535897" calcext:value-type="float">
            <text:p>70535897</text:p>
          </table:table-cell>
          <table:table-cell office:value-type="float" office:value="189938484" calcext:value-type="float">
            <text:p>189938484</text:p>
          </table:table-cell>
          <table:table-cell office:value-type="float" office:value="1565968226" calcext:value-type="float">
            <text:p>1565968226</text:p>
          </table:table-cell>
          <table:table-cell office:value-type="float" office:value="89931605" calcext:value-type="float">
            <text:p>89931605</text:p>
          </table:table-cell>
          <table:table-cell office:value-type="float" office:value="379552928" calcext:value-type="float">
            <text:p>379552928</text:p>
          </table:table-cell>
          <table:table-cell office:value-type="float" office:value="105130912" calcext:value-type="float">
            <text:p>105130912</text:p>
          </table:table-cell>
          <table:table-cell office:value-type="float" office:value="551891429" calcext:value-type="float">
            <text:p>551891429</text:p>
          </table:table-cell>
          <table:table-cell office:value-type="float" office:value="1715001556" calcext:value-type="float">
            <text:p>1715001556</text:p>
          </table:table-cell>
          <table:table-cell office:value-type="float" office:value="792679661" calcext:value-type="float">
            <text:p>792679661</text:p>
          </table:table-cell>
          <table:table-cell office:value-type="float" office:value="1225938421" calcext:value-type="float">
            <text:p>1225938421</text:p>
          </table:table-cell>
          <table:table-cell office:value-type="float" office:value="580931665" calcext:value-type="float">
            <text:p>580931665</text:p>
          </table:table-cell>
          <table:table-cell office:value-type="float" office:value="1658059220" calcext:value-type="float">
            <text:p>1658059220</text:p>
          </table:table-cell>
          <table:table-cell office:value-type="string" calcext:value-type="string">
            <text:p><text:s/></text:p>
          </table:table-cell>
          <table:table-cell table:formula="of:=MIN([.B73:.CW73])" office:value-type="float" office:value="8466218" calcext:value-type="float">
            <text:p>8466218</text:p>
          </table:table-cell>
        </table:table-row>
        <table:table-row table:style-name="ro1">
          <table:table-cell office:value-type="string" calcext:value-type="string">
            <text:p>(81422, 47763)</text:p>
          </table:table-cell>
          <table:table-cell office:value-type="float" office:value="7350317288" calcext:value-type="float">
            <text:p>7350317288</text:p>
          </table:table-cell>
          <table:table-cell office:value-type="float" office:value="6602139620" calcext:value-type="float">
            <text:p>6602139620</text:p>
          </table:table-cell>
          <table:table-cell office:value-type="float" office:value="6613777685" calcext:value-type="float">
            <text:p>6613777685</text:p>
          </table:table-cell>
          <table:table-cell office:value-type="float" office:value="8575001800" calcext:value-type="float">
            <text:p>8575001800</text:p>
          </table:table-cell>
          <table:table-cell office:value-type="float" office:value="6105963124" calcext:value-type="float">
            <text:p>6105963124</text:p>
          </table:table-cell>
          <table:table-cell office:value-type="float" office:value="5673520393" calcext:value-type="float">
            <text:p>5673520393</text:p>
          </table:table-cell>
          <table:table-cell office:value-type="float" office:value="6956759168" calcext:value-type="float">
            <text:p>6956759168</text:p>
          </table:table-cell>
          <table:table-cell office:value-type="float" office:value="6704777930" calcext:value-type="float">
            <text:p>6704777930</text:p>
          </table:table-cell>
          <table:table-cell office:value-type="float" office:value="5265422909" calcext:value-type="float">
            <text:p>5265422909</text:p>
          </table:table-cell>
          <table:table-cell office:value-type="float" office:value="6953298901" calcext:value-type="float">
            <text:p>6953298901</text:p>
          </table:table-cell>
          <table:table-cell office:value-type="float" office:value="4300929649" calcext:value-type="float">
            <text:p>4300929649</text:p>
          </table:table-cell>
          <table:table-cell office:value-type="float" office:value="4175248072" calcext:value-type="float">
            <text:p>4175248072</text:p>
          </table:table-cell>
          <table:table-cell office:value-type="float" office:value="3888507965" calcext:value-type="float">
            <text:p>3888507965</text:p>
          </table:table-cell>
          <table:table-cell office:value-type="float" office:value="4686864541" calcext:value-type="float">
            <text:p>4686864541</text:p>
          </table:table-cell>
          <table:table-cell office:value-type="float" office:value="3982124653" calcext:value-type="float">
            <text:p>3982124653</text:p>
          </table:table-cell>
          <table:table-cell office:value-type="float" office:value="5350077956" calcext:value-type="float">
            <text:p>5350077956</text:p>
          </table:table-cell>
          <table:table-cell office:value-type="float" office:value="5427299929" calcext:value-type="float">
            <text:p>5427299929</text:p>
          </table:table-cell>
          <table:table-cell office:value-type="float" office:value="3823570372" calcext:value-type="float">
            <text:p>3823570372</text:p>
          </table:table-cell>
          <table:table-cell office:value-type="float" office:value="3393469501" calcext:value-type="float">
            <text:p>3393469501</text:p>
          </table:table-cell>
          <table:table-cell office:value-type="float" office:value="3920724514" calcext:value-type="float">
            <text:p>3920724514</text:p>
          </table:table-cell>
          <table:table-cell office:value-type="float" office:value="4505822809" calcext:value-type="float">
            <text:p>4505822809</text:p>
          </table:table-cell>
          <table:table-cell office:value-type="float" office:value="3579527304" calcext:value-type="float">
            <text:p>3579527304</text:p>
          </table:table-cell>
          <table:table-cell office:value-type="float" office:value="4719213409" calcext:value-type="float">
            <text:p>4719213409</text:p>
          </table:table-cell>
          <table:table-cell office:value-type="float" office:value="4254604913" calcext:value-type="float">
            <text:p>4254604913</text:p>
          </table:table-cell>
          <table:table-cell office:value-type="float" office:value="5313789773" calcext:value-type="float">
            <text:p>5313789773</text:p>
          </table:table-cell>
          <table:table-cell office:value-type="float" office:value="4394698376" calcext:value-type="float">
            <text:p>4394698376</text:p>
          </table:table-cell>
          <table:table-cell office:value-type="float" office:value="2937183464" calcext:value-type="float">
            <text:p>2937183464</text:p>
          </table:table-cell>
          <table:table-cell office:value-type="float" office:value="3255204410" calcext:value-type="float">
            <text:p>3255204410</text:p>
          </table:table-cell>
          <table:table-cell office:value-type="float" office:value="2559035245" calcext:value-type="float">
            <text:p>2559035245</text:p>
          </table:table-cell>
          <table:table-cell office:value-type="float" office:value="3912435728" calcext:value-type="float">
            <text:p>3912435728</text:p>
          </table:table-cell>
          <table:table-cell office:value-type="float" office:value="4536422050" calcext:value-type="float">
            <text:p>4536422050</text:p>
          </table:table-cell>
          <table:table-cell office:value-type="float" office:value="3898191893" calcext:value-type="float">
            <text:p>3898191893</text:p>
          </table:table-cell>
          <table:table-cell office:value-type="float" office:value="2182102130" calcext:value-type="float">
            <text:p>2182102130</text:p>
          </table:table-cell>
          <table:table-cell office:value-type="float" office:value="2367578484" calcext:value-type="float">
            <text:p>2367578484</text:p>
          </table:table-cell>
          <table:table-cell office:value-type="float" office:value="2207978632" calcext:value-type="float">
            <text:p>2207978632</text:p>
          </table:table-cell>
          <table:table-cell office:value-type="float" office:value="2345333684" calcext:value-type="float">
            <text:p>2345333684</text:p>
          </table:table-cell>
          <table:table-cell office:value-type="float" office:value="4071336914" calcext:value-type="float">
            <text:p>4071336914</text:p>
          </table:table-cell>
          <table:table-cell office:value-type="float" office:value="4257583012" calcext:value-type="float">
            <text:p>4257583012</text:p>
          </table:table-cell>
          <table:table-cell office:value-type="float" office:value="3156895648" calcext:value-type="float">
            <text:p>3156895648</text:p>
          </table:table-cell>
          <table:table-cell office:value-type="float" office:value="4047165725" calcext:value-type="float">
            <text:p>4047165725</text:p>
          </table:table-cell>
          <table:table-cell office:value-type="float" office:value="2715231610" calcext:value-type="float">
            <text:p>2715231610</text:p>
          </table:table-cell>
          <table:table-cell office:value-type="float" office:value="1809456228" calcext:value-type="float">
            <text:p>1809456228</text:p>
          </table:table-cell>
          <table:table-cell office:value-type="float" office:value="3129255908" calcext:value-type="float">
            <text:p>3129255908</text:p>
          </table:table-cell>
          <table:table-cell office:value-type="float" office:value="1669032850" calcext:value-type="float">
            <text:p>1669032850</text:p>
          </table:table-cell>
          <table:table-cell office:value-type="float" office:value="1830769393" calcext:value-type="float">
            <text:p>1830769393</text:p>
          </table:table-cell>
          <table:table-cell office:value-type="float" office:value="1723461776" calcext:value-type="float">
            <text:p>1723461776</text:p>
          </table:table-cell>
          <table:table-cell office:value-type="float" office:value="3132517994" calcext:value-type="float">
            <text:p>3132517994</text:p>
          </table:table-cell>
          <table:table-cell office:value-type="float" office:value="1167378925" calcext:value-type="float">
            <text:p>1167378925</text:p>
          </table:table-cell>
          <table:table-cell office:value-type="float" office:value="1068082856" calcext:value-type="float">
            <text:p>1068082856</text:p>
          </table:table-cell>
          <table:table-cell office:value-type="float" office:value="2538292882" calcext:value-type="float">
            <text:p>2538292882</text:p>
          </table:table-cell>
          <table:table-cell office:value-type="float" office:value="2884387613" calcext:value-type="float">
            <text:p>2884387613</text:p>
          </table:table-cell>
          <table:table-cell office:value-type="float" office:value="1893658825" calcext:value-type="float">
            <text:p>1893658825</text:p>
          </table:table-cell>
          <table:table-cell office:value-type="float" office:value="1853381650" calcext:value-type="float">
            <text:p>1853381650</text:p>
          </table:table-cell>
          <table:table-cell office:value-type="float" office:value="1641464084" calcext:value-type="float">
            <text:p>1641464084</text:p>
          </table:table-cell>
          <table:table-cell office:value-type="float" office:value="2040113633" calcext:value-type="float">
            <text:p>2040113633</text:p>
          </table:table-cell>
          <table:table-cell office:value-type="float" office:value="1512651818" calcext:value-type="float">
            <text:p>1512651818</text:p>
          </table:table-cell>
          <table:table-cell office:value-type="float" office:value="2271651876" calcext:value-type="float">
            <text:p>2271651876</text:p>
          </table:table-cell>
          <table:table-cell office:value-type="float" office:value="673823972" calcext:value-type="float">
            <text:p>673823972</text:p>
          </table:table-cell>
          <table:table-cell office:value-type="float" office:value="546093754" calcext:value-type="float">
            <text:p>546093754</text:p>
          </table:table-cell>
          <table:table-cell office:value-type="float" office:value="2297783165" calcext:value-type="float">
            <text:p>2297783165</text:p>
          </table:table-cell>
          <table:table-cell office:value-type="float" office:value="553903837" calcext:value-type="float">
            <text:p>553903837</text:p>
          </table:table-cell>
          <table:table-cell office:value-type="float" office:value="367550690" calcext:value-type="float">
            <text:p>367550690</text:p>
          </table:table-cell>
          <table:table-cell office:value-type="float" office:value="1809666505" calcext:value-type="float">
            <text:p>1809666505</text:p>
          </table:table-cell>
          <table:table-cell office:value-type="float" office:value="738611141" calcext:value-type="float">
            <text:p>738611141</text:p>
          </table:table-cell>
          <table:table-cell office:value-type="float" office:value="2715609760" calcext:value-type="float">
            <text:p>2715609760</text:p>
          </table:table-cell>
          <table:table-cell office:value-type="float" office:value="2629837613" calcext:value-type="float">
            <text:p>2629837613</text:p>
          </table:table-cell>
          <table:table-cell office:value-type="float" office:value="156371018" calcext:value-type="float">
            <text:p>156371018</text:p>
          </table:table-cell>
          <table:table-cell office:value-type="float" office:value="589015780" calcext:value-type="float">
            <text:p>589015780</text:p>
          </table:table-cell>
          <table:table-cell office:value-type="float" office:value="450232193" calcext:value-type="float">
            <text:p>450232193</text:p>
          </table:table-cell>
          <table:table-cell office:value-type="float" office:value="634684010" calcext:value-type="float">
            <text:p>634684010</text:p>
          </table:table-cell>
          <table:table-cell office:value-type="float" office:value="317119493" calcext:value-type="float">
            <text:p>317119493</text:p>
          </table:table-cell>
          <table:table-cell office:value-type="float" office:value="913883841" calcext:value-type="float">
            <text:p>913883841</text:p>
          </table:table-cell>
          <table:table-cell office:value-type="float" office:value="67415626" calcext:value-type="float">
            <text:p>67415626</text:p>
          </table:table-cell>
          <table:table-cell office:value-type="float" office:value="34920538" calcext:value-type="float">
            <text:p>34920538</text:p>
          </table:table-cell>
          <table:table-cell office:value-type="float" office:value="1952469349" calcext:value-type="float">
            <text:p>1952469349</text:p>
          </table:table-cell>
          <table:table-cell office:value-type="float" office:value="107843922" calcext:value-type="float">
            <text:p>107843922</text:p>
          </table:table-cell>
          <table:table-cell office:value-type="float" office:value="1421820269" calcext:value-type="float">
            <text:p>1421820269</text:p>
          </table:table-cell>
          <table:table-cell office:value-type="float" office:value="4923117" calcext:value-type="float">
            <text:p>4923117</text:p>
          </table:table-cell>
          <table:table-cell office:value-type="float" office:value="384237685" calcext:value-type="float">
            <text:p>384237685</text:p>
          </table:table-cell>
          <table:table-cell office:value-type="float" office:value="764829565" calcext:value-type="float">
            <text:p>764829565</text:p>
          </table:table-cell>
          <table:table-cell office:value-type="float" office:value="645897122" calcext:value-type="float">
            <text:p>645897122</text:p>
          </table:table-cell>
          <table:table-cell office:value-type="float" office:value="555686777" calcext:value-type="float">
            <text:p>555686777</text:p>
          </table:table-cell>
          <table:table-cell office:value-type="float" office:value="153867524" calcext:value-type="float">
            <text:p>153867524</text:p>
          </table:table-cell>
          <table:table-cell office:value-type="float" office:value="1130755712" calcext:value-type="float">
            <text:p>1130755712</text:p>
          </table:table-cell>
          <table:table-cell office:value-type="float" office:value="1458074768" calcext:value-type="float">
            <text:p>1458074768</text:p>
          </table:table-cell>
          <table:table-cell office:value-type="float" office:value="791854738" calcext:value-type="float">
            <text:p>791854738</text:p>
          </table:table-cell>
          <table:table-cell office:value-type="float" office:value="307210285" calcext:value-type="float">
            <text:p>307210285</text:p>
          </table:table-cell>
          <table:table-cell office:value-type="float" office:value="135070405" calcext:value-type="float">
            <text:p>135070405</text:p>
          </table:table-cell>
          <table:table-cell office:value-type="float" office:value="349013645" calcext:value-type="float">
            <text:p>349013645</text:p>
          </table:table-cell>
          <table:table-cell office:value-type="float" office:value="35945650" calcext:value-type="float">
            <text:p>35945650</text:p>
          </table:table-cell>
          <table:table-cell office:value-type="float" office:value="2633782120" calcext:value-type="float">
            <text:p>2633782120</text:p>
          </table:table-cell>
          <table:table-cell office:value-type="float" office:value="367735745" calcext:value-type="float">
            <text:p>367735745</text:p>
          </table:table-cell>
          <table:table-cell office:value-type="float" office:value="927696610" calcext:value-type="float">
            <text:p>927696610</text:p>
          </table:table-cell>
          <table:table-cell office:value-type="float" office:value="230439170" calcext:value-type="float">
            <text:p>230439170</text:p>
          </table:table-cell>
          <table:table-cell office:value-type="float" office:value="1172894561" calcext:value-type="float">
            <text:p>1172894561</text:p>
          </table:table-cell>
          <table:table-cell office:value-type="float" office:value="2796893626" calcext:value-type="float">
            <text:p>2796893626</text:p>
          </table:table-cell>
          <table:table-cell office:value-type="float" office:value="330653321" calcext:value-type="float">
            <text:p>330653321</text:p>
          </table:table-cell>
          <table:table-cell office:value-type="float" office:value="2117764745" calcext:value-type="float">
            <text:p>2117764745</text:p>
          </table:table-cell>
          <table:table-cell office:value-type="float" office:value="275794857" calcext:value-type="float">
            <text:p>275794857</text:p>
          </table:table-cell>
          <table:table-cell office:value-type="float" office:value="932680202" calcext:value-type="float">
            <text:p>932680202</text:p>
          </table:table-cell>
          <table:table-cell office:value-type="string" calcext:value-type="string">
            <text:p><text:s/></text:p>
          </table:table-cell>
          <table:table-cell table:formula="of:=MIN([.B74:.CW74])" office:value-type="float" office:value="4923117" calcext:value-type="float">
            <text:p>4923117</text:p>
          </table:table-cell>
        </table:table-row>
        <table:table-row table:style-name="ro1">
          <table:table-cell office:value-type="string" calcext:value-type="string">
            <text:p>(81652, 90611)</text:p>
          </table:table-cell>
          <table:table-cell office:value-type="float" office:value="6851409940" calcext:value-type="float">
            <text:p>6851409940</text:p>
          </table:table-cell>
          <table:table-cell office:value-type="float" office:value="9165017872" calcext:value-type="float">
            <text:p>9165017872</text:p>
          </table:table-cell>
          <table:table-cell office:value-type="float" office:value="7546849985" calcext:value-type="float">
            <text:p>7546849985</text:p>
          </table:table-cell>
          <table:table-cell office:value-type="float" office:value="14411690708" calcext:value-type="float">
            <text:p>14411690708</text:p>
          </table:table-cell>
          <table:table-cell office:value-type="float" office:value="9127246856" calcext:value-type="float">
            <text:p>9127246856</text:p>
          </table:table-cell>
          <table:table-cell office:value-type="float" office:value="6793498045" calcext:value-type="float">
            <text:p>6793498045</text:p>
          </table:table-cell>
          <table:table-cell office:value-type="float" office:value="12015678020" calcext:value-type="float">
            <text:p>12015678020</text:p>
          </table:table-cell>
          <table:table-cell office:value-type="float" office:value="5163256282" calcext:value-type="float">
            <text:p>5163256282</text:p>
          </table:table-cell>
          <table:table-cell office:value-type="float" office:value="9206481625" calcext:value-type="float">
            <text:p>9206481625</text:p>
          </table:table-cell>
          <table:table-cell office:value-type="float" office:value="4621149409" calcext:value-type="float">
            <text:p>4621149409</text:p>
          </table:table-cell>
          <table:table-cell office:value-type="float" office:value="5510034533" calcext:value-type="float">
            <text:p>5510034533</text:p>
          </table:table-cell>
          <table:table-cell office:value-type="float" office:value="6210125540" calcext:value-type="float">
            <text:p>6210125540</text:p>
          </table:table-cell>
          <table:table-cell office:value-type="float" office:value="6176359033" calcext:value-type="float">
            <text:p>6176359033</text:p>
          </table:table-cell>
          <table:table-cell office:value-type="float" office:value="3781365145" calcext:value-type="float">
            <text:p>3781365145</text:p>
          </table:table-cell>
          <table:table-cell office:value-type="float" office:value="4085208245" calcext:value-type="float">
            <text:p>4085208245</text:p>
          </table:table-cell>
          <table:table-cell office:value-type="float" office:value="3564159696" calcext:value-type="float">
            <text:p>3564159696</text:p>
          </table:table-cell>
          <table:table-cell office:value-type="float" office:value="3559436513" calcext:value-type="float">
            <text:p>3559436513</text:p>
          </table:table-cell>
          <table:table-cell office:value-type="float" office:value="7190300240" calcext:value-type="float">
            <text:p>7190300240</text:p>
          </table:table-cell>
          <table:table-cell office:value-type="float" office:value="5911612445" calcext:value-type="float">
            <text:p>5911612445</text:p>
          </table:table-cell>
          <table:table-cell office:value-type="float" office:value="3604916786" calcext:value-type="float">
            <text:p>3604916786</text:p>
          </table:table-cell>
          <table:table-cell office:value-type="float" office:value="9416390425" calcext:value-type="float">
            <text:p>9416390425</text:p>
          </table:table-cell>
          <table:table-cell office:value-type="float" office:value="3706084388" calcext:value-type="float">
            <text:p>3706084388</text:p>
          </table:table-cell>
          <table:table-cell office:value-type="float" office:value="3111774713" calcext:value-type="float">
            <text:p>3111774713</text:p>
          </table:table-cell>
          <table:table-cell office:value-type="float" office:value="3090513109" calcext:value-type="float">
            <text:p>3090513109</text:p>
          </table:table-cell>
          <table:table-cell office:value-type="float" office:value="3025631629" calcext:value-type="float">
            <text:p>3025631629</text:p>
          </table:table-cell>
          <table:table-cell office:value-type="float" office:value="9655036084" calcext:value-type="float">
            <text:p>9655036084</text:p>
          </table:table-cell>
          <table:table-cell office:value-type="float" office:value="5790757428" calcext:value-type="float">
            <text:p>5790757428</text:p>
          </table:table-cell>
          <table:table-cell office:value-type="float" office:value="6992783946" calcext:value-type="float">
            <text:p>6992783946</text:p>
          </table:table-cell>
          <table:table-cell office:value-type="float" office:value="4968203753" calcext:value-type="float">
            <text:p>4968203753</text:p>
          </table:table-cell>
          <table:table-cell office:value-type="float" office:value="2422938484" calcext:value-type="float">
            <text:p>2422938484</text:p>
          </table:table-cell>
          <table:table-cell office:value-type="float" office:value="2348212282" calcext:value-type="float">
            <text:p>2348212282</text:p>
          </table:table-cell>
          <table:table-cell office:value-type="float" office:value="9310502349" calcext:value-type="float">
            <text:p>9310502349</text:p>
          </table:table-cell>
          <table:table-cell office:value-type="float" office:value="3850781906" calcext:value-type="float">
            <text:p>3850781906</text:p>
          </table:table-cell>
          <table:table-cell office:value-type="float" office:value="5474384288" calcext:value-type="float">
            <text:p>5474384288</text:p>
          </table:table-cell>
          <table:table-cell office:value-type="float" office:value="2921008660" calcext:value-type="float">
            <text:p>2921008660</text:p>
          </table:table-cell>
          <table:table-cell office:value-type="float" office:value="2644719376" calcext:value-type="float">
            <text:p>2644719376</text:p>
          </table:table-cell>
          <table:table-cell office:value-type="float" office:value="9913752250" calcext:value-type="float">
            <text:p>9913752250</text:p>
          </table:table-cell>
          <table:table-cell office:value-type="float" office:value="1915510600" calcext:value-type="float">
            <text:p>1915510600</text:p>
          </table:table-cell>
          <table:table-cell office:value-type="float" office:value="8180713844" calcext:value-type="float">
            <text:p>8180713844</text:p>
          </table:table-cell>
          <table:table-cell office:value-type="float" office:value="9974729797" calcext:value-type="float">
            <text:p>9974729797</text:p>
          </table:table-cell>
          <table:table-cell office:value-type="float" office:value="1949801786" calcext:value-type="float">
            <text:p>1949801786</text:p>
          </table:table-cell>
          <table:table-cell office:value-type="float" office:value="4475392904" calcext:value-type="float">
            <text:p>4475392904</text:p>
          </table:table-cell>
          <table:table-cell office:value-type="float" office:value="1578844944" calcext:value-type="float">
            <text:p>1578844944</text:p>
          </table:table-cell>
          <table:table-cell office:value-type="float" office:value="4586514490" calcext:value-type="float">
            <text:p>4586514490</text:p>
          </table:table-cell>
          <table:table-cell office:value-type="float" office:value="5235449029" calcext:value-type="float">
            <text:p>5235449029</text:p>
          </table:table-cell>
          <table:table-cell office:value-type="float" office:value="1917284260" calcext:value-type="float">
            <text:p>1917284260</text:p>
          </table:table-cell>
          <table:table-cell office:value-type="float" office:value="1251338778" calcext:value-type="float">
            <text:p>1251338778</text:p>
          </table:table-cell>
          <table:table-cell office:value-type="float" office:value="3086024185" calcext:value-type="float">
            <text:p>3086024185</text:p>
          </table:table-cell>
          <table:table-cell office:value-type="float" office:value="3380815940" calcext:value-type="float">
            <text:p>3380815940</text:p>
          </table:table-cell>
          <table:table-cell office:value-type="float" office:value="891582922" calcext:value-type="float">
            <text:p>891582922</text:p>
          </table:table-cell>
          <table:table-cell office:value-type="float" office:value="8637527609" calcext:value-type="float">
            <text:p>8637527609</text:p>
          </table:table-cell>
          <table:table-cell office:value-type="float" office:value="899824861" calcext:value-type="float">
            <text:p>899824861</text:p>
          </table:table-cell>
          <table:table-cell office:value-type="float" office:value="758442298" calcext:value-type="float">
            <text:p>758442298</text:p>
          </table:table-cell>
          <table:table-cell office:value-type="float" office:value="6164775328" calcext:value-type="float">
            <text:p>6164775328</text:p>
          </table:table-cell>
          <table:table-cell office:value-type="float" office:value="7075197845" calcext:value-type="float">
            <text:p>7075197845</text:p>
          </table:table-cell>
          <table:table-cell office:value-type="float" office:value="824263114" calcext:value-type="float">
            <text:p>824263114</text:p>
          </table:table-cell>
          <table:table-cell office:value-type="float" office:value="651119720" calcext:value-type="float">
            <text:p>651119720</text:p>
          </table:table-cell>
          <table:table-cell office:value-type="float" office:value="1521624640" calcext:value-type="float">
            <text:p>1521624640</text:p>
          </table:table-cell>
          <table:table-cell office:value-type="float" office:value="1708604666" calcext:value-type="float">
            <text:p>1708604666</text:p>
          </table:table-cell>
          <table:table-cell office:value-type="float" office:value="7826934301" calcext:value-type="float">
            <text:p>7826934301</text:p>
          </table:table-cell>
          <table:table-cell office:value-type="float" office:value="1228202537" calcext:value-type="float">
            <text:p>1228202537</text:p>
          </table:table-cell>
          <table:table-cell office:value-type="float" office:value="3020115258" calcext:value-type="float">
            <text:p>3020115258</text:p>
          </table:table-cell>
          <table:table-cell office:value-type="float" office:value="7012216105" calcext:value-type="float">
            <text:p>7012216105</text:p>
          </table:table-cell>
          <table:table-cell office:value-type="float" office:value="4439958129" calcext:value-type="float">
            <text:p>4439958129</text:p>
          </table:table-cell>
          <table:table-cell office:value-type="float" office:value="295546516" calcext:value-type="float">
            <text:p>295546516</text:p>
          </table:table-cell>
          <table:table-cell office:value-type="float" office:value="278316585" calcext:value-type="float">
            <text:p>278316585</text:p>
          </table:table-cell>
          <table:table-cell office:value-type="float" office:value="2211994314" calcext:value-type="float">
            <text:p>2211994314</text:p>
          </table:table-cell>
          <table:table-cell office:value-type="float" office:value="4313690368" calcext:value-type="float">
            <text:p>4313690368</text:p>
          </table:table-cell>
          <table:table-cell office:value-type="float" office:value="3902525145" calcext:value-type="float">
            <text:p>3902525145</text:p>
          </table:table-cell>
          <table:table-cell office:value-type="float" office:value="4476294162" calcext:value-type="float">
            <text:p>4476294162</text:p>
          </table:table-cell>
          <table:table-cell office:value-type="float" office:value="3490706869" calcext:value-type="float">
            <text:p>3490706869</text:p>
          </table:table-cell>
          <table:table-cell office:value-type="float" office:value="5262526385" calcext:value-type="float">
            <text:p>5262526385</text:p>
          </table:table-cell>
          <table:table-cell office:value-type="float" office:value="2351876434" calcext:value-type="float">
            <text:p>2351876434</text:p>
          </table:table-cell>
          <table:table-cell office:value-type="float" office:value="1859330530" calcext:value-type="float">
            <text:p>1859330530</text:p>
          </table:table-cell>
          <table:table-cell office:value-type="float" office:value="7553247953" calcext:value-type="float">
            <text:p>7553247953</text:p>
          </table:table-cell>
          <table:table-cell office:value-type="float" office:value="1121164850" calcext:value-type="float">
            <text:p>1121164850</text:p>
          </table:table-cell>
          <table:table-cell office:value-type="float" office:value="32792873" calcext:value-type="float">
            <text:p>32792873</text:p>
          </table:table-cell>
          <table:table-cell office:value-type="float" office:value="1993990265" calcext:value-type="float">
            <text:p>1993990265</text:p>
          </table:table-cell>
          <table:table-cell office:value-type="float" office:value="543309805" calcext:value-type="float">
            <text:p>543309805</text:p>
          </table:table-cell>
          <table:table-cell office:value-type="float" office:value="4970805533" calcext:value-type="float">
            <text:p>4970805533</text:p>
          </table:table-cell>
          <table:table-cell office:value-type="float" office:value="304208122" calcext:value-type="float">
            <text:p>304208122</text:p>
          </table:table-cell>
          <table:table-cell office:value-type="float" office:value="4405519485" calcext:value-type="float">
            <text:p>4405519485</text:p>
          </table:table-cell>
          <table:table-cell office:value-type="float" office:value="953367568" calcext:value-type="float">
            <text:p>953367568</text:p>
          </table:table-cell>
          <table:table-cell office:value-type="float" office:value="97508932" calcext:value-type="float">
            <text:p>97508932</text:p>
          </table:table-cell>
          <table:table-cell office:value-type="float" office:value="6551699524" calcext:value-type="float">
            <text:p>6551699524</text:p>
          </table:table-cell>
          <table:table-cell office:value-type="float" office:value="4999975994" calcext:value-type="float">
            <text:p>4999975994</text:p>
          </table:table-cell>
          <table:table-cell office:value-type="float" office:value="712255385" calcext:value-type="float">
            <text:p>712255385</text:p>
          </table:table-cell>
          <table:table-cell office:value-type="float" office:value="1101032437" calcext:value-type="float">
            <text:p>1101032437</text:p>
          </table:table-cell>
          <table:table-cell office:value-type="float" office:value="665280397" calcext:value-type="float">
            <text:p>665280397</text:p>
          </table:table-cell>
          <table:table-cell office:value-type="float" office:value="1911620674" calcext:value-type="float">
            <text:p>1911620674</text:p>
          </table:table-cell>
          <table:table-cell office:value-type="float" office:value="103366756" calcext:value-type="float">
            <text:p>103366756</text:p>
          </table:table-cell>
          <table:table-cell office:value-type="float" office:value="684879865" calcext:value-type="float">
            <text:p>684879865</text:p>
          </table:table-cell>
          <table:table-cell office:value-type="float" office:value="268252178" calcext:value-type="float">
            <text:p>268252178</text:p>
          </table:table-cell>
          <table:table-cell office:value-type="float" office:value="1094522962" calcext:value-type="float">
            <text:p>1094522962</text:p>
          </table:table-cell>
          <table:table-cell office:value-type="float" office:value="247836889" calcext:value-type="float">
            <text:p>247836889</text:p>
          </table:table-cell>
          <table:table-cell office:value-type="float" office:value="209919626" calcext:value-type="float">
            <text:p>209919626</text:p>
          </table:table-cell>
          <table:table-cell office:value-type="float" office:value="3310277581" calcext:value-type="float">
            <text:p>3310277581</text:p>
          </table:table-cell>
          <table:table-cell office:value-type="float" office:value="212927101" calcext:value-type="float">
            <text:p>212927101</text:p>
          </table:table-cell>
          <table:table-cell office:value-type="float" office:value="2686617245" calcext:value-type="float">
            <text:p>2686617245</text:p>
          </table:table-cell>
          <table:table-cell office:value-type="float" office:value="4855447250" calcext:value-type="float">
            <text:p>4855447250</text:p>
          </table:table-cell>
          <table:table-cell office:value-type="string" calcext:value-type="string">
            <text:p><text:s/></text:p>
          </table:table-cell>
          <table:table-cell table:formula="of:=MIN([.B75:.CW75])" office:value-type="float" office:value="32792873" calcext:value-type="float">
            <text:p>32792873</text:p>
          </table:table-cell>
        </table:table-row>
        <table:table-row table:style-name="ro1">
          <table:table-cell office:value-type="string" calcext:value-type="string">
            <text:p>(81719, 70063)</text:p>
          </table:table-cell>
          <table:table-cell office:value-type="float" office:value="6661276645" calcext:value-type="float">
            <text:p>6661276645</text:p>
          </table:table-cell>
          <table:table-cell office:value-type="float" office:value="7506485905" calcext:value-type="float">
            <text:p>7506485905</text:p>
          </table:table-cell>
          <table:table-cell office:value-type="float" office:value="6669804202" calcext:value-type="float">
            <text:p>6669804202</text:p>
          </table:table-cell>
          <table:table-cell office:value-type="float" office:value="11182960277" calcext:value-type="float">
            <text:p>11182960277</text:p>
          </table:table-cell>
          <table:table-cell office:value-type="float" office:value="7247510253" calcext:value-type="float">
            <text:p>7247510253</text:p>
          </table:table-cell>
          <table:table-cell office:value-type="float" office:value="5824774730" calcext:value-type="float">
            <text:p>5824774730</text:p>
          </table:table-cell>
          <table:table-cell office:value-type="float" office:value="9157955089" calcext:value-type="float">
            <text:p>9157955089</text:p>
          </table:table-cell>
          <table:table-cell office:value-type="float" office:value="5469717173" calcext:value-type="float">
            <text:p>5469717173</text:p>
          </table:table-cell>
          <table:table-cell office:value-type="float" office:value="6882622858" calcext:value-type="float">
            <text:p>6882622858</text:p>
          </table:table-cell>
          <table:table-cell office:value-type="float" office:value="5305309690" calcext:value-type="float">
            <text:p>5305309690</text:p>
          </table:table-cell>
          <table:table-cell office:value-type="float" office:value="4495137266" calcext:value-type="float">
            <text:p>4495137266</text:p>
          </table:table-cell>
          <table:table-cell office:value-type="float" office:value="4799030765" calcext:value-type="float">
            <text:p>4799030765</text:p>
          </table:table-cell>
          <table:table-cell office:value-type="float" office:value="4643089802" calcext:value-type="float">
            <text:p>4643089802</text:p>
          </table:table-cell>
          <table:table-cell office:value-type="float" office:value="3778844026" calcext:value-type="float">
            <text:p>3778844026</text:p>
          </table:table-cell>
          <table:table-cell office:value-type="float" office:value="3598771860" calcext:value-type="float">
            <text:p>3598771860</text:p>
          </table:table-cell>
          <table:table-cell office:value-type="float" office:value="3983534945" calcext:value-type="float">
            <text:p>3983534945</text:p>
          </table:table-cell>
          <table:table-cell office:value-type="float" office:value="4018093776" calcext:value-type="float">
            <text:p>4018093776</text:p>
          </table:table-cell>
          <table:table-cell office:value-type="float" office:value="5138631617" calcext:value-type="float">
            <text:p>5138631617</text:p>
          </table:table-cell>
          <table:table-cell office:value-type="float" office:value="4266340616" calcext:value-type="float">
            <text:p>4266340616</text:p>
          </table:table-cell>
          <table:table-cell office:value-type="float" office:value="3318496173" calcext:value-type="float">
            <text:p>3318496173</text:p>
          </table:table-cell>
          <table:table-cell office:value-type="float" office:value="6623525668" calcext:value-type="float">
            <text:p>6623525668</text:p>
          </table:table-cell>
          <table:table-cell office:value-type="float" office:value="3207196525" calcext:value-type="float">
            <text:p>3207196525</text:p>
          </table:table-cell>
          <table:table-cell office:value-type="float" office:value="3444152400" calcext:value-type="float">
            <text:p>3444152400</text:p>
          </table:table-cell>
          <table:table-cell office:value-type="float" office:value="3210049034" calcext:value-type="float">
            <text:p>3210049034</text:p>
          </table:table-cell>
          <table:table-cell office:value-type="float" office:value="3684094024" calcext:value-type="float">
            <text:p>3684094024</text:p>
          </table:table-cell>
          <table:table-cell office:value-type="float" office:value="6693084325" calcext:value-type="float">
            <text:p>6693084325</text:p>
          </table:table-cell>
          <table:table-cell office:value-type="float" office:value="3982923221" calcext:value-type="float">
            <text:p>3982923221</text:p>
          </table:table-cell>
          <table:table-cell office:value-type="float" office:value="4760927333" calcext:value-type="float">
            <text:p>4760927333</text:p>
          </table:table-cell>
          <table:table-cell office:value-type="float" office:value="3372506586" calcext:value-type="float">
            <text:p>3372506586</text:p>
          </table:table-cell>
          <table:table-cell office:value-type="float" office:value="2696396849" calcext:value-type="float">
            <text:p>2696396849</text:p>
          </table:table-cell>
          <table:table-cell office:value-type="float" office:value="2956452473" calcext:value-type="float">
            <text:p>2956452473</text:p>
          </table:table-cell>
          <table:table-cell office:value-type="float" office:value="6273385124" calcext:value-type="float">
            <text:p>6273385124</text:p>
          </table:table-cell>
          <table:table-cell office:value-type="float" office:value="2608943173" calcext:value-type="float">
            <text:p>2608943173</text:p>
          </table:table-cell>
          <table:table-cell office:value-type="float" office:value="3542799361" calcext:value-type="float">
            <text:p>3542799361</text:p>
          </table:table-cell>
          <table:table-cell office:value-type="float" office:value="2136887317" calcext:value-type="float">
            <text:p>2136887317</text:p>
          </table:table-cell>
          <table:table-cell office:value-type="float" office:value="2058905353" calcext:value-type="float">
            <text:p>2058905353</text:p>
          </table:table-cell>
          <table:table-cell office:value-type="float" office:value="6669316273" calcext:value-type="float">
            <text:p>6669316273</text:p>
          </table:table-cell>
          <table:table-cell office:value-type="float" office:value="2595789397" calcext:value-type="float">
            <text:p>2595789397</text:p>
          </table:table-cell>
          <table:table-cell office:value-type="float" office:value="5328356009" calcext:value-type="float">
            <text:p>5328356009</text:p>
          </table:table-cell>
          <table:table-cell office:value-type="float" office:value="6688972340" calcext:value-type="float">
            <text:p>6688972340</text:p>
          </table:table-cell>
          <table:table-cell office:value-type="float" office:value="1873668285" calcext:value-type="float">
            <text:p>1873668285</text:p>
          </table:table-cell>
          <table:table-cell office:value-type="float" office:value="2753474005" calcext:value-type="float">
            <text:p>2753474005</text:p>
          </table:table-cell>
          <table:table-cell office:value-type="float" office:value="1878158225" calcext:value-type="float">
            <text:p>1878158225</text:p>
          </table:table-cell>
          <table:table-cell office:value-type="float" office:value="2743061921" calcext:value-type="float">
            <text:p>2743061921</text:p>
          </table:table-cell>
          <table:table-cell office:value-type="float" office:value="3158304370" calcext:value-type="float">
            <text:p>3158304370</text:p>
          </table:table-cell>
          <table:table-cell office:value-type="float" office:value="1379198041" calcext:value-type="float">
            <text:p>1379198041</text:p>
          </table:table-cell>
          <table:table-cell office:value-type="float" office:value="1707768581" calcext:value-type="float">
            <text:p>1707768581</text:p>
          </table:table-cell>
          <table:table-cell office:value-type="float" office:value="1719879586" calcext:value-type="float">
            <text:p>1719879586</text:p>
          </table:table-cell>
          <table:table-cell office:value-type="float" office:value="1825002061" calcext:value-type="float">
            <text:p>1825002061</text:p>
          </table:table-cell>
          <table:table-cell office:value-type="float" office:value="1233593737" calcext:value-type="float">
            <text:p>1233593737</text:p>
          </table:table-cell>
          <table:table-cell office:value-type="float" office:value="5430502570" calcext:value-type="float">
            <text:p>5430502570</text:p>
          </table:table-cell>
          <table:table-cell office:value-type="float" office:value="928250650" calcext:value-type="float">
            <text:p>928250650</text:p>
          </table:table-cell>
          <table:table-cell office:value-type="float" office:value="834573281" calcext:value-type="float">
            <text:p>834573281</text:p>
          </table:table-cell>
          <table:table-cell office:value-type="float" office:value="3546592561" calcext:value-type="float">
            <text:p>3546592561</text:p>
          </table:table-cell>
          <table:table-cell office:value-type="float" office:value="4211522674" calcext:value-type="float">
            <text:p>4211522674</text:p>
          </table:table-cell>
          <table:table-cell office:value-type="float" office:value="705173005" calcext:value-type="float">
            <text:p>705173005</text:p>
          </table:table-cell>
          <table:table-cell office:value-type="float" office:value="979022629" calcext:value-type="float">
            <text:p>979022629</text:p>
          </table:table-cell>
          <table:table-cell office:value-type="float" office:value="665121817" calcext:value-type="float">
            <text:p>665121817</text:p>
          </table:table-cell>
          <table:table-cell office:value-type="float" office:value="700744973" calcext:value-type="float">
            <text:p>700744973</text:p>
          </table:table-cell>
          <table:table-cell office:value-type="float" office:value="4724763848" calcext:value-type="float">
            <text:p>4724763848</text:p>
          </table:table-cell>
          <table:table-cell office:value-type="float" office:value="453475250" calcext:value-type="float">
            <text:p>453475250</text:p>
          </table:table-cell>
          <table:table-cell office:value-type="float" office:value="1295820377" calcext:value-type="float">
            <text:p>1295820377</text:p>
          </table:table-cell>
          <table:table-cell office:value-type="float" office:value="4065006916" calcext:value-type="float">
            <text:p>4065006916</text:p>
          </table:table-cell>
          <table:table-cell office:value-type="float" office:value="2212608410" calcext:value-type="float">
            <text:p>2212608410</text:p>
          </table:table-cell>
          <table:table-cell office:value-type="float" office:value="1003443673" calcext:value-type="float">
            <text:p>1003443673</text:p>
          </table:table-cell>
          <table:table-cell office:value-type="float" office:value="953266634" calcext:value-type="float">
            <text:p>953266634</text:p>
          </table:table-cell>
          <table:table-cell office:value-type="float" office:value="772393709" calcext:value-type="float">
            <text:p>772393709</text:p>
          </table:table-cell>
          <table:table-cell office:value-type="float" office:value="2072987897" calcext:value-type="float">
            <text:p>2072987897</text:p>
          </table:table-cell>
          <table:table-cell office:value-type="float" office:value="1792282064" calcext:value-type="float">
            <text:p>1792282064</text:p>
          </table:table-cell>
          <table:table-cell office:value-type="float" office:value="2179219913" calcext:value-type="float">
            <text:p>2179219913</text:p>
          </table:table-cell>
          <table:table-cell office:value-type="float" office:value="1513705160" calcext:value-type="float">
            <text:p>1513705160</text:p>
          </table:table-cell>
          <table:table-cell office:value-type="float" office:value="2721617524" calcext:value-type="float">
            <text:p>2721617524</text:p>
          </table:table-cell>
          <table:table-cell office:value-type="float" office:value="800444105" calcext:value-type="float">
            <text:p>800444105</text:p>
          </table:table-cell>
          <table:table-cell office:value-type="float" office:value="528359305" calcext:value-type="float">
            <text:p>528359305</text:p>
          </table:table-cell>
          <table:table-cell office:value-type="float" office:value="4410969866" calcext:value-type="float">
            <text:p>4410969866</text:p>
          </table:table-cell>
          <table:table-cell office:value-type="float" office:value="178447477" calcext:value-type="float">
            <text:p>178447477</text:p>
          </table:table-cell>
          <table:table-cell office:value-type="float" office:value="241515706" calcext:value-type="float">
            <text:p>241515706</text:p>
          </table:table-cell>
          <table:table-cell office:value-type="float" office:value="582432370" calcext:value-type="float">
            <text:p>582432370</text:p>
          </table:table-cell>
          <table:table-cell office:value-type="float" office:value="9237412" calcext:value-type="float">
            <text:p>9237412</text:p>
          </table:table-cell>
          <table:table-cell office:value-type="float" office:value="2495750216" calcext:value-type="float">
            <text:p>2495750216</text:p>
          </table:table-cell>
          <table:table-cell office:value-type="float" office:value="9719705" calcext:value-type="float">
            <text:p>9719705</text:p>
          </table:table-cell>
          <table:table-cell office:value-type="float" office:value="2100535202" calcext:value-type="float">
            <text:p>2100535202</text:p>
          </table:table-cell>
          <table:table-cell office:value-type="float" office:value="110803841" calcext:value-type="float">
            <text:p>110803841</text:p>
          </table:table-cell>
          <table:table-cell office:value-type="float" office:value="133676945" calcext:value-type="float">
            <text:p>133676945</text:p>
          </table:table-cell>
          <table:table-cell office:value-type="float" office:value="3649653449" calcext:value-type="float">
            <text:p>3649653449</text:p>
          </table:table-cell>
          <table:table-cell office:value-type="float" office:value="2522044449" calcext:value-type="float">
            <text:p>2522044449</text:p>
          </table:table-cell>
          <table:table-cell office:value-type="float" office:value="57932802" calcext:value-type="float">
            <text:p>57932802</text:p>
          </table:table-cell>
          <table:table-cell office:value-type="float" office:value="177615080" calcext:value-type="float">
            <text:p>177615080</text:p>
          </table:table-cell>
          <table:table-cell office:value-type="float" office:value="53335880" calcext:value-type="float">
            <text:p>53335880</text:p>
          </table:table-cell>
          <table:table-cell office:value-type="float" office:value="551851709" calcext:value-type="float">
            <text:p>551851709</text:p>
          </table:table-cell>
          <table:table-cell office:value-type="float" office:value="856407613" calcext:value-type="float">
            <text:p>856407613</text:p>
          </table:table-cell>
          <table:table-cell office:value-type="float" office:value="72001856" calcext:value-type="float">
            <text:p>72001856</text:p>
          </table:table-cell>
          <table:table-cell office:value-type="float" office:value="123110541" calcext:value-type="float">
            <text:p>123110541</text:p>
          </table:table-cell>
          <table:table-cell office:value-type="float" office:value="218387485" calcext:value-type="float">
            <text:p>218387485</text:p>
          </table:table-cell>
          <table:table-cell office:value-type="float" office:value="229114880" calcext:value-type="float">
            <text:p>229114880</text:p>
          </table:table-cell>
          <table:table-cell office:value-type="float" office:value="988168325" calcext:value-type="float">
            <text:p>988168325</text:p>
          </table:table-cell>
          <table:table-cell office:value-type="float" office:value="1418867810" calcext:value-type="float">
            <text:p>1418867810</text:p>
          </table:table-cell>
          <table:table-cell office:value-type="float" office:value="662993578" calcext:value-type="float">
            <text:p>662993578</text:p>
          </table:table-cell>
          <table:table-cell office:value-type="float" office:value="1066959802" calcext:value-type="float">
            <text:p>1066959802</text:p>
          </table:table-cell>
          <table:table-cell office:value-type="float" office:value="2509613017" calcext:value-type="float">
            <text:p>2509613017</text:p>
          </table:table-cell>
          <table:table-cell office:value-type="string" calcext:value-type="string">
            <text:p><text:s/></text:p>
          </table:table-cell>
          <table:table-cell table:formula="of:=MIN([.B76:.CW76])" office:value-type="float" office:value="9237412" calcext:value-type="float">
            <text:p>9237412</text:p>
          </table:table-cell>
        </table:table-row>
        <table:table-row table:style-name="ro1">
          <table:table-cell office:value-type="string" calcext:value-type="string">
            <text:p>(81732, 93576)</text:p>
          </table:table-cell>
          <table:table-cell office:value-type="float" office:value="6963161465" calcext:value-type="float">
            <text:p>6963161465</text:p>
          </table:table-cell>
          <table:table-cell office:value-type="float" office:value="9488602217" calcext:value-type="float">
            <text:p>9488602217</text:p>
          </table:table-cell>
          <table:table-cell office:value-type="float" office:value="7757620000" calcext:value-type="float">
            <text:p>7757620000</text:p>
          </table:table-cell>
          <table:table-cell office:value-type="float" office:value="14961735513" calcext:value-type="float">
            <text:p>14961735513</text:p>
          </table:table-cell>
          <table:table-cell office:value-type="float" office:value="9482055461" calcext:value-type="float">
            <text:p>9482055461</text:p>
          </table:table-cell>
          <table:table-cell office:value-type="float" office:value="7016462020" calcext:value-type="float">
            <text:p>7016462020</text:p>
          </table:table-cell>
          <table:table-cell office:value-type="float" office:value="12511188205" calcext:value-type="float">
            <text:p>12511188205</text:p>
          </table:table-cell>
          <table:table-cell office:value-type="float" office:value="5201632897" calcext:value-type="float">
            <text:p>5201632897</text:p>
          </table:table-cell>
          <table:table-cell office:value-type="float" office:value="9623838500" calcext:value-type="float">
            <text:p>9623838500</text:p>
          </table:table-cell>
          <table:table-cell office:value-type="float" office:value="4604291744" calcext:value-type="float">
            <text:p>4604291744</text:p>
          </table:table-cell>
          <table:table-cell office:value-type="float" office:value="5737925268" calcext:value-type="float">
            <text:p>5737925268</text:p>
          </table:table-cell>
          <table:table-cell office:value-type="float" office:value="6495088185" calcext:value-type="float">
            <text:p>6495088185</text:p>
          </table:table-cell>
          <table:table-cell office:value-type="float" office:value="6478516288" calcext:value-type="float">
            <text:p>6478516288</text:p>
          </table:table-cell>
          <table:table-cell office:value-type="float" office:value="3862316900" calcext:value-type="float">
            <text:p>3862316900</text:p>
          </table:table-cell>
          <table:table-cell office:value-type="float" office:value="4235863970" calcext:value-type="float">
            <text:p>4235863970</text:p>
          </table:table-cell>
          <table:table-cell office:value-type="float" office:value="3584074841" calcext:value-type="float">
            <text:p>3584074841</text:p>
          </table:table-cell>
          <table:table-cell office:value-type="float" office:value="3573675698" calcext:value-type="float">
            <text:p>3573675698</text:p>
          </table:table-cell>
          <table:table-cell office:value-type="float" office:value="7566746265" calcext:value-type="float">
            <text:p>7566746265</text:p>
          </table:table-cell>
          <table:table-cell office:value-type="float" office:value="6229139850" calcext:value-type="float">
            <text:p>6229139850</text:p>
          </table:table-cell>
          <table:table-cell office:value-type="float" office:value="3726273041" calcext:value-type="float">
            <text:p>3726273041</text:p>
          </table:table-cell>
          <table:table-cell office:value-type="float" office:value="9899363450" calcext:value-type="float">
            <text:p>9899363450</text:p>
          </table:table-cell>
          <table:table-cell office:value-type="float" office:value="3857932633" calcext:value-type="float">
            <text:p>3857932633</text:p>
          </table:table-cell>
          <table:table-cell office:value-type="float" office:value="3143531858" calcext:value-type="float">
            <text:p>3143531858</text:p>
          </table:table-cell>
          <table:table-cell office:value-type="float" office:value="3152865064" calcext:value-type="float">
            <text:p>3152865064</text:p>
          </table:table-cell>
          <table:table-cell office:value-type="float" office:value="3010154834" calcext:value-type="float">
            <text:p>3010154834</text:p>
          </table:table-cell>
          <table:table-cell office:value-type="float" office:value="10161723569" calcext:value-type="float">
            <text:p>10161723569</text:p>
          </table:table-cell>
          <table:table-cell office:value-type="float" office:value="6130879913" calcext:value-type="float">
            <text:p>6130879913</text:p>
          </table:table-cell>
          <table:table-cell office:value-type="float" office:value="7394044481" calcext:value-type="float">
            <text:p>7394044481</text:p>
          </table:table-cell>
          <table:table-cell office:value-type="float" office:value="5277219968" calcext:value-type="float">
            <text:p>5277219968</text:p>
          </table:table-cell>
          <table:table-cell office:value-type="float" office:value="2462003989" calcext:value-type="float">
            <text:p>2462003989</text:p>
          </table:table-cell>
          <table:table-cell office:value-type="float" office:value="2338823497" calcext:value-type="float">
            <text:p>2338823497</text:p>
          </table:table-cell>
          <table:table-cell office:value-type="float" office:value="9826879754" calcext:value-type="float">
            <text:p>9826879754</text:p>
          </table:table-cell>
          <table:table-cell office:value-type="float" office:value="4108106941" calcext:value-type="float">
            <text:p>4108106941</text:p>
          </table:table-cell>
          <table:table-cell office:value-type="float" office:value="5831194273" calcext:value-type="float">
            <text:p>5831194273</text:p>
          </table:table-cell>
          <table:table-cell office:value-type="float" office:value="3111998585" calcext:value-type="float">
            <text:p>3111998585</text:p>
          </table:table-cell>
          <table:table-cell office:value-type="float" office:value="2807064881" calcext:value-type="float">
            <text:p>2807064881</text:p>
          </table:table-cell>
          <table:table-cell office:value-type="float" office:value="10459509125" calcext:value-type="float">
            <text:p>10459509125</text:p>
          </table:table-cell>
          <table:table-cell office:value-type="float" office:value="1894843325" calcext:value-type="float">
            <text:p>1894843325</text:p>
          </table:table-cell>
          <table:table-cell office:value-type="float" office:value="8669650149" calcext:value-type="float">
            <text:p>8669650149</text:p>
          </table:table-cell>
          <table:table-cell office:value-type="float" office:value="10526202442" calcext:value-type="float">
            <text:p>10526202442</text:p>
          </table:table-cell>
          <table:table-cell office:value-type="float" office:value="2038117901" calcext:value-type="float">
            <text:p>2038117901</text:p>
          </table:table-cell>
          <table:table-cell office:value-type="float" office:value="4801061149" calcext:value-type="float">
            <text:p>4801061149</text:p>
          </table:table-cell>
          <table:table-cell office:value-type="float" office:value="1612482089" calcext:value-type="float">
            <text:p>1612482089</text:p>
          </table:table-cell>
          <table:table-cell office:value-type="float" office:value="4929262465" calcext:value-type="float">
            <text:p>4929262465</text:p>
          </table:table-cell>
          <table:table-cell office:value-type="float" office:value="5611890824" calcext:value-type="float">
            <text:p>5611890824</text:p>
          </table:table-cell>
          <table:table-cell office:value-type="float" office:value="2071278365" calcext:value-type="float">
            <text:p>2071278365</text:p>
          </table:table-cell>
          <table:table-cell office:value-type="float" office:value="1261543313" calcext:value-type="float">
            <text:p>1261543313</text:p>
          </table:table-cell>
          <table:table-cell office:value-type="float" office:value="3359043860" calcext:value-type="float">
            <text:p>3359043860</text:p>
          </table:table-cell>
          <table:table-cell office:value-type="float" office:value="3680859145" calcext:value-type="float">
            <text:p>3680859145</text:p>
          </table:table-cell>
          <table:table-cell office:value-type="float" office:value="917297357" calcext:value-type="float">
            <text:p>917297357</text:p>
          </table:table-cell>
          <table:table-cell office:value-type="float" office:value="9175154404" calcext:value-type="float">
            <text:p>9175154404</text:p>
          </table:table-cell>
          <table:table-cell office:value-type="float" office:value="970538276" calcext:value-type="float">
            <text:p>970538276</text:p>
          </table:table-cell>
          <table:table-cell office:value-type="float" office:value="821877313" calcext:value-type="float">
            <text:p>821877313</text:p>
          </table:table-cell>
          <table:table-cell office:value-type="float" office:value="6616964513" calcext:value-type="float">
            <text:p>6616964513</text:p>
          </table:table-cell>
          <table:table-cell office:value-type="float" office:value="7562775880" calcext:value-type="float">
            <text:p>7562775880</text:p>
          </table:table-cell>
          <table:table-cell office:value-type="float" office:value="915737609" calcext:value-type="float">
            <text:p>915737609</text:p>
          </table:table-cell>
          <table:table-cell office:value-type="float" office:value="678083845" calcext:value-type="float">
            <text:p>678083845</text:p>
          </table:table-cell>
          <table:table-cell office:value-type="float" office:value="1719138665" calcext:value-type="float">
            <text:p>1719138665</text:p>
          </table:table-cell>
          <table:table-cell office:value-type="float" office:value="1927738521" calcext:value-type="float">
            <text:p>1927738521</text:p>
          </table:table-cell>
          <table:table-cell office:value-type="float" office:value="8348135986" calcext:value-type="float">
            <text:p>8348135986</text:p>
          </table:table-cell>
          <table:table-cell office:value-type="float" office:value="1413194292" calcext:value-type="float">
            <text:p>1413194292</text:p>
          </table:table-cell>
          <table:table-cell office:value-type="float" office:value="3341681513" calcext:value-type="float">
            <text:p>3341681513</text:p>
          </table:table-cell>
          <table:table-cell office:value-type="float" office:value="7510216730" calcext:value-type="float">
            <text:p>7510216730</text:p>
          </table:table-cell>
          <table:table-cell office:value-type="float" office:value="4834060064" calcext:value-type="float">
            <text:p>4834060064</text:p>
          </table:table-cell>
          <table:table-cell office:value-type="float" office:value="265946501" calcext:value-type="float">
            <text:p>265946501</text:p>
          </table:table-cell>
          <table:table-cell office:value-type="float" office:value="253431620" calcext:value-type="float">
            <text:p>253431620</text:p>
          </table:table-cell>
          <table:table-cell office:value-type="float" office:value="2491685069" calcext:value-type="float">
            <text:p>2491685069</text:p>
          </table:table-cell>
          <table:table-cell office:value-type="float" office:value="4708623673" calcext:value-type="float">
            <text:p>4708623673</text:p>
          </table:table-cell>
          <table:table-cell office:value-type="float" office:value="4278551330" calcext:value-type="float">
            <text:p>4278551330</text:p>
          </table:table-cell>
          <table:table-cell office:value-type="float" office:value="4879212677" calcext:value-type="float">
            <text:p>4879212677</text:p>
          </table:table-cell>
          <table:table-cell office:value-type="float" office:value="3847297714" calcext:value-type="float">
            <text:p>3847297714</text:p>
          </table:table-cell>
          <table:table-cell office:value-type="float" office:value="5700283210" calcext:value-type="float">
            <text:p>5700283210</text:p>
          </table:table-cell>
          <table:table-cell office:value-type="float" office:value="2646646369" calcext:value-type="float">
            <text:p>2646646369</text:p>
          </table:table-cell>
          <table:table-cell office:value-type="float" office:value="2122208405" calcext:value-type="float">
            <text:p>2122208405</text:p>
          </table:table-cell>
          <table:table-cell office:value-type="float" office:value="8077324788" calcext:value-type="float">
            <text:p>8077324788</text:p>
          </table:table-cell>
          <table:table-cell office:value-type="float" office:value="1327660825" calcext:value-type="float">
            <text:p>1327660825</text:p>
          </table:table-cell>
          <table:table-cell office:value-type="float" office:value="72827008" calcext:value-type="float">
            <text:p>72827008</text:p>
          </table:table-cell>
          <table:table-cell office:value-type="float" office:value="2267674960" calcext:value-type="float">
            <text:p>2267674960</text:p>
          </table:table-cell>
          <table:table-cell office:value-type="float" office:value="690326570" calcext:value-type="float">
            <text:p>690326570</text:p>
          </table:table-cell>
          <table:table-cell office:value-type="float" office:value="5397763698" calcext:value-type="float">
            <text:p>5397763698</text:p>
          </table:table-cell>
          <table:table-cell office:value-type="float" office:value="416371177" calcext:value-type="float">
            <text:p>416371177</text:p>
          </table:table-cell>
          <table:table-cell office:value-type="float" office:value="4807573160" calcext:value-type="float">
            <text:p>4807573160</text:p>
          </table:table-cell>
          <table:table-cell office:value-type="float" office:value="1144205353" calcext:value-type="float">
            <text:p>1144205353</text:p>
          </table:table-cell>
          <table:table-cell office:value-type="float" office:value="161461837" calcext:value-type="float">
            <text:p>161461837</text:p>
          </table:table-cell>
          <table:table-cell office:value-type="float" office:value="7039606429" calcext:value-type="float">
            <text:p>7039606429</text:p>
          </table:table-cell>
          <table:table-cell office:value-type="float" office:value="5426414849" calcext:value-type="float">
            <text:p>5426414849</text:p>
          </table:table-cell>
          <table:table-cell office:value-type="float" office:value="875464400" calcext:value-type="float">
            <text:p>875464400</text:p>
          </table:table-cell>
          <table:table-cell office:value-type="float" office:value="1303018282" calcext:value-type="float">
            <text:p>1303018282</text:p>
          </table:table-cell>
          <table:table-cell office:value-type="float" office:value="822275242" calcext:value-type="float">
            <text:p>822275242</text:p>
          </table:table-cell>
          <table:table-cell office:value-type="float" office:value="2176523089" calcext:value-type="float">
            <text:p>2176523089</text:p>
          </table:table-cell>
          <table:table-cell office:value-type="float" office:value="63319841" calcext:value-type="float">
            <text:p>63319841</text:p>
          </table:table-cell>
          <table:table-cell office:value-type="float" office:value="841750090" calcext:value-type="float">
            <text:p>841750090</text:p>
          </table:table-cell>
          <table:table-cell office:value-type="float" office:value="357330293" calcext:value-type="float">
            <text:p>357330293</text:p>
          </table:table-cell>
          <table:table-cell office:value-type="float" office:value="1288889957" calcext:value-type="float">
            <text:p>1288889957</text:p>
          </table:table-cell>
          <table:table-cell office:value-type="float" office:value="318189274" calcext:value-type="float">
            <text:p>318189274</text:p>
          </table:table-cell>
          <table:table-cell office:value-type="float" office:value="165266721" calcext:value-type="float">
            <text:p>165266721</text:p>
          </table:table-cell>
          <table:table-cell office:value-type="float" office:value="3650763076" calcext:value-type="float">
            <text:p>3650763076</text:p>
          </table:table-cell>
          <table:table-cell office:value-type="float" office:value="215093636" calcext:value-type="float">
            <text:p>215093636</text:p>
          </table:table-cell>
          <table:table-cell office:value-type="float" office:value="2987374120" calcext:value-type="float">
            <text:p>2987374120</text:p>
          </table:table-cell>
          <table:table-cell office:value-type="float" office:value="5260424725" calcext:value-type="float">
            <text:p>5260424725</text:p>
          </table:table-cell>
          <table:table-cell office:value-type="string" calcext:value-type="string">
            <text:p><text:s/></text:p>
          </table:table-cell>
          <table:table-cell table:formula="of:=MIN([.B77:.CW77])" office:value-type="float" office:value="63319841" calcext:value-type="float">
            <text:p>63319841</text:p>
          </table:table-cell>
        </table:table-row>
        <table:table-row table:style-name="ro1">
          <table:table-cell office:value-type="string" calcext:value-type="string">
            <text:p>(81982, 27451)</text:p>
          </table:table-cell>
          <table:table-cell office:value-type="float" office:value="8978640840" calcext:value-type="float">
            <text:p>8978640840</text:p>
          </table:table-cell>
          <table:table-cell office:value-type="float" office:value="6778645092" calcext:value-type="float">
            <text:p>6778645092</text:p>
          </table:table-cell>
          <table:table-cell office:value-type="float" office:value="7562525125" calcext:value-type="float">
            <text:p>7562525125</text:p>
          </table:table-cell>
          <table:table-cell office:value-type="float" office:value="7198718888" calcext:value-type="float">
            <text:p>7198718888</text:p>
          </table:table-cell>
          <table:table-cell office:value-type="float" office:value="6059978836" calcext:value-type="float">
            <text:p>6059978836</text:p>
          </table:table-cell>
          <table:table-cell office:value-type="float" office:value="6525945145" calcext:value-type="float">
            <text:p>6525945145</text:p>
          </table:table-cell>
          <table:table-cell office:value-type="float" office:value="5941718080" calcext:value-type="float">
            <text:p>5941718080</text:p>
          </table:table-cell>
          <table:table-cell office:value-type="float" office:value="8814530522" calcext:value-type="float">
            <text:p>8814530522</text:p>
          </table:table-cell>
          <table:table-cell office:value-type="float" office:value="4771954125" calcext:value-type="float">
            <text:p>4771954125</text:p>
          </table:table-cell>
          <table:table-cell office:value-type="float" office:value="9432372869" calcext:value-type="float">
            <text:p>9432372869</text:p>
          </table:table-cell>
          <table:table-cell office:value-type="float" office:value="5098151393" calcext:value-type="float">
            <text:p>5098151393</text:p>
          </table:table-cell>
          <table:table-cell office:value-type="float" office:value="4580283560" calcext:value-type="float">
            <text:p>4580283560</text:p>
          </table:table-cell>
          <table:table-cell office:value-type="float" office:value="4170378413" calcext:value-type="float">
            <text:p>4170378413</text:p>
          </table:table-cell>
          <table:table-cell office:value-type="float" office:value="6480116525" calcext:value-type="float">
            <text:p>6480116525</text:p>
          </table:table-cell>
          <table:table-cell office:value-type="float" office:value="5296340845" calcext:value-type="float">
            <text:p>5296340845</text:p>
          </table:table-cell>
          <table:table-cell office:value-type="float" office:value="7559507716" calcext:value-type="float">
            <text:p>7559507716</text:p>
          </table:table-cell>
          <table:table-cell office:value-type="float" office:value="7675518073" calcext:value-type="float">
            <text:p>7675518073</text:p>
          </table:table-cell>
          <table:table-cell office:value-type="float" office:value="3590163140" calcext:value-type="float">
            <text:p>3590163140</text:p>
          </table:table-cell>
          <table:table-cell office:value-type="float" office:value="3560265725" calcext:value-type="float">
            <text:p>3560265725</text:p>
          </table:table-cell>
          <table:table-cell office:value-type="float" office:value="5430247666" calcext:value-type="float">
            <text:p>5430247666</text:p>
          </table:table-cell>
          <table:table-cell office:value-type="float" office:value="3537392825" calcext:value-type="float">
            <text:p>3537392825</text:p>
          </table:table-cell>
          <table:table-cell office:value-type="float" office:value="4878108008" calcext:value-type="float">
            <text:p>4878108008</text:p>
          </table:table-cell>
          <table:table-cell office:value-type="float" office:value="6838727233" calcext:value-type="float">
            <text:p>6838727233</text:p>
          </table:table-cell>
          <table:table-cell office:value-type="float" office:value="6163074689" calcext:value-type="float">
            <text:p>6163074689</text:p>
          </table:table-cell>
          <table:table-cell office:value-type="float" office:value="7754645709" calcext:value-type="float">
            <text:p>7754645709</text:p>
          </table:table-cell>
          <table:table-cell office:value-type="float" office:value="3255355944" calcext:value-type="float">
            <text:p>3255355944</text:p>
          </table:table-cell>
          <table:table-cell office:value-type="float" office:value="2938537288" calcext:value-type="float">
            <text:p>2938537288</text:p>
          </table:table-cell>
          <table:table-cell office:value-type="float" office:value="2837148106" calcext:value-type="float">
            <text:p>2837148106</text:p>
          </table:table-cell>
          <table:table-cell office:value-type="float" office:value="2767360093" calcext:value-type="float">
            <text:p>2767360093</text:p>
          </table:table-cell>
          <table:table-cell office:value-type="float" office:value="5967134864" calcext:value-type="float">
            <text:p>5967134864</text:p>
          </table:table-cell>
          <table:table-cell office:value-type="float" office:value="6921251122" calcext:value-type="float">
            <text:p>6921251122</text:p>
          </table:table-cell>
          <table:table-cell office:value-type="float" office:value="2678180629" calcext:value-type="float">
            <text:p>2678180629</text:p>
          </table:table-cell>
          <table:table-cell office:value-type="float" office:value="2736748066" calcext:value-type="float">
            <text:p>2736748066</text:p>
          </table:table-cell>
          <table:table-cell office:value-type="float" office:value="2240164148" calcext:value-type="float">
            <text:p>2240164148</text:p>
          </table:table-cell>
          <table:table-cell office:value-type="float" office:value="3213497960" calcext:value-type="float">
            <text:p>3213497960</text:p>
          </table:table-cell>
          <table:table-cell office:value-type="float" office:value="3546720756" calcext:value-type="float">
            <text:p>3546720756</text:p>
          </table:table-cell>
          <table:table-cell office:value-type="float" office:value="2643437250" calcext:value-type="float">
            <text:p>2643437250</text:p>
          </table:table-cell>
          <table:table-cell office:value-type="float" office:value="6708757700" calcext:value-type="float">
            <text:p>6708757700</text:p>
          </table:table-cell>
          <table:table-cell office:value-type="float" office:value="2115221024" calcext:value-type="float">
            <text:p>2115221024</text:p>
          </table:table-cell>
          <table:table-cell office:value-type="float" office:value="2577060317" calcext:value-type="float">
            <text:p>2577060317</text:p>
          </table:table-cell>
          <table:table-cell office:value-type="float" office:value="4417778026" calcext:value-type="float">
            <text:p>4417778026</text:p>
          </table:table-cell>
          <table:table-cell office:value-type="float" office:value="1884411524" calcext:value-type="float">
            <text:p>1884411524</text:p>
          </table:table-cell>
          <table:table-cell office:value-type="float" office:value="5200164964" calcext:value-type="float">
            <text:p>5200164964</text:p>
          </table:table-cell>
          <table:table-cell office:value-type="float" office:value="1621333090" calcext:value-type="float">
            <text:p>1621333090</text:p>
          </table:table-cell>
          <table:table-cell office:value-type="float" office:value="1551912449" calcext:value-type="float">
            <text:p>1551912449</text:p>
          </table:table-cell>
          <table:table-cell office:value-type="float" office:value="2963964240" calcext:value-type="float">
            <text:p>2963964240</text:p>
          </table:table-cell>
          <table:table-cell office:value-type="float" office:value="5354546938" calcext:value-type="float">
            <text:p>5354546938</text:p>
          </table:table-cell>
          <table:table-cell office:value-type="float" office:value="1586799485" calcext:value-type="float">
            <text:p>1586799485</text:p>
          </table:table-cell>
          <table:table-cell office:value-type="float" office:value="1298112520" calcext:value-type="float">
            <text:p>1298112520</text:p>
          </table:table-cell>
          <table:table-cell office:value-type="float" office:value="4641708482" calcext:value-type="float">
            <text:p>4641708482</text:p>
          </table:table-cell>
          <table:table-cell office:value-type="float" office:value="1478426029" calcext:value-type="float">
            <text:p>1478426029</text:p>
          </table:table-cell>
          <table:table-cell office:value-type="float" office:value="3685713401" calcext:value-type="float">
            <text:p>3685713401</text:p>
          </table:table-cell>
          <table:table-cell office:value-type="float" office:value="3690419938" calcext:value-type="float">
            <text:p>3690419938</text:p>
          </table:table-cell>
          <table:table-cell office:value-type="float" office:value="814994388" calcext:value-type="float">
            <text:p>814994388</text:p>
          </table:table-cell>
          <table:table-cell office:value-type="float" office:value="970779505" calcext:value-type="float">
            <text:p>970779505</text:p>
          </table:table-cell>
          <table:table-cell office:value-type="float" office:value="3155994234" calcext:value-type="float">
            <text:p>3155994234</text:p>
          </table:table-cell>
          <table:table-cell office:value-type="float" office:value="4356793220" calcext:value-type="float">
            <text:p>4356793220</text:p>
          </table:table-cell>
          <table:table-cell office:value-type="float" office:value="1586205540" calcext:value-type="float">
            <text:p>1586205540</text:p>
          </table:table-cell>
          <table:table-cell office:value-type="float" office:value="1307643146" calcext:value-type="float">
            <text:p>1307643146</text:p>
          </table:table-cell>
          <table:table-cell office:value-type="float" office:value="988340861" calcext:value-type="float">
            <text:p>988340861</text:p>
          </table:table-cell>
          <table:table-cell office:value-type="float" office:value="1543143917" calcext:value-type="float">
            <text:p>1543143917</text:p>
          </table:table-cell>
          <table:table-cell office:value-type="float" office:value="415681138" calcext:value-type="float">
            <text:p>415681138</text:p>
          </table:table-cell>
          <table:table-cell office:value-type="float" office:value="648776105" calcext:value-type="float">
            <text:p>648776105</text:p>
          </table:table-cell>
          <table:table-cell office:value-type="float" office:value="289171189" calcext:value-type="float">
            <text:p>289171189</text:p>
          </table:table-cell>
          <table:table-cell office:value-type="float" office:value="5166841376" calcext:value-type="float">
            <text:p>5166841376</text:p>
          </table:table-cell>
          <table:table-cell office:value-type="float" office:value="5048285245" calcext:value-type="float">
            <text:p>5048285245</text:p>
          </table:table-cell>
          <table:table-cell office:value-type="float" office:value="481547194" calcext:value-type="float">
            <text:p>481547194</text:p>
          </table:table-cell>
          <table:table-cell office:value-type="float" office:value="120344548" calcext:value-type="float">
            <text:p>120344548</text:p>
          </table:table-cell>
          <table:table-cell office:value-type="float" office:value="110068705" calcext:value-type="float">
            <text:p>110068705</text:p>
          </table:table-cell>
          <table:table-cell office:value-type="float" office:value="109467802" calcext:value-type="float">
            <text:p>109467802</text:p>
          </table:table-cell>
          <table:table-cell office:value-type="float" office:value="107515589" calcext:value-type="float">
            <text:p>107515589</text:p>
          </table:table-cell>
          <table:table-cell office:value-type="float" office:value="145727585" calcext:value-type="float">
            <text:p>145727585</text:p>
          </table:table-cell>
          <table:table-cell office:value-type="float" office:value="276219994" calcext:value-type="float">
            <text:p>276219994</text:p>
          </table:table-cell>
          <table:table-cell office:value-type="float" office:value="461211530" calcext:value-type="float">
            <text:p>461211530</text:p>
          </table:table-cell>
          <table:table-cell office:value-type="float" office:value="587343413" calcext:value-type="float">
            <text:p>587343413</text:p>
          </table:table-cell>
          <table:table-cell office:value-type="float" office:value="915956450" calcext:value-type="float">
            <text:p>915956450</text:p>
          </table:table-cell>
          <table:table-cell office:value-type="float" office:value="3366423133" calcext:value-type="float">
            <text:p>3366423133</text:p>
          </table:table-cell>
          <table:table-cell office:value-type="float" office:value="347029085" calcext:value-type="float">
            <text:p>347029085</text:p>
          </table:table-cell>
          <table:table-cell office:value-type="float" office:value="1593475445" calcext:value-type="float">
            <text:p>1593475445</text:p>
          </table:table-cell>
          <table:table-cell office:value-type="float" office:value="54632573" calcext:value-type="float">
            <text:p>54632573</text:p>
          </table:table-cell>
          <table:table-cell office:value-type="float" office:value="2090410802" calcext:value-type="float">
            <text:p>2090410802</text:p>
          </table:table-cell>
          <table:table-cell office:value-type="float" office:value="11603785" calcext:value-type="float">
            <text:p>11603785</text:p>
          </table:table-cell>
          <table:table-cell office:value-type="float" office:value="1054340228" calcext:value-type="float">
            <text:p>1054340228</text:p>
          </table:table-cell>
          <table:table-cell office:value-type="float" office:value="2899387712" calcext:value-type="float">
            <text:p>2899387712</text:p>
          </table:table-cell>
          <table:table-cell office:value-type="float" office:value="322132304" calcext:value-type="float">
            <text:p>322132304</text:p>
          </table:table-cell>
          <table:table-cell office:value-type="float" office:value="73669474" calcext:value-type="float">
            <text:p>73669474</text:p>
          </table:table-cell>
          <table:table-cell office:value-type="float" office:value="1391194525" calcext:value-type="float">
            <text:p>1391194525</text:p>
          </table:table-cell>
          <table:table-cell office:value-type="float" office:value="952761157" calcext:value-type="float">
            <text:p>952761157</text:p>
          </table:table-cell>
          <table:table-cell office:value-type="float" office:value="1474343117" calcext:value-type="float">
            <text:p>1474343117</text:p>
          </table:table-cell>
          <table:table-cell office:value-type="float" office:value="422035714" calcext:value-type="float">
            <text:p>422035714</text:p>
          </table:table-cell>
          <table:table-cell office:value-type="float" office:value="5107982216" calcext:value-type="float">
            <text:p>5107982216</text:p>
          </table:table-cell>
          <table:table-cell office:value-type="float" office:value="1490714465" calcext:value-type="float">
            <text:p>1490714465</text:p>
          </table:table-cell>
          <table:table-cell office:value-type="float" office:value="2511390418" calcext:value-type="float">
            <text:p>2511390418</text:p>
          </table:table-cell>
          <table:table-cell office:value-type="float" office:value="1090484082" calcext:value-type="float">
            <text:p>1090484082</text:p>
          </table:table-cell>
          <table:table-cell office:value-type="float" office:value="2878891649" calcext:value-type="float">
            <text:p>2878891649</text:p>
          </table:table-cell>
          <table:table-cell office:value-type="float" office:value="5290678346" calcext:value-type="float">
            <text:p>5290678346</text:p>
          </table:table-cell>
          <table:table-cell office:value-type="float" office:value="184982201" calcext:value-type="float">
            <text:p>184982201</text:p>
          </table:table-cell>
          <table:table-cell office:value-type="float" office:value="4284184761" calcext:value-type="float">
            <text:p>4284184761</text:p>
          </table:table-cell>
          <table:table-cell office:value-type="float" office:value="395914745" calcext:value-type="float">
            <text:p>395914745</text:p>
          </table:table-cell>
          <table:table-cell office:value-type="float" office:value="331857850" calcext:value-type="float">
            <text:p>331857850</text:p>
          </table:table-cell>
          <table:table-cell office:value-type="string" calcext:value-type="string">
            <text:p><text:s/></text:p>
          </table:table-cell>
          <table:table-cell table:formula="of:=MIN([.B78:.CW78])" office:value-type="float" office:value="11603785" calcext:value-type="float">
            <text:p>11603785</text:p>
          </table:table-cell>
        </table:table-row>
        <table:table-row table:style-name="ro1">
          <table:table-cell office:value-type="string" calcext:value-type="string">
            <text:p>(82239, 60690)</text:p>
          </table:table-cell>
          <table:table-cell office:value-type="float" office:value="6934987706" calcext:value-type="float">
            <text:p>6934987706</text:p>
          </table:table-cell>
          <table:table-cell office:value-type="float" office:value="7110102866" calcext:value-type="float">
            <text:p>7110102866</text:p>
          </table:table-cell>
          <table:table-cell office:value-type="float" office:value="6629630965" calcext:value-type="float">
            <text:p>6629630965</text:p>
          </table:table-cell>
          <table:table-cell office:value-type="float" office:value="10069710282" calcext:value-type="float">
            <text:p>10069710282</text:p>
          </table:table-cell>
          <table:table-cell office:value-type="float" office:value="6746432234" calcext:value-type="float">
            <text:p>6746432234</text:p>
          </table:table-cell>
          <table:table-cell office:value-type="float" office:value="5737134541" calcext:value-type="float">
            <text:p>5737134541</text:p>
          </table:table-cell>
          <table:table-cell office:value-type="float" office:value="8208484450" calcext:value-type="float">
            <text:p>8208484450</text:p>
          </table:table-cell>
          <table:table-cell office:value-type="float" office:value="5960571784" calcext:value-type="float">
            <text:p>5960571784</text:p>
          </table:table-cell>
          <table:table-cell office:value-type="float" office:value="6170568905" calcext:value-type="float">
            <text:p>6170568905</text:p>
          </table:table-cell>
          <table:table-cell office:value-type="float" office:value="5964447845" calcext:value-type="float">
            <text:p>5964447845</text:p>
          </table:table-cell>
          <table:table-cell office:value-type="float" office:value="4376959245" calcext:value-type="float">
            <text:p>4376959245</text:p>
          </table:table-cell>
          <table:table-cell office:value-type="float" office:value="4499592210" calcext:value-type="float">
            <text:p>4499592210</text:p>
          </table:table-cell>
          <table:table-cell office:value-type="float" office:value="4285548397" calcext:value-type="float">
            <text:p>4285548397</text:p>
          </table:table-cell>
          <table:table-cell office:value-type="float" office:value="4117785785" calcext:value-type="float">
            <text:p>4117785785</text:p>
          </table:table-cell>
          <table:table-cell office:value-type="float" office:value="3716302481" calcext:value-type="float">
            <text:p>3716302481</text:p>
          </table:table-cell>
          <table:table-cell office:value-type="float" office:value="4514060018" calcext:value-type="float">
            <text:p>4514060018</text:p>
          </table:table-cell>
          <table:table-cell office:value-type="float" office:value="4566495305" calcext:value-type="float">
            <text:p>4566495305</text:p>
          </table:table-cell>
          <table:table-cell office:value-type="float" office:value="4541814162" calcext:value-type="float">
            <text:p>4541814162</text:p>
          </table:table-cell>
          <table:table-cell office:value-type="float" office:value="3853389285" calcext:value-type="float">
            <text:p>3853389285</text:p>
          </table:table-cell>
          <table:table-cell office:value-type="float" office:value="3524873864" calcext:value-type="float">
            <text:p>3524873864</text:p>
          </table:table-cell>
          <table:table-cell office:value-type="float" office:value="5686291565" calcext:value-type="float">
            <text:p>5686291565</text:p>
          </table:table-cell>
          <table:table-cell office:value-type="float" office:value="3315749554" calcext:value-type="float">
            <text:p>3315749554</text:p>
          </table:table-cell>
          <table:table-cell office:value-type="float" office:value="3931110209" calcext:value-type="float">
            <text:p>3931110209</text:p>
          </table:table-cell>
          <table:table-cell office:value-type="float" office:value="3599277601" calcext:value-type="float">
            <text:p>3599277601</text:p>
          </table:table-cell>
          <table:table-cell office:value-type="float" office:value="4318807181" calcext:value-type="float">
            <text:p>4318807181</text:p>
          </table:table-cell>
          <table:table-cell office:value-type="float" office:value="5674986530" calcext:value-type="float">
            <text:p>5674986530</text:p>
          </table:table-cell>
          <table:table-cell office:value-type="float" office:value="3491113370" calcext:value-type="float">
            <text:p>3491113370</text:p>
          </table:table-cell>
          <table:table-cell office:value-type="float" office:value="4075443560" calcext:value-type="float">
            <text:p>4075443560</text:p>
          </table:table-cell>
          <table:table-cell office:value-type="float" office:value="2974757741" calcext:value-type="float">
            <text:p>2974757741</text:p>
          </table:table-cell>
          <table:table-cell office:value-type="float" office:value="3149964106" calcext:value-type="float">
            <text:p>3149964106</text:p>
          </table:table-cell>
          <table:table-cell office:value-type="float" office:value="3561931204" calcext:value-type="float">
            <text:p>3561931204</text:p>
          </table:table-cell>
          <table:table-cell office:value-type="float" office:value="5214689681" calcext:value-type="float">
            <text:p>5214689681</text:p>
          </table:table-cell>
          <table:table-cell office:value-type="float" office:value="2369164660" calcext:value-type="float">
            <text:p>2369164660</text:p>
          </table:table-cell>
          <table:table-cell office:value-type="float" office:value="2988158170" calcext:value-type="float">
            <text:p>2988158170</text:p>
          </table:table-cell>
          <table:table-cell office:value-type="float" office:value="2104324202" calcext:value-type="float">
            <text:p>2104324202</text:p>
          </table:table-cell>
          <table:table-cell office:value-type="float" office:value="2116639874" calcext:value-type="float">
            <text:p>2116639874</text:p>
          </table:table-cell>
          <table:table-cell office:value-type="float" office:value="5513127200" calcext:value-type="float">
            <text:p>5513127200</text:p>
          </table:table-cell>
          <table:table-cell office:value-type="float" office:value="3229305722" calcext:value-type="float">
            <text:p>3229305722</text:p>
          </table:table-cell>
          <table:table-cell office:value-type="float" office:value="4349675826" calcext:value-type="float">
            <text:p>4349675826</text:p>
          </table:table-cell>
          <table:table-cell office:value-type="float" office:value="5512587481" calcext:value-type="float">
            <text:p>5512587481</text:p>
          </table:table-cell>
          <table:table-cell office:value-type="float" office:value="2161250372" calcext:value-type="float">
            <text:p>2161250372</text:p>
          </table:table-cell>
          <table:table-cell office:value-type="float" office:value="2289626842" calcext:value-type="float">
            <text:p>2289626842</text:p>
          </table:table-cell>
          <table:table-cell office:value-type="float" office:value="2334253202" calcext:value-type="float">
            <text:p>2334253202</text:p>
          </table:table-cell>
          <table:table-cell office:value-type="float" office:value="2221281844" calcext:value-type="float">
            <text:p>2221281844</text:p>
          </table:table-cell>
          <table:table-cell office:value-type="float" office:value="2529777497" calcext:value-type="float">
            <text:p>2529777497</text:p>
          </table:table-cell>
          <table:table-cell office:value-type="float" office:value="1450710170" calcext:value-type="float">
            <text:p>1450710170</text:p>
          </table:table-cell>
          <table:table-cell office:value-type="float" office:value="2231377160" calcext:value-type="float">
            <text:p>2231377160</text:p>
          </table:table-cell>
          <table:table-cell office:value-type="float" office:value="1411159889" calcext:value-type="float">
            <text:p>1411159889</text:p>
          </table:table-cell>
          <table:table-cell office:value-type="float" office:value="1427881090" calcext:value-type="float">
            <text:p>1427881090</text:p>
          </table:table-cell>
          <table:table-cell office:value-type="float" office:value="1699549760" calcext:value-type="float">
            <text:p>1699549760</text:p>
          </table:table-cell>
          <table:table-cell office:value-type="float" office:value="4276467337" calcext:value-type="float">
            <text:p>4276467337</text:p>
          </table:table-cell>
          <table:table-cell office:value-type="float" office:value="1249798877" calcext:value-type="float">
            <text:p>1249798877</text:p>
          </table:table-cell>
          <table:table-cell office:value-type="float" office:value="1175727796" calcext:value-type="float">
            <text:p>1175727796</text:p>
          </table:table-cell>
          <table:table-cell office:value-type="float" office:value="2658593930" calcext:value-type="float">
            <text:p>2658593930</text:p>
          </table:table-cell>
          <table:table-cell office:value-type="float" office:value="3211352425" calcext:value-type="float">
            <text:p>3211352425</text:p>
          </table:table-cell>
          <table:table-cell office:value-type="float" office:value="956566472" calcext:value-type="float">
            <text:p>956566472</text:p>
          </table:table-cell>
          <table:table-cell office:value-type="float" office:value="1434252898" calcext:value-type="float">
            <text:p>1434252898</text:p>
          </table:table-cell>
          <table:table-cell office:value-type="float" office:value="578143562" calcext:value-type="float">
            <text:p>578143562</text:p>
          </table:table-cell>
          <table:table-cell office:value-type="float" office:value="543522024" calcext:value-type="float">
            <text:p>543522024</text:p>
          </table:table-cell>
          <table:table-cell office:value-type="float" office:value="3611489725" calcext:value-type="float">
            <text:p>3611489725</text:p>
          </table:table-cell>
          <table:table-cell office:value-type="float" office:value="399856113" calcext:value-type="float">
            <text:p>399856113</text:p>
          </table:table-cell>
          <table:table-cell office:value-type="float" office:value="806627972" calcext:value-type="float">
            <text:p>806627972</text:p>
          </table:table-cell>
          <table:table-cell office:value-type="float" office:value="3017829629" calcext:value-type="float">
            <text:p>3017829629</text:p>
          </table:table-cell>
          <table:table-cell office:value-type="float" office:value="1493656085" calcext:value-type="float">
            <text:p>1493656085</text:p>
          </table:table-cell>
          <table:table-cell office:value-type="float" office:value="1622552930" calcext:value-type="float">
            <text:p>1622552930</text:p>
          </table:table-cell>
          <table:table-cell office:value-type="float" office:value="1557133625" calcext:value-type="float">
            <text:p>1557133625</text:p>
          </table:table-cell>
          <table:table-cell office:value-type="float" office:value="408724676" calcext:value-type="float">
            <text:p>408724676</text:p>
          </table:table-cell>
          <table:table-cell office:value-type="float" office:value="1341965722" calcext:value-type="float">
            <text:p>1341965722</text:p>
          </table:table-cell>
          <table:table-cell office:value-type="float" office:value="1120319825" calcext:value-type="float">
            <text:p>1120319825</text:p>
          </table:table-cell>
          <table:table-cell office:value-type="float" office:value="1421670224" calcext:value-type="float">
            <text:p>1421670224</text:p>
          </table:table-cell>
          <table:table-cell office:value-type="float" office:value="901379797" calcext:value-type="float">
            <text:p>901379797</text:p>
          </table:table-cell>
          <table:table-cell office:value-type="float" office:value="1850953093" calcext:value-type="float">
            <text:p>1850953093</text:p>
          </table:table-cell>
          <table:table-cell office:value-type="float" office:value="379989460" calcext:value-type="float">
            <text:p>379989460</text:p>
          </table:table-cell>
          <table:table-cell office:value-type="float" office:value="208029776" calcext:value-type="float">
            <text:p>208029776</text:p>
          </table:table-cell>
          <table:table-cell office:value-type="float" office:value="3263504625" calcext:value-type="float">
            <text:p>3263504625</text:p>
          </table:table-cell>
          <table:table-cell office:value-type="float" office:value="33264712" calcext:value-type="float">
            <text:p>33264712</text:p>
          </table:table-cell>
          <table:table-cell office:value-type="float" office:value="619853965" calcext:value-type="float">
            <text:p>619853965</text:p>
          </table:table-cell>
          <table:table-cell office:value-type="float" office:value="220858885" calcext:value-type="float">
            <text:p>220858885</text:p>
          </table:table-cell>
          <table:table-cell office:value-type="float" office:value="47657105" calcext:value-type="float">
            <text:p>47657105</text:p>
          </table:table-cell>
          <table:table-cell office:value-type="float" office:value="1648049661" calcext:value-type="float">
            <text:p>1648049661</text:p>
          </table:table-cell>
          <table:table-cell office:value-type="float" office:value="155883268" calcext:value-type="float">
            <text:p>155883268</text:p>
          </table:table-cell>
          <table:table-cell office:value-type="float" office:value="1328426657" calcext:value-type="float">
            <text:p>1328426657</text:p>
          </table:table-cell>
          <table:table-cell office:value-type="float" office:value="4721410" calcext:value-type="float">
            <text:p>4721410</text:p>
          </table:table-cell>
          <table:table-cell office:value-type="float" office:value="427953538" calcext:value-type="float">
            <text:p>427953538</text:p>
          </table:table-cell>
          <table:table-cell office:value-type="float" office:value="2603553706" calcext:value-type="float">
            <text:p>2603553706</text:p>
          </table:table-cell>
          <table:table-cell office:value-type="float" office:value="1667931956" calcext:value-type="float">
            <text:p>1667931956</text:p>
          </table:table-cell>
          <table:table-cell office:value-type="float" office:value="35171765" calcext:value-type="float">
            <text:p>35171765</text:p>
          </table:table-cell>
          <table:table-cell office:value-type="float" office:value="31819261" calcext:value-type="float">
            <text:p>31819261</text:p>
          </table:table-cell>
          <table:table-cell office:value-type="float" office:value="49364341" calcext:value-type="float">
            <text:p>49364341</text:p>
          </table:table-cell>
          <table:table-cell office:value-type="float" office:value="206755048" calcext:value-type="float">
            <text:p>206755048</text:p>
          </table:table-cell>
          <table:table-cell office:value-type="float" office:value="1474642490" calcext:value-type="float">
            <text:p>1474642490</text:p>
          </table:table-cell>
          <table:table-cell office:value-type="float" office:value="66189049" calcext:value-type="float">
            <text:p>66189049</text:p>
          </table:table-cell>
          <table:table-cell office:value-type="float" office:value="329021636" calcext:value-type="float">
            <text:p>329021636</text:p>
          </table:table-cell>
          <table:table-cell office:value-type="float" office:value="89813156" calcext:value-type="float">
            <text:p>89813156</text:p>
          </table:table-cell>
          <table:table-cell office:value-type="float" office:value="490051465" calcext:value-type="float">
            <text:p>490051465</text:p>
          </table:table-cell>
          <table:table-cell office:value-type="float" office:value="1612614888" calcext:value-type="float">
            <text:p>1612614888</text:p>
          </table:table-cell>
          <table:table-cell office:value-type="float" office:value="825090613" calcext:value-type="float">
            <text:p>825090613</text:p>
          </table:table-cell>
          <table:table-cell office:value-type="float" office:value="1134813485" calcext:value-type="float">
            <text:p>1134813485</text:p>
          </table:table-cell>
          <table:table-cell office:value-type="float" office:value="594327577" calcext:value-type="float">
            <text:p>594327577</text:p>
          </table:table-cell>
          <table:table-cell office:value-type="float" office:value="1702655632" calcext:value-type="float">
            <text:p>1702655632</text:p>
          </table:table-cell>
          <table:table-cell office:value-type="string" calcext:value-type="string">
            <text:p><text:s/></text:p>
          </table:table-cell>
          <table:table-cell table:formula="of:=MIN([.B79:.CW79])" office:value-type="float" office:value="4721410" calcext:value-type="float">
            <text:p>4721410</text:p>
          </table:table-cell>
        </table:table-row>
        <table:table-row table:style-name="ro1">
          <table:table-cell office:value-type="string" calcext:value-type="string">
            <text:p>(83209, 90020)</text:p>
          </table:table-cell>
          <table:table-cell office:value-type="float" office:value="7089649666" calcext:value-type="float">
            <text:p>7089649666</text:p>
          </table:table-cell>
          <table:table-cell office:value-type="float" office:value="9360127906" calcext:value-type="float">
            <text:p>9360127906</text:p>
          </table:table-cell>
          <table:table-cell office:value-type="float" office:value="7763591105" calcext:value-type="float">
            <text:p>7763591105</text:p>
          </table:table-cell>
          <table:table-cell office:value-type="float" office:value="14559673202" calcext:value-type="float">
            <text:p>14559673202</text:p>
          </table:table-cell>
          <table:table-cell office:value-type="float" office:value="9303945914" calcext:value-type="float">
            <text:p>9303945914</text:p>
          </table:table-cell>
          <table:table-cell office:value-type="float" office:value="6989656801" calcext:value-type="float">
            <text:p>6989656801</text:p>
          </table:table-cell>
          <table:table-cell office:value-type="float" office:value="12156995450" calcext:value-type="float">
            <text:p>12156995450</text:p>
          </table:table-cell>
          <table:table-cell office:value-type="float" office:value="5385980704" calcext:value-type="float">
            <text:p>5385980704</text:p>
          </table:table-cell>
          <table:table-cell office:value-type="float" office:value="9343752925" calcext:value-type="float">
            <text:p>9343752925</text:p>
          </table:table-cell>
          <table:table-cell office:value-type="float" office:value="4842013585" calcext:value-type="float">
            <text:p>4842013585</text:p>
          </table:table-cell>
          <table:table-cell office:value-type="float" office:value="5674759025" calcext:value-type="float">
            <text:p>5674759025</text:p>
          </table:table-cell>
          <table:table-cell office:value-type="float" office:value="6361756490" calcext:value-type="float">
            <text:p>6361756490</text:p>
          </table:table-cell>
          <table:table-cell office:value-type="float" office:value="6316937017" calcext:value-type="float">
            <text:p>6316937017</text:p>
          </table:table-cell>
          <table:table-cell office:value-type="float" office:value="3960347245" calcext:value-type="float">
            <text:p>3960347245</text:p>
          </table:table-cell>
          <table:table-cell office:value-type="float" office:value="4248135341" calcext:value-type="float">
            <text:p>4248135341</text:p>
          </table:table-cell>
          <table:table-cell office:value-type="float" office:value="3752526978" calcext:value-type="float">
            <text:p>3752526978</text:p>
          </table:table-cell>
          <table:table-cell office:value-type="float" office:value="3748799885" calcext:value-type="float">
            <text:p>3748799885</text:p>
          </table:table-cell>
          <table:table-cell office:value-type="float" office:value="7307048162" calcext:value-type="float">
            <text:p>7307048162</text:p>
          </table:table-cell>
          <table:table-cell office:value-type="float" office:value="6035243945" calcext:value-type="float">
            <text:p>6035243945</text:p>
          </table:table-cell>
          <table:table-cell office:value-type="float" office:value="3766001744" calcext:value-type="float">
            <text:p>3766001744</text:p>
          </table:table-cell>
          <table:table-cell office:value-type="float" office:value="9504452185" calcext:value-type="float">
            <text:p>9504452185</text:p>
          </table:table-cell>
          <table:table-cell office:value-type="float" office:value="3858175274" calcext:value-type="float">
            <text:p>3858175274</text:p>
          </table:table-cell>
          <table:table-cell office:value-type="float" office:value="3285301829" calcext:value-type="float">
            <text:p>3285301829</text:p>
          </table:table-cell>
          <table:table-cell office:value-type="float" office:value="3255881341" calcext:value-type="float">
            <text:p>3255881341</text:p>
          </table:table-cell>
          <table:table-cell office:value-type="float" office:value="3205396321" calcext:value-type="float">
            <text:p>3205396321</text:p>
          </table:table-cell>
          <table:table-cell office:value-type="float" office:value="9726369370" calcext:value-type="float">
            <text:p>9726369370</text:p>
          </table:table-cell>
          <table:table-cell office:value-type="float" office:value="5894762850" calcext:value-type="float">
            <text:p>5894762850</text:p>
          </table:table-cell>
          <table:table-cell office:value-type="float" office:value="7083781920" calcext:value-type="float">
            <text:p>7083781920</text:p>
          </table:table-cell>
          <table:table-cell office:value-type="float" office:value="5069714201" calcext:value-type="float">
            <text:p>5069714201</text:p>
          </table:table-cell>
          <table:table-cell office:value-type="float" office:value="2574072946" calcext:value-type="float">
            <text:p>2574072946</text:p>
          </table:table-cell>
          <table:table-cell office:value-type="float" office:value="2506434724" calcext:value-type="float">
            <text:p>2506434724</text:p>
          </table:table-cell>
          <table:table-cell office:value-type="float" office:value="9359622621" calcext:value-type="float">
            <text:p>9359622621</text:p>
          </table:table-cell>
          <table:table-cell office:value-type="float" office:value="3951531620" calcext:value-type="float">
            <text:p>3951531620</text:p>
          </table:table-cell>
          <table:table-cell office:value-type="float" office:value="5554552250" calcext:value-type="float">
            <text:p>5554552250</text:p>
          </table:table-cell>
          <table:table-cell office:value-type="float" office:value="3029925202" calcext:value-type="float">
            <text:p>3029925202</text:p>
          </table:table-cell>
          <table:table-cell office:value-type="float" office:value="2758829554" calcext:value-type="float">
            <text:p>2758829554</text:p>
          </table:table-cell>
          <table:table-cell office:value-type="float" office:value="9947616520" calcext:value-type="float">
            <text:p>9947616520</text:p>
          </table:table-cell>
          <table:table-cell office:value-type="float" office:value="2060481322" calcext:value-type="float">
            <text:p>2060481322</text:p>
          </table:table-cell>
          <table:table-cell office:value-type="float" office:value="8221603466" calcext:value-type="float">
            <text:p>8221603466</text:p>
          </table:table-cell>
          <table:table-cell office:value-type="float" office:value="10003126021" calcext:value-type="float">
            <text:p>10003126021</text:p>
          </table:table-cell>
          <table:table-cell office:value-type="float" office:value="2070170852" calcext:value-type="float">
            <text:p>2070170852</text:p>
          </table:table-cell>
          <table:table-cell office:value-type="float" office:value="4546196042" calcext:value-type="float">
            <text:p>4546196042</text:p>
          </table:table-cell>
          <table:table-cell office:value-type="float" office:value="1701282402" calcext:value-type="float">
            <text:p>1701282402</text:p>
          </table:table-cell>
          <table:table-cell office:value-type="float" office:value="4645894324" calcext:value-type="float">
            <text:p>4645894324</text:p>
          </table:table-cell>
          <table:table-cell office:value-type="float" office:value="5287637797" calcext:value-type="float">
            <text:p>5287637797</text:p>
          </table:table-cell>
          <table:table-cell office:value-type="float" office:value="2007369730" calcext:value-type="float">
            <text:p>2007369730</text:p>
          </table:table-cell>
          <table:table-cell office:value-type="float" office:value="1365092640" calcext:value-type="float">
            <text:p>1365092640</text:p>
          </table:table-cell>
          <table:table-cell office:value-type="float" office:value="3144312469" calcext:value-type="float">
            <text:p>3144312469</text:p>
          </table:table-cell>
          <table:table-cell office:value-type="float" office:value="3427665050" calcext:value-type="float">
            <text:p>3427665050</text:p>
          </table:table-cell>
          <table:table-cell office:value-type="float" office:value="984697480" calcext:value-type="float">
            <text:p>984697480</text:p>
          </table:table-cell>
          <table:table-cell office:value-type="float" office:value="8625091037" calcext:value-type="float">
            <text:p>8625091037</text:p>
          </table:table-cell>
          <table:table-cell office:value-type="float" office:value="979581457" calcext:value-type="float">
            <text:p>979581457</text:p>
          </table:table-cell>
          <table:table-cell office:value-type="float" office:value="832725556" calcext:value-type="float">
            <text:p>832725556</text:p>
          </table:table-cell>
          <table:table-cell office:value-type="float" office:value="6161126410" calcext:value-type="float">
            <text:p>6161126410</text:p>
          </table:table-cell>
          <table:table-cell office:value-type="float" office:value="7063884725" calcext:value-type="float">
            <text:p>7063884725</text:p>
          </table:table-cell>
          <table:table-cell office:value-type="float" office:value="890673472" calcext:value-type="float">
            <text:p>890673472</text:p>
          </table:table-cell>
          <table:table-cell office:value-type="float" office:value="730196738" calcext:value-type="float">
            <text:p>730196738</text:p>
          </table:table-cell>
          <table:table-cell office:value-type="float" office:value="1560471562" calcext:value-type="float">
            <text:p>1560471562</text:p>
          </table:table-cell>
          <table:table-cell office:value-type="float" office:value="1739275904" calcext:value-type="float">
            <text:p>1739275904</text:p>
          </table:table-cell>
          <table:table-cell office:value-type="float" office:value="7795055185" calcext:value-type="float">
            <text:p>7795055185</text:p>
          </table:table-cell>
          <table:table-cell office:value-type="float" office:value="1256873813" calcext:value-type="float">
            <text:p>1256873813</text:p>
          </table:table-cell>
          <table:table-cell office:value-type="float" office:value="3013765092" calcext:value-type="float">
            <text:p>3013765092</text:p>
          </table:table-cell>
          <table:table-cell office:value-type="float" office:value="6970213609" calcext:value-type="float">
            <text:p>6970213609</text:p>
          </table:table-cell>
          <table:table-cell office:value-type="float" office:value="4418215425" calcext:value-type="float">
            <text:p>4418215425</text:p>
          </table:table-cell>
          <table:table-cell office:value-type="float" office:value="355508890" calcext:value-type="float">
            <text:p>355508890</text:p>
          </table:table-cell>
          <table:table-cell office:value-type="float" office:value="336653325" calcext:value-type="float">
            <text:p>336653325</text:p>
          </table:table-cell>
          <table:table-cell office:value-type="float" office:value="2200042116" calcext:value-type="float">
            <text:p>2200042116</text:p>
          </table:table-cell>
          <table:table-cell office:value-type="float" office:value="4272566842" calcext:value-type="float">
            <text:p>4272566842</text:p>
          </table:table-cell>
          <table:table-cell office:value-type="float" office:value="3863726325" calcext:value-type="float">
            <text:p>3863726325</text:p>
          </table:table-cell>
          <table:table-cell office:value-type="float" office:value="4430964744" calcext:value-type="float">
            <text:p>4430964744</text:p>
          </table:table-cell>
          <table:table-cell office:value-type="float" office:value="3452113897" calcext:value-type="float">
            <text:p>3452113897</text:p>
          </table:table-cell>
          <table:table-cell office:value-type="float" office:value="5204181233" calcext:value-type="float">
            <text:p>5204181233</text:p>
          </table:table-cell>
          <table:table-cell office:value-type="float" office:value="2318364100" calcext:value-type="float">
            <text:p>2318364100</text:p>
          </table:table-cell>
          <table:table-cell office:value-type="float" office:value="1830765736" calcext:value-type="float">
            <text:p>1830765736</text:p>
          </table:table-cell>
          <table:table-cell office:value-type="float" office:value="7469709605" calcext:value-type="float">
            <text:p>7469709605</text:p>
          </table:table-cell>
          <table:table-cell office:value-type="float" office:value="1097552912" calcext:value-type="float">
            <text:p>1097552912</text:p>
          </table:table-cell>
          <table:table-cell office:value-type="float" office:value="36865145" calcext:value-type="float">
            <text:p>36865145</text:p>
          </table:table-cell>
          <table:table-cell office:value-type="float" office:value="1948860065" calcext:value-type="float">
            <text:p>1948860065</text:p>
          </table:table-cell>
          <table:table-cell office:value-type="float" office:value="522550045" calcext:value-type="float">
            <text:p>522550045</text:p>
          </table:table-cell>
          <table:table-cell office:value-type="float" office:value="4891874321" calcext:value-type="float">
            <text:p>4891874321</text:p>
          </table:table-cell>
          <table:table-cell office:value-type="float" office:value="285437668" calcext:value-type="float">
            <text:p>285437668</text:p>
          </table:table-cell>
          <table:table-cell office:value-type="float" office:value="4325169357" calcext:value-type="float">
            <text:p>4325169357</text:p>
          </table:table-cell>
          <table:table-cell office:value-type="float" office:value="911714290" calcext:value-type="float">
            <text:p>911714290</text:p>
          </table:table-cell>
          <table:table-cell office:value-type="float" office:value="79618138" calcext:value-type="float">
            <text:p>79618138</text:p>
          </table:table-cell>
          <table:table-cell office:value-type="float" office:value="6448964146" calcext:value-type="float">
            <text:p>6448964146</text:p>
          </table:table-cell>
          <table:table-cell office:value-type="float" office:value="4904758196" calcext:value-type="float">
            <text:p>4904758196</text:p>
          </table:table-cell>
          <table:table-cell office:value-type="float" office:value="667929905" calcext:value-type="float">
            <text:p>667929905</text:p>
          </table:table-cell>
          <table:table-cell office:value-type="float" office:value="1048056001" calcext:value-type="float">
            <text:p>1048056001</text:p>
          </table:table-cell>
          <table:table-cell office:value-type="float" office:value="620453881" calcext:value-type="float">
            <text:p>620453881</text:p>
          </table:table-cell>
          <table:table-cell office:value-type="float" office:value="1845272848" calcext:value-type="float">
            <text:p>1845272848</text:p>
          </table:table-cell>
          <table:table-cell office:value-type="float" office:value="96422050" calcext:value-type="float">
            <text:p>96422050</text:p>
          </table:table-cell>
          <table:table-cell office:value-type="float" office:value="635529229" calcext:value-type="float">
            <text:p>635529229</text:p>
          </table:table-cell>
          <table:table-cell office:value-type="float" office:value="227160596" calcext:value-type="float">
            <text:p>227160596</text:p>
          </table:table-cell>
          <table:table-cell office:value-type="float" office:value="1029097396" calcext:value-type="float">
            <text:p>1029097396</text:p>
          </table:table-cell>
          <table:table-cell office:value-type="float" office:value="201990205" calcext:value-type="float">
            <text:p>201990205</text:p>
          </table:table-cell>
          <table:table-cell office:value-type="float" office:value="186902048" calcext:value-type="float">
            <text:p>186902048</text:p>
          </table:table-cell>
          <table:table-cell office:value-type="float" office:value="3209029273" calcext:value-type="float">
            <text:p>3209029273</text:p>
          </table:table-cell>
          <table:table-cell office:value-type="float" office:value="171174145" calcext:value-type="float">
            <text:p>171174145</text:p>
          </table:table-cell>
          <table:table-cell office:value-type="float" office:value="2584240277" calcext:value-type="float">
            <text:p>2584240277</text:p>
          </table:table-cell>
          <table:table-cell office:value-type="float" office:value="4722402632" calcext:value-type="float">
            <text:p>4722402632</text:p>
          </table:table-cell>
          <table:table-cell office:value-type="string" calcext:value-type="string">
            <text:p><text:s/></text:p>
          </table:table-cell>
          <table:table-cell table:formula="of:=MIN([.B80:.CW80])" office:value-type="float" office:value="36865145" calcext:value-type="float">
            <text:p>36865145</text:p>
          </table:table-cell>
        </table:table-row>
        <table:table-row table:style-name="ro1">
          <table:table-cell office:value-type="string" calcext:value-type="string">
            <text:p>(83361, 11498)</text:p>
          </table:table-cell>
          <table:table-cell office:value-type="float" office:value="10991671370" calcext:value-type="float">
            <text:p>10991671370</text:p>
          </table:table-cell>
          <table:table-cell office:value-type="float" office:value="7650879938" calcext:value-type="float">
            <text:p>7650879938</text:p>
          </table:table-cell>
          <table:table-cell office:value-type="float" office:value="9040766197" calcext:value-type="float">
            <text:p>9040766197</text:p>
          </table:table-cell>
          <table:table-cell office:value-type="float" office:value="6850210042" calcext:value-type="float">
            <text:p>6850210042</text:p>
          </table:table-cell>
          <table:table-cell office:value-type="float" office:value="6750193970" calcext:value-type="float">
            <text:p>6750193970</text:p>
          </table:table-cell>
          <table:table-cell office:value-type="float" office:value="7917696485" calcext:value-type="float">
            <text:p>7917696485</text:p>
          </table:table-cell>
          <table:table-cell office:value-type="float" office:value="5866457818" calcext:value-type="float">
            <text:p>5866457818</text:p>
          </table:table-cell>
          <table:table-cell office:value-type="float" office:value="11187677844" calcext:value-type="float">
            <text:p>11187677844</text:p>
          </table:table-cell>
          <table:table-cell office:value-type="float" office:value="5094618425" calcext:value-type="float">
            <text:p>5094618425</text:p>
          </table:table-cell>
          <table:table-cell office:value-type="float" office:value="12087900037" calcext:value-type="float">
            <text:p>12087900037</text:p>
          </table:table-cell>
          <table:table-cell office:value-type="float" office:value="6428363941" calcext:value-type="float">
            <text:p>6428363941</text:p>
          </table:table-cell>
          <table:table-cell office:value-type="float" office:value="5601448306" calcext:value-type="float">
            <text:p>5601448306</text:p>
          </table:table-cell>
          <table:table-cell office:value-type="float" office:value="5090256477" calcext:value-type="float">
            <text:p>5090256477</text:p>
          </table:table-cell>
          <table:table-cell office:value-type="float" office:value="8583634249" calcext:value-type="float">
            <text:p>8583634249</text:p>
          </table:table-cell>
          <table:table-cell office:value-type="float" office:value="7022334485" calcext:value-type="float">
            <text:p>7022334485</text:p>
          </table:table-cell>
          <table:table-cell office:value-type="float" office:value="9988230082" calcext:value-type="float">
            <text:p>9988230082</text:p>
          </table:table-cell>
          <table:table-cell office:value-type="float" office:value="10134623981" calcext:value-type="float">
            <text:p>10134623981</text:p>
          </table:table-cell>
          <table:table-cell office:value-type="float" office:value="4099956130" calcext:value-type="float">
            <text:p>4099956130</text:p>
          </table:table-cell>
          <table:table-cell office:value-type="float" office:value="4381475569" calcext:value-type="float">
            <text:p>4381475569</text:p>
          </table:table-cell>
          <table:table-cell office:value-type="float" office:value="7305048020" calcext:value-type="float">
            <text:p>7305048020</text:p>
          </table:table-cell>
          <table:table-cell office:value-type="float" office:value="3465450745" calcext:value-type="float">
            <text:p>3465450745</text:p>
          </table:table-cell>
          <table:table-cell office:value-type="float" office:value="6585493394" calcext:value-type="float">
            <text:p>6585493394</text:p>
          </table:table-cell>
          <table:table-cell office:value-type="float" office:value="9189378389" calcext:value-type="float">
            <text:p>9189378389</text:p>
          </table:table-cell>
          <table:table-cell office:value-type="float" office:value="8346741993" calcext:value-type="float">
            <text:p>8346741993</text:p>
          </table:table-cell>
          <table:table-cell office:value-type="float" office:value="10355781113" calcext:value-type="float">
            <text:p>10355781113</text:p>
          </table:table-cell>
          <table:table-cell office:value-type="float" office:value="3042013682" calcext:value-type="float">
            <text:p>3042013682</text:p>
          </table:table-cell>
          <table:table-cell office:value-type="float" office:value="3620779786" calcext:value-type="float">
            <text:p>3620779786</text:p>
          </table:table-cell>
          <table:table-cell office:value-type="float" office:value="3189496564" calcext:value-type="float">
            <text:p>3189496564</text:p>
          </table:table-cell>
          <table:table-cell office:value-type="float" office:value="3606965405" calcext:value-type="float">
            <text:p>3606965405</text:p>
          </table:table-cell>
          <table:table-cell office:value-type="float" office:value="8254380258" calcext:value-type="float">
            <text:p>8254380258</text:p>
          </table:table-cell>
          <table:table-cell office:value-type="float" office:value="9466245224" calcext:value-type="float">
            <text:p>9466245224</text:p>
          </table:table-cell>
          <table:table-cell office:value-type="float" office:value="2389371493" calcext:value-type="float">
            <text:p>2389371493</text:p>
          </table:table-cell>
          <table:table-cell office:value-type="float" office:value="3841747024" calcext:value-type="float">
            <text:p>3841747024</text:p>
          </table:table-cell>
          <table:table-cell office:value-type="float" office:value="2809025546" calcext:value-type="float">
            <text:p>2809025546</text:p>
          </table:table-cell>
          <table:table-cell office:value-type="float" office:value="4669593370" calcext:value-type="float">
            <text:p>4669593370</text:p>
          </table:table-cell>
          <table:table-cell office:value-type="float" office:value="5156342210" calcext:value-type="float">
            <text:p>5156342210</text:p>
          </table:table-cell>
          <table:table-cell office:value-type="float" office:value="2185740500" calcext:value-type="float">
            <text:p>2185740500</text:p>
          </table:table-cell>
          <table:table-cell office:value-type="float" office:value="9296604850" calcext:value-type="float">
            <text:p>9296604850</text:p>
          </table:table-cell>
          <table:table-cell office:value-type="float" office:value="1958296858" calcext:value-type="float">
            <text:p>1958296858</text:p>
          </table:table-cell>
          <table:table-cell office:value-type="float" office:value="2083630653" calcext:value-type="float">
            <text:p>2083630653</text:p>
          </table:table-cell>
          <table:table-cell office:value-type="float" office:value="6415935488" calcext:value-type="float">
            <text:p>6415935488</text:p>
          </table:table-cell>
          <table:table-cell office:value-type="float" office:value="2602915730" calcext:value-type="float">
            <text:p>2602915730</text:p>
          </table:table-cell>
          <table:table-cell office:value-type="float" office:value="7482361090" calcext:value-type="float">
            <text:p>7482361090</text:p>
          </table:table-cell>
          <table:table-cell office:value-type="float" office:value="2238716360" calcext:value-type="float">
            <text:p>2238716360</text:p>
          </table:table-cell>
          <table:table-cell office:value-type="float" office:value="1987461745" calcext:value-type="float">
            <text:p>1987461745</text:p>
          </table:table-cell>
          <table:table-cell office:value-type="float" office:value="4588968194" calcext:value-type="float">
            <text:p>4588968194</text:p>
          </table:table-cell>
          <table:table-cell office:value-type="float" office:value="7747458676" calcext:value-type="float">
            <text:p>7747458676</text:p>
          </table:table-cell>
          <table:table-cell office:value-type="float" office:value="2562107665" calcext:value-type="float">
            <text:p>2562107665</text:p>
          </table:table-cell>
          <table:table-cell office:value-type="float" office:value="2121059554" calcext:value-type="float">
            <text:p>2121059554</text:p>
          </table:table-cell>
          <table:table-cell office:value-type="float" office:value="6930984100" calcext:value-type="float">
            <text:p>6930984100</text:p>
          </table:table-cell>
          <table:table-cell office:value-type="float" office:value="1009346425" calcext:value-type="float">
            <text:p>1009346425</text:p>
          </table:table-cell>
          <table:table-cell office:value-type="float" office:value="5727826453" calcext:value-type="float">
            <text:p>5727826453</text:p>
          </table:table-cell>
          <table:table-cell office:value-type="float" office:value="5763728840" calcext:value-type="float">
            <text:p>5763728840</text:p>
          </table:table-cell>
          <table:table-cell office:value-type="float" office:value="796125146" calcext:value-type="float">
            <text:p>796125146</text:p>
          </table:table-cell>
          <table:table-cell office:value-type="float" office:value="760800673" calcext:value-type="float">
            <text:p>760800673</text:p>
          </table:table-cell>
          <table:table-cell office:value-type="float" office:value="5075811140" calcext:value-type="float">
            <text:p>5075811140</text:p>
          </table:table-cell>
          <table:table-cell office:value-type="float" office:value="6623483450" calcext:value-type="float">
            <text:p>6623483450</text:p>
          </table:table-cell>
          <table:table-cell office:value-type="float" office:value="2928089930" calcext:value-type="float">
            <text:p>2928089930</text:p>
          </table:table-cell>
          <table:table-cell office:value-type="float" office:value="2528755780" calcext:value-type="float">
            <text:p>2528755780</text:p>
          </table:table-cell>
          <table:table-cell office:value-type="float" office:value="581503689" calcext:value-type="float">
            <text:p>581503689</text:p>
          </table:table-cell>
          <table:table-cell office:value-type="float" office:value="2937826801" calcext:value-type="float">
            <text:p>2937826801</text:p>
          </table:table-cell>
          <table:table-cell office:value-type="float" office:value="1066562152" calcext:value-type="float">
            <text:p>1066562152</text:p>
          </table:table-cell>
          <table:table-cell office:value-type="float" office:value="349805545" calcext:value-type="float">
            <text:p>349805545</text:p>
          </table:table-cell>
          <table:table-cell office:value-type="float" office:value="548703637" calcext:value-type="float">
            <text:p>548703637</text:p>
          </table:table-cell>
          <table:table-cell office:value-type="float" office:value="7702913194" calcext:value-type="float">
            <text:p>7702913194</text:p>
          </table:table-cell>
          <table:table-cell office:value-type="float" office:value="7558199113" calcext:value-type="float">
            <text:p>7558199113</text:p>
          </table:table-cell>
          <table:table-cell office:value-type="float" office:value="1341690688" calcext:value-type="float">
            <text:p>1341690688</text:p>
          </table:table-cell>
          <table:table-cell office:value-type="float" office:value="353299802" calcext:value-type="float">
            <text:p>353299802</text:p>
          </table:table-cell>
          <table:table-cell office:value-type="float" office:value="443091493" calcext:value-type="float">
            <text:p>443091493</text:p>
          </table:table-cell>
          <table:table-cell office:value-type="float" office:value="296451844" calcext:value-type="float">
            <text:p>296451844</text:p>
          </table:table-cell>
          <table:table-cell office:value-type="float" office:value="540889425" calcext:value-type="float">
            <text:p>540889425</text:p>
          </table:table-cell>
          <table:table-cell office:value-type="float" office:value="138281825" calcext:value-type="float">
            <text:p>138281825</text:p>
          </table:table-cell>
          <table:table-cell office:value-type="float" office:value="1033886792" calcext:value-type="float">
            <text:p>1033886792</text:p>
          </table:table-cell>
          <table:table-cell office:value-type="float" office:value="1388850340" calcext:value-type="float">
            <text:p>1388850340</text:p>
          </table:table-cell>
          <table:table-cell office:value-type="float" office:value="106269841" calcext:value-type="float">
            <text:p>106269841</text:p>
          </table:table-cell>
          <table:table-cell office:value-type="float" office:value="2139724100" calcext:value-type="float">
            <text:p>2139724100</text:p>
          </table:table-cell>
          <table:table-cell office:value-type="float" office:value="5479506301" calcext:value-type="float">
            <text:p>5479506301</text:p>
          </table:table-cell>
          <table:table-cell office:value-type="float" office:value="1199944421" calcext:value-type="float">
            <text:p>1199944421</text:p>
          </table:table-cell>
          <table:table-cell office:value-type="float" office:value="3126910117" calcext:value-type="float">
            <text:p>3126910117</text:p>
          </table:table-cell>
          <table:table-cell office:value-type="float" office:value="79131145" calcext:value-type="float">
            <text:p>79131145</text:p>
          </table:table-cell>
          <table:table-cell office:value-type="float" office:value="3805670376" calcext:value-type="float">
            <text:p>3805670376</text:p>
          </table:table-cell>
          <table:table-cell office:value-type="float" office:value="162756745" calcext:value-type="float">
            <text:p>162756745</text:p>
          </table:table-cell>
          <table:table-cell office:value-type="float" office:value="2338011666" calcext:value-type="float">
            <text:p>2338011666</text:p>
          </table:table-cell>
          <table:table-cell office:value-type="float" office:value="4863996666" calcext:value-type="float">
            <text:p>4863996666</text:p>
          </table:table-cell>
          <table:table-cell office:value-type="float" office:value="5292018" calcext:value-type="float">
            <text:p>5292018</text:p>
          </table:table-cell>
          <table:table-cell office:value-type="float" office:value="82107848" calcext:value-type="float">
            <text:p>82107848</text:p>
          </table:table-cell>
          <table:table-cell office:value-type="float" office:value="2814111797" calcext:value-type="float">
            <text:p>2814111797</text:p>
          </table:table-cell>
          <table:table-cell office:value-type="float" office:value="2165981753" calcext:value-type="float">
            <text:p>2165981753</text:p>
          </table:table-cell>
          <table:table-cell office:value-type="float" office:value="2928694113" calcext:value-type="float">
            <text:p>2928694113</text:p>
          </table:table-cell>
          <table:table-cell office:value-type="float" office:value="1295782196" calcext:value-type="float">
            <text:p>1295782196</text:p>
          </table:table-cell>
          <table:table-cell office:value-type="float" office:value="7620901114" calcext:value-type="float">
            <text:p>7620901114</text:p>
          </table:table-cell>
          <table:table-cell office:value-type="float" office:value="2940503085" calcext:value-type="float">
            <text:p>2940503085</text:p>
          </table:table-cell>
          <table:table-cell office:value-type="float" office:value="4319886800" calcext:value-type="float">
            <text:p>4319886800</text:p>
          </table:table-cell>
          <table:table-cell office:value-type="float" office:value="2328629648" calcext:value-type="float">
            <text:p>2328629648</text:p>
          </table:table-cell>
          <table:table-cell office:value-type="float" office:value="4778376957" calcext:value-type="float">
            <text:p>4778376957</text:p>
          </table:table-cell>
          <table:table-cell office:value-type="float" office:value="7808833972" calcext:value-type="float">
            <text:p>7808833972</text:p>
          </table:table-cell>
          <table:table-cell office:value-type="float" office:value="629241597" calcext:value-type="float">
            <text:p>629241597</text:p>
          </table:table-cell>
          <table:table-cell office:value-type="float" office:value="6539614469" calcext:value-type="float">
            <text:p>6539614469</text:p>
          </table:table-cell>
          <table:table-cell office:value-type="float" office:value="1043523665" calcext:value-type="float">
            <text:p>1043523665</text:p>
          </table:table-cell>
          <table:table-cell office:value-type="float" office:value="407332900" calcext:value-type="float">
            <text:p>407332900</text:p>
          </table:table-cell>
          <table:table-cell office:value-type="string" calcext:value-type="string">
            <text:p><text:s/></text:p>
          </table:table-cell>
          <table:table-cell table:formula="of:=MIN([.B81:.CW81])" office:value-type="float" office:value="5292018" calcext:value-type="float">
            <text:p>5292018</text:p>
          </table:table-cell>
        </table:table-row>
        <table:table-row table:style-name="ro1">
          <table:table-cell office:value-type="string" calcext:value-type="string">
            <text:p>(84483, 82525)</text:p>
          </table:table-cell>
          <table:table-cell office:value-type="float" office:value="7140271609" calcext:value-type="float">
            <text:p>7140271609</text:p>
          </table:table-cell>
          <table:table-cell office:value-type="float" office:value="8874423325" calcext:value-type="float">
            <text:p>8874423325</text:p>
          </table:table-cell>
          <table:table-cell office:value-type="float" office:value="7562258298" calcext:value-type="float">
            <text:p>7562258298</text:p>
          </table:table-cell>
          <table:table-cell office:value-type="float" office:value="13499650345" calcext:value-type="float">
            <text:p>13499650345</text:p>
          </table:table-cell>
          <table:table-cell office:value-type="float" office:value="8727874081" calcext:value-type="float">
            <text:p>8727874081</text:p>
          </table:table-cell>
          <table:table-cell office:value-type="float" office:value="6740464154" calcext:value-type="float">
            <text:p>6740464154</text:p>
          </table:table-cell>
          <table:table-cell office:value-type="float" office:value="11218369581" calcext:value-type="float">
            <text:p>11218369581</text:p>
          </table:table-cell>
          <table:table-cell office:value-type="float" office:value="5593794109" calcext:value-type="float">
            <text:p>5593794109</text:p>
          </table:table-cell>
          <table:table-cell office:value-type="float" office:value="8584267522" calcext:value-type="float">
            <text:p>8584267522</text:p>
          </table:table-cell>
          <table:table-cell office:value-type="float" office:value="5177371082" calcext:value-type="float">
            <text:p>5177371082</text:p>
          </table:table-cell>
          <table:table-cell office:value-type="float" office:value="5384532658" calcext:value-type="float">
            <text:p>5384532658</text:p>
          </table:table-cell>
          <table:table-cell office:value-type="float" office:value="5925650305" calcext:value-type="float">
            <text:p>5925650305</text:p>
          </table:table-cell>
          <table:table-cell office:value-type="float" office:value="5830209130" calcext:value-type="float">
            <text:p>5830209130</text:p>
          </table:table-cell>
          <table:table-cell office:value-type="float" office:value="4027450034" calcext:value-type="float">
            <text:p>4027450034</text:p>
          </table:table-cell>
          <table:table-cell office:value-type="float" office:value="4137010384" calcext:value-type="float">
            <text:p>4137010384</text:p>
          </table:table-cell>
          <table:table-cell office:value-type="float" office:value="3971309645" calcext:value-type="float">
            <text:p>3971309645</text:p>
          </table:table-cell>
          <table:table-cell office:value-type="float" office:value="3981803428" calcext:value-type="float">
            <text:p>3981803428</text:p>
          </table:table-cell>
          <table:table-cell office:value-type="float" office:value="6624063661" calcext:value-type="float">
            <text:p>6624063661</text:p>
          </table:table-cell>
          <table:table-cell office:value-type="float" office:value="5496633844" calcext:value-type="float">
            <text:p>5496633844</text:p>
          </table:table-cell>
          <table:table-cell office:value-type="float" office:value="3721730821" calcext:value-type="float">
            <text:p>3721730821</text:p>
          </table:table-cell>
          <table:table-cell office:value-type="float" office:value="8545191752" calcext:value-type="float">
            <text:p>8545191752</text:p>
          </table:table-cell>
          <table:table-cell office:value-type="float" office:value="3734089025" calcext:value-type="float">
            <text:p>3734089025</text:p>
          </table:table-cell>
          <table:table-cell office:value-type="float" office:value="3462437620" calcext:value-type="float">
            <text:p>3462437620</text:p>
          </table:table-cell>
          <table:table-cell office:value-type="float" office:value="3353744962" calcext:value-type="float">
            <text:p>3353744962</text:p>
          </table:table-cell>
          <table:table-cell office:value-type="float" office:value="3498949252" calcext:value-type="float">
            <text:p>3498949252</text:p>
          </table:table-cell>
          <table:table-cell office:value-type="float" office:value="8695899337" calcext:value-type="float">
            <text:p>8695899337</text:p>
          </table:table-cell>
          <table:table-cell office:value-type="float" office:value="5284843913" calcext:value-type="float">
            <text:p>5284843913</text:p>
          </table:table-cell>
          <table:table-cell office:value-type="float" office:value="6318546125" calcext:value-type="float">
            <text:p>6318546125</text:p>
          </table:table-cell>
          <table:table-cell office:value-type="float" office:value="4530265882" calcext:value-type="float">
            <text:p>4530265882</text:p>
          </table:table-cell>
          <table:table-cell office:value-type="float" office:value="2713085917" calcext:value-type="float">
            <text:p>2713085917</text:p>
          </table:table-cell>
          <table:table-cell office:value-type="float" office:value="2765519489" calcext:value-type="float">
            <text:p>2765519489</text:p>
          </table:table-cell>
          <table:table-cell office:value-type="float" office:value="8285623712" calcext:value-type="float">
            <text:p>8285623712</text:p>
          </table:table-cell>
          <table:table-cell office:value-type="float" office:value="3532365765" calcext:value-type="float">
            <text:p>3532365765</text:p>
          </table:table-cell>
          <table:table-cell office:value-type="float" office:value="4883200253" calcext:value-type="float">
            <text:p>4883200253</text:p>
          </table:table-cell>
          <table:table-cell office:value-type="float" office:value="2773698281" calcext:value-type="float">
            <text:p>2773698281</text:p>
          </table:table-cell>
          <table:table-cell office:value-type="float" office:value="2574526501" calcext:value-type="float">
            <text:p>2574526501</text:p>
          </table:table-cell>
          <table:table-cell office:value-type="float" office:value="8790529537" calcext:value-type="float">
            <text:p>8790529537</text:p>
          </table:table-cell>
          <table:table-cell office:value-type="float" office:value="2333529401" calcext:value-type="float">
            <text:p>2333529401</text:p>
          </table:table-cell>
          <table:table-cell office:value-type="float" office:value="7204112917" calcext:value-type="float">
            <text:p>7204112917</text:p>
          </table:table-cell>
          <table:table-cell office:value-type="float" office:value="8827528000" calcext:value-type="float">
            <text:p>8827528000</text:p>
          </table:table-cell>
          <table:table-cell office:value-type="float" office:value="2065026541" calcext:value-type="float">
            <text:p>2065026541</text:p>
          </table:table-cell>
          <table:table-cell office:value-type="float" office:value="3938950265" calcext:value-type="float">
            <text:p>3938950265</text:p>
          </table:table-cell>
          <table:table-cell office:value-type="float" office:value="1826069405" calcext:value-type="float">
            <text:p>1826069405</text:p>
          </table:table-cell>
          <table:table-cell office:value-type="float" office:value="3987948185" calcext:value-type="float">
            <text:p>3987948185</text:p>
          </table:table-cell>
          <table:table-cell office:value-type="float" office:value="4544073770" calcext:value-type="float">
            <text:p>4544073770</text:p>
          </table:table-cell>
          <table:table-cell office:value-type="float" office:value="1820067829" calcext:value-type="float">
            <text:p>1820067829</text:p>
          </table:table-cell>
          <table:table-cell office:value-type="float" office:value="1536580013" calcext:value-type="float">
            <text:p>1536580013</text:p>
          </table:table-cell>
          <table:table-cell office:value-type="float" office:value="2648558810" calcext:value-type="float">
            <text:p>2648558810</text:p>
          </table:table-cell>
          <table:table-cell office:value-type="float" office:value="2857920129" calcext:value-type="float">
            <text:p>2857920129</text:p>
          </table:table-cell>
          <table:table-cell office:value-type="float" office:value="1100509769" calcext:value-type="float">
            <text:p>1100509769</text:p>
          </table:table-cell>
          <table:table-cell office:value-type="float" office:value="7443580770" calcext:value-type="float">
            <text:p>7443580770</text:p>
          </table:table-cell>
          <table:table-cell office:value-type="float" office:value="977525546" calcext:value-type="float">
            <text:p>977525546</text:p>
          </table:table-cell>
          <table:table-cell office:value-type="float" office:value="842569817" calcext:value-type="float">
            <text:p>842569817</text:p>
          </table:table-cell>
          <table:table-cell office:value-type="float" office:value="5187852013" calcext:value-type="float">
            <text:p>5187852013</text:p>
          </table:table-cell>
          <table:table-cell office:value-type="float" office:value="6000580746" calcext:value-type="float">
            <text:p>6000580746</text:p>
          </table:table-cell>
          <table:table-cell office:value-type="float" office:value="827495365" calcext:value-type="float">
            <text:p>827495365</text:p>
          </table:table-cell>
          <table:table-cell office:value-type="float" office:value="829909433" calcext:value-type="float">
            <text:p>829909433</text:p>
          </table:table-cell>
          <table:table-cell office:value-type="float" office:value="1223212261" calcext:value-type="float">
            <text:p>1223212261</text:p>
          </table:table-cell>
          <table:table-cell office:value-type="float" office:value="1343736901" calcext:value-type="float">
            <text:p>1343736901</text:p>
          </table:table-cell>
          <table:table-cell office:value-type="float" office:value="6633745060" calcext:value-type="float">
            <text:p>6633745060</text:p>
          </table:table-cell>
          <table:table-cell office:value-type="float" office:value="939376138" calcext:value-type="float">
            <text:p>939376138</text:p>
          </table:table-cell>
          <table:table-cell office:value-type="float" office:value="2343711905" calcext:value-type="float">
            <text:p>2343711905</text:p>
          </table:table-cell>
          <table:table-cell office:value-type="float" office:value="5853710600" calcext:value-type="float">
            <text:p>5853710600</text:p>
          </table:table-cell>
          <table:table-cell office:value-type="float" office:value="3563927882" calcext:value-type="float">
            <text:p>3563927882</text:p>
          </table:table-cell>
          <table:table-cell office:value-type="float" office:value="569685125" calcext:value-type="float">
            <text:p>569685125</text:p>
          </table:table-cell>
          <table:table-cell office:value-type="float" office:value="538267106" calcext:value-type="float">
            <text:p>538267106</text:p>
          </table:table-cell>
          <table:table-cell office:value-type="float" office:value="1622751677" calcext:value-type="float">
            <text:p>1622751677</text:p>
          </table:table-cell>
          <table:table-cell office:value-type="float" office:value="3398144165" calcext:value-type="float">
            <text:p>3398144165</text:p>
          </table:table-cell>
          <table:table-cell office:value-type="float" office:value="3035742356" calcext:value-type="float">
            <text:p>3035742356</text:p>
          </table:table-cell>
          <table:table-cell office:value-type="float" office:value="3533903369" calcext:value-type="float">
            <text:p>3533903369</text:p>
          </table:table-cell>
          <table:table-cell office:value-type="float" office:value="2669816500" calcext:value-type="float">
            <text:p>2669816500</text:p>
          </table:table-cell>
          <table:table-cell office:value-type="float" office:value="4213356488" calcext:value-type="float">
            <text:p>4213356488</text:p>
          </table:table-cell>
          <table:table-cell office:value-type="float" office:value="1685542577" calcext:value-type="float">
            <text:p>1685542577</text:p>
          </table:table-cell>
          <table:table-cell office:value-type="float" office:value="1277239049" calcext:value-type="float">
            <text:p>1277239049</text:p>
          </table:table-cell>
          <table:table-cell office:value-type="float" office:value="6253186738" calcext:value-type="float">
            <text:p>6253186738</text:p>
          </table:table-cell>
          <table:table-cell office:value-type="float" office:value="680650781" calcext:value-type="float">
            <text:p>680650781</text:p>
          </table:table-cell>
          <table:table-cell office:value-type="float" office:value="35591418" calcext:value-type="float">
            <text:p>35591418</text:p>
          </table:table-cell>
          <table:table-cell office:value-type="float" office:value="1354490450" calcext:value-type="float">
            <text:p>1354490450</text:p>
          </table:table-cell>
          <table:table-cell office:value-type="float" office:value="247551008" calcext:value-type="float">
            <text:p>247551008</text:p>
          </table:table-cell>
          <table:table-cell office:value-type="float" office:value="3907006372" calcext:value-type="float">
            <text:p>3907006372</text:p>
          </table:table-cell>
          <table:table-cell office:value-type="float" office:value="93889633" calcext:value-type="float">
            <text:p>93889633</text:p>
          </table:table-cell>
          <table:table-cell office:value-type="float" office:value="3397265066" calcext:value-type="float">
            <text:p>3397265066</text:p>
          </table:table-cell>
          <table:table-cell office:value-type="float" office:value="514532173" calcext:value-type="float">
            <text:p>514532173</text:p>
          </table:table-cell>
          <table:table-cell office:value-type="float" office:value="1743853" calcext:value-type="float">
            <text:p>1743853</text:p>
          </table:table-cell>
          <table:table-cell office:value-type="float" office:value="5299089637" calcext:value-type="float">
            <text:p>5299089637</text:p>
          </table:table-cell>
          <table:table-cell office:value-type="float" office:value="3905820697" calcext:value-type="float">
            <text:p>3905820697</text:p>
          </table:table-cell>
          <table:table-cell office:value-type="float" office:value="332912098" calcext:value-type="float">
            <text:p>332912098</text:p>
          </table:table-cell>
          <table:table-cell office:value-type="float" office:value="614152100" calcext:value-type="float">
            <text:p>614152100</text:p>
          </table:table-cell>
          <table:table-cell office:value-type="float" office:value="299511700" calcext:value-type="float">
            <text:p>299511700</text:p>
          </table:table-cell>
          <table:table-cell office:value-type="float" office:value="1251547445" calcext:value-type="float">
            <text:p>1251547445</text:p>
          </table:table-cell>
          <table:table-cell office:value-type="float" office:value="272258945" calcext:value-type="float">
            <text:p>272258945</text:p>
          </table:table-cell>
          <table:table-cell office:value-type="float" office:value="310632820" calcext:value-type="float">
            <text:p>310632820</text:p>
          </table:table-cell>
          <table:table-cell office:value-type="float" office:value="68700157" calcext:value-type="float">
            <text:p>68700157</text:p>
          </table:table-cell>
          <table:table-cell office:value-type="float" office:value="601343725" calcext:value-type="float">
            <text:p>601343725</text:p>
          </table:table-cell>
          <table:table-cell office:value-type="float" office:value="82899412" calcext:value-type="float">
            <text:p>82899412</text:p>
          </table:table-cell>
          <table:table-cell office:value-type="float" office:value="358435885" calcext:value-type="float">
            <text:p>358435885</text:p>
          </table:table-cell>
          <table:table-cell office:value-type="float" office:value="2405627890" calcext:value-type="float">
            <text:p>2405627890</text:p>
          </table:table-cell>
          <table:table-cell office:value-type="float" office:value="215531770" calcext:value-type="float">
            <text:p>215531770</text:p>
          </table:table-cell>
          <table:table-cell office:value-type="float" office:value="1872774626" calcext:value-type="float">
            <text:p>1872774626</text:p>
          </table:table-cell>
          <table:table-cell office:value-type="float" office:value="3738200121" calcext:value-type="float">
            <text:p>3738200121</text:p>
          </table:table-cell>
          <table:table-cell office:value-type="string" calcext:value-type="string">
            <text:p><text:s/></text:p>
          </table:table-cell>
          <table:table-cell table:formula="of:=MIN([.B82:.CW82])" office:value-type="float" office:value="1743853" calcext:value-type="float">
            <text:p>1743853</text:p>
          </table:table-cell>
        </table:table-row>
        <table:table-row table:style-name="ro1">
          <table:table-cell office:value-type="string" calcext:value-type="string">
            <text:p>(84861, 20518)</text:p>
          </table:table-cell>
          <table:table-cell office:value-type="float" office:value="10170920890" calcext:value-type="float">
            <text:p>10170920890</text:p>
          </table:table-cell>
          <table:table-cell office:value-type="float" office:value="7473834658" calcext:value-type="float">
            <text:p>7473834658</text:p>
          </table:table-cell>
          <table:table-cell office:value-type="float" office:value="8519838237" calcext:value-type="float">
            <text:p>8519838237</text:p>
          </table:table-cell>
          <table:table-cell office:value-type="float" office:value="7360505002" calcext:value-type="float">
            <text:p>7360505002</text:p>
          </table:table-cell>
          <table:table-cell office:value-type="float" office:value="6658401490" calcext:value-type="float">
            <text:p>6658401490</text:p>
          </table:table-cell>
          <table:table-cell office:value-type="float" office:value="7419363005" calcext:value-type="float">
            <text:p>7419363005</text:p>
          </table:table-cell>
          <table:table-cell office:value-type="float" office:value="6196840938" calcext:value-type="float">
            <text:p>6196840938</text:p>
          </table:table-cell>
          <table:table-cell office:value-type="float" office:value="10119629764" calcext:value-type="float">
            <text:p>10119629764</text:p>
          </table:table-cell>
          <table:table-cell office:value-type="float" office:value="5171569105" calcext:value-type="float">
            <text:p>5171569105</text:p>
          </table:table-cell>
          <table:table-cell office:value-type="float" office:value="10841538797" calcext:value-type="float">
            <text:p>10841538797</text:p>
          </table:table-cell>
          <table:table-cell office:value-type="float" office:value="5920690141" calcext:value-type="float">
            <text:p>5920690141</text:p>
          </table:table-cell>
          <table:table-cell office:value-type="float" office:value="5266024066" calcext:value-type="float">
            <text:p>5266024066</text:p>
          </table:table-cell>
          <table:table-cell office:value-type="float" office:value="4801048837" calcext:value-type="float">
            <text:p>4801048837</text:p>
          </table:table-cell>
          <table:table-cell office:value-type="float" office:value="7616940449" calcext:value-type="float">
            <text:p>7616940449</text:p>
          </table:table-cell>
          <table:table-cell office:value-type="float" office:value="6265964605" calcext:value-type="float">
            <text:p>6265964605</text:p>
          </table:table-cell>
          <table:table-cell office:value-type="float" office:value="8833631522" calcext:value-type="float">
            <text:p>8833631522</text:p>
          </table:table-cell>
          <table:table-cell office:value-type="float" office:value="8962650181" calcext:value-type="float">
            <text:p>8962650181</text:p>
          </table:table-cell>
          <table:table-cell office:value-type="float" office:value="4029538690" calcext:value-type="float">
            <text:p>4029538690</text:p>
          </table:table-cell>
          <table:table-cell office:value-type="float" office:value="4127935369" calcext:value-type="float">
            <text:p>4127935369</text:p>
          </table:table-cell>
          <table:table-cell office:value-type="float" office:value="6453407140" calcext:value-type="float">
            <text:p>6453407140</text:p>
          </table:table-cell>
          <table:table-cell office:value-type="float" office:value="3713151425" calcext:value-type="float">
            <text:p>3713151425</text:p>
          </table:table-cell>
          <table:table-cell office:value-type="float" office:value="5824284194" calcext:value-type="float">
            <text:p>5824284194</text:p>
          </table:table-cell>
          <table:table-cell office:value-type="float" office:value="8060834989" calcext:value-type="float">
            <text:p>8060834989</text:p>
          </table:table-cell>
          <table:table-cell office:value-type="float" office:value="7309626673" calcext:value-type="float">
            <text:p>7309626673</text:p>
          </table:table-cell>
          <table:table-cell office:value-type="float" office:value="9081006193" calcext:value-type="float">
            <text:p>9081006193</text:p>
          </table:table-cell>
          <table:table-cell office:value-type="float" office:value="3352269442" calcext:value-type="float">
            <text:p>3352269442</text:p>
          </table:table-cell>
          <table:table-cell office:value-type="float" office:value="3423896186" calcext:value-type="float">
            <text:p>3423896186</text:p>
          </table:table-cell>
          <table:table-cell office:value-type="float" office:value="3177948644" calcext:value-type="float">
            <text:p>3177948644</text:p>
          </table:table-cell>
          <table:table-cell office:value-type="float" office:value="3308504965" calcext:value-type="float">
            <text:p>3308504965</text:p>
          </table:table-cell>
          <table:table-cell office:value-type="float" office:value="7131344338" calcext:value-type="float">
            <text:p>7131344338</text:p>
          </table:table-cell>
          <table:table-cell office:value-type="float" office:value="8193750344" calcext:value-type="float">
            <text:p>8193750344</text:p>
          </table:table-cell>
          <table:table-cell office:value-type="float" office:value="2712902573" calcext:value-type="float">
            <text:p>2712902573</text:p>
          </table:table-cell>
          <table:table-cell office:value-type="float" office:value="3377194704" calcext:value-type="float">
            <text:p>3377194704</text:p>
          </table:table-cell>
          <table:table-cell office:value-type="float" office:value="2646521546" calcext:value-type="float">
            <text:p>2646521546</text:p>
          </table:table-cell>
          <table:table-cell office:value-type="float" office:value="3999200330" calcext:value-type="float">
            <text:p>3999200330</text:p>
          </table:table-cell>
          <table:table-cell office:value-type="float" office:value="4398396130" calcext:value-type="float">
            <text:p>4398396130</text:p>
          </table:table-cell>
          <table:table-cell office:value-type="float" office:value="2591138980" calcext:value-type="float">
            <text:p>2591138980</text:p>
          </table:table-cell>
          <table:table-cell office:value-type="float" office:value="7977416210" calcext:value-type="float">
            <text:p>7977416210</text:p>
          </table:table-cell>
          <table:table-cell office:value-type="float" office:value="2187402538" calcext:value-type="float">
            <text:p>2187402538</text:p>
          </table:table-cell>
          <table:table-cell office:value-type="float" office:value="2502959173" calcext:value-type="float">
            <text:p>2502959173</text:p>
          </table:table-cell>
          <table:table-cell office:value-type="float" office:value="5425991968" calcext:value-type="float">
            <text:p>5425991968</text:p>
          </table:table-cell>
          <table:table-cell office:value-type="float" office:value="2333233010" calcext:value-type="float">
            <text:p>2333233010</text:p>
          </table:table-cell>
          <table:table-cell office:value-type="float" office:value="6319020770" calcext:value-type="float">
            <text:p>6319020770</text:p>
          </table:table-cell>
          <table:table-cell office:value-type="float" office:value="2014586600" calcext:value-type="float">
            <text:p>2014586600</text:p>
          </table:table-cell>
          <table:table-cell office:value-type="float" office:value="1865454425" calcext:value-type="float">
            <text:p>1865454425</text:p>
          </table:table-cell>
          <table:table-cell office:value-type="float" office:value="3785092594" calcext:value-type="float">
            <text:p>3785092594</text:p>
          </table:table-cell>
          <table:table-cell office:value-type="float" office:value="6502163876" calcext:value-type="float">
            <text:p>6502163876</text:p>
          </table:table-cell>
          <table:table-cell office:value-type="float" office:value="2113877705" calcext:value-type="float">
            <text:p>2113877705</text:p>
          </table:table-cell>
          <table:table-cell office:value-type="float" office:value="1750203954" calcext:value-type="float">
            <text:p>1750203954</text:p>
          </table:table-cell>
          <table:table-cell office:value-type="float" office:value="5718853940" calcext:value-type="float">
            <text:p>5718853940</text:p>
          </table:table-cell>
          <table:table-cell office:value-type="float" office:value="1351727505" calcext:value-type="float">
            <text:p>1351727505</text:p>
          </table:table-cell>
          <table:table-cell office:value-type="float" office:value="4649084333" calcext:value-type="float">
            <text:p>4649084333</text:p>
          </table:table-cell>
          <table:table-cell office:value-type="float" office:value="4657313000" calcext:value-type="float">
            <text:p>4657313000</text:p>
          </table:table-cell>
          <table:table-cell office:value-type="float" office:value="872006746" calcext:value-type="float">
            <text:p>872006746</text:p>
          </table:table-cell>
          <table:table-cell office:value-type="float" office:value="943853193" calcext:value-type="float">
            <text:p>943853193</text:p>
          </table:table-cell>
          <table:table-cell office:value-type="float" office:value="4052871220" calcext:value-type="float">
            <text:p>4052871220</text:p>
          </table:table-cell>
          <table:table-cell office:value-type="float" office:value="5404139450" calcext:value-type="float">
            <text:p>5404139450</text:p>
          </table:table-cell>
          <table:table-cell office:value-type="float" office:value="2222604490" calcext:value-type="float">
            <text:p>2222604490</text:p>
          </table:table-cell>
          <table:table-cell office:value-type="float" office:value="1885952500" calcext:value-type="float">
            <text:p>1885952500</text:p>
          </table:table-cell>
          <table:table-cell office:value-type="float" office:value="855768769" calcext:value-type="float">
            <text:p>855768769</text:p>
          </table:table-cell>
          <table:table-cell office:value-type="float" office:value="2184123241" calcext:value-type="float">
            <text:p>2184123241</text:p>
          </table:table-cell>
          <table:table-cell office:value-type="float" office:value="722109512" calcext:value-type="float">
            <text:p>722109512</text:p>
          </table:table-cell>
          <table:table-cell office:value-type="float" office:value="541707185" calcext:value-type="float">
            <text:p>541707185</text:p>
          </table:table-cell>
          <table:table-cell office:value-type="float" office:value="424169597" calcext:value-type="float">
            <text:p>424169597</text:p>
          </table:table-cell>
          <table:table-cell office:value-type="float" office:value="6287214074" calcext:value-type="float">
            <text:p>6287214074</text:p>
          </table:table-cell>
          <table:table-cell office:value-type="float" office:value="6156296033" calcext:value-type="float">
            <text:p>6156296033</text:p>
          </table:table-cell>
          <table:table-cell office:value-type="float" office:value="858702368" calcext:value-type="float">
            <text:p>858702368</text:p>
          </table:table-cell>
          <table:table-cell office:value-type="float" office:value="215943962" calcext:value-type="float">
            <text:p>215943962</text:p>
          </table:table-cell>
          <table:table-cell office:value-type="float" office:value="247063613" calcext:value-type="float">
            <text:p>247063613</text:p>
          </table:table-cell>
          <table:table-cell office:value-type="float" office:value="181299764" calcext:value-type="float">
            <text:p>181299764</text:p>
          </table:table-cell>
          <table:table-cell office:value-type="float" office:value="282805705" calcext:value-type="float">
            <text:p>282805705</text:p>
          </table:table-cell>
          <table:table-cell office:value-type="float" office:value="124262825" calcext:value-type="float">
            <text:p>124262825</text:p>
          </table:table-cell>
          <table:table-cell office:value-type="float" office:value="581948552" calcext:value-type="float">
            <text:p>581948552</text:p>
          </table:table-cell>
          <table:table-cell office:value-type="float" office:value="838765460" calcext:value-type="float">
            <text:p>838765460</text:p>
          </table:table-cell>
          <table:table-cell office:value-type="float" office:value="348468841" calcext:value-type="float">
            <text:p>348468841</text:p>
          </table:table-cell>
          <table:table-cell office:value-type="float" office:value="1413095060" calcext:value-type="float">
            <text:p>1413095060</text:p>
          </table:table-cell>
          <table:table-cell office:value-type="float" office:value="4242083301" calcext:value-type="float">
            <text:p>4242083301</text:p>
          </table:table-cell>
          <table:table-cell office:value-type="float" office:value="671222381" calcext:value-type="float">
            <text:p>671222381</text:p>
          </table:table-cell>
          <table:table-cell office:value-type="float" office:value="2212142957" calcext:value-type="float">
            <text:p>2212142957</text:p>
          </table:table-cell>
          <table:table-cell office:value-type="float" office:value="14095105" calcext:value-type="float">
            <text:p>14095105</text:p>
          </table:table-cell>
          <table:table-cell office:value-type="float" office:value="2780911816" calcext:value-type="float">
            <text:p>2780911816</text:p>
          </table:table-cell>
          <table:table-cell office:value-type="float" office:value="16857905" calcext:value-type="float">
            <text:p>16857905</text:p>
          </table:table-cell>
          <table:table-cell office:value-type="float" office:value="1546841266" calcext:value-type="float">
            <text:p>1546841266</text:p>
          </table:table-cell>
          <table:table-cell office:value-type="float" office:value="3685600906" calcext:value-type="float">
            <text:p>3685600906</text:p>
          </table:table-cell>
          <table:table-cell office:value-type="float" office:value="116360098" calcext:value-type="float">
            <text:p>116360098</text:p>
          </table:table-cell>
          <table:table-cell office:value-type="float" office:value="2397928" calcext:value-type="float">
            <text:p>2397928</text:p>
          </table:table-cell>
          <table:table-cell office:value-type="float" office:value="1932355837" calcext:value-type="float">
            <text:p>1932355837</text:p>
          </table:table-cell>
          <table:table-cell office:value-type="float" office:value="1401454673" calcext:value-type="float">
            <text:p>1401454673</text:p>
          </table:table-cell>
          <table:table-cell office:value-type="float" office:value="2026643833" calcext:value-type="float">
            <text:p>2026643833</text:p>
          </table:table-cell>
          <table:table-cell office:value-type="float" office:value="721993796" calcext:value-type="float">
            <text:p>721993796</text:p>
          </table:table-cell>
          <table:table-cell office:value-type="float" office:value="6118305194" calcext:value-type="float">
            <text:p>6118305194</text:p>
          </table:table-cell>
          <table:table-cell office:value-type="float" office:value="2034439525" calcext:value-type="float">
            <text:p>2034439525</text:p>
          </table:table-cell>
          <table:table-cell office:value-type="float" office:value="3203391760" calcext:value-type="float">
            <text:p>3203391760</text:p>
          </table:table-cell>
          <table:table-cell office:value-type="float" office:value="1529765968" calcext:value-type="float">
            <text:p>1529765968</text:p>
          </table:table-cell>
          <table:table-cell office:value-type="float" office:value="3598134517" calcext:value-type="float">
            <text:p>3598134517</text:p>
          </table:table-cell>
          <table:table-cell office:value-type="float" office:value="6278651812" calcext:value-type="float">
            <text:p>6278651812</text:p>
          </table:table-cell>
          <table:table-cell office:value-type="float" office:value="269542837" calcext:value-type="float">
            <text:p>269542837</text:p>
          </table:table-cell>
          <table:table-cell office:value-type="float" office:value="5144352349" calcext:value-type="float">
            <text:p>5144352349</text:p>
          </table:table-cell>
          <table:table-cell office:value-type="float" office:value="555736025" calcext:value-type="float">
            <text:p>555736025</text:p>
          </table:table-cell>
          <table:table-cell office:value-type="float" office:value="228696660" calcext:value-type="float">
            <text:p>228696660</text:p>
          </table:table-cell>
          <table:table-cell office:value-type="string" calcext:value-type="string">
            <text:p><text:s/></text:p>
          </table:table-cell>
          <table:table-cell table:formula="of:=MIN([.B83:.CW83])" office:value-type="float" office:value="2397928" calcext:value-type="float">
            <text:p>2397928</text:p>
          </table:table-cell>
        </table:table-row>
        <table:table-row table:style-name="ro1">
          <table:table-cell office:value-type="string" calcext:value-type="string">
            <text:p>(84898, 75231)</text:p>
          </table:table-cell>
          <table:table-cell office:value-type="float" office:value="7160251720" calcext:value-type="float">
            <text:p>7160251720</text:p>
          </table:table-cell>
          <table:table-cell office:value-type="float" office:value="8372935156" calcext:value-type="float">
            <text:p>8372935156</text:p>
          </table:table-cell>
          <table:table-cell office:value-type="float" office:value="7337964365" calcext:value-type="float">
            <text:p>7337964365</text:p>
          </table:table-cell>
          <table:table-cell office:value-type="float" office:value="12440288488" calcext:value-type="float">
            <text:p>12440288488</text:p>
          </table:table-cell>
          <table:table-cell office:value-type="float" office:value="8144832932" calcext:value-type="float">
            <text:p>8144832932</text:p>
          </table:table-cell>
          <table:table-cell office:value-type="float" office:value="6479112465" calcext:value-type="float">
            <text:p>6479112465</text:p>
          </table:table-cell>
          <table:table-cell office:value-type="float" office:value="10286344352" calcext:value-type="float">
            <text:p>10286344352</text:p>
          </table:table-cell>
          <table:table-cell office:value-type="float" office:value="5782555610" calcext:value-type="float">
            <text:p>5782555610</text:p>
          </table:table-cell>
          <table:table-cell office:value-type="float" office:value="7836869221" calcext:value-type="float">
            <text:p>7836869221</text:p>
          </table:table-cell>
          <table:table-cell office:value-type="float" office:value="5497005005" calcext:value-type="float">
            <text:p>5497005005</text:p>
          </table:table-cell>
          <table:table-cell office:value-type="float" office:value="5099216473" calcext:value-type="float">
            <text:p>5099216473</text:p>
          </table:table-cell>
          <table:table-cell office:value-type="float" office:value="5499267208" calcext:value-type="float">
            <text:p>5499267208</text:p>
          </table:table-cell>
          <table:table-cell office:value-type="float" office:value="5358560693" calcext:value-type="float">
            <text:p>5358560693</text:p>
          </table:table-cell>
          <table:table-cell office:value-type="float" office:value="4097762309" calcext:value-type="float">
            <text:p>4097762309</text:p>
          </table:table-cell>
          <table:table-cell office:value-type="float" office:value="4035007925" calcext:value-type="float">
            <text:p>4035007925</text:p>
          </table:table-cell>
          <table:table-cell office:value-type="float" office:value="4190692372" calcext:value-type="float">
            <text:p>4190692372</text:p>
          </table:table-cell>
          <table:table-cell office:value-type="float" office:value="4215096593" calcext:value-type="float">
            <text:p>4215096593</text:p>
          </table:table-cell>
          <table:table-cell office:value-type="float" office:value="5966153044" calcext:value-type="float">
            <text:p>5966153044</text:p>
          </table:table-cell>
          <table:table-cell office:value-type="float" office:value="4981774549" calcext:value-type="float">
            <text:p>4981774549</text:p>
          </table:table-cell>
          <table:table-cell office:value-type="float" office:value="3688818002" calcext:value-type="float">
            <text:p>3688818002</text:p>
          </table:table-cell>
          <table:table-cell office:value-type="float" office:value="7622322401" calcext:value-type="float">
            <text:p>7622322401</text:p>
          </table:table-cell>
          <table:table-cell office:value-type="float" office:value="3625030600" calcext:value-type="float">
            <text:p>3625030600</text:p>
          </table:table-cell>
          <table:table-cell office:value-type="float" office:value="3647834585" calcext:value-type="float">
            <text:p>3647834585</text:p>
          </table:table-cell>
          <table:table-cell office:value-type="float" office:value="3463076201" calcext:value-type="float">
            <text:p>3463076201</text:p>
          </table:table-cell>
          <table:table-cell office:value-type="float" office:value="3799307461" calcext:value-type="float">
            <text:p>3799307461</text:p>
          </table:table-cell>
          <table:table-cell office:value-type="float" office:value="7710023560" calcext:value-type="float">
            <text:p>7710023560</text:p>
          </table:table-cell>
          <table:table-cell office:value-type="float" office:value="4708518088" calcext:value-type="float">
            <text:p>4708518088</text:p>
          </table:table-cell>
          <table:table-cell office:value-type="float" office:value="5591499274" calcext:value-type="float">
            <text:p>5591499274</text:p>
          </table:table-cell>
          <table:table-cell office:value-type="float" office:value="4027080485" calcext:value-type="float">
            <text:p>4027080485</text:p>
          </table:table-cell>
          <table:table-cell office:value-type="float" office:value="2872360976" calcext:value-type="float">
            <text:p>2872360976</text:p>
          </table:table-cell>
          <table:table-cell office:value-type="float" office:value="3042994050" calcext:value-type="float">
            <text:p>3042994050</text:p>
          </table:table-cell>
          <table:table-cell office:value-type="float" office:value="7268021821" calcext:value-type="float">
            <text:p>7268021821</text:p>
          </table:table-cell>
          <table:table-cell office:value-type="float" office:value="3152038994" calcext:value-type="float">
            <text:p>3152038994</text:p>
          </table:table-cell>
          <table:table-cell office:value-type="float" office:value="4257844708" calcext:value-type="float">
            <text:p>4257844708</text:p>
          </table:table-cell>
          <table:table-cell office:value-type="float" office:value="2554591784" calcext:value-type="float">
            <text:p>2554591784</text:p>
          </table:table-cell>
          <table:table-cell office:value-type="float" office:value="2425685572" calcext:value-type="float">
            <text:p>2425685572</text:p>
          </table:table-cell>
          <table:table-cell office:value-type="float" office:value="7696997026" calcext:value-type="float">
            <text:p>7696997026</text:p>
          </table:table-cell>
          <table:table-cell office:value-type="float" office:value="2632720724" calcext:value-type="float">
            <text:p>2632720724</text:p>
          </table:table-cell>
          <table:table-cell office:value-type="float" office:value="6248688256" calcext:value-type="float">
            <text:p>6248688256</text:p>
          </table:table-cell>
          <table:table-cell office:value-type="float" office:value="7718250821" calcext:value-type="float">
            <text:p>7718250821</text:p>
          </table:table-cell>
          <table:table-cell office:value-type="float" office:value="2094995450" calcext:value-type="float">
            <text:p>2094995450</text:p>
          </table:table-cell>
          <table:table-cell office:value-type="float" office:value="3384147604" calcext:value-type="float">
            <text:p>3384147604</text:p>
          </table:table-cell>
          <table:table-cell office:value-type="float" office:value="1987115764" calcext:value-type="float">
            <text:p>1987115764</text:p>
          </table:table-cell>
          <table:table-cell office:value-type="float" office:value="3388009842" calcext:value-type="float">
            <text:p>3388009842</text:p>
          </table:table-cell>
          <table:table-cell office:value-type="float" office:value="3861062729" calcext:value-type="float">
            <text:p>3861062729</text:p>
          </table:table-cell>
          <table:table-cell office:value-type="float" office:value="1681779664" calcext:value-type="float">
            <text:p>1681779664</text:p>
          </table:table-cell>
          <table:table-cell office:value-type="float" office:value="1750077178" calcext:value-type="float">
            <text:p>1750077178</text:p>
          </table:table-cell>
          <table:table-cell office:value-type="float" office:value="2214323957" calcext:value-type="float">
            <text:p>2214323957</text:p>
          </table:table-cell>
          <table:table-cell office:value-type="float" office:value="2354852264" calcext:value-type="float">
            <text:p>2354852264</text:p>
          </table:table-cell>
          <table:table-cell office:value-type="float" office:value="1269026786" calcext:value-type="float">
            <text:p>1269026786</text:p>
          </table:table-cell>
          <table:table-cell office:value-type="float" office:value="6351409349" calcext:value-type="float">
            <text:p>6351409349</text:p>
          </table:table-cell>
          <table:table-cell office:value-type="float" office:value="1033636625" calcext:value-type="float">
            <text:p>1033636625</text:p>
          </table:table-cell>
          <table:table-cell office:value-type="float" office:value="913892850" calcext:value-type="float">
            <text:p>913892850</text:p>
          </table:table-cell>
          <table:table-cell office:value-type="float" office:value="4302654148" calcext:value-type="float">
            <text:p>4302654148</text:p>
          </table:table-cell>
          <table:table-cell office:value-type="float" office:value="5028087737" calcext:value-type="float">
            <text:p>5028087737</text:p>
          </table:table-cell>
          <table:table-cell office:value-type="float" office:value="828951994" calcext:value-type="float">
            <text:p>828951994</text:p>
          </table:table-cell>
          <table:table-cell office:value-type="float" office:value="989989108" calcext:value-type="float">
            <text:p>989989108</text:p>
          </table:table-cell>
          <table:table-cell office:value-type="float" office:value="961308244" calcext:value-type="float">
            <text:p>961308244</text:p>
          </table:table-cell>
          <table:table-cell office:value-type="float" office:value="1027143562" calcext:value-type="float">
            <text:p>1027143562</text:p>
          </table:table-cell>
          <table:table-cell office:value-type="float" office:value="5573144309" calcext:value-type="float">
            <text:p>5573144309</text:p>
          </table:table-cell>
          <table:table-cell office:value-type="float" office:value="703348645" calcext:value-type="float">
            <text:p>703348645</text:p>
          </table:table-cell>
          <table:table-cell office:value-type="float" office:value="1768673218" calcext:value-type="float">
            <text:p>1768673218</text:p>
          </table:table-cell>
          <table:table-cell office:value-type="float" office:value="4844448977" calcext:value-type="float">
            <text:p>4844448977</text:p>
          </table:table-cell>
          <table:table-cell office:value-type="float" office:value="2810085565" calcext:value-type="float">
            <text:p>2810085565</text:p>
          </table:table-cell>
          <table:table-cell office:value-type="float" office:value="857094464" calcext:value-type="float">
            <text:p>857094464</text:p>
          </table:table-cell>
          <table:table-cell office:value-type="float" office:value="813810517" calcext:value-type="float">
            <text:p>813810517</text:p>
          </table:table-cell>
          <table:table-cell office:value-type="float" office:value="1145302666" calcext:value-type="float">
            <text:p>1145302666</text:p>
          </table:table-cell>
          <table:table-cell office:value-type="float" office:value="2634782868" calcext:value-type="float">
            <text:p>2634782868</text:p>
          </table:table-cell>
          <table:table-cell office:value-type="float" office:value="2318331577" calcext:value-type="float">
            <text:p>2318331577</text:p>
          </table:table-cell>
          <table:table-cell office:value-type="float" office:value="2749881370" calcext:value-type="float">
            <text:p>2749881370</text:p>
          </table:table-cell>
          <table:table-cell office:value-type="float" office:value="1998790589" calcext:value-type="float">
            <text:p>1998790589</text:p>
          </table:table-cell>
          <table:table-cell office:value-type="float" office:value="3341269513" calcext:value-type="float">
            <text:p>3341269513</text:p>
          </table:table-cell>
          <table:table-cell office:value-type="float" office:value="1163781450" calcext:value-type="float">
            <text:p>1163781450</text:p>
          </table:table-cell>
          <table:table-cell office:value-type="float" office:value="833385290" calcext:value-type="float">
            <text:p>833385290</text:p>
          </table:table-cell>
          <table:table-cell office:value-type="float" office:value="5165642893" calcext:value-type="float">
            <text:p>5165642893</text:p>
          </table:table-cell>
          <table:table-cell office:value-type="float" office:value="373053634" calcext:value-type="float">
            <text:p>373053634</text:p>
          </table:table-cell>
          <table:table-cell office:value-type="float" office:value="135358373" calcext:value-type="float">
            <text:p>135358373</text:p>
          </table:table-cell>
          <table:table-cell office:value-type="float" office:value="878446213" calcext:value-type="float">
            <text:p>878446213</text:p>
          </table:table-cell>
          <table:table-cell office:value-type="float" office:value="82772765" calcext:value-type="float">
            <text:p>82772765</text:p>
          </table:table-cell>
          <table:table-cell office:value-type="float" office:value="3052640245" calcext:value-type="float">
            <text:p>3052640245</text:p>
          </table:table-cell>
          <table:table-cell office:value-type="float" office:value="12924290" calcext:value-type="float">
            <text:p>12924290</text:p>
          </table:table-cell>
          <table:table-cell office:value-type="float" office:value="2601682129" calcext:value-type="float">
            <text:p>2601682129</text:p>
          </table:table-cell>
          <table:table-cell office:value-type="float" office:value="237223508" calcext:value-type="float">
            <text:p>237223508</text:p>
          </table:table-cell>
          <table:table-cell office:value-type="float" office:value="35981600" calcext:value-type="float">
            <text:p>35981600</text:p>
          </table:table-cell>
          <table:table-cell office:value-type="float" office:value="4290254096" calcext:value-type="float">
            <text:p>4290254096</text:p>
          </table:table-cell>
          <table:table-cell office:value-type="float" office:value="3046357106" calcext:value-type="float">
            <text:p>3046357106</text:p>
          </table:table-cell>
          <table:table-cell office:value-type="float" office:value="120389765" calcext:value-type="float">
            <text:p>120389765</text:p>
          </table:table-cell>
          <table:table-cell office:value-type="float" office:value="305878941" calcext:value-type="float">
            <text:p>305878941</text:p>
          </table:table-cell>
          <table:table-cell office:value-type="float" office:value="101599781" calcext:value-type="float">
            <text:p>101599781</text:p>
          </table:table-cell>
          <table:table-cell office:value-type="float" office:value="788174370" calcext:value-type="float">
            <text:p>788174370</text:p>
          </table:table-cell>
          <table:table-cell office:value-type="float" office:value="558534344" calcext:value-type="float">
            <text:p>558534344</text:p>
          </table:table-cell>
          <table:table-cell office:value-type="float" office:value="111258137" calcext:value-type="float">
            <text:p>111258137</text:p>
          </table:table-cell>
          <table:table-cell office:value-type="float" office:value="34052930" calcext:value-type="float">
            <text:p>34052930</text:p>
          </table:table-cell>
          <table:table-cell office:value-type="float" office:value="306380386" calcext:value-type="float">
            <text:p>306380386</text:p>
          </table:table-cell>
          <table:table-cell office:value-type="float" office:value="91016825" calcext:value-type="float">
            <text:p>91016825</text:p>
          </table:table-cell>
          <table:table-cell office:value-type="float" office:value="649433482" calcext:value-type="float">
            <text:p>649433482</text:p>
          </table:table-cell>
          <table:table-cell office:value-type="float" office:value="1748603057" calcext:value-type="float">
            <text:p>1748603057</text:p>
          </table:table-cell>
          <table:table-cell office:value-type="float" office:value="387694609" calcext:value-type="float">
            <text:p>387694609</text:p>
          </table:table-cell>
          <table:table-cell office:value-type="float" office:value="1309964449" calcext:value-type="float">
            <text:p>1309964449</text:p>
          </table:table-cell>
          <table:table-cell office:value-type="float" office:value="2915155514" calcext:value-type="float">
            <text:p>2915155514</text:p>
          </table:table-cell>
          <table:table-cell office:value-type="string" calcext:value-type="string">
            <text:p><text:s/></text:p>
          </table:table-cell>
          <table:table-cell table:formula="of:=MIN([.B84:.CW84])" office:value-type="float" office:value="12924290" calcext:value-type="float">
            <text:p>12924290</text:p>
          </table:table-cell>
        </table:table-row>
        <table:table-row table:style-name="ro1">
          <table:table-cell office:value-type="string" calcext:value-type="string">
            <text:p>(86085, 22302)</text:p>
          </table:table-cell>
          <table:table-cell office:value-type="float" office:value="10186676474" calcext:value-type="float">
            <text:p>10186676474</text:p>
          </table:table-cell>
          <table:table-cell office:value-type="float" office:value="7616369858" calcext:value-type="float">
            <text:p>7616369858</text:p>
          </table:table-cell>
          <table:table-cell office:value-type="float" office:value="8593854925" calcext:value-type="float">
            <text:p>8593854925</text:p>
          </table:table-cell>
          <table:table-cell office:value-type="float" office:value="7637812074" calcext:value-type="float">
            <text:p>7637812074</text:p>
          </table:table-cell>
          <table:table-cell office:value-type="float" office:value="6810613298" calcext:value-type="float">
            <text:p>6810613298</text:p>
          </table:table-cell>
          <table:table-cell office:value-type="float" office:value="7487147149" calcext:value-type="float">
            <text:p>7487147149</text:p>
          </table:table-cell>
          <table:table-cell office:value-type="float" office:value="6428226730" calcext:value-type="float">
            <text:p>6428226730</text:p>
          </table:table-cell>
          <table:table-cell office:value-type="float" office:value="10068704740" calcext:value-type="float">
            <text:p>10068704740</text:p>
          </table:table-cell>
          <table:table-cell office:value-type="float" office:value="5341261025" calcext:value-type="float">
            <text:p>5341261025</text:p>
          </table:table-cell>
          <table:table-cell office:value-type="float" office:value="10747759133" calcext:value-type="float">
            <text:p>10747759133</text:p>
          </table:table-cell>
          <table:table-cell office:value-type="float" office:value="5968673901" calcext:value-type="float">
            <text:p>5968673901</text:p>
          </table:table-cell>
          <table:table-cell office:value-type="float" office:value="5347063170" calcext:value-type="float">
            <text:p>5347063170</text:p>
          </table:table-cell>
          <table:table-cell office:value-type="float" office:value="4886733109" calcext:value-type="float">
            <text:p>4886733109</text:p>
          </table:table-cell>
          <table:table-cell office:value-type="float" office:value="7565276465" calcext:value-type="float">
            <text:p>7565276465</text:p>
          </table:table-cell>
          <table:table-cell office:value-type="float" office:value="6254624909" calcext:value-type="float">
            <text:p>6254624909</text:p>
          </table:table-cell>
          <table:table-cell office:value-type="float" office:value="8743163714" calcext:value-type="float">
            <text:p>8743163714</text:p>
          </table:table-cell>
          <table:table-cell office:value-type="float" office:value="8868666101" calcext:value-type="float">
            <text:p>8868666101</text:p>
          </table:table-cell>
          <table:table-cell office:value-type="float" office:value="4153176738" calcext:value-type="float">
            <text:p>4153176738</text:p>
          </table:table-cell>
          <table:table-cell office:value-type="float" office:value="4212489465" calcext:value-type="float">
            <text:p>4212489465</text:p>
          </table:table-cell>
          <table:table-cell office:value-type="float" office:value="6418695428" calcext:value-type="float">
            <text:p>6418695428</text:p>
          </table:table-cell>
          <table:table-cell office:value-type="float" office:value="3895314065" calcext:value-type="float">
            <text:p>3895314065</text:p>
          </table:table-cell>
          <table:table-cell office:value-type="float" office:value="5805739042" calcext:value-type="float">
            <text:p>5805739042</text:p>
          </table:table-cell>
          <table:table-cell office:value-type="float" office:value="7968163037" calcext:value-type="float">
            <text:p>7968163037</text:p>
          </table:table-cell>
          <table:table-cell office:value-type="float" office:value="7233822817" calcext:value-type="float">
            <text:p>7233822817</text:p>
          </table:table-cell>
          <table:table-cell office:value-type="float" office:value="8957538977" calcext:value-type="float">
            <text:p>8957538977</text:p>
          </table:table-cell>
          <table:table-cell office:value-type="float" office:value="3539728898" calcext:value-type="float">
            <text:p>3539728898</text:p>
          </table:table-cell>
          <table:table-cell office:value-type="float" office:value="3510740666" calcext:value-type="float">
            <text:p>3510740666</text:p>
          </table:table-cell>
          <table:table-cell office:value-type="float" office:value="3300965252" calcext:value-type="float">
            <text:p>3300965252</text:p>
          </table:table-cell>
          <table:table-cell office:value-type="float" office:value="3370133045" calcext:value-type="float">
            <text:p>3370133045</text:p>
          </table:table-cell>
          <table:table-cell office:value-type="float" office:value="7027418962" calcext:value-type="float">
            <text:p>7027418962</text:p>
          </table:table-cell>
          <table:table-cell office:value-type="float" office:value="8058749320" calcext:value-type="float">
            <text:p>8058749320</text:p>
          </table:table-cell>
          <table:table-cell office:value-type="float" office:value="2891030717" calcext:value-type="float">
            <text:p>2891030717</text:p>
          </table:table-cell>
          <table:table-cell office:value-type="float" office:value="3399449872" calcext:value-type="float">
            <text:p>3399449872</text:p>
          </table:table-cell>
          <table:table-cell office:value-type="float" office:value="2728073386" calcext:value-type="float">
            <text:p>2728073386</text:p>
          </table:table-cell>
          <table:table-cell office:value-type="float" office:value="3977763338" calcext:value-type="float">
            <text:p>3977763338</text:p>
          </table:table-cell>
          <table:table-cell office:value-type="float" office:value="4359338498" calcext:value-type="float">
            <text:p>4359338498</text:p>
          </table:table-cell>
          <table:table-cell office:value-type="float" office:value="2779917380" calcext:value-type="float">
            <text:p>2779917380</text:p>
          </table:table-cell>
          <table:table-cell office:value-type="float" office:value="7824042098" calcext:value-type="float">
            <text:p>7824042098</text:p>
          </table:table-cell>
          <table:table-cell office:value-type="float" office:value="2338777962" calcext:value-type="float">
            <text:p>2338777962</text:p>
          </table:table-cell>
          <table:table-cell office:value-type="float" office:value="2691940693" calcext:value-type="float">
            <text:p>2691940693</text:p>
          </table:table-cell>
          <table:table-cell office:value-type="float" office:value="5336039840" calcext:value-type="float">
            <text:p>5336039840</text:p>
          </table:table-cell>
          <table:table-cell office:value-type="float" office:value="2384406226" calcext:value-type="float">
            <text:p>2384406226</text:p>
          </table:table-cell>
          <table:table-cell office:value-type="float" office:value="6189567746" calcext:value-type="float">
            <text:p>6189567746</text:p>
          </table:table-cell>
          <table:table-cell office:value-type="float" office:value="2070041896" calcext:value-type="float">
            <text:p>2070041896</text:p>
          </table:table-cell>
          <table:table-cell office:value-type="float" office:value="1940827721" calcext:value-type="float">
            <text:p>1940827721</text:p>
          </table:table-cell>
          <table:table-cell office:value-type="float" office:value="3721805810" calcext:value-type="float">
            <text:p>3721805810</text:p>
          </table:table-cell>
          <table:table-cell office:value-type="float" office:value="6348628676" calcext:value-type="float">
            <text:p>6348628676</text:p>
          </table:table-cell>
          <table:table-cell office:value-type="float" office:value="2116172441" calcext:value-type="float">
            <text:p>2116172441</text:p>
          </table:table-cell>
          <table:table-cell office:value-type="float" office:value="1764233650" calcext:value-type="float">
            <text:p>1764233650</text:p>
          </table:table-cell>
          <table:table-cell office:value-type="float" office:value="5561532884" calcext:value-type="float">
            <text:p>5561532884</text:p>
          </table:table-cell>
          <table:table-cell office:value-type="float" office:value="1499790241" calcext:value-type="float">
            <text:p>1499790241</text:p>
          </table:table-cell>
          <table:table-cell office:value-type="float" office:value="4515557885" calcext:value-type="float">
            <text:p>4515557885</text:p>
          </table:table-cell>
          <table:table-cell office:value-type="float" office:value="4514231080" calcext:value-type="float">
            <text:p>4514231080</text:p>
          </table:table-cell>
          <table:table-cell office:value-type="float" office:value="962501306" calcext:value-type="float">
            <text:p>962501306</text:p>
          </table:table-cell>
          <table:table-cell office:value-type="float" office:value="1055184505" calcext:value-type="float">
            <text:p>1055184505</text:p>
          </table:table-cell>
          <table:table-cell office:value-type="float" office:value="3924952916" calcext:value-type="float">
            <text:p>3924952916</text:p>
          </table:table-cell>
          <table:table-cell office:value-type="float" office:value="5237262682" calcext:value-type="float">
            <text:p>5237262682</text:p>
          </table:table-cell>
          <table:table-cell office:value-type="float" office:value="2153684138" calcext:value-type="float">
            <text:p>2153684138</text:p>
          </table:table-cell>
          <table:table-cell office:value-type="float" office:value="1827150228" calcext:value-type="float">
            <text:p>1827150228</text:p>
          </table:table-cell>
          <table:table-cell office:value-type="float" office:value="976966897" calcext:value-type="float">
            <text:p>976966897</text:p>
          </table:table-cell>
          <table:table-cell office:value-type="float" office:value="2098195641" calcext:value-type="float">
            <text:p>2098195641</text:p>
          </table:table-cell>
          <table:table-cell office:value-type="float" office:value="712526984" calcext:value-type="float">
            <text:p>712526984</text:p>
          </table:table-cell>
          <table:table-cell office:value-type="float" office:value="637920641" calcext:value-type="float">
            <text:p>637920641</text:p>
          </table:table-cell>
          <table:table-cell office:value-type="float" office:value="457532333" calcext:value-type="float">
            <text:p>457532333</text:p>
          </table:table-cell>
          <table:table-cell office:value-type="float" office:value="6063585722" calcext:value-type="float">
            <text:p>6063585722</text:p>
          </table:table-cell>
          <table:table-cell office:value-type="float" office:value="5934991985" calcext:value-type="float">
            <text:p>5934991985</text:p>
          </table:table-cell>
          <table:table-cell office:value-type="float" office:value="813496352" calcext:value-type="float">
            <text:p>813496352</text:p>
          </table:table-cell>
          <table:table-cell office:value-type="float" office:value="235442554" calcext:value-type="float">
            <text:p>235442554</text:p>
          </table:table-cell>
          <table:table-cell office:value-type="float" office:value="254106605" calcext:value-type="float">
            <text:p>254106605</text:p>
          </table:table-cell>
          <table:table-cell office:value-type="float" office:value="203648660" calcext:value-type="float">
            <text:p>203648660</text:p>
          </table:table-cell>
          <table:table-cell office:value-type="float" office:value="275412601" calcext:value-type="float">
            <text:p>275412601</text:p>
          </table:table-cell>
          <table:table-cell office:value-type="float" office:value="163034617" calcext:value-type="float">
            <text:p>163034617</text:p>
          </table:table-cell>
          <table:table-cell office:value-type="float" office:value="531944968" calcext:value-type="float">
            <text:p>531944968</text:p>
          </table:table-cell>
          <table:table-cell office:value-type="float" office:value="768519284" calcext:value-type="float">
            <text:p>768519284</text:p>
          </table:table-cell>
          <table:table-cell office:value-type="float" office:value="433207161" calcext:value-type="float">
            <text:p>433207161</text:p>
          </table:table-cell>
          <table:table-cell office:value-type="float" office:value="1304225908" calcext:value-type="float">
            <text:p>1304225908</text:p>
          </table:table-cell>
          <table:table-cell office:value-type="float" office:value="4028947861" calcext:value-type="float">
            <text:p>4028947861</text:p>
          </table:table-cell>
          <table:table-cell office:value-type="float" office:value="596705245" calcext:value-type="float">
            <text:p>596705245</text:p>
          </table:table-cell>
          <table:table-cell office:value-type="float" office:value="2060755325" calcext:value-type="float">
            <text:p>2060755325</text:p>
          </table:table-cell>
          <table:table-cell office:value-type="float" office:value="29371185" calcext:value-type="float">
            <text:p>29371185</text:p>
          </table:table-cell>
          <table:table-cell office:value-type="float" office:value="2604846856" calcext:value-type="float">
            <text:p>2604846856</text:p>
          </table:table-cell>
          <table:table-cell office:value-type="float" office:value="12377633" calcext:value-type="float">
            <text:p>12377633</text:p>
          </table:table-cell>
          <table:table-cell office:value-type="float" office:value="1412730706" calcext:value-type="float">
            <text:p>1412730706</text:p>
          </table:table-cell>
          <table:table-cell office:value-type="float" office:value="3474002506" calcext:value-type="float">
            <text:p>3474002506</text:p>
          </table:table-cell>
          <table:table-cell office:value-type="float" office:value="159595042" calcext:value-type="float">
            <text:p>159595042</text:p>
          </table:table-cell>
          <table:table-cell office:value-type="float" office:value="5109032" calcext:value-type="float">
            <text:p>5109032</text:p>
          </table:table-cell>
          <table:table-cell office:value-type="float" office:value="1775506925" calcext:value-type="float">
            <text:p>1775506925</text:p>
          </table:table-cell>
          <table:table-cell office:value-type="float" office:value="1267248193" calcext:value-type="float">
            <text:p>1267248193</text:p>
          </table:table-cell>
          <table:table-cell office:value-type="float" office:value="1864755433" calcext:value-type="float">
            <text:p>1864755433</text:p>
          </table:table-cell>
          <table:table-cell office:value-type="float" office:value="625022500" calcext:value-type="float">
            <text:p>625022500</text:p>
          </table:table-cell>
          <table:table-cell office:value-type="float" office:value="5836817642" calcext:value-type="float">
            <text:p>5836817642</text:p>
          </table:table-cell>
          <table:table-cell office:value-type="float" office:value="1869075541" calcext:value-type="float">
            <text:p>1869075541</text:p>
          </table:table-cell>
          <table:table-cell office:value-type="float" office:value="2993310800" calcext:value-type="float">
            <text:p>2993310800</text:p>
          </table:table-cell>
          <table:table-cell office:value-type="float" office:value="1380533648" calcext:value-type="float">
            <text:p>1380533648</text:p>
          </table:table-cell>
          <table:table-cell office:value-type="float" office:value="3370441573" calcext:value-type="float">
            <text:p>3370441573</text:p>
          </table:table-cell>
          <table:table-cell office:value-type="float" office:value="5981691204" calcext:value-type="float">
            <text:p>5981691204</text:p>
          </table:table-cell>
          <table:table-cell office:value-type="float" office:value="203221189" calcext:value-type="float">
            <text:p>203221189</text:p>
          </table:table-cell>
          <table:table-cell office:value-type="float" office:value="4868533037" calcext:value-type="float">
            <text:p>4868533037</text:p>
          </table:table-cell>
          <table:table-cell office:value-type="float" office:value="458746633" calcext:value-type="float">
            <text:p>458746633</text:p>
          </table:table-cell>
          <table:table-cell office:value-type="float" office:value="187019188" calcext:value-type="float">
            <text:p>187019188</text:p>
          </table:table-cell>
          <table:table-cell office:value-type="string" calcext:value-type="string">
            <text:p><text:s/></text:p>
          </table:table-cell>
          <table:table-cell table:formula="of:=MIN([.B85:.CW85])" office:value-type="float" office:value="5109032" calcext:value-type="float">
            <text:p>5109032</text:p>
          </table:table-cell>
        </table:table-row>
        <table:table-row table:style-name="ro1">
          <table:table-cell office:value-type="string" calcext:value-type="string">
            <text:p>(86954, 55857)</text:p>
          </table:table-cell>
          <table:table-cell office:value-type="float" office:value="7896072020" calcext:value-type="float">
            <text:p>7896072020</text:p>
          </table:table-cell>
          <table:table-cell office:value-type="float" office:value="7723105160" calcext:value-type="float">
            <text:p>7723105160</text:p>
          </table:table-cell>
          <table:table-cell office:value-type="float" office:value="7423886621" calcext:value-type="float">
            <text:p>7423886621</text:p>
          </table:table-cell>
          <table:table-cell office:value-type="float" office:value="10307453620" calcext:value-type="float">
            <text:p>10307453620</text:p>
          </table:table-cell>
          <table:table-cell office:value-type="float" office:value="7270996288" calcext:value-type="float">
            <text:p>7270996288</text:p>
          </table:table-cell>
          <table:table-cell office:value-type="float" office:value="6455597905" calcext:value-type="float">
            <text:p>6455597905</text:p>
          </table:table-cell>
          <table:table-cell office:value-type="float" office:value="8481103604" calcext:value-type="float">
            <text:p>8481103604</text:p>
          </table:table-cell>
          <table:table-cell office:value-type="float" office:value="6948410858" calcext:value-type="float">
            <text:p>6948410858</text:p>
          </table:table-cell>
          <table:table-cell office:value-type="float" office:value="6510128045" calcext:value-type="float">
            <text:p>6510128045</text:p>
          </table:table-cell>
          <table:table-cell office:value-type="float" office:value="7002674653" calcext:value-type="float">
            <text:p>7002674653</text:p>
          </table:table-cell>
          <table:table-cell office:value-type="float" office:value="4993584937" calcext:value-type="float">
            <text:p>4993584937</text:p>
          </table:table-cell>
          <table:table-cell office:value-type="float" office:value="5017898548" calcext:value-type="float">
            <text:p>5017898548</text:p>
          </table:table-cell>
          <table:table-cell office:value-type="float" office:value="4752336725" calcext:value-type="float">
            <text:p>4752336725</text:p>
          </table:table-cell>
          <table:table-cell office:value-type="float" office:value="4927621837" calcext:value-type="float">
            <text:p>4927621837</text:p>
          </table:table-cell>
          <table:table-cell office:value-type="float" office:value="4405862305" calcext:value-type="float">
            <text:p>4405862305</text:p>
          </table:table-cell>
          <table:table-cell office:value-type="float" office:value="5414820104" calcext:value-type="float">
            <text:p>5414820104</text:p>
          </table:table-cell>
          <table:table-cell office:value-type="float" office:value="5476090597" calcext:value-type="float">
            <text:p>5476090597</text:p>
          </table:table-cell>
          <table:table-cell office:value-type="float" office:value="4859717320" calcext:value-type="float">
            <text:p>4859717320</text:p>
          </table:table-cell>
          <table:table-cell office:value-type="float" office:value="4252358497" calcext:value-type="float">
            <text:p>4252358497</text:p>
          </table:table-cell>
          <table:table-cell office:value-type="float" office:value="4238527378" calcext:value-type="float">
            <text:p>4238527378</text:p>
          </table:table-cell>
          <table:table-cell office:value-type="float" office:value="5807596405" calcext:value-type="float">
            <text:p>5807596405</text:p>
          </table:table-cell>
          <table:table-cell office:value-type="float" office:value="3970717236" calcext:value-type="float">
            <text:p>3970717236</text:p>
          </table:table-cell>
          <table:table-cell office:value-type="float" office:value="4774124221" calcext:value-type="float">
            <text:p>4774124221</text:p>
          </table:table-cell>
          <table:table-cell office:value-type="float" office:value="4386074081" calcext:value-type="float">
            <text:p>4386074081</text:p>
          </table:table-cell>
          <table:table-cell office:value-type="float" office:value="5229025601" calcext:value-type="float">
            <text:p>5229025601</text:p>
          </table:table-cell>
          <table:table-cell office:value-type="float" office:value="5720665988" calcext:value-type="float">
            <text:p>5720665988</text:p>
          </table:table-cell>
          <table:table-cell office:value-type="float" office:value="3806668532" calcext:value-type="float">
            <text:p>3806668532</text:p>
          </table:table-cell>
          <table:table-cell office:value-type="float" office:value="4288813370" calcext:value-type="float">
            <text:p>4288813370</text:p>
          </table:table-cell>
          <table:table-cell office:value-type="float" office:value="3314231269" calcext:value-type="float">
            <text:p>3314231269</text:p>
          </table:table-cell>
          <table:table-cell office:value-type="float" office:value="3916573076" calcext:value-type="float">
            <text:p>3916573076</text:p>
          </table:table-cell>
          <table:table-cell office:value-type="float" office:value="4399604098" calcext:value-type="float">
            <text:p>4399604098</text:p>
          </table:table-cell>
          <table:table-cell office:value-type="float" office:value="5182097801" calcext:value-type="float">
            <text:p>5182097801</text:p>
          </table:table-cell>
          <table:table-cell office:value-type="float" office:value="2758813130" calcext:value-type="float">
            <text:p>2758813130</text:p>
          </table:table-cell>
          <table:table-cell office:value-type="float" office:value="3213328392" calcext:value-type="float">
            <text:p>3213328392</text:p>
          </table:table-cell>
          <table:table-cell office:value-type="float" office:value="2586526900" calcext:value-type="float">
            <text:p>2586526900</text:p>
          </table:table-cell>
          <table:table-cell office:value-type="float" office:value="2643944168" calcext:value-type="float">
            <text:p>2643944168</text:p>
          </table:table-cell>
          <table:table-cell office:value-type="float" office:value="5403690170" calcext:value-type="float">
            <text:p>5403690170</text:p>
          </table:table-cell>
          <table:table-cell office:value-type="float" office:value="4037616160" calcext:value-type="float">
            <text:p>4037616160</text:p>
          </table:table-cell>
          <table:table-cell office:value-type="float" office:value="4319609956" calcext:value-type="float">
            <text:p>4319609956</text:p>
          </table:table-cell>
          <table:table-cell office:value-type="float" office:value="5380499105" calcext:value-type="float">
            <text:p>5380499105</text:p>
          </table:table-cell>
          <table:table-cell office:value-type="float" office:value="2783048962" calcext:value-type="float">
            <text:p>2783048962</text:p>
          </table:table-cell>
          <table:table-cell office:value-type="float" office:value="2517589152" calcext:value-type="float">
            <text:p>2517589152</text:p>
          </table:table-cell>
          <table:table-cell office:value-type="float" office:value="3017977352" calcext:value-type="float">
            <text:p>3017977352</text:p>
          </table:table-cell>
          <table:table-cell office:value-type="float" office:value="2396702050" calcext:value-type="float">
            <text:p>2396702050</text:p>
          </table:table-cell>
          <table:table-cell office:value-type="float" office:value="2648812897" calcext:value-type="float">
            <text:p>2648812897</text:p>
          </table:table-cell>
          <table:table-cell office:value-type="float" office:value="1912492292" calcext:value-type="float">
            <text:p>1912492292</text:p>
          </table:table-cell>
          <table:table-cell office:value-type="float" office:value="2912159402" calcext:value-type="float">
            <text:p>2912159402</text:p>
          </table:table-cell>
          <table:table-cell office:value-type="float" office:value="1654061725" calcext:value-type="float">
            <text:p>1654061725</text:p>
          </table:table-cell>
          <table:table-cell office:value-type="float" office:value="1608089012" calcext:value-type="float">
            <text:p>1608089012</text:p>
          </table:table-cell>
          <table:table-cell office:value-type="float" office:value="2300995306" calcext:value-type="float">
            <text:p>2300995306</text:p>
          </table:table-cell>
          <table:table-cell office:value-type="float" office:value="4032662477" calcext:value-type="float">
            <text:p>4032662477</text:p>
          </table:table-cell>
          <table:table-cell office:value-type="float" office:value="1764376657" calcext:value-type="float">
            <text:p>1764376657</text:p>
          </table:table-cell>
          <table:table-cell office:value-type="float" office:value="1680840034" calcext:value-type="float">
            <text:p>1680840034</text:p>
          </table:table-cell>
          <table:table-cell office:value-type="float" office:value="2528663912" calcext:value-type="float">
            <text:p>2528663912</text:p>
          </table:table-cell>
          <table:table-cell office:value-type="float" office:value="3021857969" calcext:value-type="float">
            <text:p>3021857969</text:p>
          </table:table-cell>
          <table:table-cell office:value-type="float" office:value="1408938362" calcext:value-type="float">
            <text:p>1408938362</text:p>
          </table:table-cell>
          <table:table-cell office:value-type="float" office:value="1991186640" calcext:value-type="float">
            <text:p>1991186640</text:p>
          </table:table-cell>
          <table:table-cell office:value-type="float" office:value="837870920" calcext:value-type="float">
            <text:p>837870920</text:p>
          </table:table-cell>
          <table:table-cell office:value-type="float" office:value="756098698" calcext:value-type="float">
            <text:p>756098698</text:p>
          </table:table-cell>
          <table:table-cell office:value-type="float" office:value="3324480785" calcext:value-type="float">
            <text:p>3324480785</text:p>
          </table:table-cell>
          <table:table-cell office:value-type="float" office:value="640960429" calcext:value-type="float">
            <text:p>640960429</text:p>
          </table:table-cell>
          <table:table-cell office:value-type="float" office:value="801090050" calcext:value-type="float">
            <text:p>801090050</text:p>
          </table:table-cell>
          <table:table-cell office:value-type="float" office:value="2723208325" calcext:value-type="float">
            <text:p>2723208325</text:p>
          </table:table-cell>
          <table:table-cell office:value-type="float" office:value="1367005613" calcext:value-type="float">
            <text:p>1367005613</text:p>
          </table:table-cell>
          <table:table-cell office:value-type="float" office:value="2178074020" calcext:value-type="float">
            <text:p>2178074020</text:p>
          </table:table-cell>
          <table:table-cell office:value-type="float" office:value="2102856509" calcext:value-type="float">
            <text:p>2102856509</text:p>
          </table:table-cell>
          <table:table-cell office:value-type="float" office:value="428475506" calcext:value-type="float">
            <text:p>428475506</text:p>
          </table:table-cell>
          <table:table-cell office:value-type="float" office:value="1154768680" calcext:value-type="float">
            <text:p>1154768680</text:p>
          </table:table-cell>
          <table:table-cell office:value-type="float" office:value="959493629" calcext:value-type="float">
            <text:p>959493629</text:p>
          </table:table-cell>
          <table:table-cell office:value-type="float" office:value="1213404098" calcext:value-type="float">
            <text:p>1213404098</text:p>
          </table:table-cell>
          <table:table-cell office:value-type="float" office:value="760934057" calcext:value-type="float">
            <text:p>760934057</text:p>
          </table:table-cell>
          <table:table-cell office:value-type="float" office:value="1567196685" calcext:value-type="float">
            <text:p>1567196685</text:p>
          </table:table-cell>
          <table:table-cell office:value-type="float" office:value="318004618" calcext:value-type="float">
            <text:p>318004618</text:p>
          </table:table-cell>
          <table:table-cell office:value-type="float" office:value="193688050" calcext:value-type="float">
            <text:p>193688050</text:p>
          </table:table-cell>
          <table:table-cell office:value-type="float" office:value="2814440197" calcext:value-type="float">
            <text:p>2814440197</text:p>
          </table:table-cell>
          <table:table-cell office:value-type="float" office:value="91464210" calcext:value-type="float">
            <text:p>91464210</text:p>
          </table:table-cell>
          <table:table-cell office:value-type="float" office:value="932459237" calcext:value-type="float">
            <text:p>932459237</text:p>
          </table:table-cell>
          <table:table-cell office:value-type="float" office:value="144508293" calcext:value-type="float">
            <text:p>144508293</text:p>
          </table:table-cell>
          <table:table-cell office:value-type="float" office:value="175073641" calcext:value-type="float">
            <text:p>175073641</text:p>
          </table:table-cell>
          <table:table-cell office:value-type="float" office:value="1311850129" calcext:value-type="float">
            <text:p>1311850129</text:p>
          </table:table-cell>
          <table:table-cell office:value-type="float" office:value="324839234" calcext:value-type="float">
            <text:p>324839234</text:p>
          </table:table-cell>
          <table:table-cell office:value-type="float" office:value="1013159225" calcext:value-type="float">
            <text:p>1013159225</text:p>
          </table:table-cell>
          <table:table-cell office:value-type="float" office:value="23253992" calcext:value-type="float">
            <text:p>23253992</text:p>
          </table:table-cell>
          <table:table-cell office:value-type="float" office:value="648600884" calcext:value-type="float">
            <text:p>648600884</text:p>
          </table:table-cell>
          <table:table-cell office:value-type="float" office:value="2132102276" calcext:value-type="float">
            <text:p>2132102276</text:p>
          </table:table-cell>
          <table:table-cell office:value-type="float" office:value="1282089826" calcext:value-type="float">
            <text:p>1282089826</text:p>
          </table:table-cell>
          <table:table-cell office:value-type="float" office:value="73543621" calcext:value-type="float">
            <text:p>73543621</text:p>
          </table:table-cell>
          <table:table-cell office:value-type="float" office:value="4144825" calcext:value-type="float">
            <text:p>4144825</text:p>
          </table:table-cell>
          <table:table-cell office:value-type="float" office:value="92506385" calcext:value-type="float">
            <text:p>92506385</text:p>
          </table:table-cell>
          <table:table-cell office:value-type="float" office:value="73967170" calcext:value-type="float">
            <text:p>73967170</text:p>
          </table:table-cell>
          <table:table-cell office:value-type="float" office:value="1834672900" calcext:value-type="float">
            <text:p>1834672900</text:p>
          </table:table-cell>
          <table:table-cell office:value-type="float" office:value="95521325" calcext:value-type="float">
            <text:p>95521325</text:p>
          </table:table-cell>
          <table:table-cell office:value-type="float" office:value="452672554" calcext:value-type="float">
            <text:p>452672554</text:p>
          </table:table-cell>
          <table:table-cell office:value-type="float" office:value="31530410" calcext:value-type="float">
            <text:p>31530410</text:p>
          </table:table-cell>
          <table:table-cell office:value-type="float" office:value="618079853" calcext:value-type="float">
            <text:p>618079853</text:p>
          </table:table-cell>
          <table:table-cell office:value-type="float" office:value="1927813114" calcext:value-type="float">
            <text:p>1927813114</text:p>
          </table:table-cell>
          <table:table-cell office:value-type="float" office:value="508000529" calcext:value-type="float">
            <text:p>508000529</text:p>
          </table:table-cell>
          <table:table-cell office:value-type="float" office:value="1344729425" calcext:value-type="float">
            <text:p>1344729425</text:p>
          </table:table-cell>
          <table:table-cell office:value-type="float" office:value="314125065" calcext:value-type="float">
            <text:p>314125065</text:p>
          </table:table-cell>
          <table:table-cell office:value-type="float" office:value="1222094210" calcext:value-type="float">
            <text:p>1222094210</text:p>
          </table:table-cell>
          <table:table-cell office:value-type="string" calcext:value-type="string">
            <text:p><text:s/></text:p>
          </table:table-cell>
          <table:table-cell table:formula="of:=MIN([.B86:.CW86])" office:value-type="float" office:value="4144825" calcext:value-type="float">
            <text:p>4144825</text:p>
          </table:table-cell>
        </table:table-row>
        <table:table-row table:style-name="ro1">
          <table:table-cell office:value-type="string" calcext:value-type="string">
            <text:p>(87260, 82019)</text:p>
          </table:table-cell>
          <table:table-cell office:value-type="float" office:value="7608737876" calcext:value-type="float">
            <text:p>7608737876</text:p>
          </table:table-cell>
          <table:table-cell office:value-type="float" office:value="9305131280" calcext:value-type="float">
            <text:p>9305131280</text:p>
          </table:table-cell>
          <table:table-cell office:value-type="float" office:value="8010700769" calcext:value-type="float">
            <text:p>8010700769</text:p>
          </table:table-cell>
          <table:table-cell office:value-type="float" office:value="13888183700" calcext:value-type="float">
            <text:p>13888183700</text:p>
          </table:table-cell>
          <table:table-cell office:value-type="float" office:value="9131631400" calcext:value-type="float">
            <text:p>9131631400</text:p>
          </table:table-cell>
          <table:table-cell office:value-type="float" office:value="7154621501" calcext:value-type="float">
            <text:p>7154621501</text:p>
          </table:table-cell>
          <table:table-cell office:value-type="float" office:value="11585099492" calcext:value-type="float">
            <text:p>11585099492</text:p>
          </table:table-cell>
          <table:table-cell office:value-type="float" office:value="6021307882" calcext:value-type="float">
            <text:p>6021307882</text:p>
          </table:table-cell>
          <table:table-cell office:value-type="float" office:value="8929518713" calcext:value-type="float">
            <text:p>8929518713</text:p>
          </table:table-cell>
          <table:table-cell office:value-type="float" office:value="5591477889" calcext:value-type="float">
            <text:p>5591477889</text:p>
          </table:table-cell>
          <table:table-cell office:value-type="float" office:value="5743822181" calcext:value-type="float">
            <text:p>5743822181</text:p>
          </table:table-cell>
          <table:table-cell office:value-type="float" office:value="6272152676" calcext:value-type="float">
            <text:p>6272152676</text:p>
          </table:table-cell>
          <table:table-cell office:value-type="float" office:value="6160248025" calcext:value-type="float">
            <text:p>6160248025</text:p>
          </table:table-cell>
          <table:table-cell office:value-type="float" office:value="4385148345" calcext:value-type="float">
            <text:p>4385148345</text:p>
          </table:table-cell>
          <table:table-cell office:value-type="float" office:value="4478978821" calcext:value-type="float">
            <text:p>4478978821</text:p>
          </table:table-cell>
          <table:table-cell office:value-type="float" office:value="4334490448" calcext:value-type="float">
            <text:p>4334490448</text:p>
          </table:table-cell>
          <table:table-cell office:value-type="float" office:value="4345712881" calcext:value-type="float">
            <text:p>4345712881</text:p>
          </table:table-cell>
          <table:table-cell office:value-type="float" office:value="6925417424" calcext:value-type="float">
            <text:p>6925417424</text:p>
          </table:table-cell>
          <table:table-cell office:value-type="float" office:value="5799419405" calcext:value-type="float">
            <text:p>5799419405</text:p>
          </table:table-cell>
          <table:table-cell office:value-type="float" office:value="4055069890" calcext:value-type="float">
            <text:p>4055069890</text:p>
          </table:table-cell>
          <table:table-cell office:value-type="float" office:value="8815143753" calcext:value-type="float">
            <text:p>8815143753</text:p>
          </table:table-cell>
          <table:table-cell office:value-type="float" office:value="4057050532" calcext:value-type="float">
            <text:p>4057050532</text:p>
          </table:table-cell>
          <table:table-cell office:value-type="float" office:value="3801456457" calcext:value-type="float">
            <text:p>3801456457</text:p>
          </table:table-cell>
          <table:table-cell office:value-type="float" office:value="3683886805" calcext:value-type="float">
            <text:p>3683886805</text:p>
          </table:table-cell>
          <table:table-cell office:value-type="float" office:value="3840391805" calcext:value-type="float">
            <text:p>3840391805</text:p>
          </table:table-cell>
          <table:table-cell office:value-type="float" office:value="8940511604" calcext:value-type="float">
            <text:p>8940511604</text:p>
          </table:table-cell>
          <table:table-cell office:value-type="float" office:value="5556944116" calcext:value-type="float">
            <text:p>5556944116</text:p>
          </table:table-cell>
          <table:table-cell office:value-type="float" office:value="6578755930" calcext:value-type="float">
            <text:p>6578755930</text:p>
          </table:table-cell>
          <table:table-cell office:value-type="float" office:value="4792247881" calcext:value-type="float">
            <text:p>4792247881</text:p>
          </table:table-cell>
          <table:table-cell office:value-type="float" office:value="3013713940" calcext:value-type="float">
            <text:p>3013713940</text:p>
          </table:table-cell>
          <table:table-cell office:value-type="float" office:value="3069856682" calcext:value-type="float">
            <text:p>3069856682</text:p>
          </table:table-cell>
          <table:table-cell office:value-type="float" office:value="8492599645" calcext:value-type="float">
            <text:p>8492599645</text:p>
          </table:table-cell>
          <table:table-cell office:value-type="float" office:value="3783539810" calcext:value-type="float">
            <text:p>3783539810</text:p>
          </table:table-cell>
          <table:table-cell office:value-type="float" office:value="5116062496" calcext:value-type="float">
            <text:p>5116062496</text:p>
          </table:table-cell>
          <table:table-cell office:value-type="float" office:value="3027223764" calcext:value-type="float">
            <text:p>3027223764</text:p>
          </table:table-cell>
          <table:table-cell office:value-type="float" office:value="2832025040" calcext:value-type="float">
            <text:p>2832025040</text:p>
          </table:table-cell>
          <table:table-cell office:value-type="float" office:value="8975814698" calcext:value-type="float">
            <text:p>8975814698</text:p>
          </table:table-cell>
          <table:table-cell office:value-type="float" office:value="2612292264" calcext:value-type="float">
            <text:p>2612292264</text:p>
          </table:table-cell>
          <table:table-cell office:value-type="float" office:value="7391465300" calcext:value-type="float">
            <text:p>7391465300</text:p>
          </table:table-cell>
          <table:table-cell office:value-type="float" office:value="9004157845" calcext:value-type="float">
            <text:p>9004157845</text:p>
          </table:table-cell>
          <table:table-cell office:value-type="float" office:value="2320083658" calcext:value-type="float">
            <text:p>2320083658</text:p>
          </table:table-cell>
          <table:table-cell office:value-type="float" office:value="4149499624" calcext:value-type="float">
            <text:p>4149499624</text:p>
          </table:table-cell>
          <table:table-cell office:value-type="float" office:value="2074791184" calcext:value-type="float">
            <text:p>2074791184</text:p>
          </table:table-cell>
          <table:table-cell office:value-type="float" office:value="4181356010" calcext:value-type="float">
            <text:p>4181356010</text:p>
          </table:table-cell>
          <table:table-cell office:value-type="float" office:value="4730888709" calcext:value-type="float">
            <text:p>4730888709</text:p>
          </table:table-cell>
          <table:table-cell office:value-type="float" office:value="2033414660" calcext:value-type="float">
            <text:p>2033414660</text:p>
          </table:table-cell>
          <table:table-cell office:value-type="float" office:value="1765608106" calcext:value-type="float">
            <text:p>1765608106</text:p>
          </table:table-cell>
          <table:table-cell office:value-type="float" office:value="2827271385" calcext:value-type="float">
            <text:p>2827271385</text:p>
          </table:table-cell>
          <table:table-cell office:value-type="float" office:value="3021282500" calcext:value-type="float">
            <text:p>3021282500</text:p>
          </table:table-cell>
          <table:table-cell office:value-type="float" office:value="1295758458" calcext:value-type="float">
            <text:p>1295758458</text:p>
          </table:table-cell>
          <table:table-cell office:value-type="float" office:value="7545233369" calcext:value-type="float">
            <text:p>7545233369</text:p>
          </table:table-cell>
          <table:table-cell office:value-type="float" office:value="1157308893" calcext:value-type="float">
            <text:p>1157308893</text:p>
          </table:table-cell>
          <table:table-cell office:value-type="float" office:value="1011310826" calcext:value-type="float">
            <text:p>1011310826</text:p>
          </table:table-cell>
          <table:table-cell office:value-type="float" office:value="5289462176" calcext:value-type="float">
            <text:p>5289462176</text:p>
          </table:table-cell>
          <table:table-cell office:value-type="float" office:value="6095068757" calcext:value-type="float">
            <text:p>6095068757</text:p>
          </table:table-cell>
          <table:table-cell office:value-type="float" office:value="987399194" calcext:value-type="float">
            <text:p>987399194</text:p>
          </table:table-cell>
          <table:table-cell office:value-type="float" office:value="1000481992" calcext:value-type="float">
            <text:p>1000481992</text:p>
          </table:table-cell>
          <table:table-cell office:value-type="float" office:value="1353617024" calcext:value-type="float">
            <text:p>1353617024</text:p>
          </table:table-cell>
          <table:table-cell office:value-type="float" office:value="1463592650" calcext:value-type="float">
            <text:p>1463592650</text:p>
          </table:table-cell>
          <table:table-cell office:value-type="float" office:value="6697898125" calcext:value-type="float">
            <text:p>6697898125</text:p>
          </table:table-cell>
          <table:table-cell office:value-type="float" office:value="1049436425" calcext:value-type="float">
            <text:p>1049436425</text:p>
          </table:table-cell>
          <table:table-cell office:value-type="float" office:value="2416628650" calcext:value-type="float">
            <text:p>2416628650</text:p>
          </table:table-cell>
          <table:table-cell office:value-type="float" office:value="5895657945" calcext:value-type="float">
            <text:p>5895657945</text:p>
          </table:table-cell>
          <table:table-cell office:value-type="float" office:value="3622808209" calcext:value-type="float">
            <text:p>3622808209</text:p>
          </table:table-cell>
          <table:table-cell office:value-type="float" office:value="695995380" calcext:value-type="float">
            <text:p>695995380</text:p>
          </table:table-cell>
          <table:table-cell office:value-type="float" office:value="662555977" calcext:value-type="float">
            <text:p>662555977</text:p>
          </table:table-cell>
          <table:table-cell office:value-type="float" office:value="1678067290" calcext:value-type="float">
            <text:p>1678067290</text:p>
          </table:table-cell>
          <table:table-cell office:value-type="float" office:value="3422792000" calcext:value-type="float">
            <text:p>3422792000</text:p>
          </table:table-cell>
          <table:table-cell office:value-type="float" office:value="3061055017" calcext:value-type="float">
            <text:p>3061055017</text:p>
          </table:table-cell>
          <table:table-cell office:value-type="float" office:value="3552550402" calcext:value-type="float">
            <text:p>3552550402</text:p>
          </table:table-cell>
          <table:table-cell office:value-type="float" office:value="2691938149" calcext:value-type="float">
            <text:p>2691938149</text:p>
          </table:table-cell>
          <table:table-cell office:value-type="float" office:value="4215286177" calcext:value-type="float">
            <text:p>4215286177</text:p>
          </table:table-cell>
          <table:table-cell office:value-type="float" office:value="1705366274" calcext:value-type="float">
            <text:p>1705366274</text:p>
          </table:table-cell>
          <table:table-cell office:value-type="float" office:value="1300004946" calcext:value-type="float">
            <text:p>1300004946</text:p>
          </table:table-cell>
          <table:table-cell office:value-type="float" office:value="6226214321" calcext:value-type="float">
            <text:p>6226214321</text:p>
          </table:table-cell>
          <table:table-cell office:value-type="float" office:value="701887234" calcext:value-type="float">
            <text:p>701887234</text:p>
          </table:table-cell>
          <table:table-cell office:value-type="float" office:value="75485321" calcext:value-type="float">
            <text:p>75485321</text:p>
          </table:table-cell>
          <table:table-cell office:value-type="float" office:value="1349844121" calcext:value-type="float">
            <text:p>1349844121</text:p>
          </table:table-cell>
          <table:table-cell office:value-type="float" office:value="262964349" calcext:value-type="float">
            <text:p>262964349</text:p>
          </table:table-cell>
          <table:table-cell office:value-type="float" office:value="3870437261" calcext:value-type="float">
            <text:p>3870437261</text:p>
          </table:table-cell>
          <table:table-cell office:value-type="float" office:value="106454890" calcext:value-type="float">
            <text:p>106454890</text:p>
          </table:table-cell>
          <table:table-cell office:value-type="float" office:value="3353621629" calcext:value-type="float">
            <text:p>3353621629</text:p>
          </table:table-cell>
          <table:table-cell office:value-type="float" office:value="500895376" calcext:value-type="float">
            <text:p>500895376</text:p>
          </table:table-cell>
          <table:table-cell office:value-type="float" office:value="7048420" calcext:value-type="float">
            <text:p>7048420</text:p>
          </table:table-cell>
          <table:table-cell office:value-type="float" office:value="5231440420" calcext:value-type="float">
            <text:p>5231440420</text:p>
          </table:table-cell>
          <table:table-cell office:value-type="float" office:value="3840261610" calcext:value-type="float">
            <text:p>3840261610</text:p>
          </table:table-cell>
          <table:table-cell office:value-type="float" office:value="309478969" calcext:value-type="float">
            <text:p>309478969</text:p>
          </table:table-cell>
          <table:table-cell office:value-type="float" office:value="582466085" calcext:value-type="float">
            <text:p>582466085</text:p>
          </table:table-cell>
          <table:table-cell office:value-type="float" office:value="274052605" calcext:value-type="float">
            <text:p>274052605</text:p>
          </table:table-cell>
          <table:table-cell office:value-type="float" office:value="1207650770" calcext:value-type="float">
            <text:p>1207650770</text:p>
          </table:table-cell>
          <table:table-cell office:value-type="float" office:value="277954020" calcext:value-type="float">
            <text:p>277954020</text:p>
          </table:table-cell>
          <table:table-cell office:value-type="float" office:value="277124425" calcext:value-type="float">
            <text:p>277124425</text:p>
          </table:table-cell>
          <table:table-cell office:value-type="float" office:value="37440226" calcext:value-type="float">
            <text:p>37440226</text:p>
          </table:table-cell>
          <table:table-cell office:value-type="float" office:value="546176930" calcext:value-type="float">
            <text:p>546176930</text:p>
          </table:table-cell>
          <table:table-cell office:value-type="float" office:value="39776809" calcext:value-type="float">
            <text:p>39776809</text:p>
          </table:table-cell>
          <table:table-cell office:value-type="float" office:value="334772378" calcext:value-type="float">
            <text:p>334772378</text:p>
          </table:table-cell>
          <table:table-cell office:value-type="float" office:value="2313642253" calcext:value-type="float">
            <text:p>2313642253</text:p>
          </table:table-cell>
          <table:table-cell office:value-type="float" office:value="167195645" calcext:value-type="float">
            <text:p>167195645</text:p>
          </table:table-cell>
          <table:table-cell office:value-type="float" office:value="1771517149" calcext:value-type="float">
            <text:p>1771517149</text:p>
          </table:table-cell>
          <table:table-cell office:value-type="float" office:value="3601603394" calcext:value-type="float">
            <text:p>3601603394</text:p>
          </table:table-cell>
          <table:table-cell office:value-type="string" calcext:value-type="string">
            <text:p><text:s/></text:p>
          </table:table-cell>
          <table:table-cell table:formula="of:=MIN([.B87:.CW87])" office:value-type="float" office:value="7048420" calcext:value-type="float">
            <text:p>7048420</text:p>
          </table:table-cell>
        </table:table-row>
        <table:table-row table:style-name="ro1">
          <table:table-cell office:value-type="string" calcext:value-type="string">
            <text:p>(88268, 26439)</text:p>
          </table:table-cell>
          <table:table-cell office:value-type="float" office:value="10143476180" calcext:value-type="float">
            <text:p>10143476180</text:p>
          </table:table-cell>
          <table:table-cell office:value-type="float" office:value="7867542176" calcext:value-type="float">
            <text:p>7867542176</text:p>
          </table:table-cell>
          <table:table-cell office:value-type="float" office:value="8686493033" calcext:value-type="float">
            <text:p>8686493033</text:p>
          </table:table-cell>
          <table:table-cell office:value-type="float" office:value="8202341524" calcext:value-type="float">
            <text:p>8202341524</text:p>
          </table:table-cell>
          <table:table-cell office:value-type="float" office:value="7089303112" calcext:value-type="float">
            <text:p>7089303112</text:p>
          </table:table-cell>
          <table:table-cell office:value-type="float" office:value="7572895525" calcext:value-type="float">
            <text:p>7572895525</text:p>
          </table:table-cell>
          <table:table-cell office:value-type="float" office:value="6893573492" calcext:value-type="float">
            <text:p>6893573492</text:p>
          </table:table-cell>
          <table:table-cell office:value-type="float" office:value="9883434290" calcext:value-type="float">
            <text:p>9883434290</text:p>
          </table:table-cell>
          <table:table-cell office:value-type="float" office:value="5671719665" calcext:value-type="float">
            <text:p>5671719665</text:p>
          </table:table-cell>
          <table:table-cell office:value-type="float" office:value="10468473481" calcext:value-type="float">
            <text:p>10468473481</text:p>
          </table:table-cell>
          <table:table-cell office:value-type="float" office:value="6021194605" calcext:value-type="float">
            <text:p>6021194605</text:p>
          </table:table-cell>
          <table:table-cell office:value-type="float" office:value="5476953124" calcext:value-type="float">
            <text:p>5476953124</text:p>
          </table:table-cell>
          <table:table-cell office:value-type="float" office:value="5030572289" calcext:value-type="float">
            <text:p>5030572289</text:p>
          </table:table-cell>
          <table:table-cell office:value-type="float" office:value="7392982321" calcext:value-type="float">
            <text:p>7392982321</text:p>
          </table:table-cell>
          <table:table-cell office:value-type="float" office:value="6176741125" calcext:value-type="float">
            <text:p>6176741125</text:p>
          </table:table-cell>
          <table:table-cell office:value-type="float" office:value="8482044320" calcext:value-type="float">
            <text:p>8482044320</text:p>
          </table:table-cell>
          <table:table-cell office:value-type="float" office:value="8599449025" calcext:value-type="float">
            <text:p>8599449025</text:p>
          </table:table-cell>
          <table:table-cell office:value-type="float" office:value="4388788000" calcext:value-type="float">
            <text:p>4388788000</text:p>
          </table:table-cell>
          <table:table-cell office:value-type="float" office:value="4359492301" calcext:value-type="float">
            <text:p>4359492301</text:p>
          </table:table-cell>
          <table:table-cell office:value-type="float" office:value="6289814122" calcext:value-type="float">
            <text:p>6289814122</text:p>
          </table:table-cell>
          <table:table-cell office:value-type="float" office:value="4269745945" calcext:value-type="float">
            <text:p>4269745945</text:p>
          </table:table-cell>
          <table:table-cell office:value-type="float" office:value="5715562212" calcext:value-type="float">
            <text:p>5715562212</text:p>
          </table:table-cell>
          <table:table-cell office:value-type="float" office:value="7707132217" calcext:value-type="float">
            <text:p>7707132217</text:p>
          </table:table-cell>
          <table:table-cell office:value-type="float" office:value="7012766765" calcext:value-type="float">
            <text:p>7012766765</text:p>
          </table:table-cell>
          <table:table-cell office:value-type="float" office:value="8626419485" calcext:value-type="float">
            <text:p>8626419485</text:p>
          </table:table-cell>
          <table:table-cell office:value-type="float" office:value="3931444436" calcext:value-type="float">
            <text:p>3931444436</text:p>
          </table:table-cell>
          <table:table-cell office:value-type="float" office:value="3669355700" calcext:value-type="float">
            <text:p>3669355700</text:p>
          </table:table-cell>
          <table:table-cell office:value-type="float" office:value="3543803618" calcext:value-type="float">
            <text:p>3543803618</text:p>
          </table:table-cell>
          <table:table-cell office:value-type="float" office:value="3473895601" calcext:value-type="float">
            <text:p>3473895601</text:p>
          </table:table-cell>
          <table:table-cell office:value-type="float" office:value="6749015300" calcext:value-type="float">
            <text:p>6749015300</text:p>
          </table:table-cell>
          <table:table-cell office:value-type="float" office:value="7709353810" calcext:value-type="float">
            <text:p>7709353810</text:p>
          </table:table-cell>
          <table:table-cell office:value-type="float" office:value="3269558045" calcext:value-type="float">
            <text:p>3269558045</text:p>
          </table:table-cell>
          <table:table-cell office:value-type="float" office:value="3416518778" calcext:value-type="float">
            <text:p>3416518778</text:p>
          </table:table-cell>
          <table:table-cell office:value-type="float" office:value="2882961360" calcext:value-type="float">
            <text:p>2882961360</text:p>
          </table:table-cell>
          <table:table-cell office:value-type="float" office:value="3895618900" calcext:value-type="float">
            <text:p>3895618900</text:p>
          </table:table-cell>
          <table:table-cell office:value-type="float" office:value="4236547712" calcext:value-type="float">
            <text:p>4236547712</text:p>
          </table:table-cell>
          <table:table-cell office:value-type="float" office:value="3187058690" calcext:value-type="float">
            <text:p>3187058690</text:p>
          </table:table-cell>
          <table:table-cell office:value-type="float" office:value="7438498600" calcext:value-type="float">
            <text:p>7438498600</text:p>
          </table:table-cell>
          <table:table-cell office:value-type="float" office:value="2660975620" calcext:value-type="float">
            <text:p>2660975620</text:p>
          </table:table-cell>
          <table:table-cell office:value-type="float" office:value="3101356661" calcext:value-type="float">
            <text:p>3101356661</text:p>
          </table:table-cell>
          <table:table-cell office:value-type="float" office:value="5098767874" calcext:value-type="float">
            <text:p>5098767874</text:p>
          </table:table-cell>
          <table:table-cell office:value-type="float" office:value="2475336168" calcext:value-type="float">
            <text:p>2475336168</text:p>
          </table:table-cell>
          <table:table-cell office:value-type="float" office:value="5864374688" calcext:value-type="float">
            <text:p>5864374688</text:p>
          </table:table-cell>
          <table:table-cell office:value-type="float" office:value="2174242930" calcext:value-type="float">
            <text:p>2174242930</text:p>
          </table:table-cell>
          <table:table-cell office:value-type="float" office:value="2091415453" calcext:value-type="float">
            <text:p>2091415453</text:p>
          </table:table-cell>
          <table:table-cell office:value-type="float" office:value="3553532756" calcext:value-type="float">
            <text:p>3553532756</text:p>
          </table:table-cell>
          <table:table-cell office:value-type="float" office:value="5973154610" calcext:value-type="float">
            <text:p>5973154610</text:p>
          </table:table-cell>
          <table:table-cell office:value-type="float" office:value="2103342865" calcext:value-type="float">
            <text:p>2103342865</text:p>
          </table:table-cell>
          <table:table-cell office:value-type="float" office:value="1781138756" calcext:value-type="float">
            <text:p>1781138756</text:p>
          </table:table-cell>
          <table:table-cell office:value-type="float" office:value="5184591154" calcext:value-type="float">
            <text:p>5184591154</text:p>
          </table:table-cell>
          <table:table-cell office:value-type="float" office:value="1832481233" calcext:value-type="float">
            <text:p>1832481233</text:p>
          </table:table-cell>
          <table:table-cell office:value-type="float" office:value="4195623109" calcext:value-type="float">
            <text:p>4195623109</text:p>
          </table:table-cell>
          <table:table-cell office:value-type="float" office:value="4175022706" calcext:value-type="float">
            <text:p>4175022706</text:p>
          </table:table-cell>
          <table:table-cell office:value-type="float" office:value="1165129040" calcext:value-type="float">
            <text:p>1165129040</text:p>
          </table:table-cell>
          <table:table-cell office:value-type="float" office:value="1306385837" calcext:value-type="float">
            <text:p>1306385837</text:p>
          </table:table-cell>
          <table:table-cell office:value-type="float" office:value="3621859778" calcext:value-type="float">
            <text:p>3621859778</text:p>
          </table:table-cell>
          <table:table-cell office:value-type="float" office:value="4843906920" calcext:value-type="float">
            <text:p>4843906920</text:p>
          </table:table-cell>
          <table:table-cell office:value-type="float" office:value="1990082000" calcext:value-type="float">
            <text:p>1990082000</text:p>
          </table:table-cell>
          <table:table-cell office:value-type="float" office:value="1688622322" calcext:value-type="float">
            <text:p>1688622322</text:p>
          </table:table-cell>
          <table:table-cell office:value-type="float" office:value="1256825453" calcext:value-type="float">
            <text:p>1256825453</text:p>
          </table:table-cell>
          <table:table-cell office:value-type="float" office:value="1900434433" calcext:value-type="float">
            <text:p>1900434433</text:p>
          </table:table-cell>
          <table:table-cell office:value-type="float" office:value="695055314" calcext:value-type="float">
            <text:p>695055314</text:p>
          </table:table-cell>
          <table:table-cell office:value-type="float" office:value="865986025" calcext:value-type="float">
            <text:p>865986025</text:p>
          </table:table-cell>
          <table:table-cell office:value-type="float" office:value="540037721" calcext:value-type="float">
            <text:p>540037721</text:p>
          </table:table-cell>
          <table:table-cell office:value-type="float" office:value="5551288228" calcext:value-type="float">
            <text:p>5551288228</text:p>
          </table:table-cell>
          <table:table-cell office:value-type="float" office:value="5428370177" calcext:value-type="float">
            <text:p>5428370177</text:p>
          </table:table-cell>
          <table:table-cell office:value-type="float" office:value="719227730" calcext:value-type="float">
            <text:p>719227730</text:p>
          </table:table-cell>
          <table:table-cell office:value-type="float" office:value="293803984" calcext:value-type="float">
            <text:p>293803984</text:p>
          </table:table-cell>
          <table:table-cell office:value-type="float" office:value="284185817" calcext:value-type="float">
            <text:p>284185817</text:p>
          </table:table-cell>
          <table:table-cell office:value-type="float" office:value="269709050" calcext:value-type="float">
            <text:p>269709050</text:p>
          </table:table-cell>
          <table:table-cell office:value-type="float" office:value="273543653" calcext:value-type="float">
            <text:p>273543653</text:p>
          </table:table-cell>
          <table:table-cell office:value-type="float" office:value="269708625" calcext:value-type="float">
            <text:p>269708625</text:p>
          </table:table-cell>
          <table:table-cell office:value-type="float" office:value="434282026" calcext:value-type="float">
            <text:p>434282026</text:p>
          </table:table-cell>
          <table:table-cell office:value-type="float" office:value="624502090" calcext:value-type="float">
            <text:p>624502090</text:p>
          </table:table-cell>
          <table:table-cell office:value-type="float" office:value="649803145" calcext:value-type="float">
            <text:p>649803145</text:p>
          </table:table-cell>
          <table:table-cell office:value-type="float" office:value="1073263050" calcext:value-type="float">
            <text:p>1073263050</text:p>
          </table:table-cell>
          <table:table-cell office:value-type="float" office:value="3558487025" calcext:value-type="float">
            <text:p>3558487025</text:p>
          </table:table-cell>
          <table:table-cell office:value-type="float" office:value="448788609" calcext:value-type="float">
            <text:p>448788609</text:p>
          </table:table-cell>
          <table:table-cell office:value-type="float" office:value="1734945853" calcext:value-type="float">
            <text:p>1734945853</text:p>
          </table:table-cell>
          <table:table-cell office:value-type="float" office:value="91034221" calcext:value-type="float">
            <text:p>91034221</text:p>
          </table:table-cell>
          <table:table-cell office:value-type="float" office:value="2223877778" calcext:value-type="float">
            <text:p>2223877778</text:p>
          </table:table-cell>
          <table:table-cell office:value-type="float" office:value="30886325" calcext:value-type="float">
            <text:p>30886325</text:p>
          </table:table-cell>
          <table:table-cell office:value-type="float" office:value="1132052000" calcext:value-type="float">
            <text:p>1132052000</text:p>
          </table:table-cell>
          <table:table-cell office:value-type="float" office:value="3014270708" calcext:value-type="float">
            <text:p>3014270708</text:p>
          </table:table-cell>
          <table:table-cell office:value-type="float" office:value="290949620" calcext:value-type="float">
            <text:p>290949620</text:p>
          </table:table-cell>
          <table:table-cell office:value-type="float" office:value="44463730" calcext:value-type="float">
            <text:p>44463730</text:p>
          </table:table-cell>
          <table:table-cell office:value-type="float" office:value="1445507233" calcext:value-type="float">
            <text:p>1445507233</text:p>
          </table:table-cell>
          <table:table-cell office:value-type="float" office:value="990139141" calcext:value-type="float">
            <text:p>990139141</text:p>
          </table:table-cell>
          <table:table-cell office:value-type="float" office:value="1523794301" calcext:value-type="float">
            <text:p>1523794301</text:p>
          </table:table-cell>
          <table:table-cell office:value-type="float" office:value="434605882" calcext:value-type="float">
            <text:p>434605882</text:p>
          </table:table-cell>
          <table:table-cell office:value-type="float" office:value="5219093188" calcext:value-type="float">
            <text:p>5219093188</text:p>
          </table:table-cell>
          <table:table-cell office:value-type="float" office:value="1521950105" calcext:value-type="float">
            <text:p>1521950105</text:p>
          </table:table-cell>
          <table:table-cell office:value-type="float" office:value="2544678106" calcext:value-type="float">
            <text:p>2544678106</text:p>
          </table:table-cell>
          <table:table-cell office:value-type="float" office:value="1074400346" calcext:value-type="float">
            <text:p>1074400346</text:p>
          </table:table-cell>
          <table:table-cell office:value-type="float" office:value="2884504121" calcext:value-type="float">
            <text:p>2884504121</text:p>
          </table:table-cell>
          <table:table-cell office:value-type="float" office:value="5335165090" calcext:value-type="float">
            <text:p>5335165090</text:p>
          </table:table-cell>
          <table:table-cell office:value-type="float" office:value="92143925" calcext:value-type="float">
            <text:p>92143925</text:p>
          </table:table-cell>
          <table:table-cell office:value-type="float" office:value="4274950373" calcext:value-type="float">
            <text:p>4274950373</text:p>
          </table:table-cell>
          <table:table-cell office:value-type="float" office:value="280322325" calcext:value-type="float">
            <text:p>280322325</text:p>
          </table:table-cell>
          <table:table-cell office:value-type="float" office:value="140982650" calcext:value-type="float">
            <text:p>140982650</text:p>
          </table:table-cell>
          <table:table-cell office:value-type="string" calcext:value-type="string">
            <text:p><text:s/></text:p>
          </table:table-cell>
          <table:table-cell table:formula="of:=MIN([.B88:.CW88])" office:value-type="float" office:value="30886325" calcext:value-type="float">
            <text:p>30886325</text:p>
          </table:table-cell>
        </table:table-row>
        <table:table-row table:style-name="ro1">
          <table:table-cell office:value-type="string" calcext:value-type="string">
            <text:p>(89668, 91756)</text:p>
          </table:table-cell>
          <table:table-cell office:value-type="float" office:value="8256263265" calcext:value-type="float">
            <text:p>8256263265</text:p>
          </table:table-cell>
          <table:table-cell office:value-type="float" office:value="10647075681" calcext:value-type="float">
            <text:p>10647075681</text:p>
          </table:table-cell>
          <table:table-cell office:value-type="float" office:value="8980998160" calcext:value-type="float">
            <text:p>8980998160</text:p>
          </table:table-cell>
          <table:table-cell office:value-type="float" office:value="15971108033" calcext:value-type="float">
            <text:p>15971108033</text:p>
          </table:table-cell>
          <table:table-cell office:value-type="float" office:value="10559493997" calcext:value-type="float">
            <text:p>10559493997</text:p>
          </table:table-cell>
          <table:table-cell office:value-type="float" office:value="8140207060" calcext:value-type="float">
            <text:p>8140207060</text:p>
          </table:table-cell>
          <table:table-cell office:value-type="float" office:value="13465017637" calcext:value-type="float">
            <text:p>13465017637</text:p>
          </table:table-cell>
          <table:table-cell office:value-type="float" office:value="6386763665" calcext:value-type="float">
            <text:p>6386763665</text:p>
          </table:table-cell>
          <table:table-cell office:value-type="float" office:value="10526018436" calcext:value-type="float">
            <text:p>10526018436</text:p>
          </table:table-cell>
          <table:table-cell office:value-type="float" office:value="5757992720" calcext:value-type="float">
            <text:p>5757992720</text:p>
          </table:table-cell>
          <table:table-cell office:value-type="float" office:value="6704054468" calcext:value-type="float">
            <text:p>6704054468</text:p>
          </table:table-cell>
          <table:table-cell office:value-type="float" office:value="7417465313" calcext:value-type="float">
            <text:p>7417465313</text:p>
          </table:table-cell>
          <table:table-cell office:value-type="float" office:value="7351627088" calcext:value-type="float">
            <text:p>7351627088</text:p>
          </table:table-cell>
          <table:table-cell office:value-type="float" office:value="4842335684" calcext:value-type="float">
            <text:p>4842335684</text:p>
          </table:table-cell>
          <table:table-cell office:value-type="float" office:value="5162124970" calcext:value-type="float">
            <text:p>5162124970</text:p>
          </table:table-cell>
          <table:table-cell office:value-type="float" office:value="4587441937" calcext:value-type="float">
            <text:p>4587441937</text:p>
          </table:table-cell>
          <table:table-cell office:value-type="float" office:value="4579840138" calcext:value-type="float">
            <text:p>4579840138</text:p>
          </table:table-cell>
          <table:table-cell office:value-type="float" office:value="8348453969" calcext:value-type="float">
            <text:p>8348453969</text:p>
          </table:table-cell>
          <table:table-cell office:value-type="float" office:value="7022339474" calcext:value-type="float">
            <text:p>7022339474</text:p>
          </table:table-cell>
          <table:table-cell office:value-type="float" office:value="4631519617" calcext:value-type="float">
            <text:p>4631519617</text:p>
          </table:table-cell>
          <table:table-cell office:value-type="float" office:value="10577848466" calcext:value-type="float">
            <text:p>10577848466</text:p>
          </table:table-cell>
          <table:table-cell office:value-type="float" office:value="4729657985" calcext:value-type="float">
            <text:p>4729657985</text:p>
          </table:table-cell>
          <table:table-cell office:value-type="float" office:value="4076276170" calcext:value-type="float">
            <text:p>4076276170</text:p>
          </table:table-cell>
          <table:table-cell office:value-type="float" office:value="4056368936" calcext:value-type="float">
            <text:p>4056368936</text:p>
          </table:table-cell>
          <table:table-cell office:value-type="float" office:value="3955762746" calcext:value-type="float">
            <text:p>3955762746</text:p>
          </table:table-cell>
          <table:table-cell office:value-type="float" office:value="10764725625" calcext:value-type="float">
            <text:p>10764725625</text:p>
          </table:table-cell>
          <table:table-cell office:value-type="float" office:value="6833441233" calcext:value-type="float">
            <text:p>6833441233</text:p>
          </table:table-cell>
          <table:table-cell office:value-type="float" office:value="8054909329" calcext:value-type="float">
            <text:p>8054909329</text:p>
          </table:table-cell>
          <table:table-cell office:value-type="float" office:value="5954733520" calcext:value-type="float">
            <text:p>5954733520</text:p>
          </table:table-cell>
          <table:table-cell office:value-type="float" office:value="3283980461" calcext:value-type="float">
            <text:p>3283980461</text:p>
          </table:table-cell>
          <table:table-cell office:value-type="float" office:value="3177494905" calcext:value-type="float">
            <text:p>3177494905</text:p>
          </table:table-cell>
          <table:table-cell office:value-type="float" office:value="10320973906" calcext:value-type="float">
            <text:p>10320973906</text:p>
          </table:table-cell>
          <table:table-cell office:value-type="float" office:value="4761182749" calcext:value-type="float">
            <text:p>4761182749</text:p>
          </table:table-cell>
          <table:table-cell office:value-type="float" office:value="6419386553" calcext:value-type="float">
            <text:p>6419386553</text:p>
          </table:table-cell>
          <table:table-cell office:value-type="float" office:value="3780128609" calcext:value-type="float">
            <text:p>3780128609</text:p>
          </table:table-cell>
          <table:table-cell office:value-type="float" office:value="3490158537" calcext:value-type="float">
            <text:p>3490158537</text:p>
          </table:table-cell>
          <table:table-cell office:value-type="float" office:value="10887850341" calcext:value-type="float">
            <text:p>10887850341</text:p>
          </table:table-cell>
          <table:table-cell office:value-type="float" office:value="2661752549" calcext:value-type="float">
            <text:p>2661752549</text:p>
          </table:table-cell>
          <table:table-cell office:value-type="float" office:value="9111038141" calcext:value-type="float">
            <text:p>9111038141</text:p>
          </table:table-cell>
          <table:table-cell office:value-type="float" office:value="10929060146" calcext:value-type="float">
            <text:p>10929060146</text:p>
          </table:table-cell>
          <table:table-cell office:value-type="float" office:value="2723517325" calcext:value-type="float">
            <text:p>2723517325</text:p>
          </table:table-cell>
          <table:table-cell office:value-type="float" office:value="5329316549" calcext:value-type="float">
            <text:p>5329316549</text:p>
          </table:table-cell>
          <table:table-cell office:value-type="float" office:value="2286616609" calcext:value-type="float">
            <text:p>2286616609</text:p>
          </table:table-cell>
          <table:table-cell office:value-type="float" office:value="5406325777" calcext:value-type="float">
            <text:p>5406325777</text:p>
          </table:table-cell>
          <table:table-cell office:value-type="float" office:value="6065860424" calcext:value-type="float">
            <text:p>6065860424</text:p>
          </table:table-cell>
          <table:table-cell office:value-type="float" office:value="2629085589" calcext:value-type="float">
            <text:p>2629085589</text:p>
          </table:table-cell>
          <table:table-cell office:value-type="float" office:value="1882267873" calcext:value-type="float">
            <text:p>1882267873</text:p>
          </table:table-cell>
          <table:table-cell office:value-type="float" office:value="3802810292" calcext:value-type="float">
            <text:p>3802810292</text:p>
          </table:table-cell>
          <table:table-cell office:value-type="float" office:value="4077311089" calcext:value-type="float">
            <text:p>4077311089</text:p>
          </table:table-cell>
          <table:table-cell office:value-type="float" office:value="1439419661" calcext:value-type="float">
            <text:p>1439419661</text:p>
          </table:table-cell>
          <table:table-cell office:value-type="float" office:value="9365211844" calcext:value-type="float">
            <text:p>9365211844</text:p>
          </table:table-cell>
          <table:table-cell office:value-type="float" office:value="1442760500" calcext:value-type="float">
            <text:p>1442760500</text:p>
          </table:table-cell>
          <table:table-cell office:value-type="float" office:value="1263416785" calcext:value-type="float">
            <text:p>1263416785</text:p>
          </table:table-cell>
          <table:table-cell office:value-type="float" office:value="6817623993" calcext:value-type="float">
            <text:p>6817623993</text:p>
          </table:table-cell>
          <table:table-cell office:value-type="float" office:value="7738614472" calcext:value-type="float">
            <text:p>7738614472</text:p>
          </table:table-cell>
          <table:table-cell office:value-type="float" office:value="1328471289" calcext:value-type="float">
            <text:p>1328471289</text:p>
          </table:table-cell>
          <table:table-cell office:value-type="float" office:value="1129441613" calcext:value-type="float">
            <text:p>1129441613</text:p>
          </table:table-cell>
          <table:table-cell office:value-type="float" office:value="2034155169" calcext:value-type="float">
            <text:p>2034155169</text:p>
          </table:table-cell>
          <table:table-cell office:value-type="float" office:value="2209856777" calcext:value-type="float">
            <text:p>2209856777</text:p>
          </table:table-cell>
          <table:table-cell office:value-type="float" office:value="8432954714" calcext:value-type="float">
            <text:p>8432954714</text:p>
          </table:table-cell>
          <table:table-cell office:value-type="float" office:value="1671569300" calcext:value-type="float">
            <text:p>1671569300</text:p>
          </table:table-cell>
          <table:table-cell office:value-type="float" office:value="3476633113" calcext:value-type="float">
            <text:p>3476633113</text:p>
          </table:table-cell>
          <table:table-cell office:value-type="float" office:value="7534408562" calcext:value-type="float">
            <text:p>7534408562</text:p>
          </table:table-cell>
          <table:table-cell office:value-type="float" office:value="4919744080" calcext:value-type="float">
            <text:p>4919744080</text:p>
          </table:table-cell>
          <table:table-cell office:value-type="float" office:value="597752669" calcext:value-type="float">
            <text:p>597752669</text:p>
          </table:table-cell>
          <table:table-cell office:value-type="float" office:value="578862052" calcext:value-type="float">
            <text:p>578862052</text:p>
          </table:table-cell>
          <table:table-cell office:value-type="float" office:value="2581529101" calcext:value-type="float">
            <text:p>2581529101</text:p>
          </table:table-cell>
          <table:table-cell office:value-type="float" office:value="4696251313" calcext:value-type="float">
            <text:p>4696251313</text:p>
          </table:table-cell>
          <table:table-cell office:value-type="float" office:value="4270454362" calcext:value-type="float">
            <text:p>4270454362</text:p>
          </table:table-cell>
          <table:table-cell office:value-type="float" office:value="4848667525" calcext:value-type="float">
            <text:p>4848667525</text:p>
          </table:table-cell>
          <table:table-cell office:value-type="float" office:value="3832509434" calcext:value-type="float">
            <text:p>3832509434</text:p>
          </table:table-cell>
          <table:table-cell office:value-type="float" office:value="5617530818" calcext:value-type="float">
            <text:p>5617530818</text:p>
          </table:table-cell>
          <table:table-cell office:value-type="float" office:value="2633042065" calcext:value-type="float">
            <text:p>2633042065</text:p>
          </table:table-cell>
          <table:table-cell office:value-type="float" office:value="2121025685" calcext:value-type="float">
            <text:p>2121025685</text:p>
          </table:table-cell>
          <table:table-cell office:value-type="float" office:value="7901038388" calcext:value-type="float">
            <text:p>7901038388</text:p>
          </table:table-cell>
          <table:table-cell office:value-type="float" office:value="1329178409" calcext:value-type="float">
            <text:p>1329178409</text:p>
          </table:table-cell>
          <table:table-cell office:value-type="float" office:value="148623568" calcext:value-type="float">
            <text:p>148623568</text:p>
          </table:table-cell>
          <table:table-cell office:value-type="float" office:value="2186699168" calcext:value-type="float">
            <text:p>2186699168</text:p>
          </table:table-cell>
          <table:table-cell office:value-type="float" office:value="682647410" calcext:value-type="float">
            <text:p>682647410</text:p>
          </table:table-cell>
          <table:table-cell office:value-type="float" office:value="5206207130" calcext:value-type="float">
            <text:p>5206207130</text:p>
          </table:table-cell>
          <table:table-cell office:value-type="float" office:value="404917145" calcext:value-type="float">
            <text:p>404917145</text:p>
          </table:table-cell>
          <table:table-cell office:value-type="float" office:value="4598900104" calcext:value-type="float">
            <text:p>4598900104</text:p>
          </table:table-cell>
          <table:table-cell office:value-type="float" office:value="1047902753" calcext:value-type="float">
            <text:p>1047902753</text:p>
          </table:table-cell>
          <table:table-cell office:value-type="float" office:value="135283205" calcext:value-type="float">
            <text:p>135283205</text:p>
          </table:table-cell>
          <table:table-cell office:value-type="float" office:value="6751468181" calcext:value-type="float">
            <text:p>6751468181</text:p>
          </table:table-cell>
          <table:table-cell office:value-type="float" office:value="5151972241" calcext:value-type="float">
            <text:p>5151972241</text:p>
          </table:table-cell>
          <table:table-cell office:value-type="float" office:value="754598560" calcext:value-type="float">
            <text:p>754598560</text:p>
          </table:table-cell>
          <table:table-cell office:value-type="float" office:value="1153670866" calcext:value-type="float">
            <text:p>1153670866</text:p>
          </table:table-cell>
          <table:table-cell office:value-type="float" office:value="696392306" calcext:value-type="float">
            <text:p>696392306</text:p>
          </table:table-cell>
          <table:table-cell office:value-type="float" office:value="1984339585" calcext:value-type="float">
            <text:p>1984339585</text:p>
          </table:table-cell>
          <table:table-cell office:value-type="float" office:value="51311849" calcext:value-type="float">
            <text:p>51311849</text:p>
          </table:table-cell>
          <table:table-cell office:value-type="float" office:value="692850722" calcext:value-type="float">
            <text:p>692850722</text:p>
          </table:table-cell>
          <table:table-cell office:value-type="float" office:value="223373365" calcext:value-type="float">
            <text:p>223373365</text:p>
          </table:table-cell>
          <table:table-cell office:value-type="float" office:value="1073311461" calcext:value-type="float">
            <text:p>1073311461</text:p>
          </table:table-cell>
          <table:table-cell office:value-type="float" office:value="152639090" calcext:value-type="float">
            <text:p>152639090</text:p>
          </table:table-cell>
          <table:table-cell office:value-type="float" office:value="69830897" calcext:value-type="float">
            <text:p>69830897</text:p>
          </table:table-cell>
          <table:table-cell office:value-type="float" office:value="3311492372" calcext:value-type="float">
            <text:p>3311492372</text:p>
          </table:table-cell>
          <table:table-cell office:value-type="float" office:value="43183764" calcext:value-type="float">
            <text:p>43183764</text:p>
          </table:table-cell>
          <table:table-cell office:value-type="float" office:value="2626559624" calcext:value-type="float">
            <text:p>2626559624</text:p>
          </table:table-cell>
          <table:table-cell office:value-type="float" office:value="4785410389" calcext:value-type="float">
            <text:p>4785410389</text:p>
          </table:table-cell>
          <table:table-cell office:value-type="string" calcext:value-type="string">
            <text:p><text:s/></text:p>
          </table:table-cell>
          <table:table-cell table:formula="of:=MIN([.B89:.CW89])" office:value-type="float" office:value="43183764" calcext:value-type="float">
            <text:p>43183764</text:p>
          </table:table-cell>
        </table:table-row>
        <table:table-row table:style-name="ro1">
          <table:table-cell office:value-type="string" calcext:value-type="string">
            <text:p>(90748, 91698)</text:p>
          </table:table-cell>
          <table:table-cell office:value-type="float" office:value="8448619033" calcext:value-type="float">
            <text:p>8448619033</text:p>
          </table:table-cell>
          <table:table-cell office:value-type="float" office:value="10834664689" calcext:value-type="float">
            <text:p>10834664689</text:p>
          </table:table-cell>
          <table:table-cell office:value-type="float" office:value="9170205620" calcext:value-type="float">
            <text:p>9170205620</text:p>
          </table:table-cell>
          <table:table-cell office:value-type="float" office:value="16152900025" calcext:value-type="float">
            <text:p>16152900025</text:p>
          </table:table-cell>
          <table:table-cell office:value-type="float" office:value="10738092245" calcext:value-type="float">
            <text:p>10738092245</text:p>
          </table:table-cell>
          <table:table-cell office:value-type="float" office:value="8316694728" calcext:value-type="float">
            <text:p>8316694728</text:p>
          </table:table-cell>
          <table:table-cell office:value-type="float" office:value="13635819125" calcext:value-type="float">
            <text:p>13635819125</text:p>
          </table:table-cell>
          <table:table-cell office:value-type="float" office:value="6559829813" calcext:value-type="float">
            <text:p>6559829813</text:p>
          </table:table-cell>
          <table:table-cell office:value-type="float" office:value="10684855120" calcext:value-type="float">
            <text:p>10684855120</text:p>
          </table:table-cell>
          <table:table-cell office:value-type="float" office:value="5923289972" calcext:value-type="float">
            <text:p>5923289972</text:p>
          </table:table-cell>
          <table:table-cell office:value-type="float" office:value="6859506664" calcext:value-type="float">
            <text:p>6859506664</text:p>
          </table:table-cell>
          <table:table-cell office:value-type="float" office:value="7570620025" calcext:value-type="float">
            <text:p>7570620025</text:p>
          </table:table-cell>
          <table:table-cell office:value-type="float" office:value="7499202020" calcext:value-type="float">
            <text:p>7499202020</text:p>
          </table:table-cell>
          <table:table-cell office:value-type="float" office:value="4990326800" calcext:value-type="float">
            <text:p>4990326800</text:p>
          </table:table-cell>
          <table:table-cell office:value-type="float" office:value="5307266498" calcext:value-type="float">
            <text:p>5307266498</text:p>
          </table:table-cell>
          <table:table-cell office:value-type="float" office:value="4734714817" calcext:value-type="float">
            <text:p>4734714817</text:p>
          </table:table-cell>
          <table:table-cell office:value-type="float" office:value="4727131034" calcext:value-type="float">
            <text:p>4727131034</text:p>
          </table:table-cell>
          <table:table-cell office:value-type="float" office:value="8488371841" calcext:value-type="float">
            <text:p>8488371841</text:p>
          </table:table-cell>
          <table:table-cell office:value-type="float" office:value="7160067850" calcext:value-type="float">
            <text:p>7160067850</text:p>
          </table:table-cell>
          <table:table-cell office:value-type="float" office:value="4771951925" calcext:value-type="float">
            <text:p>4771951925</text:p>
          </table:table-cell>
          <table:table-cell office:value-type="float" office:value="10710558050" calcext:value-type="float">
            <text:p>10710558050</text:p>
          </table:table-cell>
          <table:table-cell office:value-type="float" office:value="4867488601" calcext:value-type="float">
            <text:p>4867488601</text:p>
          </table:table-cell>
          <table:table-cell office:value-type="float" office:value="4214736266" calcext:value-type="float">
            <text:p>4214736266</text:p>
          </table:table-cell>
          <table:table-cell office:value-type="float" office:value="4192813700" calcext:value-type="float">
            <text:p>4192813700</text:p>
          </table:table-cell>
          <table:table-cell office:value-type="float" office:value="4092962050" calcext:value-type="float">
            <text:p>4092962050</text:p>
          </table:table-cell>
          <table:table-cell office:value-type="float" office:value="10888718977" calcext:value-type="float">
            <text:p>10888718977</text:p>
          </table:table-cell>
          <table:table-cell office:value-type="float" office:value="6960329449" calcext:value-type="float">
            <text:p>6960329449</text:p>
          </table:table-cell>
          <table:table-cell office:value-type="float" office:value="8180037013" calcext:value-type="float">
            <text:p>8180037013</text:p>
          </table:table-cell>
          <table:table-cell office:value-type="float" office:value="6076251332" calcext:value-type="float">
            <text:p>6076251332</text:p>
          </table:table-cell>
          <table:table-cell office:value-type="float" office:value="3407901965" calcext:value-type="float">
            <text:p>3407901965</text:p>
          </table:table-cell>
          <table:table-cell office:value-type="float" office:value="3300596973" calcext:value-type="float">
            <text:p>3300596973</text:p>
          </table:table-cell>
          <table:table-cell office:value-type="float" office:value="10430832010" calcext:value-type="float">
            <text:p>10430832010</text:p>
          </table:table-cell>
          <table:table-cell office:value-type="float" office:value="4876103993" calcext:value-type="float">
            <text:p>4876103993</text:p>
          </table:table-cell>
          <table:table-cell office:value-type="float" office:value="6531844729" calcext:value-type="float">
            <text:p>6531844729</text:p>
          </table:table-cell>
          <table:table-cell office:value-type="float" office:value="3892871321" calcext:value-type="float">
            <text:p>3892871321</text:p>
          </table:table-cell>
          <table:table-cell office:value-type="float" office:value="3603106825" calcext:value-type="float">
            <text:p>3603106825</text:p>
          </table:table-cell>
          <table:table-cell office:value-type="float" office:value="10990670305" calcext:value-type="float">
            <text:p>10990670305</text:p>
          </table:table-cell>
          <table:table-cell office:value-type="float" office:value="2774417501" calcext:value-type="float">
            <text:p>2774417501</text:p>
          </table:table-cell>
          <table:table-cell office:value-type="float" office:value="9212012605" calcext:value-type="float">
            <text:p>9212012605</text:p>
          </table:table-cell>
          <table:table-cell office:value-type="float" office:value="11028791834" calcext:value-type="float">
            <text:p>11028791834</text:p>
          </table:table-cell>
          <table:table-cell office:value-type="float" office:value="2832071129" calcext:value-type="float">
            <text:p>2832071129</text:p>
          </table:table-cell>
          <table:table-cell office:value-type="float" office:value="5431676413" calcext:value-type="float">
            <text:p>5431676413</text:p>
          </table:table-cell>
          <table:table-cell office:value-type="float" office:value="2390168113" calcext:value-type="float">
            <text:p>2390168113</text:p>
          </table:table-cell>
          <table:table-cell office:value-type="float" office:value="5502837717" calcext:value-type="float">
            <text:p>5502837717</text:p>
          </table:table-cell>
          <table:table-cell office:value-type="float" office:value="6161386628" calcext:value-type="float">
            <text:p>6161386628</text:p>
          </table:table-cell>
          <table:table-cell office:value-type="float" office:value="2724533125" calcext:value-type="float">
            <text:p>2724533125</text:p>
          </table:table-cell>
          <table:table-cell office:value-type="float" office:value="1977095269" calcext:value-type="float">
            <text:p>1977095269</text:p>
          </table:table-cell>
          <table:table-cell office:value-type="float" office:value="3890378912" calcext:value-type="float">
            <text:p>3890378912</text:p>
          </table:table-cell>
          <table:table-cell office:value-type="float" office:value="4160189225" calcext:value-type="float">
            <text:p>4160189225</text:p>
          </table:table-cell>
          <table:table-cell office:value-type="float" office:value="1521877721" calcext:value-type="float">
            <text:p>1521877721</text:p>
          </table:table-cell>
          <table:table-cell office:value-type="float" office:value="9435239888" calcext:value-type="float">
            <text:p>9435239888</text:p>
          </table:table-cell>
          <table:table-cell office:value-type="float" office:value="1521320744" calcext:value-type="float">
            <text:p>1521320744</text:p>
          </table:table-cell>
          <table:table-cell office:value-type="float" office:value="1337358357" calcext:value-type="float">
            <text:p>1337358357</text:p>
          </table:table-cell>
          <table:table-cell office:value-type="float" office:value="6883655929" calcext:value-type="float">
            <text:p>6883655929</text:p>
          </table:table-cell>
          <table:table-cell office:value-type="float" office:value="7803534500" calcext:value-type="float">
            <text:p>7803534500</text:p>
          </table:table-cell>
          <table:table-cell office:value-type="float" office:value="1400293933" calcext:value-type="float">
            <text:p>1400293933</text:p>
          </table:table-cell>
          <table:table-cell office:value-type="float" office:value="1202394229" calcext:value-type="float">
            <text:p>1202394229</text:p>
          </table:table-cell>
          <table:table-cell office:value-type="float" office:value="2099484241" calcext:value-type="float">
            <text:p>2099484241</text:p>
          </table:table-cell>
          <table:table-cell office:value-type="float" office:value="2272104445" calcext:value-type="float">
            <text:p>2272104445</text:p>
          </table:table-cell>
          <table:table-cell office:value-type="float" office:value="8487684098" calcext:value-type="float">
            <text:p>8487684098</text:p>
          </table:table-cell>
          <table:table-cell office:value-type="float" office:value="1728430240" calcext:value-type="float">
            <text:p>1728430240</text:p>
          </table:table-cell>
          <table:table-cell office:value-type="float" office:value="3525460045" calcext:value-type="float">
            <text:p>3525460045</text:p>
          </table:table-cell>
          <table:table-cell office:value-type="float" office:value="7579451042" calcext:value-type="float">
            <text:p>7579451042</text:p>
          </table:table-cell>
          <table:table-cell office:value-type="float" office:value="4966509652" calcext:value-type="float">
            <text:p>4966509652</text:p>
          </table:table-cell>
          <table:table-cell office:value-type="float" office:value="650915933" calcext:value-type="float">
            <text:p>650915933</text:p>
          </table:table-cell>
          <table:table-cell office:value-type="float" office:value="631461520" calcext:value-type="float">
            <text:p>631461520</text:p>
          </table:table-cell>
          <table:table-cell office:value-type="float" office:value="2621583865" calcext:value-type="float">
            <text:p>2621583865</text:p>
          </table:table-cell>
          <table:table-cell office:value-type="float" office:value="4729788225" calcext:value-type="float">
            <text:p>4729788225</text:p>
          </table:table-cell>
          <table:table-cell office:value-type="float" office:value="4303368250" calcext:value-type="float">
            <text:p>4303368250</text:p>
          </table:table-cell>
          <table:table-cell office:value-type="float" office:value="4880250673" calcext:value-type="float">
            <text:p>4880250673</text:p>
          </table:table-cell>
          <table:table-cell office:value-type="float" office:value="3863281298" calcext:value-type="float">
            <text:p>3863281298</text:p>
          </table:table-cell>
          <table:table-cell office:value-type="float" office:value="5644257634" calcext:value-type="float">
            <text:p>5644257634</text:p>
          </table:table-cell>
          <table:table-cell office:value-type="float" office:value="2660043717" calcext:value-type="float">
            <text:p>2660043717</text:p>
          </table:table-cell>
          <table:table-cell office:value-type="float" office:value="2147682113" calcext:value-type="float">
            <text:p>2147682113</text:p>
          </table:table-cell>
          <table:table-cell office:value-type="float" office:value="7920584464" calcext:value-type="float">
            <text:p>7920584464</text:p>
          </table:table-cell>
          <table:table-cell office:value-type="float" office:value="1352615821" calcext:value-type="float">
            <text:p>1352615821</text:p>
          </table:table-cell>
          <table:table-cell office:value-type="float" office:value="171538244" calcext:value-type="float">
            <text:p>171538244</text:p>
          </table:table-cell>
          <table:table-cell office:value-type="float" office:value="2203234900" calcext:value-type="float">
            <text:p>2203234900</text:p>
          </table:table-cell>
          <table:table-cell office:value-type="float" office:value="701057450" calcext:value-type="float">
            <text:p>701057450</text:p>
          </table:table-cell>
          <table:table-cell office:value-type="float" office:value="5217510082" calcext:value-type="float">
            <text:p>5217510082</text:p>
          </table:table-cell>
          <table:table-cell office:value-type="float" office:value="420599885" calcext:value-type="float">
            <text:p>420599885</text:p>
          </table:table-cell>
          <table:table-cell office:value-type="float" office:value="4606301236" calcext:value-type="float">
            <text:p>4606301236</text:p>
          </table:table-cell>
          <table:table-cell office:value-type="float" office:value="1057095089" calcext:value-type="float">
            <text:p>1057095089</text:p>
          </table:table-cell>
          <table:table-cell office:value-type="float" office:value="145906325" calcext:value-type="float">
            <text:p>145906325</text:p>
          </table:table-cell>
          <table:table-cell office:value-type="float" office:value="6753564485" calcext:value-type="float">
            <text:p>6753564485</text:p>
          </table:table-cell>
          <table:table-cell office:value-type="float" office:value="5152015445" calcext:value-type="float">
            <text:p>5152015445</text:p>
          </table:table-cell>
          <table:table-cell office:value-type="float" office:value="758707220" calcext:value-type="float">
            <text:p>758707220</text:p>
          </table:table-cell>
          <table:table-cell office:value-type="float" office:value="1156387194" calcext:value-type="float">
            <text:p>1156387194</text:p>
          </table:table-cell>
          <table:table-cell office:value-type="float" office:value="699426314" calcext:value-type="float">
            <text:p>699426314</text:p>
          </table:table-cell>
          <table:table-cell office:value-type="float" office:value="1985254101" calcext:value-type="float">
            <text:p>1985254101</text:p>
          </table:table-cell>
          <table:table-cell office:value-type="float" office:value="57242033" calcext:value-type="float">
            <text:p>57242033</text:p>
          </table:table-cell>
          <table:table-cell office:value-type="float" office:value="692759282" calcext:value-type="float">
            <text:p>692759282</text:p>
          </table:table-cell>
          <table:table-cell office:value-type="float" office:value="220995617" calcext:value-type="float">
            <text:p>220995617</text:p>
          </table:table-cell>
          <table:table-cell office:value-type="float" office:value="1066572529" calcext:value-type="float">
            <text:p>1066572529</text:p>
          </table:table-cell>
          <table:table-cell office:value-type="float" office:value="144791522" calcext:value-type="float">
            <text:p>144791522</text:p>
          </table:table-cell>
          <table:table-cell office:value-type="float" office:value="64168117" calcext:value-type="float">
            <text:p>64168117</text:p>
          </table:table-cell>
          <table:table-cell office:value-type="float" office:value="3297289832" calcext:value-type="float">
            <text:p>3297289832</text:p>
          </table:table-cell>
          <table:table-cell office:value-type="float" office:value="30139528" calcext:value-type="float">
            <text:p>30139528</text:p>
          </table:table-cell>
          <table:table-cell office:value-type="float" office:value="2606913076" calcext:value-type="float">
            <text:p>2606913076</text:p>
          </table:table-cell>
          <table:table-cell office:value-type="float" office:value="4756922081" calcext:value-type="float">
            <text:p>4756922081</text:p>
          </table:table-cell>
          <table:table-cell office:value-type="string" calcext:value-type="string">
            <text:p><text:s/></text:p>
          </table:table-cell>
          <table:table-cell table:formula="of:=MIN([.B90:.CW90])" office:value-type="float" office:value="30139528" calcext:value-type="float">
            <text:p>30139528</text:p>
          </table:table-cell>
        </table:table-row>
        <table:table-row table:style-name="ro1">
          <table:table-cell office:value-type="string" calcext:value-type="string">
            <text:p>(92275, 22388)</text:p>
          </table:table-cell>
          <table:table-cell office:value-type="float" office:value="11278125274" calcext:value-type="float">
            <text:p>11278125274</text:p>
          </table:table-cell>
          <table:table-cell office:value-type="float" office:value="8710398778" calcext:value-type="float">
            <text:p>8710398778</text:p>
          </table:table-cell>
          <table:table-cell office:value-type="float" office:value="9681245561" calcext:value-type="float">
            <text:p>9681245561</text:p>
          </table:table-cell>
          <table:table-cell office:value-type="float" office:value="8730588266" calcext:value-type="float">
            <text:p>8730588266</text:p>
          </table:table-cell>
          <table:table-cell office:value-type="float" office:value="7857605738" calcext:value-type="float">
            <text:p>7857605738</text:p>
          </table:table-cell>
          <table:table-cell office:value-type="float" office:value="8503485649" calcext:value-type="float">
            <text:p>8503485649</text:p>
          </table:table-cell>
          <table:table-cell office:value-type="float" office:value="7450440890" calcext:value-type="float">
            <text:p>7450440890</text:p>
          </table:table-cell>
          <table:table-cell office:value-type="float" office:value="11039456980" calcext:value-type="float">
            <text:p>11039456980</text:p>
          </table:table-cell>
          <table:table-cell office:value-type="float" office:value="6284010853" calcext:value-type="float">
            <text:p>6284010853</text:p>
          </table:table-cell>
          <table:table-cell office:value-type="float" office:value="11666281705" calcext:value-type="float">
            <text:p>11666281705</text:p>
          </table:table-cell>
          <table:table-cell office:value-type="float" office:value="6865361825" calcext:value-type="float">
            <text:p>6865361825</text:p>
          </table:table-cell>
          <table:table-cell office:value-type="float" office:value="6238649522" calcext:value-type="float">
            <text:p>6238649522</text:p>
          </table:table-cell>
          <table:table-cell office:value-type="float" office:value="5748820321" calcext:value-type="float">
            <text:p>5748820321</text:p>
          </table:table-cell>
          <table:table-cell office:value-type="float" office:value="8398572949" calcext:value-type="float">
            <text:p>8398572949</text:p>
          </table:table-cell>
          <table:table-cell office:value-type="float" office:value="7081441289" calcext:value-type="float">
            <text:p>7081441289</text:p>
          </table:table-cell>
          <table:table-cell office:value-type="float" office:value="9563750010" calcext:value-type="float">
            <text:p>9563750010</text:p>
          </table:table-cell>
          <table:table-cell office:value-type="float" office:value="9688555625" calcext:value-type="float">
            <text:p>9688555625</text:p>
          </table:table-cell>
          <table:table-cell office:value-type="float" office:value="4981926170" calcext:value-type="float">
            <text:p>4981926170</text:p>
          </table:table-cell>
          <table:table-cell office:value-type="float" office:value="5020410029" calcext:value-type="float">
            <text:p>5020410029</text:p>
          </table:table-cell>
          <table:table-cell office:value-type="float" office:value="7214441348" calcext:value-type="float">
            <text:p>7214441348</text:p>
          </table:table-cell>
          <table:table-cell office:value-type="float" office:value="4697836093" calcext:value-type="float">
            <text:p>4697836093</text:p>
          </table:table-cell>
          <table:table-cell office:value-type="float" office:value="6590897426" calcext:value-type="float">
            <text:p>6590897426</text:p>
          </table:table-cell>
          <table:table-cell office:value-type="float" office:value="8739999761" calcext:value-type="float">
            <text:p>8739999761</text:p>
          </table:table-cell>
          <table:table-cell office:value-type="float" office:value="7998441085" calcext:value-type="float">
            <text:p>7998441085</text:p>
          </table:table-cell>
          <table:table-cell office:value-type="float" office:value="9715506565" calcext:value-type="float">
            <text:p>9715506565</text:p>
          </table:table-cell>
          <table:table-cell office:value-type="float" office:value="4295726770" calcext:value-type="float">
            <text:p>4295726770</text:p>
          </table:table-cell>
          <table:table-cell office:value-type="float" office:value="4259828250" calcext:value-type="float">
            <text:p>4259828250</text:p>
          </table:table-cell>
          <table:table-cell office:value-type="float" office:value="4048596180" calcext:value-type="float">
            <text:p>4048596180</text:p>
          </table:table-cell>
          <table:table-cell office:value-type="float" office:value="4084112897" calcext:value-type="float">
            <text:p>4084112897</text:p>
          </table:table-cell>
          <table:table-cell office:value-type="float" office:value="7717109650" calcext:value-type="float">
            <text:p>7717109650</text:p>
          </table:table-cell>
          <table:table-cell office:value-type="float" office:value="8736923920" calcext:value-type="float">
            <text:p>8736923920</text:p>
          </table:table-cell>
          <table:table-cell office:value-type="float" office:value="3567525705" calcext:value-type="float">
            <text:p>3567525705</text:p>
          </table:table-cell>
          <table:table-cell office:value-type="float" office:value="4068406280" calcext:value-type="float">
            <text:p>4068406280</text:p>
          </table:table-cell>
          <table:table-cell office:value-type="float" office:value="3396957650" calcext:value-type="float">
            <text:p>3396957650</text:p>
          </table:table-cell>
          <table:table-cell office:value-type="float" office:value="4624908490" calcext:value-type="float">
            <text:p>4624908490</text:p>
          </table:table-cell>
          <table:table-cell office:value-type="float" office:value="5003623258" calcext:value-type="float">
            <text:p>5003623258</text:p>
          </table:table-cell>
          <table:table-cell office:value-type="float" office:value="3420286948" calcext:value-type="float">
            <text:p>3420286948</text:p>
          </table:table-cell>
          <table:table-cell office:value-type="float" office:value="8440916170" calcext:value-type="float">
            <text:p>8440916170</text:p>
          </table:table-cell>
          <table:table-cell office:value-type="float" office:value="2960582330" calcext:value-type="float">
            <text:p>2960582330</text:p>
          </table:table-cell>
          <table:table-cell office:value-type="float" office:value="3315447553" calcext:value-type="float">
            <text:p>3315447553</text:p>
          </table:table-cell>
          <table:table-cell office:value-type="float" office:value="5944751528" calcext:value-type="float">
            <text:p>5944751528</text:p>
          </table:table-cell>
          <table:table-cell office:value-type="float" office:value="2991129194" calcext:value-type="float">
            <text:p>2991129194</text:p>
          </table:table-cell>
          <table:table-cell office:value-type="float" office:value="6761955834" calcext:value-type="float">
            <text:p>6761955834</text:p>
          </table:table-cell>
          <table:table-cell office:value-type="float" office:value="2645715472" calcext:value-type="float">
            <text:p>2645715472</text:p>
          </table:table-cell>
          <table:table-cell office:value-type="float" office:value="2515609909" calcext:value-type="float">
            <text:p>2515609909</text:p>
          </table:table-cell>
          <table:table-cell office:value-type="float" office:value="4264791154" calcext:value-type="float">
            <text:p>4264791154</text:p>
          </table:table-cell>
          <table:table-cell office:value-type="float" office:value="6867803700" calcext:value-type="float">
            <text:p>6867803700</text:p>
          </table:table-cell>
          <table:table-cell office:value-type="float" office:value="2630854957" calcext:value-type="float">
            <text:p>2630854957</text:p>
          </table:table-cell>
          <table:table-cell office:value-type="float" office:value="2255889794" calcext:value-type="float">
            <text:p>2255889794</text:p>
          </table:table-cell>
          <table:table-cell office:value-type="float" office:value="6012128020" calcext:value-type="float">
            <text:p>6012128020</text:p>
          </table:table-cell>
          <table:table-cell office:value-type="float" office:value="1951410149" calcext:value-type="float">
            <text:p>1951410149</text:p>
          </table:table-cell>
          <table:table-cell office:value-type="float" office:value="4950194593" calcext:value-type="float">
            <text:p>4950194593</text:p>
          </table:table-cell>
          <table:table-cell office:value-type="float" office:value="4921418512" calcext:value-type="float">
            <text:p>4921418512</text:p>
          </table:table-cell>
          <table:table-cell office:value-type="float" office:value="1379219650" calcext:value-type="float">
            <text:p>1379219650</text:p>
          </table:table-cell>
          <table:table-cell office:value-type="float" office:value="1470528485" calcext:value-type="float">
            <text:p>1470528485</text:p>
          </table:table-cell>
          <table:table-cell office:value-type="float" office:value="4323969124" calcext:value-type="float">
            <text:p>4323969124</text:p>
          </table:table-cell>
          <table:table-cell office:value-type="float" office:value="5633652866" calcext:value-type="float">
            <text:p>5633652866</text:p>
          </table:table-cell>
          <table:table-cell office:value-type="float" office:value="2530493170" calcext:value-type="float">
            <text:p>2530493170</text:p>
          </table:table-cell>
          <table:table-cell office:value-type="float" office:value="2189377028" calcext:value-type="float">
            <text:p>2189377028</text:p>
          </table:table-cell>
          <table:table-cell office:value-type="float" office:value="1338747925" calcext:value-type="float">
            <text:p>1338747925</text:p>
          </table:table-cell>
          <table:table-cell office:value-type="float" office:value="2424793517" calcext:value-type="float">
            <text:p>2424793517</text:p>
          </table:table-cell>
          <table:table-cell office:value-type="float" office:value="1012407696" calcext:value-type="float">
            <text:p>1012407696</text:p>
          </table:table-cell>
          <table:table-cell office:value-type="float" office:value="941013037" calcext:value-type="float">
            <text:p>941013037</text:p>
          </table:table-cell>
          <table:table-cell office:value-type="float" office:value="755841465" calcext:value-type="float">
            <text:p>755841465</text:p>
          </table:table-cell>
          <table:table-cell office:value-type="float" office:value="6338789290" calcext:value-type="float">
            <text:p>6338789290</text:p>
          </table:table-cell>
          <table:table-cell office:value-type="float" office:value="6207634485" calcext:value-type="float">
            <text:p>6207634485</text:p>
          </table:table-cell>
          <table:table-cell office:value-type="float" office:value="1057290120" calcext:value-type="float">
            <text:p>1057290120</text:p>
          </table:table-cell>
          <table:table-cell office:value-type="float" office:value="458187106" calcext:value-type="float">
            <text:p>458187106</text:p>
          </table:table-cell>
          <table:table-cell office:value-type="float" office:value="470622465" calcext:value-type="float">
            <text:p>470622465</text:p>
          </table:table-cell>
          <table:table-cell office:value-type="float" office:value="416340900" calcext:value-type="float">
            <text:p>416340900</text:p>
          </table:table-cell>
          <table:table-cell office:value-type="float" office:value="476935069" calcext:value-type="float">
            <text:p>476935069</text:p>
          </table:table-cell>
          <table:table-cell office:value-type="float" office:value="352852901" calcext:value-type="float">
            <text:p>352852901</text:p>
          </table:table-cell>
          <table:table-cell office:value-type="float" office:value="703186240" calcext:value-type="float">
            <text:p>703186240</text:p>
          </table:table-cell>
          <table:table-cell office:value-type="float" office:value="933291364" calcext:value-type="float">
            <text:p>933291364</text:p>
          </table:table-cell>
          <table:table-cell office:value-type="float" office:value="594108125" calcext:value-type="float">
            <text:p>594108125</text:p>
          </table:table-cell>
          <table:table-cell office:value-type="float" office:value="1442636660" calcext:value-type="float">
            <text:p>1442636660</text:p>
          </table:table-cell>
          <table:table-cell office:value-type="float" office:value="4140910625" calcext:value-type="float">
            <text:p>4140910625</text:p>
          </table:table-cell>
          <table:table-cell office:value-type="float" office:value="705099257" calcext:value-type="float">
            <text:p>705099257</text:p>
          </table:table-cell>
          <table:table-cell office:value-type="float" office:value="2162022601" calcext:value-type="float">
            <text:p>2162022601</text:p>
          </table:table-cell>
          <table:table-cell office:value-type="float" office:value="129427157" calcext:value-type="float">
            <text:p>129427157</text:p>
          </table:table-cell>
          <table:table-cell office:value-type="float" office:value="2685599632" calcext:value-type="float">
            <text:p>2685599632</text:p>
          </table:table-cell>
          <table:table-cell office:value-type="float" office:value="86601645" calcext:value-type="float">
            <text:p>86601645</text:p>
          </table:table-cell>
          <table:table-cell office:value-type="float" office:value="1467438250" calcext:value-type="float">
            <text:p>1467438250</text:p>
          </table:table-cell>
          <table:table-cell office:value-type="float" office:value="3519015322" calcext:value-type="float">
            <text:p>3519015322</text:p>
          </table:table-cell>
          <table:table-cell office:value-type="float" office:value="215568130" calcext:value-type="float">
            <text:p>215568130</text:p>
          </table:table-cell>
          <table:table-cell office:value-type="float" office:value="40674320" calcext:value-type="float">
            <text:p>40674320</text:p>
          </table:table-cell>
          <table:table-cell office:value-type="float" office:value="1797237161" calcext:value-type="float">
            <text:p>1797237161</text:p>
          </table:table-cell>
          <table:table-cell office:value-type="float" office:value="1286477173" calcext:value-type="float">
            <text:p>1286477173</text:p>
          </table:table-cell>
          <table:table-cell office:value-type="float" office:value="1879461853" calcext:value-type="float">
            <text:p>1879461853</text:p>
          </table:table-cell>
          <table:table-cell office:value-type="float" office:value="642809284" calcext:value-type="float">
            <text:p>642809284</text:p>
          </table:table-cell>
          <table:table-cell office:value-type="float" office:value="5840326570" calcext:value-type="float">
            <text:p>5840326570</text:p>
          </table:table-cell>
          <table:table-cell office:value-type="float" office:value="1865883577" calcext:value-type="float">
            <text:p>1865883577</text:p>
          </table:table-cell>
          <table:table-cell office:value-type="float" office:value="2967485672" calcext:value-type="float">
            <text:p>2967485672</text:p>
          </table:table-cell>
          <table:table-cell office:value-type="float" office:value="1344595048" calcext:value-type="float">
            <text:p>1344595048</text:p>
          </table:table-cell>
          <table:table-cell office:value-type="float" office:value="3310684585" calcext:value-type="float">
            <text:p>3310684585</text:p>
          </table:table-cell>
          <table:table-cell office:value-type="float" office:value="5918227220" calcext:value-type="float">
            <text:p>5918227220</text:p>
          </table:table-cell>
          <table:table-cell office:value-type="float" office:value="145173625" calcext:value-type="float">
            <text:p>145173625</text:p>
          </table:table-cell>
          <table:table-cell office:value-type="float" office:value="4769437105" calcext:value-type="float">
            <text:p>4769437105</text:p>
          </table:table-cell>
          <table:table-cell office:value-type="float" office:value="363955205" calcext:value-type="float">
            <text:p>363955205</text:p>
          </table:table-cell>
          <table:table-cell office:value-type="float" office:value="56330180" calcext:value-type="float">
            <text:p>56330180</text:p>
          </table:table-cell>
          <table:table-cell office:value-type="string" calcext:value-type="string">
            <text:p><text:s/></text:p>
          </table:table-cell>
          <table:table-cell table:formula="of:=MIN([.B91:.CW91])" office:value-type="float" office:value="40674320" calcext:value-type="float">
            <text:p>40674320</text:p>
          </table:table-cell>
        </table:table-row>
        <table:table-row table:style-name="ro1">
          <table:table-cell office:value-type="string" calcext:value-type="string">
            <text:p>(92725, 35370)</text:p>
          </table:table-cell>
          <table:table-cell office:value-type="float" office:value="10152083650" calcext:value-type="float">
            <text:p>10152083650</text:p>
          </table:table-cell>
          <table:table-cell office:value-type="float" office:value="8511791674" calcext:value-type="float">
            <text:p>8511791674</text:p>
          </table:table-cell>
          <table:table-cell office:value-type="float" office:value="8988636269" calcext:value-type="float">
            <text:p>8988636269</text:p>
          </table:table-cell>
          <table:table-cell office:value-type="float" office:value="9523392946" calcext:value-type="float">
            <text:p>9523392946</text:p>
          </table:table-cell>
          <table:table-cell office:value-type="float" office:value="7794938714" calcext:value-type="float">
            <text:p>7794938714</text:p>
          </table:table-cell>
          <table:table-cell office:value-type="float" office:value="7863115725" calcext:value-type="float">
            <text:p>7863115725</text:p>
          </table:table-cell>
          <table:table-cell office:value-type="float" office:value="8003358626" calcext:value-type="float">
            <text:p>8003358626</text:p>
          </table:table-cell>
          <table:table-cell office:value-type="float" office:value="9590238596" calcext:value-type="float">
            <text:p>9590238596</text:p>
          </table:table-cell>
          <table:table-cell office:value-type="float" office:value="6493496785" calcext:value-type="float">
            <text:p>6493496785</text:p>
          </table:table-cell>
          <table:table-cell office:value-type="float" office:value="9974408765" calcext:value-type="float">
            <text:p>9974408765</text:p>
          </table:table-cell>
          <table:table-cell office:value-type="float" office:value="6244632589" calcext:value-type="float">
            <text:p>6244632589</text:p>
          </table:table-cell>
          <table:table-cell office:value-type="float" office:value="5867695882" calcext:value-type="float">
            <text:p>5867695882</text:p>
          </table:table-cell>
          <table:table-cell office:value-type="float" office:value="5452668341" calcext:value-type="float">
            <text:p>5452668341</text:p>
          </table:table-cell>
          <table:table-cell office:value-type="float" office:value="7133530913" calcext:value-type="float">
            <text:p>7133530913</text:p>
          </table:table-cell>
          <table:table-cell office:value-type="float" office:value="6121455125" calcext:value-type="float">
            <text:p>6121455125</text:p>
          </table:table-cell>
          <table:table-cell office:value-type="float" office:value="8031288058" calcext:value-type="float">
            <text:p>8031288058</text:p>
          </table:table-cell>
          <table:table-cell office:value-type="float" office:value="8131233389" calcext:value-type="float">
            <text:p>8131233389</text:p>
          </table:table-cell>
          <table:table-cell office:value-type="float" office:value="5010469210" calcext:value-type="float">
            <text:p>5010469210</text:p>
          </table:table-cell>
          <table:table-cell office:value-type="float" office:value="4790674753" calcext:value-type="float">
            <text:p>4790674753</text:p>
          </table:table-cell>
          <table:table-cell office:value-type="float" office:value="6125682884" calcext:value-type="float">
            <text:p>6125682884</text:p>
          </table:table-cell>
          <table:table-cell office:value-type="float" office:value="5192326025" calcext:value-type="float">
            <text:p>5192326025</text:p>
          </table:table-cell>
          <table:table-cell office:value-type="float" office:value="5635460650" calcext:value-type="float">
            <text:p>5635460650</text:p>
          </table:table-cell>
          <table:table-cell office:value-type="float" office:value="7258595765" calcext:value-type="float">
            <text:p>7258595765</text:p>
          </table:table-cell>
          <table:table-cell office:value-type="float" office:value="6650863217" calcext:value-type="float">
            <text:p>6650863217</text:p>
          </table:table-cell>
          <table:table-cell office:value-type="float" office:value="8027091337" calcext:value-type="float">
            <text:p>8027091337</text:p>
          </table:table-cell>
          <table:table-cell office:value-type="float" office:value="4893287530" calcext:value-type="float">
            <text:p>4893287530</text:p>
          </table:table-cell>
          <table:table-cell office:value-type="float" office:value="4128064834" calcext:value-type="float">
            <text:p>4128064834</text:p>
          </table:table-cell>
          <table:table-cell office:value-type="float" office:value="4184468452" calcext:value-type="float">
            <text:p>4184468452</text:p>
          </table:table-cell>
          <table:table-cell office:value-type="float" office:value="3815602037" calcext:value-type="float">
            <text:p>3815602037</text:p>
          </table:table-cell>
          <table:table-cell office:value-type="float" office:value="6266377322" calcext:value-type="float">
            <text:p>6266377322</text:p>
          </table:table-cell>
          <table:table-cell office:value-type="float" office:value="7073875656" calcext:value-type="float">
            <text:p>7073875656</text:p>
          </table:table-cell>
          <table:table-cell office:value-type="float" office:value="4206227077" calcext:value-type="float">
            <text:p>4206227077</text:p>
          </table:table-cell>
          <table:table-cell office:value-type="float" office:value="3572868512" calcext:value-type="float">
            <text:p>3572868512</text:p>
          </table:table-cell>
          <table:table-cell office:value-type="float" office:value="3336958594" calcext:value-type="float">
            <text:p>3336958594</text:p>
          </table:table-cell>
          <table:table-cell office:value-type="float" office:value="3838607570" calcext:value-type="float">
            <text:p>3838607570</text:p>
          </table:table-cell>
          <table:table-cell office:value-type="float" office:value="4091872474" calcext:value-type="float">
            <text:p>4091872474</text:p>
          </table:table-cell>
          <table:table-cell office:value-type="float" office:value="4187027860" calcext:value-type="float">
            <text:p>4187027860</text:p>
          </table:table-cell>
          <table:table-cell office:value-type="float" office:value="6727503290" calcext:value-type="float">
            <text:p>6727503290</text:p>
          </table:table-cell>
          <table:table-cell office:value-type="float" office:value="3478266562" calcext:value-type="float">
            <text:p>3478266562</text:p>
          </table:table-cell>
          <table:table-cell office:value-type="float" office:value="4106940029" calcext:value-type="float">
            <text:p>4106940029</text:p>
          </table:table-cell>
          <table:table-cell office:value-type="float" office:value="4708330640" calcext:value-type="float">
            <text:p>4708330640</text:p>
          </table:table-cell>
          <table:table-cell office:value-type="float" office:value="2793791386" calcext:value-type="float">
            <text:p>2793791386</text:p>
          </table:table-cell>
          <table:table-cell office:value-type="float" office:value="5285567866" calcext:value-type="float">
            <text:p>5285567866</text:p>
          </table:table-cell>
          <table:table-cell office:value-type="float" office:value="2522651400" calcext:value-type="float">
            <text:p>2522651400</text:p>
          </table:table-cell>
          <table:table-cell office:value-type="float" office:value="2540041241" calcext:value-type="float">
            <text:p>2540041241</text:p>
          </table:table-cell>
          <table:table-cell office:value-type="float" office:value="3314845738" calcext:value-type="float">
            <text:p>3314845738</text:p>
          </table:table-cell>
          <table:table-cell office:value-type="float" office:value="5287971364" calcext:value-type="float">
            <text:p>5287971364</text:p>
          </table:table-cell>
          <table:table-cell office:value-type="float" office:value="2201541065" calcext:value-type="float">
            <text:p>2201541065</text:p>
          </table:table-cell>
          <table:table-cell office:value-type="float" office:value="1944512378" calcext:value-type="float">
            <text:p>1944512378</text:p>
          </table:table-cell>
          <table:table-cell office:value-type="float" office:value="4499091908" calcext:value-type="float">
            <text:p>4499091908</text:p>
          </table:table-cell>
          <table:table-cell office:value-type="float" office:value="2679515921" calcext:value-type="float">
            <text:p>2679515921</text:p>
          </table:table-cell>
          <table:table-cell office:value-type="float" office:value="3633904445" calcext:value-type="float">
            <text:p>3633904445</text:p>
          </table:table-cell>
          <table:table-cell office:value-type="float" office:value="3572821512" calcext:value-type="float">
            <text:p>3572821512</text:p>
          </table:table-cell>
          <table:table-cell office:value-type="float" office:value="1732721554" calcext:value-type="float">
            <text:p>1732721554</text:p>
          </table:table-cell>
          <table:table-cell office:value-type="float" office:value="1978938761" calcext:value-type="float">
            <text:p>1978938761</text:p>
          </table:table-cell>
          <table:table-cell office:value-type="float" office:value="3097995796" calcext:value-type="float">
            <text:p>3097995796</text:p>
          </table:table-cell>
          <table:table-cell office:value-type="float" office:value="4125214210" calcext:value-type="float">
            <text:p>4125214210</text:p>
          </table:table-cell>
          <table:table-cell office:value-type="float" office:value="1768397410" calcext:value-type="float">
            <text:p>1768397410</text:p>
          </table:table-cell>
          <table:table-cell office:value-type="float" office:value="1521696724" calcext:value-type="float">
            <text:p>1521696724</text:p>
          </table:table-cell>
          <table:table-cell office:value-type="float" office:value="1993497497" calcext:value-type="float">
            <text:p>1993497497</text:p>
          </table:table-cell>
          <table:table-cell office:value-type="float" office:value="1607066665" calcext:value-type="float">
            <text:p>1607066665</text:p>
          </table:table-cell>
          <table:table-cell office:value-type="float" office:value="792166216" calcext:value-type="float">
            <text:p>792166216</text:p>
          </table:table-cell>
          <table:table-cell office:value-type="float" office:value="1493243705" calcext:value-type="float">
            <text:p>1493243705</text:p>
          </table:table-cell>
          <table:table-cell office:value-type="float" office:value="853132045" calcext:value-type="float">
            <text:p>853132045</text:p>
          </table:table-cell>
          <table:table-cell office:value-type="float" office:value="4580762642" calcext:value-type="float">
            <text:p>4580762642</text:p>
          </table:table-cell>
          <table:table-cell office:value-type="float" office:value="4470208801" calcext:value-type="float">
            <text:p>4470208801</text:p>
          </table:table-cell>
          <table:table-cell office:value-type="float" office:value="652815952" calcext:value-type="float">
            <text:p>652815952</text:p>
          </table:table-cell>
          <table:table-cell office:value-type="float" office:value="557899506" calcext:value-type="float">
            <text:p>557899506</text:p>
          </table:table-cell>
          <table:table-cell office:value-type="float" office:value="487460101" calcext:value-type="float">
            <text:p>487460101</text:p>
          </table:table-cell>
          <table:table-cell office:value-type="float" office:value="550850116" calcext:value-type="float">
            <text:p>550850116</text:p>
          </table:table-cell>
          <table:table-cell office:value-type="float" office:value="408444161" calcext:value-type="float">
            <text:p>408444161</text:p>
          </table:table-cell>
          <table:table-cell office:value-type="float" office:value="639513745" calcext:value-type="float">
            <text:p>639513745</text:p>
          </table:table-cell>
          <table:table-cell office:value-type="float" office:value="363558600" calcext:value-type="float">
            <text:p>363558600</text:p>
          </table:table-cell>
          <table:table-cell office:value-type="float" office:value="453937700" calcext:value-type="float">
            <text:p>453937700</text:p>
          </table:table-cell>
          <table:table-cell office:value-type="float" office:value="1258207369" calcext:value-type="float">
            <text:p>1258207369</text:p>
          </table:table-cell>
          <table:table-cell office:value-type="float" office:value="716021140" calcext:value-type="float">
            <text:p>716021140</text:p>
          </table:table-cell>
          <table:table-cell office:value-type="float" office:value="2685107669" calcext:value-type="float">
            <text:p>2685107669</text:p>
          </table:table-cell>
          <table:table-cell office:value-type="float" office:value="272148637" calcext:value-type="float">
            <text:p>272148637</text:p>
          </table:table-cell>
          <table:table-cell office:value-type="float" office:value="1174411589" calcext:value-type="float">
            <text:p>1174411589</text:p>
          </table:table-cell>
          <table:table-cell office:value-type="float" office:value="367365337" calcext:value-type="float">
            <text:p>367365337</text:p>
          </table:table-cell>
          <table:table-cell office:value-type="float" office:value="1545070280" calcext:value-type="float">
            <text:p>1545070280</text:p>
          </table:table-cell>
          <table:table-cell office:value-type="float" office:value="215092945" calcext:value-type="float">
            <text:p>215092945</text:p>
          </table:table-cell>
          <table:table-cell office:value-type="float" office:value="670922954" calcext:value-type="float">
            <text:p>670922954</text:p>
          </table:table-cell>
          <table:table-cell office:value-type="float" office:value="2166848450" calcext:value-type="float">
            <text:p>2166848450</text:p>
          </table:table-cell>
          <table:table-cell office:value-type="float" office:value="719626202" calcext:value-type="float">
            <text:p>719626202</text:p>
          </table:table-cell>
          <table:table-cell office:value-type="float" office:value="275299592" calcext:value-type="float">
            <text:p>275299592</text:p>
          </table:table-cell>
          <table:table-cell office:value-type="float" office:value="879233069" calcext:value-type="float">
            <text:p>879233069</text:p>
          </table:table-cell>
          <table:table-cell office:value-type="float" office:value="538195689" calcext:value-type="float">
            <text:p>538195689</text:p>
          </table:table-cell>
          <table:table-cell office:value-type="float" office:value="934139249" calcext:value-type="float">
            <text:p>934139249</text:p>
          </table:table-cell>
          <table:table-cell office:value-type="float" office:value="169949988" calcext:value-type="float">
            <text:p>169949988</text:p>
          </table:table-cell>
          <table:table-cell office:value-type="float" office:value="4032185042" calcext:value-type="float">
            <text:p>4032185042</text:p>
          </table:table-cell>
          <table:table-cell office:value-type="float" office:value="919726925" calcext:value-type="float">
            <text:p>919726925</text:p>
          </table:table-cell>
          <table:table-cell office:value-type="float" office:value="1724173952" calcext:value-type="float">
            <text:p>1724173952</text:p>
          </table:table-cell>
          <table:table-cell office:value-type="float" office:value="562069504" calcext:value-type="float">
            <text:p>562069504</text:p>
          </table:table-cell>
          <table:table-cell office:value-type="float" office:value="1984845725" calcext:value-type="float">
            <text:p>1984845725</text:p>
          </table:table-cell>
          <table:table-cell office:value-type="float" office:value="4088841508" calcext:value-type="float">
            <text:p>4088841508</text:p>
          </table:table-cell>
          <table:table-cell office:value-type="float" office:value="1990853" calcext:value-type="float">
            <text:p>1990853</text:p>
          </table:table-cell>
          <table:table-cell office:value-type="float" office:value="3144450157" calcext:value-type="float">
            <text:p>3144450157</text:p>
          </table:table-cell>
          <table:table-cell office:value-type="float" office:value="46250425" calcext:value-type="float">
            <text:p>46250425</text:p>
          </table:table-cell>
          <table:table-cell office:value-type="float" office:value="194319140" calcext:value-type="float">
            <text:p>194319140</text:p>
          </table:table-cell>
          <table:table-cell office:value-type="string" calcext:value-type="string">
            <text:p><text:s/></text:p>
          </table:table-cell>
          <table:table-cell table:formula="of:=MIN([.B92:.CW92])" office:value-type="float" office:value="1990853" calcext:value-type="float">
            <text:p>1990853</text:p>
          </table:table-cell>
        </table:table-row>
        <table:table-row table:style-name="ro1">
          <table:table-cell office:value-type="string" calcext:value-type="string">
            <text:p>(94390, 20988)</text:p>
          </table:table-cell>
          <table:table-cell office:value-type="float" office:value="11822256949" calcext:value-type="float">
            <text:p>11822256949</text:p>
          </table:table-cell>
          <table:table-cell office:value-type="float" office:value="9153268213" calcext:value-type="float">
            <text:p>9153268213</text:p>
          </table:table-cell>
          <table:table-cell office:value-type="float" office:value="10176212036" calcext:value-type="float">
            <text:p>10176212036</text:p>
          </table:table-cell>
          <table:table-cell office:value-type="float" office:value="9063807541" calcext:value-type="float">
            <text:p>9063807541</text:p>
          </table:table-cell>
          <table:table-cell office:value-type="float" office:value="8269052153" calcext:value-type="float">
            <text:p>8269052153</text:p>
          </table:table-cell>
          <table:table-cell office:value-type="float" office:value="8967851424" calcext:value-type="float">
            <text:p>8967851424</text:p>
          </table:table-cell>
          <table:table-cell office:value-type="float" office:value="7785410945" calcext:value-type="float">
            <text:p>7785410945</text:p>
          </table:table-cell>
          <table:table-cell office:value-type="float" office:value="11576983025" calcext:value-type="float">
            <text:p>11576983025</text:p>
          </table:table-cell>
          <table:table-cell office:value-type="float" office:value="6629024968" calcext:value-type="float">
            <text:p>6629024968</text:p>
          </table:table-cell>
          <table:table-cell office:value-type="float" office:value="12212274020" calcext:value-type="float">
            <text:p>12212274020</text:p>
          </table:table-cell>
          <table:table-cell office:value-type="float" office:value="7285723600" calcext:value-type="float">
            <text:p>7285723600</text:p>
          </table:table-cell>
          <table:table-cell office:value-type="float" office:value="6629712517" calcext:value-type="float">
            <text:p>6629712517</text:p>
          </table:table-cell>
          <table:table-cell office:value-type="float" office:value="6121327796" calcext:value-type="float">
            <text:p>6121327796</text:p>
          </table:table-cell>
          <table:table-cell office:value-type="float" office:value="8867743784" calcext:value-type="float">
            <text:p>8867743784</text:p>
          </table:table-cell>
          <table:table-cell office:value-type="float" office:value="7514741714" calcext:value-type="float">
            <text:p>7514741714</text:p>
          </table:table-cell>
          <table:table-cell office:value-type="float" office:value="10057934725" calcext:value-type="float">
            <text:p>10057934725</text:p>
          </table:table-cell>
          <table:table-cell office:value-type="float" office:value="10185235250" calcext:value-type="float">
            <text:p>10185235250</text:p>
          </table:table-cell>
          <table:table-cell office:value-type="float" office:value="5307008005" calcext:value-type="float">
            <text:p>5307008005</text:p>
          </table:table-cell>
          <table:table-cell office:value-type="float" office:value="5366659714" calcext:value-type="float">
            <text:p>5366659714</text:p>
          </table:table-cell>
          <table:table-cell office:value-type="float" office:value="7651062113" calcext:value-type="float">
            <text:p>7651062113</text:p>
          </table:table-cell>
          <table:table-cell office:value-type="float" office:value="4962418658" calcext:value-type="float">
            <text:p>4962418658</text:p>
          </table:table-cell>
          <table:table-cell office:value-type="float" office:value="7009129381" calcext:value-type="float">
            <text:p>7009129381</text:p>
          </table:table-cell>
          <table:table-cell office:value-type="float" office:value="9211512866" calcext:value-type="float">
            <text:p>9211512866</text:p>
          </table:table-cell>
          <table:table-cell office:value-type="float" office:value="8452687940" calcext:value-type="float">
            <text:p>8452687940</text:p>
          </table:table-cell>
          <table:table-cell office:value-type="float" office:value="10204973770" calcext:value-type="float">
            <text:p>10204973770</text:p>
          </table:table-cell>
          <table:table-cell office:value-type="float" office:value="4532686285" calcext:value-type="float">
            <text:p>4532686285</text:p>
          </table:table-cell>
          <table:table-cell office:value-type="float" office:value="4574712325" calcext:value-type="float">
            <text:p>4574712325</text:p>
          </table:table-cell>
          <table:table-cell office:value-type="float" office:value="4333488625" calcext:value-type="float">
            <text:p>4333488625</text:p>
          </table:table-cell>
          <table:table-cell office:value-type="float" office:value="4401784052" calcext:value-type="float">
            <text:p>4401784052</text:p>
          </table:table-cell>
          <table:table-cell office:value-type="float" office:value="8156518505" calcext:value-type="float">
            <text:p>8156518505</text:p>
          </table:table-cell>
          <table:table-cell office:value-type="float" office:value="9195694065" calcext:value-type="float">
            <text:p>9195694065</text:p>
          </table:table-cell>
          <table:table-cell office:value-type="float" office:value="3772152010" calcext:value-type="float">
            <text:p>3772152010</text:p>
          </table:table-cell>
          <table:table-cell office:value-type="float" office:value="4395342125" calcext:value-type="float">
            <text:p>4395342125</text:p>
          </table:table-cell>
          <table:table-cell office:value-type="float" office:value="3675890125" calcext:value-type="float">
            <text:p>3675890125</text:p>
          </table:table-cell>
          <table:table-cell office:value-type="float" office:value="4976247125" calcext:value-type="float">
            <text:p>4976247125</text:p>
          </table:table-cell>
          <table:table-cell office:value-type="float" office:value="5367780973" calcext:value-type="float">
            <text:p>5367780973</text:p>
          </table:table-cell>
          <table:table-cell office:value-type="float" office:value="3598176013" calcext:value-type="float">
            <text:p>3598176013</text:p>
          </table:table-cell>
          <table:table-cell office:value-type="float" office:value="8883798305" calcext:value-type="float">
            <text:p>8883798305</text:p>
          </table:table-cell>
          <table:table-cell office:value-type="float" office:value="3159414985" calcext:value-type="float">
            <text:p>3159414985</text:p>
          </table:table-cell>
          <table:table-cell office:value-type="float" office:value="3484713338" calcext:value-type="float">
            <text:p>3484713338</text:p>
          </table:table-cell>
          <table:table-cell office:value-type="float" office:value="6332234813" calcext:value-type="float">
            <text:p>6332234813</text:p>
          </table:table-cell>
          <table:table-cell office:value-type="float" office:value="3263453569" calcext:value-type="float">
            <text:p>3263453569</text:p>
          </table:table-cell>
          <table:table-cell office:value-type="float" office:value="7163171509" calcext:value-type="float">
            <text:p>7163171509</text:p>
          </table:table-cell>
          <table:table-cell office:value-type="float" office:value="2899000377" calcext:value-type="float">
            <text:p>2899000377</text:p>
          </table:table-cell>
          <table:table-cell office:value-type="float" office:value="2752335284" calcext:value-type="float">
            <text:p>2752335284</text:p>
          </table:table-cell>
          <table:table-cell office:value-type="float" office:value="4597733089" calcext:value-type="float">
            <text:p>4597733089</text:p>
          </table:table-cell>
          <table:table-cell office:value-type="float" office:value="7261806625" calcext:value-type="float">
            <text:p>7261806625</text:p>
          </table:table-cell>
          <table:table-cell office:value-type="float" office:value="2896547912" calcext:value-type="float">
            <text:p>2896547912</text:p>
          </table:table-cell>
          <table:table-cell office:value-type="float" office:value="2500539029" calcext:value-type="float">
            <text:p>2500539029</text:p>
          </table:table-cell>
          <table:table-cell office:value-type="float" office:value="6374791205" calcext:value-type="float">
            <text:p>6374791205</text:p>
          </table:table-cell>
          <table:table-cell office:value-type="float" office:value="2067551624" calcext:value-type="float">
            <text:p>2067551624</text:p>
          </table:table-cell>
          <table:table-cell office:value-type="float" office:value="5285604128" calcext:value-type="float">
            <text:p>5285604128</text:p>
          </table:table-cell>
          <table:table-cell office:value-type="float" office:value="5250788217" calcext:value-type="float">
            <text:p>5250788217</text:p>
          </table:table-cell>
          <table:table-cell office:value-type="float" office:value="1524422125" calcext:value-type="float">
            <text:p>1524422125</text:p>
          </table:table-cell>
          <table:table-cell office:value-type="float" office:value="1598185940" calcext:value-type="float">
            <text:p>1598185940</text:p>
          </table:table-cell>
          <table:table-cell office:value-type="float" office:value="4636973449" calcext:value-type="float">
            <text:p>4636973449</text:p>
          </table:table-cell>
          <table:table-cell office:value-type="float" office:value="5976854761" calcext:value-type="float">
            <text:p>5976854761</text:p>
          </table:table-cell>
          <table:table-cell office:value-type="float" office:value="2784632005" calcext:value-type="float">
            <text:p>2784632005</text:p>
          </table:table-cell>
          <table:table-cell office:value-type="float" office:value="2428015993" calcext:value-type="float">
            <text:p>2428015993</text:p>
          </table:table-cell>
          <table:table-cell office:value-type="float" office:value="1431554570" calcext:value-type="float">
            <text:p>1431554570</text:p>
          </table:table-cell>
          <table:table-cell office:value-type="float" office:value="2667502312" calcext:value-type="float">
            <text:p>2667502312</text:p>
          </table:table-cell>
          <table:table-cell office:value-type="float" office:value="1179955921" calcext:value-type="float">
            <text:p>1179955921</text:p>
          </table:table-cell>
          <table:table-cell office:value-type="float" office:value="1024590242" calcext:value-type="float">
            <text:p>1024590242</text:p>
          </table:table-cell>
          <table:table-cell office:value-type="float" office:value="887861380" calcext:value-type="float">
            <text:p>887861380</text:p>
          </table:table-cell>
          <table:table-cell office:value-type="float" office:value="6667107785" calcext:value-type="float">
            <text:p>6667107785</text:p>
          </table:table-cell>
          <table:table-cell office:value-type="float" office:value="6532788040" calcext:value-type="float">
            <text:p>6532788040</text:p>
          </table:table-cell>
          <table:table-cell office:value-type="float" office:value="1225520125" calcext:value-type="float">
            <text:p>1225520125</text:p>
          </table:table-cell>
          <table:table-cell office:value-type="float" office:value="563516181" calcext:value-type="float">
            <text:p>563516181</text:p>
          </table:table-cell>
          <table:table-cell office:value-type="float" office:value="582902770" calcext:value-type="float">
            <text:p>582902770</text:p>
          </table:table-cell>
          <table:table-cell office:value-type="float" office:value="514321645" calcext:value-type="float">
            <text:p>514321645</text:p>
          </table:table-cell>
          <table:table-cell office:value-type="float" office:value="593371994" calcext:value-type="float">
            <text:p>593371994</text:p>
          </table:table-cell>
          <table:table-cell office:value-type="float" office:value="426074146" calcext:value-type="float">
            <text:p>426074146</text:p>
          </table:table-cell>
          <table:table-cell office:value-type="float" office:value="838902105" calcext:value-type="float">
            <text:p>838902105</text:p>
          </table:table-cell>
          <table:table-cell office:value-type="float" office:value="1082136989" calcext:value-type="float">
            <text:p>1082136989</text:p>
          </table:table-cell>
          <table:table-cell office:value-type="float" office:value="615639400" calcext:value-type="float">
            <text:p>615639400</text:p>
          </table:table-cell>
          <table:table-cell office:value-type="float" office:value="1609501945" calcext:value-type="float">
            <text:p>1609501945</text:p>
          </table:table-cell>
          <table:table-cell office:value-type="float" office:value="4378853300" calcext:value-type="float">
            <text:p>4378853300</text:p>
          </table:table-cell>
          <table:table-cell office:value-type="float" office:value="829118452" calcext:value-type="float">
            <text:p>829118452</text:p>
          </table:table-cell>
          <table:table-cell office:value-type="float" office:value="2344650026" calcext:value-type="float">
            <text:p>2344650026</text:p>
          </table:table-cell>
          <table:table-cell office:value-type="float" office:value="176626762" calcext:value-type="float">
            <text:p>176626762</text:p>
          </table:table-cell>
          <table:table-cell office:value-type="float" office:value="2877898577" calcext:value-type="float">
            <text:p>2877898577</text:p>
          </table:table-cell>
          <table:table-cell office:value-type="float" office:value="136824580" calcext:value-type="float">
            <text:p>136824580</text:p>
          </table:table-cell>
          <table:table-cell office:value-type="float" office:value="1612733525" calcext:value-type="float">
            <text:p>1612733525</text:p>
          </table:table-cell>
          <table:table-cell office:value-type="float" office:value="3722130017" calcext:value-type="float">
            <text:p>3722130017</text:p>
          </table:table-cell>
          <table:table-cell office:value-type="float" office:value="218037185" calcext:value-type="float">
            <text:p>218037185</text:p>
          </table:table-cell>
          <table:table-cell office:value-type="float" office:value="65687225" calcext:value-type="float">
            <text:p>65687225</text:p>
          </table:table-cell>
          <table:table-cell office:value-type="float" office:value="1944383636" calcext:value-type="float">
            <text:p>1944383636</text:p>
          </table:table-cell>
          <table:table-cell office:value-type="float" office:value="1414052658" calcext:value-type="float">
            <text:p>1414052658</text:p>
          </table:table-cell>
          <table:table-cell office:value-type="float" office:value="2027161538" calcext:value-type="float">
            <text:p>2027161538</text:p>
          </table:table-cell>
          <table:table-cell office:value-type="float" office:value="739540449" calcext:value-type="float">
            <text:p>739540449</text:p>
          </table:table-cell>
          <table:table-cell office:value-type="float" office:value="6079157165" calcext:value-type="float">
            <text:p>6079157165</text:p>
          </table:table-cell>
          <table:table-cell office:value-type="float" office:value="2007416282" calcext:value-type="float">
            <text:p>2007416282</text:p>
          </table:table-cell>
          <table:table-cell office:value-type="float" office:value="3133837877" calcext:value-type="float">
            <text:p>3133837877</text:p>
          </table:table-cell>
          <table:table-cell office:value-type="float" office:value="1456651333" calcext:value-type="float">
            <text:p>1456651333</text:p>
          </table:table-cell>
          <table:table-cell office:value-type="float" office:value="3474262250" calcext:value-type="float">
            <text:p>3474262250</text:p>
          </table:table-cell>
          <table:table-cell office:value-type="float" office:value="6135978385" calcext:value-type="float">
            <text:p>6135978385</text:p>
          </table:table-cell>
          <table:table-cell office:value-type="float" office:value="179069840" calcext:value-type="float">
            <text:p>179069840</text:p>
          </table:table-cell>
          <table:table-cell office:value-type="float" office:value="4952212000" calcext:value-type="float">
            <text:p>4952212000</text:p>
          </table:table-cell>
          <table:table-cell office:value-type="float" office:value="404227540" calcext:value-type="float">
            <text:p>404227540</text:p>
          </table:table-cell>
          <table:table-cell office:value-type="float" office:value="33851165" calcext:value-type="float">
            <text:p>33851165</text:p>
          </table:table-cell>
          <table:table-cell office:value-type="string" calcext:value-type="string">
            <text:p><text:s/></text:p>
          </table:table-cell>
          <table:table-cell table:formula="of:=MIN([.B93:.CW93])" office:value-type="float" office:value="33851165" calcext:value-type="float">
            <text:p>33851165</text:p>
          </table:table-cell>
        </table:table-row>
        <table:table-row table:style-name="ro1">
          <table:table-cell office:value-type="string" calcext:value-type="string">
            <text:p>(94394, 49782)</text:p>
          </table:table-cell>
          <table:table-cell office:value-type="float" office:value="9516034565" calcext:value-type="float">
            <text:p>9516034565</text:p>
          </table:table-cell>
          <table:table-cell office:value-type="float" office:value="8904662765" calcext:value-type="float">
            <text:p>8904662765</text:p>
          </table:table-cell>
          <table:table-cell office:value-type="float" office:value="8832453416" calcext:value-type="float">
            <text:p>8832453416</text:p>
          </table:table-cell>
          <table:table-cell office:value-type="float" office:value="11015404165" calcext:value-type="float">
            <text:p>11015404165</text:p>
          </table:table-cell>
          <table:table-cell office:value-type="float" office:value="8329663273" calcext:value-type="float">
            <text:p>8329663273</text:p>
          </table:table-cell>
          <table:table-cell office:value-type="float" office:value="7751431300" calcext:value-type="float">
            <text:p>7751431300</text:p>
          </table:table-cell>
          <table:table-cell office:value-type="float" office:value="9216021929" calcext:value-type="float">
            <text:p>9216021929</text:p>
          </table:table-cell>
          <table:table-cell office:value-type="float" office:value="8573005373" calcext:value-type="float">
            <text:p>8573005373</text:p>
          </table:table-cell>
          <table:table-cell office:value-type="float" office:value="7310308580" calcext:value-type="float">
            <text:p>7310308580</text:p>
          </table:table-cell>
          <table:table-cell office:value-type="float" office:value="8678223688" calcext:value-type="float">
            <text:p>8678223688</text:p>
          </table:table-cell>
          <table:table-cell office:value-type="float" office:value="6132112132" calcext:value-type="float">
            <text:p>6132112132</text:p>
          </table:table-cell>
          <table:table-cell office:value-type="float" office:value="6031187413" calcext:value-type="float">
            <text:p>6031187413</text:p>
          </table:table-cell>
          <table:table-cell office:value-type="float" office:value="5693531720" calcext:value-type="float">
            <text:p>5693531720</text:p>
          </table:table-cell>
          <table:table-cell office:value-type="float" office:value="6294549892" calcext:value-type="float">
            <text:p>6294549892</text:p>
          </table:table-cell>
          <table:table-cell office:value-type="float" office:value="5619525850" calcext:value-type="float">
            <text:p>5619525850</text:p>
          </table:table-cell>
          <table:table-cell office:value-type="float" office:value="6893362589" calcext:value-type="float">
            <text:p>6893362589</text:p>
          </table:table-cell>
          <table:table-cell office:value-type="float" office:value="6965608642" calcext:value-type="float">
            <text:p>6965608642</text:p>
          </table:table-cell>
          <table:table-cell office:value-type="float" office:value="5605085725" calcext:value-type="float">
            <text:p>5605085725</text:p>
          </table:table-cell>
          <table:table-cell office:value-type="float" office:value="5094949402" calcext:value-type="float">
            <text:p>5094949402</text:p>
          </table:table-cell>
          <table:table-cell office:value-type="float" office:value="5475085213" calcext:value-type="float">
            <text:p>5475085213</text:p>
          </table:table-cell>
          <table:table-cell office:value-type="float" office:value="6298673890" calcext:value-type="float">
            <text:p>6298673890</text:p>
          </table:table-cell>
          <table:table-cell office:value-type="float" office:value="5130702261" calcext:value-type="float">
            <text:p>5130702261</text:p>
          </table:table-cell>
          <table:table-cell office:value-type="float" office:value="6168074146" calcext:value-type="float">
            <text:p>6168074146</text:p>
          </table:table-cell>
          <table:table-cell office:value-type="float" office:value="5707377056" calcext:value-type="float">
            <text:p>5707377056</text:p>
          </table:table-cell>
          <table:table-cell office:value-type="float" office:value="6704393426" calcext:value-type="float">
            <text:p>6704393426</text:p>
          </table:table-cell>
          <table:table-cell office:value-type="float" office:value="6105136973" calcext:value-type="float">
            <text:p>6105136973</text:p>
          </table:table-cell>
          <table:table-cell office:value-type="float" office:value="4529860277" calcext:value-type="float">
            <text:p>4529860277</text:p>
          </table:table-cell>
          <table:table-cell office:value-type="float" office:value="4882769885" calcext:value-type="float">
            <text:p>4882769885</text:p>
          </table:table-cell>
          <table:table-cell office:value-type="float" office:value="4059122344" calcext:value-type="float">
            <text:p>4059122344</text:p>
          </table:table-cell>
          <table:table-cell office:value-type="float" office:value="5194340801" calcext:value-type="float">
            <text:p>5194340801</text:p>
          </table:table-cell>
          <table:table-cell office:value-type="float" office:value="5764225213" calcext:value-type="float">
            <text:p>5764225213</text:p>
          </table:table-cell>
          <table:table-cell office:value-type="float" office:value="5448670226" calcext:value-type="float">
            <text:p>5448670226</text:p>
          </table:table-cell>
          <table:table-cell office:value-type="float" office:value="3556128545" calcext:value-type="float">
            <text:p>3556128545</text:p>
          </table:table-cell>
          <table:table-cell office:value-type="float" office:value="3803174037" calcext:value-type="float">
            <text:p>3803174037</text:p>
          </table:table-cell>
          <table:table-cell office:value-type="float" office:value="3495317605" calcext:value-type="float">
            <text:p>3495317605</text:p>
          </table:table-cell>
          <table:table-cell office:value-type="float" office:value="3608930453" calcext:value-type="float">
            <text:p>3608930453</text:p>
          </table:table-cell>
          <table:table-cell office:value-type="float" office:value="5564625905" calcext:value-type="float">
            <text:p>5564625905</text:p>
          </table:table-cell>
          <table:table-cell office:value-type="float" office:value="5350416865" calcext:value-type="float">
            <text:p>5350416865</text:p>
          </table:table-cell>
          <table:table-cell office:value-type="float" office:value="4576176481" calcext:value-type="float">
            <text:p>4576176481</text:p>
          </table:table-cell>
          <table:table-cell office:value-type="float" office:value="5508797810" calcext:value-type="float">
            <text:p>5508797810</text:p>
          </table:table-cell>
          <table:table-cell office:value-type="float" office:value="3858638017" calcext:value-type="float">
            <text:p>3858638017</text:p>
          </table:table-cell>
          <table:table-cell office:value-type="float" office:value="3095962497" calcext:value-type="float">
            <text:p>3095962497</text:p>
          </table:table-cell>
          <table:table-cell office:value-type="float" office:value="4162909997" calcext:value-type="float">
            <text:p>4162909997</text:p>
          </table:table-cell>
          <table:table-cell office:value-type="float" office:value="2901315925" calcext:value-type="float">
            <text:p>2901315925</text:p>
          </table:table-cell>
          <table:table-cell office:value-type="float" office:value="3082094992" calcext:value-type="float">
            <text:p>3082094992</text:p>
          </table:table-cell>
          <table:table-cell office:value-type="float" office:value="2770402697" calcext:value-type="float">
            <text:p>2770402697</text:p>
          </table:table-cell>
          <table:table-cell office:value-type="float" office:value="4040545997" calcext:value-type="float">
            <text:p>4040545997</text:p>
          </table:table-cell>
          <table:table-cell office:value-type="float" office:value="2229076900" calcext:value-type="float">
            <text:p>2229076900</text:p>
          </table:table-cell>
          <table:table-cell office:value-type="float" office:value="2098475717" calcext:value-type="float">
            <text:p>2098475717</text:p>
          </table:table-cell>
          <table:table-cell office:value-type="float" office:value="3312774361" calcext:value-type="float">
            <text:p>3312774361</text:p>
          </table:table-cell>
          <table:table-cell office:value-type="float" office:value="3978595172" calcext:value-type="float">
            <text:p>3978595172</text:p>
          </table:table-cell>
          <table:table-cell office:value-type="float" office:value="2662742212" calcext:value-type="float">
            <text:p>2662742212</text:p>
          </table:table-cell>
          <table:table-cell office:value-type="float" office:value="2560645909" calcext:value-type="float">
            <text:p>2560645909</text:p>
          </table:table-cell>
          <table:table-cell office:value-type="float" office:value="2609805557" calcext:value-type="float">
            <text:p>2609805557</text:p>
          </table:table-cell>
          <table:table-cell office:value-type="float" office:value="3027540944" calcext:value-type="float">
            <text:p>3027540944</text:p>
          </table:table-cell>
          <table:table-cell office:value-type="float" office:value="2220253157" calcext:value-type="float">
            <text:p>2220253157</text:p>
          </table:table-cell>
          <table:table-cell office:value-type="float" office:value="2933749305" calcext:value-type="float">
            <text:p>2933749305</text:p>
          </table:table-cell>
          <table:table-cell office:value-type="float" office:value="1400851325" calcext:value-type="float">
            <text:p>1400851325</text:p>
          </table:table-cell>
          <table:table-cell office:value-type="float" office:value="1256091733" calcext:value-type="float">
            <text:p>1256091733</text:p>
          </table:table-cell>
          <table:table-cell office:value-type="float" office:value="3194251250" calcext:value-type="float">
            <text:p>3194251250</text:p>
          </table:table-cell>
          <table:table-cell office:value-type="float" office:value="1168340644" calcext:value-type="float">
            <text:p>1168340644</text:p>
          </table:table-cell>
          <table:table-cell office:value-type="float" office:value="1010942045" calcext:value-type="float">
            <text:p>1010942045</text:p>
          </table:table-cell>
          <table:table-cell office:value-type="float" office:value="2569221250" calcext:value-type="float">
            <text:p>2569221250</text:p>
          </table:table-cell>
          <table:table-cell office:value-type="float" office:value="1423722248" calcext:value-type="float">
            <text:p>1423722248</text:p>
          </table:table-cell>
          <table:table-cell office:value-type="float" office:value="3089623585" calcext:value-type="float">
            <text:p>3089623585</text:p>
          </table:table-cell>
          <table:table-cell office:value-type="float" office:value="3001430084" calcext:value-type="float">
            <text:p>3001430084</text:p>
          </table:table-cell>
          <table:table-cell office:value-type="float" office:value="656694881" calcext:value-type="float">
            <text:p>656694881</text:p>
          </table:table-cell>
          <table:table-cell office:value-type="float" office:value="1116892525" calcext:value-type="float">
            <text:p>1116892525</text:p>
          </table:table-cell>
          <table:table-cell office:value-type="float" office:value="953375954" calcext:value-type="float">
            <text:p>953375954</text:p>
          </table:table-cell>
          <table:table-cell office:value-type="float" office:value="1146529313" calcext:value-type="float">
            <text:p>1146529313</text:p>
          </table:table-cell>
          <table:table-cell office:value-type="float" office:value="776905202" calcext:value-type="float">
            <text:p>776905202</text:p>
          </table:table-cell>
          <table:table-cell office:value-type="float" office:value="1399590450" calcext:value-type="float">
            <text:p>1399590450</text:p>
          </table:table-cell>
          <table:table-cell office:value-type="float" office:value="425632453" calcext:value-type="float">
            <text:p>425632453</text:p>
          </table:table-cell>
          <table:table-cell office:value-type="float" office:value="359846545" calcext:value-type="float">
            <text:p>359846545</text:p>
          </table:table-cell>
          <table:table-cell office:value-type="float" office:value="2431359892" calcext:value-type="float">
            <text:p>2431359892</text:p>
          </table:table-cell>
          <table:table-cell office:value-type="float" office:value="342758565" calcext:value-type="float">
            <text:p>342758565</text:p>
          </table:table-cell>
          <table:table-cell office:value-type="float" office:value="1498249832" calcext:value-type="float">
            <text:p>1498249832</text:p>
          </table:table-cell>
          <table:table-cell office:value-type="float" office:value="218857608" calcext:value-type="float">
            <text:p>218857608</text:p>
          </table:table-cell>
          <table:table-cell office:value-type="float" office:value="504710386" calcext:value-type="float">
            <text:p>504710386</text:p>
          </table:table-cell>
          <table:table-cell office:value-type="float" office:value="1056447154" calcext:value-type="float">
            <text:p>1056447154</text:p>
          </table:table-cell>
          <table:table-cell office:value-type="float" office:value="701920349" calcext:value-type="float">
            <text:p>701920349</text:p>
          </table:table-cell>
          <table:table-cell office:value-type="float" office:value="777926480" calcext:value-type="float">
            <text:p>777926480</text:p>
          </table:table-cell>
          <table:table-cell office:value-type="float" office:value="204327437" calcext:value-type="float">
            <text:p>204327437</text:p>
          </table:table-cell>
          <table:table-cell office:value-type="float" office:value="1082258249" calcext:value-type="float">
            <text:p>1082258249</text:p>
          </table:table-cell>
          <table:table-cell office:value-type="float" office:value="1695476201" calcext:value-type="float">
            <text:p>1695476201</text:p>
          </table:table-cell>
          <table:table-cell office:value-type="float" office:value="948518101" calcext:value-type="float">
            <text:p>948518101</text:p>
          </table:table-cell>
          <table:table-cell office:value-type="float" office:value="271685416" calcext:value-type="float">
            <text:p>271685416</text:p>
          </table:table-cell>
          <table:table-cell office:value-type="float" office:value="118380730" calcext:value-type="float">
            <text:p>118380730</text:p>
          </table:table-cell>
          <table:table-cell office:value-type="float" office:value="294970490" calcext:value-type="float">
            <text:p>294970490</text:p>
          </table:table-cell>
          <table:table-cell office:value-type="float" office:value="55278205" calcext:value-type="float">
            <text:p>55278205</text:p>
          </table:table-cell>
          <table:table-cell office:value-type="float" office:value="2434119565" calcext:value-type="float">
            <text:p>2434119565</text:p>
          </table:table-cell>
          <table:table-cell office:value-type="float" office:value="276250250" calcext:value-type="float">
            <text:p>276250250</text:p>
          </table:table-cell>
          <table:table-cell office:value-type="float" office:value="746903929" calcext:value-type="float">
            <text:p>746903929</text:p>
          </table:table-cell>
          <table:table-cell office:value-type="float" office:value="93853865" calcext:value-type="float">
            <text:p>93853865</text:p>
          </table:table-cell>
          <table:table-cell office:value-type="float" office:value="909647738" calcext:value-type="float">
            <text:p>909647738</text:p>
          </table:table-cell>
          <table:table-cell office:value-type="float" office:value="2454559549" calcext:value-type="float">
            <text:p>2454559549</text:p>
          </table:table-cell>
          <table:table-cell office:value-type="float" office:value="238563764" calcext:value-type="float">
            <text:p>238563764</text:p>
          </table:table-cell>
          <table:table-cell office:value-type="float" office:value="1730091140" calcext:value-type="float">
            <text:p>1730091140</text:p>
          </table:table-cell>
          <table:table-cell office:value-type="float" office:value="82350720" calcext:value-type="float">
            <text:p>82350720</text:p>
          </table:table-cell>
          <table:table-cell office:value-type="float" office:value="728953265" calcext:value-type="float">
            <text:p>728953265</text:p>
          </table:table-cell>
          <table:table-cell office:value-type="string" calcext:value-type="string">
            <text:p><text:s/></text:p>
          </table:table-cell>
          <table:table-cell table:formula="of:=MIN([.B94:.CW94])" office:value-type="float" office:value="55278205" calcext:value-type="float">
            <text:p>55278205</text:p>
          </table:table-cell>
        </table:table-row>
        <table:table-row table:style-name="ro1">
          <table:table-cell office:value-type="string" calcext:value-type="string">
            <text:p>(94677, 86971)</text:p>
          </table:table-cell>
          <table:table-cell office:value-type="float" office:value="9043642285" calcext:value-type="float">
            <text:p>9043642285</text:p>
          </table:table-cell>
          <table:table-cell office:value-type="float" office:value="11089633417" calcext:value-type="float">
            <text:p>11089633417</text:p>
          </table:table-cell>
          <table:table-cell office:value-type="float" office:value="9602823690" calcext:value-type="float">
            <text:p>9602823690</text:p>
          </table:table-cell>
          <table:table-cell office:value-type="float" office:value="16041702973" calcext:value-type="float">
            <text:p>16041702973</text:p>
          </table:table-cell>
          <table:table-cell office:value-type="float" office:value="10911851101" calcext:value-type="float">
            <text:p>10911851101</text:p>
          </table:table-cell>
          <table:table-cell office:value-type="float" office:value="8683059890" calcext:value-type="float">
            <text:p>8683059890</text:p>
          </table:table-cell>
          <table:table-cell office:value-type="float" office:value="13566342465" calcext:value-type="float">
            <text:p>13566342465</text:p>
          </table:table-cell>
          <table:table-cell office:value-type="float" office:value="7194100777" calcext:value-type="float">
            <text:p>7194100777</text:p>
          </table:table-cell>
          <table:table-cell office:value-type="float" office:value="10689366250" calcext:value-type="float">
            <text:p>10689366250</text:p>
          </table:table-cell>
          <table:table-cell office:value-type="float" office:value="6612428474" calcext:value-type="float">
            <text:p>6612428474</text:p>
          </table:table-cell>
          <table:table-cell office:value-type="float" office:value="7139482618" calcext:value-type="float">
            <text:p>7139482618</text:p>
          </table:table-cell>
          <table:table-cell office:value-type="float" office:value="7755178405" calcext:value-type="float">
            <text:p>7755178405</text:p>
          </table:table-cell>
          <table:table-cell office:value-type="float" office:value="7636681498" calcext:value-type="float">
            <text:p>7636681498</text:p>
          </table:table-cell>
          <table:table-cell office:value-type="float" office:value="5465798330" calcext:value-type="float">
            <text:p>5465798330</text:p>
          </table:table-cell>
          <table:table-cell office:value-type="float" office:value="5666037640" calcext:value-type="float">
            <text:p>5666037640</text:p>
          </table:table-cell>
          <table:table-cell office:value-type="float" office:value="5300323001" calcext:value-type="float">
            <text:p>5300323001</text:p>
          </table:table-cell>
          <table:table-cell office:value-type="float" office:value="5301439348" calcext:value-type="float">
            <text:p>5301439348</text:p>
          </table:table-cell>
          <table:table-cell office:value-type="float" office:value="8484146905" calcext:value-type="float">
            <text:p>8484146905</text:p>
          </table:table-cell>
          <table:table-cell office:value-type="float" office:value="7237240180" calcext:value-type="float">
            <text:p>7237240180</text:p>
          </table:table-cell>
          <table:table-cell office:value-type="float" office:value="5157622081" calcext:value-type="float">
            <text:p>5157622081</text:p>
          </table:table-cell>
          <table:table-cell office:value-type="float" office:value="10517280800" calcext:value-type="float">
            <text:p>10517280800</text:p>
          </table:table-cell>
          <table:table-cell office:value-type="float" office:value="5197025573" calcext:value-type="float">
            <text:p>5197025573</text:p>
          </table:table-cell>
          <table:table-cell office:value-type="float" office:value="4729280548" calcext:value-type="float">
            <text:p>4729280548</text:p>
          </table:table-cell>
          <table:table-cell office:value-type="float" office:value="4653267634" calcext:value-type="float">
            <text:p>4653267634</text:p>
          </table:table-cell>
          <table:table-cell office:value-type="float" office:value="4674615604" calcext:value-type="float">
            <text:p>4674615604</text:p>
          </table:table-cell>
          <table:table-cell office:value-type="float" office:value="10626683149" calcext:value-type="float">
            <text:p>10626683149</text:p>
          </table:table-cell>
          <table:table-cell office:value-type="float" office:value="6962479613" calcext:value-type="float">
            <text:p>6962479613</text:p>
          </table:table-cell>
          <table:table-cell office:value-type="float" office:value="8082599321" calcext:value-type="float">
            <text:p>8082599321</text:p>
          </table:table-cell>
          <table:table-cell office:value-type="float" office:value="6105568618" calcext:value-type="float">
            <text:p>6105568618</text:p>
          </table:table-cell>
          <table:table-cell office:value-type="float" office:value="3856802209" calcext:value-type="float">
            <text:p>3856802209</text:p>
          </table:table-cell>
          <table:table-cell office:value-type="float" office:value="3820117877" calcext:value-type="float">
            <text:p>3820117877</text:p>
          </table:table-cell>
          <table:table-cell office:value-type="float" office:value="10101042824" calcext:value-type="float">
            <text:p>10101042824</text:p>
          </table:table-cell>
          <table:table-cell office:value-type="float" office:value="4959297081" calcext:value-type="float">
            <text:p>4959297081</text:p>
          </table:table-cell>
          <table:table-cell office:value-type="float" office:value="6454493273" calcext:value-type="float">
            <text:p>6454493273</text:p>
          </table:table-cell>
          <table:table-cell office:value-type="float" office:value="4068782525" calcext:value-type="float">
            <text:p>4068782525</text:p>
          </table:table-cell>
          <table:table-cell office:value-type="float" office:value="3823354321" calcext:value-type="float">
            <text:p>3823354321</text:p>
          </table:table-cell>
          <table:table-cell office:value-type="float" office:value="10589800525" calcext:value-type="float">
            <text:p>10589800525</text:p>
          </table:table-cell>
          <table:table-cell office:value-type="float" office:value="3271946165" calcext:value-type="float">
            <text:p>3271946165</text:p>
          </table:table-cell>
          <table:table-cell office:value-type="float" office:value="8890639369" calcext:value-type="float">
            <text:p>8890639369</text:p>
          </table:table-cell>
          <table:table-cell office:value-type="float" office:value="10607645992" calcext:value-type="float">
            <text:p>10607645992</text:p>
          </table:table-cell>
          <table:table-cell office:value-type="float" office:value="3148427761" calcext:value-type="float">
            <text:p>3148427761</text:p>
          </table:table-cell>
          <table:table-cell office:value-type="float" office:value="5363813429" calcext:value-type="float">
            <text:p>5363813429</text:p>
          </table:table-cell>
          <table:table-cell office:value-type="float" office:value="2770924169" calcext:value-type="float">
            <text:p>2770924169</text:p>
          </table:table-cell>
          <table:table-cell office:value-type="float" office:value="5387064845" calcext:value-type="float">
            <text:p>5387064845</text:p>
          </table:table-cell>
          <table:table-cell office:value-type="float" office:value="5990671754" calcext:value-type="float">
            <text:p>5990671754</text:p>
          </table:table-cell>
          <table:table-cell office:value-type="float" office:value="2891843545" calcext:value-type="float">
            <text:p>2891843545</text:p>
          </table:table-cell>
          <table:table-cell office:value-type="float" office:value="2360769113" calcext:value-type="float">
            <text:p>2360769113</text:p>
          </table:table-cell>
          <table:table-cell office:value-type="float" office:value="3847112690" calcext:value-type="float">
            <text:p>3847112690</text:p>
          </table:table-cell>
          <table:table-cell office:value-type="float" office:value="4058230725" calcext:value-type="float">
            <text:p>4058230725</text:p>
          </table:table-cell>
          <table:table-cell office:value-type="float" office:value="1835569877" calcext:value-type="float">
            <text:p>1835569877</text:p>
          </table:table-cell>
          <table:table-cell office:value-type="float" office:value="8923745034" calcext:value-type="float">
            <text:p>8923745034</text:p>
          </table:table-cell>
          <table:table-cell office:value-type="float" office:value="1751954786" calcext:value-type="float">
            <text:p>1751954786</text:p>
          </table:table-cell>
          <table:table-cell office:value-type="float" office:value="1561739213" calcext:value-type="float">
            <text:p>1561739213</text:p>
          </table:table-cell>
          <table:table-cell office:value-type="float" office:value="6487115113" calcext:value-type="float">
            <text:p>6487115113</text:p>
          </table:table-cell>
          <table:table-cell office:value-type="float" office:value="7349000490" calcext:value-type="float">
            <text:p>7349000490</text:p>
          </table:table-cell>
          <table:table-cell office:value-type="float" office:value="1574082289" calcext:value-type="float">
            <text:p>1574082289</text:p>
          </table:table-cell>
          <table:table-cell office:value-type="float" office:value="1478534405" calcext:value-type="float">
            <text:p>1478534405</text:p>
          </table:table-cell>
          <table:table-cell office:value-type="float" office:value="2087642305" calcext:value-type="float">
            <text:p>2087642305</text:p>
          </table:table-cell>
          <table:table-cell office:value-type="float" office:value="2215823761" calcext:value-type="float">
            <text:p>2215823761</text:p>
          </table:table-cell>
          <table:table-cell office:value-type="float" office:value="7943790676" calcext:value-type="float">
            <text:p>7943790676</text:p>
          </table:table-cell>
          <table:table-cell office:value-type="float" office:value="1703872642" calcext:value-type="float">
            <text:p>1703872642</text:p>
          </table:table-cell>
          <table:table-cell office:value-type="float" office:value="3263053973" calcext:value-type="float">
            <text:p>3263053973</text:p>
          </table:table-cell>
          <table:table-cell office:value-type="float" office:value="7034512160" calcext:value-type="float">
            <text:p>7034512160</text:p>
          </table:table-cell>
          <table:table-cell office:value-type="float" office:value="4586052794" calcext:value-type="float">
            <text:p>4586052794</text:p>
          </table:table-cell>
          <table:table-cell office:value-type="float" office:value="938862041" calcext:value-type="float">
            <text:p>938862041</text:p>
          </table:table-cell>
          <table:table-cell office:value-type="float" office:value="910121930" calcext:value-type="float">
            <text:p>910121930</text:p>
          </table:table-cell>
          <table:table-cell office:value-type="float" office:value="2389965089" calcext:value-type="float">
            <text:p>2389965089</text:p>
          </table:table-cell>
          <table:table-cell office:value-type="float" office:value="4298451233" calcext:value-type="float">
            <text:p>4298451233</text:p>
          </table:table-cell>
          <table:table-cell office:value-type="float" office:value="3898450340" calcext:value-type="float">
            <text:p>3898450340</text:p>
          </table:table-cell>
          <table:table-cell office:value-type="float" office:value="4429441157" calcext:value-type="float">
            <text:p>4429441157</text:p>
          </table:table-cell>
          <table:table-cell office:value-type="float" office:value="3479888644" calcext:value-type="float">
            <text:p>3479888644</text:p>
          </table:table-cell>
          <table:table-cell office:value-type="float" office:value="5122248320" calcext:value-type="float">
            <text:p>5122248320</text:p>
          </table:table-cell>
          <table:table-cell office:value-type="float" office:value="2356533749" calcext:value-type="float">
            <text:p>2356533749</text:p>
          </table:table-cell>
          <table:table-cell office:value-type="float" office:value="1891381925" calcext:value-type="float">
            <text:p>1891381925</text:p>
          </table:table-cell>
          <table:table-cell office:value-type="float" office:value="7240358938" calcext:value-type="float">
            <text:p>7240358938</text:p>
          </table:table-cell>
          <table:table-cell office:value-type="float" office:value="1169993465" calcext:value-type="float">
            <text:p>1169993465</text:p>
          </table:table-cell>
          <table:table-cell office:value-type="float" office:value="240126858" calcext:value-type="float">
            <text:p>240126858</text:p>
          </table:table-cell>
          <table:table-cell office:value-type="float" office:value="1892539730" calcext:value-type="float">
            <text:p>1892539730</text:p>
          </table:table-cell>
          <table:table-cell office:value-type="float" office:value="590041160" calcext:value-type="float">
            <text:p>590041160</text:p>
          </table:table-cell>
          <table:table-cell office:value-type="float" office:value="4654075348" calcext:value-type="float">
            <text:p>4654075348</text:p>
          </table:table-cell>
          <table:table-cell office:value-type="float" office:value="352363477" calcext:value-type="float">
            <text:p>352363477</text:p>
          </table:table-cell>
          <table:table-cell office:value-type="float" office:value="4066109450" calcext:value-type="float">
            <text:p>4066109450</text:p>
          </table:table-cell>
          <table:table-cell office:value-type="float" office:value="844859353" calcext:value-type="float">
            <text:p>844859353</text:p>
          </table:table-cell>
          <table:table-cell office:value-type="float" office:value="132015937" calcext:value-type="float">
            <text:p>132015937</text:p>
          </table:table-cell>
          <table:table-cell office:value-type="float" office:value="6062902249" calcext:value-type="float">
            <text:p>6062902249</text:p>
          </table:table-cell>
          <table:table-cell office:value-type="float" office:value="4547139469" calcext:value-type="float">
            <text:p>4547139469</text:p>
          </table:table-cell>
          <table:table-cell office:value-type="float" office:value="569425090" calcext:value-type="float">
            <text:p>569425090</text:p>
          </table:table-cell>
          <table:table-cell office:value-type="float" office:value="902907332" calcext:value-type="float">
            <text:p>902907332</text:p>
          </table:table-cell>
          <table:table-cell office:value-type="float" office:value="515564692" calcext:value-type="float">
            <text:p>515564692</text:p>
          </table:table-cell>
          <table:table-cell office:value-type="float" office:value="1629326609" calcext:value-type="float">
            <text:p>1629326609</text:p>
          </table:table-cell>
          <table:table-cell office:value-type="float" office:value="183923381" calcext:value-type="float">
            <text:p>183923381</text:p>
          </table:table-cell>
          <table:table-cell office:value-type="float" office:value="497364820" calcext:value-type="float">
            <text:p>497364820</text:p>
          </table:table-cell>
          <table:table-cell office:value-type="float" office:value="120130993" calcext:value-type="float">
            <text:p>120130993</text:p>
          </table:table-cell>
          <table:table-cell office:value-type="float" office:value="789217057" calcext:value-type="float">
            <text:p>789217057</text:p>
          </table:table-cell>
          <table:table-cell office:value-type="float" office:value="51891604" calcext:value-type="float">
            <text:p>51891604</text:p>
          </table:table-cell>
          <table:table-cell office:value-type="float" office:value="154373881" calcext:value-type="float">
            <text:p>154373881</text:p>
          </table:table-cell>
          <table:table-cell office:value-type="float" office:value="2769709786" calcext:value-type="float">
            <text:p>2769709786</text:p>
          </table:table-cell>
          <table:table-cell office:value-type="float" office:value="21452626" calcext:value-type="float">
            <text:p>21452626</text:p>
          </table:table-cell>
          <table:table-cell office:value-type="float" office:value="2119337810" calcext:value-type="float">
            <text:p>2119337810</text:p>
          </table:table-cell>
          <table:table-cell office:value-type="float" office:value="4077675765" calcext:value-type="float">
            <text:p>4077675765</text:p>
          </table:table-cell>
          <table:table-cell office:value-type="string" calcext:value-type="string">
            <text:p><text:s/></text:p>
          </table:table-cell>
          <table:table-cell table:formula="of:=MIN([.B95:.CW95])" office:value-type="float" office:value="21452626" calcext:value-type="float">
            <text:p>21452626</text:p>
          </table:table-cell>
        </table:table-row>
        <table:table-row table:style-name="ro1">
          <table:table-cell office:value-type="string" calcext:value-type="string">
            <text:p>(96066, 84612)</text:p>
          </table:table-cell>
          <table:table-cell office:value-type="float" office:value="9258991685" calcext:value-type="float">
            <text:p>9258991685</text:p>
          </table:table-cell>
          <table:table-cell office:value-type="float" office:value="11135608613" calcext:value-type="float">
            <text:p>11135608613</text:p>
          </table:table-cell>
          <table:table-cell office:value-type="float" office:value="9737765476" calcext:value-type="float">
            <text:p>9737765476</text:p>
          </table:table-cell>
          <table:table-cell office:value-type="float" office:value="15905666565" calcext:value-type="float">
            <text:p>15905666565</text:p>
          </table:table-cell>
          <table:table-cell office:value-type="float" office:value="10921728665" calcext:value-type="float">
            <text:p>10921728665</text:p>
          </table:table-cell>
          <table:table-cell office:value-type="float" office:value="8791536400" calcext:value-type="float">
            <text:p>8791536400</text:p>
          </table:table-cell>
          <table:table-cell office:value-type="float" office:value="13457500513" calcext:value-type="float">
            <text:p>13457500513</text:p>
          </table:table-cell>
          <table:table-cell office:value-type="float" office:value="7439992729" calcext:value-type="float">
            <text:p>7439992729</text:p>
          </table:table-cell>
          <table:table-cell office:value-type="float" office:value="10624581032" calcext:value-type="float">
            <text:p>10624581032</text:p>
          </table:table-cell>
          <table:table-cell office:value-type="float" office:value="6890380100" calcext:value-type="float">
            <text:p>6890380100</text:p>
          </table:table-cell>
          <table:table-cell office:value-type="float" office:value="7215916032" calcext:value-type="float">
            <text:p>7215916032</text:p>
          </table:table-cell>
          <table:table-cell office:value-type="float" office:value="7784618229" calcext:value-type="float">
            <text:p>7784618229</text:p>
          </table:table-cell>
          <table:table-cell office:value-type="float" office:value="7645398580" calcext:value-type="float">
            <text:p>7645398580</text:p>
          </table:table-cell>
          <table:table-cell office:value-type="float" office:value="5645257160" calcext:value-type="float">
            <text:p>5645257160</text:p>
          </table:table-cell>
          <table:table-cell office:value-type="float" office:value="5788042970" calcext:value-type="float">
            <text:p>5788042970</text:p>
          </table:table-cell>
          <table:table-cell office:value-type="float" office:value="5525775221" calcext:value-type="float">
            <text:p>5525775221</text:p>
          </table:table-cell>
          <table:table-cell office:value-type="float" office:value="5531282522" calcext:value-type="float">
            <text:p>5531282522</text:p>
          </table:table-cell>
          <table:table-cell office:value-type="float" office:value="8425426293" calcext:value-type="float">
            <text:p>8425426293</text:p>
          </table:table-cell>
          <table:table-cell office:value-type="float" office:value="7220907450" calcext:value-type="float">
            <text:p>7220907450</text:p>
          </table:table-cell>
          <table:table-cell office:value-type="float" office:value="5295843785" calcext:value-type="float">
            <text:p>5295843785</text:p>
          </table:table-cell>
          <table:table-cell office:value-type="float" office:value="10366923002" calcext:value-type="float">
            <text:p>10366923002</text:p>
          </table:table-cell>
          <table:table-cell office:value-type="float" office:value="5308294165" calcext:value-type="float">
            <text:p>5308294165</text:p>
          </table:table-cell>
          <table:table-cell office:value-type="float" office:value="4933785770" calcext:value-type="float">
            <text:p>4933785770</text:p>
          </table:table-cell>
          <table:table-cell office:value-type="float" office:value="4831528180" calcext:value-type="float">
            <text:p>4831528180</text:p>
          </table:table-cell>
          <table:table-cell office:value-type="float" office:value="4913766530" calcext:value-type="float">
            <text:p>4913766530</text:p>
          </table:table-cell>
          <table:table-cell office:value-type="float" office:value="10446374045" calcext:value-type="float">
            <text:p>10446374045</text:p>
          </table:table-cell>
          <table:table-cell office:value-type="float" office:value="6914204117" calcext:value-type="float">
            <text:p>6914204117</text:p>
          </table:table-cell>
          <table:table-cell office:value-type="float" office:value="7984923161" calcext:value-type="float">
            <text:p>7984923161</text:p>
          </table:table-cell>
          <table:table-cell office:value-type="float" office:value="6074011508" calcext:value-type="float">
            <text:p>6074011508</text:p>
          </table:table-cell>
          <table:table-cell office:value-type="float" office:value="4036158025" calcext:value-type="float">
            <text:p>4036158025</text:p>
          </table:table-cell>
          <table:table-cell office:value-type="float" office:value="4035651049" calcext:value-type="float">
            <text:p>4035651049</text:p>
          </table:table-cell>
          <table:table-cell office:value-type="float" office:value="9894293810" calcext:value-type="float">
            <text:p>9894293810</text:p>
          </table:table-cell>
          <table:table-cell office:value-type="float" office:value="4958648341" calcext:value-type="float">
            <text:p>4958648341</text:p>
          </table:table-cell>
          <table:table-cell office:value-type="float" office:value="6373998397" calcext:value-type="float">
            <text:p>6373998397</text:p>
          </table:table-cell>
          <table:table-cell office:value-type="float" office:value="4116242213" calcext:value-type="float">
            <text:p>4116242213</text:p>
          </table:table-cell>
          <table:table-cell office:value-type="float" office:value="3893127485" calcext:value-type="float">
            <text:p>3893127485</text:p>
          </table:table-cell>
          <table:table-cell office:value-type="float" office:value="10350995717" calcext:value-type="float">
            <text:p>10350995717</text:p>
          </table:table-cell>
          <table:table-cell office:value-type="float" office:value="3482138273" calcext:value-type="float">
            <text:p>3482138273</text:p>
          </table:table-cell>
          <table:table-cell office:value-type="float" office:value="8693070345" calcext:value-type="float">
            <text:p>8693070345</text:p>
          </table:table-cell>
          <table:table-cell office:value-type="float" office:value="10360295938" calcext:value-type="float">
            <text:p>10360295938</text:p>
          </table:table-cell>
          <table:table-cell office:value-type="float" office:value="3269252645" calcext:value-type="float">
            <text:p>3269252645</text:p>
          </table:table-cell>
          <table:table-cell office:value-type="float" office:value="5293714177" calcext:value-type="float">
            <text:p>5293714177</text:p>
          </table:table-cell>
          <table:table-cell office:value-type="float" office:value="2927097317" calcext:value-type="float">
            <text:p>2927097317</text:p>
          </table:table-cell>
          <table:table-cell office:value-type="float" office:value="5295971089" calcext:value-type="float">
            <text:p>5295971089</text:p>
          </table:table-cell>
          <table:table-cell office:value-type="float" office:value="5872331972" calcext:value-type="float">
            <text:p>5872331972</text:p>
          </table:table-cell>
          <table:table-cell office:value-type="float" office:value="2944536545" calcext:value-type="float">
            <text:p>2944536545</text:p>
          </table:table-cell>
          <table:table-cell office:value-type="float" office:value="2523252617" calcext:value-type="float">
            <text:p>2523252617</text:p>
          </table:table-cell>
          <table:table-cell office:value-type="float" office:value="3797652104" calcext:value-type="float">
            <text:p>3797652104</text:p>
          </table:table-cell>
          <table:table-cell office:value-type="float" office:value="3981680005" calcext:value-type="float">
            <text:p>3981680005</text:p>
          </table:table-cell>
          <table:table-cell office:value-type="float" office:value="1969507709" calcext:value-type="float">
            <text:p>1969507709</text:p>
          </table:table-cell>
          <table:table-cell office:value-type="float" office:value="8647152232" calcext:value-type="float">
            <text:p>8647152232</text:p>
          </table:table-cell>
          <table:table-cell office:value-type="float" office:value="1846037840" calcext:value-type="float">
            <text:p>1846037840</text:p>
          </table:table-cell>
          <table:table-cell office:value-type="float" office:value="1655218513" calcext:value-type="float">
            <text:p>1655218513</text:p>
          </table:table-cell>
          <table:table-cell office:value-type="float" office:value="6270885917" calcext:value-type="float">
            <text:p>6270885917</text:p>
          </table:table-cell>
          <table:table-cell office:value-type="float" office:value="7104051748" calcext:value-type="float">
            <text:p>7104051748</text:p>
          </table:table-cell>
          <table:table-cell office:value-type="float" office:value="1643143697" calcext:value-type="float">
            <text:p>1643143697</text:p>
          </table:table-cell>
          <table:table-cell office:value-type="float" office:value="1598744041" calcext:value-type="float">
            <text:p>1598744041</text:p>
          </table:table-cell>
          <table:table-cell office:value-type="float" office:value="2066401493" calcext:value-type="float">
            <text:p>2066401493</text:p>
          </table:table-cell>
          <table:table-cell office:value-type="float" office:value="2173811265" calcext:value-type="float">
            <text:p>2173811265</text:p>
          </table:table-cell>
          <table:table-cell office:value-type="float" office:value="7659286786" calcext:value-type="float">
            <text:p>7659286786</text:p>
          </table:table-cell>
          <table:table-cell office:value-type="float" office:value="1680892200" calcext:value-type="float">
            <text:p>1680892200</text:p>
          </table:table-cell>
          <table:table-cell office:value-type="float" office:value="3124210505" calcext:value-type="float">
            <text:p>3124210505</text:p>
          </table:table-cell>
          <table:table-cell office:value-type="float" office:value="6754847354" calcext:value-type="float">
            <text:p>6754847354</text:p>
          </table:table-cell>
          <table:table-cell office:value-type="float" office:value="4388635940" calcext:value-type="float">
            <text:p>4388635940</text:p>
          </table:table-cell>
          <table:table-cell office:value-type="float" office:value="1076009801" calcext:value-type="float">
            <text:p>1076009801</text:p>
          </table:table-cell>
          <table:table-cell office:value-type="float" office:value="1042884968" calcext:value-type="float">
            <text:p>1042884968</text:p>
          </table:table-cell>
          <table:table-cell office:value-type="float" office:value="2271556325" calcext:value-type="float">
            <text:p>2271556325</text:p>
          </table:table-cell>
          <table:table-cell office:value-type="float" office:value="4082627365" calcext:value-type="float">
            <text:p>4082627365</text:p>
          </table:table-cell>
          <table:table-cell office:value-type="float" office:value="3696335738" calcext:value-type="float">
            <text:p>3696335738</text:p>
          </table:table-cell>
          <table:table-cell office:value-type="float" office:value="4204849829" calcext:value-type="float">
            <text:p>4204849829</text:p>
          </table:table-cell>
          <table:table-cell office:value-type="float" office:value="3289849522" calcext:value-type="float">
            <text:p>3289849522</text:p>
          </table:table-cell>
          <table:table-cell office:value-type="float" office:value="4864331866" calcext:value-type="float">
            <text:p>4864331866</text:p>
          </table:table-cell>
          <table:table-cell office:value-type="float" office:value="2208992305" calcext:value-type="float">
            <text:p>2208992305</text:p>
          </table:table-cell>
          <table:table-cell office:value-type="float" office:value="1767912725" calcext:value-type="float">
            <text:p>1767912725</text:p>
          </table:table-cell>
          <table:table-cell office:value-type="float" office:value="6906388392" calcext:value-type="float">
            <text:p>6906388392</text:p>
          </table:table-cell>
          <table:table-cell office:value-type="float" office:value="1085577793" calcext:value-type="float">
            <text:p>1085577793</text:p>
          </table:table-cell>
          <table:table-cell office:value-type="float" office:value="283075252" calcext:value-type="float">
            <text:p>283075252</text:p>
          </table:table-cell>
          <table:table-cell office:value-type="float" office:value="1747163284" calcext:value-type="float">
            <text:p>1747163284</text:p>
          </table:table-cell>
          <table:table-cell office:value-type="float" office:value="544633106" calcext:value-type="float">
            <text:p>544633106</text:p>
          </table:table-cell>
          <table:table-cell office:value-type="float" office:value="4383750978" calcext:value-type="float">
            <text:p>4383750978</text:p>
          </table:table-cell>
          <table:table-cell office:value-type="float" office:value="330106825" calcext:value-type="float">
            <text:p>330106825</text:p>
          </table:table-cell>
          <table:table-cell office:value-type="float" office:value="3809704628" calcext:value-type="float">
            <text:p>3809704628</text:p>
          </table:table-cell>
          <table:table-cell office:value-type="float" office:value="753357637" calcext:value-type="float">
            <text:p>753357637</text:p>
          </table:table-cell>
          <table:table-cell office:value-type="float" office:value="140053825" calcext:value-type="float">
            <text:p>140053825</text:p>
          </table:table-cell>
          <table:table-cell office:value-type="float" office:value="5733321985" calcext:value-type="float">
            <text:p>5733321985</text:p>
          </table:table-cell>
          <table:table-cell office:value-type="float" office:value="4262091665" calcext:value-type="float">
            <text:p>4262091665</text:p>
          </table:table-cell>
          <table:table-cell office:value-type="float" office:value="492351476" calcext:value-type="float">
            <text:p>492351476</text:p>
          </table:table-cell>
          <table:table-cell office:value-type="float" office:value="794131018" calcext:value-type="float">
            <text:p>794131018</text:p>
          </table:table-cell>
          <table:table-cell office:value-type="float" office:value="441828538" calcext:value-type="float">
            <text:p>441828538</text:p>
          </table:table-cell>
          <table:table-cell office:value-type="float" office:value="1469725897" calcext:value-type="float">
            <text:p>1469725897</text:p>
          </table:table-cell>
          <table:table-cell office:value-type="float" office:value="265669661" calcext:value-type="float">
            <text:p>265669661</text:p>
          </table:table-cell>
          <table:table-cell office:value-type="float" office:value="419526754" calcext:value-type="float">
            <text:p>419526754</text:p>
          </table:table-cell>
          <table:table-cell office:value-type="float" office:value="91377533" calcext:value-type="float">
            <text:p>91377533</text:p>
          </table:table-cell>
          <table:table-cell office:value-type="float" office:value="673602893" calcext:value-type="float">
            <text:p>673602893</text:p>
          </table:table-cell>
          <table:table-cell office:value-type="float" office:value="30198130" calcext:value-type="float">
            <text:p>30198130</text:p>
          </table:table-cell>
          <table:table-cell office:value-type="float" office:value="224093241" calcext:value-type="float">
            <text:p>224093241</text:p>
          </table:table-cell>
          <table:table-cell office:value-type="float" office:value="2531656096" calcext:value-type="float">
            <text:p>2531656096</text:p>
          </table:table-cell>
          <table:table-cell office:value-type="float" office:value="45237776" calcext:value-type="float">
            <text:p>45237776</text:p>
          </table:table-cell>
          <table:table-cell office:value-type="float" office:value="1904537188" calcext:value-type="float">
            <text:p>1904537188</text:p>
          </table:table-cell>
          <table:table-cell office:value-type="float" office:value="3770818453" calcext:value-type="float">
            <text:p>3770818453</text:p>
          </table:table-cell>
          <table:table-cell office:value-type="string" calcext:value-type="string">
            <text:p><text:s/></text:p>
          </table:table-cell>
          <table:table-cell table:formula="of:=MIN([.B96:.CW96])" office:value-type="float" office:value="30198130" calcext:value-type="float">
            <text:p>30198130</text:p>
          </table:table-cell>
        </table:table-row>
        <table:table-row table:style-name="ro1">
          <table:table-cell office:value-type="string" calcext:value-type="string">
            <text:p>(96937, 17778)</text:p>
          </table:table-cell>
          <table:table-cell office:value-type="float" office:value="12668058538" calcext:value-type="float">
            <text:p>12668058538</text:p>
          </table:table-cell>
          <table:table-cell office:value-type="float" office:value="9768216130" calcext:value-type="float">
            <text:p>9768216130</text:p>
          </table:table-cell>
          <table:table-cell office:value-type="float" office:value="10911863525" calcext:value-type="float">
            <text:p>10911863525</text:p>
          </table:table-cell>
          <table:table-cell office:value-type="float" office:value="9430253530" calcext:value-type="float">
            <text:p>9430253530</text:p>
          </table:table-cell>
          <table:table-cell office:value-type="float" office:value="8829790514" calcext:value-type="float">
            <text:p>8829790514</text:p>
          </table:table-cell>
          <table:table-cell office:value-type="float" office:value="9659909493" calcext:value-type="float">
            <text:p>9659909493</text:p>
          </table:table-cell>
          <table:table-cell office:value-type="float" office:value="8181538298" calcext:value-type="float">
            <text:p>8181538298</text:p>
          </table:table-cell>
          <table:table-cell office:value-type="float" office:value="12451757300" calcext:value-type="float">
            <text:p>12451757300</text:p>
          </table:table-cell>
          <table:table-cell office:value-type="float" office:value="7076906569" calcext:value-type="float">
            <text:p>7076906569</text:p>
          </table:table-cell>
          <table:table-cell office:value-type="float" office:value="13125298421" calcext:value-type="float">
            <text:p>13125298421</text:p>
          </table:table-cell>
          <table:table-cell office:value-type="float" office:value="7921461109" calcext:value-type="float">
            <text:p>7921461109</text:p>
          </table:table-cell>
          <table:table-cell office:value-type="float" office:value="7200786322" calcext:value-type="float">
            <text:p>7200786322</text:p>
          </table:table-cell>
          <table:table-cell office:value-type="float" office:value="6661018445" calcext:value-type="float">
            <text:p>6661018445</text:p>
          </table:table-cell>
          <table:table-cell office:value-type="float" office:value="9637395161" calcext:value-type="float">
            <text:p>9637395161</text:p>
          </table:table-cell>
          <table:table-cell office:value-type="float" office:value="8205310853" calcext:value-type="float">
            <text:p>8205310853</text:p>
          </table:table-cell>
          <table:table-cell office:value-type="float" office:value="10889009986" calcext:value-type="float">
            <text:p>10889009986</text:p>
          </table:table-cell>
          <table:table-cell office:value-type="float" office:value="11022228989" calcext:value-type="float">
            <text:p>11022228989</text:p>
          </table:table-cell>
          <table:table-cell office:value-type="float" office:value="5751164962" calcext:value-type="float">
            <text:p>5751164962</text:p>
          </table:table-cell>
          <table:table-cell office:value-type="float" office:value="5866465921" calcext:value-type="float">
            <text:p>5866465921</text:p>
          </table:table-cell>
          <table:table-cell office:value-type="float" office:value="8360489204" calcext:value-type="float">
            <text:p>8360489204</text:p>
          </table:table-cell>
          <table:table-cell office:value-type="float" office:value="5278768169" calcext:value-type="float">
            <text:p>5278768169</text:p>
          </table:table-cell>
          <table:table-cell office:value-type="float" office:value="7680662194" calcext:value-type="float">
            <text:p>7680662194</text:p>
          </table:table-cell>
          <table:table-cell office:value-type="float" office:value="10008872549" calcext:value-type="float">
            <text:p>10008872549</text:p>
          </table:table-cell>
          <table:table-cell office:value-type="float" office:value="9213474713" calcext:value-type="float">
            <text:p>9213474713</text:p>
          </table:table-cell>
          <table:table-cell office:value-type="float" office:value="11048150473" calcext:value-type="float">
            <text:p>11048150473</text:p>
          </table:table-cell>
          <table:table-cell office:value-type="float" office:value="4803267346" calcext:value-type="float">
            <text:p>4803267346</text:p>
          </table:table-cell>
          <table:table-cell office:value-type="float" office:value="5024736874" calcext:value-type="float">
            <text:p>5024736874</text:p>
          </table:table-cell>
          <table:table-cell office:value-type="float" office:value="4715948500" calcext:value-type="float">
            <text:p>4715948500</text:p>
          </table:table-cell>
          <table:table-cell office:value-type="float" office:value="4870926605" calcext:value-type="float">
            <text:p>4870926605</text:p>
          </table:table-cell>
          <table:table-cell office:value-type="float" office:value="8910912578" calcext:value-type="float">
            <text:p>8910912578</text:p>
          </table:table-cell>
          <table:table-cell office:value-type="float" office:value="9998242920" calcext:value-type="float">
            <text:p>9998242920</text:p>
          </table:table-cell>
          <table:table-cell office:value-type="float" office:value="3998284693" calcext:value-type="float">
            <text:p>3998284693</text:p>
          </table:table-cell>
          <table:table-cell office:value-type="float" office:value="4901922320" calcext:value-type="float">
            <text:p>4901922320</text:p>
          </table:table-cell>
          <table:table-cell office:value-type="float" office:value="4073505994" calcext:value-type="float">
            <text:p>4073505994</text:p>
          </table:table-cell>
          <table:table-cell office:value-type="float" office:value="5546179322" calcext:value-type="float">
            <text:p>5546179322</text:p>
          </table:table-cell>
          <table:table-cell office:value-type="float" office:value="5967860674" calcext:value-type="float">
            <text:p>5967860674</text:p>
          </table:table-cell>
          <table:table-cell office:value-type="float" office:value="3776763124" calcext:value-type="float">
            <text:p>3776763124</text:p>
          </table:table-cell>
          <table:table-cell office:value-type="float" office:value="9672606002" calcext:value-type="float">
            <text:p>9672606002</text:p>
          </table:table-cell>
          <table:table-cell office:value-type="float" office:value="3392317498" calcext:value-type="float">
            <text:p>3392317498</text:p>
          </table:table-cell>
          <table:table-cell office:value-type="float" office:value="3649864685" calcext:value-type="float">
            <text:p>3649864685</text:p>
          </table:table-cell>
          <table:table-cell office:value-type="float" office:value="6998234240" calcext:value-type="float">
            <text:p>6998234240</text:p>
          </table:table-cell>
          <table:table-cell office:value-type="float" office:value="3668711698" calcext:value-type="float">
            <text:p>3668711698</text:p>
          </table:table-cell>
          <table:table-cell office:value-type="float" office:value="7873582978" calcext:value-type="float">
            <text:p>7873582978</text:p>
          </table:table-cell>
          <table:table-cell office:value-type="float" office:value="3272341320" calcext:value-type="float">
            <text:p>3272341320</text:p>
          </table:table-cell>
          <table:table-cell office:value-type="float" office:value="3088402913" calcext:value-type="float">
            <text:p>3088402913</text:p>
          </table:table-cell>
          <table:table-cell office:value-type="float" office:value="5163842146" calcext:value-type="float">
            <text:p>5163842146</text:p>
          </table:table-cell>
          <table:table-cell office:value-type="float" office:value="7975227604" calcext:value-type="float">
            <text:p>7975227604</text:p>
          </table:table-cell>
          <table:table-cell office:value-type="float" office:value="3320280545" calcext:value-type="float">
            <text:p>3320280545</text:p>
          </table:table-cell>
          <table:table-cell office:value-type="float" office:value="2884881026" calcext:value-type="float">
            <text:p>2884881026</text:p>
          </table:table-cell>
          <table:table-cell office:value-type="float" office:value="7042040132" calcext:value-type="float">
            <text:p>7042040132</text:p>
          </table:table-cell>
          <table:table-cell office:value-type="float" office:value="2174705033" calcext:value-type="float">
            <text:p>2174705033</text:p>
          </table:table-cell>
          <table:table-cell office:value-type="float" office:value="5896788005" calcext:value-type="float">
            <text:p>5896788005</text:p>
          </table:table-cell>
          <table:table-cell office:value-type="float" office:value="5858258760" calcext:value-type="float">
            <text:p>5858258760</text:p>
          </table:table-cell>
          <table:table-cell office:value-type="float" office:value="1710272794" calcext:value-type="float">
            <text:p>1710272794</text:p>
          </table:table-cell>
          <table:table-cell office:value-type="float" office:value="1744701713" calcext:value-type="float">
            <text:p>1744701713</text:p>
          </table:table-cell>
          <table:table-cell office:value-type="float" office:value="5210263588" calcext:value-type="float">
            <text:p>5210263588</text:p>
          </table:table-cell>
          <table:table-cell office:value-type="float" office:value="6619664506" calcext:value-type="float">
            <text:p>6619664506</text:p>
          </table:table-cell>
          <table:table-cell office:value-type="float" office:value="3232359562" calcext:value-type="float">
            <text:p>3232359562</text:p>
          </table:table-cell>
          <table:table-cell office:value-type="float" office:value="2845863844" calcext:value-type="float">
            <text:p>2845863844</text:p>
          </table:table-cell>
          <table:table-cell office:value-type="float" office:value="1518455705" calcext:value-type="float">
            <text:p>1518455705</text:p>
          </table:table-cell>
          <table:table-cell office:value-type="float" office:value="3107570497" calcext:value-type="float">
            <text:p>3107570497</text:p>
          </table:table-cell>
          <table:table-cell office:value-type="float" office:value="1459106920" calcext:value-type="float">
            <text:p>1459106920</text:p>
          </table:table-cell>
          <table:table-cell office:value-type="float" office:value="1111916825" calcext:value-type="float">
            <text:p>1111916825</text:p>
          </table:table-cell>
          <table:table-cell office:value-type="float" office:value="1086918661" calcext:value-type="float">
            <text:p>1086918661</text:p>
          </table:table-cell>
          <table:table-cell office:value-type="float" office:value="7320274250" calcext:value-type="float">
            <text:p>7320274250</text:p>
          </table:table-cell>
          <table:table-cell office:value-type="float" office:value="7179701593" calcext:value-type="float">
            <text:p>7179701593</text:p>
          </table:table-cell>
          <table:table-cell office:value-type="float" office:value="1526651968" calcext:value-type="float">
            <text:p>1526651968</text:p>
          </table:table-cell>
          <table:table-cell office:value-type="float" office:value="729501210" calcext:value-type="float">
            <text:p>729501210</text:p>
          </table:table-cell>
          <table:table-cell office:value-type="float" office:value="766939573" calcext:value-type="float">
            <text:p>766939573</text:p>
          </table:table-cell>
          <table:table-cell office:value-type="float" office:value="667284580" calcext:value-type="float">
            <text:p>667284580</text:p>
          </table:table-cell>
          <table:table-cell office:value-type="float" office:value="792308513" calcext:value-type="float">
            <text:p>792308513</text:p>
          </table:table-cell>
          <table:table-cell office:value-type="float" office:value="531154321" calcext:value-type="float">
            <text:p>531154321</text:p>
          </table:table-cell>
          <table:table-cell office:value-type="float" office:value="1092642696" calcext:value-type="float">
            <text:p>1092642696</text:p>
          </table:table-cell>
          <table:table-cell office:value-type="float" office:value="1368045188" calcext:value-type="float">
            <text:p>1368045188</text:p>
          </table:table-cell>
          <table:table-cell office:value-type="float" office:value="613893409" calcext:value-type="float">
            <text:p>613893409</text:p>
          </table:table-cell>
          <table:table-cell office:value-type="float" office:value="1945927012" calcext:value-type="float">
            <text:p>1945927012</text:p>
          </table:table-cell>
          <table:table-cell office:value-type="float" office:value="4886293229" calcext:value-type="float">
            <text:p>4886293229</text:p>
          </table:table-cell>
          <table:table-cell office:value-type="float" office:value="1079197717" calcext:value-type="float">
            <text:p>1079197717</text:p>
          </table:table-cell>
          <table:table-cell office:value-type="float" office:value="2730394325" calcext:value-type="float">
            <text:p>2730394325</text:p>
          </table:table-cell>
          <table:table-cell office:value-type="float" office:value="255326425" calcext:value-type="float">
            <text:p>255326425</text:p>
          </table:table-cell>
          <table:table-cell office:value-type="float" office:value="3293075432" calcext:value-type="float">
            <text:p>3293075432</text:p>
          </table:table-cell>
          <table:table-cell office:value-type="float" office:value="231799417" calcext:value-type="float">
            <text:p>231799417</text:p>
          </table:table-cell>
          <table:table-cell office:value-type="float" office:value="1930678034" calcext:value-type="float">
            <text:p>1930678034</text:p>
          </table:table-cell>
          <table:table-cell office:value-type="float" office:value="4174884122" calcext:value-type="float">
            <text:p>4174884122</text:p>
          </table:table-cell>
          <table:table-cell office:value-type="float" office:value="211236818" calcext:value-type="float">
            <text:p>211236818</text:p>
          </table:table-cell>
          <table:table-cell office:value-type="float" office:value="117506888" calcext:value-type="float">
            <text:p>117506888</text:p>
          </table:table-cell>
          <table:table-cell office:value-type="float" office:value="2278545125" calcext:value-type="float">
            <text:p>2278545125</text:p>
          </table:table-cell>
          <table:table-cell office:value-type="float" office:value="1704689865" calcext:value-type="float">
            <text:p>1704689865</text:p>
          </table:table-cell>
          <table:table-cell office:value-type="float" office:value="2365137905" calcext:value-type="float">
            <text:p>2365137905</text:p>
          </table:table-cell>
          <table:table-cell office:value-type="float" office:value="960671700" calcext:value-type="float">
            <text:p>960671700</text:p>
          </table:table-cell>
          <table:table-cell office:value-type="float" office:value="6628123610" calcext:value-type="float">
            <text:p>6628123610</text:p>
          </table:table-cell>
          <table:table-cell office:value-type="float" office:value="2337911165" calcext:value-type="float">
            <text:p>2337911165</text:p>
          </table:table-cell>
          <table:table-cell office:value-type="float" office:value="3528930320" calcext:value-type="float">
            <text:p>3528930320</text:p>
          </table:table-cell>
          <table:table-cell office:value-type="float" office:value="1732150480" calcext:value-type="float">
            <text:p>1732150480</text:p>
          </table:table-cell>
          <table:table-cell office:value-type="float" office:value="3875416781" calcext:value-type="float">
            <text:p>3875416781</text:p>
          </table:table-cell>
          <table:table-cell office:value-type="float" office:value="6661483156" calcext:value-type="float">
            <text:p>6661483156</text:p>
          </table:table-cell>
          <table:table-cell office:value-type="float" office:value="285162701" calcext:value-type="float">
            <text:p>285162701</text:p>
          </table:table-cell>
          <table:table-cell office:value-type="float" office:value="5411284885" calcext:value-type="float">
            <text:p>5411284885</text:p>
          </table:table-cell>
          <table:table-cell office:value-type="float" office:value="538183297" calcext:value-type="float">
            <text:p>538183297</text:p>
          </table:table-cell>
          <table:table-cell office:value-type="float" office:value="38409092" calcext:value-type="float">
            <text:p>38409092</text:p>
          </table:table-cell>
          <table:table-cell office:value-type="string" calcext:value-type="string">
            <text:p><text:s/></text:p>
          </table:table-cell>
          <table:table-cell table:formula="of:=MIN([.B97:.CW97])" office:value-type="float" office:value="38409092" calcext:value-type="float">
            <text:p>38409092</text:p>
          </table:table-cell>
        </table:table-row>
        <table:table-row table:style-name="ro1">
          <table:table-cell office:value-type="string" calcext:value-type="string">
            <text:p>(98242, 89425)</text:p>
          </table:table-cell>
          <table:table-cell office:value-type="float" office:value="9791993844" calcext:value-type="float">
            <text:p>9791993844</text:p>
          </table:table-cell>
          <table:table-cell office:value-type="float" office:value="12011294376" calcext:value-type="float">
            <text:p>12011294376</text:p>
          </table:table-cell>
          <table:table-cell office:value-type="float" office:value="10429209853" calcext:value-type="float">
            <text:p>10429209853</text:p>
          </table:table-cell>
          <table:table-cell office:value-type="float" office:value="17146372820" calcext:value-type="float">
            <text:p>17146372820</text:p>
          </table:table-cell>
          <table:table-cell office:value-type="float" office:value="11832246400" calcext:value-type="float">
            <text:p>11832246400</text:p>
          </table:table-cell>
          <table:table-cell office:value-type="float" office:value="9479162449" calcext:value-type="float">
            <text:p>9479162449</text:p>
          </table:table-cell>
          <table:table-cell office:value-type="float" office:value="14586871924" calcext:value-type="float">
            <text:p>14586871924</text:p>
          </table:table-cell>
          <table:table-cell office:value-type="float" office:value="7814679386" calcext:value-type="float">
            <text:p>7814679386</text:p>
          </table:table-cell>
          <table:table-cell office:value-type="float" office:value="11601560781" calcext:value-type="float">
            <text:p>11601560781</text:p>
          </table:table-cell>
          <table:table-cell office:value-type="float" office:value="7158665021" calcext:value-type="float">
            <text:p>7158665021</text:p>
          </table:table-cell>
          <table:table-cell office:value-type="float" office:value="7871926313" calcext:value-type="float">
            <text:p>7871926313</text:p>
          </table:table-cell>
          <table:table-cell office:value-type="float" office:value="8531037332" calcext:value-type="float">
            <text:p>8531037332</text:p>
          </table:table-cell>
          <table:table-cell office:value-type="float" office:value="8409809525" calcext:value-type="float">
            <text:p>8409809525</text:p>
          </table:table-cell>
          <table:table-cell office:value-type="float" office:value="6043192685" calcext:value-type="float">
            <text:p>6043192685</text:p>
          </table:table-cell>
          <table:table-cell office:value-type="float" office:value="6296315569" calcext:value-type="float">
            <text:p>6296315569</text:p>
          </table:table-cell>
          <table:table-cell office:value-type="float" office:value="5821014184" calcext:value-type="float">
            <text:p>5821014184</text:p>
          </table:table-cell>
          <table:table-cell office:value-type="float" office:value="5817131893" calcext:value-type="float">
            <text:p>5817131893</text:p>
          </table:table-cell>
          <table:table-cell office:value-type="float" office:value="9298691432" calcext:value-type="float">
            <text:p>9298691432</text:p>
          </table:table-cell>
          <table:table-cell office:value-type="float" office:value="7992209105" calcext:value-type="float">
            <text:p>7992209105</text:p>
          </table:table-cell>
          <table:table-cell office:value-type="float" office:value="5746562050" calcext:value-type="float">
            <text:p>5746562050</text:p>
          </table:table-cell>
          <table:table-cell office:value-type="float" office:value="11403415781" calcext:value-type="float">
            <text:p>11403415781</text:p>
          </table:table-cell>
          <table:table-cell office:value-type="float" office:value="5804715668" calcext:value-type="float">
            <text:p>5804715668</text:p>
          </table:table-cell>
          <table:table-cell office:value-type="float" office:value="5232013453" calcext:value-type="float">
            <text:p>5232013453</text:p>
          </table:table-cell>
          <table:table-cell office:value-type="float" office:value="5176739105" calcext:value-type="float">
            <text:p>5176739105</text:p>
          </table:table-cell>
          <table:table-cell office:value-type="float" office:value="5131187505" calcext:value-type="float">
            <text:p>5131187505</text:p>
          </table:table-cell>
          <table:table-cell office:value-type="float" office:value="11505749796" calcext:value-type="float">
            <text:p>11505749796</text:p>
          </table:table-cell>
          <table:table-cell office:value-type="float" office:value="7702512148" calcext:value-type="float">
            <text:p>7702512148</text:p>
          </table:table-cell>
          <table:table-cell office:value-type="float" office:value="8871406762" calcext:value-type="float">
            <text:p>8871406762</text:p>
          </table:table-cell>
          <table:table-cell office:value-type="float" office:value="6800514565" calcext:value-type="float">
            <text:p>6800514565</text:p>
          </table:table-cell>
          <table:table-cell office:value-type="float" office:value="4319015060" calcext:value-type="float">
            <text:p>4319015060</text:p>
          </table:table-cell>
          <table:table-cell office:value-type="float" office:value="4236510226" calcext:value-type="float">
            <text:p>4236510226</text:p>
          </table:table-cell>
          <table:table-cell office:value-type="float" office:value="10943016025" calcext:value-type="float">
            <text:p>10943016025</text:p>
          </table:table-cell>
          <table:table-cell office:value-type="float" office:value="5586850042" calcext:value-type="float">
            <text:p>5586850042</text:p>
          </table:table-cell>
          <table:table-cell office:value-type="float" office:value="7162713128" calcext:value-type="float">
            <text:p>7162713128</text:p>
          </table:table-cell>
          <table:table-cell office:value-type="float" office:value="4630187732" calcext:value-type="float">
            <text:p>4630187732</text:p>
          </table:table-cell>
          <table:table-cell office:value-type="float" office:value="4359904200" calcext:value-type="float">
            <text:p>4359904200</text:p>
          </table:table-cell>
          <table:table-cell office:value-type="float" office:value="11435181066" calcext:value-type="float">
            <text:p>11435181066</text:p>
          </table:table-cell>
          <table:table-cell office:value-type="float" office:value="3644526752" calcext:value-type="float">
            <text:p>3644526752</text:p>
          </table:table-cell>
          <table:table-cell office:value-type="float" office:value="9679426340" calcext:value-type="float">
            <text:p>9679426340</text:p>
          </table:table-cell>
          <table:table-cell office:value-type="float" office:value="11448128561" calcext:value-type="float">
            <text:p>11448128561</text:p>
          </table:table-cell>
          <table:table-cell office:value-type="float" office:value="3604806322" calcext:value-type="float">
            <text:p>3604806322</text:p>
          </table:table-cell>
          <table:table-cell office:value-type="float" office:value="6011620640" calcext:value-type="float">
            <text:p>6011620640</text:p>
          </table:table-cell>
          <table:table-cell office:value-type="float" office:value="3162405160" calcext:value-type="float">
            <text:p>3162405160</text:p>
          </table:table-cell>
          <table:table-cell office:value-type="float" office:value="6031171378" calcext:value-type="float">
            <text:p>6031171378</text:p>
          </table:table-cell>
          <table:table-cell office:value-type="float" office:value="6661608545" calcext:value-type="float">
            <text:p>6661608545</text:p>
          </table:table-cell>
          <table:table-cell office:value-type="float" office:value="3364339140" calcext:value-type="float">
            <text:p>3364339140</text:p>
          </table:table-cell>
          <table:table-cell office:value-type="float" office:value="2703151258" calcext:value-type="float">
            <text:p>2703151258</text:p>
          </table:table-cell>
          <table:table-cell office:value-type="float" office:value="4400164733" calcext:value-type="float">
            <text:p>4400164733</text:p>
          </table:table-cell>
          <table:table-cell office:value-type="float" office:value="4620185620" calcext:value-type="float">
            <text:p>4620185620</text:p>
          </table:table-cell>
          <table:table-cell office:value-type="float" office:value="2151756410" calcext:value-type="float">
            <text:p>2151756410</text:p>
          </table:table-cell>
          <table:table-cell office:value-type="float" office:value="9655802605" calcext:value-type="float">
            <text:p>9655802605</text:p>
          </table:table-cell>
          <table:table-cell office:value-type="float" office:value="2095623377" calcext:value-type="float">
            <text:p>2095623377</text:p>
          </table:table-cell>
          <table:table-cell office:value-type="float" office:value="1883982130" calcext:value-type="float">
            <text:p>1883982130</text:p>
          </table:table-cell>
          <table:table-cell office:value-type="float" office:value="7130126088" calcext:value-type="float">
            <text:p>7130126088</text:p>
          </table:table-cell>
          <table:table-cell office:value-type="float" office:value="8019943729" calcext:value-type="float">
            <text:p>8019943729</text:p>
          </table:table-cell>
          <table:table-cell office:value-type="float" office:value="1914452010" calcext:value-type="float">
            <text:p>1914452010</text:p>
          </table:table-cell>
          <table:table-cell office:value-type="float" office:value="1765084880" calcext:value-type="float">
            <text:p>1765084880</text:p>
          </table:table-cell>
          <table:table-cell office:value-type="float" office:value="2501480232" calcext:value-type="float">
            <text:p>2501480232</text:p>
          </table:table-cell>
          <table:table-cell office:value-type="float" office:value="2638955450" calcext:value-type="float">
            <text:p>2638955450</text:p>
          </table:table-cell>
          <table:table-cell office:value-type="float" office:value="8611724417" calcext:value-type="float">
            <text:p>8611724417</text:p>
          </table:table-cell>
          <table:table-cell office:value-type="float" office:value="2079160205" calcext:value-type="float">
            <text:p>2079160205</text:p>
          </table:table-cell>
          <table:table-cell office:value-type="float" office:value="3734031250" calcext:value-type="float">
            <text:p>3734031250</text:p>
          </table:table-cell>
          <table:table-cell office:value-type="float" office:value="7650438773" calcext:value-type="float">
            <text:p>7650438773</text:p>
          </table:table-cell>
          <table:table-cell office:value-type="float" office:value="5114986381" calcext:value-type="float">
            <text:p>5114986381</text:p>
          </table:table-cell>
          <table:table-cell office:value-type="float" office:value="1111000292" calcext:value-type="float">
            <text:p>1111000292</text:p>
          </table:table-cell>
          <table:table-cell office:value-type="float" office:value="1084637149" calcext:value-type="float">
            <text:p>1084637149</text:p>
          </table:table-cell>
          <table:table-cell office:value-type="float" office:value="2795256610" calcext:value-type="float">
            <text:p>2795256610</text:p>
          </table:table-cell>
          <table:table-cell office:value-type="float" office:value="4785331720" calcext:value-type="float">
            <text:p>4785331720</text:p>
          </table:table-cell>
          <table:table-cell office:value-type="float" office:value="4366470349" calcext:value-type="float">
            <text:p>4366470349</text:p>
          </table:table-cell>
          <table:table-cell office:value-type="float" office:value="4917115666" calcext:value-type="float">
            <text:p>4917115666</text:p>
          </table:table-cell>
          <table:table-cell office:value-type="float" office:value="3923663705" calcext:value-type="float">
            <text:p>3923663705</text:p>
          </table:table-cell>
          <table:table-cell office:value-type="float" office:value="5625251645" calcext:value-type="float">
            <text:p>5625251645</text:p>
          </table:table-cell>
          <table:table-cell office:value-type="float" office:value="2733033946" calcext:value-type="float">
            <text:p>2733033946</text:p>
          </table:table-cell>
          <table:table-cell office:value-type="float" office:value="2238351554" calcext:value-type="float">
            <text:p>2238351554</text:p>
          </table:table-cell>
          <table:table-cell office:value-type="float" office:value="7797038693" calcext:value-type="float">
            <text:p>7797038693</text:p>
          </table:table-cell>
          <table:table-cell office:value-type="float" office:value="1456317122" calcext:value-type="float">
            <text:p>1456317122</text:p>
          </table:table-cell>
          <table:table-cell office:value-type="float" office:value="376452613" calcext:value-type="float">
            <text:p>376452613</text:p>
          </table:table-cell>
          <table:table-cell office:value-type="float" office:value="2216397797" calcext:value-type="float">
            <text:p>2216397797</text:p>
          </table:table-cell>
          <table:table-cell office:value-type="float" office:value="807109433" calcext:value-type="float">
            <text:p>807109433</text:p>
          </table:table-cell>
          <table:table-cell office:value-type="float" office:value="5097562625" calcext:value-type="float">
            <text:p>5097562625</text:p>
          </table:table-cell>
          <table:table-cell office:value-type="float" office:value="529556690" calcext:value-type="float">
            <text:p>529556690</text:p>
          </table:table-cell>
          <table:table-cell office:value-type="float" office:value="4474786297" calcext:value-type="float">
            <text:p>4474786297</text:p>
          </table:table-cell>
          <table:table-cell office:value-type="float" office:value="1071150728" calcext:value-type="float">
            <text:p>1071150728</text:p>
          </table:table-cell>
          <table:table-cell office:value-type="float" office:value="249889460" calcext:value-type="float">
            <text:p>249889460</text:p>
          </table:table-cell>
          <table:table-cell office:value-type="float" office:value="6530908100" calcext:value-type="float">
            <text:p>6530908100</text:p>
          </table:table-cell>
          <table:table-cell office:value-type="float" office:value="4953739570" calcext:value-type="float">
            <text:p>4953739570</text:p>
          </table:table-cell>
          <table:table-cell office:value-type="float" office:value="754655653" calcext:value-type="float">
            <text:p>754655653</text:p>
          </table:table-cell>
          <table:table-cell office:value-type="float" office:value="1118181481" calcext:value-type="float">
            <text:p>1118181481</text:p>
          </table:table-cell>
          <table:table-cell office:value-type="float" office:value="691782401" calcext:value-type="float">
            <text:p>691782401</text:p>
          </table:table-cell>
          <table:table-cell office:value-type="float" office:value="1894826674" calcext:value-type="float">
            <text:p>1894826674</text:p>
          </table:table-cell>
          <table:table-cell office:value-type="float" office:value="193958372" calcext:value-type="float">
            <text:p>193958372</text:p>
          </table:table-cell>
          <table:table-cell office:value-type="float" office:value="663360893" calcext:value-type="float">
            <text:p>663360893</text:p>
          </table:table-cell>
          <table:table-cell office:value-type="float" office:value="218332570" calcext:value-type="float">
            <text:p>218332570</text:p>
          </table:table-cell>
          <table:table-cell office:value-type="float" office:value="967116186" calcext:value-type="float">
            <text:p>967116186</text:p>
          </table:table-cell>
          <table:table-cell office:value-type="float" office:value="115715261" calcext:value-type="float">
            <text:p>115715261</text:p>
          </table:table-cell>
          <table:table-cell office:value-type="float" office:value="122802794" calcext:value-type="float">
            <text:p>122802794</text:p>
          </table:table-cell>
          <table:table-cell office:value-type="float" office:value="3053646929" calcext:value-type="float">
            <text:p>3053646929</text:p>
          </table:table-cell>
          <table:table-cell office:value-type="float" office:value="7716177" calcext:value-type="float">
            <text:p>7716177</text:p>
          </table:table-cell>
          <table:table-cell office:value-type="float" office:value="2350268297" calcext:value-type="float">
            <text:p>2350268297</text:p>
          </table:table-cell>
          <table:table-cell office:value-type="float" office:value="4372857682" calcext:value-type="float">
            <text:p>4372857682</text:p>
          </table:table-cell>
          <table:table-cell office:value-type="string" calcext:value-type="string">
            <text:p><text:s/></text:p>
          </table:table-cell>
          <table:table-cell table:formula="of:=MIN([.B98:.CW98])" office:value-type="float" office:value="7716177" calcext:value-type="float">
            <text:p>7716177</text:p>
          </table:table-cell>
        </table:table-row>
        <table:table-row table:style-name="ro1">
          <table:table-cell office:value-type="string" calcext:value-type="string">
            <text:p>(98523, 41061)</text:p>
          </table:table-cell>
          <table:table-cell office:value-type="float" office:value="10833946505" calcext:value-type="float">
            <text:p>10833946505</text:p>
          </table:table-cell>
          <table:table-cell office:value-type="float" office:value="9596993741" calcext:value-type="float">
            <text:p>9596993741</text:p>
          </table:table-cell>
          <table:table-cell office:value-type="float" office:value="9854232730" calcext:value-type="float">
            <text:p>9854232730</text:p>
          </table:table-cell>
          <table:table-cell office:value-type="float" office:value="11036127033" calcext:value-type="float">
            <text:p>11036127033</text:p>
          </table:table-cell>
          <table:table-cell office:value-type="float" office:value="8896339217" calcext:value-type="float">
            <text:p>8896339217</text:p>
          </table:table-cell>
          <table:table-cell office:value-type="float" office:value="8686980250" calcext:value-type="float">
            <text:p>8686980250</text:p>
          </table:table-cell>
          <table:table-cell office:value-type="float" office:value="9348495037" calcext:value-type="float">
            <text:p>9348495037</text:p>
          </table:table-cell>
          <table:table-cell office:value-type="float" office:value="10023107245" calcext:value-type="float">
            <text:p>10023107245</text:p>
          </table:table-cell>
          <table:table-cell office:value-type="float" office:value="7618206146" calcext:value-type="float">
            <text:p>7618206146</text:p>
          </table:table-cell>
          <table:table-cell office:value-type="float" office:value="10255078250" calcext:value-type="float">
            <text:p>10255078250</text:p>
          </table:table-cell>
          <table:table-cell office:value-type="float" office:value="6968676978" calcext:value-type="float">
            <text:p>6968676978</text:p>
          </table:table-cell>
          <table:table-cell office:value-type="float" office:value="6695119953" calcext:value-type="float">
            <text:p>6695119953</text:p>
          </table:table-cell>
          <table:table-cell office:value-type="float" office:value="6285731338" calcext:value-type="float">
            <text:p>6285731338</text:p>
          </table:table-cell>
          <table:table-cell office:value-type="float" office:value="7521603314" calcext:value-type="float">
            <text:p>7521603314</text:p>
          </table:table-cell>
          <table:table-cell office:value-type="float" office:value="6635561360" calcext:value-type="float">
            <text:p>6635561360</text:p>
          </table:table-cell>
          <table:table-cell office:value-type="float" office:value="8292227837" calcext:value-type="float">
            <text:p>8292227837</text:p>
          </table:table-cell>
          <table:table-cell office:value-type="float" office:value="8380793348" calcext:value-type="float">
            <text:p>8380793348</text:p>
          </table:table-cell>
          <table:table-cell office:value-type="float" office:value="5953744989" calcext:value-type="float">
            <text:p>5953744989</text:p>
          </table:table-cell>
          <table:table-cell office:value-type="float" office:value="5603421204" calcext:value-type="float">
            <text:p>5603421204</text:p>
          </table:table-cell>
          <table:table-cell office:value-type="float" office:value="6555984437" calcext:value-type="float">
            <text:p>6555984437</text:p>
          </table:table-cell>
          <table:table-cell office:value-type="float" office:value="6313325576" calcext:value-type="float">
            <text:p>6313325576</text:p>
          </table:table-cell>
          <table:table-cell office:value-type="float" office:value="6113823505" calcext:value-type="float">
            <text:p>6113823505</text:p>
          </table:table-cell>
          <table:table-cell office:value-type="float" office:value="7497481940" calcext:value-type="float">
            <text:p>7497481940</text:p>
          </table:table-cell>
          <table:table-cell office:value-type="float" office:value="6941078626" calcext:value-type="float">
            <text:p>6941078626</text:p>
          </table:table-cell>
          <table:table-cell office:value-type="float" office:value="8163915236" calcext:value-type="float">
            <text:p>8163915236</text:p>
          </table:table-cell>
          <table:table-cell office:value-type="float" office:value="6016737305" calcext:value-type="float">
            <text:p>6016737305</text:p>
          </table:table-cell>
          <table:table-cell office:value-type="float" office:value="4929914393" calcext:value-type="float">
            <text:p>4929914393</text:p>
          </table:table-cell>
          <table:table-cell office:value-type="float" office:value="5100719549" calcext:value-type="float">
            <text:p>5100719549</text:p>
          </table:table-cell>
          <table:table-cell office:value-type="float" office:value="4526543930" calcext:value-type="float">
            <text:p>4526543930</text:p>
          </table:table-cell>
          <table:table-cell office:value-type="float" office:value="6444163501" calcext:value-type="float">
            <text:p>6444163501</text:p>
          </table:table-cell>
          <table:table-cell office:value-type="float" office:value="7149435985" calcext:value-type="float">
            <text:p>7149435985</text:p>
          </table:table-cell>
          <table:table-cell office:value-type="float" office:value="5275496096" calcext:value-type="float">
            <text:p>5275496096</text:p>
          </table:table-cell>
          <table:table-cell office:value-type="float" office:value="4144891669" calcext:value-type="float">
            <text:p>4144891669</text:p>
          </table:table-cell>
          <table:table-cell office:value-type="float" office:value="4097234413" calcext:value-type="float">
            <text:p>4097234413</text:p>
          </table:table-cell>
          <table:table-cell office:value-type="float" office:value="4265166329" calcext:value-type="float">
            <text:p>4265166329</text:p>
          </table:table-cell>
          <table:table-cell office:value-type="float" office:value="4461599957" calcext:value-type="float">
            <text:p>4461599957</text:p>
          </table:table-cell>
          <table:table-cell office:value-type="float" office:value="5278956401" calcext:value-type="float">
            <text:p>5278956401</text:p>
          </table:table-cell>
          <table:table-cell office:value-type="float" office:value="6725795369" calcext:value-type="float">
            <text:p>6725795369</text:p>
          </table:table-cell>
          <table:table-cell office:value-type="float" office:value="4445702181" calcext:value-type="float">
            <text:p>4445702181</text:p>
          </table:table-cell>
          <table:table-cell office:value-type="float" office:value="5194305856" calcext:value-type="float">
            <text:p>5194305856</text:p>
          </table:table-cell>
          <table:table-cell office:value-type="float" office:value="4905475325" calcext:value-type="float">
            <text:p>4905475325</text:p>
          </table:table-cell>
          <table:table-cell office:value-type="float" office:value="3438413929" calcext:value-type="float">
            <text:p>3438413929</text:p>
          </table:table-cell>
          <table:table-cell office:value-type="float" office:value="5346074189" calcext:value-type="float">
            <text:p>5346074189</text:p>
          </table:table-cell>
          <table:table-cell office:value-type="float" office:value="3171281257" calcext:value-type="float">
            <text:p>3171281257</text:p>
          </table:table-cell>
          <table:table-cell office:value-type="float" office:value="3251638154" calcext:value-type="float">
            <text:p>3251638154</text:p>
          </table:table-cell>
          <table:table-cell office:value-type="float" office:value="3576358469" calcext:value-type="float">
            <text:p>3576358469</text:p>
          </table:table-cell>
          <table:table-cell office:value-type="float" office:value="5255579933" calcext:value-type="float">
            <text:p>5255579933</text:p>
          </table:table-cell>
          <table:table-cell office:value-type="float" office:value="2662543322" calcext:value-type="float">
            <text:p>2662543322</text:p>
          </table:table-cell>
          <table:table-cell office:value-type="float" office:value="2435663569" calcext:value-type="float">
            <text:p>2435663569</text:p>
          </table:table-cell>
          <table:table-cell office:value-type="float" office:value="4433500601" calcext:value-type="float">
            <text:p>4433500601</text:p>
          </table:table-cell>
          <table:table-cell office:value-type="float" office:value="3583875874" calcext:value-type="float">
            <text:p>3583875874</text:p>
          </table:table-cell>
          <table:table-cell office:value-type="float" office:value="3638935850" calcext:value-type="float">
            <text:p>3638935850</text:p>
          </table:table-cell>
          <table:table-cell office:value-type="float" office:value="3539035945" calcext:value-type="float">
            <text:p>3539035945</text:p>
          </table:table-cell>
          <table:table-cell office:value-type="float" office:value="2443516253" calcext:value-type="float">
            <text:p>2443516253</text:p>
          </table:table-cell>
          <table:table-cell office:value-type="float" office:value="2755468522" calcext:value-type="float">
            <text:p>2755468522</text:p>
          </table:table-cell>
          <table:table-cell office:value-type="float" office:value="3109833269" calcext:value-type="float">
            <text:p>3109833269</text:p>
          </table:table-cell>
          <table:table-cell office:value-type="float" office:value="4012542313" calcext:value-type="float">
            <text:p>4012542313</text:p>
          </table:table-cell>
          <table:table-cell office:value-type="float" office:value="1960703189" calcext:value-type="float">
            <text:p>1960703189</text:p>
          </table:table-cell>
          <table:table-cell office:value-type="float" office:value="1741625397" calcext:value-type="float">
            <text:p>1741625397</text:p>
          </table:table-cell>
          <table:table-cell office:value-type="float" office:value="2784814084" calcext:value-type="float">
            <text:p>2784814084</text:p>
          </table:table-cell>
          <table:table-cell office:value-type="float" office:value="1729865610" calcext:value-type="float">
            <text:p>1729865610</text:p>
          </table:table-cell>
          <table:table-cell office:value-type="float" office:value="1149120113" calcext:value-type="float">
            <text:p>1149120113</text:p>
          </table:table-cell>
          <table:table-cell office:value-type="float" office:value="2187105992" calcext:value-type="float">
            <text:p>2187105992</text:p>
          </table:table-cell>
          <table:table-cell office:value-type="float" office:value="1345957610" calcext:value-type="float">
            <text:p>1345957610</text:p>
          </table:table-cell>
          <table:table-cell office:value-type="float" office:value="4250471189" calcext:value-type="float">
            <text:p>4250471189</text:p>
          </table:table-cell>
          <table:table-cell office:value-type="float" office:value="4146506402" calcext:value-type="float">
            <text:p>4146506402</text:p>
          </table:table-cell>
          <table:table-cell office:value-type="float" office:value="879339341" calcext:value-type="float">
            <text:p>879339341</text:p>
          </table:table-cell>
          <table:table-cell office:value-type="float" office:value="983368213" calcext:value-type="float">
            <text:p>983368213</text:p>
          </table:table-cell>
          <table:table-cell office:value-type="float" office:value="871457012" calcext:value-type="float">
            <text:p>871457012</text:p>
          </table:table-cell>
          <table:table-cell office:value-type="float" office:value="982264505" calcext:value-type="float">
            <text:p>982264505</text:p>
          </table:table-cell>
          <table:table-cell office:value-type="float" office:value="741974164" calcext:value-type="float">
            <text:p>741974164</text:p>
          </table:table-cell>
          <table:table-cell office:value-type="float" office:value="1116008968" calcext:value-type="float">
            <text:p>1116008968</text:p>
          </table:table-cell>
          <table:table-cell office:value-type="float" office:value="552442945" calcext:value-type="float">
            <text:p>552442945</text:p>
          </table:table-cell>
          <table:table-cell office:value-type="float" office:value="576551225" calcext:value-type="float">
            <text:p>576551225</text:p>
          </table:table-cell>
          <table:table-cell office:value-type="float" office:value="1871722098" calcext:value-type="float">
            <text:p>1871722098</text:p>
          </table:table-cell>
          <table:table-cell office:value-type="float" office:value="707860429" calcext:value-type="float">
            <text:p>707860429</text:p>
          </table:table-cell>
          <table:table-cell office:value-type="float" office:value="2337719578" calcext:value-type="float">
            <text:p>2337719578</text:p>
          </table:table-cell>
          <table:table-cell office:value-type="float" office:value="363790258" calcext:value-type="float">
            <text:p>363790258</text:p>
          </table:table-cell>
          <table:table-cell office:value-type="float" office:value="1019778080" calcext:value-type="float">
            <text:p>1019778080</text:p>
          </table:table-cell>
          <table:table-cell office:value-type="float" office:value="741537540" calcext:value-type="float">
            <text:p>741537540</text:p>
          </table:table-cell>
          <table:table-cell office:value-type="float" office:value="1305747505" calcext:value-type="float">
            <text:p>1305747505</text:p>
          </table:table-cell>
          <table:table-cell office:value-type="float" office:value="518558474" calcext:value-type="float">
            <text:p>518558474</text:p>
          </table:table-cell>
          <table:table-cell office:value-type="float" office:value="556767613" calcext:value-type="float">
            <text:p>556767613</text:p>
          </table:table-cell>
          <table:table-cell office:value-type="float" office:value="1803664765" calcext:value-type="float">
            <text:p>1803664765</text:p>
          </table:table-cell>
          <table:table-cell office:value-type="float" office:value="1168957621" calcext:value-type="float">
            <text:p>1168957621</text:p>
          </table:table-cell>
          <table:table-cell office:value-type="float" office:value="589659881" calcext:value-type="float">
            <text:p>589659881</text:p>
          </table:table-cell>
          <table:table-cell office:value-type="float" office:value="682696130" calcext:value-type="float">
            <text:p>682696130</text:p>
          </table:table-cell>
          <table:table-cell office:value-type="float" office:value="412779076" calcext:value-type="float">
            <text:p>412779076</text:p>
          </table:table-cell>
          <table:table-cell office:value-type="float" office:value="719432116" calcext:value-type="float">
            <text:p>719432116</text:p>
          </table:table-cell>
          <table:table-cell office:value-type="float" office:value="162314725" calcext:value-type="float">
            <text:p>162314725</text:p>
          </table:table-cell>
          <table:table-cell office:value-type="float" office:value="3434276369" calcext:value-type="float">
            <text:p>3434276369</text:p>
          </table:table-cell>
          <table:table-cell office:value-type="float" office:value="688456852" calcext:value-type="float">
            <text:p>688456852</text:p>
          </table:table-cell>
          <table:table-cell office:value-type="float" office:value="1343931725" calcext:value-type="float">
            <text:p>1343931725</text:p>
          </table:table-cell>
          <table:table-cell office:value-type="float" office:value="371906621" calcext:value-type="float">
            <text:p>371906621</text:p>
          </table:table-cell>
          <table:table-cell office:value-type="float" office:value="1538204020" calcext:value-type="float">
            <text:p>1538204020</text:p>
          </table:table-cell>
          <table:table-cell office:value-type="float" office:value="3421120797" calcext:value-type="float">
            <text:p>3421120797</text:p>
          </table:table-cell>
          <table:table-cell office:value-type="float" office:value="68252722" calcext:value-type="float">
            <text:p>68252722</text:p>
          </table:table-cell>
          <table:table-cell office:value-type="float" office:value="2532851834" calcext:value-type="float">
            <text:p>2532851834</text:p>
          </table:table-cell>
          <table:table-cell office:value-type="float" office:value="3790594" calcext:value-type="float">
            <text:p>3790594</text:p>
          </table:table-cell>
          <table:table-cell office:value-type="float" office:value="316396009" calcext:value-type="float">
            <text:p>316396009</text:p>
          </table:table-cell>
          <table:table-cell office:value-type="string" calcext:value-type="string">
            <text:p><text:s/></text:p>
          </table:table-cell>
          <table:table-cell table:formula="of:=MIN([.B99:.CW99])" office:value-type="float" office:value="3790594" calcext:value-type="float">
            <text:p>3790594</text:p>
          </table:table-cell>
        </table:table-row>
        <table:table-row table:style-name="ro1">
          <table:table-cell office:value-type="string" calcext:value-type="string">
            <text:p>(98833, 16079)</text:p>
          </table:table-cell>
          <table:table-cell office:value-type="float" office:value="13237015765" calcext:value-type="float">
            <text:p>13237015765</text:p>
          </table:table-cell>
          <table:table-cell office:value-type="float" office:value="10214670721" calcext:value-type="float">
            <text:p>10214670721</text:p>
          </table:table-cell>
          <table:table-cell office:value-type="float" office:value="11421906458" calcext:value-type="float">
            <text:p>11421906458</text:p>
          </table:table-cell>
          <table:table-cell office:value-type="float" office:value="9744487589" calcext:value-type="float">
            <text:p>9744487589</text:p>
          </table:table-cell>
          <table:table-cell office:value-type="float" office:value="9243307637" calcext:value-type="float">
            <text:p>9243307637</text:p>
          </table:table-cell>
          <table:table-cell office:value-type="float" office:value="10140556210" calcext:value-type="float">
            <text:p>10140556210</text:p>
          </table:table-cell>
          <table:table-cell office:value-type="float" office:value="8505374057" calcext:value-type="float">
            <text:p>8505374057</text:p>
          </table:table-cell>
          <table:table-cell office:value-type="float" office:value="13025550145" calcext:value-type="float">
            <text:p>13025550145</text:p>
          </table:table-cell>
          <table:table-cell office:value-type="float" office:value="7421299210" calcext:value-type="float">
            <text:p>7421299210</text:p>
          </table:table-cell>
          <table:table-cell office:value-type="float" office:value="13714853386" calcext:value-type="float">
            <text:p>13714853386</text:p>
          </table:table-cell>
          <table:table-cell office:value-type="float" office:value="8361690650" calcext:value-type="float">
            <text:p>8361690650</text:p>
          </table:table-cell>
          <table:table-cell office:value-type="float" office:value="7606192109" calcext:value-type="float">
            <text:p>7606192109</text:p>
          </table:table-cell>
          <table:table-cell office:value-type="float" office:value="7047157354" calcext:value-type="float">
            <text:p>7047157354</text:p>
          </table:table-cell>
          <table:table-cell office:value-type="float" office:value="10143267226" calcext:value-type="float">
            <text:p>10143267226</text:p>
          </table:table-cell>
          <table:table-cell office:value-type="float" office:value="8668573160" calcext:value-type="float">
            <text:p>8668573160</text:p>
          </table:table-cell>
          <table:table-cell office:value-type="float" office:value="11426423985" calcext:value-type="float">
            <text:p>11426423985</text:p>
          </table:table-cell>
          <table:table-cell office:value-type="float" office:value="11562728420" calcext:value-type="float">
            <text:p>11562728420</text:p>
          </table:table-cell>
          <table:table-cell office:value-type="float" office:value="6083596625" calcext:value-type="float">
            <text:p>6083596625</text:p>
          </table:table-cell>
          <table:table-cell office:value-type="float" office:value="6226658756" calcext:value-type="float">
            <text:p>6226658756</text:p>
          </table:table-cell>
          <table:table-cell office:value-type="float" office:value="8831056697" calcext:value-type="float">
            <text:p>8831056697</text:p>
          </table:table-cell>
          <table:table-cell office:value-type="float" office:value="5540957440" calcext:value-type="float">
            <text:p>5540957440</text:p>
          </table:table-cell>
          <table:table-cell office:value-type="float" office:value="8130157037" calcext:value-type="float">
            <text:p>8130157037</text:p>
          </table:table-cell>
          <table:table-cell office:value-type="float" office:value="10524094292" calcext:value-type="float">
            <text:p>10524094292</text:p>
          </table:table-cell>
          <table:table-cell office:value-type="float" office:value="9708621250" calcext:value-type="float">
            <text:p>9708621250</text:p>
          </table:table-cell>
          <table:table-cell office:value-type="float" office:value="11586515620" calcext:value-type="float">
            <text:p>11586515620</text:p>
          </table:table-cell>
          <table:table-cell office:value-type="float" office:value="5037051541" calcext:value-type="float">
            <text:p>5037051541</text:p>
          </table:table-cell>
          <table:table-cell office:value-type="float" office:value="5353313445" calcext:value-type="float">
            <text:p>5353313445</text:p>
          </table:table-cell>
          <table:table-cell office:value-type="float" office:value="5008478193" calcext:value-type="float">
            <text:p>5008478193</text:p>
          </table:table-cell>
          <table:table-cell office:value-type="float" office:value="5206593146" calcext:value-type="float">
            <text:p>5206593146</text:p>
          </table:table-cell>
          <table:table-cell office:value-type="float" office:value="9396100585" calcext:value-type="float">
            <text:p>9396100585</text:p>
          </table:table-cell>
          <table:table-cell office:value-type="float" office:value="10508023165" calcext:value-type="float">
            <text:p>10508023165</text:p>
          </table:table-cell>
          <table:table-cell office:value-type="float" office:value="4201478280" calcext:value-type="float">
            <text:p>4201478280</text:p>
          </table:table-cell>
          <table:table-cell office:value-type="float" office:value="5253549953" calcext:value-type="float">
            <text:p>5253549953</text:p>
          </table:table-cell>
          <table:table-cell office:value-type="float" office:value="4367198705" calcext:value-type="float">
            <text:p>4367198705</text:p>
          </table:table-cell>
          <table:table-cell office:value-type="float" office:value="5929577125" calcext:value-type="float">
            <text:p>5929577125</text:p>
          </table:table-cell>
          <table:table-cell office:value-type="float" office:value="6367035337" calcext:value-type="float">
            <text:p>6367035337</text:p>
          </table:table-cell>
          <table:table-cell office:value-type="float" office:value="3951517285" calcext:value-type="float">
            <text:p>3951517285</text:p>
          </table:table-cell>
          <table:table-cell office:value-type="float" office:value="10169714125" calcext:value-type="float">
            <text:p>10169714125</text:p>
          </table:table-cell>
          <table:table-cell office:value-type="float" office:value="3594321905" calcext:value-type="float">
            <text:p>3594321905</text:p>
          </table:table-cell>
          <table:table-cell office:value-type="float" office:value="3815999656" calcext:value-type="float">
            <text:p>3815999656</text:p>
          </table:table-cell>
          <table:table-cell office:value-type="float" office:value="7429339289" calcext:value-type="float">
            <text:p>7429339289</text:p>
          </table:table-cell>
          <table:table-cell office:value-type="float" office:value="3961024973" calcext:value-type="float">
            <text:p>3961024973</text:p>
          </table:table-cell>
          <table:table-cell office:value-type="float" office:value="8325118593" calcext:value-type="float">
            <text:p>8325118593</text:p>
          </table:table-cell>
          <table:table-cell office:value-type="float" office:value="3544968085" calcext:value-type="float">
            <text:p>3544968085</text:p>
          </table:table-cell>
          <table:table-cell office:value-type="float" office:value="3341136058" calcext:value-type="float">
            <text:p>3341136058</text:p>
          </table:table-cell>
          <table:table-cell office:value-type="float" office:value="5536088161" calcext:value-type="float">
            <text:p>5536088161</text:p>
          </table:table-cell>
          <table:table-cell office:value-type="float" office:value="8423704305" calcext:value-type="float">
            <text:p>8423704305</text:p>
          </table:table-cell>
          <table:table-cell office:value-type="float" office:value="3614357170" calcext:value-type="float">
            <text:p>3614357170</text:p>
          </table:table-cell>
          <table:table-cell office:value-type="float" office:value="3156000461" calcext:value-type="float">
            <text:p>3156000461</text:p>
          </table:table-cell>
          <table:table-cell office:value-type="float" office:value="7459966189" calcext:value-type="float">
            <text:p>7459966189</text:p>
          </table:table-cell>
          <table:table-cell office:value-type="float" office:value="2294957738" calcext:value-type="float">
            <text:p>2294957738</text:p>
          </table:table-cell>
          <table:table-cell office:value-type="float" office:value="6283511074" calcext:value-type="float">
            <text:p>6283511074</text:p>
          </table:table-cell>
          <table:table-cell office:value-type="float" office:value="6240604501" calcext:value-type="float">
            <text:p>6240604501</text:p>
          </table:table-cell>
          <table:table-cell office:value-type="float" office:value="1869307585" calcext:value-type="float">
            <text:p>1869307585</text:p>
          </table:table-cell>
          <table:table-cell office:value-type="float" office:value="1882704602" calcext:value-type="float">
            <text:p>1882704602</text:p>
          </table:table-cell>
          <table:table-cell office:value-type="float" office:value="5573722633" calcext:value-type="float">
            <text:p>5573722633</text:p>
          </table:table-cell>
          <table:table-cell office:value-type="float" office:value="7019852285" calcext:value-type="float">
            <text:p>7019852285</text:p>
          </table:table-cell>
          <table:table-cell office:value-type="float" office:value="3527121625" calcext:value-type="float">
            <text:p>3527121625</text:p>
          </table:table-cell>
          <table:table-cell office:value-type="float" office:value="3123464297" calcext:value-type="float">
            <text:p>3123464297</text:p>
          </table:table-cell>
          <table:table-cell office:value-type="float" office:value="1620076228" calcext:value-type="float">
            <text:p>1620076228</text:p>
          </table:table-cell>
          <table:table-cell office:value-type="float" office:value="3393864578" calcext:value-type="float">
            <text:p>3393864578</text:p>
          </table:table-cell>
          <table:table-cell office:value-type="float" office:value="1657513629" calcext:value-type="float">
            <text:p>1657513629</text:p>
          </table:table-cell>
          <table:table-cell office:value-type="float" office:value="1208625280" calcext:value-type="float">
            <text:p>1208625280</text:p>
          </table:table-cell>
          <table:table-cell office:value-type="float" office:value="1242607626" calcext:value-type="float">
            <text:p>1242607626</text:p>
          </table:table-cell>
          <table:table-cell office:value-type="float" office:value="7715357953" calcext:value-type="float">
            <text:p>7715357953</text:p>
          </table:table-cell>
          <table:table-cell office:value-type="float" office:value="7571236842" calcext:value-type="float">
            <text:p>7571236842</text:p>
          </table:table-cell>
          <table:table-cell office:value-type="float" office:value="1731833865" calcext:value-type="float">
            <text:p>1731833865</text:p>
          </table:table-cell>
          <table:table-cell office:value-type="float" office:value="860992249" calcext:value-type="float">
            <text:p>860992249</text:p>
          </table:table-cell>
          <table:table-cell office:value-type="float" office:value="907482132" calcext:value-type="float">
            <text:p>907482132</text:p>
          </table:table-cell>
          <table:table-cell office:value-type="float" office:value="790972605" calcext:value-type="float">
            <text:p>790972605</text:p>
          </table:table-cell>
          <table:table-cell office:value-type="float" office:value="939459508" calcext:value-type="float">
            <text:p>939459508</text:p>
          </table:table-cell>
          <table:table-cell office:value-type="float" office:value="627383840" calcext:value-type="float">
            <text:p>627383840</text:p>
          </table:table-cell>
          <table:table-cell office:value-type="float" office:value="1266277981" calcext:value-type="float">
            <text:p>1266277981</text:p>
          </table:table-cell>
          <table:table-cell office:value-type="float" office:value="1558215325" calcext:value-type="float">
            <text:p>1558215325</text:p>
          </table:table-cell>
          <table:table-cell office:value-type="float" office:value="650799290" calcext:value-type="float">
            <text:p>650799290</text:p>
          </table:table-cell>
          <table:table-cell office:value-type="float" office:value="2160645425" calcext:value-type="float">
            <text:p>2160645425</text:p>
          </table:table-cell>
          <table:table-cell office:value-type="float" office:value="5189612570" calcext:value-type="float">
            <text:p>5189612570</text:p>
          </table:table-cell>
          <table:table-cell office:value-type="float" office:value="1245384194" calcext:value-type="float">
            <text:p>1245384194</text:p>
          </table:table-cell>
          <table:table-cell office:value-type="float" office:value="2968080328" calcext:value-type="float">
            <text:p>2968080328</text:p>
          </table:table-cell>
          <table:table-cell office:value-type="float" office:value="329672516" calcext:value-type="float">
            <text:p>329672516</text:p>
          </table:table-cell>
          <table:table-cell office:value-type="float" office:value="3544612573" calcext:value-type="float">
            <text:p>3544612573</text:p>
          </table:table-cell>
          <table:table-cell office:value-type="float" office:value="312536250" calcext:value-type="float">
            <text:p>312536250</text:p>
          </table:table-cell>
          <table:table-cell office:value-type="float" office:value="2128243345" calcext:value-type="float">
            <text:p>2128243345</text:p>
          </table:table-cell>
          <table:table-cell office:value-type="float" office:value="4443269353" calcext:value-type="float">
            <text:p>4443269353</text:p>
          </table:table-cell>
          <table:table-cell office:value-type="float" office:value="236269105" calcext:value-type="float">
            <text:p>236269105</text:p>
          </table:table-cell>
          <table:table-cell office:value-type="float" office:value="171916565" calcext:value-type="float">
            <text:p>171916565</text:p>
          </table:table-cell>
          <table:table-cell office:value-type="float" office:value="2481844658" calcext:value-type="float">
            <text:p>2481844658</text:p>
          </table:table-cell>
          <table:table-cell office:value-type="float" office:value="1884631636" calcext:value-type="float">
            <text:p>1884631636</text:p>
          </table:table-cell>
          <table:table-cell office:value-type="float" office:value="2569850596" calcext:value-type="float">
            <text:p>2569850596</text:p>
          </table:table-cell>
          <table:table-cell office:value-type="float" office:value="1103535817" calcext:value-type="float">
            <text:p>1103535817</text:p>
          </table:table-cell>
          <table:table-cell office:value-type="float" office:value="6944024413" calcext:value-type="float">
            <text:p>6944024413</text:p>
          </table:table-cell>
          <table:table-cell office:value-type="float" office:value="2537079460" calcext:value-type="float">
            <text:p>2537079460</text:p>
          </table:table-cell>
          <table:table-cell office:value-type="float" office:value="3760459001" calcext:value-type="float">
            <text:p>3760459001</text:p>
          </table:table-cell>
          <table:table-cell office:value-type="float" office:value="1899214441" calcext:value-type="float">
            <text:p>1899214441</text:p>
          </table:table-cell>
          <table:table-cell office:value-type="float" office:value="4107197476" calcext:value-type="float">
            <text:p>4107197476</text:p>
          </table:table-cell>
          <table:table-cell office:value-type="float" office:value="6959047505" calcext:value-type="float">
            <text:p>6959047505</text:p>
          </table:table-cell>
          <table:table-cell office:value-type="float" office:value="360229690" calcext:value-type="float">
            <text:p>360229690</text:p>
          </table:table-cell>
          <table:table-cell office:value-type="float" office:value="5670412498" calcext:value-type="float">
            <text:p>5670412498</text:p>
          </table:table-cell>
          <table:table-cell office:value-type="float" office:value="624846050" calcext:value-type="float">
            <text:p>624846050</text:p>
          </table:table-cell>
          <table:table-cell office:value-type="float" office:value="53137325" calcext:value-type="float">
            <text:p>53137325</text:p>
          </table:table-cell>
          <table:table-cell office:value-type="string" calcext:value-type="string">
            <text:p><text:s/></text:p>
          </table:table-cell>
          <table:table-cell table:formula="of:=MIN([.B100:.CW100])" office:value-type="float" office:value="53137325" calcext:value-type="float">
            <text:p>53137325</text:p>
          </table:table-cell>
        </table:table-row>
        <table:table-row table:style-name="ro1">
          <table:table-cell office:value-type="string" calcext:value-type="string">
            <text:p>(99168, 93996)</text:p>
          </table:table-cell>
          <table:table-cell office:value-type="float" office:value="10122976145" calcext:value-type="float">
            <text:p>10122976145</text:p>
          </table:table-cell>
          <table:table-cell office:value-type="float" office:value="12668386961" calcext:value-type="float">
            <text:p>12668386961</text:p>
          </table:table-cell>
          <table:table-cell office:value-type="float" office:value="10911945280" calcext:value-type="float">
            <text:p>10911945280</text:p>
          </table:table-cell>
          <table:table-cell office:value-type="float" office:value="18151574193" calcext:value-type="float">
            <text:p>18151574193</text:p>
          </table:table-cell>
          <table:table-cell office:value-type="float" office:value="12531256877" calcext:value-type="float">
            <text:p>12531256877</text:p>
          </table:table-cell>
          <table:table-cell office:value-type="float" office:value="9971433940" calcext:value-type="float">
            <text:p>9971433940</text:p>
          </table:table-cell>
          <table:table-cell office:value-type="float" office:value="15499051717" calcext:value-type="float">
            <text:p>15499051717</text:p>
          </table:table-cell>
          <table:table-cell office:value-type="float" office:value="8017162345" calcext:value-type="float">
            <text:p>8017162345</text:p>
          </table:table-cell>
          <table:table-cell office:value-type="float" office:value="12383241236" calcext:value-type="float">
            <text:p>12383241236</text:p>
          </table:table-cell>
          <table:table-cell office:value-type="float" office:value="7269428480" calcext:value-type="float">
            <text:p>7269428480</text:p>
          </table:table-cell>
          <table:table-cell office:value-type="float" office:value="8356253508" calcext:value-type="float">
            <text:p>8356253508</text:p>
          </table:table-cell>
          <table:table-cell office:value-type="float" office:value="9102473073" calcext:value-type="float">
            <text:p>9102473073</text:p>
          </table:table-cell>
          <table:table-cell office:value-type="float" office:value="9003862048" calcext:value-type="float">
            <text:p>9003862048</text:p>
          </table:table-cell>
          <table:table-cell office:value-type="float" office:value="6293320724" calcext:value-type="float">
            <text:p>6293320724</text:p>
          </table:table-cell>
          <table:table-cell office:value-type="float" office:value="6652800050" calcext:value-type="float">
            <text:p>6652800050</text:p>
          </table:table-cell>
          <table:table-cell office:value-type="float" office:value="5975625857" calcext:value-type="float">
            <text:p>5975625857</text:p>
          </table:table-cell>
          <table:table-cell office:value-type="float" office:value="5962924178" calcext:value-type="float">
            <text:p>5962924178</text:p>
          </table:table-cell>
          <table:table-cell office:value-type="float" office:value="10002667329" calcext:value-type="float">
            <text:p>10002667329</text:p>
          </table:table-cell>
          <table:table-cell office:value-type="float" office:value="8602872714" calcext:value-type="float">
            <text:p>8602872714</text:p>
          </table:table-cell>
          <table:table-cell office:value-type="float" office:value="6053956697" calcext:value-type="float">
            <text:p>6053956697</text:p>
          </table:table-cell>
          <table:table-cell office:value-type="float" office:value="12267816266" calcext:value-type="float">
            <text:p>12267816266</text:p>
          </table:table-cell>
          <table:table-cell office:value-type="float" office:value="6157630225" calcext:value-type="float">
            <text:p>6157630225</text:p>
          </table:table-cell>
          <table:table-cell office:value-type="float" office:value="5398513010" calcext:value-type="float">
            <text:p>5398513010</text:p>
          </table:table-cell>
          <table:table-cell office:value-type="float" office:value="5389353736" calcext:value-type="float">
            <text:p>5389353736</text:p>
          </table:table-cell>
          <table:table-cell office:value-type="float" office:value="5223247346" calcext:value-type="float">
            <text:p>5223247346</text:p>
          </table:table-cell>
          <table:table-cell office:value-type="float" office:value="12400585385" calcext:value-type="float">
            <text:p>12400585385</text:p>
          </table:table-cell>
          <table:table-cell office:value-type="float" office:value="8340292673" calcext:value-type="float">
            <text:p>8340292673</text:p>
          </table:table-cell>
          <table:table-cell office:value-type="float" office:value="9603021929" calcext:value-type="float">
            <text:p>9603021929</text:p>
          </table:table-cell>
          <table:table-cell office:value-type="float" office:value="7385902880" calcext:value-type="float">
            <text:p>7385902880</text:p>
          </table:table-cell>
          <table:table-cell office:value-type="float" office:value="4486098061" calcext:value-type="float">
            <text:p>4486098061</text:p>
          </table:table-cell>
          <table:table-cell office:value-type="float" office:value="4327581985" calcext:value-type="float">
            <text:p>4327581985</text:p>
          </table:table-cell>
          <table:table-cell office:value-type="float" office:value="11842440506" calcext:value-type="float">
            <text:p>11842440506</text:p>
          </table:table-cell>
          <table:table-cell office:value-type="float" office:value="6086902549" calcext:value-type="float">
            <text:p>6086902549</text:p>
          </table:table-cell>
          <table:table-cell office:value-type="float" office:value="7815753193" calcext:value-type="float">
            <text:p>7815753193</text:p>
          </table:table-cell>
          <table:table-cell office:value-type="float" office:value="5025394769" calcext:value-type="float">
            <text:p>5025394769</text:p>
          </table:table-cell>
          <table:table-cell office:value-type="float" office:value="4710688217" calcext:value-type="float">
            <text:p>4710688217</text:p>
          </table:table-cell>
          <table:table-cell office:value-type="float" office:value="12375101741" calcext:value-type="float">
            <text:p>12375101741</text:p>
          </table:table-cell>
          <table:table-cell office:value-type="float" office:value="3710301509" calcext:value-type="float">
            <text:p>3710301509</text:p>
          </table:table-cell>
          <table:table-cell office:value-type="float" office:value="10529554941" calcext:value-type="float">
            <text:p>10529554941</text:p>
          </table:table-cell>
          <table:table-cell office:value-type="float" office:value="12394652026" calcext:value-type="float">
            <text:p>12394652026</text:p>
          </table:table-cell>
          <table:table-cell office:value-type="float" office:value="3837126725" calcext:value-type="float">
            <text:p>3837126725</text:p>
          </table:table-cell>
          <table:table-cell office:value-type="float" office:value="6608704549" calcext:value-type="float">
            <text:p>6608704549</text:p>
          </table:table-cell>
          <table:table-cell office:value-type="float" office:value="3305923409" calcext:value-type="float">
            <text:p>3305923409</text:p>
          </table:table-cell>
          <table:table-cell office:value-type="float" office:value="6650494297" calcext:value-type="float">
            <text:p>6650494297</text:p>
          </table:table-cell>
          <table:table-cell office:value-type="float" office:value="7332633224" calcext:value-type="float">
            <text:p>7332633224</text:p>
          </table:table-cell>
          <table:table-cell office:value-type="float" office:value="3689139029" calcext:value-type="float">
            <text:p>3689139029</text:p>
          </table:table-cell>
          <table:table-cell office:value-type="float" office:value="2803729913" calcext:value-type="float">
            <text:p>2803729913</text:p>
          </table:table-cell>
          <table:table-cell office:value-type="float" office:value="4904341412" calcext:value-type="float">
            <text:p>4904341412</text:p>
          </table:table-cell>
          <table:table-cell office:value-type="float" office:value="5162934529" calcext:value-type="float">
            <text:p>5162934529</text:p>
          </table:table-cell>
          <table:table-cell office:value-type="float" office:value="2267291381" calcext:value-type="float">
            <text:p>2267291381</text:p>
          </table:table-cell>
          <table:table-cell office:value-type="float" office:value="10558735444" calcext:value-type="float">
            <text:p>10558735444</text:p>
          </table:table-cell>
          <table:table-cell office:value-type="float" office:value="2278291700" calcext:value-type="float">
            <text:p>2278291700</text:p>
          </table:table-cell>
          <table:table-cell office:value-type="float" office:value="2051896345" calcext:value-type="float">
            <text:p>2051896345</text:p>
          </table:table-cell>
          <table:table-cell office:value-type="float" office:value="7897137833" calcext:value-type="float">
            <text:p>7897137833</text:p>
          </table:table-cell>
          <table:table-cell office:value-type="float" office:value="8841201352" calcext:value-type="float">
            <text:p>8841201352</text:p>
          </table:table-cell>
          <table:table-cell office:value-type="float" office:value="2124427889" calcext:value-type="float">
            <text:p>2124427889</text:p>
          </table:table-cell>
          <table:table-cell office:value-type="float" office:value="1875510253" calcext:value-type="float">
            <text:p>1875510253</text:p>
          </table:table-cell>
          <table:table-cell office:value-type="float" office:value="2871652529" calcext:value-type="float">
            <text:p>2871652529</text:p>
          </table:table-cell>
          <table:table-cell office:value-type="float" office:value="3040485057" calcext:value-type="float">
            <text:p>3040485057</text:p>
          </table:table-cell>
          <table:table-cell office:value-type="float" office:value="9477743314" calcext:value-type="float">
            <text:p>9477743314</text:p>
          </table:table-cell>
          <table:table-cell office:value-type="float" office:value="2423561220" calcext:value-type="float">
            <text:p>2423561220</text:p>
          </table:table-cell>
          <table:table-cell office:value-type="float" office:value="4285003073" calcext:value-type="float">
            <text:p>4285003073</text:p>
          </table:table-cell>
          <table:table-cell office:value-type="float" office:value="8473163882" calcext:value-type="float">
            <text:p>8473163882</text:p>
          </table:table-cell>
          <table:table-cell office:value-type="float" office:value="5777306240" calcext:value-type="float">
            <text:p>5777306240</text:p>
          </table:table-cell>
          <table:table-cell office:value-type="float" office:value="1118715869" calcext:value-type="float">
            <text:p>1118715869</text:p>
          </table:table-cell>
          <table:table-cell office:value-type="float" office:value="1099271732" calcext:value-type="float">
            <text:p>1099271732</text:p>
          </table:table-cell>
          <table:table-cell office:value-type="float" office:value="3274552901" calcext:value-type="float">
            <text:p>3274552901</text:p>
          </table:table-cell>
          <table:table-cell office:value-type="float" office:value="5439127873" calcext:value-type="float">
            <text:p>5439127873</text:p>
          </table:table-cell>
          <table:table-cell office:value-type="float" office:value="4990381442" calcext:value-type="float">
            <text:p>4990381442</text:p>
          </table:table-cell>
          <table:table-cell office:value-type="float" office:value="5581888205" calcext:value-type="float">
            <text:p>5581888205</text:p>
          </table:table-cell>
          <table:table-cell office:value-type="float" office:value="4515740434" calcext:value-type="float">
            <text:p>4515740434</text:p>
          </table:table-cell>
          <table:table-cell office:value-type="float" office:value="6340634458" calcext:value-type="float">
            <text:p>6340634458</text:p>
          </table:table-cell>
          <table:table-cell office:value-type="float" office:value="3226108825" calcext:value-type="float">
            <text:p>3226108825</text:p>
          </table:table-cell>
          <table:table-cell office:value-type="float" office:value="2681540765" calcext:value-type="float">
            <text:p>2681540765</text:p>
          </table:table-cell>
          <table:table-cell office:value-type="float" office:value="8641421028" calcext:value-type="float">
            <text:p>8641421028</text:p>
          </table:table-cell>
          <table:table-cell office:value-type="float" office:value="1809377569" calcext:value-type="float">
            <text:p>1809377569</text:p>
          </table:table-cell>
          <table:table-cell office:value-type="float" office:value="470082208" calcext:value-type="float">
            <text:p>470082208</text:p>
          </table:table-cell>
          <table:table-cell office:value-type="float" office:value="2668893328" calcext:value-type="float">
            <text:p>2668893328</text:p>
          </table:table-cell>
          <table:table-cell office:value-type="float" office:value="1063879130" calcext:value-type="float">
            <text:p>1063879130</text:p>
          </table:table-cell>
          <table:table-cell office:value-type="float" office:value="5784694290" calcext:value-type="float">
            <text:p>5784694290</text:p>
          </table:table-cell>
          <table:table-cell office:value-type="float" office:value="730064065" calcext:value-type="float">
            <text:p>730064065</text:p>
          </table:table-cell>
          <table:table-cell office:value-type="float" office:value="5120266664" calcext:value-type="float">
            <text:p>5120266664</text:p>
          </table:table-cell>
          <table:table-cell office:value-type="float" office:value="1389272593" calcext:value-type="float">
            <text:p>1389272593</text:p>
          </table:table-cell>
          <table:table-cell office:value-type="float" office:value="371618725" calcext:value-type="float">
            <text:p>371618725</text:p>
          </table:table-cell>
          <table:table-cell office:value-type="float" office:value="7306053781" calcext:value-type="float">
            <text:p>7306053781</text:p>
          </table:table-cell>
          <table:table-cell office:value-type="float" office:value="5631706841" calcext:value-type="float">
            <text:p>5631706841</text:p>
          </table:table-cell>
          <table:table-cell office:value-type="float" office:value="1026009680" calcext:value-type="float">
            <text:p>1026009680</text:p>
          </table:table-cell>
          <table:table-cell office:value-type="float" office:value="1448845546" calcext:value-type="float">
            <text:p>1448845546</text:p>
          </table:table-cell>
          <table:table-cell office:value-type="float" office:value="952668586" calcext:value-type="float">
            <text:p>952668586</text:p>
          </table:table-cell>
          <table:table-cell office:value-type="float" office:value="2322062425" calcext:value-type="float">
            <text:p>2322062425</text:p>
          </table:table-cell>
          <table:table-cell office:value-type="float" office:value="150363449" calcext:value-type="float">
            <text:p>150363449</text:p>
          </table:table-cell>
          <table:table-cell office:value-type="float" office:value="921733642" calcext:value-type="float">
            <text:p>921733642</text:p>
          </table:table-cell>
          <table:table-cell office:value-type="float" office:value="369512525" calcext:value-type="float">
            <text:p>369512525</text:p>
          </table:table-cell>
          <table:table-cell office:value-type="float" office:value="1278906941" calcext:value-type="float">
            <text:p>1278906941</text:p>
          </table:table-cell>
          <table:table-cell office:value-type="float" office:value="233695450" calcext:value-type="float">
            <text:p>233695450</text:p>
          </table:table-cell>
          <table:table-cell office:value-type="float" office:value="63436617" calcext:value-type="float">
            <text:p>63436617</text:p>
          </table:table-cell>
          <table:table-cell office:value-type="float" office:value="3587283892" calcext:value-type="float">
            <text:p>3587283892</text:p>
          </table:table-cell>
          <table:table-cell office:value-type="float" office:value="15730964" calcext:value-type="float">
            <text:p>15730964</text:p>
          </table:table-cell>
          <table:table-cell office:value-type="float" office:value="2818040584" calcext:value-type="float">
            <text:p>2818040584</text:p>
          </table:table-cell>
          <table:table-cell office:value-type="float" office:value="4996253149" calcext:value-type="float">
            <text:p>4996253149</text:p>
          </table:table-cell>
          <table:table-cell office:value-type="string" calcext:value-type="string">
            <text:p><text:s/></text:p>
          </table:table-cell>
          <table:table-cell table:formula="of:=MIN([.B101:.CW101])" office:value-type="float" office:value="15730964" calcext:value-type="float">
            <text:p>15730964</text:p>
          </table:table-cell>
        </table:table-row>
        <table:table-row table:style-name="ro1">
          <table:table-cell/>
          <table:table-cell table:formula="of:=MIN([.B2:.B101])" office:value-type="float" office:value="19720553" calcext:value-type="float">
            <text:p>19720553</text:p>
          </table:table-cell>
          <table:table-cell table:formula="of:=MIN([.C2:.C101])" office:value-type="float" office:value="37375362" calcext:value-type="float">
            <text:p>37375362</text:p>
          </table:table-cell>
          <table:table-cell table:formula="of:=MIN([.D2:.D101])" office:value-type="float" office:value="49124456" calcext:value-type="float">
            <text:p>49124456</text:p>
          </table:table-cell>
          <table:table-cell table:formula="of:=MIN([.E2:.E101])" office:value-type="float" office:value="351631549" calcext:value-type="float">
            <text:p>351631549</text:p>
          </table:table-cell>
          <table:table-cell table:formula="of:=MIN([.F2:.F101])" office:value-type="float" office:value="1827706" calcext:value-type="float">
            <text:p>1827706</text:p>
          </table:table-cell>
          <table:table-cell table:formula="of:=MIN([.G2:.G101])" office:value-type="float" office:value="10327140" calcext:value-type="float">
            <text:p>10327140</text:p>
          </table:table-cell>
          <table:table-cell table:formula="of:=MIN([.H2:.H101])" office:value-type="float" office:value="66677697" calcext:value-type="float">
            <text:p>66677697</text:p>
          </table:table-cell>
          <table:table-cell table:formula="of:=MIN([.I2:.I101])" office:value-type="float" office:value="22141018" calcext:value-type="float">
            <text:p>22141018</text:p>
          </table:table-cell>
          <table:table-cell table:formula="of:=MIN([.J2:.J101])" office:value-type="float" office:value="4794656" calcext:value-type="float">
            <text:p>4794656</text:p>
          </table:table-cell>
          <table:table-cell table:formula="of:=MIN([.K2:.K101])" office:value-type="float" office:value="1751233" calcext:value-type="float">
            <text:p>1751233</text:p>
          </table:table-cell>
          <table:table-cell table:formula="of:=MIN([.L2:.L101])" office:value-type="float" office:value="5792488" calcext:value-type="float">
            <text:p>5792488</text:p>
          </table:table-cell>
          <table:table-cell table:formula="of:=MIN([.M2:.M101])" office:value-type="float" office:value="8619125" calcext:value-type="float">
            <text:p>8619125</text:p>
          </table:table-cell>
          <table:table-cell table:formula="of:=MIN([.N2:.N101])" office:value-type="float" office:value="1157962" calcext:value-type="float">
            <text:p>1157962</text:p>
          </table:table-cell>
          <table:table-cell table:formula="of:=MIN([.O2:.O101])" office:value-type="float" office:value="9902362" calcext:value-type="float">
            <text:p>9902362</text:p>
          </table:table-cell>
          <table:table-cell table:formula="of:=MIN([.P2:.P101])" office:value-type="float" office:value="49117165" calcext:value-type="float">
            <text:p>49117165</text:p>
          </table:table-cell>
          <table:table-cell table:formula="of:=MIN([.Q2:.Q101])" office:value-type="float" office:value="43461641" calcext:value-type="float">
            <text:p>43461641</text:p>
          </table:table-cell>
          <table:table-cell table:formula="of:=MIN([.R2:.R101])" office:value-type="float" office:value="32171344" calcext:value-type="float">
            <text:p>32171344</text:p>
          </table:table-cell>
          <table:table-cell table:formula="of:=MIN([.S2:.S101])" office:value-type="float" office:value="83121649" calcext:value-type="float">
            <text:p>83121649</text:p>
          </table:table-cell>
          <table:table-cell table:formula="of:=MIN([.T2:.T101])" office:value-type="float" office:value="35409716" calcext:value-type="float">
            <text:p>35409716</text:p>
          </table:table-cell>
          <table:table-cell table:formula="of:=MIN([.U2:.U101])" office:value-type="float" office:value="15556361" calcext:value-type="float">
            <text:p>15556361</text:p>
          </table:table-cell>
          <table:table-cell table:formula="of:=MIN([.V2:.V101])" office:value-type="float" office:value="11950336" calcext:value-type="float">
            <text:p>11950336</text:p>
          </table:table-cell>
          <table:table-cell table:formula="of:=MIN([.W2:.W101])" office:value-type="float" office:value="21566752" calcext:value-type="float">
            <text:p>21566752</text:p>
          </table:table-cell>
          <table:table-cell table:formula="of:=MIN([.X2:.X101])" office:value-type="float" office:value="74608144" calcext:value-type="float">
            <text:p>74608144</text:p>
          </table:table-cell>
          <table:table-cell table:formula="of:=MIN([.Y2:.Y101])" office:value-type="float" office:value="41898280" calcext:value-type="float">
            <text:p>41898280</text:p>
          </table:table-cell>
          <table:table-cell table:formula="of:=MIN([.Z2:.Z101])" office:value-type="float" office:value="9345928" calcext:value-type="float">
            <text:p>9345928</text:p>
          </table:table-cell>
          <table:table-cell table:formula="of:=MIN([.AA2:.AA101])" office:value-type="float" office:value="16305365" calcext:value-type="float">
            <text:p>16305365</text:p>
          </table:table-cell>
          <table:table-cell table:formula="of:=MIN([.AB2:.AB101])" office:value-type="float" office:value="3464554" calcext:value-type="float">
            <text:p>3464554</text:p>
          </table:table-cell>
          <table:table-cell table:formula="of:=MIN([.AC2:.AC101])" office:value-type="float" office:value="35197402" calcext:value-type="float">
            <text:p>35197402</text:p>
          </table:table-cell>
          <table:table-cell table:formula="of:=MIN([.AD2:.AD101])" office:value-type="float" office:value="8450901" calcext:value-type="float">
            <text:p>8450901</text:p>
          </table:table-cell>
          <table:table-cell table:formula="of:=MIN([.AE2:.AE101])" office:value-type="float" office:value="167542885" calcext:value-type="float">
            <text:p>167542885</text:p>
          </table:table-cell>
          <table:table-cell table:formula="of:=MIN([.AF2:.AF101])" office:value-type="float" office:value="92711825" calcext:value-type="float">
            <text:p>92711825</text:p>
          </table:table-cell>
          <table:table-cell table:formula="of:=MIN([.AG2:.AG101])" office:value-type="float" office:value="55733185" calcext:value-type="float">
            <text:p>55733185</text:p>
          </table:table-cell>
          <table:table-cell table:formula="of:=MIN([.AH2:.AH101])" office:value-type="float" office:value="23113778" calcext:value-type="float">
            <text:p>23113778</text:p>
          </table:table-cell>
          <table:table-cell table:formula="of:=MIN([.AI2:.AI101])" office:value-type="float" office:value="50874034" calcext:value-type="float">
            <text:p>50874034</text:p>
          </table:table-cell>
          <table:table-cell table:formula="of:=MIN([.AJ2:.AJ101])" office:value-type="float" office:value="11641552" calcext:value-type="float">
            <text:p>11641552</text:p>
          </table:table-cell>
          <table:table-cell table:formula="of:=MIN([.AK2:.AK101])" office:value-type="float" office:value="20345805" calcext:value-type="float">
            <text:p>20345805</text:p>
          </table:table-cell>
          <table:table-cell table:formula="of:=MIN([.AL2:.AL101])" office:value-type="float" office:value="101950480" calcext:value-type="float">
            <text:p>101950480</text:p>
          </table:table-cell>
          <table:table-cell table:formula="of:=MIN([.AM2:.AM101])" office:value-type="float" office:value="78511460" calcext:value-type="float">
            <text:p>78511460</text:p>
          </table:table-cell>
          <table:table-cell table:formula="of:=MIN([.AN2:.AN101])" office:value-type="float" office:value="7833460" calcext:value-type="float">
            <text:p>7833460</text:p>
          </table:table-cell>
          <table:table-cell table:formula="of:=MIN([.AO2:.AO101])" office:value-type="float" office:value="136149721" calcext:value-type="float">
            <text:p>136149721</text:p>
          </table:table-cell>
          <table:table-cell table:formula="of:=MIN([.AP2:.AP101])" office:value-type="float" office:value="91494685" calcext:value-type="float">
            <text:p>91494685</text:p>
          </table:table-cell>
          <table:table-cell table:formula="of:=MIN([.AQ2:.AQ101])" office:value-type="float" office:value="51493357" calcext:value-type="float">
            <text:p>51493357</text:p>
          </table:table-cell>
          <table:table-cell table:formula="of:=MIN([.AR2:.AR101])" office:value-type="float" office:value="40957924" calcext:value-type="float">
            <text:p>40957924</text:p>
          </table:table-cell>
          <table:table-cell table:formula="of:=MIN([.AS2:.AS101])" office:value-type="float" office:value="114322778" calcext:value-type="float">
            <text:p>114322778</text:p>
          </table:table-cell>
          <table:table-cell table:formula="of:=MIN([.AT2:.AT101])" office:value-type="float" office:value="160426561" calcext:value-type="float">
            <text:p>160426561</text:p>
          </table:table-cell>
          <table:table-cell table:formula="of:=MIN([.AU2:.AU101])" office:value-type="float" office:value="8420861" calcext:value-type="float">
            <text:p>8420861</text:p>
          </table:table-cell>
          <table:table-cell table:formula="of:=MIN([.AV2:.AV101])" office:value-type="float" office:value="1329058" calcext:value-type="float">
            <text:p>1329058</text:p>
          </table:table-cell>
          <table:table-cell table:formula="of:=MIN([.AW2:.AW101])" office:value-type="float" office:value="3237044" calcext:value-type="float">
            <text:p>3237044</text:p>
          </table:table-cell>
          <table:table-cell table:formula="of:=MIN([.AX2:.AX101])" office:value-type="float" office:value="1705960" calcext:value-type="float">
            <text:p>1705960</text:p>
          </table:table-cell>
          <table:table-cell table:formula="of:=MIN([.AY2:.AY101])" office:value-type="float" office:value="13130912" calcext:value-type="float">
            <text:p>13130912</text:p>
          </table:table-cell>
          <table:table-cell table:formula="of:=MIN([.AZ2:.AZ101])" office:value-type="float" office:value="278630941" calcext:value-type="float">
            <text:p>278630941</text:p>
          </table:table-cell>
          <table:table-cell table:formula="of:=MIN([.BA2:.BA101])" office:value-type="float" office:value="16316296" calcext:value-type="float">
            <text:p>16316296</text:p>
          </table:table-cell>
          <table:table-cell table:formula="of:=MIN([.BB2:.BB101])" office:value-type="float" office:value="18622292" calcext:value-type="float">
            <text:p>18622292</text:p>
          </table:table-cell>
          <table:table-cell table:formula="of:=MIN([.BC2:.BC101])" office:value-type="float" office:value="82012564" calcext:value-type="float">
            <text:p>82012564</text:p>
          </table:table-cell>
          <table:table-cell table:formula="of:=MIN([.BD2:.BD101])" office:value-type="float" office:value="134260081" calcext:value-type="float">
            <text:p>134260081</text:p>
          </table:table-cell>
          <table:table-cell table:formula="of:=MIN([.BE2:.BE101])" office:value-type="float" office:value="9358996" calcext:value-type="float">
            <text:p>9358996</text:p>
          </table:table-cell>
          <table:table-cell table:formula="of:=MIN([.BF2:.BF101])" office:value-type="float" office:value="3477506" calcext:value-type="float">
            <text:p>3477506</text:p>
          </table:table-cell>
          <table:table-cell table:formula="of:=MIN([.BG2:.BG101])" office:value-type="float" office:value="2015570" calcext:value-type="float">
            <text:p>2015570</text:p>
          </table:table-cell>
          <table:table-cell table:formula="of:=MIN([.BH2:.BH101])" office:value-type="float" office:value="9834436" calcext:value-type="float">
            <text:p>9834436</text:p>
          </table:table-cell>
          <table:table-cell table:formula="of:=MIN([.BI2:.BI101])" office:value-type="float" office:value="161907586" calcext:value-type="float">
            <text:p>161907586</text:p>
          </table:table-cell>
          <table:table-cell table:formula="of:=MIN([.BJ2:.BJ101])" office:value-type="float" office:value="4482890" calcext:value-type="float">
            <text:p>4482890</text:p>
          </table:table-cell>
          <table:table-cell table:formula="of:=MIN([.BK2:.BK101])" office:value-type="float" office:value="70491341" calcext:value-type="float">
            <text:p>70491341</text:p>
          </table:table-cell>
          <table:table-cell table:formula="of:=MIN([.BL2:.BL101])" office:value-type="float" office:value="55908554" calcext:value-type="float">
            <text:p>55908554</text:p>
          </table:table-cell>
          <table:table-cell table:formula="of:=MIN([.BM2:.BM101])" office:value-type="float" office:value="68614906" calcext:value-type="float">
            <text:p>68614906</text:p>
          </table:table-cell>
          <table:table-cell table:formula="of:=MIN([.BN2:.BN101])" office:value-type="float" office:value="47830698" calcext:value-type="float">
            <text:p>47830698</text:p>
          </table:table-cell>
          <table:table-cell table:formula="of:=MIN([.BO2:.BO101])" office:value-type="float" office:value="41694901" calcext:value-type="float">
            <text:p>41694901</text:p>
          </table:table-cell>
          <table:table-cell table:formula="of:=MIN([.BP2:.BP101])" office:value-type="float" office:value="49699585" calcext:value-type="float">
            <text:p>49699585</text:p>
          </table:table-cell>
          <table:table-cell table:formula="of:=MIN([.BQ2:.BQ101])" office:value-type="float" office:value="39251189" calcext:value-type="float">
            <text:p>39251189</text:p>
          </table:table-cell>
          <table:table-cell table:formula="of:=MIN([.BR2:.BR101])" office:value-type="float" office:value="89755432" calcext:value-type="float">
            <text:p>89755432</text:p>
          </table:table-cell>
          <table:table-cell table:formula="of:=MIN([.BS2:.BS101])" office:value-type="float" office:value="26474845" calcext:value-type="float">
            <text:p>26474845</text:p>
          </table:table-cell>
          <table:table-cell table:formula="of:=MIN([.BT2:.BT101])" office:value-type="float" office:value="64022660" calcext:value-type="float">
            <text:p>64022660</text:p>
          </table:table-cell>
          <table:table-cell table:formula="of:=MIN([.BU2:.BU101])" office:value-type="float" office:value="15121220" calcext:value-type="float">
            <text:p>15121220</text:p>
          </table:table-cell>
          <table:table-cell table:formula="of:=MIN([.BV2:.BV101])" office:value-type="float" office:value="13003337" calcext:value-type="float">
            <text:p>13003337</text:p>
          </table:table-cell>
          <table:table-cell table:formula="of:=MIN([.BW2:.BW101])" office:value-type="float" office:value="34920538" calcext:value-type="float">
            <text:p>34920538</text:p>
          </table:table-cell>
          <table:table-cell table:formula="of:=MIN([.BX2:.BX101])" office:value-type="float" office:value="308680" calcext:value-type="float">
            <text:p>308680</text:p>
          </table:table-cell>
          <table:table-cell table:formula="of:=MIN([.BY2:.BY101])" office:value-type="float" office:value="19739620" calcext:value-type="float">
            <text:p>19739620</text:p>
          </table:table-cell>
          <table:table-cell table:formula="of:=MIN([.BZ2:.BZ101])" office:value-type="float" office:value="5194130" calcext:value-type="float">
            <text:p>5194130</text:p>
          </table:table-cell>
          <table:table-cell table:formula="of:=MIN([.CA2:.CA101])" office:value-type="float" office:value="4923117" calcext:value-type="float">
            <text:p>4923117</text:p>
          </table:table-cell>
          <table:table-cell table:formula="of:=MIN([.CB2:.CB101])" office:value-type="float" office:value="9237412" calcext:value-type="float">
            <text:p>9237412</text:p>
          </table:table-cell>
          <table:table-cell table:formula="of:=MIN([.CC2:.CC101])" office:value-type="float" office:value="14095105" calcext:value-type="float">
            <text:p>14095105</text:p>
          </table:table-cell>
          <table:table-cell table:formula="of:=MIN([.CD2:.CD101])" office:value-type="float" office:value="9719705" calcext:value-type="float">
            <text:p>9719705</text:p>
          </table:table-cell>
          <table:table-cell table:formula="of:=MIN([.CE2:.CE101])" office:value-type="float" office:value="11603785" calcext:value-type="float">
            <text:p>11603785</text:p>
          </table:table-cell>
          <table:table-cell table:formula="of:=MIN([.CF2:.CF101])" office:value-type="float" office:value="4721410" calcext:value-type="float">
            <text:p>4721410</text:p>
          </table:table-cell>
          <table:table-cell table:formula="of:=MIN([.CG2:.CG101])" office:value-type="float" office:value="1743853" calcext:value-type="float">
            <text:p>1743853</text:p>
          </table:table-cell>
          <table:table-cell table:formula="of:=MIN([.CH2:.CH101])" office:value-type="float" office:value="5292018" calcext:value-type="float">
            <text:p>5292018</text:p>
          </table:table-cell>
          <table:table-cell table:formula="of:=MIN([.CI2:.CI101])" office:value-type="float" office:value="2397928" calcext:value-type="float">
            <text:p>2397928</text:p>
          </table:table-cell>
          <table:table-cell table:formula="of:=MIN([.CJ2:.CJ101])" office:value-type="float" office:value="35171765" calcext:value-type="float">
            <text:p>35171765</text:p>
          </table:table-cell>
          <table:table-cell table:formula="of:=MIN([.CK2:.CK101])" office:value-type="float" office:value="4144825" calcext:value-type="float">
            <text:p>4144825</text:p>
          </table:table-cell>
          <table:table-cell table:formula="of:=MIN([.CL2:.CL101])" office:value-type="float" office:value="49364341" calcext:value-type="float">
            <text:p>49364341</text:p>
          </table:table-cell>
          <table:table-cell table:formula="of:=MIN([.CM2:.CM101])" office:value-type="float" office:value="35945650" calcext:value-type="float">
            <text:p>35945650</text:p>
          </table:table-cell>
          <table:table-cell table:formula="of:=MIN([.CN2:.CN101])" office:value-type="float" office:value="51311849" calcext:value-type="float">
            <text:p>51311849</text:p>
          </table:table-cell>
          <table:table-cell table:formula="of:=MIN([.CO2:.CO101])" office:value-type="float" office:value="66189049" calcext:value-type="float">
            <text:p>66189049</text:p>
          </table:table-cell>
          <table:table-cell table:formula="of:=MIN([.CP2:.CP101])" office:value-type="float" office:value="34052930" calcext:value-type="float">
            <text:p>34052930</text:p>
          </table:table-cell>
          <table:table-cell table:formula="of:=MIN([.CQ2:.CQ101])" office:value-type="float" office:value="31530410" calcext:value-type="float">
            <text:p>31530410</text:p>
          </table:table-cell>
          <table:table-cell table:formula="of:=MIN([.CR2:.CR101])" office:value-type="float" office:value="30198130" calcext:value-type="float">
            <text:p>30198130</text:p>
          </table:table-cell>
          <table:table-cell table:formula="of:=MIN([.CS2:.CS101])" office:value-type="float" office:value="63436617" calcext:value-type="float">
            <text:p>63436617</text:p>
          </table:table-cell>
          <table:table-cell table:formula="of:=MIN([.CT2:.CT101])" office:value-type="float" office:value="1990853" calcext:value-type="float">
            <text:p>1990853</text:p>
          </table:table-cell>
          <table:table-cell table:formula="of:=MIN([.CU2:.CU101])" office:value-type="float" office:value="7716177" calcext:value-type="float">
            <text:p>7716177</text:p>
          </table:table-cell>
          <table:table-cell table:formula="of:=MIN([.CV2:.CV101])" office:value-type="float" office:value="3790594" calcext:value-type="float">
            <text:p>3790594</text:p>
          </table:table-cell>
          <table:table-cell table:formula="of:=MIN([.CW2:.CW101])" office:value-type="float" office:value="33851165" calcext:value-type="float">
            <text:p>338511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30T15:03:00.928453511</dc:date>
    <meta:editing-duration>PT4M36S</meta:editing-duration>
    <meta:editing-cycles>1</meta:editing-cycles>
    <meta:document-statistic meta:table-count="1" meta:cell-count="10500" meta:object-count="0"/>
    <meta:generator>LibreOffice/5.0.2.2$Linux_X86_64 LibreOffice_project/00m0$Build-2</meta:generator>
  </office:meta>
</office:document-meta>
</file>